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Chandas" svg:font-family="Chanda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7.403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1.462cm"/>
    </style:style>
    <style:style style:name="co5" style:family="table-column">
      <style:table-column-properties fo:break-before="auto" style:column-width="1.513cm"/>
    </style:style>
    <style:style style:name="co6" style:family="table-column">
      <style:table-column-properties fo:break-before="auto" style:column-width="1.055cm"/>
    </style:style>
    <style:style style:name="co7" style:family="table-column">
      <style:table-column-properties fo:break-before="auto" style:column-width="1.582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272cm"/>
    </style:style>
    <style:style style:name="co11" style:family="table-column">
      <style:table-column-properties fo:break-before="auto" style:column-width="2.293cm"/>
    </style:style>
    <style:style style:name="co12" style:family="table-column">
      <style:table-column-properties fo:break-before="auto" style:column-width="2.796cm"/>
    </style:style>
    <style:style style:name="co13" style:family="table-column">
      <style:table-column-properties fo:break-before="auto" style:column-width="2.545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2.249cm"/>
    </style:style>
    <style:style style:name="co16" style:family="table-column">
      <style:table-column-properties fo:break-before="auto" style:column-width="2.237cm"/>
    </style:style>
    <style:style style:name="co17" style:family="table-column">
      <style:table-column-properties fo:break-before="auto" style:column-width="2.397cm"/>
    </style:style>
    <style:style style:name="co18" style:family="table-column">
      <style:table-column-properties fo:break-before="auto" style:column-width="1.974cm"/>
    </style:style>
    <style:style style:name="co19" style:family="table-column">
      <style:table-column-properties fo:break-before="auto" style:column-width="2.334cm"/>
    </style:style>
    <style:style style:name="co20" style:family="table-column">
      <style:table-column-properties fo:break-before="auto" style:column-width="1.931cm"/>
    </style:style>
    <style:style style:name="co21" style:family="table-column">
      <style:table-column-properties fo:break-before="auto" style:column-width="2.101cm"/>
    </style:style>
    <style:style style:name="co22" style:family="table-column">
      <style:table-column-properties fo:break-before="auto" style:column-width="2.08cm"/>
    </style:style>
    <style:style style:name="co23" style:family="table-column">
      <style:table-column-properties fo:break-before="auto" style:column-width="2.016cm"/>
    </style:style>
    <style:style style:name="co24" style:family="table-column">
      <style:table-column-properties fo:break-before="auto" style:column-width="2cm"/>
    </style:style>
    <style:style style:name="co25" style:family="table-column">
      <style:table-column-properties fo:break-before="auto" style:column-width="3.992cm"/>
    </style:style>
    <style:style style:name="co26" style:family="table-column">
      <style:table-column-properties fo:break-before="auto" style:column-width="2.083cm"/>
    </style:style>
    <style:style style:name="co27" style:family="table-column">
      <style:table-column-properties fo:break-before="auto" style:column-width="2.291cm"/>
    </style:style>
    <style:style style:name="co28" style:family="table-column">
      <style:table-column-properties fo:break-before="auto" style:column-width="2.115cm"/>
    </style:style>
    <style:style style:name="co29" style:family="table-column">
      <style:table-column-properties fo:break-before="auto" style:column-width="2.013cm"/>
    </style:style>
    <style:style style:name="co30" style:family="table-column">
      <style:table-column-properties fo:break-before="auto" style:column-width="3.965cm"/>
    </style:style>
    <style:style style:name="co31" style:family="table-column">
      <style:table-column-properties fo:break-before="auto" style:column-width="1.275cm"/>
    </style:style>
    <style:style style:name="co32" style:family="table-column">
      <style:table-column-properties fo:break-before="auto" style:column-width="1.99cm"/>
    </style:style>
    <style:style style:name="co33" style:family="table-column">
      <style:table-column-properties fo:break-before="auto" style:column-width="1.871cm"/>
    </style:style>
    <style:style style:name="co34" style:family="table-column">
      <style:table-column-properties fo:break-before="auto" style:column-width="1.838cm"/>
    </style:style>
    <style:style style:name="co35" style:family="table-column">
      <style:table-column-properties fo:break-before="auto" style:column-width="4.043cm"/>
    </style:style>
    <style:style style:name="co36" style:family="table-column">
      <style:table-column-properties fo:break-before="auto" style:column-width="1.956cm"/>
    </style:style>
    <style:style style:name="co37" style:family="table-column">
      <style:table-column-properties fo:break-before="auto" style:column-width="1.905cm"/>
    </style:style>
    <style:style style:name="co38" style:family="table-column">
      <style:table-column-properties fo:break-before="auto" style:column-width="1.792cm"/>
    </style:style>
    <style:style style:name="co39" style:family="table-column">
      <style:table-column-properties fo:break-before="auto" style:column-width="1.746cm"/>
    </style:style>
    <style:style style:name="co40" style:family="table-column">
      <style:table-column-properties fo:break-before="auto" style:column-width="3.152cm"/>
    </style:style>
    <style:style style:name="co41" style:family="table-column">
      <style:table-column-properties fo:break-before="auto" style:column-width="1.986cm"/>
    </style:style>
    <style:style style:name="co42" style:family="table-column">
      <style:table-column-properties fo:break-before="auto" style:column-width="2.402cm"/>
    </style:style>
    <style:style style:name="co43" style:family="table-column">
      <style:table-column-properties fo:break-before="auto" style:column-width="2.32cm"/>
    </style:style>
    <style:style style:name="co44" style:family="table-column">
      <style:table-column-properties fo:break-before="auto" style:column-width="1.799cm"/>
    </style:style>
    <style:style style:name="co45" style:family="table-column">
      <style:table-column-properties fo:break-before="auto" style:column-width="2.454cm"/>
    </style:style>
    <style:style style:name="co46" style:family="table-column">
      <style:table-column-properties fo:break-before="auto" style:column-width="1.152cm"/>
    </style:style>
    <style:style style:name="co47" style:family="table-column">
      <style:table-column-properties fo:break-before="auto" style:column-width="2.429cm"/>
    </style:style>
    <style:style style:name="co48" style:family="table-column">
      <style:table-column-properties fo:break-before="auto" style:column-width="2.492cm"/>
    </style:style>
    <style:style style:name="co49" style:family="table-column">
      <style:table-column-properties fo:break-before="auto" style:column-width="2.743cm"/>
    </style:style>
    <style:style style:name="co50" style:family="table-column">
      <style:table-column-properties fo:break-before="auto" style:column-width="1.422cm"/>
    </style:style>
    <style:style style:name="co51" style:family="table-column">
      <style:table-column-properties fo:break-before="auto" style:column-width="4.671cm"/>
    </style:style>
    <style:style style:name="co52" style:family="table-column">
      <style:table-column-properties fo:break-before="auto" style:column-width="3.697cm"/>
    </style:style>
    <style:style style:name="co53" style:family="table-column">
      <style:table-column-properties fo:break-before="auto" style:column-width="1.464cm"/>
    </style:style>
    <style:style style:name="co54" style:family="table-column">
      <style:table-column-properties fo:break-before="auto" style:column-width="2.058cm"/>
    </style:style>
    <style:style style:name="co55" style:family="table-column">
      <style:table-column-properties fo:break-before="auto" style:column-width="2.092cm"/>
    </style:style>
    <style:style style:name="co56" style:family="table-column">
      <style:table-column-properties fo:break-before="auto" style:column-width="2.11cm"/>
    </style:style>
    <style:style style:name="co57" style:family="table-column">
      <style:table-column-properties fo:break-before="auto" style:column-width="3.969cm"/>
    </style:style>
    <style:style style:name="co58" style:family="table-column">
      <style:table-column-properties fo:break-before="auto" style:column-width="1.348cm"/>
    </style:style>
    <style:style style:name="co59" style:family="table-column">
      <style:table-column-properties fo:break-before="auto" style:column-width="1.118cm"/>
    </style:style>
    <style:style style:name="co60" style:family="table-column">
      <style:table-column-properties fo:break-before="auto" style:column-width="5.99cm"/>
    </style:style>
    <style:style style:name="co61" style:family="table-column">
      <style:table-column-properties fo:break-before="auto" style:column-width="2.173cm"/>
    </style:style>
    <style:style style:name="co62" style:family="table-column">
      <style:table-column-properties fo:break-before="auto" style:column-width="2.14cm"/>
    </style:style>
    <style:style style:name="co63" style:family="table-column">
      <style:table-column-properties fo:break-before="auto" style:column-width="0.439cm"/>
    </style:style>
    <style:style style:name="co64" style:family="table-column">
      <style:table-column-properties fo:break-before="auto" style:column-width="2.087cm"/>
    </style:style>
    <style:style style:name="co65" style:family="table-column">
      <style:table-column-properties fo:break-before="auto" style:column-width="6.304cm"/>
    </style:style>
    <style:style style:name="co66" style:family="table-column">
      <style:table-column-properties fo:break-before="auto" style:column-width="2.66cm"/>
    </style:style>
    <style:style style:name="co67" style:family="table-column">
      <style:table-column-properties fo:break-before="auto" style:column-width="2.741cm"/>
    </style:style>
    <style:style style:name="co68" style:family="table-column">
      <style:table-column-properties fo:break-before="auto" style:column-width="0.272cm"/>
    </style:style>
    <style:style style:name="co69" style:family="table-column">
      <style:table-column-properties fo:break-before="auto" style:column-width="2.505cm"/>
    </style:style>
    <style:style style:name="co70" style:family="table-column">
      <style:table-column-properties fo:break-before="auto" style:column-width="0.907cm"/>
    </style:style>
    <style:style style:name="ro1" style:family="table-row">
      <style:table-row-properties style:row-height="0.439cm" fo:break-before="auto" style:use-optimal-row-height="false"/>
    </style:style>
    <style:style style:name="ro2" style:family="table-row">
      <style:table-row-properties style:row-height="1.16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3cm" fo:break-before="auto" style:use-optimal-row-height="false"/>
    </style:style>
    <style:style style:name="ro6" style:family="table-row">
      <style:table-row-properties style:row-height="0.506cm" fo:break-before="auto" style:use-optimal-row-height="false"/>
    </style:style>
    <style:style style:name="ro7" style:family="table-row">
      <style:table-row-properties style:row-height="0.654cm" fo:break-before="auto" style:use-optimal-row-height="true"/>
    </style:style>
    <style:style style:name="ro8" style:family="table-row">
      <style:table-row-properties style:row-height="0.203cm" fo:break-before="auto" style:use-optimal-row-height="fals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4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20001" number:language="en" number:country="US">
      <number:number number:decimal-places="0" number:min-decimal-places="0" number:min-integer-digits="1"/>
    </number:number-style>
    <number:number-style style:name="N20003" number:language="en" number:country="US">
      <number:number number:decimal-places="0" number:min-decimal-places="0" number:min-integer-digits="1" number:grouping="true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049" number:language="en" number:country="US">
      <number:year number:style="long"/>
      <number:text>-</number:text>
      <number:month number:style="long"/>
      <number:text>-</number:text>
      <number:day number:style="long"/>
    </number:date-style>
    <number:text-style style:name="N20100" number:language="en" number:country="US">
      <number:text-content/>
    </number:text-style>
    <style:style style:name="ce17" style:family="table-cell" style:parent-style-name="Default">
      <style:table-cell-properties fo:wrap-option="wrap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3" style:family="table-cell" style:parent-style-name="Default" style:data-style-name="N20011">
      <style:text-properties fo:font-size="8pt" style:font-size-asian="8pt" style:font-size-complex="8pt"/>
    </style:style>
    <style:style style:name="ce35" style:family="table-cell" style:parent-style-name="Default" style:data-style-name="N20003">
      <style:table-cell-properties style:text-align-source="fix" style:repeat-content="false" fo:wrap-option="wrap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82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384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385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386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87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388" style:family="table-cell" style:parent-style-name="Default">
      <style:text-properties style:font-name="Liberation Serif" fo:font-size="10pt" style:font-size-asian="10pt" style:font-size-complex="10pt"/>
    </style:style>
    <style:style style:name="ce389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390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391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92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394" style:family="table-cell" style:parent-style-name="Default">
      <style:text-properties fo:font-size="10pt" style:font-size-asian="10pt" style:font-size-complex="10pt"/>
    </style:style>
    <style:style style:name="ce395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396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397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398" style:family="table-cell" style:parent-style-name="Default">
      <style:table-cell-properties fo:background-color="#dddddd"/>
      <style:text-properties style:font-name="Liberation Serif" fo:font-size="10pt" style:font-size-asian="10pt" style:font-size-complex="10pt"/>
    </style:style>
    <style:style style:name="ce399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400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40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 style:data-style-name="N20011">
      <style:text-properties fo:font-size="10pt" style:font-size-asian="10pt" style:font-size-complex="10pt"/>
    </style:style>
    <style:style style:name="ce403" style:family="table-cell" style:parent-style-name="Default" style:data-style-name="N20011">
      <style:table-cell-properties fo:wrap-option="wrap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04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05" style:family="table-cell" style:parent-style-name="Default" style:data-style-name="N20011">
      <style:text-properties style:font-name="Liberation Serif" fo:font-size="10pt" style:font-size-asian="10pt" style:font-size-complex="10pt"/>
    </style:style>
    <style:style style:name="ce40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07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20011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10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11" style:family="table-cell" style:parent-style-name="Default" style:data-style-name="N20003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13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2" style:family="table-cell" style:parent-style-name="Default" style:data-style-name="N20001">
      <style:text-properties fo:font-size="9pt" style:font-size-asian="9pt" style:font-size-complex="9pt"/>
    </style:style>
    <style:style style:name="ce43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5" style:family="table-cell" style:parent-style-name="Default" style:data-style-name="N20003">
      <style:table-cell-properties style:text-align-source="fix" style:repeat-content="false" fo:wrap-option="wrap"/>
      <style:paragraph-properties fo:text-align="end" fo:margin-left="0cm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4" style:family="table-cell" style:parent-style-name="Default" style:data-style-name="N20003">
      <style:text-properties style:font-name="Liberation Serif" fo:font-size="10pt" style:font-size-asian="10pt" style:font-size-complex="10pt"/>
    </style:style>
    <style:style style:name="ce477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478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ce481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488" style:family="table-cell" style:parent-style-name="Default" style:data-style-name="N20003">
      <style:text-properties fo:font-size="10pt" style:font-size-asian="10pt" style:font-size-complex="10pt"/>
    </style:style>
    <style:style style:name="ce526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0pt" style:font-size-asian="10pt" style:font-size-complex="10pt"/>
    </style:style>
    <style:style style:name="ce527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0pt" style:font-size-asian="10pt" style:font-size-complex="10pt"/>
    </style:style>
    <style:style style:name="ce528" style:family="table-cell" style:parent-style-name="Default" style:data-style-name="N20003"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order-left="none" fo:border-right="0.06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530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0pt" style:font-size-asian="10pt" style:font-size-complex="10pt"/>
    </style:style>
    <style:style style:name="ce531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0pt" style:font-size-asian="10pt" style:font-size-complex="10pt"/>
    </style:style>
    <style:style style:name="ce532" style:family="table-cell" style:parent-style-name="Default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533" style:family="table-cell" style:parent-style-name="Default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5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4" style:family="table-cell" style:parent-style-name="Default" style:data-style-name="N20001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0pt" style:font-size-asian="10pt" style:font-size-complex="10pt"/>
    </style:style>
    <style:style style:name="ce56" style:family="table-cell" style:parent-style-name="Default" style:data-style-name="N20001">
      <style:text-properties fo:font-size="10pt" style:font-size-asian="10pt" style:font-size-complex="10pt"/>
    </style:style>
    <style:style style:name="ce57" style:family="table-cell" style:parent-style-name="Default" style:data-style-name="N20011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9" style:family="table-cell" style:parent-style-name="Default" style:data-style-name="N20001">
      <style:text-properties fo:font-size="10pt" fo:font-weight="bold" style:font-size-asian="10pt" style:font-weight-asian="bold" style:font-size-complex="10pt" style:font-weight-complex="bold"/>
    </style:style>
    <style:style style:name="ce537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538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40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4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44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45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6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549" style:family="table-cell" style:parent-style-name="Default">
      <style:text-properties style:font-name="Liberation Serif" fo:font-size="12pt" style:font-size-asian="12pt" style:font-size-complex="12pt"/>
    </style:style>
    <style:style style:name="ce550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551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52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3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54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55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556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557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558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59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60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1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62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3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4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566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67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9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570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71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72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3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74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5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76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77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78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79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80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1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2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3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84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07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20036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09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10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11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112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113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114" style:family="table-cell" style:parent-style-name="Default" style:data-style-name="N20036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15" style:family="table-cell" style:parent-style-name="Default" style:data-style-name="N20000">
      <style:table-cell-properties fo:border="none"/>
      <style:text-properties style:font-name="Abyssinica SIL" fo:font-size="10pt" style:font-size-asian="10pt" style:font-size-complex="10pt"/>
    </style:style>
    <style:style style:name="ce116" style:family="table-cell" style:parent-style-name="Default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ext-properties style:font-name="Abyssinica SIL" fo:font-size="10pt" style:font-size-asian="10pt" style:font-size-complex="10pt"/>
    </style:style>
    <style:style style:name="ce118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20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1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22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123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124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Abyssinica SIL" fo:font-size="10pt" style:font-size-asian="10pt" style:font-size-complex="10pt"/>
    </style:style>
    <style:style style:name="ce125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126" style:family="table-cell" style:parent-style-name="Default" style:data-style-name="N20004">
      <style:table-cell-properties fo:border="none"/>
      <style:text-properties style:font-name="Abyssinica SIL" fo:font-size="10pt" style:font-size-asian="10pt" style:font-size-complex="10pt"/>
    </style:style>
    <style:style style:name="ce127" style:family="table-cell" style:parent-style-name="Excel_20_Built-in_20_Normal">
      <style:text-properties style:font-name="Abyssinica SIL" fo:font-size="10pt" style:font-size-asian="10pt" style:font-size-complex="10pt"/>
    </style:style>
    <style:style style:name="ce12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9" style:family="table-cell" style:parent-style-name="Default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130" style:family="table-cell" style:parent-style-name="Default">
      <style:table-cell-properties fo:border="none"/>
      <style:text-properties style:font-name="Abyssinica SIL" fo:font-size="10pt" style:font-size-asian="10pt" style:font-size-complex="10pt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fo:border-bottom="0.06pt solid #000000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133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35" style:family="table-cell" style:parent-style-name="Excel_20_Built-in_20_Normal" style:data-style-name="N10004">
      <style:table-cell-properties style:vertical-align="middle"/>
      <style:text-properties style:font-name="Abyssinica SIL" fo:font-size="10pt" style:font-size-asian="10pt" style:font-size-complex="10pt"/>
    </style:style>
    <style:style style:name="ce13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140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2" style:family="table-cell" style:parent-style-name="Default">
      <style:table-cell-properties fo:border-bottom="none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143" style:family="table-cell" style:parent-style-name="Default" style:data-style-name="N20036">
      <style:table-cell-properties fo:border-bottom="none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144" style:family="table-cell" style:parent-style-name="Default" style:data-style-name="N20036">
      <style:table-cell-properties fo:border-bottom="0.74pt solid #000000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145" style:family="table-cell" style:parent-style-name="Default">
      <style:table-cell-properties fo:border-bottom="0.74pt solid #000000" fo:border-left="none" fo:border-right="none" fo:border-top="non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fo:border-bottom="0.74pt solid #000000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147" style:family="table-cell" style:parent-style-name="Default" style:data-style-name="N20004">
      <style:table-cell-properties fo:border-bottom="none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148" style:family="table-cell" style:parent-style-name="Default" style:data-style-name="N20004">
      <style:table-cell-properties fo:border-bottom="0.74pt solid #000000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149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0" style:family="table-cell" style:parent-style-name="Default" style:data-style-name="N20004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9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3" style:family="table-cell" style:parent-style-name="Default">
      <style:text-properties fo:font-weight="bold" style:font-weight-asian="bold" style:font-weight-complex="bold"/>
    </style:style>
    <style:style style:name="ce611" style:family="table-cell" style:parent-style-name="Default" style:data-style-name="N20004"/>
    <style:style style:name="ce62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25" style:family="table-cell" style:parent-style-name="Default" style:data-style-name="N20036"/>
    <style:style style:name="ce628" style:family="table-cell" style:parent-style-name="Default">
      <style:table-cell-properties fo:border-bottom="0.74pt solid #000000" fo:border-left="none" fo:border-right="none" fo:border-top="none"/>
    </style:style>
    <style:style style:name="ce629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631" style:family="table-cell" style:parent-style-name="Default">
      <style:text-properties fo:font-size="15pt" style:font-size-asian="15pt" style:font-size-complex="15pt"/>
    </style:style>
    <style:style style:name="ce633" style:family="table-cell" style:parent-style-name="Default">
      <style:table-cell-properties fo:border-bottom="0.74pt solid #000000" fo:border-left="none" fo:border-right="none" fo:border-top="0.74pt solid #000000"/>
    </style:style>
    <style:style style:name="ce634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36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638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63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0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4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45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646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648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649" style:family="table-cell" style:parent-style-name="Default" style:data-style-name="N20000"/>
    <style:style style:name="ce650" style:family="table-cell" style:parent-style-name="Default" style:data-style-name="N20049"/>
    <style:style style:name="ce65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52" style:family="table-cell" style:parent-style-name="Default">
      <style:text-properties fo:font-weight="normal" style:font-weight-asian="normal" style:font-weight-complex="normal"/>
    </style:style>
    <style:style style:name="ce653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654" style:family="table-cell" style:parent-style-name="Default" style:data-style-name="N20004">
      <style:text-properties fo:font-weight="bold" style:font-weight-asian="bold" style:font-weight-complex="bold"/>
    </style:style>
    <style:style style:name="ce655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6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657" style:family="table-cell" style:parent-style-name="Default">
      <style:table-cell-properties fo:background-color="transparent"/>
    </style:style>
    <style:style style:name="ce65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9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6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62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663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64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66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66" style:family="table-cell" style:parent-style-name="Default" style:data-style-name="N20004">
      <style:table-cell-properties fo:background-color="transparent"/>
    </style:style>
    <style:style style:name="ce667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6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69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71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72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73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74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75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7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77" style:family="table-cell" style:parent-style-name="Default" style:data-style-name="N132">
      <style:table-cell-properties fo:background-color="transparent"/>
    </style:style>
    <style:style style:name="ce678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34" style:family="table-cell" style:parent-style-name="Default" style:data-style-name="N2000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37" style:family="table-cell" style:parent-style-name="Default" style:data-style-name="N20004">
      <style:table-cell-properties fo:border-bottom="0.74pt solid #000000" fo:background-color="#afd095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36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6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13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43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68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83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8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8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6" style:family="table-cell" style:parent-style-name="Default" style:data-style-name="N117">
      <style:text-properties fo:font-weight="bold" style:font-weight-asian="bold" style:font-weight-complex="bold"/>
    </style:style>
    <style:style style:name="ce687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68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9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69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91" style:family="table-cell" style:parent-style-name="Default" style:data-style-name="N131"/>
    <style:style style:name="ce692" style:family="table-cell" style:parent-style-name="Default" style:data-style-name="N117">
      <style:text-properties fo:font-weight="normal" style:font-weight-asian="normal" style:font-weight-complex="normal"/>
    </style:style>
    <style:style style:name="ce722" style:family="table-cell" style:parent-style-name="Default" style:data-style-name="N20004">
      <style:text-properties fo:font-weight="normal" style:font-weight-asian="normal" style:font-weight-complex="normal"/>
    </style:style>
    <style:style style:name="ce7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45" style:family="table-cell" style:parent-style-name="Default">
      <style:table-cell-properties fo:background-color="#afd095" style:text-align-source="fix" style:repeat-content="false"/>
      <style:paragraph-properties fo:text-align="end" fo:margin-left="0cm"/>
    </style:style>
    <style:style style:name="ce755" style:family="table-cell" style:parent-style-name="Default" style:data-style-name="N20004">
      <style:table-cell-properties fo:background-color="#afd095"/>
    </style:style>
    <style:style style:name="ce759" style:family="table-cell" style:parent-style-name="Default" style:data-style-name="N20004">
      <style:table-cell-properties fo:background-color="#afd095"/>
      <style:text-properties fo:font-weight="bold" style:font-weight-asian="bold" style:font-weight-complex="bold"/>
    </style:style>
    <style:style style:name="ce767" style:family="table-cell" style:parent-style-name="Default" style:data-style-name="N131">
      <style:table-cell-properties fo:background-color="#afd095"/>
    </style:style>
    <style:style style:name="ce780" style:family="table-cell" style:parent-style-name="Default" style:data-style-name="N117">
      <style:table-cell-properties fo:background-color="transparent"/>
      <style:text-properties fo:font-weight="normal" style:font-weight-asian="normal" style:font-weight-complex="normal"/>
    </style:style>
    <style:style style:name="ce781" style:family="table-cell" style:parent-style-name="Default" style:data-style-name="N20004">
      <style:table-cell-properties fo:background-color="transparent"/>
      <style:text-properties fo:font-weight="normal" style:font-weight-asian="normal" style:font-weight-complex="normal"/>
    </style:style>
    <style:style style:name="ce782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83" style:family="table-cell" style:parent-style-name="Default" style:data-style-name="N20004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84" style:family="table-cell" style:parent-style-name="Default" style:data-style-name="N117">
      <style:table-cell-properties fo:background-color="#afd095"/>
      <style:text-properties fo:font-weight="normal" style:font-weight-asian="normal" style:font-weight-complex="normal"/>
    </style:style>
    <style:style style:name="ce785" style:family="table-cell" style:parent-style-name="Default" style:data-style-name="N20004">
      <style:table-cell-properties fo:background-color="#afd095"/>
      <style:text-properties fo:font-weight="normal" style:font-weight-asian="normal" style:font-weight-complex="normal"/>
    </style:style>
    <style:style style:name="ce786" style:family="table-cell" style:parent-style-name="Default" style:data-style-name="N20004">
      <style:table-cell-properties fo:background-color="#afd095"/>
      <style:text-properties fo:font-size="10pt" fo:font-weight="bold" style:font-size-asian="10pt" style:font-weight-asian="bold" style:font-size-complex="10pt" style:font-weight-complex="bold"/>
    </style:style>
    <style:style style:name="ce787" style:family="table-cell" style:parent-style-name="Default" style:data-style-name="N20004">
      <style:table-cell-properties fo:background-color="#afd095"/>
      <style:text-properties fo:font-size="12pt" fo:font-weight="bold" style:font-size-asian="12pt" style:font-weight-asian="bold" style:font-size-complex="12pt" style:font-weight-complex="bold"/>
    </style:style>
    <style:style style:name="ce788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89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90" style:family="table-cell" style:parent-style-name="Default" style:data-style-name="N131">
      <style:table-cell-properties fo:background-color="transparent"/>
    </style:style>
    <style:style style:name="ce791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9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04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24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25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</style:style>
    <style:style style:name="ce826" style:family="table-cell" style:parent-style-name="Default" style:data-style-name="N20036">
      <style:text-properties fo:font-weight="bold" style:font-weight-asian="bold" style:font-weight-complex="bold"/>
    </style:style>
    <style:style style:name="ce85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82" style:family="table-cell" style:parent-style-name="Excel_20_Built-in_20_Normal" style:data-style-name="N13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91" style:family="table-cell" style:parent-style-name="Excel_20_Built-in_20_Normal" style:data-style-name="N130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94" style:family="table-cell" style:parent-style-name="Default" style:data-style-name="N130">
      <style:text-properties style:font-name="Liberation Serif" fo:font-size="10pt" style:font-size-asian="10pt" style:font-size-complex="10pt"/>
    </style:style>
    <style:style style:name="ce937" style:family="table-cell" style:parent-style-name="Default" style:data-style-name="N130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38" style:family="table-cell" style:parent-style-name="Default" style:data-style-name="N20011"/>
    <style:style style:name="ce98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987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ce43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39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40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1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442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443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444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5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446" style:family="table-cell" style:parent-style-name="Default">
      <style:text-properties style:font-name="Liberation Serif" fo:font-size="10pt" style:font-size-asian="10pt" style:font-size-complex="10pt"/>
    </style:style>
    <style:style style:name="ce447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448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449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451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452" style:family="table-cell" style:parent-style-name="Default">
      <style:text-properties fo:font-size="10pt" style:font-size-asian="10pt" style:font-size-complex="10pt"/>
    </style:style>
    <style:style style:name="ce453" style:family="table-cell" style:parent-style-name="Default">
      <style:table-cell-properties fo:wrap-option="wrap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54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55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456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58" style:family="table-cell" style:parent-style-name="Default">
      <style:table-cell-properties fo:background-color="#dddddd"/>
      <style:text-properties style:font-name="Liberation Serif" fo:font-size="10pt" style:font-size-asian="10pt" style:font-size-complex="10pt"/>
    </style:style>
    <style:style style:name="ce459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467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46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80" style:family="table-cell" style:parent-style-name="Default" style:data-style-name="N20011">
      <style:text-properties fo:font-size="10pt" style:font-size-asian="10pt" style:font-size-complex="10pt"/>
    </style:style>
    <style:style style:name="ce482" style:family="table-cell" style:parent-style-name="Default" style:data-style-name="N20011">
      <style:table-cell-properties fo:wrap-option="wrap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83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84" style:family="table-cell" style:parent-style-name="Default" style:data-style-name="N20011">
      <style:text-properties style:font-name="Liberation Serif" fo:font-size="10pt" style:font-size-asian="10pt" style:font-size-complex="10pt"/>
    </style:style>
    <style:style style:name="ce485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86" style:family="table-cell" style:parent-style-name="Default" style:data-style-name="N20011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87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89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90" style:family="table-cell" style:parent-style-name="Default" style:data-style-name="N20011">
      <style:text-properties fo:font-size="8pt" style:font-size-asian="8pt" style:font-size-complex="8pt"/>
    </style:style>
    <style:style style:name="ce491" style:family="table-cell" style:parent-style-name="Default" style:data-style-name="N20003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92" style:family="table-cell" style:parent-style-name="Default" style:data-style-name="N20003">
      <style:table-cell-properties style:text-align-source="fix" style:repeat-content="false" fo:wrap-option="wrap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93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94" style:family="table-cell" style:parent-style-name="Default" style:data-style-name="N20003">
      <style:text-properties style:font-name="Liberation Serif" fo:font-size="10pt" style:font-size-asian="10pt" style:font-size-complex="10pt"/>
    </style:style>
    <style:style style:name="ce495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496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497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498" style:family="table-cell" style:parent-style-name="Default" style:data-style-name="N20003">
      <style:text-properties fo:font-size="10pt" style:font-size-asian="10pt" style:font-size-complex="10pt"/>
    </style:style>
    <style:style style:name="ce499" style:family="table-cell" style:parent-style-name="Default" style:data-style-name="N20001">
      <style:text-properties fo:font-size="9pt" style:font-size-asian="9pt" style:font-size-complex="9pt"/>
    </style:style>
    <style:style style:name="ce500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01" style:family="table-cell" style:parent-style-name="Default" style:data-style-name="N20003">
      <style:text-properties fo:font-size="8pt" style:font-size-asian="8pt" style:font-size-complex="8pt"/>
    </style:style>
    <style:style style:name="ce502" style:family="table-cell" style:parent-style-name="Default" style:data-style-name="N20003">
      <style:table-cell-properties style:text-align-source="fix" style:repeat-content="false" fo:wrap-option="wrap"/>
      <style:paragraph-properties fo:text-align="end" fo:margin-left="0cm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3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0pt" style:font-size-asian="10pt" style:font-size-complex="10pt"/>
    </style:style>
    <style:style style:name="ce504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0pt" style:font-size-asian="10pt" style:font-size-complex="10pt"/>
    </style:style>
    <style:style style:name="ce50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ce506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510" style:family="table-cell" style:parent-style-name="Default">
      <style:table-cell-properties fo:border-bottom="0.06pt solid #000000" fo:border-left="none" fo:border-right="0.06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511" style:family="table-cell" style:parent-style-name="Default" style:data-style-name="N20001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1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0pt" style:font-size-asian="10pt" style:font-size-complex="10pt"/>
    </style:style>
    <style:style style:name="ce513" style:family="table-cell" style:parent-style-name="Default" style:data-style-name="N20001">
      <style:text-properties fo:font-size="10pt" style:font-size-asian="10pt" style:font-size-complex="10pt"/>
    </style:style>
    <style:style style:name="ce514" style:family="table-cell" style:parent-style-name="Default" style:data-style-name="N20011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15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16" style:family="table-cell" style:parent-style-name="Default" style:data-style-name="N20001">
      <style:text-properties fo:font-size="10pt" fo:font-weight="bold" style:font-size-asian="10pt" style:font-weight-asian="bold" style:font-size-complex="10pt" style:font-weight-complex="bold"/>
    </style:style>
    <style:style style:name="ce51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18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519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0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21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2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23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4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25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29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5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8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585" style:family="table-cell" style:parent-style-name="Default">
      <style:text-properties style:font-name="Liberation Serif" fo:font-size="12pt" style:font-size-asian="12pt" style:font-size-complex="12pt"/>
    </style:style>
    <style:style style:name="ce586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587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8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89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90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91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592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594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595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96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97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98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99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00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01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602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604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5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606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607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608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609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612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14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615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16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617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18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619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20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621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622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626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7" style:family="table-cell" style:parent-style-name="Default" style:data-style-name="N20036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0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632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635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637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641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642" style:family="table-cell" style:parent-style-name="Default" style:data-style-name="N20036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647" style:family="table-cell" style:parent-style-name="Default" style:data-style-name="N20000">
      <style:table-cell-properties fo:border="none"/>
      <style:text-properties style:font-name="Abyssinica SIL" fo:font-size="10pt" style:font-size-asian="10pt" style:font-size-complex="10pt"/>
    </style:style>
    <style:style style:name="ce660" style:family="table-cell" style:parent-style-name="Default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9" style:family="table-cell" style:parent-style-name="Default">
      <style:text-properties style:font-name="Abyssinica SIL" fo:font-size="10pt" style:font-size-asian="10pt" style:font-size-complex="10pt"/>
    </style:style>
    <style:style style:name="ce680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693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94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695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696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697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Abyssinica SIL" fo:font-size="10pt" style:font-size-asian="10pt" style:font-size-complex="10pt"/>
    </style:style>
    <style:style style:name="ce698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699" style:family="table-cell" style:parent-style-name="Default" style:data-style-name="N20004">
      <style:table-cell-properties fo:border="none"/>
      <style:text-properties style:font-name="Abyssinica SIL" fo:font-size="10pt" style:font-size-asian="10pt" style:font-size-complex="10pt"/>
    </style:style>
    <style:style style:name="ce700" style:family="table-cell" style:parent-style-name="Excel_20_Built-in_20_Normal">
      <style:text-properties style:font-name="Abyssinica SIL" fo:font-size="10pt" style:font-size-asian="10pt" style:font-size-complex="10pt"/>
    </style:style>
    <style:style style:name="ce701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02" style:family="table-cell" style:parent-style-name="Default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703" style:family="table-cell" style:parent-style-name="Default">
      <style:table-cell-properties fo:border="none"/>
      <style:text-properties style:font-name="Abyssinica SIL" fo:font-size="10pt" style:font-size-asian="10pt" style:font-size-complex="10pt"/>
    </style:style>
    <style:style style:name="ce7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05" style:family="table-cell" style:parent-style-name="Default">
      <style:table-cell-properties fo:border-bottom="0.06pt solid #000000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706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07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708" style:family="table-cell" style:parent-style-name="Excel_20_Built-in_20_Normal" style:data-style-name="N10004">
      <style:table-cell-properties style:vertical-align="middle"/>
      <style:text-properties style:font-name="Abyssinica SIL" fo:font-size="10pt" style:font-size-asian="10pt" style:font-size-complex="10pt"/>
    </style:style>
    <style:style style:name="ce70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10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11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12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713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714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15" style:family="table-cell" style:parent-style-name="Default">
      <style:table-cell-properties fo:border-bottom="none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716" style:family="table-cell" style:parent-style-name="Default" style:data-style-name="N20036">
      <style:table-cell-properties fo:border-bottom="none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717" style:family="table-cell" style:parent-style-name="Default" style:data-style-name="N20036">
      <style:table-cell-properties fo:border-bottom="0.74pt solid #000000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718" style:family="table-cell" style:parent-style-name="Default">
      <style:table-cell-properties fo:border-bottom="0.74pt solid #000000" fo:border-left="none" fo:border-right="none" fo:border-top="non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19" style:family="table-cell" style:parent-style-name="Default">
      <style:table-cell-properties fo:border-bottom="0.74pt solid #000000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720" style:family="table-cell" style:parent-style-name="Default" style:data-style-name="N20004">
      <style:table-cell-properties fo:border-bottom="none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721" style:family="table-cell" style:parent-style-name="Default" style:data-style-name="N20004">
      <style:table-cell-properties fo:border-bottom="0.74pt solid #000000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723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24" style:family="table-cell" style:parent-style-name="Default" style:data-style-name="N20004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2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26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727" style:family="table-cell" style:parent-style-name="Default" style:data-style-name="N20036"/>
    <style:style style:name="ce728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729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730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731" style:family="table-cell" style:parent-style-name="Default">
      <style:table-cell-properties fo:border-bottom="0.74pt solid #000000" fo:border-left="none" fo:border-right="none" fo:border-top="0.74pt solid #000000"/>
    </style:style>
    <style:style style:name="ce732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733" style:family="table-cell" style:parent-style-name="Default" style:data-style-name="N20000"/>
    <style:style style:name="ce734" style:family="table-cell" style:parent-style-name="Default" style:data-style-name="N20049"/>
    <style:style style:name="ce73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736" style:family="table-cell" style:parent-style-name="Default">
      <style:text-properties fo:font-size="15pt" style:font-size-asian="15pt" style:font-size-complex="15pt"/>
    </style:style>
    <style:style style:name="ce737" style:family="table-cell" style:parent-style-name="Default">
      <style:table-cell-properties fo:border-bottom="0.74pt solid #000000" fo:border-left="none" fo:border-right="none" fo:border-top="none"/>
    </style:style>
    <style:style style:name="ce738" style:family="table-cell" style:parent-style-name="Default">
      <style:text-properties fo:font-weight="bold" style:font-weight-asian="bold" style:font-weight-complex="bold"/>
    </style:style>
    <style:style style:name="ce73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40" style:family="table-cell" style:parent-style-name="Default">
      <style:text-properties fo:font-weight="normal" style:font-weight-asian="normal" style:font-weight-complex="normal"/>
    </style:style>
    <style:style style:name="ce741" style:family="table-cell" style:parent-style-name="Default" style:data-style-name="N20004"/>
    <style:style style:name="ce742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43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746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747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748" style:family="table-cell" style:parent-style-name="Default" style:data-style-name="N20004">
      <style:text-properties fo:font-weight="bold" style:font-weight-asian="bold" style:font-weight-complex="bold"/>
    </style:style>
    <style:style style:name="ce74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50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51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52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753" style:family="table-cell" style:parent-style-name="Default">
      <style:table-cell-properties fo:background-color="transparent"/>
    </style:style>
    <style:style style:name="ce75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56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75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58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60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76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62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64" style:family="table-cell" style:parent-style-name="Default" style:data-style-name="N20004">
      <style:table-cell-properties fo:background-color="transparent"/>
    </style:style>
    <style:style style:name="ce765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76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768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76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70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771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772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73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74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77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776" style:family="table-cell" style:parent-style-name="Default" style:data-style-name="N132">
      <style:table-cell-properties fo:background-color="transparent"/>
    </style:style>
    <style:style style:name="ce777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7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9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79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93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9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9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97" style:family="table-cell" style:parent-style-name="Default" style:data-style-name="N117">
      <style:text-properties fo:font-weight="bold" style:font-weight-asian="bold" style:font-weight-complex="bold"/>
    </style:style>
    <style:style style:name="ce798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79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800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80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02" style:family="table-cell" style:parent-style-name="Default" style:data-style-name="N131"/>
    <style:style style:name="ce803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05" style:family="table-cell" style:parent-style-name="Default" style:data-style-name="N117">
      <style:text-properties fo:font-weight="normal" style:font-weight-asian="normal" style:font-weight-complex="normal"/>
    </style:style>
    <style:style style:name="ce806" style:family="table-cell" style:parent-style-name="Default" style:data-style-name="N20004">
      <style:text-properties fo:font-weight="normal" style:font-weight-asian="normal" style:font-weight-complex="normal"/>
    </style:style>
    <style:style style:name="ce8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08" style:family="table-cell" style:parent-style-name="Default">
      <style:table-cell-properties fo:background-color="#afd095" style:text-align-source="fix" style:repeat-content="false"/>
      <style:paragraph-properties fo:text-align="end" fo:margin-left="0cm"/>
    </style:style>
    <style:style style:name="ce809" style:family="table-cell" style:parent-style-name="Default" style:data-style-name="N20004">
      <style:table-cell-properties fo:background-color="#afd095"/>
    </style:style>
    <style:style style:name="ce810" style:family="table-cell" style:parent-style-name="Default" style:data-style-name="N20004">
      <style:table-cell-properties fo:background-color="#afd095"/>
      <style:text-properties fo:font-weight="bold" style:font-weight-asian="bold" style:font-weight-complex="bold"/>
    </style:style>
    <style:style style:name="ce811" style:family="table-cell" style:parent-style-name="Default" style:data-style-name="N131">
      <style:table-cell-properties fo:background-color="#afd095"/>
    </style:style>
    <style:style style:name="ce812" style:family="table-cell" style:parent-style-name="Default" style:data-style-name="N117">
      <style:table-cell-properties fo:background-color="transparent"/>
      <style:text-properties fo:font-weight="normal" style:font-weight-asian="normal" style:font-weight-complex="normal"/>
    </style:style>
    <style:style style:name="ce813" style:family="table-cell" style:parent-style-name="Default" style:data-style-name="N20004">
      <style:table-cell-properties fo:background-color="transparent"/>
      <style:text-properties fo:font-weight="normal" style:font-weight-asian="normal" style:font-weight-complex="normal"/>
    </style:style>
    <style:style style:name="ce814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15" style:family="table-cell" style:parent-style-name="Default" style:data-style-name="N20004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16" style:family="table-cell" style:parent-style-name="Default" style:data-style-name="N117">
      <style:table-cell-properties fo:background-color="#afd095"/>
      <style:text-properties fo:font-weight="normal" style:font-weight-asian="normal" style:font-weight-complex="normal"/>
    </style:style>
    <style:style style:name="ce817" style:family="table-cell" style:parent-style-name="Default" style:data-style-name="N20004">
      <style:table-cell-properties fo:background-color="#afd095"/>
      <style:text-properties fo:font-weight="normal" style:font-weight-asian="normal" style:font-weight-complex="normal"/>
    </style:style>
    <style:style style:name="ce818" style:family="table-cell" style:parent-style-name="Default" style:data-style-name="N20004">
      <style:table-cell-properties fo:background-color="#afd095"/>
      <style:text-properties fo:font-size="10pt" fo:font-weight="bold" style:font-size-asian="10pt" style:font-weight-asian="bold" style:font-size-complex="10pt" style:font-weight-complex="bold"/>
    </style:style>
    <style:style style:name="ce819" style:family="table-cell" style:parent-style-name="Default" style:data-style-name="N20004">
      <style:table-cell-properties fo:background-color="#afd095"/>
      <style:text-properties fo:font-size="12pt" fo:font-weight="bold" style:font-size-asian="12pt" style:font-weight-asian="bold" style:font-size-complex="12pt" style:font-weight-complex="bold"/>
    </style:style>
    <style:style style:name="ce820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821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22" style:family="table-cell" style:parent-style-name="Default" style:data-style-name="N131">
      <style:table-cell-properties fo:background-color="transparent"/>
    </style:style>
    <style:style style:name="ce823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27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28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829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30" style:family="table-cell" style:parent-style-name="Default" style:data-style-name="N2000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31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32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</style:style>
    <style:style style:name="ce833" style:family="table-cell" style:parent-style-name="Default" style:data-style-name="N20004">
      <style:table-cell-properties fo:border-bottom="0.74pt solid #000000" fo:background-color="#afd095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834" style:family="table-cell" style:parent-style-name="Default" style:data-style-name="N20036">
      <style:text-properties fo:font-weight="bold" style:font-weight-asian="bold" style:font-weight-complex="bold"/>
    </style:style>
    <style:style style:name="ce835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36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37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ce838" style:family="table-cell" style:parent-style-name="Excel_20_Built-in_20_Normal" style:data-style-name="N13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39" style:family="table-cell" style:parent-style-name="Excel_20_Built-in_20_Normal" style:data-style-name="N130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40" style:family="table-cell" style:parent-style-name="Default" style:data-style-name="N130">
      <style:text-properties style:font-name="Liberation Serif" fo:font-size="10pt" style:font-size-asian="10pt" style:font-size-complex="10pt"/>
    </style:style>
    <style:style style:name="ce841" style:family="table-cell" style:parent-style-name="Default" style:data-style-name="N130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42" style:family="table-cell" style:parent-style-name="Default" style:data-style-name="N20011"/>
    <style:style style:name="ce247" style:family="table-cell" style:parent-style-name="Default" style:data-style-name="N20036">
      <style:text-properties style:font-name="Bitstream Vera Sans" fo:font-size="9pt" style:font-size-asian="9pt" style:font-size-complex="9pt"/>
    </style:style>
    <style:style style:name="ce286" style:family="table-cell" style:parent-style-name="Default" style:data-style-name="N20036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5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457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 fo:margin-left="0cm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00" style:family="table-cell" style:parent-style-name="Default" style:data-style-name="N2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51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460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461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462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46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style="italic" style:text-underline-style="solid" style:text-underline-width="auto" style:text-underline-color="font-color" fo:font-weight="normal" style:font-name-asian="Calibri1" style:font-size-asian="9pt" style:font-style-asian="italic" style:font-weight-asian="normal" style:font-name-complex="Calibri1" style:font-size-complex="9pt" style:font-style-complex="italic" style:font-weight-complex="normal"/>
    </style:style>
    <style:style style:name="ce464" style:family="table-cell" style:parent-style-name="Excel_20_Built-in_20_Normal" style:data-style-name="N10036">
      <style:table-cell-properties fo:border="none" style:rotation-align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65" style:family="table-cell" style:parent-style-name="Default" style:data-style-name="N20036">
      <style:table-cell-properties fo:border="none" style:rotation-align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66" style:family="table-cell" style:parent-style-name="Default" style:data-style-name="N10036">
      <style:table-cell-properties fo:border="none" style:rotation-align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62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8" style:family="table-cell" style:parent-style-name="Default" style:data-style-name="N10036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76" style:family="table-cell" style:parent-style-name="Default" style:data-style-name="N1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0" style:family="table-cell" style:parent-style-name="Default" style:data-style-name="N20000">
      <style:table-cell-properties style:text-align-source="fix" style:repeat-content="false"/>
      <style:paragraph-properties fo:text-align="center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1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2" style:family="table-cell" style:parent-style-name="Default" style:data-style-name="N10000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3" style:family="table-cell" style:parent-style-name="Default" style:data-style-name="N20100">
      <style:table-cell-properties style:text-align-source="fix" style:repeat-content="false"/>
      <style:paragraph-properties fo:text-align="center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5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6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9" style:family="table-cell" style:parent-style-name="Default" style:data-style-name="N10036">
      <style:table-cell-properties style:vertical-align="middl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4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7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78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79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80" style:family="table-cell" style:parent-style-name="Excel_20_Built-in_20_Normal">
      <style:table-cell-properties style:cell-protect="protected" style:print-content="true" style:diagonal-bl-tr="0.06pt solid #000000" fo:background-color="transparent" fo:border="none"/>
      <style:text-properties style:font-name="Bitstream Vera Sans" fo:font-size="9pt" style:font-size-asian="9pt" style:font-size-complex="9pt"/>
    </style:style>
    <style:style style:name="ce281" style:family="table-cell" style:parent-style-name="Excel_20_Built-in_20_Normal">
      <style:table-cell-properties fo:border-bottom="0.74pt solid #000000" style:cell-protect="protected" style:print-content="true" style:diagonal-bl-tr="0.06pt solid #000000" fo:background-color="transparent" fo:border-left="none" fo:border-right="none" fo:border-top="none"/>
      <style:text-properties style:font-name="Bitstream Vera Sans" fo:font-size="9pt" style:font-size-asian="9pt" style:font-size-complex="9pt"/>
    </style:style>
    <style:style style:name="ce258" style:family="table-cell" style:parent-style-name="Default" style:data-style-name="N20036">
      <style:table-cell-properties fo:border="none"/>
      <style:text-properties style:font-name="Bitstream Vera Sans" fo:font-size="9pt" style:font-size-asian="9pt" style:font-size-complex="9pt"/>
    </style:style>
    <style:style style:name="ce25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82" style:family="table-cell" style:parent-style-name="Excel_20_Built-in_20_Normal">
      <style:table-cell-properties style:cell-protect="protected" style:print-content="true" style:diagonal-bl-tr="0.06pt solid #000000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83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84" style:family="table-cell" style:parent-style-name="Excel_20_Built-in_20_Normal" style:data-style-name="N10036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85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73" style:family="table-cell" style:parent-style-name="Default">
      <style:text-properties style:font-name="Bitstream Vera Sans" fo:font-size="9pt" style:font-size-asian="9pt" style:font-size-complex="9pt"/>
    </style:style>
    <style:style style:name="ce257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style="italic" style:text-underline-style="solid" style:text-underline-width="auto" style:text-underline-color="font-color" fo:font-weight="bold" style:font-name-asian="Calibri1" style:font-size-asian="9pt" style:font-style-asian="italic" style:font-weight-asian="bold" style:font-name-complex="Calibri1" style:font-size-complex="9pt" style:font-style-complex="italic" style:font-weight-complex="bold"/>
    </style:style>
    <style:style style:name="ce248" style:family="table-cell" style:parent-style-name="Default" style:data-style-name="N20036">
      <style:table-cell-properties fo:border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8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59" style:family="table-cell" style:parent-style-name="Excel_20_Built-in_20_Normal" style:data-style-name="N10036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288" style:family="table-cell" style:parent-style-name="Excel_20_Built-in_20_Normal" style:data-style-name="N10036">
      <style:table-cell-properties fo:background-color="transparent" fo:border="none" style:rotation-align="none"/>
      <style:text-properties style:font-name="Bitstream Vera Sans" fo:font-size="9pt" style:font-size-asian="9pt" style:font-size-complex="9pt"/>
    </style:style>
    <style:style style:name="ce260" style:family="table-cell" style:parent-style-name="Default" style:data-style-name="N20036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263" style:family="table-cell" style:parent-style-name="Excel_20_Built-in_20_Normal" style:data-style-name="N10036">
      <style:table-cell-properties fo:border="none" style:rotation-align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89" style:family="table-cell" style:parent-style-name="Excel_20_Built-in_20_Normal">
      <style:table-cell-properties style:diagonal-bl-tr="0.06pt solid #000000" fo:border="none" style:rotation-align="none"/>
      <style:text-properties style:font-name="Bitstream Vera Sans" fo:font-size="9pt" style:font-size-asian="9pt" style:font-size-complex="9pt"/>
    </style:style>
    <style:style style:name="ce290" style:family="table-cell" style:parent-style-name="Excel_20_Built-in_20_Normal" style:data-style-name="N10036">
      <style:table-cell-properties style:text-align-source="fix" style:repeat-content="false" fo:border="none" style:rotation-align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91" style:family="table-cell" style:parent-style-name="Excel_20_Built-in_20_Normal">
      <style:table-cell-properties style:diagonal-bl-tr="0.06pt solid #000000" fo:border="none" style:rotation-align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64" style:family="table-cell" style:parent-style-name="Default" style:data-style-name="N20036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92" style:family="table-cell" style:parent-style-name="Default" style:data-style-name="N20036">
      <style:table-cell-properties fo:background-color="transparent" fo:border="none"/>
      <style:text-properties style:font-name="Bitstream Vera Sans" fo:font-size="9pt" style:font-size-asian="9pt" style:font-size-complex="9pt"/>
    </style:style>
    <style:style style:name="ce293" style:family="table-cell" style:parent-style-name="Default">
      <style:table-cell-properties style:diagonal-bl-tr="0.06pt solid #000000"/>
      <style:text-properties style:font-name="Bitstream Vera Sans" fo:font-size="9pt" style:font-size-asian="9pt" style:font-size-complex="9pt"/>
    </style:style>
    <style:style style:name="ce294" style:family="table-cell" style:parent-style-name="Default" style:data-style-name="N20036">
      <style:text-properties style:font-name="Bitstream Vera Sans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296" style:family="table-cell" style:parent-style-name="Default">
      <style:table-cell-properties style:vertical-align="middle"/>
      <style:text-properties style:font-name="Bitstream Vera Sans" fo:font-size="9pt" style:font-size-asian="9pt" style:font-size-complex="9pt"/>
    </style:style>
    <style:style style:name="ce297" style:family="table-cell" style:parent-style-name="Default" style:data-style-name="N20036">
      <style:table-cell-properties style:vertical-align="middle"/>
      <style:text-properties style:font-name="Bitstream Vera Sans" fo:font-size="9pt" style:font-size-asian="9pt" style:font-size-complex="9pt"/>
    </style:style>
    <style:style style:name="ce298" style:family="table-cell" style:parent-style-name="Default" style:data-style-name="N20000">
      <style:text-properties style:font-name="Bitstream Vera Sans" fo:font-size="9pt" style:font-size-asian="9pt" style:font-size-complex="9pt"/>
    </style:style>
    <style:style style:name="ce299" style:family="table-cell" style:parent-style-name="Default" style:data-style-name="N20000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1" style:family="table-cell" style:parent-style-name="Default" style:data-style-name="N130">
      <style:table-cell-properties fo:border="none"/>
      <style:text-properties style:font-name="Bitstream Vera Sans" fo:font-size="9pt" style:font-size-asian="9pt" style:font-size-complex="9pt"/>
    </style:style>
    <style:style style:name="ce302" style:family="table-cell" style:parent-style-name="Excel_20_Built-in_20_Normal" style:data-style-name="N13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3" style:family="table-cell" style:parent-style-name="Excel_20_Built-in_20_Normal" style:data-style-name="N130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04" style:family="table-cell" style:parent-style-name="Excel_20_Built-in_20_Normal" style:data-style-name="N130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05" style:family="table-cell" style:parent-style-name="Excel_20_Built-in_20_Normal" style:data-style-name="N130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06" style:family="table-cell" style:parent-style-name="Default" style:data-style-name="N130">
      <style:table-cell-properties fo:border-bottom="none" fo:border-left="none" fo:border-right="none" fo:border-top="0.99pt solid #000000"/>
      <style:text-properties style:font-name="Bitstream Vera Sans" fo:font-size="9pt" style:font-size-asian="9pt" style:font-size-complex="9pt"/>
    </style:style>
    <style:style style:name="ce307" style:family="table-cell" style:parent-style-name="Default" style:data-style-name="N130">
      <style:table-cell-properties fo:border-bottom="0.99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308" style:family="table-cell" style:parent-style-name="Excel_20_Built-in_20_Normal" style:data-style-name="N130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9" style:family="table-cell" style:parent-style-name="Excel_20_Built-in_20_Normal" style:data-style-name="N130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style="italic" style:text-underline-style="solid" style:text-underline-width="auto" style:text-underline-color="font-color" fo:font-weight="bold" style:font-name-asian="Calibri1" style:font-size-asian="9pt" style:font-style-asian="italic" style:font-weight-asian="bold" style:font-name-complex="Calibri1" style:font-size-complex="9pt" style:font-style-complex="italic" style:font-weight-complex="bold"/>
    </style:style>
    <style:style style:name="ce310" style:family="table-cell" style:parent-style-name="Default" style:data-style-name="N130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11" style:family="table-cell" style:parent-style-name="Default" style:data-style-name="N130">
      <style:table-cell-properties fo:border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130">
      <style:text-properties style:font-name="Bitstream Vera Sans" fo:font-size="9pt" style:font-size-asian="9pt" style:font-size-complex="9pt"/>
    </style:style>
    <style:style style:name="ce313" style:family="table-cell" style:parent-style-name="Excel_20_Built-in_20_Normal" style:data-style-name="N130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314" style:family="table-cell" style:parent-style-name="Excel_20_Built-in_20_Normal" style:data-style-name="N130">
      <style:table-cell-properties fo:border="none" style:rotation-align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5" style:family="table-cell" style:parent-style-name="Excel_20_Built-in_20_Normal">
      <style:table-cell-properties style:cell-protect="protected" style:print-content="true" style:diagonal-bl-tr="0.06pt solid #000000" fo:background-color="transparent" fo:border="none"/>
      <style:text-properties fo:color="#000000" style:font-name="Bitstream Vera Sans" fo:font-size="9pt" style:font-size-asian="9pt" style:font-size-complex="9pt"/>
    </style:style>
    <style:style style:name="ce316" style:family="table-cell" style:parent-style-name="Excel_20_Built-in_20_Normal">
      <style:table-cell-properties style:cell-protect="protected" style:print-content="true" style:diagonal-bl-tr="0.06pt solid #000000" fo:background-color="transparent" fo:border="none"/>
      <style:text-properties fo:color="#000000" style:font-name="Bitstream Vera Sans" fo:font-size="9pt" fo:font-weight="bold" style:font-size-asian="9pt" style:font-weight-asian="bold" style:font-size-complex="9pt" style:font-weight-complex="bold"/>
    </style:style>
    <style:style style:name="ce336" style:family="table-cell" style:parent-style-name="Excel_20_Built-in_20_Normal" style:data-style-name="N4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317" style:family="table-cell" style:parent-style-name="Default" style:data-style-name="N130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8" style:family="table-cell" style:parent-style-name="Default" style:data-style-name="N130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19" style:family="table-cell" style:parent-style-name="Default" style:data-style-name="N20004">
      <style:text-properties style:font-name="Bitstream Vera Sans" fo:font-size="9pt" style:font-size-asian="9pt" style:font-size-complex="9pt"/>
    </style:style>
    <style:style style:name="ce320" style:family="table-cell" style:parent-style-name="Default" style:data-style-name="N20011">
      <style:text-properties style:font-name="Bitstream Vera Sans" fo:font-size="9pt" style:font-size-asian="9pt" style:font-size-complex="9pt"/>
    </style:style>
    <style:style style:name="ce321" style:family="table-cell" style:parent-style-name="Default" style:data-style-name="N20004">
      <style:table-cell-properties style:vertical-align="middle"/>
      <style:text-properties style:font-name="Bitstream Vera Sans" fo:font-size="9pt" style:font-size-asian="9pt" style:font-size-complex="9pt"/>
    </style:style>
    <style:style style:name="ce322" style:family="table-cell" style:parent-style-name="Default" style:data-style-name="N130">
      <style:table-cell-properties style:vertical-align="middle"/>
      <style:text-properties style:font-name="Bitstream Vera Sans" fo:font-size="9pt" style:font-size-asian="9pt" style:font-size-complex="9pt"/>
    </style:style>
    <style:style style:name="ce323" style:family="table-cell" style:parent-style-name="Excel_20_Built-in_20_Normal" style:data-style-name="N130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24" style:family="table-cell" style:parent-style-name="Default" style:data-style-name="N4">
      <style:table-cell-properties fo:border="none"/>
      <style:text-properties style:font-name="Bitstream Vera Sans" fo:font-size="9pt" style:font-size-asian="9pt" style:font-size-complex="9pt"/>
    </style:style>
    <style:style style:name="ce325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26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27" style:family="table-cell" style:parent-style-name="Excel_20_Built-in_20_Normal" style:data-style-name="N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28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29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30" style:family="table-cell" style:parent-style-name="Excel_20_Built-in_20_Normal" style:data-style-name="N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31" style:family="table-cell" style:parent-style-name="Excel_20_Built-in_20_Normal" style:data-style-name="N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32" style:family="table-cell" style:parent-style-name="Excel_20_Built-in_20_Normal" style:data-style-name="N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33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style="italic" style:text-underline-style="solid" style:text-underline-width="auto" style:text-underline-color="font-color" fo:font-weight="bold" style:font-name-asian="Calibri1" style:font-size-asian="9pt" style:font-style-asian="italic" style:font-weight-asian="bold" style:font-name-complex="Calibri1" style:font-size-complex="9pt" style:font-style-complex="italic" style:font-weight-complex="bold"/>
    </style:style>
    <style:style style:name="ce334" style:family="table-cell" style:parent-style-name="Default" style:data-style-name="N4">
      <style:table-cell-properties fo:border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35" style:family="table-cell" style:parent-style-name="Default" style:data-style-name="N4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37" style:family="table-cell" style:parent-style-name="Excel_20_Built-in_20_Normal" style:data-style-name="N4">
      <style:table-cell-properties fo:background-color="transparent" fo:border="none" style:rotation-align="none"/>
      <style:text-properties style:font-name="Bitstream Vera Sans" fo:font-size="9pt" style:font-size-asian="9pt" style:font-size-complex="9pt"/>
    </style:style>
    <style:style style:name="ce338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339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0" style:family="table-cell" style:parent-style-name="Default" style:data-style-name="N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41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42" style:family="table-cell" style:parent-style-name="Default" style:data-style-name="N20004">
      <style:table-cell-properties fo:background-color="transparent"/>
      <style:text-properties style:font-name="Bitstream Vera Sans" fo:font-size="9pt" style:font-size-asian="9pt" style:font-size-complex="9pt"/>
    </style:style>
    <style:style style:name="ce344" style:family="table-cell" style:parent-style-name="Default" style:data-style-name="N20004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9pt" style:font-size-asian="9pt" style:font-size-complex="9pt"/>
    </style:style>
    <style:style style:name="ce345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46" style:family="table-cell" style:parent-style-name="Excel_20_Built-in_20_Normal" style:data-style-name="N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47" style:family="table-cell" style:parent-style-name="Excel_20_Built-in_20_Normal" style:data-style-name="N130">
      <style:table-cell-properties fo:background-color="transparent" fo:border="none" style:rotation-align="none"/>
      <style:text-properties style:font-name="Bitstream Vera Sans" fo:font-size="9pt" style:font-size-asian="9pt" style:font-size-complex="9pt"/>
    </style:style>
    <style:style style:name="ce348" style:family="table-cell" style:parent-style-name="Default" style:data-style-name="N130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349" style:family="table-cell" style:parent-style-name="Excel_20_Built-in_20_Normal" style:data-style-name="N130">
      <style:table-cell-properties fo:border-bottom="0.06pt solid #000000" fo:border-left="none" fo:border-right="0.06pt solid #000000" style:rotation-align="none" fo:border-top="0.06pt solid #000000"/>
      <style:text-properties style:font-name="Bitstream Vera Sans" fo:font-size="9pt" style:font-size-asian="9pt" style:font-size-complex="9pt"/>
    </style:style>
    <style:style style:name="ce350" style:family="table-cell" style:parent-style-name="Excel_20_Built-in_20_Normal" style:data-style-name="N130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51" style:family="table-cell" style:parent-style-name="Excel_20_Built-in_20_Normal" style:data-style-name="N130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52" style:family="table-cell" style:parent-style-name="Excel_20_Built-in_20_Normal" style:data-style-name="N130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53" style:family="table-cell" style:parent-style-name="Excel_20_Built-in_20_Normal" style:data-style-name="N130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54" style:family="table-cell" style:parent-style-name="Excel_20_Built-in_20_Normal" style:data-style-name="N130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355" style:family="table-cell" style:parent-style-name="Excel_20_Built-in_20_Normal" style:data-style-name="N130">
      <style:table-cell-properties fo:border="none" style:rotation-align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56" style:family="table-cell" style:parent-style-name="Excel_20_Built-in_20_Normal" style:data-style-name="N130">
      <style:table-cell-properties fo:border="none" style:rotation-align="none"/>
      <style:text-properties fo:color="#000000" style:font-name="Bitstream Vera Sans" fo:font-size="9pt" fo:font-weight="bold" style:font-size-asian="9pt" style:font-weight-asian="bold" style:font-size-complex="9pt" style:font-weight-complex="bold"/>
    </style:style>
    <style:style style:name="ce357" style:family="table-cell" style:parent-style-name="Default" style:data-style-name="N130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58" style:family="table-cell" style:parent-style-name="Default" style:data-style-name="N10151">
      <style:text-properties style:font-name="Bitstream Vera Sans" fo:font-size="9pt" style:font-size-asian="9pt" style:font-size-complex="9pt"/>
    </style:style>
    <style:style style:name="ce359" style:family="table-cell" style:parent-style-name="Default" style:data-style-name="N10151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60" style:family="table-cell" style:parent-style-name="Default" style:data-style-name="N10151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 style:data-style-name="N124">
      <style:text-properties style:font-name="Bitstream Vera Sans" fo:font-size="9pt" style:font-size-asian="9pt" style:font-size-complex="9pt"/>
    </style:style>
    <style:style style:name="T1" style:family="text">
      <style:text-properties style:text-outline="false" style:text-line-through-style="none" style:text-line-through-type="none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ce452"/>
        <table:table-column table:style-name="co2" table:default-cell-style-name="ce452"/>
        <table:table-column table:style-name="co3" table:default-cell-style-name="ce480"/>
        <table:table-column table:style-name="co4" table:default-cell-style-name="ce498"/>
        <table:table-column table:style-name="co5" table:default-cell-style-name="ce498"/>
        <table:table-column table:style-name="co6" table:default-cell-style-name="ce498"/>
        <table:table-column table:style-name="co7" table:default-cell-style-name="ce452"/>
        <table:table-column table:style-name="co8" table:default-cell-style-name="ce452"/>
        <table:table-column table:style-name="co9" table:number-columns-repeated="1016" table:default-cell-style-name="ce452"/>
        <table:table-row table:style-name="ro1">
          <table:table-cell table:style-name="ce438" office:value-type="string" calcext:value-type="string">
            <text:p>2011-2022 Kira Bedelleri ve Ödemeleri-TL (Giderler hariç)</text:p>
          </table:table-cell>
          <table:table-cell table:number-columns-repeated="2"/>
          <table:table-cell table:style-name="ce491" table:number-columns-repeated="3"/>
          <table:table-cell table:number-columns-repeated="1018"/>
        </table:table-row>
        <table:table-row table:style-name="ro2">
          <table:table-cell table:style-name="ce439" office:value-type="string" calcext:value-type="string">
            <text:p>Tarih</text:p>
          </table:table-cell>
          <table:table-cell table:style-name="ce453" office:value-type="string" calcext:value-type="string">
            <text:p>Açıklama</text:p>
          </table:table-cell>
          <table:table-cell table:style-name="ce482" office:value-type="string" calcext:value-type="string">
            <text:p>yıllık toplam tüfe%</text:p>
          </table:table-cell>
          <table:table-cell table:style-name="ce492" office:value-type="string" calcext:value-type="string">
            <text:p>Kira Bedeli</text:p>
          </table:table-cell>
          <table:table-cell table:style-name="ce502" office:value-type="string" calcext:value-type="string">
            <text:p>Ödenen</text:p>
          </table:table-cell>
          <table:table-cell table:style-name="ce492" office:value-type="string" calcext:value-type="string">
            <text:p>Ödnmyn</text:p>
          </table:table-cell>
          <table:table-cell table:style-name="ce505" office:value-type="string" calcext:value-type="string">
            <text:p>Bakiye</text:p>
          </table:table-cell>
          <table:table-cell table:style-name="ce512" office:value-type="string" calcext:value-type="string">
            <text:p>Yıllık usd/tl usd</text:p>
          </table:table-cell>
          <table:table-cell table:number-columns-repeated="1016"/>
        </table:table-row>
        <table:table-row table:style-name="ro1">
          <table:table-cell table:style-name="ce440" office:value-type="float" office:value="2011" calcext:value-type="float">
            <text:p>2011</text:p>
          </table:table-cell>
          <table:table-cell table:style-name="ce454" office:value-type="string" calcext:value-type="string">
            <text:p>Sanayi Acenta kira bedeli</text:p>
          </table:table-cell>
          <table:table-cell table:style-name="ce483"/>
          <table:table-cell table:number-columns-repeated="2" table:style-name="ce493" office:value-type="float" office:value="7500" calcext:value-type="float">
            <text:p>7,500</text:p>
          </table:table-cell>
          <table:table-cell table:style-name="ce503"/>
          <table:table-cell table:style-name="ce506" table:formula="of:=[.E3]" office:value-type="float" office:value="7500" calcext:value-type="float">
            <text:p>7,500</text:p>
          </table:table-cell>
          <table:table-cell table:style-name="ce513"/>
          <table:table-cell table:number-columns-repeated="1016"/>
        </table:table-row>
        <table:table-row table:style-name="ro1">
          <table:table-cell table:style-name="ce441" office:value-type="float" office:value="2011" calcext:value-type="float">
            <text:p>2011</text:p>
          </table:table-cell>
          <table:table-cell table:style-name="ce446" office:value-type="string" calcext:value-type="string">
            <text:p>Taha İnşaat Kira Bedeli</text:p>
          </table:table-cell>
          <table:table-cell table:style-name="ce484"/>
          <table:table-cell table:number-columns-repeated="2" table:style-name="ce494" office:value-type="float" office:value="4500" calcext:value-type="float">
            <text:p>4,500</text:p>
          </table:table-cell>
          <table:table-cell/>
          <table:table-cell table:style-name="ce507" table:formula="of:=[.G3]+[.E4]" office:value-type="float" office:value="12000" calcext:value-type="float">
            <text:p>12000</text:p>
          </table:table-cell>
          <table:table-cell table:style-name="ce513"/>
          <table:table-cell table:number-columns-repeated="1016"/>
        </table:table-row>
        <table:table-row table:style-name="ro1">
          <table:table-cell table:style-name="ce441" office:value-type="float" office:value="2011" calcext:value-type="float">
            <text:p>2011</text:p>
          </table:table-cell>
          <table:table-cell table:style-name="ce446" office:value-type="string" calcext:value-type="string">
            <text:p>Hızarhane Yıkama </text:p>
          </table:table-cell>
          <table:table-cell table:style-name="ce452"/>
          <table:table-cell table:number-columns-repeated="2" table:style-name="ce494" office:value-type="float" office:value="7200" calcext:value-type="float">
            <text:p>7,200</text:p>
          </table:table-cell>
          <table:table-cell/>
          <table:table-cell table:style-name="ce507" table:formula="of:=[.G4]+[.E5]" office:value-type="float" office:value="19200" calcext:value-type="float">
            <text:p>19200</text:p>
          </table:table-cell>
          <table:table-cell table:style-name="ce513"/>
          <table:table-cell table:number-columns-repeated="1016"/>
        </table:table-row>
        <table:table-row table:style-name="ro1">
          <table:table-cell table:style-name="ce441" office:value-type="float" office:value="2011" calcext:value-type="float">
            <text:p>2011</text:p>
          </table:table-cell>
          <table:table-cell table:style-name="ce446" office:value-type="string" calcext:value-type="string">
            <text:p>Ali Paşa Yıkama Adem Kesici </text:p>
          </table:table-cell>
          <table:table-cell table:style-name="Default"/>
          <table:table-cell table:number-columns-repeated="2" table:style-name="ce494" office:value-type="float" office:value="9500" calcext:value-type="float">
            <text:p>9,500</text:p>
          </table:table-cell>
          <table:table-cell/>
          <table:table-cell table:style-name="ce507" table:formula="of:=[.G5]+[.E6]" office:value-type="float" office:value="28700" calcext:value-type="float">
            <text:p>28700</text:p>
          </table:table-cell>
          <table:table-cell table:style-name="ce514" office:value-type="string" calcext:value-type="string">
            <text:p>usd/tl</text:p>
          </table:table-cell>
          <table:table-cell table:number-columns-repeated="1016"/>
        </table:table-row>
        <table:table-row table:style-name="ro1">
          <table:table-cell table:style-name="ce442" office:value-type="float" office:value="2011" calcext:value-type="float">
            <text:p>2011</text:p>
          </table:table-cell>
          <table:table-cell table:style-name="ce446" office:value-type="string" calcext:value-type="string">
            <text:p><text:span text:style-name="T4">Ali Paşa Aygaz </text:span>kira bedeli</text:p>
          </table:table-cell>
          <table:table-cell table:style-name="Default"/>
          <table:table-cell table:number-columns-repeated="2" table:style-name="ce494" office:value-type="float" office:value="1000" calcext:value-type="float">
            <text:p>1,000</text:p>
          </table:table-cell>
          <table:table-cell/>
          <table:table-cell table:style-name="ce507" table:formula="of:=[.G6]+[.E7]" office:value-type="float" office:value="29700" calcext:value-type="float">
            <text:p>29700</text:p>
          </table:table-cell>
          <table:table-cell table:style-name="ce515" office:value-type="string" calcext:value-type="string">
            <text:p>1,61</text:p>
          </table:table-cell>
          <table:table-cell table:number-columns-repeated="1016"/>
        </table:table-row>
        <table:table-row table:style-name="ro1">
          <table:table-cell table:style-name="ce443" office:value-type="float" office:value="2011" calcext:value-type="float">
            <text:p>2011</text:p>
          </table:table-cell>
          <table:table-cell table:style-name="ce455" office:value-type="string" calcext:value-type="string">
            <text:p>Lise Arkası Dursun Çalışkan </text:p>
          </table:table-cell>
          <table:table-cell table:style-name="ce485" table:formula="of:=SUM([.E3:.E8])" office:value-type="float" office:value="44500" calcext:value-type="float">
            <text:p>44,500</text:p>
          </table:table-cell>
          <table:table-cell table:number-columns-repeated="2" table:style-name="ce495" office:value-type="float" office:value="14800" calcext:value-type="float">
            <text:p>14,800</text:p>
          </table:table-cell>
          <table:table-cell table:style-name="ce504"/>
          <table:table-cell table:style-name="ce507" table:formula="of:=[.G7]+[.E8]" office:value-type="float" office:value="44500" calcext:value-type="float">
            <text:p>44500</text:p>
          </table:table-cell>
          <table:table-cell table:style-name="ce513" table:formula="of:=[.C8]/[.H7]" office:value-type="float" office:value="27639.751552795" calcext:value-type="float">
            <text:p>27640</text:p>
          </table:table-cell>
          <table:table-cell table:number-columns-repeated="1016"/>
        </table:table-row>
        <table:table-row table:style-name="ro1">
          <table:table-cell table:style-name="ce444" office:value-type="float" office:value="2012" calcext:value-type="float">
            <text:p>2012</text:p>
          </table:table-cell>
          <table:table-cell table:style-name="ce454" office:value-type="string" calcext:value-type="string">
            <text:p>Sanayi Acenta kira bedeli</text:p>
          </table:table-cell>
          <table:table-cell table:style-name="ce483"/>
          <table:table-cell table:number-columns-repeated="2" table:style-name="ce493" office:value-type="float" office:value="8000" calcext:value-type="float">
            <text:p>8,000</text:p>
          </table:table-cell>
          <table:table-cell table:style-name="ce503"/>
          <table:table-cell table:style-name="ce507" table:formula="of:=[.G8]+[.E9]" office:value-type="float" office:value="52500" calcext:value-type="float">
            <text:p>52500</text:p>
          </table:table-cell>
          <table:table-cell table:style-name="ce511" office:value-type="string" calcext:value-type="string">
            <text:p>usd</text:p>
          </table:table-cell>
          <table:table-cell table:number-columns-repeated="1016"/>
        </table:table-row>
        <table:table-row table:style-name="ro1">
          <table:table-cell table:style-name="ce445" office:value-type="float" office:value="2012" calcext:value-type="float">
            <text:p>2012</text:p>
          </table:table-cell>
          <table:table-cell table:style-name="ce446" office:value-type="string" calcext:value-type="string">
            <text:p>Taha İnşaat Kira Bedeli</text:p>
          </table:table-cell>
          <table:table-cell table:style-name="ce484"/>
          <table:table-cell table:number-columns-repeated="2" table:style-name="ce494" office:value-type="float" office:value="5000" calcext:value-type="float">
            <text:p>5,000</text:p>
          </table:table-cell>
          <table:table-cell/>
          <table:table-cell table:style-name="ce507" table:formula="of:=[.G9]+[.E10]" office:value-type="float" office:value="57500" calcext:value-type="float">
            <text:p>57500</text:p>
          </table:table-cell>
          <table:table-cell table:style-name="ce513"/>
          <table:table-cell table:number-columns-repeated="1016"/>
        </table:table-row>
        <table:table-row table:style-name="ro1">
          <table:table-cell table:style-name="ce445" office:value-type="float" office:value="2012" calcext:value-type="float">
            <text:p>2012</text:p>
          </table:table-cell>
          <table:table-cell table:style-name="ce446" office:value-type="string" calcext:value-type="string">
            <text:p>Hızarhane Yıkama </text:p>
          </table:table-cell>
          <table:table-cell table:style-name="ce484"/>
          <table:table-cell table:number-columns-repeated="2" table:style-name="ce494" office:value-type="float" office:value="7900" calcext:value-type="float">
            <text:p>7,900</text:p>
          </table:table-cell>
          <table:table-cell/>
          <table:table-cell table:style-name="ce507" table:formula="of:=[.G10]+[.E11]" office:value-type="float" office:value="65400" calcext:value-type="float">
            <text:p>65400</text:p>
          </table:table-cell>
          <table:table-cell table:style-name="ce513"/>
          <table:table-cell table:number-columns-repeated="1016"/>
        </table:table-row>
        <table:table-row table:style-name="ro1">
          <table:table-cell table:style-name="ce445" office:value-type="float" office:value="2012" calcext:value-type="float">
            <text:p>2012</text:p>
          </table:table-cell>
          <table:table-cell table:style-name="ce446" office:value-type="string" calcext:value-type="string">
            <text:p>Ali Paşa Yıkama Adem Kesici </text:p>
          </table:table-cell>
          <table:table-cell/>
          <table:table-cell table:number-columns-repeated="2" table:style-name="ce494" office:value-type="float" office:value="10000" calcext:value-type="float">
            <text:p>10,000</text:p>
          </table:table-cell>
          <table:table-cell/>
          <table:table-cell table:style-name="ce507" table:formula="of:=[.G11]+[.E12]" office:value-type="float" office:value="75400" calcext:value-type="float">
            <text:p>75400</text:p>
          </table:table-cell>
          <table:table-cell table:style-name="ce513"/>
          <table:table-cell table:number-columns-repeated="1016"/>
        </table:table-row>
        <table:table-row table:style-name="ro1">
          <table:table-cell table:style-name="ce446" office:value-type="float" office:value="2012" calcext:value-type="float">
            <text:p>2012</text:p>
          </table:table-cell>
          <table:table-cell table:style-name="ce446" office:value-type="string" calcext:value-type="string">
            <text:p>Ali Paşa Aygaz kira bedeli</text:p>
          </table:table-cell>
          <table:table-cell table:style-name="Default"/>
          <table:table-cell table:number-columns-repeated="2" table:style-name="ce494" office:value-type="float" office:value="450" calcext:value-type="float">
            <text:p>450</text:p>
          </table:table-cell>
          <table:table-cell/>
          <table:table-cell table:style-name="ce507" table:formula="of:=[.G12]+[.E13]" office:value-type="float" office:value="75850" calcext:value-type="float">
            <text:p>75850</text:p>
          </table:table-cell>
          <table:table-cell table:style-name="ce515" office:value-type="string" calcext:value-type="string">
            <text:p>1,8</text:p>
          </table:table-cell>
          <table:table-cell table:number-columns-repeated="1016"/>
        </table:table-row>
        <table:table-row table:style-name="ro1">
          <table:table-cell table:style-name="ce447" office:value-type="float" office:value="2012" calcext:value-type="float">
            <text:p>2012</text:p>
          </table:table-cell>
          <table:table-cell table:style-name="ce455" office:value-type="string" calcext:value-type="string">
            <text:p>Lise Arkası Ahmet Çalışkan </text:p>
          </table:table-cell>
          <table:table-cell table:style-name="ce485" table:formula="of:=SUM([.E9:.E14])" office:value-type="float" office:value="48350" calcext:value-type="float">
            <text:p>48,350</text:p>
          </table:table-cell>
          <table:table-cell table:number-columns-repeated="2" table:style-name="ce495" office:value-type="float" office:value="17000" calcext:value-type="float">
            <text:p>17,000</text:p>
          </table:table-cell>
          <table:table-cell table:style-name="ce504"/>
          <table:table-cell table:style-name="ce507" table:formula="of:=[.G13]+[.E14]" office:value-type="float" office:value="92850" calcext:value-type="float">
            <text:p>92850</text:p>
          </table:table-cell>
          <table:table-cell table:style-name="ce513" table:formula="of:=[.C14]/[.H13]" office:value-type="float" office:value="26861.1111111111" calcext:value-type="float">
            <text:p>26861</text:p>
          </table:table-cell>
          <table:table-cell table:number-columns-repeated="1016"/>
        </table:table-row>
        <table:table-row table:style-name="ro1">
          <table:table-cell table:style-name="ce440" office:value-type="float" office:value="2013" calcext:value-type="float">
            <text:p>2013</text:p>
          </table:table-cell>
          <table:table-cell table:style-name="ce454" office:value-type="string" calcext:value-type="string">
            <text:p>Sanayi Acenta kira bedeli</text:p>
          </table:table-cell>
          <table:table-cell table:style-name="ce483"/>
          <table:table-cell table:number-columns-repeated="2" table:style-name="ce493" office:value-type="float" office:value="8500" calcext:value-type="float">
            <text:p>8,500</text:p>
          </table:table-cell>
          <table:table-cell table:style-name="ce503"/>
          <table:table-cell table:style-name="ce507" table:formula="of:=[.G14]+[.E15]" office:value-type="float" office:value="101350" calcext:value-type="float">
            <text:p>101350</text:p>
          </table:table-cell>
          <table:table-cell table:style-name="ce513"/>
          <table:table-cell table:number-columns-repeated="1016"/>
        </table:table-row>
        <table:table-row table:style-name="ro1">
          <table:table-cell table:style-name="ce441" office:value-type="float" office:value="2013" calcext:value-type="float">
            <text:p>2013</text:p>
          </table:table-cell>
          <table:table-cell table:style-name="ce446" office:value-type="string" calcext:value-type="string">
            <text:p>Taha İnşaat Kira Bedeli</text:p>
          </table:table-cell>
          <table:table-cell table:style-name="ce486"/>
          <table:table-cell table:number-columns-repeated="2" table:style-name="ce494" office:value-type="float" office:value="5500" calcext:value-type="float">
            <text:p>5,500</text:p>
          </table:table-cell>
          <table:table-cell/>
          <table:table-cell table:style-name="ce507" table:formula="of:=[.G15]+[.E16]" office:value-type="float" office:value="106850" calcext:value-type="float">
            <text:p>106850</text:p>
          </table:table-cell>
          <table:table-cell table:style-name="ce513"/>
          <table:table-cell table:number-columns-repeated="1016"/>
        </table:table-row>
        <table:table-row table:style-name="ro1">
          <table:table-cell table:style-name="ce441" office:value-type="float" office:value="2013" calcext:value-type="float">
            <text:p>2013</text:p>
          </table:table-cell>
          <table:table-cell table:style-name="ce446" office:value-type="string" calcext:value-type="string">
            <text:p>Hızarhane Yıkama </text:p>
          </table:table-cell>
          <table:table-cell/>
          <table:table-cell table:number-columns-repeated="2" table:style-name="ce494" office:value-type="float" office:value="8500" calcext:value-type="float">
            <text:p>8,500</text:p>
          </table:table-cell>
          <table:table-cell/>
          <table:table-cell table:style-name="ce507" table:formula="of:=[.G16]+[.E17]" office:value-type="float" office:value="115350" calcext:value-type="float">
            <text:p>115350</text:p>
          </table:table-cell>
          <table:table-cell table:style-name="ce513"/>
          <table:table-cell table:number-columns-repeated="1016"/>
        </table:table-row>
        <table:table-row table:style-name="ro1">
          <table:table-cell table:style-name="ce441" office:value-type="float" office:value="2013" calcext:value-type="float">
            <text:p>2013</text:p>
          </table:table-cell>
          <table:table-cell table:style-name="ce446" office:value-type="string" calcext:value-type="string">
            <text:p>Ali Paşa Yıkama Adem Kesici </text:p>
          </table:table-cell>
          <table:table-cell table:style-name="Default"/>
          <table:table-cell table:number-columns-repeated="2" table:style-name="ce494" office:value-type="float" office:value="9000" calcext:value-type="float">
            <text:p>9,000</text:p>
          </table:table-cell>
          <table:table-cell/>
          <table:table-cell table:style-name="ce507" table:formula="of:=[.G17]+[.E18]" office:value-type="float" office:value="124350" calcext:value-type="float">
            <text:p>124350</text:p>
          </table:table-cell>
          <table:table-cell table:style-name="ce515" office:value-type="string" calcext:value-type="string">
            <text:p>1,92</text:p>
          </table:table-cell>
          <table:table-cell table:number-columns-repeated="1016"/>
        </table:table-row>
        <table:table-row table:style-name="ro1">
          <table:table-cell table:style-name="ce448" office:value-type="float" office:value="2013" calcext:value-type="float">
            <text:p>2013</text:p>
          </table:table-cell>
          <table:table-cell table:style-name="ce455" office:value-type="string" calcext:value-type="string">
            <text:p>Lise Arkası Ahmet Çalışkan </text:p>
          </table:table-cell>
          <table:table-cell table:style-name="ce485" table:formula="of:=SUM([.E15:.E19])" office:value-type="float" office:value="50200" calcext:value-type="float">
            <text:p>50,200</text:p>
          </table:table-cell>
          <table:table-cell table:number-columns-repeated="2" table:style-name="ce495" office:value-type="float" office:value="18700" calcext:value-type="float">
            <text:p>18,700</text:p>
          </table:table-cell>
          <table:table-cell table:style-name="ce504"/>
          <table:table-cell table:style-name="ce507" table:formula="of:=[.G18]+[.E19]" office:value-type="float" office:value="143050" calcext:value-type="float">
            <text:p>143050</text:p>
          </table:table-cell>
          <table:table-cell table:style-name="ce513" table:formula="of:=[.C19]/[.H18]" office:value-type="float" office:value="26145.8333333333" calcext:value-type="float">
            <text:p>26146</text:p>
          </table:table-cell>
          <table:table-cell table:number-columns-repeated="1016"/>
        </table:table-row>
        <table:table-row table:style-name="ro1">
          <table:table-cell table:style-name="ce440" office:value-type="float" office:value="2014" calcext:value-type="float">
            <text:p>2014</text:p>
          </table:table-cell>
          <table:table-cell table:style-name="ce456" office:value-type="string" calcext:value-type="string">
            <text:p>Sanayi Acenta kira bedeli</text:p>
          </table:table-cell>
          <table:table-cell table:style-name="ce487"/>
          <table:table-cell table:number-columns-repeated="2" table:style-name="ce493" office:value-type="float" office:value="10000" calcext:value-type="float">
            <text:p>10,000</text:p>
          </table:table-cell>
          <table:table-cell table:style-name="ce503"/>
          <table:table-cell table:style-name="ce507" table:formula="of:=[.G19]+[.E20]" office:value-type="float" office:value="153050" calcext:value-type="float">
            <text:p>153050</text:p>
          </table:table-cell>
          <table:table-cell table:style-name="ce513"/>
          <table:table-cell table:number-columns-repeated="1016"/>
        </table:table-row>
        <table:table-row table:style-name="ro1">
          <table:table-cell table:style-name="ce441" office:value-type="float" office:value="2014" calcext:value-type="float">
            <text:p>2014</text:p>
          </table:table-cell>
          <table:table-cell table:style-name="ce458" office:value-type="string" calcext:value-type="string">
            <text:p>Taha İnşaat Kira Bedeli</text:p>
          </table:table-cell>
          <table:table-cell table:style-name="ce484"/>
          <table:table-cell table:number-columns-repeated="2" table:style-name="ce494" office:value-type="float" office:value="6000" calcext:value-type="float">
            <text:p>6,000</text:p>
          </table:table-cell>
          <table:table-cell/>
          <table:table-cell table:style-name="ce507" table:formula="of:=[.G20]+[.E21]" office:value-type="float" office:value="159050" calcext:value-type="float">
            <text:p>159050</text:p>
          </table:table-cell>
          <table:table-cell table:style-name="ce513"/>
          <table:table-cell table:number-columns-repeated="1016"/>
        </table:table-row>
        <table:table-row table:style-name="ro1">
          <table:table-cell table:style-name="ce441" office:value-type="float" office:value="2014" calcext:value-type="float">
            <text:p>2014</text:p>
          </table:table-cell>
          <table:table-cell table:style-name="ce458" office:value-type="string" calcext:value-type="string">
            <text:p>Hızarhane Yıkama </text:p>
          </table:table-cell>
          <table:table-cell/>
          <table:table-cell table:number-columns-repeated="2" table:style-name="ce494" office:value-type="float" office:value="9350" calcext:value-type="float">
            <text:p>9,350</text:p>
          </table:table-cell>
          <table:table-cell/>
          <table:table-cell table:style-name="ce507" table:formula="of:=[.G21]+[.E22]" office:value-type="float" office:value="168400" calcext:value-type="float">
            <text:p>168400</text:p>
          </table:table-cell>
          <table:table-cell table:style-name="ce513"/>
          <table:table-cell table:number-columns-repeated="1016"/>
        </table:table-row>
        <table:table-row table:style-name="ro1">
          <table:table-cell table:style-name="ce441" office:value-type="float" office:value="2014" calcext:value-type="float">
            <text:p>2014</text:p>
          </table:table-cell>
          <table:table-cell table:style-name="ce446" office:value-type="string" calcext:value-type="string">
            <text:p>Ali Paşa Yıkama Adem Kesici </text:p>
          </table:table-cell>
          <table:table-cell table:style-name="Default"/>
          <table:table-cell table:number-columns-repeated="2" table:style-name="ce494" office:value-type="float" office:value="12500" calcext:value-type="float">
            <text:p>12,500</text:p>
          </table:table-cell>
          <table:table-cell/>
          <table:table-cell table:style-name="ce507" table:formula="of:=[.G22]+[.E23]" office:value-type="float" office:value="180900" calcext:value-type="float">
            <text:p>180900</text:p>
          </table:table-cell>
          <table:table-cell table:style-name="ce515" office:value-type="string" calcext:value-type="string">
            <text:p>2,12</text:p>
          </table:table-cell>
          <table:table-cell table:number-columns-repeated="1016"/>
        </table:table-row>
        <table:table-row table:style-name="ro1">
          <table:table-cell table:style-name="ce443" office:value-type="float" office:value="2014" calcext:value-type="float">
            <text:p>2014</text:p>
          </table:table-cell>
          <table:table-cell table:style-name="ce455" office:value-type="string" calcext:value-type="string">
            <text:p>Lise Arkası Ahmet Çalışkan </text:p>
          </table:table-cell>
          <table:table-cell table:style-name="ce485" table:formula="of:=SUM([.E20:.E24])" office:value-type="float" office:value="58350" calcext:value-type="float">
            <text:p>58,350</text:p>
          </table:table-cell>
          <table:table-cell table:number-columns-repeated="2" table:style-name="ce495" office:value-type="float" office:value="20500" calcext:value-type="float">
            <text:p>20,500</text:p>
          </table:table-cell>
          <table:table-cell table:style-name="ce504"/>
          <table:table-cell table:style-name="ce507" table:formula="of:=[.G23]+[.E24]" office:value-type="float" office:value="201400" calcext:value-type="float">
            <text:p>201400</text:p>
          </table:table-cell>
          <table:table-cell table:style-name="ce513" table:formula="of:=[.C24]/[.H23]" office:value-type="float" office:value="27523.5849056604" calcext:value-type="float">
            <text:p>27524</text:p>
          </table:table-cell>
          <table:table-cell table:number-columns-repeated="1016"/>
        </table:table-row>
        <table:table-row table:style-name="ro1">
          <table:table-cell table:style-name="ce440" office:value-type="float" office:value="2015" calcext:value-type="float">
            <text:p>2015</text:p>
          </table:table-cell>
          <table:table-cell table:style-name="ce454" office:value-type="string" calcext:value-type="string">
            <text:p><text:span text:style-name="T5">Ali Paşa Milangaz </text:span>kira bedeli</text:p>
          </table:table-cell>
          <table:table-cell table:style-name="ce487"/>
          <table:table-cell table:number-columns-repeated="2" table:style-name="ce493" office:value-type="float" office:value="4000" calcext:value-type="float">
            <text:p>4,000</text:p>
          </table:table-cell>
          <table:table-cell table:style-name="ce503"/>
          <table:table-cell table:style-name="ce507" table:formula="of:=[.G24]+[.E25]" office:value-type="float" office:value="205400" calcext:value-type="float">
            <text:p>205400</text:p>
          </table:table-cell>
          <table:table-cell table:style-name="ce513"/>
          <table:table-cell table:number-columns-repeated="1016"/>
        </table:table-row>
        <table:table-row table:style-name="ro1">
          <table:table-cell table:style-name="ce441" office:value-type="float" office:value="2015" calcext:value-type="float">
            <text:p>2015</text:p>
          </table:table-cell>
          <table:table-cell table:style-name="ce446" office:value-type="string" calcext:value-type="string">
            <text:p>Adem Kesici kira bedeli</text:p>
          </table:table-cell>
          <table:table-cell table:style-name="ce484"/>
          <table:table-cell table:number-columns-repeated="2" table:style-name="ce494" office:value-type="float" office:value="13750" calcext:value-type="float">
            <text:p>13,750</text:p>
          </table:table-cell>
          <table:table-cell/>
          <table:table-cell table:style-name="ce507" table:formula="of:=[.G25]+[.E26]" office:value-type="float" office:value="219150" calcext:value-type="float">
            <text:p>219150</text:p>
          </table:table-cell>
          <table:table-cell table:style-name="ce513"/>
          <table:table-cell table:number-columns-repeated="1016"/>
        </table:table-row>
        <table:table-row table:style-name="ro1">
          <table:table-cell table:style-name="ce442" office:value-type="float" office:value="2015" calcext:value-type="float">
            <text:p>2015</text:p>
          </table:table-cell>
          <table:table-cell table:style-name="ce446" office:value-type="string" calcext:value-type="string">
            <text:p><text:span text:style-name="T5">Ali Paşa Aygaz </text:span>İsmail Tağaç Kira Bedeli</text:p>
          </table:table-cell>
          <table:table-cell table:style-name="Default"/>
          <table:table-cell table:number-columns-repeated="2" table:style-name="ce494" office:value-type="float" office:value="4200" calcext:value-type="float">
            <text:p>4,200</text:p>
          </table:table-cell>
          <table:table-cell/>
          <table:table-cell table:style-name="ce507" table:formula="of:=[.G26]+[.E27]" office:value-type="float" office:value="223350" calcext:value-type="float">
            <text:p>223350</text:p>
          </table:table-cell>
          <table:table-cell table:style-name="ce515" office:value-type="float" office:value="2.68" calcext:value-type="float">
            <text:p>2.68</text:p>
          </table:table-cell>
          <table:table-cell table:number-columns-repeated="1016"/>
        </table:table-row>
        <table:table-row table:style-name="ro1">
          <table:table-cell table:style-name="ce443" office:value-type="float" office:value="2015" calcext:value-type="float">
            <text:p>2015</text:p>
          </table:table-cell>
          <table:table-cell table:style-name="ce455" office:value-type="string" calcext:value-type="string">
            <text:p>Lise Arkası Ahmet Çalışkan </text:p>
          </table:table-cell>
          <table:table-cell table:style-name="ce485" table:formula="of:=SUM([.E25:.E28])" office:value-type="float" office:value="44500" calcext:value-type="float">
            <text:p>44,500</text:p>
          </table:table-cell>
          <table:table-cell table:number-columns-repeated="2" table:style-name="ce495" office:value-type="float" office:value="22550" calcext:value-type="float">
            <text:p>22,550</text:p>
          </table:table-cell>
          <table:table-cell table:style-name="ce504"/>
          <table:table-cell table:style-name="ce507" table:formula="of:=[.G27]+[.E28]" office:value-type="float" office:value="245900" calcext:value-type="float">
            <text:p>245900</text:p>
          </table:table-cell>
          <table:table-cell table:style-name="ce513" table:formula="of:=[.C28]/[.H27]" office:value-type="float" office:value="16604.4776119403" calcext:value-type="float">
            <text:p>16604</text:p>
          </table:table-cell>
          <table:table-cell table:number-columns-repeated="1016"/>
        </table:table-row>
        <table:table-row table:style-name="ro1">
          <table:table-cell table:style-name="ce440" office:value-type="float" office:value="2016" calcext:value-type="float">
            <text:p>2016</text:p>
          </table:table-cell>
          <table:table-cell table:style-name="ce454" office:value-type="string" calcext:value-type="string">
            <text:p><text:span text:style-name="T5">Hızarhane Yıkama </text:span>Mehmet Geyraslı kira bedeli</text:p>
          </table:table-cell>
          <table:table-cell table:style-name="ce487"/>
          <table:table-cell table:number-columns-repeated="2" table:style-name="ce493" office:value-type="float" office:value="13000" calcext:value-type="float">
            <text:p>13,000</text:p>
          </table:table-cell>
          <table:table-cell table:style-name="ce503"/>
          <table:table-cell table:style-name="ce507" table:formula="of:=[.G28]+[.E29]" office:value-type="float" office:value="258900" calcext:value-type="float">
            <text:p>258900</text:p>
          </table:table-cell>
          <table:table-cell table:style-name="ce513"/>
          <table:table-cell table:number-columns-repeated="1016"/>
        </table:table-row>
        <table:table-row table:style-name="ro1">
          <table:table-cell table:style-name="ce441" office:value-type="float" office:value="2016" calcext:value-type="float">
            <text:p>2016</text:p>
          </table:table-cell>
          <table:table-cell table:style-name="ce446" office:value-type="string" calcext:value-type="string">
            <text:p><text:span text:style-name="T5">Ali Paşa Milangaz </text:span>kira bedeli</text:p>
          </table:table-cell>
          <table:table-cell table:style-name="ce484"/>
          <table:table-cell table:number-columns-repeated="2" table:style-name="ce494" office:value-type="float" office:value="5600" calcext:value-type="float">
            <text:p>5,600</text:p>
          </table:table-cell>
          <table:table-cell/>
          <table:table-cell table:style-name="ce507" table:formula="of:=[.G29]+[.E30]" office:value-type="float" office:value="264500" calcext:value-type="float">
            <text:p>264500</text:p>
          </table:table-cell>
          <table:table-cell table:style-name="ce513"/>
          <table:table-cell table:number-columns-repeated="1016"/>
        </table:table-row>
        <table:table-row table:style-name="ro1">
          <table:table-cell table:style-name="ce441" office:value-type="float" office:value="2016" calcext:value-type="float">
            <text:p>2016</text:p>
          </table:table-cell>
          <table:table-cell table:style-name="ce446" office:value-type="string" calcext:value-type="string">
            <text:p><text:span text:style-name="T5">Ali Paşa Yıkama </text:span>Adem Kesici kira bedeli</text:p>
          </table:table-cell>
          <table:table-cell table:style-name="ce484"/>
          <table:table-cell table:number-columns-repeated="2" table:style-name="ce494" office:value-type="float" office:value="15125" calcext:value-type="float">
            <text:p>15,125</text:p>
          </table:table-cell>
          <table:table-cell/>
          <table:table-cell table:style-name="ce507" table:formula="of:=[.G30]+[.E31]" office:value-type="float" office:value="279625" calcext:value-type="float">
            <text:p>279625</text:p>
          </table:table-cell>
          <table:table-cell table:style-name="ce513"/>
          <table:table-cell table:number-columns-repeated="1016"/>
        </table:table-row>
        <table:table-row table:style-name="ro1">
          <table:table-cell table:style-name="ce441" office:value-type="float" office:value="2016" calcext:value-type="float">
            <text:p>2016</text:p>
          </table:table-cell>
          <table:table-cell table:style-name="ce446" office:value-type="string" calcext:value-type="string">
            <text:p><text:span text:style-name="T5">Ali Paşa Aygaz </text:span>İsmail Tağaç Kira Bedeli</text:p>
          </table:table-cell>
          <table:table-cell table:style-name="Default"/>
          <table:table-cell table:style-name="ce494" office:value-type="float" office:value="4200" calcext:value-type="float">
            <text:p>4,200</text:p>
          </table:table-cell>
          <table:table-cell table:style-name="ce494" office:value-type="float" office:value="2950" calcext:value-type="float">
            <text:p>2,950</text:p>
          </table:table-cell>
          <table:table-cell table:formula="of:=[.D32]-[.E32]" office:value-type="float" office:value="1250" calcext:value-type="float">
            <text:p>1,250</text:p>
          </table:table-cell>
          <table:table-cell table:style-name="ce507" table:formula="of:=[.G31]+[.E32]" office:value-type="float" office:value="282575" calcext:value-type="float">
            <text:p>282575</text:p>
          </table:table-cell>
          <table:table-cell table:style-name="ce515"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>
          <table:table-cell table:style-name="ce443" office:value-type="float" office:value="2016" calcext:value-type="float">
            <text:p>2016</text:p>
          </table:table-cell>
          <table:table-cell table:style-name="ce455" office:value-type="string" calcext:value-type="string">
            <text:p>Lise Arkası Ahmet Çalışkan </text:p>
          </table:table-cell>
          <table:table-cell table:style-name="ce485" table:formula="of:=SUM([.E29:.E33])" office:value-type="float" office:value="61675" calcext:value-type="float">
            <text:p>61,675</text:p>
          </table:table-cell>
          <table:table-cell table:number-columns-repeated="2" table:style-name="ce495" office:value-type="float" office:value="25000" calcext:value-type="float">
            <text:p>25,000</text:p>
          </table:table-cell>
          <table:table-cell table:style-name="ce504"/>
          <table:table-cell table:style-name="ce507" table:formula="of:=[.G32]+[.E33]" office:value-type="float" office:value="307575" calcext:value-type="float">
            <text:p>307575</text:p>
          </table:table-cell>
          <table:table-cell table:style-name="ce513" table:formula="of:=[.C33]/[.H32]" office:value-type="float" office:value="20906.7796610169" calcext:value-type="float">
            <text:p>20907</text:p>
          </table:table-cell>
          <table:table-cell table:number-columns-repeated="1016"/>
        </table:table-row>
        <table:table-row table:style-name="ro1">
          <table:table-cell table:style-name="ce449" office:value-type="float" office:value="2017" calcext:value-type="float">
            <text:p>2017</text:p>
          </table:table-cell>
          <table:table-cell table:style-name="ce454" office:value-type="string" calcext:value-type="string">
            <text:p><text:span text:style-name="T5">Hızarhane Yıkama </text:span>Mehmet Geyraslı kira bedeli</text:p>
          </table:table-cell>
          <table:table-cell table:style-name="ce487"/>
          <table:table-cell table:number-columns-repeated="2" table:style-name="ce493" office:value-type="float" office:value="15400" calcext:value-type="float">
            <text:p>15,400</text:p>
          </table:table-cell>
          <table:table-cell table:style-name="ce503"/>
          <table:table-cell table:style-name="ce507" table:formula="of:=[.G33]+[.E34]" office:value-type="float" office:value="322975" calcext:value-type="float">
            <text:p>322975</text:p>
          </table:table-cell>
          <table:table-cell table:style-name="ce513"/>
          <table:table-cell table:number-columns-repeated="1016"/>
        </table:table-row>
        <table:table-row table:style-name="ro1">
          <table:table-cell table:style-name="ce442" office:value-type="float" office:value="2017" calcext:value-type="float">
            <text:p>2017</text:p>
          </table:table-cell>
          <table:table-cell table:style-name="ce446" office:value-type="string" calcext:value-type="string">
            <text:p><text:span text:style-name="T5">Ali Paşa Milangaz </text:span>Gökhan Öner Kira Bedeli</text:p>
          </table:table-cell>
          <table:table-cell table:style-name="ce484"/>
          <table:table-cell table:number-columns-repeated="2" table:style-name="ce494" office:value-type="float" office:value="4400" calcext:value-type="float">
            <text:p>4,400</text:p>
          </table:table-cell>
          <table:table-cell/>
          <table:table-cell table:style-name="ce507" table:formula="of:=[.G34]+[.E35]" office:value-type="float" office:value="327375" calcext:value-type="float">
            <text:p>327375</text:p>
          </table:table-cell>
          <table:table-cell table:style-name="ce513"/>
          <table:table-cell table:number-columns-repeated="1016"/>
        </table:table-row>
        <table:table-row table:style-name="ro1">
          <table:table-cell table:style-name="ce442" office:value-type="float" office:value="2017" calcext:value-type="float">
            <text:p>2017</text:p>
          </table:table-cell>
          <table:table-cell table:style-name="ce446" office:value-type="string" calcext:value-type="string">
            <text:p><text:span text:style-name="T5">Ali Paşa Yıkama </text:span>Adem Kesici kira bedeli</text:p>
          </table:table-cell>
          <table:table-cell table:style-name="ce484"/>
          <table:table-cell table:number-columns-repeated="2" table:style-name="ce494" office:value-type="float" office:value="17050" calcext:value-type="float">
            <text:p>17,050</text:p>
          </table:table-cell>
          <table:table-cell/>
          <table:table-cell table:style-name="ce507" table:formula="of:=[.G35]+[.E36]" office:value-type="float" office:value="344425" calcext:value-type="float">
            <text:p>344425</text:p>
          </table:table-cell>
          <table:table-cell table:style-name="ce513"/>
          <table:table-cell table:number-columns-repeated="1016"/>
        </table:table-row>
        <table:table-row table:style-name="ro1">
          <table:table-cell table:style-name="ce442" office:value-type="float" office:value="2017" calcext:value-type="float">
            <text:p>2017</text:p>
          </table:table-cell>
          <table:table-cell table:style-name="ce446" office:value-type="string" calcext:value-type="string">
            <text:p><text:span text:style-name="T5">Ali Paşa Yıkama </text:span>Adem Kesici kira bedeli</text:p>
          </table:table-cell>
          <table:table-cell table:style-name="ce484"/>
          <table:table-cell table:number-columns-repeated="2" table:style-name="ce494" office:value-type="float" office:value="3000" calcext:value-type="float">
            <text:p>3,000</text:p>
          </table:table-cell>
          <table:table-cell/>
          <table:table-cell table:style-name="ce507" table:formula="of:=[.G36]+[.E37]" office:value-type="float" office:value="347425" calcext:value-type="float">
            <text:p>347425</text:p>
          </table:table-cell>
          <table:table-cell table:style-name="ce513"/>
          <table:table-cell table:number-columns-repeated="1016"/>
        </table:table-row>
        <table:table-row table:style-name="ro1">
          <table:table-cell table:style-name="ce442" office:value-type="float" office:value="2017" calcext:value-type="float">
            <text:p>2017</text:p>
          </table:table-cell>
          <table:table-cell table:style-name="ce446" office:value-type="string" calcext:value-type="string">
            <text:p><text:span text:style-name="T5">Ali Paşa Aygaz </text:span>İsmail Tağaç Kira Bedeli</text:p>
          </table:table-cell>
          <table:table-cell table:style-name="ce484"/>
          <table:table-cell table:style-name="ce494" office:value-type="float" office:value="2400" calcext:value-type="float">
            <text:p>2,400</text:p>
          </table:table-cell>
          <table:table-cell table:style-name="ce494"/>
          <table:table-cell table:formula="of:=[.D38]-[.E38]" office:value-type="float" office:value="2400" calcext:value-type="float">
            <text:p>2,400</text:p>
          </table:table-cell>
          <table:table-cell table:style-name="ce507" table:formula="of:=[.G37]+[.E38]" office:value-type="float" office:value="347425" calcext:value-type="float">
            <text:p>347425</text:p>
          </table:table-cell>
          <table:table-cell table:style-name="ce513"/>
          <table:table-cell table:number-columns-repeated="1016"/>
        </table:table-row>
        <table:table-row table:style-name="ro1">
          <table:table-cell table:style-name="ce442" office:value-type="float" office:value="2017" calcext:value-type="float">
            <text:p>2017</text:p>
          </table:table-cell>
          <table:table-cell table:style-name="ce446" office:value-type="string" calcext:value-type="string">
            <text:p><text:span text:style-name="T5">Ali Paşa Aygaz </text:span>Samet Mine kira bedeli</text:p>
          </table:table-cell>
          <table:table-cell table:style-name="Default"/>
          <table:table-cell table:style-name="ce494" office:value-type="float" office:value="5000" calcext:value-type="float">
            <text:p>5,000</text:p>
          </table:table-cell>
          <table:table-cell table:style-name="ce494" office:value-type="float" office:value="3300" calcext:value-type="float">
            <text:p>3,300</text:p>
          </table:table-cell>
          <table:table-cell table:formula="of:=[.D39]-[.E39]" office:value-type="float" office:value="1700" calcext:value-type="float">
            <text:p>1,700</text:p>
          </table:table-cell>
          <table:table-cell table:style-name="ce507" table:formula="of:=[.G38]+[.E39]" office:value-type="float" office:value="350725" calcext:value-type="float">
            <text:p>350725</text:p>
          </table:table-cell>
          <table:table-cell table:style-name="ce515" office:value-type="float" office:value="3.55" calcext:value-type="float">
            <text:p>3.55</text:p>
          </table:table-cell>
          <table:table-cell table:number-columns-repeated="1016"/>
        </table:table-row>
        <table:table-row table:style-name="ro1">
          <table:table-cell table:style-name="ce448" office:value-type="float" office:value="2017" calcext:value-type="float">
            <text:p>2017</text:p>
          </table:table-cell>
          <table:table-cell table:style-name="ce455" office:value-type="string" calcext:value-type="string">
            <text:p>Lise Arkası Ahmet Çalışkan </text:p>
          </table:table-cell>
          <table:table-cell table:style-name="ce485" table:formula="of:=SUM([.E34:.E40])" office:value-type="float" office:value="70650" calcext:value-type="float">
            <text:p>70,650</text:p>
          </table:table-cell>
          <table:table-cell table:number-columns-repeated="2" table:style-name="ce495" office:value-type="float" office:value="27500" calcext:value-type="float">
            <text:p>27,500</text:p>
          </table:table-cell>
          <table:table-cell table:style-name="ce504"/>
          <table:table-cell table:style-name="ce507" table:formula="of:=[.G39]+[.E40]" office:value-type="float" office:value="378225" calcext:value-type="float">
            <text:p>378225</text:p>
          </table:table-cell>
          <table:table-cell table:style-name="ce513" table:formula="of:=[.C40]/[.H39]" office:value-type="float" office:value="19901.4084507042" calcext:value-type="float">
            <text:p>19901</text:p>
          </table:table-cell>
          <table:table-cell table:number-columns-repeated="1016"/>
        </table:table-row>
        <table:table-row table:style-name="ro1">
          <table:table-cell table:style-name="ce440" office:value-type="float" office:value="2018" calcext:value-type="float">
            <text:p>2018</text:p>
          </table:table-cell>
          <table:table-cell table:style-name="ce456" office:value-type="string" calcext:value-type="string">
            <text:p><text:span text:style-name="T5">Hızarhane Yıkama </text:span>Mehmet Geyraslı kira bedeli</text:p>
          </table:table-cell>
          <table:table-cell table:style-name="ce487"/>
          <table:table-cell table:number-columns-repeated="2" table:style-name="ce493" office:value-type="float" office:value="1500" calcext:value-type="float">
            <text:p>1,500</text:p>
          </table:table-cell>
          <table:table-cell table:style-name="ce503"/>
          <table:table-cell table:style-name="ce507" table:formula="of:=[.G40]+[.E41]" office:value-type="float" office:value="379725" calcext:value-type="float">
            <text:p>379725</text:p>
          </table:table-cell>
          <table:table-cell table:style-name="ce513"/>
          <table:table-cell table:number-columns-repeated="1016"/>
        </table:table-row>
        <table:table-row table:style-name="ro1">
          <table:table-cell table:style-name="ce441" office:value-type="float" office:value="2018" calcext:value-type="float">
            <text:p>2018</text:p>
          </table:table-cell>
          <table:table-cell table:style-name="ce446" office:value-type="string" calcext:value-type="string">
            <text:p><text:span text:style-name="T5">Ali Paşa Milangaz </text:span>özge kahraman kira bedeli</text:p>
          </table:table-cell>
          <table:table-cell table:style-name="ce484"/>
          <table:table-cell table:number-columns-repeated="2" table:style-name="ce494" office:value-type="float" office:value="7200" calcext:value-type="float">
            <text:p>7,200</text:p>
          </table:table-cell>
          <table:table-cell/>
          <table:table-cell table:style-name="ce507" table:formula="of:=[.G41]+[.E42]" office:value-type="float" office:value="386925" calcext:value-type="float">
            <text:p>386925</text:p>
          </table:table-cell>
          <table:table-cell table:style-name="ce513"/>
          <table:table-cell table:number-columns-repeated="1016"/>
        </table:table-row>
        <table:table-row table:style-name="ro1">
          <table:table-cell table:style-name="ce441" office:value-type="float" office:value="2018" calcext:value-type="float">
            <text:p>2018</text:p>
          </table:table-cell>
          <table:table-cell table:style-name="ce446" office:value-type="string" calcext:value-type="string">
            <text:p>Ali Paşa Yıkama Adem Kesici kira bedeli</text:p>
          </table:table-cell>
          <table:table-cell table:style-name="ce484" office:value-type="percentage" office:value="0.158" calcext:value-type="percentage">
            <text:p>15.80%</text:p>
          </table:table-cell>
          <table:table-cell table:number-columns-repeated="2" table:style-name="ce494" office:value-type="float" office:value="19686" calcext:value-type="float">
            <text:p>19,686</text:p>
          </table:table-cell>
          <table:table-cell/>
          <table:table-cell table:style-name="ce507" table:formula="of:=[.G42]+[.E43]" office:value-type="float" office:value="406611" calcext:value-type="float">
            <text:p>406611</text:p>
          </table:table-cell>
          <table:table-cell table:style-name="ce513"/>
          <table:table-cell table:number-columns-repeated="1016"/>
        </table:table-row>
        <table:table-row table:style-name="ro1">
          <table:table-cell table:style-name="ce441" office:value-type="float" office:value="2018" calcext:value-type="float">
            <text:p>2018</text:p>
          </table:table-cell>
          <table:table-cell table:style-name="ce446" office:value-type="string" calcext:value-type="string">
            <text:p><text:span text:style-name="T5">Ali Paşa Aygaz </text:span>Asena Dursun Kira Bedeli</text:p>
          </table:table-cell>
          <table:table-cell table:style-name="Default"/>
          <table:table-cell table:number-columns-repeated="2" table:style-name="ce494" office:value-type="float" office:value="7000" calcext:value-type="float">
            <text:p>7,000</text:p>
          </table:table-cell>
          <table:table-cell/>
          <table:table-cell table:style-name="ce507" table:formula="of:=[.G43]+[.E44]" office:value-type="float" office:value="413611" calcext:value-type="float">
            <text:p>413611</text:p>
          </table:table-cell>
          <table:table-cell table:style-name="ce515" office:value-type="float" office:value="4.6" calcext:value-type="float">
            <text:p>4.60</text:p>
          </table:table-cell>
          <table:table-cell table:number-columns-repeated="1016"/>
        </table:table-row>
        <table:table-row table:style-name="ro1">
          <table:table-cell table:style-name="ce443" office:value-type="float" office:value="2018" calcext:value-type="float">
            <text:p>2018</text:p>
          </table:table-cell>
          <table:table-cell table:style-name="ce455" office:value-type="string" calcext:value-type="string">
            <text:p>Lise Arkası Ahmet Çalışkan </text:p>
          </table:table-cell>
          <table:table-cell table:style-name="ce485" table:formula="of:=SUM([.E41:.E45])" office:value-type="float" office:value="67886" calcext:value-type="float">
            <text:p>67,886</text:p>
          </table:table-cell>
          <table:table-cell table:number-columns-repeated="2" table:style-name="ce495" office:value-type="float" office:value="32500" calcext:value-type="float">
            <text:p>32,500</text:p>
          </table:table-cell>
          <table:table-cell table:style-name="ce504"/>
          <table:table-cell table:style-name="ce507" table:formula="of:=[.G44]+[.E45]" office:value-type="float" office:value="446111" calcext:value-type="float">
            <text:p>446111</text:p>
          </table:table-cell>
          <table:table-cell table:style-name="ce513" table:formula="of:=[.C45]/[.H44]" office:value-type="float" office:value="14757.8260869565" calcext:value-type="float">
            <text:p>14758</text:p>
          </table:table-cell>
          <table:table-cell table:number-columns-repeated="1016"/>
        </table:table-row>
        <table:table-row table:style-name="ro1">
          <table:table-cell table:style-name="ce440" office:value-type="float" office:value="2019" calcext:value-type="float">
            <text:p>2019</text:p>
          </table:table-cell>
          <table:table-cell table:style-name="ce454" office:value-type="string" calcext:value-type="string">
            <text:p><text:span text:style-name="T5">Ali Paşa Milangaz </text:span>özge kahraman kira bedeli</text:p>
          </table:table-cell>
          <table:table-cell table:style-name="Default"/>
          <table:table-cell table:number-columns-repeated="2" table:style-name="ce493" office:value-type="float" office:value="8520" calcext:value-type="float">
            <text:p>8,520</text:p>
          </table:table-cell>
          <table:table-cell table:style-name="ce503"/>
          <table:table-cell table:style-name="ce507" table:formula="of:=[.G45]+[.E46]" office:value-type="float" office:value="454631" calcext:value-type="float">
            <text:p>454631</text:p>
          </table:table-cell>
          <table:table-cell table:style-name="ce513"/>
          <table:table-cell table:number-columns-repeated="1016"/>
        </table:table-row>
        <table:table-row table:style-name="ro1">
          <table:table-cell table:style-name="ce441" office:value-type="float" office:value="2019" calcext:value-type="float">
            <text:p>2019</text:p>
          </table:table-cell>
          <table:table-cell table:style-name="ce446" office:value-type="string" calcext:value-type="string">
            <text:p><text:span text:style-name="T5">Al Paşa Yıkama </text:span>19-20 kira bedeli</text:p>
          </table:table-cell>
          <table:table-cell table:style-name="ce484" office:value-type="percentage" office:value="0.34" calcext:value-type="percentage">
            <text:p>34.00%</text:p>
          </table:table-cell>
          <table:table-cell table:number-columns-repeated="2" table:style-name="ce494" office:value-type="float" office:value="26380" calcext:value-type="float">
            <text:p>26,380</text:p>
          </table:table-cell>
          <table:table-cell/>
          <table:table-cell table:style-name="ce507" table:formula="of:=[.G46]+[.E47]" office:value-type="float" office:value="481011" calcext:value-type="float">
            <text:p>481011</text:p>
          </table:table-cell>
          <table:table-cell table:style-name="ce513"/>
          <table:table-cell table:number-columns-repeated="1016"/>
        </table:table-row>
        <table:table-row table:style-name="ro1">
          <table:table-cell table:style-name="ce441"/>
          <table:table-cell table:style-name="ce446" office:value-type="string" calcext:value-type="string">
            <text:p>ismail tağaç icradan selaniğe</text:p>
          </table:table-cell>
          <table:table-cell table:style-name="ce484"/>
          <table:table-cell table:style-name="ce494"/>
          <table:table-cell table:style-name="ce494" office:value-type="float" office:value="3500" calcext:value-type="float">
            <text:p>3,500</text:p>
          </table:table-cell>
          <table:table-cell table:style-name="ce501" office:value-type="float" office:value="-3500" calcext:value-type="float">
            <text:p>-3,500</text:p>
          </table:table-cell>
          <table:table-cell table:style-name="ce507" table:formula="of:=[.G47]+[.E48]" office:value-type="float" office:value="484511" calcext:value-type="float">
            <text:p>484511</text:p>
          </table:table-cell>
          <table:table-cell table:style-name="ce515" office:value-type="float" office:value="5.82" calcext:value-type="float">
            <text:p>5.82</text:p>
          </table:table-cell>
          <table:table-cell table:number-columns-repeated="1016"/>
        </table:table-row>
        <table:table-row table:style-name="ro1">
          <table:table-cell table:style-name="ce443" office:value-type="float" office:value="2019" calcext:value-type="float">
            <text:p>2019</text:p>
          </table:table-cell>
          <table:table-cell table:style-name="ce455" office:value-type="string" calcext:value-type="string">
            <text:p>Lise Arkası Ahmet Çalışkan </text:p>
          </table:table-cell>
          <table:table-cell table:style-name="ce485" table:formula="of:=SUM([.E46:.E49])" office:value-type="float" office:value="77400" calcext:value-type="float">
            <text:p>77,400</text:p>
          </table:table-cell>
          <table:table-cell table:number-columns-repeated="2" table:style-name="ce495" office:value-type="float" office:value="39000" calcext:value-type="float">
            <text:p>39,000</text:p>
          </table:table-cell>
          <table:table-cell table:style-name="ce504"/>
          <table:table-cell table:style-name="ce507" table:formula="of:=[.G48]+[.E49]" office:value-type="float" office:value="523511" calcext:value-type="float">
            <text:p>523511</text:p>
          </table:table-cell>
          <table:table-cell table:style-name="ce513" table:formula="of:=[.C49]/[.H48]" office:value-type="float" office:value="13298.9690721649" calcext:value-type="float">
            <text:p>13299</text:p>
          </table:table-cell>
          <table:table-cell table:number-columns-repeated="1016"/>
        </table:table-row>
        <table:table-row table:style-name="ro1">
          <table:table-cell table:style-name="ce450" office:value-type="float" office:value="2020" calcext:value-type="float">
            <text:p>2020</text:p>
          </table:table-cell>
          <table:table-cell table:style-name="ce459" office:value-type="string" calcext:value-type="string">
            <text:p>Lise Arkası Murat Çalışkan</text:p>
          </table:table-cell>
          <table:table-cell table:style-name="Default"/>
          <table:table-cell table:number-columns-repeated="2" table:style-name="ce496" office:value-type="float" office:value="44000" calcext:value-type="float">
            <text:p>44,000</text:p>
          </table:table-cell>
          <table:table-cell table:style-name="ce496"/>
          <table:table-cell table:style-name="ce508" table:formula="of:=[.G49]+[.E50]" office:value-type="float" office:value="567511" calcext:value-type="float">
            <text:p>567511</text:p>
          </table:table-cell>
          <table:table-cell table:style-name="ce515" office:value-type="string" calcext:value-type="string">
            <text:p>6,84</text:p>
          </table:table-cell>
          <table:table-cell table:number-columns-repeated="1016"/>
        </table:table-row>
        <table:table-row table:style-name="ro1">
          <table:table-cell table:style-name="ce451" office:value-type="float" office:value="2020" calcext:value-type="float">
            <text:p>2020</text:p>
          </table:table-cell>
          <table:table-cell table:style-name="ce467" office:value-type="string" calcext:value-type="string">
            <text:p>Ali Paşa Adem</text:p>
          </table:table-cell>
          <table:table-cell table:style-name="ce489" table:formula="of:=SUM([.D50:.D51])" office:value-type="float" office:value="72500" calcext:value-type="float">
            <text:p>72,500</text:p>
          </table:table-cell>
          <table:table-cell table:number-columns-repeated="2" table:style-name="ce497" office:value-type="float" office:value="28500" calcext:value-type="float">
            <text:p>28,500</text:p>
          </table:table-cell>
          <table:table-cell table:style-name="ce497"/>
          <table:table-cell table:style-name="ce509" table:formula="of:=[.G50]+[.E51]" office:value-type="float" office:value="596011" calcext:value-type="float">
            <text:p>596011</text:p>
          </table:table-cell>
          <table:table-cell table:style-name="ce513" table:formula="of:=[.C51]/[.H50]" office:value-type="float" office:value="10599.4152046784" calcext:value-type="float">
            <text:p>10599</text:p>
          </table:table-cell>
          <table:table-cell table:number-columns-repeated="1016"/>
        </table:table-row>
        <table:table-row table:style-name="ro1">
          <table:table-cell table:style-name="ce450" office:value-type="float" office:value="2021" calcext:value-type="float">
            <text:p>2021</text:p>
          </table:table-cell>
          <table:table-cell table:style-name="ce459" office:value-type="string" calcext:value-type="string">
            <text:p>Lise Arkası Murat Çalışkan </text:p>
          </table:table-cell>
          <table:table-cell table:style-name="Default"/>
          <table:table-cell table:number-columns-repeated="2" table:style-name="ce496" office:value-type="float" office:value="52000" calcext:value-type="float">
            <text:p>52,000</text:p>
          </table:table-cell>
          <table:table-cell table:style-name="ce496"/>
          <table:table-cell table:style-name="ce508" table:formula="of:=[.G51]+[.E52]" office:value-type="float" office:value="648011" calcext:value-type="float">
            <text:p>648011</text:p>
          </table:table-cell>
          <table:table-cell table:style-name="ce515" office:value-type="string" calcext:value-type="string">
            <text:p>8,7</text:p>
          </table:table-cell>
          <table:table-cell table:number-columns-repeated="1016"/>
        </table:table-row>
        <table:table-row table:style-name="ro1">
          <table:table-cell table:style-name="ce451" office:value-type="float" office:value="2021" calcext:value-type="float">
            <text:p>2021</text:p>
          </table:table-cell>
          <table:table-cell table:style-name="ce467" office:value-type="string" calcext:value-type="string">
            <text:p>Ali Paşa Adem</text:p>
          </table:table-cell>
          <table:table-cell table:style-name="ce489" table:formula="of:=SUM([.D52:.D53])" office:value-type="float" office:value="86094" calcext:value-type="float">
            <text:p>86,094</text:p>
          </table:table-cell>
          <table:table-cell table:number-columns-repeated="2" table:style-name="ce497" office:value-type="float" office:value="34094" calcext:value-type="float">
            <text:p>34,094</text:p>
          </table:table-cell>
          <table:table-cell table:style-name="ce497"/>
          <table:table-cell table:style-name="ce509" table:formula="of:=[.G52]+[.E53]" office:value-type="float" office:value="682105" calcext:value-type="float">
            <text:p>682105</text:p>
          </table:table-cell>
          <table:table-cell table:style-name="ce513" table:formula="of:=[.C53]/[.H52]" office:value-type="float" office:value="9895.86206896552" calcext:value-type="float">
            <text:p>9896</text:p>
          </table:table-cell>
          <table:table-cell table:number-columns-repeated="1016"/>
        </table:table-row>
        <table:table-row table:style-name="ro1">
          <table:table-cell table:style-name="ce450" office:value-type="float" office:value="2022" calcext:value-type="float">
            <text:p>2022</text:p>
          </table:table-cell>
          <table:table-cell table:style-name="ce459" office:value-type="string" calcext:value-type="string">
            <text:p>Lise Arkası Murat Çalışkan </text:p>
          </table:table-cell>
          <table:table-cell table:style-name="ce490" office:value-type="percentage" office:value="0.85" calcext:value-type="percentage">
            <text:p>85.00%</text:p>
          </table:table-cell>
          <table:table-cell table:number-columns-repeated="2" table:style-name="ce496" office:value-type="float" office:value="95000" calcext:value-type="float">
            <text:p>95,000</text:p>
          </table:table-cell>
          <table:table-cell table:style-name="ce496"/>
          <table:table-cell table:style-name="ce508" table:formula="of:=[.G53]+[.E54]" office:value-type="float" office:value="777105" calcext:value-type="float">
            <text:p>777105</text:p>
          </table:table-cell>
          <table:table-cell table:style-name="ce515" office:value-type="string" calcext:value-type="string">
            <text:p>18,5</text:p>
          </table:table-cell>
          <table:table-cell table:number-columns-repeated="1016"/>
        </table:table-row>
        <table:table-row table:style-name="ro1">
          <table:table-cell table:style-name="ce451" office:value-type="float" office:value="2022" calcext:value-type="float">
            <text:p>2022</text:p>
          </table:table-cell>
          <table:table-cell table:style-name="ce467" office:value-type="string" calcext:value-type="string">
            <text:p>Ali Paşa Adem</text:p>
          </table:table-cell>
          <table:table-cell table:style-name="ce489" table:formula="of:=SUM([.D54:.D55])" office:value-type="float" office:value="155000" calcext:value-type="float">
            <text:p>155,000</text:p>
          </table:table-cell>
          <table:table-cell table:number-columns-repeated="2" table:style-name="ce497" office:value-type="float" office:value="60000" calcext:value-type="float">
            <text:p>60,000</text:p>
          </table:table-cell>
          <table:table-cell table:style-name="ce497"/>
          <table:table-cell table:style-name="ce510" table:formula="of:=[.G54]+[.E55]" office:value-type="float" office:value="837105" calcext:value-type="float">
            <text:p>837105</text:p>
          </table:table-cell>
          <table:table-cell table:style-name="ce513" table:formula="of:=[.C55]/[.H54]" office:value-type="float" office:value="8378.37837837838" calcext:value-type="float">
            <text:p>8378</text:p>
          </table:table-cell>
          <table:table-cell table:number-columns-repeated="1016"/>
        </table:table-row>
        <table:table-row table:style-name="ro1">
          <table:table-cell/>
          <table:table-cell table:style-name="ce469" office:value-type="string" calcext:value-type="string">
            <text:p>Toplamlar TL</text:p>
          </table:table-cell>
          <table:table-cell/>
          <table:table-cell table:style-name="ce438" table:formula="of:=SUM([.D3:.D55])" office:value-type="float" office:value="838955" calcext:value-type="float">
            <text:p>838955</text:p>
          </table:table-cell>
          <table:table-cell table:style-name="ce438" table:formula="of:=SUM([.E3:.E55])" office:value-type="float" office:value="837105" calcext:value-type="float">
            <text:p>837105</text:p>
          </table:table-cell>
          <table:table-cell table:style-name="ce438" table:formula="of:=SUM([.F3:.F55])" office:value-type="float" office:value="1850" calcext:value-type="float">
            <text:p>1850</text:p>
          </table:table-cell>
          <table:table-cell table:style-name="ce511"/>
          <table:table-cell table:style-name="ce516" table:formula="of:=SUM([.H3:.H55])" office:value-type="float" office:value="222532.997437705" calcext:value-type="float">
            <text:p>222533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17" office:value-type="string" calcext:value-type="string">
            <text:p>us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style-name="ce499"/>
          <table:table-cell table:number-columns-repeated="1020"/>
        </table:table-row>
        <table:table-row table:style-name="ro1">
          <table:table-cell table:number-columns-repeated="3"/>
          <table:table-cell table:style-name="ce500"/>
          <table:table-cell table:number-columns-repeated="1020"/>
        </table:table-row>
        <table:table-row table:style-name="ro1">
          <table:table-cell table:number-columns-repeated="3"/>
          <table:table-cell table:style-name="ce501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2 TPL" table:style-name="ta1">
        <table:table-column table:style-name="co10" table:default-cell-style-name="ce586"/>
        <table:table-column table:style-name="co11" table:default-cell-style-name="ce586"/>
        <table:table-column table:style-name="co12" table:default-cell-style-name="ce586"/>
        <table:table-column table:style-name="co13" table:number-columns-repeated="3" table:default-cell-style-name="ce586"/>
        <table:table-column table:style-name="co14" table:default-cell-style-name="ce586"/>
        <table:table-column table:style-name="co15" table:default-cell-style-name="ce586"/>
        <table:table-column table:style-name="co16" table:default-cell-style-name="ce586"/>
        <table:table-column table:style-name="co17" table:default-cell-style-name="ce586"/>
        <table:table-column table:style-name="co18" table:default-cell-style-name="ce586"/>
        <table:table-column table:style-name="co19" table:default-cell-style-name="ce586"/>
        <table:table-column table:style-name="co20" table:default-cell-style-name="ce586"/>
        <table:table-column table:style-name="co21" table:default-cell-style-name="ce586"/>
        <table:table-column table:style-name="co22" table:default-cell-style-name="ce586"/>
        <table:table-column table:style-name="co21" table:default-cell-style-name="ce586"/>
        <table:table-column table:style-name="co23" table:default-cell-style-name="ce586"/>
        <table:table-column table:style-name="co9" table:number-columns-repeated="47" table:default-cell-style-name="ce586"/>
        <table:table-column table:style-name="co9" table:number-columns-repeated="960" table:default-cell-style-name="Default"/>
        <table:table-row table:style-name="ro3">
          <table:table-cell table:style-name="ce518" office:value-type="string" calcext:value-type="string">
            <text:p>31-12-2022</text:p>
          </table:table-cell>
          <table:table-cell table:style-name="ce585"/>
          <table:table-cell table:number-columns-repeated="4"/>
          <table:table-cell table:style-name="ce585" table:number-columns-repeated="8"/>
          <table:table-cell table:number-columns-repeated="1010"/>
        </table:table-row>
        <table:table-row table:style-name="ro3">
          <table:table-cell table:style-name="ce519" office:value-type="string" calcext:value-type="string">
            <text:p>2011-2022 YILLARI TOPLAM KİRA GELİRLERİNİN HİSSE ORANLARI</text:p>
          </table:table-cell>
          <table:table-cell table:style-name="ce587"/>
          <table:table-cell table:style-name="ce598" table:number-columns-repeated="3"/>
          <table:table-cell table:style-name="ce608"/>
          <table:table-cell table:style-name="ce585" table:number-columns-repeated="8"/>
          <table:table-cell table:number-columns-repeated="1010"/>
        </table:table-row>
        <table:table-row table:style-name="ro3">
          <table:table-cell table:style-name="ce520"/>
          <table:table-cell table:style-name="ce585" table:number-columns-repeated="4"/>
          <table:table-cell table:style-name="ce609"/>
          <table:table-cell table:style-name="ce585" table:number-columns-repeated="2"/>
          <table:table-cell table:number-columns-repeated="1016"/>
        </table:table-row>
        <table:table-row table:style-name="ro3">
          <table:table-cell table:style-name="ce521"/>
          <table:table-cell table:style-name="ce588" office:value-type="string" calcext:value-type="string">
            <text:p>Ayşe</text:p>
          </table:table-cell>
          <table:table-cell table:style-name="ce588" office:value-type="string" calcext:value-type="string">
            <text:p>Ali </text:p>
          </table:table-cell>
          <table:table-cell table:style-name="ce588" office:value-type="string" calcext:value-type="string">
            <text:p>Atila</text:p>
          </table:table-cell>
          <table:table-cell table:style-name="ce588" office:value-type="string" calcext:value-type="string">
            <text:p>Hacı </text:p>
          </table:table-cell>
          <table:table-cell table:style-name="ce612" office:value-type="string" calcext:value-type="string">
            <text:p>İsmail</text:p>
          </table:table-cell>
          <table:table-cell table:style-name="ce585" table:number-columns-repeated="2"/>
          <table:table-cell table:number-columns-repeated="1016"/>
        </table:table-row>
        <table:table-row table:style-name="ro3">
          <table:table-cell table:style-name="ce522" office:value-type="string" calcext:value-type="string">
            <text:p>Lise kira geliri</text:p>
          </table:table-cell>
          <table:table-cell table:number-columns-repeated="4" table:style-name="ce589" office:value-type="percentage" office:value="0.25" calcext:value-type="percentage">
            <text:p>25.00%</text:p>
          </table:table-cell>
          <table:table-cell table:style-name="ce608"/>
          <table:table-cell table:style-name="ce585" table:number-columns-repeated="2"/>
          <table:table-cell table:number-columns-repeated="1016"/>
        </table:table-row>
        <table:table-row table:style-name="ro3">
          <table:table-cell table:style-name="ce523" table:formula="of:=['03 LS'.F2]" office:value-type="float" office:value="372153.8" calcext:value-type="float">
            <text:p>372,153.80</text:p>
          </table:table-cell>
          <table:table-cell table:style-name="ce590" table:formula="of:=[.A6]*[.B5]" office:value-type="float" office:value="93038.45" calcext:value-type="float">
            <text:p>93,038.45</text:p>
          </table:table-cell>
          <table:table-cell table:style-name="ce590" table:formula="of:=[.C5]*[.A6]" office:value-type="float" office:value="93038.45" calcext:value-type="float">
            <text:p>93,038.45</text:p>
          </table:table-cell>
          <table:table-cell table:style-name="ce590" table:formula="of:=[.D5]*[.A6]" office:value-type="float" office:value="93038.45" calcext:value-type="float">
            <text:p>93,038.45</text:p>
          </table:table-cell>
          <table:table-cell table:style-name="ce590" table:formula="of:=[.E5]*[.A6]" office:value-type="float" office:value="93038.45" calcext:value-type="float">
            <text:p>93,038.45</text:p>
          </table:table-cell>
          <table:table-cell table:style-name="ce614"/>
          <table:table-cell table:style-name="ce585" table:number-columns-repeated="2"/>
          <table:table-cell table:number-columns-repeated="1016"/>
        </table:table-row>
        <table:table-row table:style-name="ro3">
          <table:table-cell table:style-name="ce524" office:value-type="string" calcext:value-type="string">
            <text:p>Aygaz Kira Geliri</text:p>
          </table:table-cell>
          <table:table-cell table:style-name="ce585"/>
          <table:table-cell table:style-name="ce599"/>
          <table:table-cell table:style-name="ce599" office:value-type="percentage" office:value="0.542" calcext:value-type="percentage">
            <text:p>54.20%</text:p>
          </table:table-cell>
          <table:table-cell table:style-name="ce599" office:value-type="percentage" office:value="0.125" calcext:value-type="percentage">
            <text:p>12.50%</text:p>
          </table:table-cell>
          <table:table-cell table:style-name="ce615" office:value-type="percentage" office:value="0.333" calcext:value-type="percentage">
            <text:p>33.30%</text:p>
          </table:table-cell>
          <table:table-cell table:style-name="ce585" table:number-columns-repeated="2"/>
          <table:table-cell table:number-columns-repeated="1016"/>
        </table:table-row>
        <table:table-row table:style-name="ro3">
          <table:table-cell table:style-name="ce524" table:formula="of:=['005 APay-Mlngz'.G1]" office:value-type="float" office:value="18900" calcext:value-type="float">
            <text:p>18,900.00</text:p>
          </table:table-cell>
          <table:table-cell table:style-name="ce591"/>
          <table:table-cell/>
          <table:table-cell table:formula="of:=[.D7]*[.A8]" office:value-type="float" office:value="10243.8" calcext:value-type="float">
            <text:p>10,243.80</text:p>
          </table:table-cell>
          <table:table-cell table:style-name="ce591" table:formula="of:=[.E7]*[.A8]" office:value-type="float" office:value="2362.5" calcext:value-type="float">
            <text:p>2,362.50</text:p>
          </table:table-cell>
          <table:table-cell table:style-name="ce616" table:formula="of:=[.F7]*[.A8]" office:value-type="float" office:value="6293.7" calcext:value-type="float">
            <text:p>6,293.70</text:p>
          </table:table-cell>
          <table:table-cell table:style-name="ce585" table:number-columns-repeated="2"/>
          <table:table-cell table:number-columns-repeated="1016"/>
        </table:table-row>
        <table:table-row table:style-name="ro3">
          <table:table-cell table:style-name="ce524" office:value-type="string" calcext:value-type="string">
            <text:p>AP Milangaz</text:p>
          </table:table-cell>
          <table:table-cell table:style-name="ce592"/>
          <table:table-cell table:style-name="ce600"/>
          <table:table-cell table:style-name="ce600" office:value-type="percentage" office:value="0.542" calcext:value-type="percentage">
            <text:p>54.20%</text:p>
          </table:table-cell>
          <table:table-cell table:style-name="ce600" office:value-type="percentage" office:value="0.125" calcext:value-type="percentage">
            <text:p>12.50%</text:p>
          </table:table-cell>
          <table:table-cell table:style-name="ce617" office:value-type="percentage" office:value="0.333" calcext:value-type="percentage">
            <text:p>33.30%</text:p>
          </table:table-cell>
          <table:table-cell table:style-name="ce585" table:number-columns-repeated="2"/>
          <table:table-cell table:number-columns-repeated="1016"/>
        </table:table-row>
        <table:table-row table:style-name="ro3">
          <table:table-cell table:style-name="ce524" table:formula="of:=[APMlngz.G1]" office:value-type="float" office:value="30170" calcext:value-type="float">
            <text:p>30,170.00</text:p>
          </table:table-cell>
          <table:table-cell table:style-name="ce594"/>
          <table:table-cell table:style-name="ce601"/>
          <table:table-cell table:style-name="ce601" table:formula="of:=[.D9]*[.A10]" office:value-type="float" office:value="16352.14" calcext:value-type="float">
            <text:p>16,352.14</text:p>
          </table:table-cell>
          <table:table-cell table:style-name="ce601" table:formula="of:=[.E9]*[.A10]" office:value-type="float" office:value="3771.25" calcext:value-type="float">
            <text:p>3,771.25</text:p>
          </table:table-cell>
          <table:table-cell table:style-name="ce618" table:formula="of:=[.F9]*[.A10]" office:value-type="float" office:value="10046.61" calcext:value-type="float">
            <text:p>10,046.61</text:p>
          </table:table-cell>
          <table:table-cell table:style-name="ce585" table:number-columns-repeated="2"/>
          <table:table-cell table:number-columns-repeated="1016"/>
        </table:table-row>
        <table:table-row table:style-name="ro3">
          <table:table-cell table:style-name="ce522" office:value-type="string" calcext:value-type="string">
            <text:p>AP Yıkama Ön</text:p>
          </table:table-cell>
          <table:table-cell table:style-name="ce587"/>
          <table:table-cell table:style-name="ce589"/>
          <table:table-cell table:style-name="ce589" office:value-type="percentage" office:value="0.542" calcext:value-type="percentage">
            <text:p>54.20%</text:p>
          </table:table-cell>
          <table:table-cell table:style-name="ce589" office:value-type="percentage" office:value="0.125" calcext:value-type="percentage">
            <text:p>12.50%</text:p>
          </table:table-cell>
          <table:table-cell table:style-name="ce619" office:value-type="percentage" office:value="0.333" calcext:value-type="percentage">
            <text:p>33.30%</text:p>
          </table:table-cell>
          <table:table-cell table:style-name="ce585" table:number-columns-repeated="2"/>
          <table:table-cell table:number-columns-repeated="1016"/>
        </table:table-row>
        <table:table-row table:style-name="ro3">
          <table:table-cell table:style-name="ce525" table:formula="of:=['004 APYkm'.G1]*2/3" office:value-type="float" office:value="90533.3333333333" calcext:value-type="float">
            <text:p>90,533.33</text:p>
          </table:table-cell>
          <table:table-cell table:style-name="ce595"/>
          <table:table-cell/>
          <table:table-cell table:style-name="ce590" table:formula="of:=[.D11]*[.A12]" office:value-type="float" office:value="49069.0666666667" calcext:value-type="float">
            <text:p>49,069.07</text:p>
          </table:table-cell>
          <table:table-cell table:style-name="ce590" table:formula="of:=[.E11]*[.A12]" office:value-type="float" office:value="11316.6666666667" calcext:value-type="float">
            <text:p>11,316.67</text:p>
          </table:table-cell>
          <table:table-cell table:style-name="ce614" table:formula="of:=[.F11]*[.A12]" office:value-type="float" office:value="30147.6" calcext:value-type="float">
            <text:p>30,147.60</text:p>
          </table:table-cell>
          <table:table-cell table:style-name="ce585" table:number-columns-repeated="2"/>
          <table:table-cell table:number-columns-repeated="1016"/>
        </table:table-row>
        <table:table-row table:style-name="ro3">
          <table:table-cell table:style-name="ce522" office:value-type="string" calcext:value-type="string">
            <text:p>AP Yıkama Arka</text:p>
          </table:table-cell>
          <table:table-cell table:style-name="ce587"/>
          <table:table-cell table:style-name="ce589"/>
          <table:table-cell table:style-name="ce589" table:formula="of:=13/40" office:value-type="percentage" office:value="0.325" calcext:value-type="percentage">
            <text:p>32.50%</text:p>
          </table:table-cell>
          <table:table-cell table:style-name="ce589" table:formula="of:=3/40" office:value-type="percentage" office:value="0.075" calcext:value-type="percentage">
            <text:p>7.50%</text:p>
          </table:table-cell>
          <table:table-cell table:style-name="ce589" office:value-type="percentage" office:value="0.6" calcext:value-type="percentage">
            <text:p>60.00%</text:p>
          </table:table-cell>
          <table:table-cell table:style-name="ce585" table:number-columns-repeated="2"/>
          <table:table-cell table:number-columns-repeated="1016"/>
        </table:table-row>
        <table:table-row table:style-name="ro3">
          <table:table-cell table:style-name="ce525" table:formula="of:=['004 APYkm'.G1]*1/3" office:value-type="float" office:value="45266.6666666667" calcext:value-type="float">
            <text:p>45,266.67</text:p>
          </table:table-cell>
          <table:table-cell table:style-name="ce595"/>
          <table:table-cell/>
          <table:table-cell table:style-name="ce590" table:formula="of:=[.D13]*[.A14]" office:value-type="float" office:value="14711.6666666667" calcext:value-type="float">
            <text:p>14,711.67</text:p>
          </table:table-cell>
          <table:table-cell table:style-name="ce590" table:formula="of:=[.E13]*[.A14]" office:value-type="float" office:value="3395" calcext:value-type="float">
            <text:p>3,395.00</text:p>
          </table:table-cell>
          <table:table-cell table:style-name="ce614" table:formula="of:=[.F13]*[.A14]" office:value-type="float" office:value="27160" calcext:value-type="float">
            <text:p>27,160.00</text:p>
          </table:table-cell>
          <table:table-cell table:style-name="ce585" table:number-columns-repeated="2"/>
          <table:table-cell table:number-columns-repeated="1016"/>
        </table:table-row>
        <table:table-row table:style-name="ro3">
          <table:table-cell table:style-name="ce525" office:value-type="string" calcext:value-type="string">
            <text:p>AP TOPLAM</text:p>
          </table:table-cell>
          <table:table-cell table:style-name="ce595"/>
          <table:table-cell/>
          <table:table-cell table:style-name="ce590" table:formula="of:=[.D8]+[.D10]+[.D12]+[.D14]" office:value-type="float" office:value="90376.6733333333" calcext:value-type="float">
            <text:p>90,376.67</text:p>
          </table:table-cell>
          <table:table-cell table:style-name="ce590" table:formula="of:=[.E8]+[.E10]+[.E12]+[.E14]" office:value-type="float" office:value="20845.4166666667" calcext:value-type="float">
            <text:p>20,845.42</text:p>
          </table:table-cell>
          <table:table-cell table:style-name="ce590" table:formula="of:=[.F8]+[.F10]+[.F12]+[.F14]" office:value-type="float" office:value="73647.91" calcext:value-type="float">
            <text:p>73,647.91</text:p>
          </table:table-cell>
          <table:table-cell table:style-name="ce585" table:number-columns-repeated="2"/>
          <table:table-cell table:number-columns-repeated="1016"/>
        </table:table-row>
        <table:table-row table:style-name="ro3">
          <table:table-cell table:style-name="ce523" table:formula="of:=[.A14]+[.A12]+[.A10]+[.A8]" office:value-type="float" office:value="184870" calcext:value-type="float">
            <text:p>184,870.00</text:p>
          </table:table-cell>
          <table:table-cell table:style-name="ce595"/>
          <table:table-cell/>
          <table:table-cell table:style-name="ce590" table:number-columns-repeated="2"/>
          <table:table-cell table:style-name="ce614"/>
          <table:table-cell table:style-name="ce585" table:number-columns-repeated="2"/>
          <table:table-cell table:number-columns-repeated="1016"/>
        </table:table-row>
        <table:table-row table:style-name="ro3">
          <table:table-cell table:style-name="ce522" office:value-type="string" calcext:value-type="string">
            <text:p>Hz Depo</text:p>
          </table:table-cell>
          <table:table-cell table:style-name="ce587"/>
          <table:table-cell table:number-columns-repeated="2" table:style-name="ce589" office:value-type="percentage" office:value="0.5" calcext:value-type="percentage">
            <text:p>50.00%</text:p>
          </table:table-cell>
          <table:table-cell table:style-name="ce587"/>
          <table:table-cell table:style-name="ce620"/>
          <table:table-cell table:style-name="ce585" table:number-columns-repeated="2"/>
          <table:table-cell table:number-columns-repeated="1016"/>
        </table:table-row>
        <table:table-row table:style-name="ro3">
          <table:table-cell table:style-name="ce523" table:formula="of:=['006 Hzr-acnta'.G1]" office:value-type="float" office:value="21000" calcext:value-type="float">
            <text:p>21,000.00</text:p>
          </table:table-cell>
          <table:table-cell table:style-name="ce590"/>
          <table:table-cell table:style-name="ce590" table:formula="of:=[.C17]*[.A18]" office:value-type="float" office:value="10500" calcext:value-type="float">
            <text:p>10,500.00</text:p>
          </table:table-cell>
          <table:table-cell table:style-name="ce590" table:formula="of:=[.D17]*[.A18]" office:value-type="float" office:value="10500" calcext:value-type="float">
            <text:p>10,500.00</text:p>
          </table:table-cell>
          <table:table-cell table:style-name="ce590"/>
          <table:table-cell table:style-name="ce614"/>
          <table:table-cell table:style-name="ce585" table:number-columns-repeated="2"/>
          <table:table-cell table:number-columns-repeated="1016"/>
        </table:table-row>
        <table:table-row table:style-name="ro3">
          <table:table-cell table:style-name="ce529" office:value-type="string" calcext:value-type="string">
            <text:p>Hz Yıkama</text:p>
          </table:table-cell>
          <table:table-cell table:style-name="ce585"/>
          <table:table-cell table:number-columns-repeated="2" table:style-name="ce599" office:value-type="percentage" office:value="0.5" calcext:value-type="percentage">
            <text:p>50.00%</text:p>
          </table:table-cell>
          <table:table-cell table:style-name="ce585"/>
          <table:table-cell table:style-name="ce609"/>
          <table:table-cell table:style-name="ce585" table:number-columns-repeated="2"/>
          <table:table-cell table:number-columns-repeated="1016"/>
        </table:table-row>
        <table:table-row table:style-name="ro3">
          <table:table-cell table:style-name="ce529" table:formula="of:=[$'006 Hzr-acnta'.F23]" office:value-type="float" office:value="62850" calcext:value-type="float">
            <text:p>62,850.00</text:p>
          </table:table-cell>
          <table:table-cell table:style-name="ce591"/>
          <table:table-cell table:style-name="ce591" table:formula="of:=[.C19]*[.A20]" office:value-type="float" office:value="31425" calcext:value-type="float">
            <text:p>31,425.00</text:p>
          </table:table-cell>
          <table:table-cell table:formula="of:=[.D19]*[.A20]" office:value-type="float" office:value="31425" calcext:value-type="float">
            <text:p>31,425.00</text:p>
          </table:table-cell>
          <table:table-cell table:style-name="ce591"/>
          <table:table-cell table:style-name="ce616"/>
          <table:table-cell table:style-name="ce585" table:number-columns-repeated="2"/>
          <table:table-cell table:number-columns-repeated="1016"/>
        </table:table-row>
        <table:table-row table:style-name="ro3">
          <table:table-cell table:style-name="ce522" office:value-type="string" calcext:value-type="string">
            <text:p>Sanayi Acentalar</text:p>
          </table:table-cell>
          <table:table-cell table:style-name="ce587"/>
          <table:table-cell table:number-columns-repeated="2" table:style-name="ce589" office:value-type="percentage" office:value="0.5" calcext:value-type="percentage">
            <text:p>50.00%</text:p>
          </table:table-cell>
          <table:table-cell table:style-name="ce587"/>
          <table:table-cell table:style-name="ce620"/>
          <table:table-cell table:style-name="ce585" table:number-columns-repeated="2"/>
          <table:table-cell table:number-columns-repeated="1016"/>
        </table:table-row>
        <table:table-row table:style-name="ro3">
          <table:table-cell table:style-name="ce523" table:formula="of:=[$'006 Hzr-acnta'.F14]" office:value-type="float" office:value="34000" calcext:value-type="float">
            <text:p>34,000.00</text:p>
          </table:table-cell>
          <table:table-cell table:style-name="ce590"/>
          <table:table-cell table:style-name="ce590" table:formula="of:=[.C21]*[.A22]" office:value-type="float" office:value="17000" calcext:value-type="float">
            <text:p>17,000.00</text:p>
          </table:table-cell>
          <table:table-cell table:style-name="ce590" table:formula="of:=[.D21]*[.A22]" office:value-type="float" office:value="17000" calcext:value-type="float">
            <text:p>17,000.00</text:p>
          </table:table-cell>
          <table:table-cell table:style-name="ce590"/>
          <table:table-cell table:style-name="ce614"/>
          <table:table-cell table:style-name="ce585" table:number-columns-repeated="2"/>
          <table:table-cell table:number-columns-repeated="1016"/>
        </table:table-row>
        <table:table-row table:style-name="ro3">
          <table:table-cell table:style-name="ce523" table:formula="of:=[.A6]+[.A16]+[.A18]+[.A20]+[.A22]" office:value-type="float" office:value="674873.8" calcext:value-type="float">
            <text:p>674,873.80</text:p>
          </table:table-cell>
          <table:table-cell table:style-name="ce596" table:formula="of:=[.B25]/[.$A$25]" office:value-type="percentage" office:value="0.137860515551204" calcext:value-type="percentage">
            <text:p>13.79%</text:p>
          </table:table-cell>
          <table:table-cell table:style-name="ce602" table:formula="of:=[.C25]/[.$A$25]" office:value-type="percentage" office:value="0.225173136073737" calcext:value-type="percentage">
            <text:p>22.52%</text:p>
          </table:table-cell>
          <table:table-cell table:style-name="ce602" table:formula="of:=[.D25]/[.$A$25]" office:value-type="percentage" office:value="0.359089541382897" calcext:value-type="percentage">
            <text:p>35.91%</text:p>
          </table:table-cell>
          <table:table-cell table:style-name="ce602" table:formula="of:=[.E25]/[.$A$25]" office:value-type="percentage" office:value="0.168748389205014" calcext:value-type="percentage">
            <text:p>16.87%</text:p>
          </table:table-cell>
          <table:table-cell table:style-name="ce621" table:formula="of:=[.F25]/[.$A$25]" office:value-type="percentage" office:value="0.109128417787148" calcext:value-type="percentage">
            <text:p>10.91%</text:p>
          </table:table-cell>
          <table:table-cell table:style-name="ce585" table:number-columns-repeated="2"/>
          <table:table-cell table:number-columns-repeated="1016"/>
        </table:table-row>
        <table:table-row table:style-name="ro3">
          <table:table-cell table:style-name="ce535" office:value-type="string" calcext:value-type="string">
            <text:p>TOPLAM</text:p>
          </table:table-cell>
          <table:table-cell table:style-name="ce597" office:value-type="string" calcext:value-type="string">
            <text:p>Ayşe</text:p>
          </table:table-cell>
          <table:table-cell table:style-name="ce588" office:value-type="string" calcext:value-type="string">
            <text:p>Ali </text:p>
          </table:table-cell>
          <table:table-cell table:style-name="ce588" office:value-type="string" calcext:value-type="string">
            <text:p>Atila</text:p>
          </table:table-cell>
          <table:table-cell table:style-name="ce588" office:value-type="string" calcext:value-type="string">
            <text:p>Hacı </text:p>
          </table:table-cell>
          <table:table-cell table:style-name="ce612" office:value-type="string" calcext:value-type="string">
            <text:p>İsmail</text:p>
          </table:table-cell>
          <table:table-cell table:style-name="ce585" table:number-columns-repeated="2"/>
          <table:table-cell table:number-columns-repeated="1016"/>
        </table:table-row>
        <table:table-row table:style-name="ro3">
          <table:table-cell table:style-name="ce565" table:formula="of:=SUM([.B25:.F25])" office:value-type="float" office:value="674873.8" calcext:value-type="float">
            <text:p>674,873.80</text:p>
          </table:table-cell>
          <table:table-cell table:style-name="ce565" table:formula="of:=[.B22]+[.B20]+[.B18]+[.B10]+[.B12]+[.B8]+[.B6]" office:value-type="float" office:value="93038.45" calcext:value-type="float">
            <text:p>93,038.45</text:p>
          </table:table-cell>
          <table:table-cell table:style-name="ce604" table:formula="of:=[.C22]+[.C20]+[.C18]+[.C10]+[.C12]+[.C8]+[.C6]" office:value-type="float" office:value="151963.45" calcext:value-type="float">
            <text:p>151,963.45</text:p>
          </table:table-cell>
          <table:table-cell table:style-name="ce604" table:formula="of:=[.D22]+[.D20]+[.D18]+[.D10]+[.D12]+[.D8]+[.D6]+[.D14]" office:value-type="float" office:value="242340.123333333" calcext:value-type="float">
            <text:p>242,340.12</text:p>
          </table:table-cell>
          <table:table-cell table:style-name="ce604" table:formula="of:=[.E22]+[.E20]+[.E14]+[.E10]+[.E12]+[.E8]+[.E6]" office:value-type="float" office:value="113883.866666667" calcext:value-type="float">
            <text:p>113,883.87</text:p>
          </table:table-cell>
          <table:table-cell table:style-name="ce622" table:formula="of:=[.F22]+[.F20]+[.F14]+[.F10]+[.F12]+[.F8]+[.F6]" office:value-type="float" office:value="73647.91" calcext:value-type="float">
            <text:p>73,647.91</text:p>
          </table:table-cell>
          <table:table-cell table:style-name="ce585" table:number-columns-repeated="2"/>
          <table:table-cell table:number-columns-repeated="1016"/>
        </table:table-row>
        <table:table-row table:style-name="ro4">
          <table:table-cell table:style-name="ce446" office:value-type="string" calcext:value-type="string">
            <text:p>bu tablodaki rakamlar giderler düşüldükten sonra hesaplanan net miktarlardır.</text:p>
          </table:table-cell>
          <table:table-cell table:style-name="ce446" table:number-columns-repeated="7"/>
          <table:table-cell table:style-name="ce623" table:number-columns-repeated="56"/>
          <table:table-cell table:style-name="ce452" table:number-columns-repeated="960"/>
        </table:table-row>
        <table:table-row table:style-name="ro3" table:number-rows-repeated="3">
          <table:table-cell table:style-name="ce568" table:number-columns-repeated="2"/>
          <table:table-cell table:style-name="ce605"/>
          <table:table-cell table:style-name="ce568"/>
          <table:table-cell table:style-name="ce606"/>
          <table:table-cell table:style-name="ce568"/>
          <table:table-cell table:number-columns-repeated="1018"/>
        </table:table-row>
        <table:table-row table:style-name="ro3">
          <table:table-cell table:style-name="ce568" table:number-columns-repeated="6"/>
          <table:table-cell table:number-columns-repeated="1018"/>
        </table:table-row>
        <table:table-row table:style-name="ro3">
          <table:table-cell table:style-name="ce568" table:number-columns-repeated="3"/>
          <table:table-cell table:style-name="ce605"/>
          <table:table-cell table:style-name="ce568" table:number-columns-repeated="2"/>
          <table:table-cell table:number-columns-repeated="1018"/>
        </table:table-row>
        <table:table-row table:style-name="ro3">
          <table:table-cell table:style-name="ce568" table:number-columns-repeated="3"/>
          <table:table-cell table:style-name="ce605"/>
          <table:table-cell table:style-name="ce607"/>
          <table:table-cell table:style-name="ce568"/>
          <table:table-cell table:number-columns-repeated="1018"/>
        </table:table-row>
        <table:table-row table:style-name="ro3">
          <table:table-cell table:style-name="ce568" table:number-columns-repeated="4"/>
          <table:table-cell table:style-name="ce607"/>
          <table:table-cell table:style-name="ce568"/>
          <table:table-cell table:number-columns-repeated="1018"/>
        </table:table-row>
        <table:table-row table:style-name="ro3">
          <table:table-cell table:style-name="ce585" table:number-columns-repeated="4"/>
          <table:table-cell table:style-name="ce607"/>
          <table:table-cell table:style-name="ce585"/>
          <table:table-cell table:number-columns-repeated="1018"/>
        </table:table-row>
        <table:table-row table:style-name="ro3">
          <table:table-cell table:style-name="ce585" table:number-columns-repeated="4"/>
          <table:table-cell table:style-name="ce606"/>
          <table:table-cell table:style-name="ce585"/>
          <table:table-cell table:number-columns-repeated="1018"/>
        </table:table-row>
        <table:table-row table:style-name="ro3" table:number-rows-repeated="2">
          <table:table-cell table:style-name="ce585" table:number-columns-repeated="64"/>
          <table:table-cell table:number-columns-repeated="960"/>
        </table:table-row>
        <table:table-row table:style-name="ro3" table:number-rows-repeated="9">
          <table:table-cell table:style-name="ce585" table:number-columns-repeated="6"/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 LS" table:style-name="ta1">
        <table:table-column table:style-name="co24" table:default-cell-style-name="ce630"/>
        <table:table-column table:style-name="co25" table:default-cell-style-name="ce694"/>
        <table:table-column table:style-name="co26" table:default-cell-style-name="ce694"/>
        <table:table-column table:style-name="co24" table:default-cell-style-name="ce694"/>
        <table:table-column table:style-name="co27" table:default-cell-style-name="ce694"/>
        <table:table-column table:style-name="co28" table:default-cell-style-name="ce694"/>
        <table:table-column table:style-name="co9" table:number-columns-repeated="58" table:default-cell-style-name="ce694"/>
        <table:table-column table:style-name="co9" table:number-columns-repeated="960" table:default-cell-style-name="ce679"/>
        <table:table-row table:style-name="ro5">
          <table:table-cell table:style-name="ce626" office:value-type="string" calcext:value-type="string">
            <text:p>Lise arkası Kira </text:p>
          </table:table-cell>
          <table:table-cell table:style-name="ce679" table:number-columns-repeated="5"/>
          <table:table-cell table:number-columns-repeated="1018"/>
        </table:table-row>
        <table:table-row table:style-name="ro5">
          <table:table-cell table:style-name="ce626"/>
          <table:table-cell table:style-name="ce679"/>
          <table:table-cell table:style-name="ce626" table:formula="of:=SUM([.C3:.C27])" office:value-type="float" office:value="410419.94" calcext:value-type="float">
            <text:p>410,419.94</text:p>
          </table:table-cell>
          <table:table-cell table:style-name="ce626" table:formula="of:=SUM([.D3:.D27])" office:value-type="float" office:value="410419.94" calcext:value-type="float">
            <text:p>410,419.94</text:p>
          </table:table-cell>
          <table:table-cell table:style-name="ce626" table:formula="of:=SUM([.E3:.E27])" office:value-type="float" office:value="38266.14" calcext:value-type="float">
            <text:p>38,266.14</text:p>
          </table:table-cell>
          <table:table-cell table:style-name="ce626" table:formula="of:=[.D2]-[.E2]" office:value-type="float" office:value="372153.8" calcext:value-type="float">
            <text:p>372,153.80</text:p>
          </table:table-cell>
          <table:table-cell table:number-columns-repeated="1018"/>
        </table:table-row>
        <table:table-row table:style-name="ro5">
          <table:table-cell table:style-name="ce627" office:value-type="string" calcext:value-type="string">
            <text:p>Tarih</text:p>
          </table:table-cell>
          <table:table-cell table:style-name="ce693" office:value-type="string" calcext:value-type="string">
            <text:p>Açıklama</text:p>
          </table:table-cell>
          <table:table-cell table:style-name="ce701" office:value-type="string" calcext:value-type="string">
            <text:p>Kira bedeli</text:p>
          </table:table-cell>
          <table:table-cell table:style-name="ce701" office:value-type="string" calcext:value-type="string">
            <text:p>Gelir</text:p>
          </table:table-cell>
          <table:table-cell table:style-name="ce701" office:value-type="string" calcext:value-type="string">
            <text:p>Gider</text:p>
          </table:table-cell>
          <table:table-cell table:style-name="ce701" office:value-type="string" calcext:value-type="string">
            <text:p>Kasa</text:p>
          </table:table-cell>
          <table:table-cell table:number-columns-repeated="1018"/>
        </table:table-row>
        <table:table-row table:style-name="ro5">
          <table:table-cell office:value-type="date" office:date-value="2011-09-01" calcext:value-type="date">
            <text:p>09/01/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1018"/>
        </table:table-row>
        <table:table-row table:style-name="ro5">
          <table:table-cell table:style-name="ce632" office:value-type="float" office:value="2011" calcext:value-type="float">
            <text:p>2011</text:p>
          </table:table-cell>
          <table:table-cell table:style-name="ce695" office:value-type="string" calcext:value-type="string">
            <text:p>Hasibe Balcı</text:p>
          </table:table-cell>
          <table:table-cell table:style-name="ce679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1018"/>
        </table:table-row>
        <table:table-row table:style-name="ro5">
          <table:table-cell/>
          <table:table-cell table:style-name="ce695" office:value-type="string" calcext:value-type="string">
            <text:p>eski 4 kömür parası</text:p>
          </table:table-cell>
          <table:table-cell table:style-name="ce679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679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<text:span text:style-name="T6">emlak vergisi  5020-1862=3158</text:span> </text:p>
          </table:table-cell>
          <table:table-cell table:style-name="ce679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1017"/>
        </table:table-row>
        <table:table-row table:style-name="ro5">
          <table:table-cell table:style-name="ce635" office:value-type="date" office:date-value="2012-09-01" calcext:value-type="date">
            <text:p>09/01/2012</text:p>
          </table:table-cell>
          <table:table-cell table:style-name="ce696" office:value-type="string" calcext:value-type="string">
            <text:p>Ahmet Çalışkan <text:s/></text:p>
          </table:table-cell>
          <table:table-cell table:number-columns-repeated="2" table:style-name="ce696" office:value-type="float" office:value="17000" calcext:value-type="float">
            <text:p>17,000.00</text:p>
          </table:table-cell>
          <table:table-cell table:style-name="ce696"/>
          <table:table-cell table:style-name="ce696" table:formula="of:=[.D9]" office:value-type="float" office:value="17000" calcext:value-type="float">
            <text:p>17,000.00</text:p>
          </table:table-cell>
          <table:table-cell table:style-name="ce696"/>
          <table:table-cell table:number-columns-repeated="1017"/>
        </table:table-row>
        <table:table-row table:style-name="ro5">
          <table:table-cell table:style-name="ce632" office:value-type="float" office:value="2012" calcext:value-type="float">
            <text:p>2012</text:p>
          </table:table-cell>
          <table:table-cell table:style-name="ce695" office:value-type="string" calcext:value-type="string">
            <text:p>Hasibe Balcı</text:p>
          </table:table-cell>
          <table:table-cell table:style-name="ce679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1018"/>
        </table:table-row>
        <table:table-row table:style-name="ro5">
          <table:table-cell table:style-name="ce637"/>
          <table:table-cell table:style-name="ce697" office:value-type="string" calcext:value-type="string">
            <text:p>avukat sözleşme</text:p>
          </table:table-cell>
          <table:table-cell table:style-name="ce702"/>
          <table:table-cell table:style-name="ce698"/>
          <table:table-cell table:style-name="ce698" office:value-type="float" office:value="200" calcext:value-type="float">
            <text:p>200.00</text:p>
          </table:table-cell>
          <table:table-cell table:style-name="ce698" table:formula="of:=[.F10]+[.D11]-[.E11]" office:value-type="float" office:value="13930.04" calcext:value-type="float">
            <text:p>13,930.04</text:p>
          </table:table-cell>
          <table:table-cell table:style-name="ce710" table:formula="of:=[.F11]" office:value-type="float" office:value="13930.04" calcext:value-type="float">
            <text:p>13,930.04</text:p>
          </table:table-cell>
          <table:table-cell table:number-columns-repeated="1017"/>
        </table:table-row>
        <table:table-row table:style-name="ro5">
          <table:table-cell office:value-type="date" office:date-value="2013-09-01" calcext:value-type="date">
            <text:p>09/01/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626"/>
          <table:table-cell table:number-columns-repeated="1017"/>
        </table:table-row>
        <table:table-row table:style-name="ro5">
          <table:table-cell table:style-name="ce641" office:value-type="float" office:value="2013" calcext:value-type="float">
            <text:p>2013</text:p>
          </table:table-cell>
          <table:table-cell table:style-name="ce697" office:value-type="string" calcext:value-type="string">
            <text:p>Hasibe Balcı</text:p>
          </table:table-cell>
          <table:table-cell table:style-name="ce702"/>
          <table:table-cell table:style-name="ce698"/>
          <table:table-cell table:style-name="ce698" office:value-type="float" office:value="2981.88" calcext:value-type="float">
            <text:p>2,981.88</text:p>
          </table:table-cell>
          <table:table-cell table:style-name="ce698" table:formula="of:=[.F12]+[.D13]-[.E13]" office:value-type="float" office:value="15718.12" calcext:value-type="float">
            <text:p>15,718.12</text:p>
          </table:table-cell>
          <table:table-cell table:style-name="ce710" table:formula="of:=[.F13]" office:value-type="float" office:value="15718.12" calcext:value-type="float">
            <text:p>15,718.12</text:p>
          </table:table-cell>
          <table:table-cell table:number-columns-repeated="1017"/>
        </table:table-row>
        <table:table-row table:style-name="ro5">
          <table:table-cell office:value-type="date" office:date-value="2014-09-01" calcext:value-type="date">
            <text:p>09/01/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626"/>
          <table:table-cell table:number-columns-repeated="1017"/>
        </table:table-row>
        <table:table-row table:style-name="ro5">
          <table:table-cell table:style-name="ce632" office:value-type="float" office:value="2014" calcext:value-type="float">
            <text:p>2014</text:p>
          </table:table-cell>
          <table:table-cell table:style-name="ce695" office:value-type="string" calcext:value-type="string">
            <text:p>Hasibe Balcı</text:p>
          </table:table-cell>
          <table:table-cell table:style-name="ce679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626"/>
          <table:table-cell table:number-columns-repeated="1017"/>
        </table:table-row>
        <table:table-row table:style-name="ro5">
          <table:table-cell/>
          <table:table-cell office:value-type="string" calcext:value-type="string">
            <text:p>naciye annemin hesabı</text:p>
          </table:table-cell>
          <table:table-cell table:style-name="ce679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626"/>
          <table:table-cell table:number-columns-repeated="1017"/>
        </table:table-row>
        <table:table-row table:style-name="ro5">
          <table:table-cell/>
          <table:table-cell table:style-name="ce695" office:value-type="string" calcext:value-type="string">
            <text:p>tapu masrafı ali balcı</text:p>
          </table:table-cell>
          <table:table-cell table:style-name="ce679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626"/>
          <table:table-cell table:number-columns-repeated="1017"/>
        </table:table-row>
        <table:table-row table:style-name="ro5">
          <table:table-cell table:style-name="ce637"/>
          <table:table-cell table:style-name="ce697" office:value-type="string" calcext:value-type="string">
            <text:p>tapu masrafı ali balcı</text:p>
          </table:table-cell>
          <table:table-cell table:style-name="ce702"/>
          <table:table-cell table:style-name="ce698"/>
          <table:table-cell table:style-name="ce698" office:value-type="float" office:value="5000" calcext:value-type="float">
            <text:p>5,000.00</text:p>
          </table:table-cell>
          <table:table-cell table:style-name="ce698" table:formula="of:=[.F17]+[.D18]-[.E18]" office:value-type="float" office:value="6004.29" calcext:value-type="float">
            <text:p>6,004.29</text:p>
          </table:table-cell>
          <table:table-cell table:style-name="ce710" table:formula="of:=[.F18]" office:value-type="float" office:value="6004.29" calcext:value-type="float">
            <text:p>6,004.29</text:p>
          </table:table-cell>
          <table:table-cell table:number-columns-repeated="1017"/>
        </table:table-row>
        <table:table-row table:style-name="ro5">
          <table:table-cell office:value-type="date" office:date-value="2015-09-01" calcext:value-type="date">
            <text:p>09/01/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626" table:formula="of:=[.F19]" office:value-type="float" office:value="22550" calcext:value-type="float">
            <text:p>22,550.00</text:p>
          </table:table-cell>
          <table:table-cell table:number-columns-repeated="1017"/>
        </table:table-row>
        <table:table-row table:style-name="ro5">
          <table:table-cell office:value-type="date" office:date-value="2016-09-01" calcext:value-type="date">
            <text:p>09/01/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626" table:formula="of:=[.F20]" office:value-type="float" office:value="25000" calcext:value-type="float">
            <text:p>25,000.00</text:p>
          </table:table-cell>
          <table:table-cell table:number-columns-repeated="1017"/>
        </table:table-row>
        <table:table-row table:style-name="ro5">
          <table:table-cell office:value-type="date" office:date-value="2017-09-01" calcext:value-type="date">
            <text:p>09/01/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626" table:formula="of:=[.F21]" office:value-type="float" office:value="27500" calcext:value-type="float">
            <text:p>27,500.00</text:p>
          </table:table-cell>
          <table:table-cell table:number-columns-repeated="1017"/>
        </table:table-row>
        <table:table-row table:style-name="ro5">
          <table:table-cell table:style-name="ce637" office:value-type="date" office:date-value="2018-09-01" calcext:value-type="date">
            <text:p>09/01/2018</text:p>
          </table:table-cell>
          <table:table-cell table:style-name="ce698" office:value-type="string" calcext:value-type="string">
            <text:p>Ahmet Çalışkan</text:p>
          </table:table-cell>
          <table:table-cell table:number-columns-repeated="2" table:style-name="ce698" office:value-type="float" office:value="32500" calcext:value-type="float">
            <text:p>32,500.00</text:p>
          </table:table-cell>
          <table:table-cell table:style-name="ce698"/>
          <table:table-cell table:style-name="ce698" table:formula="of:=[.D22]" office:value-type="float" office:value="32500" calcext:value-type="float">
            <text:p>32,500.00</text:p>
          </table:table-cell>
          <table:table-cell table:style-name="ce710" table:formula="of:=[.F22]" office:value-type="float" office:value="32500" calcext:value-type="float">
            <text:p>32,500.00</text:p>
          </table:table-cell>
          <table:table-cell table:number-columns-repeated="1017"/>
        </table:table-row>
        <table:table-row table:style-name="ro5">
          <table:table-cell office:value-type="date" office:date-value="2019-09-01" calcext:value-type="date">
            <text:p>09/01/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626"/>
          <table:table-cell table:number-columns-repeated="1017"/>
        </table:table-row>
        <table:table-row table:style-name="ro5">
          <table:table-cell table:style-name="ce642" office:value-type="string" calcext:value-type="string">
            <text:p>12-30-2019</text:p>
          </table:table-cell>
          <table:table-cell office:value-type="string" calcext:value-type="string">
            <text:p>vergi iadesi <text:s/>- dmg verg </text:p>
          </table:table-cell>
          <table:table-cell table:number-columns-repeated="2" office:value-type="float" office:value="1869.94" calcext:value-type="float">
            <text:p>1,869.94</text:p>
          </table:table-cell>
          <table:table-cell table:style-name="ce707" office:value-type="string" calcext:value-type="string">
            <text:p>148,2</text:p>
          </table:table-cell>
          <table:table-cell table:formula="of:=[.F23]+[.D24]-[.E24]" office:value-type="float" office:value="40721.74" calcext:value-type="float">
            <text:p>40,721.74</text:p>
          </table:table-cell>
          <table:table-cell table:style-name="ce626" table:formula="of:=[.F24]" office:value-type="float" office:value="40721.74" calcext:value-type="float">
            <text:p>40,721.74</text:p>
          </table:table-cell>
          <table:table-cell table:number-columns-repeated="1017"/>
        </table:table-row>
        <table:table-row table:style-name="ro5">
          <table:table-cell table:style-name="ce647" office:value-type="float" office:value="2020" calcext:value-type="float">
            <text:p>2020</text:p>
          </table:table-cell>
          <table:table-cell table:style-name="ce699" office:value-type="string" calcext:value-type="string">
            <text:p>Murat Çalışkan</text:p>
          </table:table-cell>
          <table:table-cell table:number-columns-repeated="2" table:style-name="ce703" office:value-type="float" office:value="44000" calcext:value-type="float">
            <text:p>44000</text:p>
          </table:table-cell>
          <table:table-cell table:style-name="ce703"/>
          <table:table-cell table:formula="of:=[.D25]" office:value-type="float" office:value="44000" calcext:value-type="float">
            <text:p>44,000.00</text:p>
          </table:table-cell>
          <table:table-cell table:style-name="ce626" table:formula="of:=[.F25]" office:value-type="float" office:value="44000" calcext:value-type="float">
            <text:p>44,000.00</text:p>
          </table:table-cell>
          <table:table-cell table:number-columns-repeated="1017"/>
        </table:table-row>
        <table:table-row table:style-name="ro5">
          <table:table-cell table:style-name="ce647" office:value-type="float" office:value="2021" calcext:value-type="float">
            <text:p>2021</text:p>
          </table:table-cell>
          <table:table-cell table:style-name="ce699" office:value-type="string" calcext:value-type="string">
            <text:p>Murat Çalışkan</text:p>
          </table:table-cell>
          <table:table-cell table:number-columns-repeated="2" table:style-name="ce703" office:value-type="float" office:value="52000" calcext:value-type="float">
            <text:p>52000</text:p>
          </table:table-cell>
          <table:table-cell table:style-name="ce703"/>
          <table:table-cell table:formula="of:=[.D26]" office:value-type="float" office:value="52000" calcext:value-type="float">
            <text:p>52,000.00</text:p>
          </table:table-cell>
          <table:table-cell table:style-name="ce626" table:formula="of:=[.F26]" office:value-type="float" office:value="52000" calcext:value-type="float">
            <text:p>52,000.00</text:p>
          </table:table-cell>
          <table:table-cell table:number-columns-repeated="1017"/>
        </table:table-row>
        <table:table-row table:style-name="ro5">
          <table:table-cell table:style-name="ce641" office:value-type="float" office:value="2022" calcext:value-type="float">
            <text:p>2022</text:p>
          </table:table-cell>
          <table:table-cell table:style-name="ce698" office:value-type="string" calcext:value-type="string">
            <text:p>Murat Çalışkan</text:p>
          </table:table-cell>
          <table:table-cell table:number-columns-repeated="2" table:style-name="ce702" office:value-type="float" office:value="95000" calcext:value-type="float">
            <text:p>95000</text:p>
          </table:table-cell>
          <table:table-cell table:style-name="ce702"/>
          <table:table-cell table:formula="of:=[.D27]" office:value-type="float" office:value="95000" calcext:value-type="float">
            <text:p>95,000.00</text:p>
          </table:table-cell>
          <table:table-cell table:style-name="ce626" table:formula="of:=[.F27]" office:value-type="float" office:value="95000" calcext:value-type="float">
            <text:p>95,000.00</text:p>
          </table:table-cell>
          <table:table-cell table:number-columns-repeated="1017"/>
        </table:table-row>
        <table:table-row table:style-name="ro5">
          <table:table-cell table:number-columns-repeated="5"/>
          <table:table-cell table:style-name="ce709" office:value-type="string" calcext:value-type="string">
            <text:p>2011-2022 Lise Arkası Toplam Kira Geliri</text:p>
          </table:table-cell>
          <table:table-cell table:style-name="ce626" table:formula="of:=SUM([.G4:.G27])" office:value-type="float" office:value="372005.6" calcext:value-type="float">
            <text:p>372,005.60</text:p>
          </table:table-cell>
          <table:table-cell table:number-columns-repeated="1017"/>
        </table:table-row>
        <table:table-row table:style-name="ro5">
          <table:table-cell table:style-name="ce660" office:value-type="string" calcext:value-type="string">
            <text:p>2011-2022 Lise Arkası Arsa Kişi-Yıllara Göre Kira Geliri</text:p>
          </table:table-cell>
          <table:table-cell table:style-name="ce679"/>
          <table:table-cell table:style-name="ce660"/>
          <table:table-cell table:style-name="ce704" table:number-columns-repeated="4"/>
          <table:table-cell table:number-columns-repeated="1017"/>
        </table:table-row>
        <table:table-row table:style-name="ro5">
          <table:table-cell table:style-name="ce679" table:number-columns-repeated="2"/>
          <table:table-cell table:style-name="ce704" office:value-type="string" calcext:value-type="string">
            <text:p>Kira Geliri</text:p>
          </table:table-cell>
          <table:table-cell table:style-name="ce704" office:value-type="string" calcext:value-type="string">
            <text:p>Ayşe</text:p>
          </table:table-cell>
          <table:table-cell table:style-name="ce704" office:value-type="string" calcext:value-type="string">
            <text:p>Ali</text:p>
          </table:table-cell>
          <table:table-cell table:style-name="ce704" office:value-type="string" calcext:value-type="string">
            <text:p>Atila</text:p>
          </table:table-cell>
          <table:table-cell table:style-name="ce711" office:value-type="string" calcext:value-type="string">
            <text:p>Hacı</text:p>
          </table:table-cell>
          <table:table-cell table:number-columns-repeated="1017"/>
        </table:table-row>
        <table:table-row table:style-name="ro5">
          <table:table-cell table:style-name="ce679" table:number-columns-repeated="2"/>
          <table:table-cell table:style-name="ce679" office:value-type="string" calcext:value-type="string">
            <text:p>% Tplm Göre</text:p>
          </table:table-cell>
          <table:table-cell table:formula="of:=1/4" office:value-type="float" office:value="0.25" calcext:value-type="float">
            <text:p>0.25</text:p>
          </table:table-cell>
          <table:table-cell table:formula="of:=1/4" office:value-type="float" office:value="0.25" calcext:value-type="float">
            <text:p>0.25</text:p>
          </table:table-cell>
          <table:table-cell table:formula="of:=1/4" office:value-type="float" office:value="0.25" calcext:value-type="float">
            <text:p>0.25</text:p>
          </table:table-cell>
          <table:table-cell table:formula="of:=1/4" office:value-type="float" office:value="0.25" calcext:value-type="float">
            <text:p>0.25</text:p>
          </table:table-cell>
          <table:table-cell table:style-name="ce679"/>
          <table:table-cell table:number-columns-repeated="1016"/>
        </table:table-row>
        <table:table-row table:style-name="ro5">
          <table:table-cell table:style-name="ce679"/>
          <table:table-cell table:style-name="ce679" office:value-type="float" office:value="2011" calcext:value-type="float">
            <text:p>2011</text:p>
          </table:table-cell>
          <table:table-cell table:formula="of:=[.G8]" office:value-type="float" office:value="-2918.59" calcext:value-type="float">
            <text:p>-2,918.59</text:p>
          </table:table-cell>
          <table:table-cell table:formula="of:=[.C32]*[.$D$31]" office:value-type="float" office:value="-729.6475" calcext:value-type="float">
            <text:p>-729.65</text:p>
          </table:table-cell>
          <table:table-cell table:formula="of:=[.C32]*[.$E$31]" office:value-type="float" office:value="-729.6475" calcext:value-type="float">
            <text:p>-729.65</text:p>
          </table:table-cell>
          <table:table-cell table:formula="of:=[.C32]*[.$F$31]" office:value-type="float" office:value="-729.6475" calcext:value-type="float">
            <text:p>-729.65</text:p>
          </table:table-cell>
          <table:table-cell table:formula="of:=[.C32]*[.$G$31]" office:value-type="float" office:value="-729.6475" calcext:value-type="float">
            <text:p>-729.65</text:p>
          </table:table-cell>
          <table:table-cell table:style-name="ce679"/>
          <table:table-cell table:number-columns-repeated="1016"/>
        </table:table-row>
        <table:table-row table:style-name="ro5">
          <table:table-cell table:style-name="ce679"/>
          <table:table-cell table:style-name="ce679" office:value-type="float" office:value="2012" calcext:value-type="float">
            <text:p>2012</text:p>
          </table:table-cell>
          <table:table-cell table:formula="of:=[.G11]" office:value-type="float" office:value="13930.04" calcext:value-type="float">
            <text:p>13,930.04</text:p>
          </table:table-cell>
          <table:table-cell table:formula="of:=[.C33]*[.$D$31]" office:value-type="float" office:value="3482.51" calcext:value-type="float">
            <text:p>3,482.51</text:p>
          </table:table-cell>
          <table:table-cell table:formula="of:=[.C33]*[.$E$31]" office:value-type="float" office:value="3482.51" calcext:value-type="float">
            <text:p>3,482.51</text:p>
          </table:table-cell>
          <table:table-cell table:formula="of:=[.C33]*[.$F$31]" office:value-type="float" office:value="3482.51" calcext:value-type="float">
            <text:p>3,482.51</text:p>
          </table:table-cell>
          <table:table-cell table:formula="of:=[.C33]*[.$G$31]" office:value-type="float" office:value="3482.51" calcext:value-type="float">
            <text:p>3,482.51</text:p>
          </table:table-cell>
          <table:table-cell table:style-name="ce679"/>
          <table:table-cell table:number-columns-repeated="1016"/>
        </table:table-row>
        <table:table-row table:style-name="ro5">
          <table:table-cell table:style-name="ce679"/>
          <table:table-cell table:style-name="ce679" office:value-type="float" office:value="2013" calcext:value-type="float">
            <text:p>2013</text:p>
          </table:table-cell>
          <table:table-cell table:formula="of:=[.G13]" office:value-type="float" office:value="15718.12" calcext:value-type="float">
            <text:p>15,718.12</text:p>
          </table:table-cell>
          <table:table-cell table:formula="of:=[.C34]*[.$D$31]" office:value-type="float" office:value="3929.53" calcext:value-type="float">
            <text:p>3,929.53</text:p>
          </table:table-cell>
          <table:table-cell table:formula="of:=[.C34]*[.$E$31]" office:value-type="float" office:value="3929.53" calcext:value-type="float">
            <text:p>3,929.53</text:p>
          </table:table-cell>
          <table:table-cell table:formula="of:=[.C34]*[.$F$31]" office:value-type="float" office:value="3929.53" calcext:value-type="float">
            <text:p>3,929.53</text:p>
          </table:table-cell>
          <table:table-cell table:formula="of:=[.C34]*[.$G$31]" office:value-type="float" office:value="3929.53" calcext:value-type="float">
            <text:p>3,929.53</text:p>
          </table:table-cell>
          <table:table-cell table:number-columns-repeated="1017"/>
        </table:table-row>
        <table:table-row table:style-name="ro5">
          <table:table-cell/>
          <table:table-cell table:style-name="ce679" office:value-type="float" office:value="2014" calcext:value-type="float">
            <text:p>2014</text:p>
          </table:table-cell>
          <table:table-cell table:formula="of:=[.G18]" office:value-type="float" office:value="6004.29" calcext:value-type="float">
            <text:p>6,004.29</text:p>
          </table:table-cell>
          <table:table-cell table:formula="of:=[.C35]*[.$D$31]" office:value-type="float" office:value="1501.0725" calcext:value-type="float">
            <text:p>1,501.07</text:p>
          </table:table-cell>
          <table:table-cell table:formula="of:=[.C35]*[.$E$31]" office:value-type="float" office:value="1501.0725" calcext:value-type="float">
            <text:p>1,501.07</text:p>
          </table:table-cell>
          <table:table-cell table:formula="of:=[.C35]*[.$F$31]" office:value-type="float" office:value="1501.0725" calcext:value-type="float">
            <text:p>1,501.07</text:p>
          </table:table-cell>
          <table:table-cell table:formula="of:=[.C35]*[.$G$31]" office:value-type="float" office:value="1501.0725" calcext:value-type="float">
            <text:p>1,501.07</text:p>
          </table:table-cell>
          <table:table-cell table:number-columns-repeated="1017"/>
        </table:table-row>
        <table:table-row table:style-name="ro5">
          <table:table-cell table:style-name="ce679"/>
          <table:table-cell table:style-name="ce679" office:value-type="float" office:value="2015" calcext:value-type="float">
            <text:p>2015</text:p>
          </table:table-cell>
          <table:table-cell table:formula="of:=[.G19]" office:value-type="float" office:value="22550" calcext:value-type="float">
            <text:p>22,550.00</text:p>
          </table:table-cell>
          <table:table-cell table:formula="of:=[.C36]*[.$D$31]" office:value-type="float" office:value="5637.5" calcext:value-type="float">
            <text:p>5,637.50</text:p>
          </table:table-cell>
          <table:table-cell table:formula="of:=[.C36]*[.$E$31]" office:value-type="float" office:value="5637.5" calcext:value-type="float">
            <text:p>5,637.50</text:p>
          </table:table-cell>
          <table:table-cell table:formula="of:=[.C36]*[.$F$31]" office:value-type="float" office:value="5637.5" calcext:value-type="float">
            <text:p>5,637.50</text:p>
          </table:table-cell>
          <table:table-cell table:formula="of:=[.C36]*[.$G$31]" office:value-type="float" office:value="5637.5" calcext:value-type="float">
            <text:p>5,637.50</text:p>
          </table:table-cell>
          <table:table-cell table:number-columns-repeated="1017"/>
        </table:table-row>
        <table:table-row table:style-name="ro5">
          <table:table-cell table:style-name="ce679"/>
          <table:table-cell table:style-name="ce679" office:value-type="float" office:value="2016" calcext:value-type="float">
            <text:p>2016</text:p>
          </table:table-cell>
          <table:table-cell table:formula="of:=[.G20]" office:value-type="float" office:value="25000" calcext:value-type="float">
            <text:p>25,000.00</text:p>
          </table:table-cell>
          <table:table-cell table:formula="of:=[.C37]*[.$D$31]" office:value-type="float" office:value="6250" calcext:value-type="float">
            <text:p>6,250.00</text:p>
          </table:table-cell>
          <table:table-cell table:formula="of:=[.C37]*[.$E$31]" office:value-type="float" office:value="6250" calcext:value-type="float">
            <text:p>6,250.00</text:p>
          </table:table-cell>
          <table:table-cell table:formula="of:=[.C37]*[.$F$31]" office:value-type="float" office:value="6250" calcext:value-type="float">
            <text:p>6,250.00</text:p>
          </table:table-cell>
          <table:table-cell table:formula="of:=[.C37]*[.$G$31]" office:value-type="float" office:value="6250" calcext:value-type="float">
            <text:p>6,250.00</text:p>
          </table:table-cell>
          <table:table-cell table:number-columns-repeated="1017"/>
        </table:table-row>
        <table:table-row table:style-name="ro5">
          <table:table-cell table:style-name="ce679"/>
          <table:table-cell table:style-name="ce679" office:value-type="float" office:value="2017" calcext:value-type="float">
            <text:p>2017</text:p>
          </table:table-cell>
          <table:table-cell table:formula="of:=[.G21]" office:value-type="float" office:value="27500" calcext:value-type="float">
            <text:p>27,500.00</text:p>
          </table:table-cell>
          <table:table-cell table:formula="of:=[.C38]*[.$D$31]" office:value-type="float" office:value="6875" calcext:value-type="float">
            <text:p>6,875.00</text:p>
          </table:table-cell>
          <table:table-cell table:formula="of:=[.C38]*[.$E$31]" office:value-type="float" office:value="6875" calcext:value-type="float">
            <text:p>6,875.00</text:p>
          </table:table-cell>
          <table:table-cell table:formula="of:=[.C38]*[.$F$31]" office:value-type="float" office:value="6875" calcext:value-type="float">
            <text:p>6,875.00</text:p>
          </table:table-cell>
          <table:table-cell table:formula="of:=[.C38]*[.$G$31]" office:value-type="float" office:value="6875" calcext:value-type="float">
            <text:p>6,875.00</text:p>
          </table:table-cell>
          <table:table-cell table:number-columns-repeated="1017"/>
        </table:table-row>
        <table:table-row table:style-name="ro5">
          <table:table-cell table:style-name="ce679"/>
          <table:table-cell table:style-name="ce679" office:value-type="float" office:value="2018" calcext:value-type="float">
            <text:p>2018</text:p>
          </table:table-cell>
          <table:table-cell table:formula="of:=[.G22]" office:value-type="float" office:value="32500" calcext:value-type="float">
            <text:p>32,500.00</text:p>
          </table:table-cell>
          <table:table-cell table:formula="of:=[.C39]*[.$D$31]" office:value-type="float" office:value="8125" calcext:value-type="float">
            <text:p>8,125.00</text:p>
          </table:table-cell>
          <table:table-cell table:formula="of:=[.C39]*[.$E$31]" office:value-type="float" office:value="8125" calcext:value-type="float">
            <text:p>8,125.00</text:p>
          </table:table-cell>
          <table:table-cell table:formula="of:=[.C39]*[.$F$31]" office:value-type="float" office:value="8125" calcext:value-type="float">
            <text:p>8,125.00</text:p>
          </table:table-cell>
          <table:table-cell table:formula="of:=[.C39]*[.$G$31]" office:value-type="float" office:value="8125" calcext:value-type="float">
            <text:p>8,125.00</text:p>
          </table:table-cell>
          <table:table-cell table:number-columns-repeated="1017"/>
        </table:table-row>
        <table:table-row table:style-name="ro5">
          <table:table-cell table:style-name="ce679"/>
          <table:table-cell table:style-name="ce679" office:value-type="float" office:value="2019" calcext:value-type="float">
            <text:p>2019</text:p>
          </table:table-cell>
          <table:table-cell table:formula="of:=[.G24]" office:value-type="float" office:value="40721.74" calcext:value-type="float">
            <text:p>40,721.74</text:p>
          </table:table-cell>
          <table:table-cell table:formula="of:=[.C40]*[.$D$31]" office:value-type="float" office:value="10180.435" calcext:value-type="float">
            <text:p>10,180.44</text:p>
          </table:table-cell>
          <table:table-cell table:formula="of:=[.C40]*[.$E$31]" office:value-type="float" office:value="10180.435" calcext:value-type="float">
            <text:p>10,180.44</text:p>
          </table:table-cell>
          <table:table-cell table:formula="of:=[.C40]*[.$F$31]" office:value-type="float" office:value="10180.435" calcext:value-type="float">
            <text:p>10,180.44</text:p>
          </table:table-cell>
          <table:table-cell table:formula="of:=[.C40]*[.$G$31]" office:value-type="float" office:value="10180.435" calcext:value-type="float">
            <text:p>10,180.44</text:p>
          </table:table-cell>
          <table:table-cell table:number-columns-repeated="1017"/>
        </table:table-row>
        <table:table-row table:style-name="ro5">
          <table:table-cell table:style-name="ce679"/>
          <table:table-cell table:style-name="ce679" office:value-type="float" office:value="2020" calcext:value-type="float">
            <text:p>2020</text:p>
          </table:table-cell>
          <table:table-cell office:value-type="float" office:value="44000" calcext:value-type="float">
            <text:p>44,000.00</text:p>
          </table:table-cell>
          <table:table-cell table:formula="of:=[.C41]*[.$D$31]" office:value-type="float" office:value="11000" calcext:value-type="float">
            <text:p>11,000.00</text:p>
          </table:table-cell>
          <table:table-cell table:formula="of:=[.C41]*[.$E$31]" office:value-type="float" office:value="11000" calcext:value-type="float">
            <text:p>11,000.00</text:p>
          </table:table-cell>
          <table:table-cell table:formula="of:=[.C41]*[.$F$31]" office:value-type="float" office:value="11000" calcext:value-type="float">
            <text:p>11,000.00</text:p>
          </table:table-cell>
          <table:table-cell table:formula="of:=[.C41]*[.$G$31]" office:value-type="float" office:value="11000" calcext:value-type="float">
            <text:p>11,000.00</text:p>
          </table:table-cell>
          <table:table-cell table:number-columns-repeated="1017"/>
        </table:table-row>
        <table:table-row table:style-name="ro5">
          <table:table-cell table:style-name="ce679"/>
          <table:table-cell table:style-name="ce679" office:value-type="float" office:value="2021" calcext:value-type="float">
            <text:p>2021</text:p>
          </table:table-cell>
          <table:table-cell office:value-type="float" office:value="52000" calcext:value-type="float">
            <text:p>52,000.00</text:p>
          </table:table-cell>
          <table:table-cell table:formula="of:=[.C42]*[.$D$31]" office:value-type="float" office:value="13000" calcext:value-type="float">
            <text:p>13,000.00</text:p>
          </table:table-cell>
          <table:table-cell table:formula="of:=[.C42]*[.$E$31]" office:value-type="float" office:value="13000" calcext:value-type="float">
            <text:p>13,000.00</text:p>
          </table:table-cell>
          <table:table-cell table:formula="of:=[.C42]*[.$F$31]" office:value-type="float" office:value="13000" calcext:value-type="float">
            <text:p>13,000.00</text:p>
          </table:table-cell>
          <table:table-cell table:formula="of:=[.C42]*[.$G$31]" office:value-type="float" office:value="13000" calcext:value-type="float">
            <text:p>13,000.00</text:p>
          </table:table-cell>
          <table:table-cell table:number-columns-repeated="1017"/>
        </table:table-row>
        <table:table-row table:style-name="ro5">
          <table:table-cell table:style-name="ce679"/>
          <table:table-cell table:style-name="ce679" office:value-type="float" office:value="2022" calcext:value-type="float">
            <text:p>2022</text:p>
          </table:table-cell>
          <table:table-cell office:value-type="float" office:value="95000" calcext:value-type="float">
            <text:p>95,000.00</text:p>
          </table:table-cell>
          <table:table-cell table:formula="of:=[.C43]*[.$D$31]" office:value-type="float" office:value="23750" calcext:value-type="float">
            <text:p>23,750.00</text:p>
          </table:table-cell>
          <table:table-cell table:formula="of:=[.C43]*[.$E$31]" office:value-type="float" office:value="23750" calcext:value-type="float">
            <text:p>23,750.00</text:p>
          </table:table-cell>
          <table:table-cell table:formula="of:=[.C43]*[.$F$31]" office:value-type="float" office:value="23750" calcext:value-type="float">
            <text:p>23,750.00</text:p>
          </table:table-cell>
          <table:table-cell table:formula="of:=[.C43]*[.$G$31]" office:value-type="float" office:value="23750" calcext:value-type="float">
            <text:p>23,750.00</text:p>
          </table:table-cell>
          <table:table-cell table:number-columns-repeated="1017"/>
        </table:table-row>
        <table:table-row table:style-name="ro5">
          <table:table-cell table:style-name="ce679"/>
          <table:table-cell table:style-name="ce660" office:value-type="string" calcext:value-type="string">
            <text:p>Toplam</text:p>
          </table:table-cell>
          <table:table-cell table:style-name="ce626" table:formula="of:=SUM([.C32:.C43])" office:value-type="float" office:value="372005.6" calcext:value-type="float">
            <text:p>372,005.60</text:p>
          </table:table-cell>
          <table:table-cell table:style-name="ce626" table:formula="of:=SUM([.D32:.D43])" office:value-type="float" office:value="93001.4" calcext:value-type="float">
            <text:p>93,001.40</text:p>
          </table:table-cell>
          <table:table-cell table:style-name="ce626" table:formula="of:=SUM([.E32:.E43])" office:value-type="float" office:value="93001.4" calcext:value-type="float">
            <text:p>93,001.40</text:p>
          </table:table-cell>
          <table:table-cell table:style-name="ce626" table:formula="of:=SUM([.F32:.F43])" office:value-type="float" office:value="93001.4" calcext:value-type="float">
            <text:p>93,001.40</text:p>
          </table:table-cell>
          <table:table-cell table:style-name="ce626" table:formula="of:=SUM([.G32:.G43])" office:value-type="float" office:value="93001.4" calcext:value-type="float">
            <text:p>93,001.40</text:p>
          </table:table-cell>
          <table:table-cell table:number-columns-repeated="1017"/>
        </table:table-row>
        <table:table-row table:style-name="ro5">
          <table:table-cell table:style-name="ce680" office:value-type="string" calcext:value-type="string">
            <text:p>2011-2022 AYŞE BALCI KİRA </text:p>
          </table:table-cell>
          <table:table-cell table:style-name="ce680"/>
          <table:table-cell table:style-name="ce705"/>
          <table:table-cell table:style-name="ce706" office:value-type="string" calcext:value-type="string">
            <text:p>GELİR</text:p>
          </table:table-cell>
          <table:table-cell table:style-name="ce706" office:value-type="string" calcext:value-type="string">
            <text:p>GİDER</text:p>
          </table:table-cell>
          <table:table-cell table:style-name="ce706" office:value-type="string" calcext:value-type="string">
            <text:p>BAKİYE</text:p>
          </table:table-cell>
          <table:table-cell table:style-name="ce712"/>
          <table:table-cell table:number-columns-repeated="1017"/>
        </table:table-row>
        <table:table-row table:style-name="ro5">
          <table:table-cell table:style-name="ce679"/>
          <table:table-cell table:style-name="ce679" office:value-type="string" calcext:value-type="string">
            <text:p>Ayşe kira gelirleri</text:p>
          </table:table-cell>
          <table:table-cell table:style-name="ce679"/>
          <table:table-cell table:style-name="ce679" table:formula="of:=[.B44]" office:value-type="string" office:string-value="Toplam" calcext:value-type="string">
            <text:p>Toplam</text:p>
          </table:table-cell>
          <table:table-cell table:style-name="ce679"/>
          <table:table-cell table:formula="of:=[.D44]" office:value-type="float" office:value="93001.4" calcext:value-type="float">
            <text:p>93,001.40</text:p>
          </table:table-cell>
          <table:table-cell table:style-name="ce679"/>
          <table:table-cell table:number-columns-repeated="1017"/>
        </table:table-row>
        <table:table-row table:style-name="ro5">
          <table:table-cell table:style-name="ce679"/>
          <table:table-cell table:style-name="ce679" office:value-type="string" calcext:value-type="string">
            <text:p>babamın banka hesabından</text:p>
          </table:table-cell>
          <table:table-cell table:style-name="ce679"/>
          <table:table-cell office:value-type="float" office:value="4375" calcext:value-type="float">
            <text:p>4,375.00</text:p>
          </table:table-cell>
          <table:table-cell/>
          <table:table-cell table:formula="of:=[.F46]+[.D47]-[.E47]" office:value-type="float" office:value="97376.4" calcext:value-type="float">
            <text:p>97,376.40</text:p>
          </table:table-cell>
          <table:table-cell table:style-name="ce679"/>
          <table:table-cell table:number-columns-repeated="1017"/>
        </table:table-row>
        <table:table-row table:style-name="ro5">
          <table:table-cell table:style-name="ce679"/>
          <table:table-cell table:style-name="ce700" office:value-type="string" calcext:value-type="string">
            <text:p>AYŞE KİRA VERGİSİ</text:p>
          </table:table-cell>
          <table:table-cell table:style-name="ce679"/>
          <table:table-cell/>
          <table:table-cell table:style-name="ce708" office:value-type="float" office:value="949.9" calcext:value-type="float">
            <text:p>949,90</text:p>
          </table:table-cell>
          <table:table-cell table:formula="of:=[.F47]+[.D48]-[.E48]" office:value-type="float" office:value="96426.5" calcext:value-type="float">
            <text:p>96,426.50</text:p>
          </table:table-cell>
          <table:table-cell table:style-name="ce679"/>
          <table:table-cell table:number-columns-repeated="1017"/>
        </table:table-row>
        <table:table-row table:style-name="ro5">
          <table:table-cell table:style-name="ce679"/>
          <table:table-cell table:style-name="ce679" office:value-type="string" calcext:value-type="string">
            <text:p>kombi</text:p>
          </table:table-cell>
          <table:table-cell table:style-name="ce679"/>
          <table:table-cell/>
          <table:table-cell office:value-type="float" office:value="5720" calcext:value-type="float">
            <text:p>5,720.00</text:p>
          </table:table-cell>
          <table:table-cell table:formula="of:=[.F48]+[.D49]-[.E49]" office:value-type="float" office:value="90706.5" calcext:value-type="float">
            <text:p>90,706.50</text:p>
          </table:table-cell>
          <table:table-cell table:style-name="ce679"/>
          <table:table-cell table:number-columns-repeated="1017"/>
        </table:table-row>
        <table:table-row table:style-name="ro5">
          <table:table-cell table:style-name="ce679"/>
          <table:table-cell table:style-name="ce679" office:value-type="string" calcext:value-type="string">
            <text:p>2019 hacıdan havale</text:p>
          </table:table-cell>
          <table:table-cell table:style-name="ce679"/>
          <table:table-cell/>
          <table:table-cell office:value-type="float" office:value="15000" calcext:value-type="float">
            <text:p>15,000.00</text:p>
          </table:table-cell>
          <table:table-cell table:formula="of:=[.F49]+[.D50]-[.E50]" office:value-type="float" office:value="75706.5" calcext:value-type="float">
            <text:p>75,706.50</text:p>
          </table:table-cell>
          <table:table-cell table:style-name="ce679"/>
          <table:table-cell table:number-columns-repeated="1017"/>
        </table:table-row>
        <table:table-row table:style-name="ro5">
          <table:table-cell table:style-name="ce679"/>
          <table:table-cell table:style-name="ce679" office:value-type="string" calcext:value-type="string">
            <text:p>2019 belediye</text:p>
          </table:table-cell>
          <table:table-cell table:style-name="ce679"/>
          <table:table-cell/>
          <table:table-cell office:value-type="float" office:value="194.7" calcext:value-type="float">
            <text:p>194.70</text:p>
          </table:table-cell>
          <table:table-cell table:formula="of:=[.F50]+[.D51]-[.E51]" office:value-type="float" office:value="75511.8" calcext:value-type="float">
            <text:p>75,511.80</text:p>
          </table:table-cell>
          <table:table-cell table:style-name="ce679"/>
          <table:table-cell table:number-columns-repeated="1017"/>
        </table:table-row>
        <table:table-row table:style-name="ro5">
          <table:table-cell table:style-name="ce681"/>
          <table:table-cell office:value-type="string" calcext:value-type="string">
            <text:p>2020 havale</text:p>
          </table:table-cell>
          <table:table-cell table:number-columns-repeated="2"/>
          <table:table-cell office:value-type="float" office:value="18000" calcext:value-type="float">
            <text:p>18,000.00</text:p>
          </table:table-cell>
          <table:table-cell table:formula="of:=[.F51]+[.D52]-[.E52]" office:value-type="float" office:value="57511.8" calcext:value-type="float">
            <text:p>57,511.80</text:p>
          </table:table-cell>
          <table:table-cell table:number-columns-repeated="1018"/>
        </table:table-row>
        <table:table-row table:style-name="ro5">
          <table:table-cell table:style-name="ce679"/>
          <table:table-cell table:style-name="ce679" office:value-type="string" calcext:value-type="string">
            <text:p>2020 belediye</text:p>
          </table:table-cell>
          <table:table-cell table:style-name="ce679"/>
          <table:table-cell/>
          <table:table-cell office:value-type="float" office:value="71.8" calcext:value-type="float">
            <text:p>71.80</text:p>
          </table:table-cell>
          <table:table-cell table:formula="of:=[.F52]+[.D53]-[.E53]" office:value-type="float" office:value="57440" calcext:value-type="float">
            <text:p>57,440.00</text:p>
          </table:table-cell>
          <table:table-cell table:number-columns-repeated="1018"/>
        </table:table-row>
        <table:table-row table:style-name="ro5">
          <table:table-cell table:style-name="ce681"/>
          <table:table-cell table:style-name="ce695" office:value-type="string" calcext:value-type="string">
            <text:p>2021 havale</text:p>
          </table:table-cell>
          <table:table-cell/>
          <table:table-cell table:style-name="ce695"/>
          <table:table-cell office:value-type="float" office:value="20000" calcext:value-type="float">
            <text:p>20,000.00</text:p>
          </table:table-cell>
          <table:table-cell table:formula="of:=[.F53]+[.D54]-[.E54]" office:value-type="float" office:value="37440" calcext:value-type="float">
            <text:p>37,440.00</text:p>
          </table:table-cell>
          <table:table-cell table:number-columns-repeated="1018"/>
        </table:table-row>
        <table:table-row table:style-name="ro5">
          <table:table-cell table:style-name="ce681"/>
          <table:table-cell table:style-name="ce695" office:value-type="string" calcext:value-type="string">
            <text:p>2021 belediye</text:p>
          </table:table-cell>
          <table:table-cell/>
          <table:table-cell table:style-name="ce695"/>
          <table:table-cell office:value-type="float" office:value="75.5" calcext:value-type="float">
            <text:p>75.50</text:p>
          </table:table-cell>
          <table:table-cell table:formula="of:=[.F54]+[.D55]-[.E55]" office:value-type="float" office:value="37364.5" calcext:value-type="float">
            <text:p>37,364.50</text:p>
          </table:table-cell>
          <table:table-cell table:style-name="ce693"/>
          <table:table-cell table:number-columns-repeated="1017"/>
        </table:table-row>
        <table:table-row table:style-name="ro5">
          <table:table-cell table:style-name="ce679"/>
          <table:table-cell table:style-name="ce679" office:value-type="string" calcext:value-type="string">
            <text:p>2022 kira ali balcıda</text:p>
          </table:table-cell>
          <table:table-cell table:style-name="ce679" table:number-columns-repeated="2"/>
          <table:table-cell office:value-type="float" office:value="24500" calcext:value-type="float">
            <text:p>24,500.00</text:p>
          </table:table-cell>
          <table:table-cell table:formula="of:=[.F55]+[.D56]-[.E56]" office:value-type="float" office:value="12864.5" calcext:value-type="float">
            <text:p>12,864.50</text:p>
          </table:table-cell>
          <table:table-cell table:number-columns-repeated="1018"/>
        </table:table-row>
        <table:table-row table:style-name="ro5">
          <table:table-cell table:style-name="ce681"/>
          <table:table-cell office:value-type="string" calcext:value-type="string">
            <text:p>2022 belediye</text:p>
          </table:table-cell>
          <table:table-cell table:number-columns-repeated="2"/>
          <table:table-cell table:style-name="ce707" office:value-type="string" calcext:value-type="string">
            <text:p>197,25</text:p>
          </table:table-cell>
          <table:table-cell table:formula="of:=[.F56]+[.D57]-[.E57]" office:value-type="float" office:value="12667.25" calcext:value-type="float">
            <text:p>12,667.25</text:p>
          </table:table-cell>
          <table:table-cell table:number-columns-repeated="1018"/>
        </table:table-row>
        <table:table-row table:style-name="ro5">
          <table:table-cell table:style-name="ce681"/>
          <table:table-cell office:value-type="string" calcext:value-type="string">
            <text:p>2022 havale eskişehire giderken</text:p>
          </table:table-cell>
          <table:table-cell table:number-columns-repeated="2"/>
          <table:table-cell office:value-type="float" office:value="10000" calcext:value-type="float">
            <text:p>10,000.00</text:p>
          </table:table-cell>
          <table:table-cell table:formula="of:=[.F57]+[.D58]-[.E58]" office:value-type="float" office:value="2667.25" calcext:value-type="float">
            <text:p>2,667.25</text:p>
          </table:table-cell>
          <table:table-cell table:number-columns-repeated="1018"/>
        </table:table-row>
        <table:table-row table:style-name="ro5">
          <table:table-cell table:style-name="ce681"/>
          <table:table-cell table:number-columns-repeated="3"/>
          <table:table-cell table:style-name="ce679"/>
          <table:table-cell table:number-columns-repeated="1019"/>
        </table:table-row>
        <table:table-row table:style-name="ro5">
          <table:table-cell table:style-name="ce679" table:number-columns-repeated="5"/>
          <table:table-cell table:number-columns-repeated="1019"/>
        </table:table-row>
        <table:table-row table:style-name="ro5">
          <table:table-cell table:style-name="ce681"/>
          <table:table-cell table:style-name="ce695"/>
          <table:table-cell/>
          <table:table-cell table:style-name="ce695"/>
          <table:table-cell table:style-name="ce679"/>
          <table:table-cell table:number-columns-repeated="1019"/>
        </table:table-row>
        <table:table-row table:style-name="ro5">
          <table:table-cell table:style-name="ce679" table:number-columns-repeated="5"/>
          <table:table-cell table:number-columns-repeated="1019"/>
        </table:table-row>
        <table:table-row table:style-name="ro5">
          <table:table-cell table:style-name="ce681"/>
          <table:table-cell table:style-name="ce695"/>
          <table:table-cell/>
          <table:table-cell table:style-name="ce695"/>
          <table:table-cell table:style-name="ce679"/>
          <table:table-cell table:number-columns-repeated="1019"/>
        </table:table-row>
        <table:table-row table:style-name="ro5" table:number-rows-repeated="2">
          <table:table-cell table:style-name="ce679" table:number-columns-repeated="5"/>
          <table:table-cell table:number-columns-repeated="1019"/>
        </table:table-row>
        <table:table-row table:style-name="ro5">
          <table:table-cell table:style-name="ce681"/>
          <table:table-cell table:number-columns-repeated="3"/>
          <table:table-cell table:style-name="ce679"/>
          <table:table-cell table:number-columns-repeated="1019"/>
        </table:table-row>
        <table:table-row table:style-name="ro5" table:number-rows-repeated="2">
          <table:table-cell table:style-name="ce679" table:number-columns-repeated="5"/>
          <table:table-cell table:number-columns-repeated="1019"/>
        </table:table-row>
        <table:table-row table:style-name="ro5" table:number-rows-repeated="104850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004 APYkm" table:style-name="ta1">
        <table:table-column table:style-name="co29" table:default-cell-style-name="ce679"/>
        <table:table-column table:style-name="co30" table:default-cell-style-name="ce679"/>
        <table:table-column table:style-name="co31" table:default-cell-style-name="ce694"/>
        <table:table-column table:style-name="co29" table:default-cell-style-name="ce679"/>
        <table:table-column table:style-name="co32" table:default-cell-style-name="ce679"/>
        <table:table-column table:style-name="co33" table:default-cell-style-name="ce694"/>
        <table:table-column table:style-name="co29" table:default-cell-style-name="ce694"/>
        <table:table-column table:style-name="co34" table:default-cell-style-name="ce694"/>
        <table:table-column table:style-name="co9" table:number-columns-repeated="1016" table:default-cell-style-name="ce679"/>
        <table:table-row table:style-name="ro3">
          <table:table-cell table:style-name="ce713" office:value-type="string" calcext:value-type="string">
            <text:p>Ali Paşa Yıkama 2011-2022</text:p>
          </table:table-cell>
          <table:table-cell table:style-name="Default"/>
          <table:table-cell table:number-columns-repeated="2"/>
          <table:table-cell table:style-name="ce723" office:value-type="string" calcext:value-type="string">
            <text:p>Toplam</text:p>
          </table:table-cell>
          <table:table-cell table:style-name="ce724" table:formula="of:=SUM([.F16:.F54])" office:value-type="float" office:value="135800" calcext:value-type="float">
            <text:p>135,800.00</text:p>
          </table:table-cell>
          <table:table-cell table:style-name="ce724" table:formula="of:=SUM([.G16:.G54])" office:value-type="float" office:value="135800" calcext:value-type="float">
            <text:p>135,800.00</text:p>
          </table:table-cell>
          <table:table-cell table:style-name="ce724" table:formula="of:=[.F1]-[.G1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style-name="ce714" office:value-type="string" calcext:value-type="string">
            <text:p>Tarih</text:p>
          </table:table-cell>
          <table:table-cell table:style-name="ce714" office:value-type="string" calcext:value-type="string">
            <text:p>Açıklama</text:p>
          </table:table-cell>
          <table:table-cell table:style-name="ce693" office:value-type="string" calcext:value-type="string">
            <text:p>Artış %</text:p>
          </table:table-cell>
          <table:table-cell table:style-name="ce714" office:value-type="string" calcext:value-type="string">
            <text:p>Başlangıç</text:p>
          </table:table-cell>
          <table:table-cell table:style-name="ce714" office:value-type="string" calcext:value-type="string">
            <text:p>Bitiş</text:p>
          </table:table-cell>
          <table:table-cell table:style-name="ce693" office:value-type="string" calcext:value-type="string">
            <text:p>Kira bedeli</text:p>
          </table:table-cell>
          <table:table-cell table:style-name="ce693" office:value-type="string" calcext:value-type="string">
            <text:p>Ödeme</text:p>
          </table:table-cell>
          <table:table-cell table:style-name="ce693" office:value-type="string" calcext:value-type="string">
            <text:p>Bakiye</text:p>
          </table:table-cell>
          <table:table-cell table:number-columns-repeated="1016"/>
        </table:table-row>
        <table:table-row table:style-name="ro4">
          <table:table-cell table:number-columns-repeated="7"/>
          <table:table-cell table:formula="of:=[.H16]+[.F4]-[.G4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number-columns-repeated="7"/>
          <table:table-cell table:formula="of:=[.H6]+[.F5]-[.G5]" office:value-type="float" office:value="0.000400000001832268" calcext:value-type="float">
            <text:p>0.00</text:p>
          </table:table-cell>
          <table:table-cell table:number-columns-repeated="1016"/>
        </table:table-row>
        <table:table-row table:style-name="ro4">
          <table:table-cell/>
          <table:table-cell table:style-name="ce694" office:value-type="string" calcext:value-type="string">
            <text:p>indirim</text:p>
          </table:table-cell>
          <table:table-cell table:number-columns-repeated="3"/>
          <table:table-cell table:style-name="ce679"/>
          <table:table-cell table:style-name="ce707" office:value-type="string" calcext:value-type="string">
            <text:p>895,13</text:p>
          </table:table-cell>
          <table:table-cell table:formula="of:=[.H7]+[.F6]-[.G6]" office:value-type="float" office:value="0.000400000001832268" calcext:value-type="float">
            <text:p>0.0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atila balcı </text:p>
          </table:table-cell>
          <table:table-cell table:number-columns-repeated="4"/>
          <table:table-cell office:value-type="float" office:value="60000" calcext:value-type="float">
            <text:p>60,000.00</text:p>
          </table:table-cell>
          <table:table-cell table:formula="of:=[.H8]+[.F7]-[.G7]" office:value-type="float" office:value="895.130400000002" calcext:value-type="float">
            <text:p>895.13</text:p>
          </table:table-cell>
          <table:table-cell table:number-columns-repeated="1016"/>
        </table:table-row>
        <table:table-row table:style-name="ro4">
          <table:table-cell table:style-name="ce630" office:value-type="date" office:date-value="2022-07-01" calcext:value-type="date">
            <text:p>07/01/2022</text:p>
          </table:table-cell>
          <table:table-cell office:value-type="string" calcext:value-type="string">
            <text:p>22-23 kira bedeli</text:p>
          </table:table-cell>
          <table:table-cell office:value-type="string" calcext:value-type="string">
            <text:p>78,62</text:p>
          </table:table-cell>
          <table:table-cell table:formula="of:=[.F11]*[.C8]/100" office:value-type="float" office:value="26803.1304" calcext:value-type="float">
            <text:p>26803.1304</text:p>
          </table:table-cell>
          <table:table-cell/>
          <table:table-cell table:formula="of:=[.F11]+[.D8]" office:value-type="float" office:value="60895.1304" calcext:value-type="float">
            <text:p>60,895.13</text:p>
          </table:table-cell>
          <table:table-cell/>
          <table:table-cell table:formula="of:=[.H9]+[.F8]-[.G8]" office:value-type="float" office:value="60895.1304" calcext:value-type="float">
            <text:p>60,895.13</text:p>
          </table:table-cell>
          <table:table-cell table:number-columns-repeated="1016"/>
        </table:table-row>
        <table:table-row table:style-name="ro4">
          <table:table-cell table:style-name="ce715"/>
          <table:table-cell table:style-name="ce715" office:value-type="string" calcext:value-type="string">
            <text:p>atila balcı hesabına yatan</text:p>
          </table:table-cell>
          <table:table-cell table:style-name="ce720"/>
          <table:table-cell table:style-name="ce715" table:number-columns-repeated="2"/>
          <table:table-cell table:style-name="ce720"/>
          <table:table-cell table:style-name="ce720" office:value-type="float" office:value="9092" calcext:value-type="float">
            <text:p>9,092.00</text:p>
          </table:table-cell>
          <table:table-cell table:style-name="ce720" table:formula="of:=[.H10]+[.F9]-[.G9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1]+[.F10]-[.G10]" office:value-type="float" office:value="9092" calcext:value-type="float">
            <text:p>9,092.00</text:p>
          </table:table-cell>
          <table:table-cell table:number-columns-repeated="1016"/>
        </table:table-row>
        <table:table-row table:style-name="ro4">
          <table:table-cell table:style-name="ce630" office:value-type="date" office:date-value="2021-07-01" calcext:value-type="date">
            <text:p>07/01/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2]+[.F11]-[.G11]" office:value-type="float" office:value="34092" calcext:value-type="float">
            <text:p>34,092.00</text:p>
          </table:table-cell>
          <table:table-cell table:number-columns-repeated="1016"/>
        </table:table-row>
        <table:table-row table:style-name="ro6">
          <table:table-cell table:style-name="ce716" office:value-type="date" office:date-value="2020-08-30" calcext:value-type="date">
            <text:p>08/30/2020</text:p>
          </table:table-cell>
          <table:table-cell table:style-name="ce715" office:value-type="string" calcext:value-type="string">
            <text:p>senet selanik</text:p>
          </table:table-cell>
          <table:table-cell table:style-name="ce720"/>
          <table:table-cell table:style-name="ce715" table:number-columns-repeated="2"/>
          <table:table-cell table:style-name="ce720"/>
          <table:table-cell table:style-name="ce720" office:value-type="float" office:value="5500" calcext:value-type="float">
            <text:p>5,500.00</text:p>
          </table:table-cell>
          <table:table-cell table:style-name="ce720" table:formula="of:=[.H13]+[.F12]-[.G12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630" office:value-type="date" office:date-value="2020-07-15" calcext:value-type="date">
            <text:p>07/15/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4]+[.F13]-[.G13]" office:value-type="float" office:value="5500" calcext:value-type="float">
            <text:p>5,500.0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5]+[.F14]-[.G14]" office:value-type="float" office:value="28500" calcext:value-type="float">
            <text:p>28,500.00</text:p>
          </table:table-cell>
          <table:table-cell table:number-columns-repeated="1016"/>
        </table:table-row>
        <table:table-row table:style-name="ro4">
          <table:table-cell table:style-name="ce630" office:value-type="date" office:date-value="2020-07-01" calcext:value-type="date">
            <text:p>07/01/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698" table:formula="of:=[.H16]+[.F15]-[.G15]" office:value-type="float" office:value="30558" calcext:value-type="float">
            <text:p>30,558.00</text:p>
          </table:table-cell>
          <table:table-cell table:number-columns-repeated="1016"/>
        </table:table-row>
        <table:table-row table:style-name="ro4">
          <table:table-cell table:style-name="ce716" office:value-type="date" office:date-value="2019-12-31" calcext:value-type="date">
            <text:p>12/31/2019</text:p>
          </table:table-cell>
          <table:table-cell table:style-name="ce715" office:value-type="string" calcext:value-type="string">
            <text:p>indirim</text:p>
          </table:table-cell>
          <table:table-cell table:style-name="ce720"/>
          <table:table-cell table:style-name="ce715" table:number-columns-repeated="2"/>
          <table:table-cell table:style-name="ce720"/>
          <table:table-cell table:style-name="ce720" office:value-type="float" office:value="900" calcext:value-type="float">
            <text:p>900.00</text:p>
          </table:table-cell>
          <table:table-cell table:style-name="ce720" table:formula="of:=[.H17]+[.F16]-[.G16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630" office:value-type="date" office:date-value="2019-11-18" calcext:value-type="date">
            <text:p>11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18]+[.F17]-[.G17]" office:value-type="float" office:value="900" calcext:value-type="float">
            <text:p>900.00</text:p>
          </table:table-cell>
          <table:table-cell table:number-columns-repeated="1016"/>
        </table:table-row>
        <table:table-row table:style-name="ro4">
          <table:table-cell table:style-name="ce630" office:value-type="date" office:date-value="2019-09-18" calcext:value-type="date">
            <text:p>09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19]+[.F18]-[.G18]" office:value-type="float" office:value="1900" calcext:value-type="float">
            <text:p>1,900.0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0]+[.F19]-[.G19]" office:value-type="float" office:value="6400" calcext:value-type="float">
            <text:p>6,400.00</text:p>
          </table:table-cell>
          <table:table-cell table:number-columns-repeated="1016"/>
        </table:table-row>
        <table:table-row table:style-name="ro4">
          <table:table-cell table:style-name="ce630" office:value-type="date" office:date-value="2019-07-02" calcext:value-type="date">
            <text:p>07/02/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1]+[.F20]-[.G20]" office:value-type="float" office:value="6400" calcext:value-type="float">
            <text:p>6,400.00</text:p>
          </table:table-cell>
          <table:table-cell table:number-columns-repeated="1016"/>
        </table:table-row>
        <table:table-row table:style-name="ro4">
          <table:table-cell table:style-name="ce630" office:value-type="date" office:date-value="2019-07-01" calcext:value-type="date">
            <text:p>07/01/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630" office:value-type="date" office:date-value="2018-07-01" calcext:value-type="date">
            <text:p>07/01/2018</text:p>
          </table:table-cell>
          <table:table-cell table:style-name="ce630" office:value-type="date" office:date-value="2019-06-30" calcext:value-type="date">
            <text:p>06/30/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2]+[.F21]-[.G21]" office:value-type="float" office:value="26400" calcext:value-type="float">
            <text:p>26,400.00</text:p>
          </table:table-cell>
          <table:table-cell table:number-columns-repeated="1016"/>
        </table:table-row>
        <table:table-row table:style-name="ro4">
          <table:table-cell table:style-name="ce702" table:number-columns-repeated="2"/>
          <table:table-cell table:style-name="ce698"/>
          <table:table-cell table:style-name="ce702" table:number-columns-repeated="2"/>
          <table:table-cell table:style-name="ce698" table:number-columns-repeated="2"/>
          <table:table-cell table:style-name="ce698" table:formula="of:=[.H23]+[.F22]-[.G22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4]+[.F23]-[.G23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630" office:value-type="date" office:date-value="2018-09-20" calcext:value-type="date">
            <text:p>09/20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5]+[.F24]-[.G24]" office:value-type="float" office:value="500" calcext:value-type="float">
            <text:p>500.00</text:p>
          </table:table-cell>
          <table:table-cell table:number-columns-repeated="1016"/>
        </table:table-row>
        <table:table-row table:style-name="ro4">
          <table:table-cell table:style-name="ce630" office:value-type="date" office:date-value="2018-07-15" calcext:value-type="date">
            <text:p>07/15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6]+[.F25]-[.G25]" office:value-type="float" office:value="2500" calcext:value-type="float">
            <text:p>2,500.00</text:p>
          </table:table-cell>
          <table:table-cell table:number-columns-repeated="1016"/>
        </table:table-row>
        <table:table-row table:style-name="ro4">
          <table:table-cell table:style-name="ce630" office:value-type="date" office:date-value="2018-07-12" calcext:value-type="date">
            <text:p>07/1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27]+[.F26]-[.G26]" office:value-type="float" office:value="5600" calcext:value-type="float">
            <text:p>5,600.00</text:p>
          </table:table-cell>
          <table:table-cell table:number-columns-repeated="1016"/>
        </table:table-row>
        <table:table-row table:style-name="ro4">
          <table:table-cell table:style-name="ce630" office:value-type="date" office:date-value="2018-07-02" calcext:value-type="date">
            <text:p>07/0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28]+[.F27]-[.G27]" office:value-type="float" office:value="7500" calcext:value-type="float">
            <text:p>7,500.00</text:p>
          </table:table-cell>
          <table:table-cell table:number-columns-repeated="1016"/>
        </table:table-row>
        <table:table-row table:style-name="ro4">
          <table:table-cell table:style-name="ce630" office:value-type="date" office:date-value="2018-06-26" calcext:value-type="date">
            <text:p>06/26/2018</text:p>
          </table:table-cell>
          <table:table-cell office:value-type="string" calcext:value-type="string">
            <text:p>ödeme</text:p>
          </table:table-cell>
          <table:table-cell/>
          <table:table-cell table:style-name="ce630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29]+[.F28]-[.G28]" office:value-type="float" office:value="12500" calcext:value-type="float">
            <text:p>12,500.00</text:p>
          </table:table-cell>
          <table:table-cell table:number-columns-repeated="1016"/>
        </table:table-row>
        <table:table-row table:style-name="ro4">
          <table:table-cell table:style-name="ce630" office:value-type="date" office:date-value="2018-05-01" calcext:value-type="date">
            <text:p>05/01/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630" office:value-type="date" office:date-value="2018-07-01" calcext:value-type="date">
            <text:p>07/01/2018</text:p>
          </table:table-cell>
          <table:table-cell table:style-name="ce630" office:value-type="date" office:date-value="2019-06-30" calcext:value-type="date">
            <text:p>06/30/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0]+[.F29]-[.G29]" office:value-type="float" office:value="22500" calcext:value-type="float">
            <text:p>22,500.00</text:p>
          </table:table-cell>
          <table:table-cell table:number-columns-repeated="1016"/>
        </table:table-row>
        <table:table-row table:style-name="ro4">
          <table:table-cell table:style-name="ce630"/>
          <table:table-cell office:value-type="string" calcext:value-type="string">
            <text:p>2017 kaln borç farkı % 15,80</text:p>
          </table:table-cell>
          <table:table-cell/>
          <table:table-cell table:style-name="ce630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1]+[.F30]-[.G30]" office:value-type="float" office:value="2814" calcext:value-type="float">
            <text:p>2,814.00</text:p>
          </table:table-cell>
          <table:table-cell table:number-columns-repeated="1016"/>
        </table:table-row>
        <table:table-row table:style-name="ro4">
          <table:table-cell table:style-name="ce637"/>
          <table:table-cell table:style-name="ce718" office:value-type="string" calcext:value-type="string">
            <text:p>2017 yılından kalan borç</text:p>
          </table:table-cell>
          <table:table-cell table:style-name="ce710"/>
          <table:table-cell table:style-name="ce637" table:number-columns-repeated="2"/>
          <table:table-cell table:style-name="ce698" table:number-columns-repeated="2"/>
          <table:table-cell table:style-name="ce710" table:formula="of:=[.H32]+[.F31]-[.G31]" office:value-type="float" office:value="2525" calcext:value-type="float">
            <text:p>2,525.00</text:p>
          </table:table-cell>
          <table:table-cell table:number-columns-repeated="1016"/>
        </table:table-row>
        <table:table-row table:style-name="ro4">
          <table:table-cell table:style-name="ce630"/>
          <table:table-cell office:value-type="string" calcext:value-type="string">
            <text:p>ödeme</text:p>
          </table:table-cell>
          <table:table-cell/>
          <table:table-cell table:style-name="ce630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3]+[.F32]-[.G32]" office:value-type="float" office:value="2525" calcext:value-type="float">
            <text:p>2,525.00</text:p>
          </table:table-cell>
          <table:table-cell table:number-columns-repeated="1016"/>
        </table:table-row>
        <table:table-row table:style-name="ro4">
          <table:table-cell table:style-name="ce630" office:value-type="date" office:date-value="2017-07-01" calcext:value-type="date">
            <text:p>07/01/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630" office:value-type="date" office:date-value="2017-07-01" calcext:value-type="date">
            <text:p>07/01/2017</text:p>
          </table:table-cell>
          <table:table-cell table:style-name="ce630" office:value-type="date" office:date-value="2018-06-30" calcext:value-type="date">
            <text:p>06/30/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4]+[.F33]-[.G33]" office:value-type="float" office:value="17525" calcext:value-type="float">
            <text:p>17,525.00</text:p>
          </table:table-cell>
          <table:table-cell table:number-columns-repeated="1016"/>
        </table:table-row>
        <table:table-row table:style-name="ro4">
          <table:table-cell table:style-name="ce630" office:value-type="date" office:date-value="2017-06-20" calcext:value-type="date">
            <text:p>06/20/2017</text:p>
          </table:table-cell>
          <table:table-cell office:value-type="string" calcext:value-type="string">
            <text:p>ödeme</text:p>
          </table:table-cell>
          <table:table-cell/>
          <table:table-cell table:style-name="ce630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5]+[.F34]-[.G34]" office:value-type="float" office:value="475" calcext:value-type="float">
            <text:p>475.00</text:p>
          </table:table-cell>
          <table:table-cell table:number-columns-repeated="1016"/>
        </table:table-row>
        <table:table-row table:style-name="ro4">
          <table:table-cell table:style-name="ce630" office:value-type="date" office:date-value="2017-04-11" calcext:value-type="date">
            <text:p>04/11/2017</text:p>
          </table:table-cell>
          <table:table-cell office:value-type="string" calcext:value-type="string">
            <text:p>ödeme</text:p>
          </table:table-cell>
          <table:table-cell/>
          <table:table-cell table:style-name="ce630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6]+[.F35]-[.G35]" office:value-type="float" office:value="3475" calcext:value-type="float">
            <text:p>3,475.00</text:p>
          </table:table-cell>
          <table:table-cell table:number-columns-repeated="1016"/>
        </table:table-row>
        <table:table-row table:style-name="ro4">
          <table:table-cell table:style-name="ce630" office:value-type="date" office:date-value="2017-05-01" calcext:value-type="date">
            <text:p>05/01/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30" office:value-type="date" office:date-value="2017-05-01" calcext:value-type="date">
            <text:p>05/01/2017</text:p>
          </table:table-cell>
          <table:table-cell table:style-name="ce630" office:value-type="date" office:date-value="2017-06-30" calcext:value-type="date">
            <text:p>06/30/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37]+[.F36]-[.G36]" office:value-type="float" office:value="4875" calcext:value-type="float">
            <text:p>4,875.00</text:p>
          </table:table-cell>
          <table:table-cell table:number-columns-repeated="1016"/>
        </table:table-row>
        <table:table-row table:style-name="ro4">
          <table:table-cell table:style-name="ce637"/>
          <table:table-cell table:style-name="ce718" office:value-type="string" calcext:value-type="string">
            <text:p>2016 yılından kalan borç</text:p>
          </table:table-cell>
          <table:table-cell table:style-name="ce710"/>
          <table:table-cell table:style-name="ce637" table:number-columns-repeated="2"/>
          <table:table-cell table:style-name="ce698" table:number-columns-repeated="2"/>
          <table:table-cell table:style-name="ce710" table:formula="of:=[.H38]+[.F37]-[.G37]" office:value-type="float" office:value="1875" calcext:value-type="float">
            <text:p>1,875.00</text:p>
          </table:table-cell>
          <table:table-cell table:number-columns-repeated="1016"/>
        </table:table-row>
        <table:table-row table:style-name="ro4">
          <table:table-cell table:style-name="ce630" office:value-type="date" office:date-value="2016-08-01" calcext:value-type="date">
            <text:p>08/01/2016</text:p>
          </table:table-cell>
          <table:table-cell table:number-columns-repeated="2"/>
          <table:table-cell table:style-name="ce630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39]+[.F38]-[.G38]" office:value-type="float" office:value="1875" calcext:value-type="float">
            <text:p>1,875.00</text:p>
          </table:table-cell>
          <table:table-cell table:number-columns-repeated="1016"/>
        </table:table-row>
        <table:table-row table:style-name="ro4">
          <table:table-cell table:style-name="ce630" office:value-type="date" office:date-value="2016-07-19" calcext:value-type="date">
            <text:p>07/19/2016</text:p>
          </table:table-cell>
          <table:table-cell table:number-columns-repeated="2"/>
          <table:table-cell table:style-name="ce630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0]+[.F39]-[.G39]" office:value-type="float" office:value="3875" calcext:value-type="float">
            <text:p>3,875.00</text:p>
          </table:table-cell>
          <table:table-cell table:number-columns-repeated="1016"/>
        </table:table-row>
        <table:table-row table:style-name="ro4">
          <table:table-cell table:style-name="ce630" office:value-type="date" office:date-value="2016-04-03" calcext:value-type="date">
            <text:p>04/03/2016</text:p>
          </table:table-cell>
          <table:table-cell table:number-columns-repeated="2"/>
          <table:table-cell table:style-name="ce630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1]+[.F40]-[.G40]" office:value-type="float" office:value="6375" calcext:value-type="float">
            <text:p>6,375.00</text:p>
          </table:table-cell>
          <table:table-cell table:number-columns-repeated="1016"/>
        </table:table-row>
        <table:table-row table:style-name="ro4">
          <table:table-cell table:style-name="ce630" office:value-type="date" office:date-value="2016-05-01" calcext:value-type="date">
            <text:p>05/01/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630" office:value-type="date" office:date-value="2016-05-01" calcext:value-type="date">
            <text:p>05/01/2016</text:p>
          </table:table-cell>
          <table:table-cell table:style-name="ce630" office:value-type="date" office:date-value="2017-04-30" calcext:value-type="date">
            <text:p>04/30/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2]+[.F41]-[.G41]" office:value-type="float" office:value="16375" calcext:value-type="float">
            <text:p>16,375.00</text:p>
          </table:table-cell>
          <table:table-cell table:number-columns-repeated="1016"/>
        </table:table-row>
        <table:table-row table:style-name="ro4">
          <table:table-cell table:style-name="ce637"/>
          <table:table-cell table:style-name="ce718" office:value-type="string" calcext:value-type="string">
            <text:p>2015 yılından kalan borç</text:p>
          </table:table-cell>
          <table:table-cell table:style-name="ce710"/>
          <table:table-cell table:style-name="ce637" table:number-columns-repeated="2"/>
          <table:table-cell table:style-name="ce698" table:number-columns-repeated="2"/>
          <table:table-cell table:style-name="ce710" table:formula="of:=[.H43]+[.F42]-[.G42]" office:value-type="float" office:value="1250" calcext:value-type="float">
            <text:p>1,250.00</text:p>
          </table:table-cell>
          <table:table-cell table:number-columns-repeated="1016"/>
        </table:table-row>
        <table:table-row table:style-name="ro4">
          <table:table-cell table:style-name="ce630"/>
          <table:table-cell table:number-columns-repeated="2"/>
          <table:table-cell table:style-name="ce630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4]+[.F43]-[.G43]" office:value-type="float" office:value="1250" calcext:value-type="float">
            <text:p>1,250.00</text:p>
          </table:table-cell>
          <table:table-cell table:number-columns-repeated="1016"/>
        </table:table-row>
        <table:table-row table:style-name="ro4">
          <table:table-cell table:style-name="ce630" office:value-type="date" office:date-value="2015-09-02" calcext:value-type="date">
            <text:p>09/02/2015</text:p>
          </table:table-cell>
          <table:table-cell table:number-columns-repeated="2"/>
          <table:table-cell table:style-name="ce630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5]+[.F44]-[.G44]" office:value-type="float" office:value="2750" calcext:value-type="float">
            <text:p>2,750.00</text:p>
          </table:table-cell>
          <table:table-cell table:number-columns-repeated="1016"/>
        </table:table-row>
        <table:table-row table:style-name="ro4">
          <table:table-cell table:style-name="ce630" office:value-type="date" office:date-value="2015-07-27" calcext:value-type="date">
            <text:p>07/27/2015</text:p>
          </table:table-cell>
          <table:table-cell table:number-columns-repeated="2"/>
          <table:table-cell table:style-name="ce630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6]+[.F45]-[.G45]" office:value-type="float" office:value="4250" calcext:value-type="float">
            <text:p>4,250.00</text:p>
          </table:table-cell>
          <table:table-cell table:number-columns-repeated="1016"/>
        </table:table-row>
        <table:table-row table:style-name="ro4">
          <table:table-cell table:style-name="ce630" office:value-type="date" office:date-value="2015-07-20" calcext:value-type="date">
            <text:p>07/20/2015</text:p>
          </table:table-cell>
          <table:table-cell table:number-columns-repeated="2"/>
          <table:table-cell table:style-name="ce630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47]+[.F46]-[.G46]" office:value-type="float" office:value="5250" calcext:value-type="float">
            <text:p>5,250.00</text:p>
          </table:table-cell>
          <table:table-cell table:number-columns-repeated="1016"/>
        </table:table-row>
        <table:table-row table:style-name="ro4">
          <table:table-cell table:style-name="ce630"/>
          <table:table-cell office:value-type="string" calcext:value-type="string">
            <text:p>ödeme</text:p>
          </table:table-cell>
          <table:table-cell/>
          <table:table-cell table:style-name="ce630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48]+[.F47]-[.G47]" office:value-type="float" office:value="5750" calcext:value-type="float">
            <text:p>5,750.00</text:p>
          </table:table-cell>
          <table:table-cell table:number-columns-repeated="1016"/>
        </table:table-row>
        <table:table-row table:style-name="ro4">
          <table:table-cell table:style-name="ce630" office:value-type="date" office:date-value="2015-05-01" calcext:value-type="date">
            <text:p>05/01/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630" office:value-type="date" office:date-value="2015-05-01" calcext:value-type="date">
            <text:p>05/01/2015</text:p>
          </table:table-cell>
          <table:table-cell table:style-name="ce630" office:value-type="date" office:date-value="2016-04-30" calcext:value-type="date">
            <text:p>04/30/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49]+[.F48]-[.G48]" office:value-type="float" office:value="15250" calcext:value-type="float">
            <text:p>15,250.00</text:p>
          </table:table-cell>
          <table:table-cell table:number-columns-repeated="1016"/>
        </table:table-row>
        <table:table-row table:style-name="ro4">
          <table:table-cell table:style-name="ce637"/>
          <table:table-cell table:style-name="ce718" office:value-type="string" calcext:value-type="string">
            <text:p>2014 yılından kalan borç</text:p>
          </table:table-cell>
          <table:table-cell table:style-name="ce710"/>
          <table:table-cell table:style-name="ce637" table:number-columns-repeated="2"/>
          <table:table-cell table:style-name="ce698" table:number-columns-repeated="2"/>
          <table:table-cell table:style-name="ce710" table:formula="of:=[.H50]+[.F49]-[.G49]" office:value-type="float" office:value="1500" calcext:value-type="float">
            <text:p>1,500.00</text:p>
          </table:table-cell>
          <table:table-cell table:number-columns-repeated="1016"/>
        </table:table-row>
        <table:table-row table:style-name="ro4">
          <table:table-cell table:style-name="ce630" office:value-type="date" office:date-value="2014-05-01" calcext:value-type="date">
            <text:p>05/01/2014</text:p>
          </table:table-cell>
          <table:table-cell office:value-type="string" calcext:value-type="string">
            <text:p>ödeme</text:p>
          </table:table-cell>
          <table:table-cell/>
          <table:table-cell table:style-name="ce630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1]+[.F50]-[.G50]" office:value-type="float" office:value="1500" calcext:value-type="float">
            <text:p>1,500.00</text:p>
          </table:table-cell>
          <table:table-cell table:number-columns-repeated="1016"/>
        </table:table-row>
        <table:table-row table:style-name="ro4">
          <table:table-cell table:style-name="ce637" office:value-type="date" office:date-value="2014-05-01" calcext:value-type="date">
            <text:p>05/01/2014</text:p>
          </table:table-cell>
          <table:table-cell table:style-name="ce702" office:value-type="string" calcext:value-type="string">
            <text:p>Adem Kesici kira bedeli</text:p>
          </table:table-cell>
          <table:table-cell table:style-name="ce698"/>
          <table:table-cell table:style-name="ce637" office:value-type="date" office:date-value="2014-05-01" calcext:value-type="date">
            <text:p>05/01/2014</text:p>
          </table:table-cell>
          <table:table-cell table:style-name="ce637" office:value-type="date" office:date-value="2015-04-30" calcext:value-type="date">
            <text:p>04/30/2015</text:p>
          </table:table-cell>
          <table:table-cell table:style-name="ce698" office:value-type="float" office:value="12500" calcext:value-type="float">
            <text:p>12,500.00</text:p>
          </table:table-cell>
          <table:table-cell table:style-name="ce698"/>
          <table:table-cell table:style-name="ce698" table:formula="of:=[.H52]+[.F51]-[.G51]" office:value-type="float" office:value="12500" calcext:value-type="float">
            <text:p>12,500.00</text:p>
          </table:table-cell>
          <table:table-cell table:number-columns-repeated="1016"/>
        </table:table-row>
        <table:table-row table:style-name="ro4">
          <table:table-cell table:style-name="ce630" office:value-type="date" office:date-value="2013-05-01" calcext:value-type="date">
            <text:p>05/01/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30" office:value-type="date" office:date-value="2013-05-01" calcext:value-type="date">
            <text:p>05/01/2013</text:p>
          </table:table-cell>
          <table:table-cell table:style-name="ce630" office:value-type="date" office:date-value="2014-04-30" calcext:value-type="date">
            <text:p>04/30/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3]+[.F52]-[.G52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717" office:value-type="date" office:date-value="2012-05-01" calcext:value-type="date">
            <text:p>05/01/2012</text:p>
          </table:table-cell>
          <table:table-cell table:style-name="ce719" office:value-type="string" calcext:value-type="string">
            <text:p>Adem Kesici kira bedeli</text:p>
          </table:table-cell>
          <table:table-cell table:style-name="ce721"/>
          <table:table-cell table:style-name="ce717" office:value-type="date" office:date-value="2012-05-01" calcext:value-type="date">
            <text:p>05/01/2012</text:p>
          </table:table-cell>
          <table:table-cell table:style-name="ce717" office:value-type="date" office:date-value="2013-04-30" calcext:value-type="date">
            <text:p>04/30/2013</text:p>
          </table:table-cell>
          <table:table-cell table:number-columns-repeated="2" table:style-name="ce721" office:value-type="float" office:value="10000" calcext:value-type="float">
            <text:p>10,000.00</text:p>
          </table:table-cell>
          <table:table-cell table:style-name="ce721" table:formula="of:=[.H54]+[.F53]-[.G53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630" office:value-type="date" office:date-value="2011-05-01" calcext:value-type="date">
            <text:p>05/01/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30" office:value-type="date" office:date-value="2011-05-01" calcext:value-type="date">
            <text:p>05/01/2011</text:p>
          </table:table-cell>
          <table:table-cell table:style-name="ce630" office:value-type="date" office:date-value="2012-04-30" calcext:value-type="date">
            <text:p>04/30/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5]+[.F54]-[.G54]" office:value-type="float" office:value="0" calcext:value-type="float">
            <text:p>0.00</text:p>
          </table:table-cell>
          <table:table-cell table:number-columns-repeated="1016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94"/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5 APay-Mlngz" table:style-name="ta1">
        <table:table-column table:style-name="co29" table:default-cell-style-name="Default"/>
        <table:table-column table:style-name="co35" table:default-cell-style-name="Default"/>
        <table:table-column table:style-name="co7" table:default-cell-style-name="ce741"/>
        <table:table-column table:style-name="co29" table:default-cell-style-name="Default"/>
        <table:table-column table:style-name="co36" table:default-cell-style-name="Default"/>
        <table:table-column table:style-name="co37" table:default-cell-style-name="ce741"/>
        <table:table-column table:style-name="co38" table:default-cell-style-name="ce741"/>
        <table:table-column table:style-name="co39" table:default-cell-style-name="ce741"/>
        <table:table-row table:style-name="ro7">
          <table:table-cell/>
          <table:table-cell table:style-name="ce735" office:value-type="string" calcext:value-type="string">
            <text:p>Ali Paşa Aygaz</text:p>
          </table:table-cell>
          <table:table-cell table:number-columns-repeated="2"/>
          <table:table-cell table:style-name="ce749" office:value-type="string" calcext:value-type="string">
            <text:p>Toplam</text:p>
          </table:table-cell>
          <table:table-cell table:style-name="ce750" table:formula="of:=SUM([.F5:.F24])" office:value-type="float" office:value="24250" calcext:value-type="float">
            <text:p>24,250.00</text:p>
          </table:table-cell>
          <table:table-cell table:style-name="ce751" table:formula="of:=SUM([.G5:.G24])" office:value-type="float" office:value="18900" calcext:value-type="float">
            <text:p>18,900.00</text:p>
          </table:table-cell>
          <table:table-cell table:style-name="ce750" table:formula="of:=[.F1]-[.G1]" office:value-type="float" office:value="5350" calcext:value-type="float">
            <text:p>5,350.00</text:p>
          </table:table-cell>
        </table:table-row>
        <table:table-row table:style-name="ro7">
          <table:table-cell/>
          <table:table-cell table:style-name="ce736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725" office:value-type="string" calcext:value-type="string">
            <text:p>Tarih</text:p>
          </table:table-cell>
          <table:table-cell table:style-name="ce725" office:value-type="string" calcext:value-type="string">
            <text:p>Açıklama</text:p>
          </table:table-cell>
          <table:table-cell table:style-name="ce742" office:value-type="string" calcext:value-type="string">
            <text:p>Artış %</text:p>
          </table:table-cell>
          <table:table-cell table:style-name="ce725" office:value-type="string" calcext:value-type="string">
            <text:p>Başlangıç</text:p>
          </table:table-cell>
          <table:table-cell table:style-name="ce725" office:value-type="string" calcext:value-type="string">
            <text:p>Bitiş</text:p>
          </table:table-cell>
          <table:table-cell table:style-name="ce742" office:value-type="string" calcext:value-type="string">
            <text:p>Kira bedeli</text:p>
          </table:table-cell>
          <table:table-cell table:style-name="ce742" office:value-type="string" calcext:value-type="string">
            <text:p>Ödeme</text:p>
          </table:table-cell>
          <table:table-cell table:style-name="ce742" office:value-type="string" calcext:value-type="string">
            <text:p>Bakiye</text:p>
          </table:table-cell>
        </table:table-row>
        <table:table-row table:style-name="ro4">
          <table:table-cell table:style-name="ce726" office:value-type="float" office:value="2021" calcext:value-type="float">
            <text:p>2021</text:p>
          </table:table-cell>
          <table:table-cell table:style-name="ce726" office:value-type="string" calcext:value-type="string">
            <text:p>dövmeci</text:p>
          </table:table-cell>
          <table:table-cell table:style-name="ce742"/>
          <table:table-cell table:style-name="ce725" table:number-columns-repeated="2"/>
          <table:table-cell table:style-name="ce742"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727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727" office:value-type="date" office:date-value="2018-12-08" calcext:value-type="date">
            <text:p>12/08/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728" office:value-type="date" office:date-value="2018-10-05" calcext:value-type="date">
            <text:p>10/05/2018</text:p>
          </table:table-cell>
          <table:table-cell table:style-name="ce737" office:value-type="string" calcext:value-type="string">
            <text:p>Asena Dursun Kira Bedeli</text:p>
          </table:table-cell>
          <table:table-cell table:style-name="ce743"/>
          <table:table-cell table:style-name="ce728" office:value-type="date" office:date-value="2018-10-05" calcext:value-type="date">
            <text:p>10/05/2018</text:p>
          </table:table-cell>
          <table:table-cell table:style-name="ce728" office:value-type="date" office:date-value="2019-10-04" calcext:value-type="date">
            <text:p>10/04/2019</text:p>
          </table:table-cell>
          <table:table-cell table:number-columns-repeated="2" table:style-name="ce743" office:value-type="float" office:value="7000" calcext:value-type="float">
            <text:p>7,000.00</text:p>
          </table:table-cell>
          <table:table-cell table:style-name="ce743" table:formula="of:=[.F8]-[.G8]" office:value-type="float" office:value="0" calcext:value-type="float">
            <text:p>0.00</text:p>
          </table:table-cell>
        </table:table-row>
        <table:table-row table:style-name="ro4">
          <table:table-cell table:style-name="ce727"/>
          <table:table-cell office:value-type="string" calcext:value-type="string">
            <text:p>2400 TL lik senedi var</text:p>
          </table:table-cell>
          <table:table-cell/>
          <table:table-cell table:style-name="ce727" table:number-columns-repeated="2"/>
          <table:table-cell table:number-columns-repeated="3"/>
        </table:table-row>
        <table:table-row table:style-name="ro4">
          <table:table-cell table:style-name="ce727"/>
          <table:table-cell office:value-type="string" calcext:value-type="string">
            <text:p>1700 tl borcu kaldı </text:p>
          </table:table-cell>
          <table:table-cell/>
          <table:table-cell table:style-name="ce727" table:number-columns-repeated="2"/>
          <table:table-cell table:number-columns-repeated="3"/>
        </table:table-row>
        <table:table-row table:style-name="ro4">
          <table:table-cell table:style-name="ce727"/>
          <table:table-cell office:value-type="string" calcext:value-type="string">
            <text:p>aygaza ait çelik kasayıda giderken çaldılar</text:p>
          </table:table-cell>
          <table:table-cell/>
          <table:table-cell table:style-name="ce727" table:number-columns-repeated="2"/>
          <table:table-cell table:number-columns-repeated="3"/>
        </table:table-row>
        <table:table-row table:style-name="ro4">
          <table:table-cell table:style-name="ce727" office:value-type="date" office:date-value="2017-08-04" calcext:value-type="date">
            <text:p>08/04/2017</text:p>
          </table:table-cell>
          <table:table-cell office:value-type="string" calcext:value-type="string">
            <text:p>KALAN BORÇ</text:p>
          </table:table-cell>
          <table:table-cell/>
          <table:table-cell table:style-name="ce727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</table:table-row>
        <table:table-row table:style-name="ro4">
          <table:table-cell table:style-name="ce727" office:value-type="date" office:date-value="2017-08-04" calcext:value-type="date">
            <text:p>08/04/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727" office:value-type="date" office:date-value="2017-08-04" calcext:value-type="date">
            <text:p>08/04/2017</text:p>
          </table:table-cell>
          <table:table-cell table:style-name="ce727" office:value-type="date" office:date-value="2018-08-03" calcext:value-type="date">
            <text:p>08/03/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</table:table-row>
        <table:table-row table:style-name="ro8">
          <table:table-cell table:style-name="ce729"/>
          <table:table-cell table:style-name="ce730"/>
          <table:table-cell table:style-name="ce746"/>
          <table:table-cell table:style-name="ce729" table:number-columns-repeated="2"/>
          <table:table-cell table:style-name="ce746" table:number-columns-repeated="3"/>
        </table:table-row>
        <table:table-row table:style-name="ro4">
          <table:table-cell table:style-name="ce727"/>
          <table:table-cell office:value-type="string" calcext:value-type="string">
            <text:p>3500 TL senet yapıldı ödemedi</text:p>
          </table:table-cell>
          <table:table-cell/>
          <table:table-cell table:style-name="ce727" table:number-columns-repeated="2"/>
          <table:table-cell table:number-columns-repeated="3"/>
        </table:table-row>
        <table:table-row table:style-name="ro4">
          <table:table-cell table:style-name="ce727"/>
          <table:table-cell table:style-name="ce738" office:value-type="string" calcext:value-type="string">
            <text:p>senet icrada</text:p>
          </table:table-cell>
          <table:table-cell/>
          <table:table-cell table:style-name="ce727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</table:table-row>
        <table:table-row table:style-name="ro4">
          <table:table-cell table:style-name="ce727"/>
          <table:table-cell office:value-type="string" calcext:value-type="string">
            <text:p>İsmail Tağaç Kira Bedeli</text:p>
          </table:table-cell>
          <table:table-cell/>
          <table:table-cell table:style-name="ce727" office:value-type="date" office:date-value="2017-01-20" calcext:value-type="date">
            <text:p>01/20/2017</text:p>
          </table:table-cell>
          <table:table-cell table:style-name="ce727" office:value-type="date" office:date-value="2017-07-20" calcext:value-type="date">
            <text:p>07/20/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</table:table-row>
        <table:table-row table:style-name="ro4">
          <table:table-cell table:style-name="ce728" office:value-type="date" office:date-value="2016-02-20" calcext:value-type="date">
            <text:p>02/20/2016</text:p>
          </table:table-cell>
          <table:table-cell table:style-name="ce737" office:value-type="string" calcext:value-type="string">
            <text:p>İsmail Tağaç Kira Bedeli</text:p>
          </table:table-cell>
          <table:table-cell table:style-name="ce737"/>
          <table:table-cell table:style-name="ce728" office:value-type="date" office:date-value="2016-01-20" calcext:value-type="date">
            <text:p>01/20/2016</text:p>
          </table:table-cell>
          <table:table-cell table:style-name="ce728" office:value-type="date" office:date-value="2017-01-19" calcext:value-type="date">
            <text:p>01/19/2017</text:p>
          </table:table-cell>
          <table:table-cell table:style-name="ce743" office:value-type="float" office:value="4200" calcext:value-type="float">
            <text:p>4,200.00</text:p>
          </table:table-cell>
          <table:table-cell table:style-name="ce737" office:value-type="float" office:value="2950" calcext:value-type="float">
            <text:p>2950</text:p>
          </table:table-cell>
          <table:table-cell table:style-name="ce743" table:formula="of:=[.H19]+[.F18]-[.G18]" office:value-type="float" office:value="1250" calcext:value-type="float">
            <text:p>1,250.00</text:p>
          </table:table-cell>
        </table:table-row>
        <table:table-row table:style-name="ro4">
          <table:table-cell table:style-name="ce727" office:value-type="date" office:date-value="2015-02-20" calcext:value-type="date">
            <text:p>02/20/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727" office:value-type="date" office:date-value="2015-01-20" calcext:value-type="date">
            <text:p>01/20/2015</text:p>
          </table:table-cell>
          <table:table-cell table:style-name="ce727" office:value-type="date" office:date-value="2016-01-19" calcext:value-type="date">
            <text:p>01/19/2016</text:p>
          </table:table-cell>
          <table:table-cell office:value-type="float" office:value="4200" calcext:value-type="float">
            <text:p>4,200.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730" table:number-columns-repeated="2"/>
          <table:table-cell table:style-name="ce746"/>
          <table:table-cell table:style-name="ce730" table:number-columns-repeated="2"/>
          <table:table-cell table:style-name="ce746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/>
        </table:table-row>
        <table:table-row table:style-name="ro4">
          <table:table-cell table:style-name="ce731" office:value-type="float" office:value="2013" calcext:value-type="float">
            <text:p>2013</text:p>
          </table:table-cell>
          <table:table-cell table:style-name="ce731" office:value-type="string" calcext:value-type="string">
            <text:p>boş</text:p>
          </table:table-cell>
          <table:table-cell table:style-name="ce747"/>
          <table:table-cell table:style-name="ce731" table:number-columns-repeated="2"/>
          <table:table-cell table:style-name="ce747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731" office:value-type="float" office:value="2011" calcext:value-type="float">
            <text:p>2011</text:p>
          </table:table-cell>
          <table:table-cell table:style-name="ce731" office:value-type="string" calcext:value-type="string">
            <text:p>kira bedeli</text:p>
          </table:table-cell>
          <table:table-cell table:style-name="ce747"/>
          <table:table-cell table:style-name="ce731" table:number-columns-repeated="2"/>
          <table:table-cell table:number-columns-repeated="2" table:style-name="ce747" office:value-type="float" office:value="1000" calcext:value-type="float">
            <text:p>1,000.00</text:p>
          </table:table-cell>
          <table:table-cell table:style-name="ce747"/>
        </table:table-row>
        <table:table-row table:style-name="ro4">
          <table:table-cell table:number-columns-repeated="8"/>
        </table:table-row>
        <table:table-row table:style-name="ro9">
          <table:table-cell/>
          <table:table-cell table:style-name="ce739" office:value-type="string" calcext:value-type="string">
            <text:p>Ali Paşa Milangaz</text:p>
          </table:table-cell>
          <table:table-cell table:number-columns-repeated="2"/>
          <table:table-cell table:style-name="ce749" office:value-type="string" calcext:value-type="string">
            <text:p>Toplam</text:p>
          </table:table-cell>
          <table:table-cell table:style-name="ce750" table:formula="of:=SUM([.F29:.F82])" office:value-type="float" office:value="30170" calcext:value-type="float">
            <text:p>30,170.00</text:p>
          </table:table-cell>
          <table:table-cell table:style-name="ce750" table:formula="of:=SUM([.G29:.G82])" office:value-type="float" office:value="30170" calcext:value-type="float">
            <text:p>30,170.00</text:p>
          </table:table-cell>
          <table:table-cell table:style-name="ce750" table:formula="of:=[.F26]-[.G26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725" office:value-type="string" calcext:value-type="string">
            <text:p>Tarih</text:p>
          </table:table-cell>
          <table:table-cell table:style-name="ce725" office:value-type="string" calcext:value-type="string">
            <text:p>Açıklama</text:p>
          </table:table-cell>
          <table:table-cell table:style-name="ce742" office:value-type="string" calcext:value-type="string">
            <text:p>Artış %</text:p>
          </table:table-cell>
          <table:table-cell table:style-name="ce725" office:value-type="string" calcext:value-type="string">
            <text:p>Başlangıç</text:p>
          </table:table-cell>
          <table:table-cell table:style-name="ce725" office:value-type="string" calcext:value-type="string">
            <text:p>Bitiş</text:p>
          </table:table-cell>
          <table:table-cell table:style-name="ce742" office:value-type="string" calcext:value-type="string">
            <text:p>Kira bedeli</text:p>
          </table:table-cell>
          <table:table-cell table:style-name="ce742" office:value-type="string" calcext:value-type="string">
            <text:p>Ödeme</text:p>
          </table:table-cell>
          <table:table-cell table:style-name="ce742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727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</table:table-row>
        <table:table-row table:style-name="ro4">
          <table:table-cell table:style-name="ce727" office:value-type="date" office:date-value="2019-07-28" calcext:value-type="date">
            <text:p>07/28/2019</text:p>
          </table:table-cell>
          <table:table-cell table:style-name="ce738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</table:table-row>
        <table:table-row table:style-name="ro4">
          <table:table-cell table:style-name="ce728" office:value-type="date" office:date-value="2019-06-30" calcext:value-type="date">
            <text:p>06/30/2019</text:p>
          </table:table-cell>
          <table:table-cell table:style-name="ce737" office:value-type="string" calcext:value-type="string">
            <text:p>özge kahraman kira bedeli</text:p>
          </table:table-cell>
          <table:table-cell table:style-name="ce743"/>
          <table:table-cell table:style-name="ce728" office:value-type="date" office:date-value="2019-06-30" calcext:value-type="date">
            <text:p>06/30/2019</text:p>
          </table:table-cell>
          <table:table-cell table:style-name="ce728" office:value-type="date" office:date-value="2020-06-29" calcext:value-type="date">
            <text:p>06/29/2020</text:p>
          </table:table-cell>
          <table:table-cell table:style-name="ce743" office:value-type="float" office:value="8520" calcext:value-type="float">
            <text:p>8,520.00</text:p>
          </table:table-cell>
          <table:table-cell table:style-name="ce743"/>
          <table:table-cell table:style-name="ce743" table:formula="of:=[.H34]+[.F33]-[.G33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727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</table:table-row>
        <table:table-row table:style-name="ro4">
          <table:table-cell table:style-name="ce727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</table:table-row>
        <table:table-row table:style-name="ro4">
          <table:table-cell table:style-name="ce727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</table:table-row>
        <table:table-row table:style-name="ro4">
          <table:table-cell table:style-name="ce727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</table:table-row>
        <table:table-row table:style-name="ro4">
          <table:table-cell table:style-name="ce727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727"/>
          <table:table-cell table:style-name="ce727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</table:table-row>
        <table:table-row table:style-name="ro4">
          <table:table-cell table:style-name="ce728" office:value-type="date" office:date-value="2018-06-30" calcext:value-type="date">
            <text:p>06/30/2018</text:p>
          </table:table-cell>
          <table:table-cell table:style-name="ce737" office:value-type="string" calcext:value-type="string">
            <text:p>özge kahraman kira bedeli</text:p>
          </table:table-cell>
          <table:table-cell table:style-name="ce743"/>
          <table:table-cell table:style-name="ce728" office:value-type="date" office:date-value="2018-06-30" calcext:value-type="date">
            <text:p>06/30/2018</text:p>
          </table:table-cell>
          <table:table-cell table:style-name="ce728" office:value-type="date" office:date-value="2019-06-29" calcext:value-type="date">
            <text:p>06/29/2019</text:p>
          </table:table-cell>
          <table:table-cell table:style-name="ce743" office:value-type="float" office:value="7200" calcext:value-type="float">
            <text:p>7,200.00</text:p>
          </table:table-cell>
          <table:table-cell table:style-name="ce743"/>
          <table:table-cell table:style-name="ce743" table:formula="of:=[.H42]+[.F41]-[.G41]" office:value-type="float" office:value="7200" calcext:value-type="float">
            <text:p>7,200.00</text:p>
          </table:table-cell>
        </table:table-row>
        <table:table-row table:style-name="ro4">
          <table:table-cell table:style-name="ce727"/>
          <table:table-cell table:number-columns-repeated="2"/>
          <table:table-cell table:style-name="ce727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</table:table-row>
        <table:table-row table:style-name="ro4">
          <table:table-cell table:style-name="ce727" office:value-type="date" office:date-value="2017-06-10" calcext:value-type="date">
            <text:p>06/10/2017</text:p>
          </table:table-cell>
          <table:table-cell table:style-name="ce740" office:value-type="string" calcext:value-type="string">
            <text:p>nakit</text:p>
          </table:table-cell>
          <table:table-cell table:style-name="ce748"/>
          <table:table-cell table:style-name="ce727"/>
          <table:table-cell table:style-name="ce727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</table:table-row>
        <table:table-row table:style-name="ro4">
          <table:table-cell table:style-name="ce728" office:value-type="date" office:date-value="2017-06-10" calcext:value-type="date">
            <text:p>06/10/2017</text:p>
          </table:table-cell>
          <table:table-cell table:style-name="ce737" office:value-type="string" calcext:value-type="string">
            <text:p>Gökhan Öner Kira Bedeli</text:p>
          </table:table-cell>
          <table:table-cell table:style-name="ce743"/>
          <table:table-cell table:style-name="ce728" office:value-type="date" office:date-value="2017-06-10" calcext:value-type="date">
            <text:p>06/10/2017</text:p>
          </table:table-cell>
          <table:table-cell table:style-name="ce728" office:value-type="date" office:date-value="2018-05-09" calcext:value-type="date">
            <text:p>05/09/2018</text:p>
          </table:table-cell>
          <table:table-cell table:style-name="ce743" office:value-type="float" office:value="4400" calcext:value-type="float">
            <text:p>4,400.00</text:p>
          </table:table-cell>
          <table:table-cell table:style-name="ce743"/>
          <table:table-cell table:style-name="ce743" table:formula="of:=[.H45]+[.F44]-[.G44]" office:value-type="float" office:value="4400" calcext:value-type="float">
            <text:p>4,400.00</text:p>
          </table:table-cell>
        </table:table-row>
        <table:table-row table:style-name="ro4">
          <table:table-cell table:style-name="ce727"/>
          <table:table-cell table:number-columns-repeated="2"/>
          <table:table-cell table:style-name="ce727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</table:table-row>
        <table:table-row table:style-name="ro4">
          <table:table-cell table:style-name="ce727"/>
          <table:table-cell table:number-columns-repeated="2"/>
          <table:table-cell table:style-name="ce727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</table:table-row>
        <table:table-row table:style-name="ro4">
          <table:table-cell table:style-name="ce727"/>
          <table:table-cell office:value-type="string" calcext:value-type="string">
            <text:p>bakit</text:p>
          </table:table-cell>
          <table:table-cell/>
          <table:table-cell table:style-name="ce727"/>
          <table:table-cell table:style-name="ce727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</table:table-row>
        <table:table-row table:style-name="ro4">
          <table:table-cell table:style-name="ce732" office:value-type="float" office:value="2016" calcext:value-type="float">
            <text:p>2016</text:p>
          </table:table-cell>
          <table:table-cell table:style-name="ce737" office:value-type="string" calcext:value-type="string">
            <text:p>kira bedeli</text:p>
          </table:table-cell>
          <table:table-cell table:style-name="ce743"/>
          <table:table-cell table:style-name="ce728" table:number-columns-repeated="2"/>
          <table:table-cell table:style-name="ce743" office:value-type="float" office:value="5600" calcext:value-type="float">
            <text:p>5,600.00</text:p>
          </table:table-cell>
          <table:table-cell table:style-name="ce743"/>
          <table:table-cell table:style-name="ce743" table:formula="of:=[.H49]+[.F48]-[.G48]" office:value-type="float" office:value="5600" calcext:value-type="float">
            <text:p>5,600.00</text:p>
          </table:table-cell>
        </table:table-row>
        <table:table-row table:style-name="ro4">
          <table:table-cell table:style-name="ce727"/>
          <table:table-cell table:number-columns-repeated="2"/>
          <table:table-cell table:style-name="ce727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</table:table-row>
        <table:table-row table:style-name="ro4">
          <table:table-cell table:style-name="ce727"/>
          <table:table-cell office:value-type="string" calcext:value-type="string">
            <text:p>nakit</text:p>
          </table:table-cell>
          <table:table-cell/>
          <table:table-cell table:style-name="ce727"/>
          <table:table-cell table:style-name="ce727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</table:table-row>
        <table:table-row table:style-name="ro4">
          <table:table-cell table:style-name="ce732" office:value-type="float" office:value="2015" calcext:value-type="float">
            <text:p>2015</text:p>
          </table:table-cell>
          <table:table-cell table:style-name="ce737" office:value-type="string" calcext:value-type="string">
            <text:p>kira bedeli</text:p>
          </table:table-cell>
          <table:table-cell table:style-name="ce743"/>
          <table:table-cell table:style-name="ce728" table:number-columns-repeated="2"/>
          <table:table-cell table:style-name="ce743" office:value-type="float" office:value="4000" calcext:value-type="float">
            <text:p>4,000.00</text:p>
          </table:table-cell>
          <table:table-cell table:style-name="ce743"/>
          <table:table-cell table:style-name="ce743" table:formula="of:=[.H52]+[.F51]-[.G51]" office:value-type="float" office:value="4000" calcext:value-type="float">
            <text:p>4,000.00</text:p>
          </table:table-cell>
        </table:table-row>
        <table:table-row table:style-name="ro4">
          <table:table-cell table:style-name="ce733" office:value-type="float" office:value="2014" calcext:value-type="float">
            <text:p>2014</text:p>
          </table:table-cell>
          <table:table-cell table:number-columns-repeated="2"/>
          <table:table-cell table:style-name="ce727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</table:table-row>
        <table:table-row table:style-name="ro4">
          <table:table-cell table:style-name="ce734"/>
          <table:table-cell office:value-type="string" calcext:value-type="string">
            <text:p>2011-2012-2013 te boş</text:p>
          </table:table-cell>
          <table:table-cell/>
          <table:table-cell table:style-name="ce727" table:number-columns-repeated="2"/>
          <table:table-cell table:number-columns-repeated="3"/>
        </table:table-row>
        <table:table-row table:style-name="ro4" table:number-rows-repeated="2">
          <table:table-cell table:style-name="ce733"/>
          <table:table-cell table:number-columns-repeated="2"/>
          <table:table-cell table:style-name="ce727" table:number-columns-repeated="2"/>
          <table:table-cell table:number-columns-repeated="3"/>
        </table:table-row>
        <table:table-row table:style-name="ro4" table:number-rows-repeated="104852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GNL_AP_LS" table:style-name="ta1">
        <table:table-column table:style-name="co9" table:default-cell-style-name="ce753"/>
        <table:table-column table:style-name="co40" table:default-cell-style-name="ce753"/>
        <table:table-column table:style-name="co9" table:number-columns-repeated="2" table:default-cell-style-name="ce753"/>
        <table:table-column table:style-name="co41" table:default-cell-style-name="ce753"/>
        <table:table-column table:style-name="co42" table:default-cell-style-name="ce753"/>
        <table:table-column table:style-name="co43" table:default-cell-style-name="ce753"/>
        <table:table-column table:style-name="co44" table:number-columns-repeated="3" table:default-cell-style-name="ce753"/>
        <table:table-column table:style-name="co45" table:default-cell-style-name="ce764"/>
        <table:table-column table:style-name="co9" table:number-columns-repeated="53" table:default-cell-style-name="ce753"/>
        <table:table-row table:style-name="ro9">
          <table:table-cell table:style-name="ce752" office:value-type="string" calcext:value-type="string">
            <text:p>2011-2019 Ali Balcı-Kiralanan Yer ve Yıllara Göre Kira Geliri</text:p>
          </table:table-cell>
          <table:table-cell table:style-name="ce752" table:number-columns-repeated="2"/>
          <table:table-cell table:style-name="ce763" table:number-columns-repeated="6"/>
          <table:table-cell table:style-name="ce762" table:number-columns-repeated="2"/>
          <table:table-cell table:number-columns-repeated="53"/>
        </table:table-row>
        <table:table-row table:style-name="ro9">
          <table:table-cell table:style-name="ce752"/>
          <table:table-cell table:style-name="ce757" office:value-type="string" calcext:value-type="string">
            <text:p>Hızarhane</text:p>
          </table:table-cell>
          <table:table-cell table:style-name="ce757" office:value-type="string" calcext:value-type="string">
            <text:p>Hızarhane </text:p>
          </table:table-cell>
          <table:table-cell table:style-name="ce757" office:value-type="string" calcext:value-type="string">
            <text:p>Sanayi</text:p>
          </table:table-cell>
          <table:table-cell table:number-columns-repeated="2"/>
          <table:table-cell table:style-name="ce772"/>
          <table:table-cell/>
          <table:table-cell table:style-name="ce768"/>
          <table:table-cell table:style-name="ce757" table:number-columns-spanned="1" table:number-rows-spanned="2"/>
          <table:table-cell table:number-columns-repeated="54"/>
        </table:table-row>
        <table:table-row table:style-name="ro9">
          <table:table-cell table:style-name="ce752"/>
          <table:table-cell table:style-name="ce757" office:value-type="string" calcext:value-type="string">
            <text:p><text:s/>Yıkama</text:p>
          </table:table-cell>
          <table:table-cell table:style-name="ce757" office:value-type="string" calcext:value-type="string">
            <text:p>Depo</text:p>
          </table:table-cell>
          <table:table-cell table:style-name="ce757" office:value-type="string" calcext:value-type="string">
            <text:p><text:s/>Acentalar</text:p>
          </table:table-cell>
          <table:table-cell table:style-name="ce757" office:value-type="string" calcext:value-type="string">
            <text:p>Lise</text:p>
          </table:table-cell>
          <table:table-cell/>
          <table:table-cell table:style-name="ce772"/>
          <table:table-cell/>
          <table:table-cell table:style-name="ce768"/>
          <table:covered-table-cell table:style-name="ce757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758" office:value-type="float" office:value="3600" calcext:value-type="float">
            <text:p>3,600.00</text:p>
          </table:table-cell>
          <table:table-cell table:style-name="ce758" office:value-type="float" office:value="2250" calcext:value-type="float">
            <text:p>2,250.00</text:p>
          </table:table-cell>
          <table:table-cell table:style-name="ce758" office:value-type="float" office:value="3750" calcext:value-type="float">
            <text:p>3,750.00</text:p>
          </table:table-cell>
          <table:table-cell table:style-name="ce770" table:formula="of:=-729.65" office:value-type="float" office:value="-729.65" calcext:value-type="float">
            <text:p>-729.65</text:p>
          </table:table-cell>
          <table:table-cell/>
          <table:table-cell table:style-name="ce764" table:formula="of:=SUM([.B4:.E4])" office:value-type="float" office:value="8870.35" calcext:value-type="float">
            <text:p>8,870.35</text:p>
          </table:table-cell>
          <table:table-cell/>
          <table:table-cell table:style-name="ce770"/>
          <table:table-cell table:style-name="ce758"/>
          <table:table-cell table:style-name="ce753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758" office:value-type="float" office:value="3950" calcext:value-type="float">
            <text:p>3,950.00</text:p>
          </table:table-cell>
          <table:table-cell table:style-name="ce758" office:value-type="float" office:value="2500" calcext:value-type="float">
            <text:p>2,500.00</text:p>
          </table:table-cell>
          <table:table-cell table:style-name="ce758" office:value-type="float" office:value="4000" calcext:value-type="float">
            <text:p>4,000.00</text:p>
          </table:table-cell>
          <table:table-cell table:style-name="ce770" office:value-type="float" office:value="3482.51" calcext:value-type="float">
            <text:p>3,482.51</text:p>
          </table:table-cell>
          <table:table-cell/>
          <table:table-cell table:style-name="ce764" table:formula="of:=SUM([.B5:.E5])" office:value-type="float" office:value="13932.51" calcext:value-type="float">
            <text:p>13,932.51</text:p>
          </table:table-cell>
          <table:table-cell/>
          <table:table-cell table:style-name="ce770"/>
          <table:table-cell table:style-name="ce758"/>
          <table:table-cell table:style-name="ce753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758" office:value-type="float" office:value="4250" calcext:value-type="float">
            <text:p>4,250.00</text:p>
          </table:table-cell>
          <table:table-cell table:style-name="ce758" office:value-type="float" office:value="2750" calcext:value-type="float">
            <text:p>2,750.00</text:p>
          </table:table-cell>
          <table:table-cell table:style-name="ce758" office:value-type="float" office:value="4250" calcext:value-type="float">
            <text:p>4,250.00</text:p>
          </table:table-cell>
          <table:table-cell table:style-name="ce770" office:value-type="float" office:value="3939.53" calcext:value-type="float">
            <text:p>3,939.53</text:p>
          </table:table-cell>
          <table:table-cell/>
          <table:table-cell table:style-name="ce764" table:formula="of:=SUM([.B6:.E6])" office:value-type="float" office:value="15189.53" calcext:value-type="float">
            <text:p>15,189.53</text:p>
          </table:table-cell>
          <table:table-cell/>
          <table:table-cell table:style-name="ce770"/>
          <table:table-cell table:style-name="ce758"/>
          <table:table-cell table:style-name="ce753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758" office:value-type="float" office:value="4675" calcext:value-type="float">
            <text:p>4,675.00</text:p>
          </table:table-cell>
          <table:table-cell table:style-name="ce758" office:value-type="float" office:value="3000" calcext:value-type="float">
            <text:p>3,000.00</text:p>
          </table:table-cell>
          <table:table-cell table:style-name="ce758" office:value-type="float" office:value="5000" calcext:value-type="float">
            <text:p>5,000.00</text:p>
          </table:table-cell>
          <table:table-cell table:style-name="ce770" office:value-type="float" office:value="1501.07" calcext:value-type="float">
            <text:p>1,501.07</text:p>
          </table:table-cell>
          <table:table-cell/>
          <table:table-cell table:style-name="ce764" table:formula="of:=SUM([.B7:.E7])" office:value-type="float" office:value="14176.07" calcext:value-type="float">
            <text:p>14,176.07</text:p>
          </table:table-cell>
          <table:table-cell/>
          <table:table-cell table:style-name="ce770"/>
          <table:table-cell table:style-name="ce758"/>
          <table:table-cell table:style-name="ce753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758" table:number-columns-repeated="2"/>
          <table:table-cell table:style-name="ce758" office:value-type="string" calcext:value-type="string">
            <text:p>satıldı</text:p>
          </table:table-cell>
          <table:table-cell table:style-name="ce770" office:value-type="float" office:value="5637.5" calcext:value-type="float">
            <text:p>5,637.50</text:p>
          </table:table-cell>
          <table:table-cell/>
          <table:table-cell table:style-name="ce764" table:formula="of:=SUM([.B8:.E8])" office:value-type="float" office:value="5637.5" calcext:value-type="float">
            <text:p>5,637.50</text:p>
          </table:table-cell>
          <table:table-cell/>
          <table:table-cell table:style-name="ce770"/>
          <table:table-cell table:style-name="ce758"/>
          <table:table-cell table:style-name="ce753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758" office:value-type="float" office:value="6500" calcext:value-type="float">
            <text:p>6,500.00</text:p>
          </table:table-cell>
          <table:table-cell table:style-name="ce758" table:number-columns-repeated="2"/>
          <table:table-cell table:style-name="ce770" office:value-type="float" office:value="6250" calcext:value-type="float">
            <text:p>6,250.00</text:p>
          </table:table-cell>
          <table:table-cell/>
          <table:table-cell table:style-name="ce764" table:formula="of:=SUM([.B9:.E9])" office:value-type="float" office:value="12750" calcext:value-type="float">
            <text:p>12,750.00</text:p>
          </table:table-cell>
          <table:table-cell/>
          <table:table-cell table:style-name="ce770"/>
          <table:table-cell table:style-name="ce758"/>
          <table:table-cell table:style-name="ce753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758" office:value-type="float" office:value="7700" calcext:value-type="float">
            <text:p>7,700.00</text:p>
          </table:table-cell>
          <table:table-cell table:style-name="ce758" table:number-columns-repeated="2"/>
          <table:table-cell table:style-name="ce770" office:value-type="float" office:value="6875" calcext:value-type="float">
            <text:p>6,875.00</text:p>
          </table:table-cell>
          <table:table-cell/>
          <table:table-cell table:style-name="ce764" table:formula="of:=SUM([.B10:.E10])" office:value-type="float" office:value="14575" calcext:value-type="float">
            <text:p>14,575.00</text:p>
          </table:table-cell>
          <table:table-cell/>
          <table:table-cell table:style-name="ce770"/>
          <table:table-cell table:style-name="ce758"/>
          <table:table-cell table:style-name="ce753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758" office:value-type="float" office:value="750" calcext:value-type="float">
            <text:p>750.00</text:p>
          </table:table-cell>
          <table:table-cell table:style-name="ce758" office:value-type="string" calcext:value-type="string">
            <text:p>satıldı</text:p>
          </table:table-cell>
          <table:table-cell table:style-name="ce758"/>
          <table:table-cell table:style-name="ce770" office:value-type="float" office:value="8125" calcext:value-type="float">
            <text:p>8,125.00</text:p>
          </table:table-cell>
          <table:table-cell/>
          <table:table-cell table:style-name="ce764" table:formula="of:=SUM([.B11:.E11])" office:value-type="float" office:value="8875" calcext:value-type="float">
            <text:p>8,875.00</text:p>
          </table:table-cell>
          <table:table-cell/>
          <table:table-cell table:style-name="ce770"/>
          <table:table-cell table:style-name="ce758"/>
          <table:table-cell table:style-name="ce753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758" table:number-columns-repeated="3"/>
          <table:table-cell table:style-name="ce770" office:value-type="float" office:value="10186.24" calcext:value-type="float">
            <text:p>10,186.24</text:p>
          </table:table-cell>
          <table:table-cell/>
          <table:table-cell table:style-name="ce764" table:formula="of:=SUM([.B12:.E12])" office:value-type="float" office:value="10186.24" calcext:value-type="float">
            <text:p>10,186.24</text:p>
          </table:table-cell>
          <table:table-cell/>
          <table:table-cell table:style-name="ce770"/>
          <table:table-cell table:style-name="ce758"/>
          <table:table-cell table:style-name="ce753"/>
          <table:table-cell table:number-columns-repeated="53"/>
        </table:table-row>
        <table:table-row table:style-name="ro10">
          <table:table-cell/>
          <table:table-cell table:style-name="ce758" table:number-columns-repeated="3"/>
          <table:table-cell table:style-name="ce770"/>
          <table:table-cell/>
          <table:table-cell table:style-name="ce771" table:formula="of:=SUM([.G4:.G12])" office:value-type="float" office:value="104192.2" calcext:value-type="float">
            <text:p>104,192.20</text:p>
          </table:table-cell>
          <table:table-cell/>
          <table:table-cell table:style-name="ce770"/>
          <table:table-cell table:style-name="ce758"/>
          <table:table-cell table:style-name="ce753"/>
          <table:table-cell table:number-columns-repeated="53"/>
        </table:table-row>
        <table:table-row table:style-name="ro4">
          <table:table-cell table:style-name="ce754"/>
          <table:table-cell table:style-name="ce760" table:number-columns-repeated="3"/>
          <table:table-cell table:number-columns-repeated="2"/>
          <table:table-cell table:style-name="ce760"/>
          <table:table-cell/>
          <table:table-cell table:style-name="ce765"/>
          <table:table-cell table:style-name="ce761"/>
          <table:table-cell table:style-name="ce753"/>
          <table:table-cell table:number-columns-repeated="53"/>
        </table:table-row>
        <table:table-row table:style-name="ro10">
          <table:table-cell table:style-name="ce756" office:value-type="string" calcext:value-type="string">
            <text:p>Toplam</text:p>
          </table:table-cell>
          <table:table-cell table:style-name="ce761" table:formula="of:=SUM([.B4:.B12])" office:value-type="float" office:value="31425" calcext:value-type="float">
            <text:p>31,425.00</text:p>
          </table:table-cell>
          <table:table-cell table:style-name="ce761" table:formula="of:=SUM([.C4:.C12])" office:value-type="float" office:value="10500" calcext:value-type="float">
            <text:p>10,500.00</text:p>
          </table:table-cell>
          <table:table-cell table:style-name="ce761" table:formula="of:=SUM([.D4:.D12])" office:value-type="float" office:value="17000" calcext:value-type="float">
            <text:p>17,000.00</text:p>
          </table:table-cell>
          <table:table-cell table:style-name="ce765" office:value-type="float" office:value="45257.2" calcext:value-type="float">
            <text:p>45,257.20</text:p>
          </table:table-cell>
          <table:table-cell/>
          <table:table-cell table:style-name="ce771" table:formula="of:=SUM([.B15:.E15])" office:value-type="float" office:value="104182.2" calcext:value-type="float">
            <text:p>104,182.20</text:p>
          </table:table-cell>
          <table:table-cell table:number-columns-repeated="2"/>
          <table:table-cell table:style-name="ce763"/>
          <table:table-cell table:style-name="ce753"/>
          <table:table-cell table:number-columns-repeated="53"/>
        </table:table-row>
        <table:table-row table:style-name="ro9">
          <table:table-cell table:style-name="ce752"/>
          <table:table-cell table:style-name="ce762" table:number-columns-repeated="2"/>
          <table:table-cell table:style-name="ce763" table:number-columns-repeated="2"/>
          <table:table-cell table:style-name="ce771"/>
          <table:table-cell table:style-name="ce763" table:number-columns-repeated="3"/>
          <table:table-cell table:style-name="ce762"/>
          <table:table-cell table:style-name="ce753"/>
          <table:table-cell table:number-columns-repeated="53"/>
        </table:table-row>
        <table:table-row table:style-name="ro9">
          <table:table-cell table:style-name="ce752" office:value-type="string" calcext:value-type="string">
            <text:p>2011-2019 Atila Balcı-Kiralanan Yer ve Yıllara Göre Kira Geliri</text:p>
          </table:table-cell>
          <table:table-cell table:style-name="ce752" table:number-columns-repeated="2"/>
          <table:table-cell table:style-name="ce763" table:number-columns-repeated="6"/>
          <table:table-cell table:style-name="ce762"/>
          <table:table-cell table:style-name="ce771"/>
          <table:table-cell table:number-columns-repeated="53"/>
        </table:table-row>
        <table:table-row table:style-name="ro9">
          <table:table-cell table:style-name="ce752"/>
          <table:table-cell table:style-name="ce757" office:value-type="string" calcext:value-type="string">
            <text:p>Hızarhane</text:p>
          </table:table-cell>
          <table:table-cell table:style-name="ce757" office:value-type="string" calcext:value-type="string">
            <text:p>Hızarhane </text:p>
          </table:table-cell>
          <table:table-cell table:style-name="ce757" office:value-type="string" calcext:value-type="string">
            <text:p>Sanayi</text:p>
          </table:table-cell>
          <table:table-cell table:number-columns-repeated="2"/>
          <table:table-cell table:style-name="ce772"/>
          <table:table-cell table:style-name="ce768" table:number-columns-repeated="2"/>
          <table:table-cell table:style-name="ce757"/>
          <table:table-cell table:number-columns-repeated="54"/>
        </table:table-row>
        <table:table-row table:style-name="ro9">
          <table:table-cell table:style-name="ce752"/>
          <table:table-cell table:style-name="ce757" office:value-type="string" calcext:value-type="string">
            <text:p><text:s/>Yıkama</text:p>
          </table:table-cell>
          <table:table-cell table:style-name="ce757" office:value-type="string" calcext:value-type="string">
            <text:p>Depo</text:p>
          </table:table-cell>
          <table:table-cell table:style-name="ce757" office:value-type="string" calcext:value-type="string">
            <text:p><text:s/>Acentalar</text:p>
          </table:table-cell>
          <table:table-cell table:style-name="ce757" office:value-type="string" calcext:value-type="string">
            <text:p>Lise</text:p>
          </table:table-cell>
          <table:table-cell table:style-name="ce768" office:value-type="string" calcext:value-type="string">
            <text:p>Ali Paşa</text:p>
          </table:table-cell>
          <table:table-cell table:style-name="ce763" table:number-columns-repeated="4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758" office:value-type="float" office:value="3600" calcext:value-type="float">
            <text:p>3,600.00</text:p>
          </table:table-cell>
          <table:table-cell table:style-name="ce758" office:value-type="float" office:value="2250" calcext:value-type="float">
            <text:p>2,250.00</text:p>
          </table:table-cell>
          <table:table-cell table:style-name="ce758" office:value-type="float" office:value="3750" calcext:value-type="float">
            <text:p>3,750.00</text:p>
          </table:table-cell>
          <table:table-cell table:style-name="ce770" table:formula="of:=-729.65" office:value-type="float" office:value="-729.65" calcext:value-type="float">
            <text:p>-729.65</text:p>
          </table:table-cell>
          <table:table-cell table:style-name="ce764" office:value-type="float" office:value="5001.39" calcext:value-type="float">
            <text:p>5,001.39</text:p>
          </table:table-cell>
          <table:table-cell table:style-name="ce764" table:formula="of:=SUM([.B20:.F20])" office:value-type="float" office:value="13871.74" calcext:value-type="float">
            <text:p>13,871.74</text:p>
          </table:table-cell>
          <table:table-cell/>
          <table:table-cell table:style-name="ce770"/>
          <table:table-cell table:style-name="ce758"/>
          <table:table-cell table:style-name="ce753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758" office:value-type="float" office:value="3950" calcext:value-type="float">
            <text:p>3,950.00</text:p>
          </table:table-cell>
          <table:table-cell table:style-name="ce758" office:value-type="float" office:value="2500" calcext:value-type="float">
            <text:p>2,500.00</text:p>
          </table:table-cell>
          <table:table-cell table:style-name="ce758" office:value-type="float" office:value="4000" calcext:value-type="float">
            <text:p>4,000.00</text:p>
          </table:table-cell>
          <table:table-cell table:style-name="ce770" office:value-type="float" office:value="3482.51" calcext:value-type="float">
            <text:p>3,482.51</text:p>
          </table:table-cell>
          <table:table-cell table:style-name="ce764" office:value-type="float" office:value="4694.44" calcext:value-type="float">
            <text:p>4,694.44</text:p>
          </table:table-cell>
          <table:table-cell table:style-name="ce764" table:formula="of:=SUM([.B21:.F21])" office:value-type="float" office:value="18626.95" calcext:value-type="float">
            <text:p>18,626.95</text:p>
          </table:table-cell>
          <table:table-cell/>
          <table:table-cell table:style-name="ce770"/>
          <table:table-cell table:style-name="ce758"/>
          <table:table-cell table:style-name="ce753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758" office:value-type="float" office:value="4250" calcext:value-type="float">
            <text:p>4,250.00</text:p>
          </table:table-cell>
          <table:table-cell table:style-name="ce758" office:value-type="float" office:value="2750" calcext:value-type="float">
            <text:p>2,750.00</text:p>
          </table:table-cell>
          <table:table-cell table:style-name="ce758" office:value-type="float" office:value="4250" calcext:value-type="float">
            <text:p>4,250.00</text:p>
          </table:table-cell>
          <table:table-cell table:style-name="ce770" office:value-type="float" office:value="3929.53" calcext:value-type="float">
            <text:p>3,929.53</text:p>
          </table:table-cell>
          <table:table-cell table:style-name="ce764" office:value-type="float" office:value="4225" calcext:value-type="float">
            <text:p>4,225.00</text:p>
          </table:table-cell>
          <table:table-cell table:style-name="ce764" table:formula="of:=SUM([.B22:.F22])" office:value-type="float" office:value="19404.53" calcext:value-type="float">
            <text:p>19,404.53</text:p>
          </table:table-cell>
          <table:table-cell/>
          <table:table-cell table:style-name="ce770"/>
          <table:table-cell table:style-name="ce758"/>
          <table:table-cell table:style-name="ce753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758" office:value-type="float" office:value="4675" calcext:value-type="float">
            <text:p>4,675.00</text:p>
          </table:table-cell>
          <table:table-cell table:style-name="ce758" office:value-type="float" office:value="3000" calcext:value-type="float">
            <text:p>3,000.00</text:p>
          </table:table-cell>
          <table:table-cell table:style-name="ce758" office:value-type="float" office:value="5000" calcext:value-type="float">
            <text:p>5,000.00</text:p>
          </table:table-cell>
          <table:table-cell table:style-name="ce770" office:value-type="float" office:value="1501.07" calcext:value-type="float">
            <text:p>1,501.07</text:p>
          </table:table-cell>
          <table:table-cell table:style-name="ce764" office:value-type="float" office:value="6111.81" calcext:value-type="float">
            <text:p>6,111.81</text:p>
          </table:table-cell>
          <table:table-cell table:style-name="ce764" table:formula="of:=SUM([.B23:.F23])" office:value-type="float" office:value="20287.88" calcext:value-type="float">
            <text:p>20,287.88</text:p>
          </table:table-cell>
          <table:table-cell/>
          <table:table-cell table:style-name="ce770"/>
          <table:table-cell table:style-name="ce758"/>
          <table:table-cell table:style-name="ce753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758" table:number-columns-repeated="3"/>
          <table:table-cell table:style-name="ce770" office:value-type="float" office:value="5637.5" calcext:value-type="float">
            <text:p>5,637.50</text:p>
          </table:table-cell>
          <table:table-cell table:style-name="ce764" office:value-type="float" office:value="10896.53" calcext:value-type="float">
            <text:p>10,896.53</text:p>
          </table:table-cell>
          <table:table-cell table:style-name="ce764" table:formula="of:=SUM([.B24:.F24])" office:value-type="float" office:value="16534.03" calcext:value-type="float">
            <text:p>16,534.03</text:p>
          </table:table-cell>
          <table:table-cell/>
          <table:table-cell table:style-name="ce770"/>
          <table:table-cell table:style-name="ce758"/>
          <table:table-cell table:style-name="ce753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758" office:value-type="float" office:value="6500" calcext:value-type="float">
            <text:p>6,500.00</text:p>
          </table:table-cell>
          <table:table-cell table:style-name="ce758" table:number-columns-repeated="2"/>
          <table:table-cell table:style-name="ce770" office:value-type="float" office:value="6250" calcext:value-type="float">
            <text:p>6,250.00</text:p>
          </table:table-cell>
          <table:table-cell table:style-name="ce764" office:value-type="float" office:value="11731.6" calcext:value-type="float">
            <text:p>11,731.60</text:p>
          </table:table-cell>
          <table:table-cell table:style-name="ce764" table:formula="of:=SUM([.B25:.F25])" office:value-type="float" office:value="24481.6" calcext:value-type="float">
            <text:p>24,481.60</text:p>
          </table:table-cell>
          <table:table-cell/>
          <table:table-cell table:style-name="ce770"/>
          <table:table-cell table:style-name="ce758"/>
          <table:table-cell table:style-name="ce753"/>
          <table:table-cell table:number-columns-repeated="53"/>
        </table:table-row>
        <table:table-row table:style-name="ro4">
          <table:table-cell/>
          <table:table-cell table:style-name="ce758" table:number-columns-repeated="3"/>
          <table:table-cell/>
          <table:table-cell table:style-name="ce764" office:value-type="float" office:value="1408.53" calcext:value-type="float">
            <text:p>1,408.53</text:p>
          </table:table-cell>
          <table:table-cell table:style-name="ce764" table:formula="of:=SUM([.B26:.F26])" office:value-type="float" office:value="1408.53" calcext:value-type="float">
            <text:p>1,408.53</text:p>
          </table:table-cell>
          <table:table-cell/>
          <table:table-cell table:style-name="ce770"/>
          <table:table-cell table:style-name="ce758"/>
          <table:table-cell table:style-name="ce753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758" office:value-type="float" office:value="7700" calcext:value-type="float">
            <text:p>7,700.00</text:p>
          </table:table-cell>
          <table:table-cell table:style-name="ce758" table:number-columns-repeated="2"/>
          <table:table-cell table:style-name="ce770" office:value-type="float" office:value="6875" calcext:value-type="float">
            <text:p>6,875.00</text:p>
          </table:table-cell>
          <table:table-cell table:style-name="ce764" office:value-type="float" office:value="12174.86" calcext:value-type="float">
            <text:p>12,174.86</text:p>
          </table:table-cell>
          <table:table-cell table:style-name="ce764" table:formula="of:=SUM([.B27:.F27])" office:value-type="float" office:value="26749.86" calcext:value-type="float">
            <text:p>26,749.86</text:p>
          </table:table-cell>
          <table:table-cell/>
          <table:table-cell table:style-name="ce770"/>
          <table:table-cell table:style-name="ce758"/>
          <table:table-cell table:style-name="ce753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758" office:value-type="float" office:value="750" calcext:value-type="float">
            <text:p>750.00</text:p>
          </table:table-cell>
          <table:table-cell table:style-name="ce758" table:number-columns-repeated="2"/>
          <table:table-cell table:style-name="ce770" office:value-type="float" office:value="8125" calcext:value-type="float">
            <text:p>8,125.00</text:p>
          </table:table-cell>
          <table:table-cell table:style-name="ce764" office:value-type="float" office:value="16834.1" calcext:value-type="float">
            <text:p>16,834.10</text:p>
          </table:table-cell>
          <table:table-cell table:style-name="ce764" table:formula="of:=SUM([.B28:.F28])" office:value-type="float" office:value="25709.1" calcext:value-type="float">
            <text:p>25,709.10</text:p>
          </table:table-cell>
          <table:table-cell/>
          <table:table-cell table:style-name="ce770"/>
          <table:table-cell table:style-name="ce758"/>
          <table:table-cell table:style-name="ce753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758" table:number-columns-repeated="3"/>
          <table:table-cell table:style-name="ce770" office:value-type="float" office:value="10186.24" calcext:value-type="float">
            <text:p>10,186.24</text:p>
          </table:table-cell>
          <table:table-cell table:style-name="ce764" office:value-type="float" office:value="17008.33" calcext:value-type="float">
            <text:p>17,008.33</text:p>
          </table:table-cell>
          <table:table-cell table:style-name="ce764" table:formula="of:=SUM([.B29:.F29])" office:value-type="float" office:value="27194.57" calcext:value-type="float">
            <text:p>27,194.57</text:p>
          </table:table-cell>
          <table:table-cell/>
          <table:table-cell table:style-name="ce770"/>
          <table:table-cell table:style-name="ce758"/>
          <table:table-cell table:style-name="ce753"/>
          <table:table-cell table:number-columns-repeated="53"/>
        </table:table-row>
        <table:table-row table:style-name="ro10">
          <table:table-cell/>
          <table:table-cell table:style-name="ce758" table:number-columns-repeated="5"/>
          <table:table-cell table:style-name="ce771" table:formula="of:=SUM([.G20:.G29])" office:value-type="float" office:value="194268.79" calcext:value-type="float">
            <text:p>194,268.79</text:p>
          </table:table-cell>
          <table:table-cell table:style-name="ce770" table:number-columns-repeated="2"/>
          <table:table-cell table:style-name="ce758"/>
          <table:table-cell table:style-name="ce753"/>
          <table:table-cell table:number-columns-repeated="53"/>
        </table:table-row>
        <table:table-row table:style-name="ro10">
          <table:table-cell table:style-name="ce754" office:value-type="string" calcext:value-type="string">
            <text:p>Toplam</text:p>
          </table:table-cell>
          <table:table-cell table:style-name="ce761" table:formula="of:=SUM([.B20:.B29])" office:value-type="float" office:value="31425" calcext:value-type="float">
            <text:p>31,425.00</text:p>
          </table:table-cell>
          <table:table-cell table:style-name="ce761" table:formula="of:=SUM([.C20:.C29])" office:value-type="float" office:value="10500" calcext:value-type="float">
            <text:p>10,500.00</text:p>
          </table:table-cell>
          <table:table-cell table:style-name="ce761" table:formula="of:=SUM([.D20:.D29])" office:value-type="float" office:value="17000" calcext:value-type="float">
            <text:p>17,000.00</text:p>
          </table:table-cell>
          <table:table-cell table:style-name="ce765" office:value-type="float" office:value="45257.2" calcext:value-type="float">
            <text:p>45,257.20</text:p>
          </table:table-cell>
          <table:table-cell table:style-name="ce761" table:formula="of:=SUM([.F20:.F29])" office:value-type="float" office:value="90086.59" calcext:value-type="float">
            <text:p>90,086.59</text:p>
          </table:table-cell>
          <table:table-cell table:style-name="ce771" table:formula="of:=SUM([.B31:.F31])" office:value-type="float" office:value="194268.79" calcext:value-type="float">
            <text:p>194,268.79</text:p>
          </table:table-cell>
          <table:table-cell/>
          <table:table-cell table:style-name="ce765"/>
          <table:table-cell table:style-name="ce761"/>
          <table:table-cell table:style-name="ce753"/>
          <table:table-cell table:number-columns-repeated="53"/>
        </table:table-row>
        <table:table-row table:style-name="ro4">
          <table:table-cell table:style-name="ce756"/>
          <table:table-cell/>
          <table:table-cell table:style-name="ce763"/>
          <table:table-cell/>
          <table:table-cell table:style-name="ce763"/>
          <table:table-cell table:style-name="ce761"/>
          <table:table-cell table:style-name="ce760"/>
          <table:table-cell table:style-name="ce765"/>
          <table:table-cell/>
          <table:table-cell table:style-name="ce763"/>
          <table:table-cell table:style-name="ce753"/>
          <table:table-cell table:number-columns-repeated="53"/>
        </table:table-row>
        <table:table-row table:style-name="ro9">
          <table:table-cell table:style-name="ce752"/>
          <table:table-cell table:style-name="ce762" table:number-columns-repeated="2"/>
          <table:table-cell table:style-name="ce763" table:number-columns-repeated="3"/>
          <table:table-cell table:style-name="ce771"/>
          <table:table-cell table:style-name="ce763" table:number-columns-repeated="2"/>
          <table:table-cell table:style-name="ce762"/>
          <table:table-cell table:style-name="ce753"/>
          <table:table-cell table:number-columns-repeated="53"/>
        </table:table-row>
        <table:table-row table:style-name="ro9">
          <table:table-cell table:style-name="ce752"/>
          <table:table-cell table:style-name="ce762" table:number-columns-repeated="2"/>
          <table:table-cell table:style-name="ce763"/>
          <table:table-cell table:number-columns-repeated="5"/>
          <table:table-cell table:style-name="ce762"/>
          <table:table-cell table:number-columns-repeated="54"/>
        </table:table-row>
        <table:table-row table:style-name="ro9">
          <table:table-cell table:style-name="ce752" office:value-type="string" calcext:value-type="string">
            <text:p>2011-2019 Kişi-Kiralanan Yere Göre Kira Geliri</text:p>
          </table:table-cell>
          <table:table-cell table:style-name="ce752" table:number-columns-repeated="2"/>
          <table:table-cell table:style-name="ce763" table:number-columns-repeated="3"/>
          <table:table-cell table:number-columns-repeated="3"/>
          <table:table-cell table:style-name="ce762" table:number-columns-repeated="2"/>
          <table:table-cell table:number-columns-repeated="53"/>
        </table:table-row>
        <table:table-row table:style-name="ro4">
          <table:table-cell/>
          <table:table-cell table:style-name="ce763" office:value-type="string" calcext:value-type="string">
            <text:p>Kira Geliri</text:p>
          </table:table-cell>
          <table:table-cell table:style-name="ce763"/>
          <table:table-cell table:style-name="ce763" office:value-type="string" calcext:value-type="string">
            <text:p>Ali</text:p>
          </table:table-cell>
          <table:table-cell table:style-name="ce763" office:value-type="string" calcext:value-type="string">
            <text:p>Atila</text:p>
          </table:table-cell>
          <table:table-cell table:style-name="ce763"/>
          <table:table-cell table:number-columns-repeated="4"/>
          <table:table-cell table:style-name="ce762"/>
          <table:table-cell table:number-columns-repeated="5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764"/>
          <table:table-cell table:style-name="ce764" office:value-type="float" office:value="90086.39" calcext:value-type="float">
            <text:p>90,086.39</text:p>
          </table:table-cell>
          <table:table-cell table:style-name="ce764"/>
          <table:table-cell table:number-columns-repeated="3"/>
          <table:table-cell table:style-name="ce774" table:number-columns-repeated="2"/>
          <table:table-cell table:number-columns-repeated="53"/>
        </table:table-row>
        <table:table-row table:style-name="ro4">
          <table:table-cell/>
          <table:table-cell table:style-name="ce764" office:value-type="string" calcext:value-type="string">
            <text:p>Lise</text:p>
          </table:table-cell>
          <table:table-cell table:style-name="ce764"/>
          <table:table-cell table:style-name="ce764" table:formula="of:=[.E15]" office:value-type="float" office:value="45257.2" calcext:value-type="float">
            <text:p>45,257.20</text:p>
          </table:table-cell>
          <table:table-cell table:style-name="ce764" office:value-type="float" office:value="45257.2" calcext:value-type="float">
            <text:p>45,257.20</text:p>
          </table:table-cell>
          <table:table-cell table:style-name="ce764"/>
          <table:table-cell table:number-columns-repeated="3"/>
          <table:table-cell table:style-name="ce762" table:number-columns-repeated="2"/>
          <table:table-cell table:number-columns-repeated="53"/>
        </table:table-row>
        <table:table-row table:style-name="ro4">
          <table:table-cell/>
          <table:table-cell table:style-name="ce764" office:value-type="string" calcext:value-type="string">
            <text:p>Hızarhane Yıkama</text:p>
          </table:table-cell>
          <table:table-cell table:style-name="ce764"/>
          <table:table-cell table:number-columns-repeated="2" table:style-name="ce764" office:value-type="float" office:value="31425" calcext:value-type="float">
            <text:p>31,425.00</text:p>
          </table:table-cell>
          <table:table-cell table:style-name="ce764"/>
          <table:table-cell table:number-columns-repeated="3"/>
          <table:table-cell table:style-name="ce762" table:number-columns-repeated="2"/>
          <table:table-cell table:number-columns-repeated="53"/>
        </table:table-row>
        <table:table-row table:style-name="ro4">
          <table:table-cell/>
          <table:table-cell table:style-name="ce764" office:value-type="string" calcext:value-type="string">
            <text:p>Hızarhane Depo</text:p>
          </table:table-cell>
          <table:table-cell table:style-name="ce764"/>
          <table:table-cell table:number-columns-repeated="2" table:style-name="ce764" office:value-type="float" office:value="10500" calcext:value-type="float">
            <text:p>10,500.00</text:p>
          </table:table-cell>
          <table:table-cell table:style-name="ce764"/>
          <table:table-cell table:number-columns-repeated="3"/>
          <table:table-cell table:style-name="ce762" table:number-columns-repeated="2"/>
          <table:table-cell table:number-columns-repeated="53"/>
        </table:table-row>
        <table:table-row table:style-name="ro4">
          <table:table-cell/>
          <table:table-cell table:style-name="ce764" office:value-type="string" calcext:value-type="string">
            <text:p>Sanayi acenta</text:p>
          </table:table-cell>
          <table:table-cell table:style-name="ce764"/>
          <table:table-cell table:number-columns-repeated="2" table:style-name="ce764" office:value-type="float" office:value="17000" calcext:value-type="float">
            <text:p>17,000.00</text:p>
          </table:table-cell>
          <table:table-cell table:style-name="ce764"/>
          <table:table-cell table:number-columns-repeated="3"/>
          <table:table-cell table:style-name="ce762" table:number-columns-repeated="2"/>
          <table:table-cell table:number-columns-repeated="53"/>
        </table:table-row>
        <table:table-row table:style-name="ro4">
          <table:table-cell/>
          <table:table-cell table:style-name="ce764" table:number-columns-repeated="5"/>
          <table:table-cell table:number-columns-repeated="3"/>
          <table:table-cell table:style-name="ce762" table:number-columns-repeated="2"/>
          <table:table-cell table:number-columns-repeated="53"/>
        </table:table-row>
        <table:table-row table:style-name="ro4">
          <table:table-cell/>
          <table:table-cell table:style-name="ce764" table:number-columns-repeated="2"/>
          <table:table-cell table:style-name="ce760" table:formula="of:=SUM([.D37:.D42])" office:value-type="float" office:value="104182.2" calcext:value-type="float">
            <text:p>104,182.20</text:p>
          </table:table-cell>
          <table:table-cell table:style-name="ce760" table:formula="of:=SUM([.E37:.E42])" office:value-type="float" office:value="194268.59" calcext:value-type="float">
            <text:p>194,268.59</text:p>
          </table:table-cell>
          <table:table-cell table:style-name="ce760" table:formula="of:=SUM([.D43:.E43])" office:value-type="float" office:value="298450.79" calcext:value-type="float">
            <text:p>298,450.79</text:p>
          </table:table-cell>
          <table:table-cell table:number-columns-repeated="2"/>
          <table:table-cell table:style-name="ce764"/>
          <table:table-cell table:style-name="ce762" table:number-columns-repeated="2"/>
          <table:table-cell table:number-columns-repeated="53"/>
        </table:table-row>
        <table:table-row table:style-name="ro4">
          <table:table-cell table:number-columns-repeated="6"/>
          <table:table-cell table:style-name="ce764" table:number-columns-repeated="3"/>
          <table:table-cell table:style-name="ce762" table:number-columns-repeated="2"/>
          <table:table-cell table:number-columns-repeated="53"/>
        </table:table-row>
        <table:table-row table:style-name="ro4" table:number-rows-repeated="2">
          <table:table-cell/>
          <table:table-cell table:style-name="ce764" table:number-columns-repeated="8"/>
          <table:table-cell table:style-name="ce762" table:number-columns-repeated="2"/>
          <table:table-cell table:number-columns-repeated="53"/>
        </table:table-row>
        <table:table-row table:style-name="ro4" table:number-rows-repeated="2">
          <table:table-cell table:style-name="ce754"/>
          <table:table-cell table:style-name="ce765" table:number-columns-repeated="8"/>
          <table:table-cell/>
          <table:table-cell table:style-name="ce765"/>
          <table:table-cell table:number-columns-repeated="53"/>
        </table:table-row>
        <table:table-row table:style-name="ro4">
          <table:table-cell/>
          <table:table-cell table:style-name="ce766" table:number-columns-repeated="2"/>
          <table:table-cell table:style-name="ce760" table:number-columns-repeated="6"/>
          <table:table-cell table:style-name="ce774"/>
          <table:table-cell table:style-name="ce760"/>
          <table:table-cell table:number-columns-repeated="53"/>
        </table:table-row>
        <table:table-row table:style-name="ro4" table:number-rows-repeated="4">
          <table:table-cell table:number-columns-repeated="64"/>
        </table:table-row>
        <table:table-row table:style-name="ro9">
          <table:table-cell/>
          <table:table-cell table:style-name="ce752" table:number-columns-repeated="2"/>
          <table:table-cell table:style-name="ce763"/>
          <table:table-cell table:number-columns-repeated="2"/>
          <table:table-cell table:style-name="ce763" table:number-columns-repeated="3"/>
          <table:table-cell/>
          <table:table-cell table:style-name="ce765"/>
          <table:table-cell table:number-columns-repeated="53"/>
        </table:table-row>
        <table:table-row table:style-name="ro4">
          <table:table-cell table:number-columns-repeated="3"/>
          <table:table-cell table:style-name="ce769"/>
          <table:table-cell table:number-columns-repeated="2"/>
          <table:table-cell table:style-name="ce773" table:number-columns-repeated="3"/>
          <table:table-cell table:style-name="ce775"/>
          <table:table-cell table:style-name="ce774"/>
          <table:table-cell table:number-columns-repeated="53"/>
        </table:table-row>
        <table:table-row table:style-name="ro9">
          <table:table-cell table:style-name="ce752"/>
          <table:table-cell table:style-name="ce766" table:number-columns-repeated="2"/>
          <table:table-cell table:style-name="ce760" table:number-columns-repeated="6"/>
          <table:table-cell table:style-name="ce774"/>
          <table:table-cell table:style-name="ce760"/>
          <table:table-cell table:number-columns-repeated="53"/>
        </table:table-row>
        <table:table-row table:style-name="ro4">
          <table:table-cell/>
          <table:table-cell table:style-name="ce766" table:number-columns-repeated="2"/>
          <table:table-cell table:style-name="ce760" table:number-columns-repeated="6"/>
          <table:table-cell table:style-name="ce774"/>
          <table:table-cell table:style-name="ce760"/>
          <table:table-cell table:number-columns-repeated="53"/>
        </table:table-row>
        <table:table-row table:style-name="ro4">
          <table:table-cell/>
          <table:table-cell table:style-name="ce766" table:number-columns-repeated="2"/>
          <table:table-cell table:style-name="ce760" table:number-columns-repeated="6"/>
          <table:table-cell/>
          <table:table-cell table:style-name="ce765"/>
          <table:table-cell table:number-columns-repeated="53"/>
        </table:table-row>
        <table:table-row table:style-name="ro3">
          <table:table-cell/>
          <table:table-cell table:style-name="ce768" table:number-columns-repeated="2"/>
          <table:table-cell table:style-name="ce763"/>
          <table:table-cell table:number-columns-repeated="2"/>
          <table:table-cell table:style-name="ce757" table:number-columns-repeated="3"/>
          <table:table-cell/>
          <table:table-cell table:style-name="ce765"/>
          <table:table-cell table:number-columns-repeated="53"/>
        </table:table-row>
        <table:table-row table:style-name="ro4">
          <table:table-cell table:number-columns-repeated="3"/>
          <table:table-cell table:style-name="ce764"/>
          <table:table-cell table:number-columns-repeated="2"/>
          <table:table-cell table:style-name="ce764" table:number-columns-repeated="3"/>
          <table:table-cell table:style-name="ce760"/>
          <table:table-cell table:style-name="ce774"/>
          <table:table-cell table:style-name="ce764"/>
          <table:table-cell table:number-columns-repeated="52"/>
        </table:table-row>
        <table:table-row table:style-name="ro4">
          <table:table-cell table:number-columns-repeated="3"/>
          <table:table-cell table:style-name="ce764"/>
          <table:table-cell table:number-columns-repeated="2"/>
          <table:table-cell table:style-name="ce764" table:number-columns-repeated="3"/>
          <table:table-cell table:style-name="ce776"/>
          <table:table-cell table:style-name="ce777"/>
          <table:table-cell table:number-columns-repeated="53"/>
        </table:table-row>
        <table:table-row table:style-name="ro4" table:number-rows-repeated="3">
          <table:table-cell table:number-columns-repeated="3"/>
          <table:table-cell table:style-name="ce764"/>
          <table:table-cell table:number-columns-repeated="2"/>
          <table:table-cell table:style-name="ce764" table:number-columns-repeated="3"/>
          <table:table-cell table:style-name="ce762" table:number-columns-repeated="2"/>
          <table:table-cell table:number-columns-repeated="53"/>
        </table:table-row>
        <table:table-row table:style-name="ro4" table:number-rows-repeated="2">
          <table:table-cell table:number-columns-repeated="3"/>
          <table:table-cell table:style-name="ce764"/>
          <table:table-cell table:number-columns-repeated="2"/>
          <table:table-cell table:style-name="ce764" table:number-columns-repeated="3"/>
          <table:table-cell table:number-columns-repeated="55"/>
        </table:table-row>
        <table:table-row table:style-name="ro4">
          <table:table-cell table:style-name="ce754"/>
          <table:table-cell table:style-name="ce765" table:number-columns-repeated="3"/>
          <table:table-cell table:number-columns-repeated="2"/>
          <table:table-cell table:style-name="ce765" table:number-columns-repeated="3"/>
          <table:table-cell table:number-columns-repeated="55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GNL_AP" table:style-name="ta1">
        <table:table-column table:style-name="co46" table:default-cell-style-name="Default"/>
        <table:table-column table:style-name="co9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9" table:default-cell-style-name="ce753"/>
        <table:table-column table:style-name="co49" table:default-cell-style-name="Default"/>
        <table:table-column table:style-name="co50" table:default-cell-style-name="Default"/>
        <table:table-column table:style-name="co9" table:number-columns-repeated="3" table:default-cell-style-name="Default"/>
        <table:table-column table:style-name="co51" table:default-cell-style-name="Default"/>
        <table:table-row table:style-name="ro9" table:number-rows-repeated="3">
          <table:table-cell table:style-name="ce739" table:number-columns-repeated="2"/>
          <table:table-cell table:style-name="ce778" table:number-columns-repeated="2"/>
          <table:table-cell table:style-name="ce763"/>
          <table:table-cell table:style-name="ce778"/>
          <table:table-cell table:style-name="ce828" table:number-columns-repeated="2"/>
          <table:table-cell table:number-columns-repeated="3"/>
        </table:table-row>
        <table:table-row table:style-name="ro9">
          <table:table-cell table:style-name="ce739" office:value-type="string" calcext:value-type="string">
            <text:p>2011-2019 Ali Paşa Arka Arsa Kişi-Yıllara Göre Kira Geliri</text:p>
          </table:table-cell>
          <table:table-cell table:style-name="ce739"/>
          <table:table-cell table:style-name="ce778" table:number-columns-repeated="2"/>
          <table:table-cell table:style-name="ce763"/>
          <table:table-cell table:style-name="ce778"/>
          <table:table-cell table:style-name="ce828" table:number-columns-repeated="2"/>
          <table:table-cell table:number-columns-repeated="3"/>
        </table:table-row>
        <table:table-row table:style-name="ro4">
          <table:table-cell/>
          <table:table-cell table:style-name="ce778" office:value-type="string" calcext:value-type="string">
            <text:p>Yıkama Toplam</text:p>
          </table:table-cell>
          <table:table-cell table:style-name="ce778" office:value-type="string" calcext:value-type="string">
            <text:p>Arsa 1/3</text:p>
          </table:table-cell>
          <table:table-cell table:style-name="ce778" office:value-type="string" calcext:value-type="string">
            <text:p>Atila</text:p>
          </table:table-cell>
          <table:table-cell table:style-name="ce763" office:value-type="string" calcext:value-type="string">
            <text:p>İsmail</text:p>
          </table:table-cell>
          <table:table-cell table:style-name="ce778" office:value-type="string" calcext:value-type="string">
            <text:p>Hacı</text:p>
          </table:table-cell>
          <table:table-cell table:style-name="ce828" table:number-columns-repeated="2"/>
          <table:table-cell table:number-columns-repeated="3"/>
        </table:table-row>
        <table:table-row table:style-name="ro4">
          <table:table-cell/>
          <table:table-cell table:style-name="ce778" office:value-type="string" calcext:value-type="string">
            <text:p>Kira Geliri</text:p>
          </table:table-cell>
          <table:table-cell table:style-name="ce778" office:value-type="string" calcext:value-type="string">
            <text:p>Kira Payı</text:p>
          </table:table-cell>
          <table:table-cell table:style-name="ce778" office:value-type="string" calcext:value-type="string">
            <text:p>Hisse Geliri</text:p>
          </table:table-cell>
          <table:table-cell table:style-name="ce763" office:value-type="string" calcext:value-type="string">
            <text:p>Hisse Geliri</text:p>
          </table:table-cell>
          <table:table-cell table:style-name="ce778" office:value-type="string" calcext:value-type="string">
            <text:p>Hisse Geliri</text:p>
          </table:table-cell>
          <table:table-cell table:style-name="ce828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795" office:value-type="string" calcext:value-type="string">
            <text:p>40/40</text:p>
          </table:table-cell>
          <table:table-cell table:style-name="ce803" office:value-type="string" calcext:value-type="string">
            <text:p>13/40</text:p>
          </table:table-cell>
          <table:table-cell table:style-name="ce773" office:value-type="string" calcext:value-type="string">
            <text:p>24/40</text:p>
          </table:table-cell>
          <table:table-cell table:style-name="ce803" office:value-type="string" calcext:value-type="string">
            <text:p>3/40</text:p>
          </table:table-cell>
          <table:table-cell table:style-name="ce828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748" table:formula="of:=1/3" office:value-type="float" office:value="0.333333333333333" calcext:value-type="float">
            <text:p>0.33</text:p>
          </table:table-cell>
          <table:table-cell table:style-name="ce805" table:formula="of:=13/40" office:value-type="float" office:value="0.325" calcext:value-type="float">
            <text:p>0,325</text:p>
          </table:table-cell>
          <table:table-cell table:style-name="ce812" table:formula="of:=24/40" office:value-type="float" office:value="0.6" calcext:value-type="float">
            <text:p>0,600</text:p>
          </table:table-cell>
          <table:table-cell table:style-name="ce805" table:formula="of:=3/40" office:value-type="float" office:value="0.075" calcext:value-type="float">
            <text:p>0,075</text:p>
          </table:table-cell>
          <table:table-cell table:style-name="ce823" office:value-type="string" calcext:value-type="string">
            <text:p>Usd/TL</text:p>
          </table:table-cell>
          <table:table-cell table:style-name="ce823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738" office:value-type="float" office:value="9500" calcext:value-type="float">
            <text:p>9500</text:p>
          </table:table-cell>
          <table:table-cell table:style-name="ce748" table:formula="of:=[.$C$8]*[.B9]" office:value-type="float" office:value="3166.66666666667" calcext:value-type="float">
            <text:p>3,166.67</text:p>
          </table:table-cell>
          <table:table-cell table:style-name="ce806" table:formula="of:=[.C9]*[.$D$8]" office:value-type="float" office:value="1029.16666666667" calcext:value-type="float">
            <text:p>1,029.17</text:p>
          </table:table-cell>
          <table:table-cell table:style-name="ce813" table:formula="of:=[.C9]*[.$E$8]" office:value-type="float" office:value="1900" calcext:value-type="float">
            <text:p>1,900.00</text:p>
          </table:table-cell>
          <table:table-cell table:style-name="ce806" table:formula="of:=[.C9]*[.$F$8]" office:value-type="float" office:value="237.5" calcext:value-type="float">
            <text:p>237.50</text:p>
          </table:table-cell>
          <table:table-cell table:style-name="ce828" office:value-type="float" office:value="1.59" calcext:value-type="float">
            <text:p>1.59</text:p>
          </table:table-cell>
          <table:table-cell table:style-name="ce828" table:formula="of:=[.E9]/[.G9]" office:value-type="float" office:value="1194.96855345912" calcext:value-type="float">
            <text:p>1,194.9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738" office:value-type="float" office:value="10000" calcext:value-type="float">
            <text:p>10000</text:p>
          </table:table-cell>
          <table:table-cell table:style-name="ce748" table:formula="of:=[.$C$8]*[.B10]" office:value-type="float" office:value="3333.33333333333" calcext:value-type="float">
            <text:p>3,333.33</text:p>
          </table:table-cell>
          <table:table-cell table:style-name="ce806" table:formula="of:=[.C10]*[.$D$8]" office:value-type="float" office:value="1083.33333333333" calcext:value-type="float">
            <text:p>1,083.33</text:p>
          </table:table-cell>
          <table:table-cell table:style-name="ce813" table:formula="of:=[.C10]*[.$E$8]" office:value-type="float" office:value="2000" calcext:value-type="float">
            <text:p>2,000.00</text:p>
          </table:table-cell>
          <table:table-cell table:style-name="ce806" table:formula="of:=[.C10]*[.$F$8]" office:value-type="float" office:value="250" calcext:value-type="float">
            <text:p>250.00</text:p>
          </table:table-cell>
          <table:table-cell table:style-name="ce828" office:value-type="float" office:value="1.87" calcext:value-type="float">
            <text:p>1.87</text:p>
          </table:table-cell>
          <table:table-cell table:style-name="ce828" table:formula="of:=[.E10]/[.G10]" office:value-type="float" office:value="1069.51871657754" calcext:value-type="float">
            <text:p>1,069.52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738" office:value-type="float" office:value="9000" calcext:value-type="float">
            <text:p>9000</text:p>
          </table:table-cell>
          <table:table-cell table:style-name="ce748" table:formula="of:=[.$C$8]*[.B11]" office:value-type="float" office:value="3000" calcext:value-type="float">
            <text:p>3,000.00</text:p>
          </table:table-cell>
          <table:table-cell table:style-name="ce806" table:formula="of:=[.C11]*[.$D$8]" office:value-type="float" office:value="975" calcext:value-type="float">
            <text:p>975.00</text:p>
          </table:table-cell>
          <table:table-cell table:style-name="ce813" table:formula="of:=[.C11]*[.$E$8]" office:value-type="float" office:value="1800" calcext:value-type="float">
            <text:p>1,800.00</text:p>
          </table:table-cell>
          <table:table-cell table:style-name="ce806" table:formula="of:=[.C11]*[.$F$8]" office:value-type="float" office:value="225" calcext:value-type="float">
            <text:p>225.00</text:p>
          </table:table-cell>
          <table:table-cell table:style-name="ce828" office:value-type="float" office:value="1.89" calcext:value-type="float">
            <text:p>1.89</text:p>
          </table:table-cell>
          <table:table-cell table:style-name="ce828" table:formula="of:=[.E11]/[.G11]" office:value-type="float" office:value="952.380952380952" calcext:value-type="float">
            <text:p>952.38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738" office:value-type="float" office:value="12500" calcext:value-type="float">
            <text:p>12500</text:p>
          </table:table-cell>
          <table:table-cell table:style-name="ce748" table:formula="of:=[.$C$8]*[.B12]" office:value-type="float" office:value="4166.66666666667" calcext:value-type="float">
            <text:p>4,166.67</text:p>
          </table:table-cell>
          <table:table-cell table:style-name="ce806" table:formula="of:=[.C12]*[.$D$8]" office:value-type="float" office:value="1354.16666666667" calcext:value-type="float">
            <text:p>1,354.17</text:p>
          </table:table-cell>
          <table:table-cell table:style-name="ce813" table:formula="of:=[.C12]*[.$E$8]" office:value-type="float" office:value="2500" calcext:value-type="float">
            <text:p>2,500.00</text:p>
          </table:table-cell>
          <table:table-cell table:style-name="ce806" table:formula="of:=[.C12]*[.$F$8]" office:value-type="float" office:value="312.5" calcext:value-type="float">
            <text:p>312.50</text:p>
          </table:table-cell>
          <table:table-cell table:style-name="ce828" office:value-type="float" office:value="2.1" calcext:value-type="float">
            <text:p>2.10</text:p>
          </table:table-cell>
          <table:table-cell table:style-name="ce828" table:formula="of:=[.E12]/[.G12]" office:value-type="float" office:value="1190.47619047619" calcext:value-type="float">
            <text:p>1,190.48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738" office:value-type="float" office:value="13750" calcext:value-type="float">
            <text:p>13750</text:p>
          </table:table-cell>
          <table:table-cell table:style-name="ce748" table:formula="of:=[.$C$8]*[.B13]" office:value-type="float" office:value="4583.33333333333" calcext:value-type="float">
            <text:p>4,583.33</text:p>
          </table:table-cell>
          <table:table-cell table:style-name="ce806" table:formula="of:=[.C13]*[.$D$8]" office:value-type="float" office:value="1489.58333333333" calcext:value-type="float">
            <text:p>1,489.58</text:p>
          </table:table-cell>
          <table:table-cell table:style-name="ce813" table:formula="of:=[.C13]*[.$E$8]" office:value-type="float" office:value="2750" calcext:value-type="float">
            <text:p>2,750.00</text:p>
          </table:table-cell>
          <table:table-cell table:style-name="ce806" table:formula="of:=[.C13]*[.$F$8]" office:value-type="float" office:value="343.75" calcext:value-type="float">
            <text:p>343.75</text:p>
          </table:table-cell>
          <table:table-cell table:style-name="ce828" office:value-type="float" office:value="2.68" calcext:value-type="float">
            <text:p>2.68</text:p>
          </table:table-cell>
          <table:table-cell table:style-name="ce828" table:formula="of:=[.E13]/[.G13]" office:value-type="float" office:value="1026.11940298507" calcext:value-type="float">
            <text:p>1,026.12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738" office:value-type="float" office:value="15125" calcext:value-type="float">
            <text:p>15125</text:p>
          </table:table-cell>
          <table:table-cell table:style-name="ce748" table:formula="of:=[.$C$8]*[.B14]" office:value-type="float" office:value="5041.66666666667" calcext:value-type="float">
            <text:p>5,041.67</text:p>
          </table:table-cell>
          <table:table-cell table:style-name="ce806" table:formula="of:=[.C14]*[.$D$8]" office:value-type="float" office:value="1638.54166666667" calcext:value-type="float">
            <text:p>1,638.54</text:p>
          </table:table-cell>
          <table:table-cell table:style-name="ce813" table:formula="of:=[.C14]*[.$E$8]" office:value-type="float" office:value="3025" calcext:value-type="float">
            <text:p>3,025.00</text:p>
          </table:table-cell>
          <table:table-cell table:style-name="ce806" table:formula="of:=[.C14]*[.$F$8]" office:value-type="float" office:value="378.125" calcext:value-type="float">
            <text:p>378.13</text:p>
          </table:table-cell>
          <table:table-cell table:style-name="ce828" office:value-type="float" office:value="2.95" calcext:value-type="float">
            <text:p>2.95</text:p>
          </table:table-cell>
          <table:table-cell table:style-name="ce828" table:formula="of:=[.E14]/[.G14]" office:value-type="float" office:value="1025.42372881356" calcext:value-type="float">
            <text:p>1,025.42</text:p>
          </table:table-cell>
          <table:table-cell table:number-columns-repeated="3"/>
        </table:table-row>
        <table:table-row table:style-name="ro4">
          <table:table-cell/>
          <table:table-cell table:style-name="ce738" office:value-type="float" office:value="3000" calcext:value-type="float">
            <text:p>3000</text:p>
          </table:table-cell>
          <table:table-cell table:style-name="ce748" table:formula="of:=[.$C$8]*[.B15]" office:value-type="float" office:value="1000" calcext:value-type="float">
            <text:p>1,000.00</text:p>
          </table:table-cell>
          <table:table-cell table:style-name="ce806" table:formula="of:=[.C15]*[.$D$8]" office:value-type="float" office:value="325" calcext:value-type="float">
            <text:p>325.00</text:p>
          </table:table-cell>
          <table:table-cell table:style-name="ce813" table:formula="of:=[.C15]*[.$E$8]" office:value-type="float" office:value="600" calcext:value-type="float">
            <text:p>600.00</text:p>
          </table:table-cell>
          <table:table-cell table:style-name="ce806" table:formula="of:=[.C15]*[.$F$8]" office:value-type="float" office:value="75" calcext:value-type="float">
            <text:p>75.00</text:p>
          </table:table-cell>
          <table:table-cell table:style-name="ce828" office:value-type="float" office:value="3.55" calcext:value-type="float">
            <text:p>3.55</text:p>
          </table:table-cell>
          <table:table-cell table:style-name="ce828" table:formula="of:=[.E15]/[.G15]" office:value-type="float" office:value="169.014084507042" calcext:value-type="float">
            <text:p>169.01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738" office:value-type="float" office:value="17050" calcext:value-type="float">
            <text:p>17050</text:p>
          </table:table-cell>
          <table:table-cell table:style-name="ce748" table:formula="of:=[.$C$8]*[.B16]" office:value-type="float" office:value="5683.33333333333" calcext:value-type="float">
            <text:p>5,683.33</text:p>
          </table:table-cell>
          <table:table-cell table:style-name="ce806" table:formula="of:=[.C16]*[.$D$8]" office:value-type="float" office:value="1847.08333333333" calcext:value-type="float">
            <text:p>1,847.08</text:p>
          </table:table-cell>
          <table:table-cell table:style-name="ce813" table:formula="of:=[.C16]*[.$E$8]" office:value-type="float" office:value="3410" calcext:value-type="float">
            <text:p>3,410.00</text:p>
          </table:table-cell>
          <table:table-cell table:style-name="ce806" table:formula="of:=[.C16]*[.$F$8]" office:value-type="float" office:value="426.25" calcext:value-type="float">
            <text:p>426.25</text:p>
          </table:table-cell>
          <table:table-cell table:style-name="ce828" office:value-type="float" office:value="3.55" calcext:value-type="float">
            <text:p>3.55</text:p>
          </table:table-cell>
          <table:table-cell table:style-name="ce828" table:formula="of:=[.E16]/[.G16]" office:value-type="float" office:value="960.56338028169" calcext:value-type="float">
            <text:p>960.56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738" office:value-type="float" office:value="19475" calcext:value-type="float">
            <text:p>19475</text:p>
          </table:table-cell>
          <table:table-cell table:style-name="ce748" table:formula="of:=[.$C$8]*[.B17]" office:value-type="float" office:value="6491.66666666667" calcext:value-type="float">
            <text:p>6,491.67</text:p>
          </table:table-cell>
          <table:table-cell table:style-name="ce806" table:formula="of:=[.C17]*[.$D$8]" office:value-type="float" office:value="2109.79166666667" calcext:value-type="float">
            <text:p>2,109.79</text:p>
          </table:table-cell>
          <table:table-cell table:style-name="ce813" table:formula="of:=[.C17]*[.$E$8]" office:value-type="float" office:value="3895" calcext:value-type="float">
            <text:p>3,895.00</text:p>
          </table:table-cell>
          <table:table-cell table:style-name="ce806" table:formula="of:=[.C17]*[.$F$8]" office:value-type="float" office:value="486.875" calcext:value-type="float">
            <text:p>486.88</text:p>
          </table:table-cell>
          <table:table-cell table:style-name="ce828" office:value-type="float" office:value="4.6" calcext:value-type="float">
            <text:p>4.60</text:p>
          </table:table-cell>
          <table:table-cell table:style-name="ce828" table:formula="of:=[.E17]/[.G17]" office:value-type="float" office:value="846.739130434783" calcext:value-type="float">
            <text:p>846.74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738" office:value-type="float" office:value="26400" calcext:value-type="float">
            <text:p>26400</text:p>
          </table:table-cell>
          <table:table-cell table:style-name="ce748" table:formula="of:=[.$C$8]*[.B18]" office:value-type="float" office:value="8800" calcext:value-type="float">
            <text:p>8,800.00</text:p>
          </table:table-cell>
          <table:table-cell table:style-name="ce806" table:formula="of:=[.C18]*[.$D$8]" office:value-type="float" office:value="2860" calcext:value-type="float">
            <text:p>2,860.00</text:p>
          </table:table-cell>
          <table:table-cell table:style-name="ce813" table:formula="of:=[.C18]*[.$E$8]" office:value-type="float" office:value="5280" calcext:value-type="float">
            <text:p>5,280.00</text:p>
          </table:table-cell>
          <table:table-cell table:style-name="ce806" table:formula="of:=[.C18]*[.$F$8]" office:value-type="float" office:value="660" calcext:value-type="float">
            <text:p>660.00</text:p>
          </table:table-cell>
          <table:table-cell table:style-name="ce828" office:value-type="float" office:value="5.82" calcext:value-type="float">
            <text:p>5.82</text:p>
          </table:table-cell>
          <table:table-cell table:style-name="ce828" table:formula="of:=[.E18]/[.G18]" office:value-type="float" office:value="907.216494845361" calcext:value-type="float">
            <text:p>907.22</text:p>
          </table:table-cell>
          <table:table-cell table:number-columns-repeated="3"/>
        </table:table-row>
        <table:table-row table:style-name="ro4">
          <table:table-cell table:style-name="ce738" office:value-type="string" calcext:value-type="string">
            <text:p>Toplam</text:p>
          </table:table-cell>
          <table:table-cell table:style-name="ce779" table:formula="of:=SUM([.B9:.B18])" office:value-type="float" office:value="135800" calcext:value-type="float">
            <text:p>135,800.00</text:p>
          </table:table-cell>
          <table:table-cell table:style-name="ce779" table:formula="of:=SUM([.C9:.C18])" office:value-type="float" office:value="45266.6666666667" calcext:value-type="float">
            <text:p>45,266.67</text:p>
          </table:table-cell>
          <table:table-cell table:style-name="ce779" table:formula="of:=SUM([.D9:.D18])" office:value-type="float" office:value="14711.6666666667" calcext:value-type="float">
            <text:p>14,711.67</text:p>
          </table:table-cell>
          <table:table-cell table:style-name="ce765" table:formula="of:=SUM([.E9:.E18])" office:value-type="float" office:value="27160" calcext:value-type="float">
            <text:p>27,160.00</text:p>
          </table:table-cell>
          <table:table-cell table:style-name="ce779" table:formula="of:=SUM([.F9:.F18])" office:value-type="float" office:value="3395" calcext:value-type="float">
            <text:p>3,395.00</text:p>
          </table:table-cell>
          <table:table-cell/>
          <table:table-cell table:style-name="ce830" table:formula="of:=SUM([.H9:.H18])" office:value-type="float" office:value="9342.42063476131" calcext:value-type="float">
            <text:p>9,342.42</text:p>
          </table:table-cell>
          <table:table-cell table:number-columns-repeated="3"/>
        </table:table-row>
        <table:table-row table:style-name="ro4">
          <table:table-cell table:style-name="ce738"/>
          <table:table-cell table:style-name="ce779" table:number-columns-repeated="3"/>
          <table:table-cell table:style-name="ce765"/>
          <table:table-cell table:style-name="ce779"/>
          <table:table-cell/>
          <table:table-cell table:style-name="ce779"/>
          <table:table-cell table:number-columns-repeated="3"/>
        </table:table-row>
        <table:table-row table:style-name="ro9">
          <table:table-cell table:style-name="ce739" office:value-type="string" calcext:value-type="string">
            <text:p>2011-2019 Ali Paşa Ön Arsa Kişi-Yıllara Göre Kira Geliri</text:p>
          </table:table-cell>
          <table:table-cell table:style-name="ce779" table:number-columns-repeated="3"/>
          <table:table-cell table:style-name="ce765"/>
          <table:table-cell table:style-name="ce779"/>
          <table:table-cell/>
          <table:table-cell table:style-name="ce779"/>
          <table:table-cell table:number-columns-repeated="3"/>
        </table:table-row>
        <table:table-row table:style-name="ro4">
          <table:table-cell/>
          <table:table-cell table:style-name="ce438" office:value-type="string" calcext:value-type="string">
            <text:p>Yıkama Toplam</text:p>
          </table:table-cell>
          <table:table-cell table:style-name="ce778" office:value-type="string" calcext:value-type="string">
            <text:p>Arsa 2/3</text:p>
          </table:table-cell>
          <table:table-cell table:style-name="ce778" office:value-type="string" calcext:value-type="string">
            <text:p>Atila</text:p>
          </table:table-cell>
          <table:table-cell table:style-name="ce763" office:value-type="string" calcext:value-type="string">
            <text:p>İsmail</text:p>
          </table:table-cell>
          <table:table-cell table:style-name="ce778" office:value-type="string" calcext:value-type="string">
            <text:p>Hacı</text:p>
          </table:table-cell>
          <table:table-cell table:style-name="ce828" table:number-columns-repeated="2"/>
          <table:table-cell table:number-columns-repeated="3"/>
        </table:table-row>
        <table:table-row table:style-name="ro4">
          <table:table-cell/>
          <table:table-cell table:style-name="ce778" office:value-type="string" calcext:value-type="string">
            <text:p>Kira Geliri</text:p>
          </table:table-cell>
          <table:table-cell table:style-name="ce778" office:value-type="string" calcext:value-type="string">
            <text:p>Kira Payı</text:p>
          </table:table-cell>
          <table:table-cell table:style-name="ce778" office:value-type="string" calcext:value-type="string">
            <text:p>Hisse Geliri</text:p>
          </table:table-cell>
          <table:table-cell table:style-name="ce763" office:value-type="string" calcext:value-type="string">
            <text:p>Hisse Geliri</text:p>
          </table:table-cell>
          <table:table-cell table:style-name="ce778" office:value-type="string" calcext:value-type="string">
            <text:p>Hisse Geliri</text:p>
          </table:table-cell>
          <table:table-cell table:style-name="ce828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795" office:value-type="string" calcext:value-type="string">
            <text:p>24/24</text:p>
          </table:table-cell>
          <table:table-cell table:style-name="ce803" office:value-type="string" calcext:value-type="string">
            <text:p>13/24</text:p>
          </table:table-cell>
          <table:table-cell table:style-name="ce773" office:value-type="string" calcext:value-type="string">
            <text:p>8/24</text:p>
          </table:table-cell>
          <table:table-cell table:style-name="ce803" office:value-type="string" calcext:value-type="string">
            <text:p>3/24</text:p>
          </table:table-cell>
          <table:table-cell table:style-name="ce828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748" table:formula="of:=2/3" office:value-type="float" office:value="0.666666666666667" calcext:value-type="float">
            <text:p>0.67</text:p>
          </table:table-cell>
          <table:table-cell table:style-name="ce805" table:formula="of:=13/24" office:value-type="float" office:value="0.541666666666667" calcext:value-type="float">
            <text:p>0,542</text:p>
          </table:table-cell>
          <table:table-cell table:style-name="ce812" table:formula="of:=8/24" office:value-type="float" office:value="0.333333333333333" calcext:value-type="float">
            <text:p>0,333</text:p>
          </table:table-cell>
          <table:table-cell table:style-name="ce805" table:formula="of:=3/24" office:value-type="float" office:value="0.125" calcext:value-type="float">
            <text:p>0,125</text:p>
          </table:table-cell>
          <table:table-cell table:style-name="ce823" office:value-type="string" calcext:value-type="string">
            <text:p>Usd/TL</text:p>
          </table:table-cell>
          <table:table-cell table:style-name="ce823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738" office:value-type="float" office:value="9500" calcext:value-type="float">
            <text:p>9500</text:p>
          </table:table-cell>
          <table:table-cell table:style-name="ce748" table:formula="of:=[.$C$25]*[.B26]" office:value-type="float" office:value="6333.33333333333" calcext:value-type="float">
            <text:p>6,333.33</text:p>
          </table:table-cell>
          <table:table-cell table:style-name="ce806" table:formula="of:=[.C26]*[.$D$25]" office:value-type="float" office:value="3430.55555555556" calcext:value-type="float">
            <text:p>3,430.56</text:p>
          </table:table-cell>
          <table:table-cell table:style-name="ce813" table:formula="of:=[.C26]*[.$E$25]" office:value-type="float" office:value="2111.11111111111" calcext:value-type="float">
            <text:p>2,111.11</text:p>
          </table:table-cell>
          <table:table-cell table:style-name="ce806" table:formula="of:=[.C26]*[.$F$25]" office:value-type="float" office:value="791.666666666667" calcext:value-type="float">
            <text:p>791.67</text:p>
          </table:table-cell>
          <table:table-cell table:style-name="ce828" office:value-type="float" office:value="1.59" calcext:value-type="float">
            <text:p>1.59</text:p>
          </table:table-cell>
          <table:table-cell table:style-name="ce828" table:formula="of:=[.E26]/[.G26]" office:value-type="float" office:value="1327.7428371768" calcext:value-type="float">
            <text:p>1,327.74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738" office:value-type="float" office:value="10000" calcext:value-type="float">
            <text:p>10000</text:p>
          </table:table-cell>
          <table:table-cell table:style-name="ce748" table:formula="of:=[.$C$25]*[.B27]" office:value-type="float" office:value="6666.66666666667" calcext:value-type="float">
            <text:p>6,666.67</text:p>
          </table:table-cell>
          <table:table-cell table:style-name="ce806" table:formula="of:=[.C27]*[.$D$25]" office:value-type="float" office:value="3611.11111111111" calcext:value-type="float">
            <text:p>3,611.11</text:p>
          </table:table-cell>
          <table:table-cell table:style-name="ce813" table:formula="of:=[.C27]*[.$E$25]" office:value-type="float" office:value="2222.22222222222" calcext:value-type="float">
            <text:p>2,222.22</text:p>
          </table:table-cell>
          <table:table-cell table:style-name="ce806" table:formula="of:=[.C27]*[.$F$25]" office:value-type="float" office:value="833.333333333333" calcext:value-type="float">
            <text:p>833.33</text:p>
          </table:table-cell>
          <table:table-cell table:style-name="ce828" office:value-type="float" office:value="1.87" calcext:value-type="float">
            <text:p>1.87</text:p>
          </table:table-cell>
          <table:table-cell table:style-name="ce828" table:formula="of:=[.E27]/[.G27]" office:value-type="float" office:value="1188.3541295306" calcext:value-type="float">
            <text:p>1,188.3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738" office:value-type="float" office:value="9000" calcext:value-type="float">
            <text:p>9000</text:p>
          </table:table-cell>
          <table:table-cell table:style-name="ce748" table:formula="of:=[.$C$25]*[.B28]" office:value-type="float" office:value="6000" calcext:value-type="float">
            <text:p>6,000.00</text:p>
          </table:table-cell>
          <table:table-cell table:style-name="ce806" table:formula="of:=[.C28]*[.$D$25]" office:value-type="float" office:value="3250" calcext:value-type="float">
            <text:p>3,250.00</text:p>
          </table:table-cell>
          <table:table-cell table:style-name="ce813" table:formula="of:=[.C28]*[.$E$25]" office:value-type="float" office:value="2000" calcext:value-type="float">
            <text:p>2,000.00</text:p>
          </table:table-cell>
          <table:table-cell table:style-name="ce806" table:formula="of:=[.C28]*[.$F$25]" office:value-type="float" office:value="750" calcext:value-type="float">
            <text:p>750.00</text:p>
          </table:table-cell>
          <table:table-cell table:style-name="ce828" office:value-type="float" office:value="1.89" calcext:value-type="float">
            <text:p>1.89</text:p>
          </table:table-cell>
          <table:table-cell table:style-name="ce828" table:formula="of:=[.E28]/[.G28]" office:value-type="float" office:value="1058.20105820106" calcext:value-type="float">
            <text:p>1,058.2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738" office:value-type="float" office:value="12500" calcext:value-type="float">
            <text:p>12500</text:p>
          </table:table-cell>
          <table:table-cell table:style-name="ce748" table:formula="of:=[.$C$25]*[.B29]" office:value-type="float" office:value="8333.33333333333" calcext:value-type="float">
            <text:p>8,333.33</text:p>
          </table:table-cell>
          <table:table-cell table:style-name="ce806" table:formula="of:=[.C29]*[.$D$25]" office:value-type="float" office:value="4513.88888888889" calcext:value-type="float">
            <text:p>4,513.89</text:p>
          </table:table-cell>
          <table:table-cell table:style-name="ce813" table:formula="of:=[.C29]*[.$E$25]" office:value-type="float" office:value="2777.77777777778" calcext:value-type="float">
            <text:p>2,777.78</text:p>
          </table:table-cell>
          <table:table-cell table:style-name="ce806" table:formula="of:=[.C29]*[.$F$25]" office:value-type="float" office:value="1041.66666666667" calcext:value-type="float">
            <text:p>1,041.67</text:p>
          </table:table-cell>
          <table:table-cell table:style-name="ce828" office:value-type="float" office:value="2.1" calcext:value-type="float">
            <text:p>2.10</text:p>
          </table:table-cell>
          <table:table-cell table:style-name="ce828" table:formula="of:=[.E29]/[.G29]" office:value-type="float" office:value="1322.75132275132" calcext:value-type="float">
            <text:p>1,322.75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738" office:value-type="float" office:value="13750" calcext:value-type="float">
            <text:p>13750</text:p>
          </table:table-cell>
          <table:table-cell table:style-name="ce748" table:formula="of:=[.$C$25]*[.B30]" office:value-type="float" office:value="9166.66666666667" calcext:value-type="float">
            <text:p>9,166.67</text:p>
          </table:table-cell>
          <table:table-cell table:style-name="ce806" table:formula="of:=[.C30]*[.$D$25]" office:value-type="float" office:value="4965.27777777778" calcext:value-type="float">
            <text:p>4,965.28</text:p>
          </table:table-cell>
          <table:table-cell table:style-name="ce813" table:formula="of:=[.C30]*[.$E$25]" office:value-type="float" office:value="3055.55555555556" calcext:value-type="float">
            <text:p>3,055.56</text:p>
          </table:table-cell>
          <table:table-cell table:style-name="ce806" table:formula="of:=[.C30]*[.$F$25]" office:value-type="float" office:value="1145.83333333333" calcext:value-type="float">
            <text:p>1,145.83</text:p>
          </table:table-cell>
          <table:table-cell table:style-name="ce828" office:value-type="float" office:value="2.68" calcext:value-type="float">
            <text:p>2.68</text:p>
          </table:table-cell>
          <table:table-cell table:style-name="ce828" table:formula="of:=[.E30]/[.G30]" office:value-type="float" office:value="1140.13266998342" calcext:value-type="float">
            <text:p>1,140.13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738" office:value-type="float" office:value="15125" calcext:value-type="float">
            <text:p>15125</text:p>
          </table:table-cell>
          <table:table-cell table:style-name="ce748" table:formula="of:=[.$C$25]*[.B31]" office:value-type="float" office:value="10083.3333333333" calcext:value-type="float">
            <text:p>10,083.33</text:p>
          </table:table-cell>
          <table:table-cell table:style-name="ce806" table:formula="of:=[.C31]*[.$D$25]" office:value-type="float" office:value="5461.80555555555" calcext:value-type="float">
            <text:p>5,461.81</text:p>
          </table:table-cell>
          <table:table-cell table:style-name="ce813" table:formula="of:=[.C31]*[.$E$25]" office:value-type="float" office:value="3361.11111111111" calcext:value-type="float">
            <text:p>3,361.11</text:p>
          </table:table-cell>
          <table:table-cell table:style-name="ce806" table:formula="of:=[.C31]*[.$F$25]" office:value-type="float" office:value="1260.41666666667" calcext:value-type="float">
            <text:p>1,260.42</text:p>
          </table:table-cell>
          <table:table-cell table:style-name="ce828" office:value-type="float" office:value="2.95" calcext:value-type="float">
            <text:p>2.95</text:p>
          </table:table-cell>
          <table:table-cell table:style-name="ce828" table:formula="of:=[.E31]/[.G31]" office:value-type="float" office:value="1139.35969868173" calcext:value-type="float">
            <text:p>1,139.36</text:p>
          </table:table-cell>
          <table:table-cell table:number-columns-repeated="3"/>
        </table:table-row>
        <table:table-row table:style-name="ro4">
          <table:table-cell/>
          <table:table-cell table:style-name="ce738" office:value-type="float" office:value="3000" calcext:value-type="float">
            <text:p>3000</text:p>
          </table:table-cell>
          <table:table-cell table:style-name="ce748" table:formula="of:=[.$C$25]*[.B32]" office:value-type="float" office:value="2000" calcext:value-type="float">
            <text:p>2,000.00</text:p>
          </table:table-cell>
          <table:table-cell table:style-name="ce806" table:formula="of:=[.C32]*[.$D$25]" office:value-type="float" office:value="1083.33333333333" calcext:value-type="float">
            <text:p>1,083.33</text:p>
          </table:table-cell>
          <table:table-cell table:style-name="ce813" table:formula="of:=[.C32]*[.$E$25]" office:value-type="float" office:value="666.666666666667" calcext:value-type="float">
            <text:p>666.67</text:p>
          </table:table-cell>
          <table:table-cell table:style-name="ce806" table:formula="of:=[.C32]*[.$F$25]" office:value-type="float" office:value="250" calcext:value-type="float">
            <text:p>250.00</text:p>
          </table:table-cell>
          <table:table-cell table:style-name="ce828" office:value-type="float" office:value="3.55" calcext:value-type="float">
            <text:p>3.55</text:p>
          </table:table-cell>
          <table:table-cell table:style-name="ce828" table:formula="of:=[.E32]/[.G32]" office:value-type="float" office:value="187.793427230047" calcext:value-type="float">
            <text:p>187.7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738" office:value-type="float" office:value="17050" calcext:value-type="float">
            <text:p>17050</text:p>
          </table:table-cell>
          <table:table-cell table:style-name="ce748" table:formula="of:=[.$C$25]*[.B33]" office:value-type="float" office:value="11366.6666666667" calcext:value-type="float">
            <text:p>11,366.67</text:p>
          </table:table-cell>
          <table:table-cell table:style-name="ce806" table:formula="of:=[.C33]*[.$D$25]" office:value-type="float" office:value="6156.94444444444" calcext:value-type="float">
            <text:p>6,156.94</text:p>
          </table:table-cell>
          <table:table-cell table:style-name="ce813" table:formula="of:=[.C33]*[.$E$25]" office:value-type="float" office:value="3788.88888888889" calcext:value-type="float">
            <text:p>3,788.89</text:p>
          </table:table-cell>
          <table:table-cell table:style-name="ce806" table:formula="of:=[.C33]*[.$F$25]" office:value-type="float" office:value="1420.83333333333" calcext:value-type="float">
            <text:p>1,420.83</text:p>
          </table:table-cell>
          <table:table-cell table:style-name="ce828" office:value-type="float" office:value="3.55" calcext:value-type="float">
            <text:p>3.55</text:p>
          </table:table-cell>
          <table:table-cell table:style-name="ce828" table:formula="of:=[.E33]/[.G33]" office:value-type="float" office:value="1067.29264475743" calcext:value-type="float">
            <text:p>1,067.29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738" office:value-type="float" office:value="19475" calcext:value-type="float">
            <text:p>19475</text:p>
          </table:table-cell>
          <table:table-cell table:style-name="ce748" table:formula="of:=[.$C$25]*[.B34]" office:value-type="float" office:value="12983.3333333333" calcext:value-type="float">
            <text:p>12,983.33</text:p>
          </table:table-cell>
          <table:table-cell table:style-name="ce806" table:formula="of:=[.C34]*[.$D$25]" office:value-type="float" office:value="7032.63888888889" calcext:value-type="float">
            <text:p>7,032.64</text:p>
          </table:table-cell>
          <table:table-cell table:style-name="ce813" table:formula="of:=[.C34]*[.$E$25]" office:value-type="float" office:value="4327.77777777778" calcext:value-type="float">
            <text:p>4,327.78</text:p>
          </table:table-cell>
          <table:table-cell table:style-name="ce806" table:formula="of:=[.C34]*[.$F$25]" office:value-type="float" office:value="1622.91666666667" calcext:value-type="float">
            <text:p>1,622.92</text:p>
          </table:table-cell>
          <table:table-cell table:style-name="ce828" office:value-type="float" office:value="4.6" calcext:value-type="float">
            <text:p>4.60</text:p>
          </table:table-cell>
          <table:table-cell table:style-name="ce828" table:formula="of:=[.E34]/[.G34]" office:value-type="float" office:value="940.821256038647" calcext:value-type="float">
            <text:p>940.8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738" office:value-type="float" office:value="26400" calcext:value-type="float">
            <text:p>26400</text:p>
          </table:table-cell>
          <table:table-cell table:style-name="ce748" table:formula="of:=[.$C$25]*[.B35]" office:value-type="float" office:value="17600" calcext:value-type="float">
            <text:p>17,600.00</text:p>
          </table:table-cell>
          <table:table-cell table:style-name="ce806" table:formula="of:=[.C35]*[.$D$25]" office:value-type="float" office:value="9533.33333333333" calcext:value-type="float">
            <text:p>9,533.33</text:p>
          </table:table-cell>
          <table:table-cell table:style-name="ce813" table:formula="of:=[.C35]*[.$E$25]" office:value-type="float" office:value="5866.66666666667" calcext:value-type="float">
            <text:p>5,866.67</text:p>
          </table:table-cell>
          <table:table-cell table:style-name="ce806" table:formula="of:=[.C35]*[.$F$25]" office:value-type="float" office:value="2200" calcext:value-type="float">
            <text:p>2,200.00</text:p>
          </table:table-cell>
          <table:table-cell table:style-name="ce828" office:value-type="float" office:value="5.82" calcext:value-type="float">
            <text:p>5.82</text:p>
          </table:table-cell>
          <table:table-cell table:style-name="ce828" table:formula="of:=[.E35]/[.G35]" office:value-type="float" office:value="1008.01832760596" calcext:value-type="float">
            <text:p>1,008.02</text:p>
          </table:table-cell>
          <table:table-cell table:number-columns-repeated="3"/>
        </table:table-row>
        <table:table-row table:style-name="ro4">
          <table:table-cell table:style-name="ce738" office:value-type="string" calcext:value-type="string">
            <text:p>Toplam</text:p>
          </table:table-cell>
          <table:table-cell table:style-name="ce779" table:formula="of:=SUM([.B26:.B35])" office:value-type="float" office:value="135800" calcext:value-type="float">
            <text:p>135,800.00</text:p>
          </table:table-cell>
          <table:table-cell table:style-name="ce779" table:formula="of:=SUM([.C26:.C35])" office:value-type="float" office:value="90533.3333333333" calcext:value-type="float">
            <text:p>90,533.33</text:p>
          </table:table-cell>
          <table:table-cell table:style-name="ce779" table:formula="of:=SUM([.D26:.D35])" office:value-type="float" office:value="49038.8888888889" calcext:value-type="float">
            <text:p>49,038.89</text:p>
          </table:table-cell>
          <table:table-cell table:style-name="ce765" table:formula="of:=SUM([.E26:.E35])" office:value-type="float" office:value="30177.7777777778" calcext:value-type="float">
            <text:p>30,177.78</text:p>
          </table:table-cell>
          <table:table-cell table:style-name="ce779" table:formula="of:=SUM([.F26:.F35])" office:value-type="float" office:value="11316.6666666667" calcext:value-type="float">
            <text:p>11,316.67</text:p>
          </table:table-cell>
          <table:table-cell/>
          <table:table-cell table:style-name="ce830" table:formula="of:=SUM([.H26:.H35])" office:value-type="float" office:value="10380.467371957" calcext:value-type="float">
            <text:p>10,380.47</text:p>
          </table:table-cell>
          <table:table-cell table:number-columns-repeated="3"/>
        </table:table-row>
        <table:table-row table:style-name="ro4" table:number-rows-repeated="2">
          <table:table-cell/>
          <table:table-cell table:style-name="ce738"/>
          <table:table-cell table:style-name="ce748"/>
          <table:table-cell table:style-name="ce806"/>
          <table:table-cell table:style-name="ce813"/>
          <table:table-cell table:style-name="ce806"/>
          <table:table-cell table:style-name="ce828" table:number-columns-repeated="2"/>
          <table:table-cell table:number-columns-repeated="3"/>
        </table:table-row>
        <table:table-row table:style-name="ro4">
          <table:table-cell/>
          <table:table-cell table:style-name="ce778" office:value-type="string" calcext:value-type="string">
            <text:p>Aygaz</text:p>
          </table:table-cell>
          <table:table-cell table:style-name="ce452"/>
          <table:table-cell table:style-name="ce778" office:value-type="string" calcext:value-type="string">
            <text:p>Atila</text:p>
          </table:table-cell>
          <table:table-cell table:style-name="ce763" office:value-type="string" calcext:value-type="string">
            <text:p>İsmail</text:p>
          </table:table-cell>
          <table:table-cell table:style-name="ce778" office:value-type="string" calcext:value-type="string">
            <text:p>Hacı</text:p>
          </table:table-cell>
          <table:table-cell table:style-name="ce828" table:number-columns-repeated="2"/>
          <table:table-cell table:number-columns-repeated="3"/>
        </table:table-row>
        <table:table-row table:style-name="ro4">
          <table:table-cell/>
          <table:table-cell table:number-columns-repeated="2" table:style-name="ce778" office:value-type="string" calcext:value-type="string">
            <text:p>Kira Geliri</text:p>
          </table:table-cell>
          <table:table-cell table:style-name="ce778" office:value-type="string" calcext:value-type="string">
            <text:p>Hisse Geliri</text:p>
          </table:table-cell>
          <table:table-cell table:style-name="ce763" office:value-type="string" calcext:value-type="string">
            <text:p>Hisse Geliri</text:p>
          </table:table-cell>
          <table:table-cell table:style-name="ce778" office:value-type="string" calcext:value-type="string">
            <text:p>Hisse Geliri</text:p>
          </table:table-cell>
          <table:table-cell table:style-name="ce828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795" office:value-type="string" calcext:value-type="string">
            <text:p>24/24</text:p>
          </table:table-cell>
          <table:table-cell table:style-name="ce803" office:value-type="string" calcext:value-type="string">
            <text:p>13/24</text:p>
          </table:table-cell>
          <table:table-cell table:style-name="ce773" office:value-type="string" calcext:value-type="string">
            <text:p>8/24</text:p>
          </table:table-cell>
          <table:table-cell table:style-name="ce803" office:value-type="string" calcext:value-type="string">
            <text:p>3/24</text:p>
          </table:table-cell>
          <table:table-cell table:style-name="ce828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797" office:value-type="float" office:value="1" calcext:value-type="float">
            <text:p>1,000</text:p>
          </table:table-cell>
          <table:table-cell table:style-name="ce805" table:formula="of:=13/24" office:value-type="float" office:value="0.541666666666667" calcext:value-type="float">
            <text:p>0,542</text:p>
          </table:table-cell>
          <table:table-cell table:style-name="ce812" table:formula="of:=8/24" office:value-type="float" office:value="0.333333333333333" calcext:value-type="float">
            <text:p>0,333</text:p>
          </table:table-cell>
          <table:table-cell table:style-name="ce805" table:formula="of:=3/24" office:value-type="float" office:value="0.125" calcext:value-type="float">
            <text:p>0,125</text:p>
          </table:table-cell>
          <table:table-cell table:style-name="ce823" office:value-type="string" calcext:value-type="string">
            <text:p>Usd/TL</text:p>
          </table:table-cell>
          <table:table-cell table:style-name="ce823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748" office:value-type="float" office:value="1000" calcext:value-type="float">
            <text:p>1,000.00</text:p>
          </table:table-cell>
          <table:table-cell table:style-name="ce806" table:formula="of:=[.C43]*[.$D$42]" office:value-type="float" office:value="541.666666666667" calcext:value-type="float">
            <text:p>541.67</text:p>
          </table:table-cell>
          <table:table-cell table:style-name="ce813" table:formula="of:=[.C43]*[.$E$42]" office:value-type="float" office:value="333.333333333333" calcext:value-type="float">
            <text:p>333.33</text:p>
          </table:table-cell>
          <table:table-cell table:style-name="ce806" table:formula="of:=[.C43]*[.$F$42]" office:value-type="float" office:value="125" calcext:value-type="float">
            <text:p>125.00</text:p>
          </table:table-cell>
          <table:table-cell table:style-name="ce828" office:value-type="float" office:value="1.59" calcext:value-type="float">
            <text:p>1.59</text:p>
          </table:table-cell>
          <table:table-cell table:style-name="ce828" table:formula="of:=[.E43]/[.G43]" office:value-type="float" office:value="209.643605870021" calcext:value-type="float">
            <text:p>209.64</text:p>
          </table:table-cell>
          <table:table-cell table:style-name="ce741"/>
          <table:table-cell table:number-columns-repeated="2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748" office:value-type="float" office:value="450" calcext:value-type="float">
            <text:p>450.00</text:p>
          </table:table-cell>
          <table:table-cell table:style-name="ce806" table:formula="of:=[.C44]*[.$D$42]" office:value-type="float" office:value="243.75" calcext:value-type="float">
            <text:p>243.75</text:p>
          </table:table-cell>
          <table:table-cell table:style-name="ce813" table:formula="of:=[.C44]*[.$E$42]" office:value-type="float" office:value="150" calcext:value-type="float">
            <text:p>150.00</text:p>
          </table:table-cell>
          <table:table-cell table:style-name="ce806" table:formula="of:=[.C44]*[.$F$42]" office:value-type="float" office:value="56.25" calcext:value-type="float">
            <text:p>56.25</text:p>
          </table:table-cell>
          <table:table-cell table:style-name="ce828" office:value-type="float" office:value="2.1" calcext:value-type="float">
            <text:p>2.10</text:p>
          </table:table-cell>
          <table:table-cell table:style-name="ce828" table:formula="of:=[.E44]/[.G44]" office:value-type="float" office:value="71.4285714285714" calcext:value-type="float">
            <text:p>71.43</text:p>
          </table:table-cell>
          <table:table-cell table:style-name="ce741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748" office:value-type="float" office:value="4200" calcext:value-type="float">
            <text:p>4,200.00</text:p>
          </table:table-cell>
          <table:table-cell table:style-name="ce806" table:formula="of:=[.C45]*[.$D$42]" office:value-type="float" office:value="2275" calcext:value-type="float">
            <text:p>2,275.00</text:p>
          </table:table-cell>
          <table:table-cell table:style-name="ce813" table:formula="of:=[.C45]*[.$E$42]" office:value-type="float" office:value="1400" calcext:value-type="float">
            <text:p>1,400.00</text:p>
          </table:table-cell>
          <table:table-cell table:style-name="ce806" table:formula="of:=[.C45]*[.$F$42]" office:value-type="float" office:value="525" calcext:value-type="float">
            <text:p>525.00</text:p>
          </table:table-cell>
          <table:table-cell table:style-name="ce828" office:value-type="float" office:value="2.68" calcext:value-type="float">
            <text:p>2.68</text:p>
          </table:table-cell>
          <table:table-cell table:style-name="ce828" table:formula="of:=[.E45]/[.G45]" office:value-type="float" office:value="522.388059701493" calcext:value-type="float">
            <text:p>522.39</text:p>
          </table:table-cell>
          <table:table-cell table:style-name="ce741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748" office:value-type="float" office:value="2950" calcext:value-type="float">
            <text:p>2,950.00</text:p>
          </table:table-cell>
          <table:table-cell table:style-name="ce806" table:formula="of:=[.C46]*[.$D$42]" office:value-type="float" office:value="1597.91666666667" calcext:value-type="float">
            <text:p>1,597.92</text:p>
          </table:table-cell>
          <table:table-cell table:style-name="ce813" table:formula="of:=[.C46]*[.$E$42]" office:value-type="float" office:value="983.333333333333" calcext:value-type="float">
            <text:p>983.33</text:p>
          </table:table-cell>
          <table:table-cell table:style-name="ce806" table:formula="of:=[.C46]*[.$F$42]" office:value-type="float" office:value="368.75" calcext:value-type="float">
            <text:p>368.75</text:p>
          </table:table-cell>
          <table:table-cell table:style-name="ce828" office:value-type="float" office:value="2.95" calcext:value-type="float">
            <text:p>2.95</text:p>
          </table:table-cell>
          <table:table-cell table:style-name="ce828" table:formula="of:=[.E46]/[.G46]" office:value-type="float" office:value="333.333333333333" calcext:value-type="float">
            <text:p>333.33</text:p>
          </table:table-cell>
          <table:table-cell table:style-name="ce741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748" office:value-type="float" office:value="3300" calcext:value-type="float">
            <text:p>3,300.00</text:p>
          </table:table-cell>
          <table:table-cell table:style-name="ce806" table:formula="of:=[.C47]*[.$D$42]" office:value-type="float" office:value="1787.5" calcext:value-type="float">
            <text:p>1,787.50</text:p>
          </table:table-cell>
          <table:table-cell table:style-name="ce813" table:formula="of:=[.C47]*[.$E$42]" office:value-type="float" office:value="1100" calcext:value-type="float">
            <text:p>1,100.00</text:p>
          </table:table-cell>
          <table:table-cell table:style-name="ce806" table:formula="of:=[.C47]*[.$F$42]" office:value-type="float" office:value="412.5" calcext:value-type="float">
            <text:p>412.50</text:p>
          </table:table-cell>
          <table:table-cell table:style-name="ce828" office:value-type="float" office:value="3.55" calcext:value-type="float">
            <text:p>3.55</text:p>
          </table:table-cell>
          <table:table-cell table:style-name="ce828" table:formula="of:=[.E47]/[.G47]" office:value-type="float" office:value="309.859154929577" calcext:value-type="float">
            <text:p>309.86</text:p>
          </table:table-cell>
          <table:table-cell table:style-name="ce741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748" office:value-type="float" office:value="7000" calcext:value-type="float">
            <text:p>7,000.00</text:p>
          </table:table-cell>
          <table:table-cell table:style-name="ce806" table:formula="of:=[.C48]*[.$D$42]" office:value-type="float" office:value="3791.66666666667" calcext:value-type="float">
            <text:p>3,791.67</text:p>
          </table:table-cell>
          <table:table-cell table:style-name="ce813" table:formula="of:=[.C48]*[.$E$42]" office:value-type="float" office:value="2333.33333333333" calcext:value-type="float">
            <text:p>2,333.33</text:p>
          </table:table-cell>
          <table:table-cell table:style-name="ce806" table:formula="of:=[.C48]*[.$F$42]" office:value-type="float" office:value="875" calcext:value-type="float">
            <text:p>875.00</text:p>
          </table:table-cell>
          <table:table-cell table:style-name="ce828" office:value-type="float" office:value="4.6" calcext:value-type="float">
            <text:p>4.60</text:p>
          </table:table-cell>
          <table:table-cell table:style-name="ce828" table:formula="of:=[.E48]/[.G48]" office:value-type="float" office:value="507.246376811594" calcext:value-type="float">
            <text:p>507.25</text:p>
          </table:table-cell>
          <table:table-cell table:style-name="ce741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748" office:value-type="float" office:value="0" calcext:value-type="float">
            <text:p>0.00</text:p>
          </table:table-cell>
          <table:table-cell table:style-name="ce806"/>
          <table:table-cell table:style-name="ce813"/>
          <table:table-cell table:style-name="ce806"/>
          <table:table-cell table:style-name="ce828" table:number-columns-repeated="2"/>
          <table:table-cell table:style-name="ce741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748"/>
          <table:table-cell table:style-name="ce806"/>
          <table:table-cell table:style-name="ce813"/>
          <table:table-cell table:style-name="ce806"/>
          <table:table-cell table:style-name="ce828" table:number-columns-repeated="2"/>
          <table:table-cell table:style-name="ce741"/>
          <table:table-cell table:number-columns-repeated="2"/>
        </table:table-row>
        <table:table-row table:style-name="ro4">
          <table:table-cell table:style-name="ce738" office:value-type="string" calcext:value-type="string">
            <text:p>Toplam</text:p>
          </table:table-cell>
          <table:table-cell table:style-name="ce779"/>
          <table:table-cell table:style-name="ce779" table:formula="of:=SUM([.C43:.C48])" office:value-type="float" office:value="18900" calcext:value-type="float">
            <text:p>18,900.00</text:p>
          </table:table-cell>
          <table:table-cell table:style-name="ce779" table:formula="of:=SUM([.D43:.D48])" office:value-type="float" office:value="10237.5" calcext:value-type="float">
            <text:p>10,237.50</text:p>
          </table:table-cell>
          <table:table-cell table:style-name="ce765" table:formula="of:=SUM([.E43:.E48])" office:value-type="float" office:value="6300" calcext:value-type="float">
            <text:p>6,300.00</text:p>
          </table:table-cell>
          <table:table-cell table:style-name="ce779" table:formula="of:=SUM([.F43:.F48])" office:value-type="float" office:value="2362.5" calcext:value-type="float">
            <text:p>2,362.50</text:p>
          </table:table-cell>
          <table:table-cell/>
          <table:table-cell table:style-name="ce830" table:formula="of:=SUM([.H43:.H48])" office:value-type="float" office:value="1953.89910207459" calcext:value-type="float">
            <text:p>1,953.90</text:p>
          </table:table-cell>
          <table:table-cell table:style-name="ce741"/>
          <table:table-cell table:number-columns-repeated="2"/>
        </table:table-row>
        <table:table-row table:style-name="ro4" table:number-rows-repeated="8">
          <table:table-cell table:style-name="ce738"/>
          <table:table-cell table:style-name="ce779" table:number-columns-repeated="3"/>
          <table:table-cell table:style-name="ce765"/>
          <table:table-cell table:style-name="ce779"/>
          <table:table-cell/>
          <table:table-cell table:style-name="ce779"/>
          <table:table-cell table:style-name="ce741"/>
          <table:table-cell table:number-columns-repeated="2"/>
        </table:table-row>
        <table:table-row table:style-name="ro9">
          <table:table-cell table:style-name="ce739" office:value-type="string" calcext:value-type="string">
            <text:p>2011-2019 Ali Paşa Milangaz Kişi-Yıllara Göre Kira Geliri</text:p>
          </table:table-cell>
          <table:table-cell table:style-name="ce779" table:number-columns-repeated="3"/>
          <table:table-cell table:style-name="ce765"/>
          <table:table-cell table:style-name="ce779"/>
          <table:table-cell/>
          <table:table-cell table:style-name="ce779"/>
          <table:table-cell table:style-name="ce741"/>
          <table:table-cell table:number-columns-repeated="2"/>
        </table:table-row>
        <table:table-row table:style-name="ro4">
          <table:table-cell/>
          <table:table-cell table:style-name="ce778" office:value-type="string" calcext:value-type="string">
            <text:p>Milangaz</text:p>
          </table:table-cell>
          <table:table-cell/>
          <table:table-cell table:style-name="ce778" office:value-type="string" calcext:value-type="string">
            <text:p>Atila</text:p>
          </table:table-cell>
          <table:table-cell table:style-name="ce814" office:value-type="string" calcext:value-type="string">
            <text:p>İsmail</text:p>
          </table:table-cell>
          <table:table-cell table:style-name="ce778" office:value-type="string" calcext:value-type="string">
            <text:p>Hacı</text:p>
          </table:table-cell>
          <table:table-cell table:number-columns-repeated="2"/>
          <table:table-cell table:style-name="ce741"/>
          <table:table-cell table:number-columns-repeated="2"/>
        </table:table-row>
        <table:table-row table:style-name="ro4">
          <table:table-cell/>
          <table:table-cell table:number-columns-repeated="2" table:style-name="ce778" office:value-type="string" calcext:value-type="string">
            <text:p>Kira Geliri</text:p>
          </table:table-cell>
          <table:table-cell table:style-name="ce778" office:value-type="string" calcext:value-type="string">
            <text:p>Hisse Geliri</text:p>
          </table:table-cell>
          <table:table-cell table:style-name="ce814" office:value-type="string" calcext:value-type="string">
            <text:p>Hisse Geliri</text:p>
          </table:table-cell>
          <table:table-cell table:style-name="ce778" office:value-type="string" calcext:value-type="string">
            <text:p>Hisse Geliri</text:p>
          </table:table-cell>
          <table:table-cell table:style-name="ce828"/>
          <table:table-cell/>
          <table:table-cell table:style-name="ce741"/>
          <table:table-cell table:number-columns-repeated="2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795" office:value-type="string" calcext:value-type="string">
            <text:p>24/24</text:p>
          </table:table-cell>
          <table:table-cell table:style-name="ce803" office:value-type="string" calcext:value-type="string">
            <text:p>13/24</text:p>
          </table:table-cell>
          <table:table-cell table:style-name="ce815" office:value-type="string" calcext:value-type="string">
            <text:p>8/24</text:p>
          </table:table-cell>
          <table:table-cell table:style-name="ce803" office:value-type="string" calcext:value-type="string">
            <text:p>3/24</text:p>
          </table:table-cell>
          <table:table-cell table:number-columns-repeated="2"/>
          <table:table-cell table:style-name="ce741"/>
          <table:table-cell table:number-columns-repeated="2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797" office:value-type="float" office:value="1" calcext:value-type="float">
            <text:p>1,000</text:p>
          </table:table-cell>
          <table:table-cell table:style-name="ce805" table:formula="of:=13/24" office:value-type="float" office:value="0.541666666666667" calcext:value-type="float">
            <text:p>0,542</text:p>
          </table:table-cell>
          <table:table-cell table:style-name="ce816" table:formula="of:=8/24" office:value-type="float" office:value="0.333333333333333" calcext:value-type="float">
            <text:p>0,333</text:p>
          </table:table-cell>
          <table:table-cell table:style-name="ce805" table:formula="of:=3/24" office:value-type="float" office:value="0.125" calcext:value-type="float">
            <text:p>0,125</text:p>
          </table:table-cell>
          <table:table-cell table:style-name="ce823" office:value-type="string" calcext:value-type="string">
            <text:p>Usd/TL</text:p>
          </table:table-cell>
          <table:table-cell table:style-name="ce831" office:value-type="string" calcext:value-type="string">
            <text:p>İsmail usd</text:p>
          </table:table-cell>
          <table:table-cell table:style-name="ce741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748" office:value-type="float" office:value="4000" calcext:value-type="float">
            <text:p>4,000.00</text:p>
          </table:table-cell>
          <table:table-cell table:style-name="ce806" table:formula="of:=[.C66]*[.$D$65]" office:value-type="float" office:value="2166.66666666667" calcext:value-type="float">
            <text:p>2,166.67</text:p>
          </table:table-cell>
          <table:table-cell table:style-name="ce817" table:formula="of:=[.C66]*[.$E$65]" office:value-type="float" office:value="1333.33333333333" calcext:value-type="float">
            <text:p>1,333.33</text:p>
          </table:table-cell>
          <table:table-cell table:style-name="ce806" table:formula="of:=[.C66]*[.$F$65]" office:value-type="float" office:value="500" calcext:value-type="float">
            <text:p>500.00</text:p>
          </table:table-cell>
          <table:table-cell table:style-name="ce828" office:value-type="float" office:value="2.68" calcext:value-type="float">
            <text:p>2.68</text:p>
          </table:table-cell>
          <table:table-cell table:style-name="ce832" table:formula="of:=[.E66]/[.G66]" office:value-type="float" office:value="497.512437810945" calcext:value-type="float">
            <text:p>497.51</text:p>
          </table:table-cell>
          <table:table-cell table:style-name="ce741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748" office:value-type="float" office:value="5600" calcext:value-type="float">
            <text:p>5,600.00</text:p>
          </table:table-cell>
          <table:table-cell table:style-name="ce806" table:formula="of:=[.C67]*[.$D$65]" office:value-type="float" office:value="3033.33333333333" calcext:value-type="float">
            <text:p>3,033.33</text:p>
          </table:table-cell>
          <table:table-cell table:style-name="ce817" table:formula="of:=[.C67]*[.$E$65]" office:value-type="float" office:value="1866.66666666667" calcext:value-type="float">
            <text:p>1,866.67</text:p>
          </table:table-cell>
          <table:table-cell table:style-name="ce806" table:formula="of:=[.C67]*[.$F$65]" office:value-type="float" office:value="700" calcext:value-type="float">
            <text:p>700.00</text:p>
          </table:table-cell>
          <table:table-cell table:style-name="ce828" office:value-type="float" office:value="2.95" calcext:value-type="float">
            <text:p>2.95</text:p>
          </table:table-cell>
          <table:table-cell table:style-name="ce832" table:formula="of:=[.E67]/[.G67]" office:value-type="float" office:value="632.768361581921" calcext:value-type="float">
            <text:p>632.77</text:p>
          </table:table-cell>
          <table:table-cell table:style-name="ce741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748" office:value-type="float" office:value="4400" calcext:value-type="float">
            <text:p>4,400.00</text:p>
          </table:table-cell>
          <table:table-cell table:style-name="ce806" table:formula="of:=[.C68]*[.$D$65]" office:value-type="float" office:value="2383.33333333333" calcext:value-type="float">
            <text:p>2,383.33</text:p>
          </table:table-cell>
          <table:table-cell table:style-name="ce817" table:formula="of:=[.C68]*[.$E$65]" office:value-type="float" office:value="1466.66666666667" calcext:value-type="float">
            <text:p>1,466.67</text:p>
          </table:table-cell>
          <table:table-cell table:style-name="ce806" table:formula="of:=[.C68]*[.$F$65]" office:value-type="float" office:value="550" calcext:value-type="float">
            <text:p>550.00</text:p>
          </table:table-cell>
          <table:table-cell table:style-name="ce828" office:value-type="float" office:value="3.55" calcext:value-type="float">
            <text:p>3.55</text:p>
          </table:table-cell>
          <table:table-cell table:style-name="ce832" table:formula="of:=[.E68]/[.G68]" office:value-type="float" office:value="413.145539906103" calcext:value-type="float">
            <text:p>413.15</text:p>
          </table:table-cell>
          <table:table-cell table:style-name="ce741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748" office:value-type="float" office:value="7200" calcext:value-type="float">
            <text:p>7,200.00</text:p>
          </table:table-cell>
          <table:table-cell table:style-name="ce806" table:formula="of:=[.C69]*[.$D$65]" office:value-type="float" office:value="3900" calcext:value-type="float">
            <text:p>3,900.00</text:p>
          </table:table-cell>
          <table:table-cell table:style-name="ce817" table:formula="of:=[.C69]*[.$E$65]" office:value-type="float" office:value="2400" calcext:value-type="float">
            <text:p>2,400.00</text:p>
          </table:table-cell>
          <table:table-cell table:style-name="ce806" table:formula="of:=[.C69]*[.$F$65]" office:value-type="float" office:value="900" calcext:value-type="float">
            <text:p>900.00</text:p>
          </table:table-cell>
          <table:table-cell table:style-name="ce828" office:value-type="float" office:value="4.6" calcext:value-type="float">
            <text:p>4.60</text:p>
          </table:table-cell>
          <table:table-cell table:style-name="ce832" table:formula="of:=[.E69]/[.G69]" office:value-type="float" office:value="521.739130434783" calcext:value-type="float">
            <text:p>521.74</text:p>
          </table:table-cell>
          <table:table-cell table:style-name="ce741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748" office:value-type="float" office:value="8520" calcext:value-type="float">
            <text:p>8,520.00</text:p>
          </table:table-cell>
          <table:table-cell table:style-name="ce806" table:formula="of:=[.C70]*[.$D$65]" office:value-type="float" office:value="4615" calcext:value-type="float">
            <text:p>4,615.00</text:p>
          </table:table-cell>
          <table:table-cell table:style-name="ce817" table:formula="of:=[.C70]*[.$E$65]" office:value-type="float" office:value="2840" calcext:value-type="float">
            <text:p>2,840.00</text:p>
          </table:table-cell>
          <table:table-cell table:style-name="ce806" table:formula="of:=[.C70]*[.$F$65]" office:value-type="float" office:value="1065" calcext:value-type="float">
            <text:p>1,065.00</text:p>
          </table:table-cell>
          <table:table-cell table:style-name="ce828" office:value-type="float" office:value="5.82" calcext:value-type="float">
            <text:p>5.82</text:p>
          </table:table-cell>
          <table:table-cell table:style-name="ce832" table:formula="of:=[.E70]/[.G70]" office:value-type="float" office:value="487.972508591065" calcext:value-type="float">
            <text:p>487.97</text:p>
          </table:table-cell>
          <table:table-cell table:style-name="ce741"/>
          <table:table-cell table:number-columns-repeated="2"/>
        </table:table-row>
        <table:table-row table:style-name="ro4">
          <table:table-cell/>
          <table:table-cell table:style-name="ce792" office:value-type="string" calcext:value-type="string">
            <text:p>Toplam</text:p>
          </table:table-cell>
          <table:table-cell table:style-name="ce779" table:formula="of:=SUM([.C66:.C70])" office:value-type="float" office:value="29720" calcext:value-type="float">
            <text:p>29,720.00</text:p>
          </table:table-cell>
          <table:table-cell table:style-name="ce779" table:formula="of:=SUM([.D66:.D70])" office:value-type="float" office:value="16098.3333333333" calcext:value-type="float">
            <text:p>16,098.33</text:p>
          </table:table-cell>
          <table:table-cell table:style-name="ce818" table:formula="of:=SUM([.E66:.E70])" office:value-type="float" office:value="9906.66666666667" calcext:value-type="float">
            <text:p>9,906.67</text:p>
          </table:table-cell>
          <table:table-cell table:style-name="ce779" table:formula="of:=SUM([.F66:.F70])" office:value-type="float" office:value="3715" calcext:value-type="float">
            <text:p>3,715.00</text:p>
          </table:table-cell>
          <table:table-cell/>
          <table:table-cell table:style-name="ce818" table:formula="of:=SUM([.H66:.H70])" office:value-type="float" office:value="2553.13797832482" calcext:value-type="float">
            <text:p>2,553.14</text:p>
          </table:table-cell>
          <table:table-cell table:style-name="ce741"/>
          <table:table-cell table:number-columns-repeated="2"/>
        </table:table-row>
        <table:table-row table:style-name="ro3">
          <table:table-cell/>
          <table:table-cell table:style-name="ce793" office:value-type="string" calcext:value-type="string">
            <text:p>Genel Toplam</text:p>
          </table:table-cell>
          <table:table-cell table:style-name="ce798" table:formula="of:=[.C71]+[.C52]+[.C36]+[.C19]" office:value-type="float" office:value="184420" calcext:value-type="float">
            <text:p>184,420.00</text:p>
          </table:table-cell>
          <table:table-cell table:style-name="ce798" table:formula="of:=[.D71]+[.D52]+[.D36]+[.D19]" office:value-type="float" office:value="90086.3888888889" calcext:value-type="float">
            <text:p>90,086.39</text:p>
          </table:table-cell>
          <table:table-cell table:style-name="ce819" table:formula="of:=[.E71]+[.E52]+[.E36]+[.E19]" office:value-type="float" office:value="73544.4444444444" calcext:value-type="float">
            <text:p>73,544.44</text:p>
          </table:table-cell>
          <table:table-cell table:style-name="ce798" table:formula="of:=[.F71]+[.F52]+[.F36]+[.F19]" office:value-type="float" office:value="20789.1666666667" calcext:value-type="float">
            <text:p>20,789.17</text:p>
          </table:table-cell>
          <table:table-cell table:style-name="ce829"/>
          <table:table-cell table:style-name="ce833" table:formula="of:=[.H71]+[.H52]+[.H36]+[.H19]" office:value-type="float" office:value="24229.9250871177" calcext:value-type="float">
            <text:p>24,229.93</text:p>
          </table:table-cell>
          <table:table-cell table:number-columns-repeated="3"/>
        </table:table-row>
        <table:table-row table:style-name="ro4">
          <table:table-cell/>
          <table:table-cell table:style-name="ce792"/>
          <table:table-cell table:number-columns-repeated="2" table:style-name="ce799" office:value-type="string" calcext:value-type="string">
            <text:p>TL</text:p>
          </table:table-cell>
          <table:table-cell table:style-name="ce820" office:value-type="string" calcext:value-type="string">
            <text:p>TL</text:p>
          </table:table-cell>
          <table:table-cell table:style-name="ce799" office:value-type="string" calcext:value-type="string">
            <text:p>TL</text:p>
          </table:table-cell>
          <table:table-cell table:style-name="ce823"/>
          <table:table-cell table:style-name="ce831" office:value-type="string" calcext:value-type="string">
            <text:p>usd</text:p>
          </table:table-cell>
          <table:table-cell table:number-columns-repeated="3"/>
        </table:table-row>
        <table:table-row table:style-name="ro4" table:number-rows-repeated="4">
          <table:table-cell/>
          <table:table-cell table:style-name="ce792"/>
          <table:table-cell table:style-name="ce748" table:number-columns-repeated="2"/>
          <table:table-cell table:style-name="ce760"/>
          <table:table-cell table:style-name="ce748"/>
          <table:table-cell table:style-name="ce823"/>
          <table:table-cell table:style-name="ce748"/>
          <table:table-cell table:number-columns-repeated="3"/>
        </table:table-row>
        <table:table-row table:style-name="ro9">
          <table:table-cell table:style-name="ce739" office:value-type="string" calcext:value-type="string">
            <text:p>2011-2019 Ali Paşa Kişi-Yıllara Göre Kira Geliri Toplamları</text:p>
          </table:table-cell>
          <table:table-cell table:style-name="ce792"/>
          <table:table-cell table:style-name="ce748" table:number-columns-repeated="2"/>
          <table:table-cell table:style-name="ce760"/>
          <table:table-cell table:style-name="ce748"/>
          <table:table-cell table:style-name="ce823"/>
          <table:table-cell table:style-name="ce748"/>
          <table:table-cell table:number-columns-repeated="3"/>
        </table:table-row>
        <table:table-row table:style-name="ro4" table:number-rows-repeated="2">
          <table:table-cell/>
          <table:table-cell table:style-name="ce792"/>
          <table:table-cell table:style-name="ce748" table:number-columns-repeated="2"/>
          <table:table-cell table:style-name="ce760"/>
          <table:table-cell table:style-name="ce748"/>
          <table:table-cell table:style-name="ce823"/>
          <table:table-cell table:style-name="ce748"/>
          <table:table-cell table:number-columns-repeated="3"/>
        </table:table-row>
        <table:table-row table:style-name="ro3">
          <table:table-cell/>
          <table:table-cell table:style-name="ce794" office:value-type="string" calcext:value-type="string">
            <text:p>Ali Paşa</text:p>
          </table:table-cell>
          <table:table-cell table:style-name="ce778"/>
          <table:table-cell table:style-name="ce807" office:value-type="string" calcext:value-type="string">
            <text:p>Atila</text:p>
          </table:table-cell>
          <table:table-cell table:style-name="ce821" office:value-type="string" calcext:value-type="string">
            <text:p>İsmail</text:p>
          </table:table-cell>
          <table:table-cell table:style-name="ce807" office:value-type="string" calcext:value-type="string">
            <text:p>Hacı</text:p>
          </table:table-cell>
          <table:table-cell table:number-columns-repeated="5"/>
        </table:table-row>
        <table:table-row table:style-name="ro9">
          <table:table-cell/>
          <table:table-cell table:style-name="ce739"/>
          <table:table-cell table:style-name="ce778" office:value-type="string" calcext:value-type="string">
            <text:p>Kira Geliri</text:p>
          </table:table-cell>
          <table:table-cell table:style-name="ce778" office:value-type="string" calcext:value-type="string">
            <text:p>Hisse Geliri</text:p>
          </table:table-cell>
          <table:table-cell table:style-name="ce814" office:value-type="string" calcext:value-type="string">
            <text:p>Hisse Geliri</text:p>
          </table:table-cell>
          <table:table-cell table:style-name="ce778" office:value-type="string" calcext:value-type="string">
            <text:p>Hisse Geliri</text:p>
          </table:table-cell>
          <table:table-cell table:style-name="ce828"/>
          <table:table-cell table:style-name="ce828" office:value-type="string" calcext:value-type="string">
            <text:p>usd hacı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748" table:formula="of:=[.C9]+[.C26]+[.C43]" office:value-type="float" office:value="10500" calcext:value-type="float">
            <text:p>10,500.00</text:p>
          </table:table-cell>
          <table:table-cell table:style-name="ce741" table:formula="of:=[.D9]+[.D26]+[.D43]" office:value-type="float" office:value="5001.38888888889" calcext:value-type="float">
            <text:p>5,001.39</text:p>
          </table:table-cell>
          <table:table-cell table:style-name="ce809" table:formula="of:=[.E9]+[.E26]+[.E43]" office:value-type="float" office:value="4344.44444444444" calcext:value-type="float">
            <text:p>4,344.44</text:p>
          </table:table-cell>
          <table:table-cell table:style-name="ce741" table:formula="of:=[.F9]+[.F26]+[.F43]" office:value-type="float" office:value="1154.16666666667" calcext:value-type="float">
            <text:p>1,154.17</text:p>
          </table:table-cell>
          <table:table-cell table:style-name="ce828" office:value-type="string" calcext:value-type="string">
            <text:p>1,61</text:p>
          </table:table-cell>
          <table:table-cell table:style-name="ce828" table:formula="of:=[.F83]/[.G83]" office:value-type="float" office:value="716.873706004141" calcext:value-type="float">
            <text:p>716.8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style-name="ce748" table:formula="of:=[.C10]+[.C27]" office:value-type="float" office:value="10000" calcext:value-type="float">
            <text:p>10,000.00</text:p>
          </table:table-cell>
          <table:table-cell table:style-name="ce741" table:formula="of:=[.D10]+[.D27]" office:value-type="float" office:value="4694.44444444444" calcext:value-type="float">
            <text:p>4,694.44</text:p>
          </table:table-cell>
          <table:table-cell table:style-name="ce809" table:formula="of:=[.E10]+[.E27]" office:value-type="float" office:value="4222.22222222222" calcext:value-type="float">
            <text:p>4,222.22</text:p>
          </table:table-cell>
          <table:table-cell table:style-name="ce741" table:formula="of:=[.F10]+[.F27]" office:value-type="float" office:value="1083.33333333333" calcext:value-type="float">
            <text:p>1,083.33</text:p>
          </table:table-cell>
          <table:table-cell table:style-name="ce828" office:value-type="string" calcext:value-type="string">
            <text:p>1,8</text:p>
          </table:table-cell>
          <table:table-cell table:style-name="ce828" table:formula="of:=[.F84]/[.G84]" office:value-type="float" office:value="601.851851851852" calcext:value-type="float">
            <text:p>601.8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style-name="ce748" table:formula="of:=[.C11]+[.C28]" office:value-type="float" office:value="9000" calcext:value-type="float">
            <text:p>9,000.00</text:p>
          </table:table-cell>
          <table:table-cell table:style-name="ce741" table:formula="of:=[.D11]+[.D28]" office:value-type="float" office:value="4225" calcext:value-type="float">
            <text:p>4,225.00</text:p>
          </table:table-cell>
          <table:table-cell table:style-name="ce809" table:formula="of:=[.E11]+[.E28]" office:value-type="float" office:value="3800" calcext:value-type="float">
            <text:p>3,800.00</text:p>
          </table:table-cell>
          <table:table-cell table:style-name="ce741" table:formula="of:=[.F11]+[.F28]" office:value-type="float" office:value="975" calcext:value-type="float">
            <text:p>975.00</text:p>
          </table:table-cell>
          <table:table-cell table:style-name="ce828" office:value-type="string" calcext:value-type="string">
            <text:p>1,92</text:p>
          </table:table-cell>
          <table:table-cell table:style-name="ce828" table:formula="of:=[.F85]/[.G85]" office:value-type="float" office:value="507.8125" calcext:value-type="float">
            <text:p>507.81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748" table:formula="of:=[.C12]+[.C29]+[.C44]" office:value-type="float" office:value="12950" calcext:value-type="float">
            <text:p>12,950.00</text:p>
          </table:table-cell>
          <table:table-cell table:style-name="ce741" table:formula="of:=[.D12]+[.D29]+[.D44]" office:value-type="float" office:value="6111.80555555556" calcext:value-type="float">
            <text:p>6,111.81</text:p>
          </table:table-cell>
          <table:table-cell table:style-name="ce809" table:formula="of:=[.E12]+[.E29]+[.E44]" office:value-type="float" office:value="5427.77777777778" calcext:value-type="float">
            <text:p>5,427.78</text:p>
          </table:table-cell>
          <table:table-cell table:style-name="ce741" table:formula="of:=[.F12]+[.F29]+[.F44]" office:value-type="float" office:value="1410.41666666667" calcext:value-type="float">
            <text:p>1,410.42</text:p>
          </table:table-cell>
          <table:table-cell table:style-name="ce828" office:value-type="string" calcext:value-type="string">
            <text:p>2,12</text:p>
          </table:table-cell>
          <table:table-cell table:style-name="ce828" table:formula="of:=[.F86]/[.G86]" office:value-type="float" office:value="665.290880503145" calcext:value-type="float">
            <text:p>665.29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748" table:formula="of:=[.C66]+[.C45]+[.C30]+[.C13]" office:value-type="float" office:value="21950" calcext:value-type="float">
            <text:p>21,950.00</text:p>
          </table:table-cell>
          <table:table-cell table:style-name="ce741" table:formula="of:=[.D66]+[.D45]+[.D30]+[.D13]" office:value-type="float" office:value="10896.5277777778" calcext:value-type="float">
            <text:p>10,896.53</text:p>
          </table:table-cell>
          <table:table-cell table:style-name="ce809" table:formula="of:=[.E66]+[.E45]+[.E30]+[.E13]" office:value-type="float" office:value="8538.88888888889" calcext:value-type="float">
            <text:p>8,538.89</text:p>
          </table:table-cell>
          <table:table-cell table:style-name="ce741" table:formula="of:=[.F66]+[.F45]+[.F30]+[.F13]" office:value-type="float" office:value="2514.58333333333" calcext:value-type="float">
            <text:p>2,514.58</text:p>
          </table:table-cell>
          <table:table-cell table:style-name="ce828" office:value-type="float" office:value="2.68" calcext:value-type="float">
            <text:p>2.68</text:p>
          </table:table-cell>
          <table:table-cell table:style-name="ce828" table:formula="of:=[.F87]/[.G87]" office:value-type="float" office:value="938.277363184079" calcext:value-type="float">
            <text:p>938.28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748" table:formula="of:=[.C67]+[.C46]+[.C31]+[.C14]" office:value-type="float" office:value="23675" calcext:value-type="float">
            <text:p>23,675.00</text:p>
          </table:table-cell>
          <table:table-cell table:style-name="ce741" table:formula="of:=[.D67]+[.D46]+[.D31]+[.D14]" office:value-type="float" office:value="11731.5972222222" calcext:value-type="float">
            <text:p>11,731.60</text:p>
          </table:table-cell>
          <table:table-cell table:style-name="ce809" table:formula="of:=[.E67]+[.E46]+[.E31]+[.E14]" office:value-type="float" office:value="9236.11111111111" calcext:value-type="float">
            <text:p>9,236.11</text:p>
          </table:table-cell>
          <table:table-cell table:style-name="ce741" table:formula="of:=[.F67]+[.F46]+[.F31]+[.F14]" office:value-type="float" office:value="2707.29166666667" calcext:value-type="float">
            <text:p>2,707.29</text:p>
          </table:table-cell>
          <table:table-cell table:style-name="ce828" office:value-type="float" office:value="2.95" calcext:value-type="float">
            <text:p>2.95</text:p>
          </table:table-cell>
          <table:table-cell table:style-name="ce828" table:formula="of:=[.F88]/[.G88]" office:value-type="float" office:value="917.725988700565" calcext:value-type="float">
            <text:p>917.73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748" table:formula="of:=[.C15]+[.C32]" office:value-type="float" office:value="3000" calcext:value-type="float">
            <text:p>3,000.00</text:p>
          </table:table-cell>
          <table:table-cell table:style-name="ce741" table:formula="of:=[.D15]+[.D32]" office:value-type="float" office:value="1408.33333333333" calcext:value-type="float">
            <text:p>1,408.33</text:p>
          </table:table-cell>
          <table:table-cell table:style-name="ce809" table:formula="of:=[.E15]+[.E32]" office:value-type="float" office:value="1266.66666666667" calcext:value-type="float">
            <text:p>1,266.67</text:p>
          </table:table-cell>
          <table:table-cell table:style-name="ce741" table:formula="of:=[.F15]+[.F32]" office:value-type="float" office:value="325" calcext:value-type="float">
            <text:p>325.00</text:p>
          </table:table-cell>
          <table:table-cell table:style-name="ce828" office:value-type="float" office:value="3.55" calcext:value-type="float">
            <text:p>3.55</text:p>
          </table:table-cell>
          <table:table-cell table:style-name="ce828" table:formula="of:=[.F89]/[.G89]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748" table:formula="of:=[.C68]+[.C47]+[.C33]+[.C16]" office:value-type="float" office:value="24750" calcext:value-type="float">
            <text:p>24,750.00</text:p>
          </table:table-cell>
          <table:table-cell table:style-name="ce741" table:formula="of:=[.D68]+[.D47]+[.D33]+[.D16]" office:value-type="float" office:value="12174.8611111111" calcext:value-type="float">
            <text:p>12,174.86</text:p>
          </table:table-cell>
          <table:table-cell table:style-name="ce809" table:formula="of:=[.E68]+[.E47]+[.E33]+[.E16]" office:value-type="float" office:value="9765.55555555555" calcext:value-type="float">
            <text:p>9,765.56</text:p>
          </table:table-cell>
          <table:table-cell table:style-name="ce741" table:formula="of:=[.F68]+[.F47]+[.F33]+[.F16]" office:value-type="float" office:value="2809.58333333333" calcext:value-type="float">
            <text:p>2,809.58</text:p>
          </table:table-cell>
          <table:table-cell table:style-name="ce828" office:value-type="string" calcext:value-type="string">
            <text:p>3,55</text:p>
          </table:table-cell>
          <table:table-cell table:style-name="ce828" table:formula="of:=[.F90]/[.G90]" office:value-type="float" office:value="791.431924882629" calcext:value-type="float">
            <text:p>791.43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748" table:formula="of:=[.C69]+[.C48]+[.C34]+[.C17]" office:value-type="float" office:value="33675" calcext:value-type="float">
            <text:p>33,675.00</text:p>
          </table:table-cell>
          <table:table-cell table:style-name="ce741" table:formula="of:=[.D69]+[.D48]+[.D34]+[.D17]" office:value-type="float" office:value="16834.0972222222" calcext:value-type="float">
            <text:p>16,834.10</text:p>
          </table:table-cell>
          <table:table-cell table:style-name="ce809" table:formula="of:=[.E69]+[.E48]+[.E34]+[.E17]" office:value-type="float" office:value="12956.1111111111" calcext:value-type="float">
            <text:p>12,956.11</text:p>
          </table:table-cell>
          <table:table-cell table:style-name="ce741" table:formula="of:=[.F69]+[.F48]+[.F34]+[.F17]" office:value-type="float" office:value="3884.79166666667" calcext:value-type="float">
            <text:p>3,884.79</text:p>
          </table:table-cell>
          <table:table-cell table:style-name="ce828" office:value-type="float" office:value="4.6" calcext:value-type="float">
            <text:p>4.60</text:p>
          </table:table-cell>
          <table:table-cell table:style-name="ce828" table:formula="of:=[.F91]/[.G91]" office:value-type="float" office:value="844.519927536232" calcext:value-type="float">
            <text:p>844.5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748" table:formula="of:=[.C70]+[.C35]+[.C18]" office:value-type="float" office:value="34920" calcext:value-type="float">
            <text:p>34,920.00</text:p>
          </table:table-cell>
          <table:table-cell table:style-name="ce741" table:formula="of:=[.D70]+[.D35]+[.D18]" office:value-type="float" office:value="17008.3333333333" calcext:value-type="float">
            <text:p>17,008.33</text:p>
          </table:table-cell>
          <table:table-cell table:style-name="ce809" table:formula="of:=[.E70]+[.E35]+[.E18]" office:value-type="float" office:value="13986.6666666667" calcext:value-type="float">
            <text:p>13,986.67</text:p>
          </table:table-cell>
          <table:table-cell table:style-name="ce741" table:formula="of:=[.F70]+[.F35]+[.F18]" office:value-type="float" office:value="3925" calcext:value-type="float">
            <text:p>3,925.00</text:p>
          </table:table-cell>
          <table:table-cell table:style-name="ce828" office:value-type="float" office:value="5.82" calcext:value-type="float">
            <text:p>5.82</text:p>
          </table:table-cell>
          <table:table-cell table:style-name="ce828" table:formula="of:=[.F92]/[.G92]" office:value-type="float" office:value="674.398625429553" calcext:value-type="float">
            <text:p>674.40</text:p>
          </table:table-cell>
          <table:table-cell table:number-columns-repeated="3"/>
        </table:table-row>
        <table:table-row table:style-name="ro3">
          <table:table-cell table:style-name="ce738" office:value-type="string" calcext:value-type="string">
            <text:p>Toplam</text:p>
          </table:table-cell>
          <table:table-cell table:style-name="ce779"/>
          <table:table-cell table:style-name="ce800" table:formula="of:=SUM([.C83:.C92])" office:value-type="float" office:value="184420" calcext:value-type="float">
            <text:p>184,420.00</text:p>
          </table:table-cell>
          <table:table-cell table:style-name="ce779" table:formula="of:=SUM([.D83:.D92])" office:value-type="float" office:value="90086.3888888889" calcext:value-type="float">
            <text:p>90,086.39</text:p>
          </table:table-cell>
          <table:table-cell table:style-name="ce818" table:formula="of:=SUM([.E83:.E92])" office:value-type="float" office:value="73544.4444444444" calcext:value-type="float">
            <text:p>73,544.44</text:p>
          </table:table-cell>
          <table:table-cell table:style-name="ce779" table:formula="of:=SUM([.F83:.F92])" office:value-type="float" office:value="20789.1666666667" calcext:value-type="float">
            <text:p>20,789.17</text:p>
          </table:table-cell>
          <table:table-cell table:style-name="ce828"/>
          <table:table-cell table:style-name="ce779" table:formula="of:=SUM([.H83:.H92])" office:value-type="float" office:value="6749.73206386684" calcext:value-type="float">
            <text:p>6,749.73</text:p>
          </table:table-cell>
          <table:table-cell table:number-columns-repeated="3"/>
        </table:table-row>
        <table:table-row table:style-name="ro4">
          <table:table-cell table:style-name="ce738"/>
          <table:table-cell table:style-name="ce779"/>
          <table:table-cell table:number-columns-repeated="2" table:style-name="ce799" office:value-type="string" calcext:value-type="string">
            <text:p>TL</text:p>
          </table:table-cell>
          <table:table-cell table:style-name="ce820" office:value-type="string" calcext:value-type="string">
            <text:p>TL</text:p>
          </table:table-cell>
          <table:table-cell table:style-name="ce799" office:value-type="string" calcext:value-type="string">
            <text:p>TL</text:p>
          </table:table-cell>
          <table:table-cell/>
          <table:table-cell table:style-name="ce823" office:value-type="string" calcext:value-type="string">
            <text:p>usd</text:p>
          </table:table-cell>
          <table:table-cell table:number-columns-repeated="3"/>
        </table:table-row>
        <table:table-row table:style-name="ro4">
          <table:table-cell table:style-name="ce738"/>
          <table:table-cell table:style-name="ce779" table:number-columns-repeated="3"/>
          <table:table-cell table:style-name="ce765"/>
          <table:table-cell table:style-name="ce779"/>
          <table:table-cell/>
          <table:table-cell table:style-name="ce779"/>
          <table:table-cell table:number-columns-repeated="3"/>
        </table:table-row>
        <table:table-row table:style-name="ro9">
          <table:table-cell table:style-name="ce739" office:value-type="string" calcext:value-type="string">
            <text:p>2011-2019 Ali Paşa Kişi-Kiralanan Yerlere Göre Kira Geliri Toplamları</text:p>
          </table:table-cell>
          <table:table-cell table:style-name="ce779" table:number-columns-repeated="3"/>
          <table:table-cell table:style-name="ce765"/>
          <table:table-cell table:style-name="ce779"/>
          <table:table-cell/>
          <table:table-cell table:style-name="ce779"/>
          <table:table-cell table:number-columns-repeated="3"/>
        </table:table-row>
        <table:table-row table:style-name="ro4">
          <table:table-cell table:style-name="ce738"/>
          <table:table-cell table:style-name="ce779" table:number-columns-repeated="3"/>
          <table:table-cell table:style-name="ce765"/>
          <table:table-cell table:style-name="ce779"/>
          <table:table-cell/>
          <table:table-cell table:style-name="ce779"/>
          <table:table-cell table:number-columns-repeated="3"/>
        </table:table-row>
        <table:table-row table:style-name="ro4">
          <table:table-cell table:number-columns-repeated="2"/>
          <table:table-cell table:style-name="ce801" office:value-type="string" calcext:value-type="string">
            <text:p>Atila</text:p>
          </table:table-cell>
          <table:table-cell table:style-name="ce808" office:value-type="string" calcext:value-type="string">
            <text:p>İsmail</text:p>
          </table:table-cell>
          <table:table-cell table:style-name="ce775" office:value-type="string" calcext:value-type="string">
            <text:p>Hacı</text:p>
          </table:table-cell>
          <table:table-cell table:style-name="ce823" office:value-type="string" calcext:value-type="string">
            <text:p>Toplam</text:p>
          </table:table-cell>
          <table:table-cell table:number-columns-repeated="5"/>
        </table:table-row>
        <table:table-row table:style-name="ro4">
          <table:table-cell/>
          <table:table-cell table:style-name="ce738" office:value-type="string" calcext:value-type="string">
            <text:p>Arka Ykm</text:p>
          </table:table-cell>
          <table:table-cell table:style-name="ce741" table:formula="of:=[.D19]" office:value-type="float" office:value="14711.6666666667" calcext:value-type="float">
            <text:p>14,711.67</text:p>
          </table:table-cell>
          <table:table-cell table:style-name="ce809" table:formula="of:=[.E19]" office:value-type="float" office:value="27160" calcext:value-type="float">
            <text:p>27,160.00</text:p>
          </table:table-cell>
          <table:table-cell table:style-name="ce764" table:formula="of:=[.F19]" office:value-type="float" office:value="3395" calcext:value-type="float">
            <text:p>3,395.00</text:p>
          </table:table-cell>
          <table:table-cell table:style-name="ce823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741"/>
          <table:table-cell table:number-columns-repeated="2"/>
        </table:table-row>
        <table:table-row table:style-name="ro4">
          <table:table-cell/>
          <table:table-cell table:style-name="ce738" office:value-type="string" calcext:value-type="string">
            <text:p>Ön Ykm</text:p>
          </table:table-cell>
          <table:table-cell table:style-name="ce741" table:formula="of:=[.D36]" office:value-type="float" office:value="49038.8888888889" calcext:value-type="float">
            <text:p>49,038.89</text:p>
          </table:table-cell>
          <table:table-cell table:style-name="ce809" table:formula="of:=[.E36]" office:value-type="float" office:value="30177.7777777778" calcext:value-type="float">
            <text:p>30,177.78</text:p>
          </table:table-cell>
          <table:table-cell table:style-name="ce764" table:formula="of:=[.F36]" office:value-type="float" office:value="11316.6666666667" calcext:value-type="float">
            <text:p>11,316.67</text:p>
          </table:table-cell>
          <table:table-cell table:style-name="ce823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741"/>
          <table:table-cell table:number-columns-repeated="2"/>
        </table:table-row>
        <table:table-row table:style-name="ro4">
          <table:table-cell/>
          <table:table-cell table:style-name="ce738" office:value-type="string" calcext:value-type="string">
            <text:p>Aygaz</text:p>
          </table:table-cell>
          <table:table-cell table:style-name="ce741" table:formula="of:=[.D52]" office:value-type="float" office:value="10237.5" calcext:value-type="float">
            <text:p>10,237.50</text:p>
          </table:table-cell>
          <table:table-cell table:style-name="ce809" table:formula="of:=[.E52]" office:value-type="float" office:value="6300" calcext:value-type="float">
            <text:p>6,300.00</text:p>
          </table:table-cell>
          <table:table-cell table:style-name="ce764" table:formula="of:=[.F52]" office:value-type="float" office:value="2362.5" calcext:value-type="float">
            <text:p>2,362.50</text:p>
          </table:table-cell>
          <table:table-cell table:style-name="ce823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741"/>
          <table:table-cell table:number-columns-repeated="2"/>
        </table:table-row>
        <table:table-row table:style-name="ro4">
          <table:table-cell/>
          <table:table-cell table:style-name="ce738" office:value-type="string" calcext:value-type="string">
            <text:p>Milangaz</text:p>
          </table:table-cell>
          <table:table-cell table:style-name="ce741" table:formula="of:=[.D71]" office:value-type="float" office:value="16098.3333333333" calcext:value-type="float">
            <text:p>16,098.33</text:p>
          </table:table-cell>
          <table:table-cell table:style-name="ce809" table:formula="of:=[.E71]" office:value-type="float" office:value="9906.66666666667" calcext:value-type="float">
            <text:p>9,906.67</text:p>
          </table:table-cell>
          <table:table-cell table:style-name="ce764" table:formula="of:=[.F71]" office:value-type="float" office:value="3715" calcext:value-type="float">
            <text:p>3,715.00</text:p>
          </table:table-cell>
          <table:table-cell table:style-name="ce823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741"/>
          <table:table-cell table:number-columns-repeated="2"/>
        </table:table-row>
        <table:table-row table:style-name="ro3">
          <table:table-cell/>
          <table:table-cell table:style-name="ce792" office:value-type="string" calcext:value-type="string">
            <text:p>Toplam</text:p>
          </table:table-cell>
          <table:table-cell table:style-name="ce748" table:formula="of:=SUM([.C99:.C102])" office:value-type="float" office:value="90086.3888888889" calcext:value-type="float">
            <text:p>90,086.39</text:p>
          </table:table-cell>
          <table:table-cell table:style-name="ce810" table:formula="of:=SUM([.D99:.D102])" office:value-type="float" office:value="73544.4444444444" calcext:value-type="float">
            <text:p>73,544.44</text:p>
          </table:table-cell>
          <table:table-cell table:style-name="ce760" table:formula="of:=SUM([.E99:.E102])" office:value-type="float" office:value="20789.1666666667" calcext:value-type="float">
            <text:p>20,789.17</text:p>
          </table:table-cell>
          <table:table-cell table:style-name="ce827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741"/>
          <table:table-cell table:number-columns-repeated="2"/>
        </table:table-row>
        <table:table-row table:style-name="ro4">
          <table:table-cell/>
          <table:table-cell table:style-name="ce792" office:value-type="string" calcext:value-type="string">
            <text:p>% Toplam</text:p>
          </table:table-cell>
          <table:table-cell table:style-name="ce802" table:formula="of:=[.C103]/[.F103]" office:value-type="float" office:value="0.488484919688151" calcext:value-type="float">
            <text:p>0,4885</text:p>
          </table:table-cell>
          <table:table-cell table:style-name="ce811" table:formula="of:=[.D103]/[.F103]" office:value-type="float" office:value="0.398787791153044" calcext:value-type="float">
            <text:p>0,3988</text:p>
          </table:table-cell>
          <table:table-cell table:style-name="ce822" table:formula="of:=[.E103]/[.F103]" office:value-type="float" office:value="0.112727289158804" calcext:value-type="float">
            <text:p>0,1127</text:p>
          </table:table-cell>
          <table:table-cell table:style-name="ce799" office:value-type="string" calcext:value-type="string">
            <text:p>TL</text:p>
          </table:table-cell>
          <table:table-cell table:number-columns-repeated="5"/>
        </table:table-row>
        <table:table-row table:style-name="ro4" table:number-rows-repeated="3">
          <table:table-cell table:number-columns-repeated="6"/>
          <table:table-cell table:style-name="ce828" table:number-columns-repeated="2"/>
          <table:table-cell table:number-columns-repeated="3"/>
        </table:table-row>
        <table:table-row table:style-name="ro4" table:number-rows-repeated="1048468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APMlngz" table:style-name="ta1">
        <table:table-column table:style-name="co18" table:default-cell-style-name="Default"/>
        <table:table-column table:style-name="co52" table:default-cell-style-name="Default"/>
        <table:table-column table:style-name="co53" table:default-cell-style-name="ce741"/>
        <table:table-column table:style-name="co54" table:default-cell-style-name="Default"/>
        <table:table-column table:style-name="co55" table:default-cell-style-name="Default"/>
        <table:table-column table:style-name="co56" table:default-cell-style-name="ce741"/>
        <table:table-column table:style-name="co9" table:number-columns-repeated="2" table:default-cell-style-name="ce741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749" office:value-type="string" calcext:value-type="string">
            <text:p>Toplam</text:p>
          </table:table-cell>
          <table:table-cell table:style-name="ce750" table:formula="of:=SUM([.F4:.F57])" office:value-type="float" office:value="30170" calcext:value-type="float">
            <text:p>30,170.00</text:p>
          </table:table-cell>
          <table:table-cell table:style-name="ce750" table:formula="of:=SUM([.G4:.G57])" office:value-type="float" office:value="30170" calcext:value-type="float">
            <text:p>30,170.00</text:p>
          </table:table-cell>
          <table:table-cell table:style-name="ce750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725" office:value-type="string" calcext:value-type="string">
            <text:p>Tarih</text:p>
          </table:table-cell>
          <table:table-cell table:style-name="ce725" office:value-type="string" calcext:value-type="string">
            <text:p>Açıklama</text:p>
          </table:table-cell>
          <table:table-cell table:style-name="ce742" office:value-type="string" calcext:value-type="string">
            <text:p>Artış %</text:p>
          </table:table-cell>
          <table:table-cell table:style-name="ce725" office:value-type="string" calcext:value-type="string">
            <text:p>Başlangıç</text:p>
          </table:table-cell>
          <table:table-cell table:style-name="ce725" office:value-type="string" calcext:value-type="string">
            <text:p>Bitiş</text:p>
          </table:table-cell>
          <table:table-cell table:style-name="ce742" office:value-type="string" calcext:value-type="string">
            <text:p>Kira bedeli</text:p>
          </table:table-cell>
          <table:table-cell table:style-name="ce742" office:value-type="string" calcext:value-type="string">
            <text:p>Ödeme</text:p>
          </table:table-cell>
          <table:table-cell table:style-name="ce742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.00</text:p>
          </table:table-cell>
        </table:table-row>
        <table:table-row table:style-name="ro4">
          <table:table-cell table:style-name="ce727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7]+[.F6]-[.G6]" office:value-type="float" office:value="0" calcext:value-type="float">
            <text:p>0.00</text:p>
          </table:table-cell>
        </table:table-row>
        <table:table-row table:style-name="ro4">
          <table:table-cell table:style-name="ce727" office:value-type="date" office:date-value="2019-07-28" calcext:value-type="date">
            <text:p>07/28/2019</text:p>
          </table:table-cell>
          <table:table-cell table:style-name="ce738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8]+[.F7]-[.G7]" office:value-type="float" office:value="6770" calcext:value-type="float">
            <text:p>6,770.00</text:p>
          </table:table-cell>
        </table:table-row>
        <table:table-row table:style-name="ro4">
          <table:table-cell table:style-name="ce728" office:value-type="date" office:date-value="2019-06-30" calcext:value-type="date">
            <text:p>06/30/2019</text:p>
          </table:table-cell>
          <table:table-cell table:style-name="ce737" office:value-type="string" calcext:value-type="string">
            <text:p>özge kahraman kira bedeli</text:p>
          </table:table-cell>
          <table:table-cell table:style-name="ce743"/>
          <table:table-cell table:style-name="ce728" office:value-type="date" office:date-value="2019-06-30" calcext:value-type="date">
            <text:p>06/30/2019</text:p>
          </table:table-cell>
          <table:table-cell table:style-name="ce728" office:value-type="date" office:date-value="2020-06-29" calcext:value-type="date">
            <text:p>06/29/2020</text:p>
          </table:table-cell>
          <table:table-cell table:style-name="ce743" office:value-type="float" office:value="8520" calcext:value-type="float">
            <text:p>8,520.00</text:p>
          </table:table-cell>
          <table:table-cell table:style-name="ce743"/>
          <table:table-cell table:style-name="ce743" table:formula="of:=[.H9]+[.F8]-[.G8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727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2]+[.F11]-[.G11]" office:value-type="float" office:value="0" calcext:value-type="float">
            <text:p>0.00</text:p>
          </table:table-cell>
        </table:table-row>
        <table:table-row table:style-name="ro4">
          <table:table-cell table:style-name="ce727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3]+[.F12]-[.G12]" office:value-type="float" office:value="1300" calcext:value-type="float">
            <text:p>1,300.00</text:p>
          </table:table-cell>
        </table:table-row>
        <table:table-row table:style-name="ro4">
          <table:table-cell table:style-name="ce727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4]+[.F13]-[.G13]" office:value-type="float" office:value="2600" calcext:value-type="float">
            <text:p>2,600.00</text:p>
          </table:table-cell>
        </table:table-row>
        <table:table-row table:style-name="ro4">
          <table:table-cell table:style-name="ce727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5]+[.F14]-[.G14]" office:value-type="float" office:value="3900" calcext:value-type="float">
            <text:p>3,900.00</text:p>
          </table:table-cell>
        </table:table-row>
        <table:table-row table:style-name="ro4">
          <table:table-cell table:style-name="ce727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727"/>
          <table:table-cell table:style-name="ce727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16]+[.F15]-[.G15]" office:value-type="float" office:value="5200" calcext:value-type="float">
            <text:p>5,200.00</text:p>
          </table:table-cell>
        </table:table-row>
        <table:table-row table:style-name="ro4">
          <table:table-cell table:style-name="ce728" office:value-type="date" office:date-value="2018-06-30" calcext:value-type="date">
            <text:p>06/30/2018</text:p>
          </table:table-cell>
          <table:table-cell table:style-name="ce737" office:value-type="string" calcext:value-type="string">
            <text:p>özge kahraman kira bedeli</text:p>
          </table:table-cell>
          <table:table-cell table:style-name="ce743"/>
          <table:table-cell table:style-name="ce728" office:value-type="date" office:date-value="2018-06-30" calcext:value-type="date">
            <text:p>06/30/2018</text:p>
          </table:table-cell>
          <table:table-cell table:style-name="ce728" office:value-type="date" office:date-value="2019-06-29" calcext:value-type="date">
            <text:p>06/29/2019</text:p>
          </table:table-cell>
          <table:table-cell table:style-name="ce743" office:value-type="float" office:value="7200" calcext:value-type="float">
            <text:p>7,200.00</text:p>
          </table:table-cell>
          <table:table-cell table:style-name="ce743"/>
          <table:table-cell table:style-name="ce743" table:formula="of:=[.H17]+[.F16]-[.G16]" office:value-type="float" office:value="7200" calcext:value-type="float">
            <text:p>7,200.00</text:p>
          </table:table-cell>
        </table:table-row>
        <table:table-row table:style-name="ro4">
          <table:table-cell table:style-name="ce727"/>
          <table:table-cell table:number-columns-repeated="2"/>
          <table:table-cell table:style-name="ce727" table:number-columns-repeated="2"/>
          <table:table-cell table:number-columns-repeated="2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4">
          <table:table-cell table:style-name="ce727" office:value-type="date" office:date-value="2017-06-10" calcext:value-type="date">
            <text:p>06/10/2017</text:p>
          </table:table-cell>
          <table:table-cell table:style-name="ce740" office:value-type="string" calcext:value-type="string">
            <text:p>nakit</text:p>
          </table:table-cell>
          <table:table-cell table:style-name="ce748"/>
          <table:table-cell table:style-name="ce727"/>
          <table:table-cell table:style-name="ce727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19]+[.F18]-[.G18]" office:value-type="float" office:value="0" calcext:value-type="float">
            <text:p>0.00</text:p>
          </table:table-cell>
        </table:table-row>
        <table:table-row table:style-name="ro4">
          <table:table-cell table:style-name="ce728" office:value-type="date" office:date-value="2017-06-10" calcext:value-type="date">
            <text:p>06/10/2017</text:p>
          </table:table-cell>
          <table:table-cell table:style-name="ce737" office:value-type="string" calcext:value-type="string">
            <text:p>Gökhan Öner Kira Bedeli</text:p>
          </table:table-cell>
          <table:table-cell table:style-name="ce743"/>
          <table:table-cell table:style-name="ce728" office:value-type="date" office:date-value="2017-06-10" calcext:value-type="date">
            <text:p>06/10/2017</text:p>
          </table:table-cell>
          <table:table-cell table:style-name="ce728" office:value-type="date" office:date-value="2018-05-09" calcext:value-type="date">
            <text:p>05/09/2018</text:p>
          </table:table-cell>
          <table:table-cell table:style-name="ce743" office:value-type="float" office:value="4400" calcext:value-type="float">
            <text:p>4,400.00</text:p>
          </table:table-cell>
          <table:table-cell table:style-name="ce743"/>
          <table:table-cell table:style-name="ce743" table:formula="of:=[.H20]+[.F19]-[.G19]" office:value-type="float" office:value="4400" calcext:value-type="float">
            <text:p>4,400.00</text:p>
          </table:table-cell>
        </table:table-row>
        <table:table-row table:style-name="ro4">
          <table:table-cell table:style-name="ce727"/>
          <table:table-cell table:number-columns-repeated="2"/>
          <table:table-cell table:style-name="ce727" table:number-columns-repeated="2"/>
          <table:table-cell table:number-columns-repeated="2"/>
          <table:table-cell table:formula="of:=[.H21]+[.F20]-[.G20]" office:value-type="float" office:value="0" calcext:value-type="float">
            <text:p>0.00</text:p>
          </table:table-cell>
        </table:table-row>
        <table:table-row table:style-name="ro4">
          <table:table-cell table:style-name="ce727"/>
          <table:table-cell table:number-columns-repeated="2"/>
          <table:table-cell table:style-name="ce727" table:number-columns-repeated="2"/>
          <table:table-cell table:number-columns-repeated="2"/>
          <table:table-cell table:formula="of:=[.H22]+[.F21]-[.G21]" office:value-type="float" office:value="0" calcext:value-type="float">
            <text:p>0.00</text:p>
          </table:table-cell>
        </table:table-row>
        <table:table-row table:style-name="ro4">
          <table:table-cell table:style-name="ce727"/>
          <table:table-cell office:value-type="string" calcext:value-type="string">
            <text:p>bakit</text:p>
          </table:table-cell>
          <table:table-cell/>
          <table:table-cell table:style-name="ce727"/>
          <table:table-cell table:style-name="ce727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23]+[.F22]-[.G22]" office:value-type="float" office:value="0" calcext:value-type="float">
            <text:p>0.00</text:p>
          </table:table-cell>
        </table:table-row>
        <table:table-row table:style-name="ro4">
          <table:table-cell table:style-name="ce732" office:value-type="float" office:value="2016" calcext:value-type="float">
            <text:p>2016</text:p>
          </table:table-cell>
          <table:table-cell table:style-name="ce737" office:value-type="string" calcext:value-type="string">
            <text:p>kira bedeli</text:p>
          </table:table-cell>
          <table:table-cell table:style-name="ce743"/>
          <table:table-cell table:style-name="ce728" table:number-columns-repeated="2"/>
          <table:table-cell table:style-name="ce743" office:value-type="float" office:value="5600" calcext:value-type="float">
            <text:p>5,600.00</text:p>
          </table:table-cell>
          <table:table-cell table:style-name="ce743"/>
          <table:table-cell table:style-name="ce743" table:formula="of:=[.H24]+[.F23]-[.G23]" office:value-type="float" office:value="5600" calcext:value-type="float">
            <text:p>5,600.00</text:p>
          </table:table-cell>
        </table:table-row>
        <table:table-row table:style-name="ro4">
          <table:table-cell table:style-name="ce727"/>
          <table:table-cell table:number-columns-repeated="2"/>
          <table:table-cell table:style-name="ce727" table:number-columns-repeated="2"/>
          <table:table-cell table:number-columns-repeated="2"/>
          <table:table-cell table:formula="of:=[.H25]+[.F24]-[.G24]" office:value-type="float" office:value="0" calcext:value-type="float">
            <text:p>0.00</text:p>
          </table:table-cell>
        </table:table-row>
        <table:table-row table:style-name="ro4">
          <table:table-cell table:style-name="ce727"/>
          <table:table-cell office:value-type="string" calcext:value-type="string">
            <text:p>nakit</text:p>
          </table:table-cell>
          <table:table-cell/>
          <table:table-cell table:style-name="ce727"/>
          <table:table-cell table:style-name="ce727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style-name="ce732" office:value-type="float" office:value="2015" calcext:value-type="float">
            <text:p>2015</text:p>
          </table:table-cell>
          <table:table-cell table:style-name="ce737" office:value-type="string" calcext:value-type="string">
            <text:p>kira bedeli</text:p>
          </table:table-cell>
          <table:table-cell table:style-name="ce743"/>
          <table:table-cell table:style-name="ce728" table:number-columns-repeated="2"/>
          <table:table-cell table:style-name="ce743" office:value-type="float" office:value="4000" calcext:value-type="float">
            <text:p>4,000.00</text:p>
          </table:table-cell>
          <table:table-cell table:style-name="ce743"/>
          <table:table-cell table:style-name="ce743" table:formula="of:=[.H27]+[.F26]-[.G26]" office:value-type="float" office:value="4000" calcext:value-type="float">
            <text:p>4,000.00</text:p>
          </table:table-cell>
        </table:table-row>
        <table:table-row table:style-name="ro4">
          <table:table-cell table:style-name="ce733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727" table:number-columns-repeated="2"/>
          <table:table-cell table:number-columns-repeated="2"/>
          <table:table-cell table:formula="of:=[.H28]+[.F27]-[.G27]" office:value-type="float" office:value="0" calcext:value-type="float">
            <text:p>0.00</text:p>
          </table:table-cell>
        </table:table-row>
        <table:table-row table:style-name="ro4">
          <table:table-cell table:style-name="ce733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727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29]+[.F28]-[.G28]" office:value-type="float" office:value="0" calcext:value-type="float">
            <text:p>0.00</text:p>
          </table:table-cell>
        </table:table-row>
        <table:table-row table:style-name="ro4">
          <table:table-cell table:style-name="ce733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727" table:number-columns-repeated="2"/>
          <table:table-cell table:number-columns-repeated="2"/>
          <table:table-cell table:formula="of:=[.H30]+[.F29]-[.G29]" office:value-type="float" office:value="0" calcext:value-type="float">
            <text:p>0.00</text:p>
          </table:table-cell>
        </table:table-row>
        <table:table-row table:style-name="ro4">
          <table:table-cell table:style-name="ce733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727" table:number-columns-repeated="2"/>
          <table:table-cell table:number-columns-repeated="2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727"/>
          <table:table-cell table:number-columns-repeated="2"/>
          <table:table-cell table:style-name="ce727" table:number-columns-repeated="2"/>
          <table:table-cell table:number-columns-repeated="3"/>
        </table:table-row>
        <table:table-row table:style-name="ro4">
          <table:table-cell table:style-name="ce727"/>
          <table:table-cell table:style-name="ce738"/>
          <table:table-cell table:style-name="ce748"/>
          <table:table-cell table:style-name="ce727" table:number-columns-repeated="2"/>
          <table:table-cell table:number-columns-repeated="3"/>
        </table:table-row>
        <table:table-row table:style-name="ro4" table:number-rows-repeated="4">
          <table:table-cell table:style-name="ce727"/>
          <table:table-cell table:number-columns-repeated="2"/>
          <table:table-cell table:style-name="ce727" table:number-columns-repeated="2"/>
          <table:table-cell table:number-columns-repeated="3"/>
        </table:table-row>
        <table:table-row table:style-name="ro4">
          <table:table-cell table:style-name="ce727"/>
          <table:table-cell table:style-name="ce738"/>
          <table:table-cell table:style-name="ce748"/>
          <table:table-cell table:style-name="ce727" table:number-columns-repeated="2"/>
          <table:table-cell table:number-columns-repeated="3"/>
        </table:table-row>
        <table:table-row table:style-name="ro4">
          <table:table-cell table:style-name="ce727"/>
          <table:table-cell table:number-columns-repeated="2"/>
          <table:table-cell table:style-name="ce733" table:number-columns-repeated="2"/>
          <table:table-cell table:number-columns-repeated="3"/>
        </table:table-row>
        <table:table-row table:style-name="ro4" table:number-rows-repeated="2">
          <table:table-cell table:style-name="ce727"/>
          <table:table-cell table:number-columns-repeated="2"/>
          <table:table-cell table:style-name="ce727" table:number-columns-repeated="2"/>
          <table:table-cell table:number-columns-repeated="3"/>
        </table:table-row>
        <table:table-row table:style-name="ro4">
          <table:table-cell table:style-name="ce727"/>
          <table:table-cell table:number-columns-repeated="2"/>
          <table:table-cell table:style-name="ce733" table:number-columns-repeated="2"/>
          <table:table-cell table:number-columns-repeated="3"/>
        </table:table-row>
        <table:table-row table:style-name="ro4" table:number-rows-repeated="5">
          <table:table-cell table:style-name="ce727"/>
          <table:table-cell table:number-columns-repeated="2"/>
          <table:table-cell table:style-name="ce741"/>
          <table:table-cell table:style-name="ce733"/>
          <table:table-cell table:number-columns-repeated="3"/>
        </table:table-row>
        <table:table-row table:style-name="ro4">
          <table:table-cell table:style-name="ce727"/>
          <table:table-cell table:style-name="ce741"/>
          <table:table-cell table:number-columns-repeated="2"/>
          <table:table-cell table:style-name="ce733"/>
          <table:table-cell table:number-columns-repeated="3"/>
        </table:table-row>
        <table:table-row table:style-name="ro4">
          <table:table-cell table:style-name="ce727"/>
          <table:table-cell table:number-columns-repeated="3"/>
          <table:table-cell table:style-name="ce733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741"/>
          <table:table-cell table:style-name="ce733"/>
          <table:table-cell table:number-columns-repeated="3"/>
        </table:table-row>
        <table:table-row table:style-name="ro4" table:number-rows-repeated="2">
          <table:table-cell table:style-name="ce727"/>
          <table:table-cell/>
          <table:table-cell table:style-name="Default"/>
          <table:table-cell table:style-name="ce741"/>
          <table:table-cell table:style-name="ce733"/>
          <table:table-cell table:number-columns-repeated="3"/>
        </table:table-row>
        <table:table-row table:style-name="ro4" table:number-rows-repeated="3">
          <table:table-cell table:style-name="ce727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727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6 Hzr-acnta" table:style-name="ta1">
        <table:table-column table:style-name="co29" table:default-cell-style-name="Default"/>
        <table:table-column table:style-name="co57" table:default-cell-style-name="Default"/>
        <table:table-column table:style-name="co58" table:default-cell-style-name="ce741"/>
        <table:table-column table:style-name="co29" table:number-columns-repeated="2" table:default-cell-style-name="Default"/>
        <table:table-column table:style-name="co29" table:number-columns-repeated="3" table:default-cell-style-name="ce741"/>
        <table:table-row table:style-name="ro7">
          <table:table-cell/>
          <table:table-cell table:style-name="ce735" office:value-type="string" calcext:value-type="string">
            <text:p>Hızarhane Depo</text:p>
          </table:table-cell>
          <table:table-cell table:number-columns-repeated="2"/>
          <table:table-cell table:style-name="ce749" office:value-type="string" calcext:value-type="string">
            <text:p>Toplam</text:p>
          </table:table-cell>
          <table:table-cell table:style-name="ce750" table:formula="of:=SUM([.F4:.F12])" office:value-type="float" office:value="21000" calcext:value-type="float">
            <text:p>21,000.00</text:p>
          </table:table-cell>
          <table:table-cell table:style-name="ce750" table:formula="of:=SUM([.G4:.G12])" office:value-type="float" office:value="21000" calcext:value-type="float">
            <text:p>21,000.00</text:p>
          </table:table-cell>
          <table:table-cell table:style-name="ce750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725" office:value-type="string" calcext:value-type="string">
            <text:p>Tarih</text:p>
          </table:table-cell>
          <table:table-cell table:style-name="ce725" office:value-type="string" calcext:value-type="string">
            <text:p>Açıklama</text:p>
          </table:table-cell>
          <table:table-cell table:style-name="ce742" office:value-type="string" calcext:value-type="string">
            <text:p>Artış %</text:p>
          </table:table-cell>
          <table:table-cell table:style-name="ce725" office:value-type="string" calcext:value-type="string">
            <text:p>Başlangıç</text:p>
          </table:table-cell>
          <table:table-cell table:style-name="ce725" office:value-type="string" calcext:value-type="string">
            <text:p>Bitiş</text:p>
          </table:table-cell>
          <table:table-cell table:style-name="ce742" office:value-type="string" calcext:value-type="string">
            <text:p>Kira bedeli</text:p>
          </table:table-cell>
          <table:table-cell table:style-name="ce742" office:value-type="string" calcext:value-type="string">
            <text:p>Ödeme</text:p>
          </table:table-cell>
          <table:table-cell table:style-name="ce742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727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727" table:number-columns-repeated="2"/>
          <table:table-cell/>
          <table:table-cell office:value-type="float" office:value="250" calcext:value-type="float">
            <text:p>250.00</text:p>
          </table:table-cell>
          <table:table-cell/>
        </table:table-row>
        <table:table-row table:style-name="ro4">
          <table:table-cell table:style-name="ce727"/>
          <table:table-cell table:number-columns-repeated="2"/>
          <table:table-cell table:style-name="ce727"/>
          <table:table-cell table:style-name="ce834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727"/>
          <table:table-cell table:number-columns-repeated="2"/>
          <table:table-cell table:style-name="ce727"/>
          <table:table-cell table:style-name="ce834" office:value-type="date" office:date-value="2018-03-31" calcext:value-type="date">
            <text:p>03/31/2018</text:p>
          </table:table-cell>
          <table:table-cell table:number-columns-repeated="3"/>
        </table:table-row>
        <table:table-row table:style-name="ro4">
          <table:table-cell table:style-name="ce727" office:value-type="date" office:date-value="2014-10-15" calcext:value-type="date">
            <text:p>10/15/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727" office:value-type="date" office:date-value="2014-10-15" calcext:value-type="date">
            <text:p>10/15/2014</text:p>
          </table:table-cell>
          <table:table-cell table:style-name="ce727" office:value-type="date" office:date-value="2015-10-14" calcext:value-type="date">
            <text:p>10/14/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/>
        </table:table-row>
        <table:table-row table:style-name="ro4">
          <table:table-cell table:style-name="ce727" office:value-type="date" office:date-value="2013-10-15" calcext:value-type="date">
            <text:p>10/15/2013</text:p>
          </table:table-cell>
          <table:table-cell office:value-type="string" calcext:value-type="string">
            <text:p>Taha İnşaat Kira Bedeli</text:p>
          </table:table-cell>
          <table:table-cell table:style-name="ce748"/>
          <table:table-cell table:style-name="ce727" office:value-type="date" office:date-value="2013-10-15" calcext:value-type="date">
            <text:p>10/15/2013</text:p>
          </table:table-cell>
          <table:table-cell table:style-name="ce727" office:value-type="date" office:date-value="2014-10-14" calcext:value-type="date">
            <text:p>10/14/2014</text:p>
          </table:table-cell>
          <table:table-cell table:number-columns-repeated="2" office:value-type="float" office:value="5500" calcext:value-type="float">
            <text:p>5,500.00</text:p>
          </table:table-cell>
          <table:table-cell/>
        </table:table-row>
        <table:table-row table:style-name="ro4">
          <table:table-cell table:style-name="ce727" office:value-type="date" office:date-value="2012-11-06" calcext:value-type="date">
            <text:p>11/06/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727" office:value-type="date" office:date-value="2012-11-06" calcext:value-type="date">
            <text:p>11/06/2012</text:p>
          </table:table-cell>
          <table:table-cell table:style-name="ce727" office:value-type="date" office:date-value="2013-11-05" calcext:value-type="date">
            <text:p>11/05/2013</text:p>
          </table:table-cell>
          <table:table-cell table:number-columns-repeated="2" office:value-type="float" office:value="5000" calcext:value-type="float">
            <text:p>5,000.00</text:p>
          </table:table-cell>
          <table:table-cell/>
        </table:table-row>
        <table:table-row table:style-name="ro4">
          <table:table-cell table:style-name="ce727" office:value-type="date" office:date-value="2011-10-15" calcext:value-type="date">
            <text:p>10/15/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727" office:value-type="date" office:date-value="2011-10-15" calcext:value-type="date">
            <text:p>10/15/2011</text:p>
          </table:table-cell>
          <table:table-cell table:style-name="ce727" office:value-type="date" office:date-value="2012-10-14" calcext:value-type="date">
            <text:p>10/14/2012</text:p>
          </table:table-cell>
          <table:table-cell table:number-columns-repeated="2" office:value-type="float" office:value="4500" calcext:value-type="float">
            <text:p>4,500.00</text:p>
          </table:table-cell>
          <table:table-cell/>
        </table:table-row>
        <table:table-row table:style-name="ro4">
          <table:table-cell table:style-name="ce727"/>
          <table:table-cell table:number-columns-repeated="2"/>
          <table:table-cell table:style-name="ce727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9">
          <table:table-cell/>
          <table:table-cell table:style-name="ce739" office:value-type="string" calcext:value-type="string">
            <text:p>Sanayi Acenta</text:p>
          </table:table-cell>
          <table:table-cell table:number-columns-repeated="2"/>
          <table:table-cell table:style-name="ce749" office:value-type="string" calcext:value-type="string">
            <text:p>Toplam</text:p>
          </table:table-cell>
          <table:table-cell table:style-name="ce750" table:formula="of:=SUM([.F17:.F20])" office:value-type="float" office:value="34000" calcext:value-type="float">
            <text:p>34,000.00</text:p>
          </table:table-cell>
          <table:table-cell table:style-name="ce750" table:formula="of:=SUM([.G17:.G20])" office:value-type="float" office:value="34000" calcext:value-type="float">
            <text:p>34,000.00</text:p>
          </table:table-cell>
          <table:table-cell table:style-name="ce750" table:formula="of:=[.F14]-[.G14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725" office:value-type="string" calcext:value-type="string">
            <text:p>Tarih</text:p>
          </table:table-cell>
          <table:table-cell table:style-name="ce725" office:value-type="string" calcext:value-type="string">
            <text:p>Açıklama</text:p>
          </table:table-cell>
          <table:table-cell table:style-name="ce742" office:value-type="string" calcext:value-type="string">
            <text:p>Artış %</text:p>
          </table:table-cell>
          <table:table-cell table:style-name="ce725" office:value-type="string" calcext:value-type="string">
            <text:p>Başlangıç</text:p>
          </table:table-cell>
          <table:table-cell table:style-name="ce725" office:value-type="string" calcext:value-type="string">
            <text:p>Bitiş</text:p>
          </table:table-cell>
          <table:table-cell table:style-name="ce742" office:value-type="string" calcext:value-type="string">
            <text:p>Kira bedeli</text:p>
          </table:table-cell>
          <table:table-cell table:style-name="ce742" office:value-type="string" calcext:value-type="string">
            <text:p>Ödeme</text:p>
          </table:table-cell>
          <table:table-cell table:style-name="ce742" office:value-type="string" calcext:value-type="string">
            <text:p>Bakiye</text:p>
          </table:table-cell>
        </table:table-row>
        <table:table-row table:style-name="ro4">
          <table:table-cell table:style-name="ce733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727" table:number-columns-repeated="2"/>
          <table:table-cell table:number-columns-repeated="2" office:value-type="float" office:value="10000" calcext:value-type="float">
            <text:p>10,000.00</text:p>
          </table:table-cell>
          <table:table-cell/>
        </table:table-row>
        <table:table-row table:style-name="ro4">
          <table:table-cell table:style-name="ce733" office:value-type="float" office:value="2013" calcext:value-type="float">
            <text:p>2013</text:p>
          </table:table-cell>
          <table:table-cell table:number-columns-repeated="2"/>
          <table:table-cell table:style-name="ce727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733" office:value-type="float" office:value="2012" calcext:value-type="float">
            <text:p>2012</text:p>
          </table:table-cell>
          <table:table-cell table:number-columns-repeated="2"/>
          <table:table-cell table:style-name="ce727" table:number-columns-repeated="2"/>
          <table:table-cell table:number-columns-repeated="2" office:value-type="float" office:value="8000" calcext:value-type="float">
            <text:p>8,000.00</text:p>
          </table:table-cell>
          <table:table-cell/>
        </table:table-row>
        <table:table-row table:style-name="ro4">
          <table:table-cell table:style-name="ce733" office:value-type="float" office:value="2011" calcext:value-type="float">
            <text:p>2011</text:p>
          </table:table-cell>
          <table:table-cell table:number-columns-repeated="2"/>
          <table:table-cell table:style-name="ce727" table:number-columns-repeated="2"/>
          <table:table-cell table:number-columns-repeated="2" office:value-type="float" office:value="7500" calcext:value-type="float">
            <text:p>7,500.00</text:p>
          </table:table-cell>
          <table:table-cell/>
        </table:table-row>
        <table:table-row table:style-name="ro4">
          <table:table-cell table:style-name="ce727"/>
          <table:table-cell table:number-columns-repeated="2"/>
          <table:table-cell table:style-name="ce727" table:number-columns-repeated="2"/>
          <table:table-cell table:number-columns-repeated="3"/>
        </table:table-row>
        <table:table-row table:style-name="ro4">
          <table:table-cell table:number-columns-repeated="4"/>
          <table:table-cell table:style-name="ce749"/>
          <table:table-cell table:style-name="ce750" table:number-columns-repeated="3"/>
        </table:table-row>
        <table:table-row table:style-name="ro7">
          <table:table-cell/>
          <table:table-cell table:style-name="ce735" office:value-type="string" calcext:value-type="string">
            <text:p>Hızarhane Yıkama</text:p>
          </table:table-cell>
          <table:table-cell table:number-columns-repeated="2"/>
          <table:table-cell table:style-name="ce749" office:value-type="string" calcext:value-type="string">
            <text:p>Toplam</text:p>
          </table:table-cell>
          <table:table-cell table:style-name="ce750" table:formula="of:=SUM([.F26:.F42])" office:value-type="float" office:value="62850" calcext:value-type="float">
            <text:p>62,850.00</text:p>
          </table:table-cell>
          <table:table-cell table:style-name="ce750" table:formula="of:=SUM([.G26:.G43])" office:value-type="float" office:value="62850" calcext:value-type="float">
            <text:p>62,850.00</text:p>
          </table:table-cell>
          <table:table-cell table:style-name="ce750" table:formula="of:=[.F23]-[.G23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725" office:value-type="string" calcext:value-type="string">
            <text:p>Tarih</text:p>
          </table:table-cell>
          <table:table-cell table:style-name="ce725" office:value-type="string" calcext:value-type="string">
            <text:p>Açıklama</text:p>
          </table:table-cell>
          <table:table-cell table:style-name="ce742" office:value-type="string" calcext:value-type="string">
            <text:p>Artış %</text:p>
          </table:table-cell>
          <table:table-cell table:style-name="ce725" office:value-type="string" calcext:value-type="string">
            <text:p>Başlangıç</text:p>
          </table:table-cell>
          <table:table-cell table:style-name="ce725" office:value-type="string" calcext:value-type="string">
            <text:p>Bitiş</text:p>
          </table:table-cell>
          <table:table-cell table:style-name="ce742" office:value-type="string" calcext:value-type="string">
            <text:p>Kira bedeli</text:p>
          </table:table-cell>
          <table:table-cell table:style-name="ce742" office:value-type="string" calcext:value-type="string">
            <text:p>Ödeme</text:p>
          </table:table-cell>
          <table:table-cell table:style-name="ce742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727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727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4">
          <table:table-cell table:style-name="ce727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0]-[.G30]" office:value-type="float" office:value="0" calcext:value-type="float">
            <text:p>0.00</text:p>
          </table:table-cell>
        </table:table-row>
        <table:table-row table:style-name="ro4">
          <table:table-cell table:style-name="ce727"/>
          <table:table-cell office:value-type="string" calcext:value-type="string">
            <text:p>Kalan 1500 TL arsayı alan yeşilyurtluyla</text:p>
          </table:table-cell>
          <table:table-cell/>
          <table:table-cell table:style-name="ce727" table:number-columns-repeated="2"/>
          <table:table-cell table:number-columns-repeated="2"/>
          <table:table-cell table:formula="of:=+[.F31]-[.G31]" office:value-type="float" office:value="0" calcext:value-type="float">
            <text:p>0.00</text:p>
          </table:table-cell>
        </table:table-row>
        <table:table-row table:style-name="ro4">
          <table:table-cell table:style-name="ce727"/>
          <table:table-cell office:value-type="string" calcext:value-type="string">
            <text:p><text:s/>hesaplaşıldı</text:p>
          </table:table-cell>
          <table:table-cell/>
          <table:table-cell table:style-name="ce727"/>
          <table:table-cell table:style-name="ce834" office:value-type="string" calcext:value-type="string">
            <text:p>arsa satıldı</text:p>
          </table:table-cell>
          <table:table-cell table:number-columns-repeated="2"/>
          <table:table-cell table:formula="of:=+[.F32]-[.G32]" office:value-type="float" office:value="0" calcext:value-type="float">
            <text:p>0.00</text:p>
          </table:table-cell>
        </table:table-row>
        <table:table-row table:style-name="ro4">
          <table:table-cell table:style-name="ce733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727" office:value-type="date" office:date-value="2018-03-02" calcext:value-type="date">
            <text:p>03/02/2018</text:p>
          </table:table-cell>
          <table:table-cell table:style-name="ce834" office:value-type="date" office:date-value="2018-03-31" calcext:value-type="date">
            <text:p>03/31/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33]-[.G33]" office:value-type="float" office:value="0" calcext:value-type="float">
            <text:p>0.00</text:p>
          </table:table-cell>
        </table:table-row>
        <table:table-row table:style-name="ro4">
          <table:table-cell table:style-name="ce733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727" office:value-type="date" office:date-value="2017-03-02" calcext:value-type="date">
            <text:p>03/02/2017</text:p>
          </table:table-cell>
          <table:table-cell table:style-name="ce727" office:value-type="date" office:date-value="2018-03-01" calcext:value-type="date">
            <text:p>03/01/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34]-[.G34]" office:value-type="float" office:value="0" calcext:value-type="float">
            <text:p>0.00</text:p>
          </table:table-cell>
        </table:table-row>
        <table:table-row table:style-name="ro4">
          <table:table-cell table:style-name="ce727"/>
          <table:table-cell office:value-type="string" calcext:value-type="string">
            <text:p>Mehmet Geyraslı kira bedeli</text:p>
          </table:table-cell>
          <table:table-cell/>
          <table:table-cell table:style-name="ce727" office:value-type="date" office:date-value="2016-03-02" calcext:value-type="date">
            <text:p>03/02/2016</text:p>
          </table:table-cell>
          <table:table-cell table:style-name="ce727" office:value-type="date" office:date-value="2017-03-01" calcext:value-type="date">
            <text:p>03/01/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35]-[.G35]" office:value-type="float" office:value="0" calcext:value-type="float">
            <text:p>0.00</text:p>
          </table:table-cell>
        </table:table-row>
        <table:table-row table:style-name="ro4">
          <table:table-cell table:style-name="ce733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727" table:number-columns-repeated="2"/>
          <table:table-cell table:number-columns-repeated="3"/>
        </table:table-row>
        <table:table-row table:style-name="ro4">
          <table:table-cell table:style-name="ce733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727" table:number-columns-repeated="2"/>
          <table:table-cell table:number-columns-repeated="2" office:value-type="float" office:value="9350" calcext:value-type="float">
            <text:p>9,350.00</text:p>
          </table:table-cell>
          <table:table-cell/>
        </table:table-row>
        <table:table-row table:style-name="ro4">
          <table:table-cell table:style-name="ce733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727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733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727" table:number-columns-repeated="2"/>
          <table:table-cell table:number-columns-repeated="2" office:value-type="float" office:value="7900" calcext:value-type="float">
            <text:p>7,900.00</text:p>
          </table:table-cell>
          <table:table-cell/>
        </table:table-row>
        <table:table-row table:style-name="ro4">
          <table:table-cell table:style-name="ce733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727" table:number-columns-repeated="2"/>
          <table:table-cell table:number-columns-repeated="2" office:value-type="float" office:value="7200" calcext:value-type="float">
            <text:p>7,200.00</text:p>
          </table:table-cell>
          <table:table-cell/>
        </table:table-row>
        <table:table-row table:style-name="ro4" table:number-rows-repeated="3">
          <table:table-cell table:style-name="ce727"/>
          <table:table-cell table:number-columns-repeated="2"/>
          <table:table-cell table:style-name="ce727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31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ismailAP" table:style-name="ta1">
        <table:table-column table:style-name="co9" table:default-cell-style-name="Default"/>
        <table:table-column table:style-name="co59" table:default-cell-style-name="Default"/>
        <table:table-column table:style-name="co60" table:default-cell-style-name="ce836"/>
        <table:table-column table:style-name="co61" table:default-cell-style-name="Default"/>
        <table:table-column table:style-name="co62" table:default-cell-style-name="Default"/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İsmail Balcı</text:p>
          </table:table-cell>
          <table:table-cell table:style-name="ce801" office:value-type="string" calcext:value-type="string">
            <text:p>AP </text:p>
          </table:table-cell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Hissesi</text:p>
          </table:table-cell>
          <table:table-cell table:style-name="ce801" office:value-type="string" calcext:value-type="string">
            <text:p>Kira Geliri</text:p>
          </table:table-cell>
        </table:table-row>
        <table:table-row table:style-name="ro4">
          <table:table-cell/>
          <table:table-cell table:style-name="ce835" office:value-type="float" office:value="2011" calcext:value-type="float">
            <text:p>2011</text:p>
          </table:table-cell>
          <table:table-cell office:value-type="string" calcext:value-type="string">
            <text:p>Ali Paşa İsmail BALCI Kira Bedeli 2011</text:p>
          </table:table-cell>
          <table:table-cell table:style-name="ce838" office:value-type="float" office:value="4344.44" calcext:value-type="float">
            <text:p>4.344,44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Ali Paşa İsmail BALCI Kira Bedeli 2012</text:p>
          </table:table-cell>
          <table:table-cell table:style-name="ce838" office:value-type="float" office:value="4222.22" calcext:value-type="float">
            <text:p>4.222,2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Ali Paşa İsmail BALCI Kira Bedeli 2013</text:p>
          </table:table-cell>
          <table:table-cell table:style-name="ce838" office:value-type="float" office:value="3800" calcext:value-type="float">
            <text:p>3.800,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Ali Paşa İsmail BALCI Kira Bedeli 2014</text:p>
          </table:table-cell>
          <table:table-cell table:style-name="ce838" office:value-type="float" office:value="5427.78" calcext:value-type="float">
            <text:p>5.427,78</text:p>
          </table:table-cell>
          <table:table-cell office:value-type="float" office:value="12950" calcext:value-type="float">
            <text:p>12950</text:p>
          </table:table-cell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837" office:value-type="string" calcext:value-type="string">
            <text:p>Ali Paşa İsmail BALCI Kira Bedeli 2015</text:p>
          </table:table-cell>
          <table:table-cell table:style-name="ce839" office:value-type="float" office:value="8538.89" calcext:value-type="float">
            <text:p>8.538,89</text:p>
          </table:table-cell>
          <table:table-cell office:value-type="float" office:value="21950" calcext:value-type="float">
            <text:p>21950</text:p>
          </table:table-cell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Ali Paşa İsmail BALCI Kira Bedeli 2016</text:p>
          </table:table-cell>
          <table:table-cell table:style-name="ce839" office:value-type="float" office:value="9236.11" calcext:value-type="float">
            <text:p>9.236,11</text:p>
          </table:table-cell>
          <table:table-cell office:value-type="float" office:value="23675" calcext:value-type="float">
            <text:p>23675</text:p>
          </table:table-cell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839" office:value-type="float" office:value="1266.67" calcext:value-type="float">
            <text:p>1.266,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839" office:value-type="float" office:value="9765.56" calcext:value-type="float">
            <text:p>9.765,56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Ali Paşa İsmail BALCI Kira Bedeli 2018</text:p>
          </table:table-cell>
          <table:table-cell table:style-name="ce839" office:value-type="float" office:value="12956.11" calcext:value-type="float">
            <text:p>12.956,11</text:p>
          </table:table-cell>
          <table:table-cell office:value-type="float" office:value="33675" calcext:value-type="float">
            <text:p>33675</text:p>
          </table:table-cell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Ali Paşa İsmail BALCI Kira Bedeli 2019</text:p>
          </table:table-cell>
          <table:table-cell table:style-name="ce840" office:value-type="float" office:value="13986.67" calcext:value-type="float">
            <text:p>13.986,67</text:p>
          </table:table-cell>
          <table:table-cell office:value-type="float" office:value="34920" calcext:value-type="float">
            <text:p>34920</text:p>
          </table:table-cell>
        </table:table-row>
        <table:table-row table:style-name="ro4">
          <table:table-cell table:number-columns-repeated="3"/>
          <table:table-cell table:style-name="ce841"/>
          <table:table-cell/>
        </table:table-row>
        <table:table-row table:style-name="ro4">
          <table:table-cell table:number-columns-repeated="2"/>
          <table:table-cell table:style-name="ce792" office:value-type="string" calcext:value-type="string">
            <text:p>2019 sonu toplam</text:p>
          </table:table-cell>
          <table:table-cell table:style-name="ce748" table:formula="of:=SUM([.D4:.D13])" office:value-type="float" office:value="73544.45" calcext:value-type="float">
            <text:p>73,544.45</text:p>
          </table:table-cell>
          <table:table-cell table:style-name="ce741" table:formula="of:=SUM([.E4:.E13])" office:value-type="float" office:value="184420" calcext:value-type="float">
            <text:p>184,420.00</text:p>
          </table:table-cell>
        </table:table-row>
        <table:table-row table:style-name="ro4">
          <table:table-cell table:number-columns-repeated="2"/>
          <table:table-cell table:style-name="Default"/>
          <table:table-cell table:style-name="ce842" table:formula="of:=[.D15]/[.E15]" office:value-type="percentage" office:value="0.398787821277519" calcext:value-type="percentage">
            <text:p>39.88%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ce801" office:value-type="string" calcext:value-type="string">
            <text:p>2020 yılı ve sonrası Ali Paşa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801" office:value-type="string" calcext:value-type="string">
            <text:p>ödemeleri Atila Balcı hesabına yapıldı</text:p>
          </table:table-cell>
          <table:table-cell table:style-name="ce840"/>
          <table:table-cell/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Ali Paşa İsmail BALCI Kira Bedeli atila</text:p>
          </table:table-cell>
          <table:table-cell table:style-name="ce840"/>
          <table:table-cell office:value-type="float" office:value="28500" calcext:value-type="float">
            <text:p>28500</text:p>
          </table:table-cell>
        </table:table-row>
        <table:table-row table:style-name="ro4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Ali Paşa İsmail BALCI Kira Bedeli atila</text:p>
          </table:table-cell>
          <table:table-cell table:style-name="ce840"/>
          <table:table-cell office:value-type="float" office:value="34092" calcext:value-type="float">
            <text:p>34092</text:p>
          </table:table-cell>
        </table:table-row>
        <table:table-row table:style-name="ro4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İsmail BALCI Kira Bedeli atila</text:p>
          </table:table-cell>
          <table:table-cell table:style-name="ce840"/>
          <table:table-cell office:value-type="float" office:value="60000" calcext:value-type="float">
            <text:p>60000</text:p>
          </table:table-cell>
        </table:table-row>
      </table:table>
      <table:table table:name="Slnk" table:style-name="ta1">
        <table:table-column table:style-name="co63" table:default-cell-style-name="ce247"/>
        <table:table-column table:style-name="co64" table:default-cell-style-name="ce300"/>
        <table:table-column table:style-name="co65" table:default-cell-style-name="ce247"/>
        <table:table-column table:style-name="co66" table:default-cell-style-name="ce312"/>
        <table:table-column table:style-name="co67" table:default-cell-style-name="ce338"/>
        <table:table-column table:style-name="co68" table:default-cell-style-name="ce312"/>
        <table:table-column table:style-name="co69" table:default-cell-style-name="ce312"/>
        <table:table-column table:style-name="co70" table:default-cell-style-name="ce361"/>
        <table:table-column table:style-name="co9" table:number-columns-repeated="5" table:default-cell-style-name="ce361"/>
        <table:table-column table:style-name="co9" table:number-columns-repeated="1007" table:default-cell-style-name="ce247"/>
        <table:table-column table:style-name="co9" table:number-columns-repeated="3" table:default-cell-style-name="ce273"/>
        <table:table-row table:style-name="ro11">
          <table:table-cell/>
          <table:table-cell table:style-name="ce286" office:value-type="string" calcext:value-type="string">
            <text:p>SELANİK DOĞUŞ 2007-2022 HESAPLARI</text:p>
          </table:table-cell>
          <table:table-cell/>
          <table:table-cell table:style-name="ce301"/>
          <table:table-cell table:style-name="ce324"/>
          <table:table-cell table:style-name="ce301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2" office:value-type="string" calcext:value-type="string">
            <text:p>SAN-Ö</text:p>
          </table:table-cell>
          <table:table-cell table:style-name="ce325" office:value-type="string" calcext:value-type="string">
            <text:p>DĞŞ-Ö</text:p>
          </table:table-cell>
          <table:table-cell table:style-name="ce302"/>
          <table:table-cell table:style-name="ce302" office:value-type="string" calcext:value-type="string">
            <text:p>BAKİYE</text:p>
          </table:table-cell>
          <table:table-cell table:number-columns-repeated="1016"/>
        </table:table-row>
        <table:table-row table:style-name="ro11">
          <table:table-cell/>
          <table:table-cell table:style-name="ce457" office:value-type="float" office:value="2007" calcext:value-type="float">
            <text:p>2007</text:p>
          </table:table-cell>
          <table:table-cell table:style-name="ce277" office:value-type="string" calcext:value-type="string">
            <text:p>2006 dan <text:s/>DEVİR DOĞUŞ ALACAKLI</text:p>
          </table:table-cell>
          <table:table-cell table:style-name="ce302"/>
          <table:table-cell table:style-name="ce325"/>
          <table:table-cell table:style-name="ce302"/>
          <table:table-cell table:style-name="ce302" office:value-type="float" office:value="39929" calcext:value-type="float">
            <text:p>39.929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DEVİR DOĞUŞ ALACAKLI</text:p>
          </table:table-cell>
          <table:table-cell table:style-name="ce303"/>
          <table:table-cell table:style-name="ce326" office:value-type="float" office:value="39929" calcext:value-type="float">
            <text:p>39.929,00</text:p>
          </table:table-cell>
          <table:table-cell table:style-name="ce303"/>
          <table:table-cell table:style-name="ce326" table:formula="of:=[.E4]" office:value-type="float" office:value="39929" calcext:value-type="float">
            <text:p>39.929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7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211" calcext:value-type="float">
            <text:p>211,00</text:p>
          </table:table-cell>
          <table:table-cell table:style-name="ce326"/>
          <table:table-cell table:style-name="ce303"/>
          <table:table-cell table:style-name="ce303" table:formula="of:=[.G4]-[.D5]+[.E5]" office:value-type="float" office:value="39718" calcext:value-type="float">
            <text:p>39.71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İ <text:s/>ELDEN</text:p>
          </table:table-cell>
          <table:table-cell table:style-name="ce303" office:value-type="float" office:value="3750" calcext:value-type="float">
            <text:p>3.750,00</text:p>
          </table:table-cell>
          <table:table-cell table:style-name="ce326"/>
          <table:table-cell table:style-name="ce303"/>
          <table:table-cell table:style-name="ce303" table:formula="of:=[.G5]-[.D6]+[.E6]" office:value-type="float" office:value="35968" calcext:value-type="float">
            <text:p>35.96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LİYE</text:p>
          </table:table-cell>
          <table:table-cell table:style-name="ce303"/>
          <table:table-cell table:style-name="ce326" office:value-type="float" office:value="25" calcext:value-type="float">
            <text:p>25,00</text:p>
          </table:table-cell>
          <table:table-cell table:style-name="ce303"/>
          <table:table-cell table:style-name="ce303" table:formula="of:=[.G6]-[.D7]+[.E7]" office:value-type="float" office:value="35993" calcext:value-type="float">
            <text:p>35.993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8 AY</text:p>
          </table:table-cell>
          <table:table-cell table:style-name="ce249" office:value-type="string" calcext:value-type="string">
            <text:p>İŞ KREDİ</text:p>
          </table:table-cell>
          <table:table-cell table:style-name="ce303"/>
          <table:table-cell table:style-name="ce326" office:value-type="float" office:value="4303" calcext:value-type="float">
            <text:p>4.303,00</text:p>
          </table:table-cell>
          <table:table-cell table:style-name="ce303"/>
          <table:table-cell table:style-name="ce303" table:formula="of:=[.G7]-[.D8]+[.E8]" office:value-type="float" office:value="40296" calcext:value-type="float">
            <text:p>40.29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İ <text:s/>ELDEN</text:p>
          </table:table-cell>
          <table:table-cell table:style-name="ce303" office:value-type="float" office:value="1900" calcext:value-type="float">
            <text:p>1.900,00</text:p>
          </table:table-cell>
          <table:table-cell table:style-name="ce326"/>
          <table:table-cell table:style-name="ce303"/>
          <table:table-cell table:style-name="ce303" table:formula="of:=[.G8]-[.D9]+[.E9]" office:value-type="float" office:value="38396" calcext:value-type="float">
            <text:p>38.39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1139" calcext:value-type="float">
            <text:p>1.139,00</text:p>
          </table:table-cell>
          <table:table-cell table:style-name="ce303"/>
          <table:table-cell table:style-name="ce303" table:formula="of:=[.G9]-[.D10]+[.E10]" office:value-type="float" office:value="39535" calcext:value-type="float">
            <text:p>39.53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İ BANKAMATİK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10]-[.D11]+[.E11]" office:value-type="float" office:value="39335" calcext:value-type="float">
            <text:p>39.33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L SU</text:p>
          </table:table-cell>
          <table:table-cell table:style-name="ce303" office:value-type="float" office:value="955" calcext:value-type="float">
            <text:p>955,00</text:p>
          </table:table-cell>
          <table:table-cell table:style-name="ce326"/>
          <table:table-cell table:style-name="ce303"/>
          <table:table-cell table:style-name="ce303" table:formula="of:=[.G11]-[.D12]+[.E12]" office:value-type="float" office:value="38380" calcext:value-type="float">
            <text:p>38.38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136" calcext:value-type="float">
            <text:p>136,00</text:p>
          </table:table-cell>
          <table:table-cell table:style-name="ce303"/>
          <table:table-cell table:style-name="ce303" table:formula="of:=[.G12]-[.D13]+[.E13]" office:value-type="float" office:value="38516" calcext:value-type="float">
            <text:p>38.51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TİLA EL</text:p>
          </table:table-cell>
          <table:table-cell table:style-name="ce303" office:value-type="float" office:value="4500" calcext:value-type="float">
            <text:p>4.500,00</text:p>
          </table:table-cell>
          <table:table-cell table:style-name="ce326"/>
          <table:table-cell table:style-name="ce303"/>
          <table:table-cell table:style-name="ce303" table:formula="of:=[.G13]-[.D14]+[.E14]" office:value-type="float" office:value="34016" calcext:value-type="float">
            <text:p>34.01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STAF GÜNEŞ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14]-[.D15]+[.E15]" office:value-type="float" office:value="34066" calcext:value-type="float">
            <text:p>34.06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Ş KREDİ</text:p>
          </table:table-cell>
          <table:table-cell table:style-name="ce303"/>
          <table:table-cell table:style-name="ce326" office:value-type="float" office:value="4301" calcext:value-type="float">
            <text:p>4.301,00</text:p>
          </table:table-cell>
          <table:table-cell table:style-name="ce303"/>
          <table:table-cell table:style-name="ce303" table:formula="of:=[.G15]-[.D16]+[.E16]" office:value-type="float" office:value="38367" calcext:value-type="float">
            <text:p>38.36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68" calcext:value-type="float">
            <text:p>68,00</text:p>
          </table:table-cell>
          <table:table-cell table:style-name="ce326"/>
          <table:table-cell table:style-name="ce303"/>
          <table:table-cell table:style-name="ce303" table:formula="of:=[.G16]-[.D17]+[.E17]" office:value-type="float" office:value="38299" calcext:value-type="float">
            <text:p>38.29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168" calcext:value-type="float">
            <text:p>168,00</text:p>
          </table:table-cell>
          <table:table-cell table:style-name="ce326"/>
          <table:table-cell table:style-name="ce303"/>
          <table:table-cell table:style-name="ce303" table:formula="of:=[.G17]-[.D18]+[.E18]" office:value-type="float" office:value="38131" calcext:value-type="float">
            <text:p>38.131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9 AY</text:p>
          </table:table-cell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1720" calcext:value-type="float">
            <text:p>1.720,00</text:p>
          </table:table-cell>
          <table:table-cell table:style-name="ce303"/>
          <table:table-cell table:style-name="ce303" table:formula="of:=[.G18]-[.D19]+[.E19]" office:value-type="float" office:value="39851" calcext:value-type="float">
            <text:p>39.85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STAF GÜNEŞ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19]-[.D20]+[.E20]" office:value-type="float" office:value="39951" calcext:value-type="float">
            <text:p>39.95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DURSUN AĞCA</text:p>
          </table:table-cell>
          <table:table-cell table:style-name="ce303" office:value-type="float" office:value="120" calcext:value-type="float">
            <text:p>120,00</text:p>
          </table:table-cell>
          <table:table-cell table:style-name="ce326"/>
          <table:table-cell table:style-name="ce303"/>
          <table:table-cell table:style-name="ce303" table:formula="of:=[.G20]-[.D21]+[.E21]" office:value-type="float" office:value="39831" calcext:value-type="float">
            <text:p>39.83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DESTE KK</text:p>
          </table:table-cell>
          <table:table-cell table:style-name="ce303" office:value-type="float" office:value="350" calcext:value-type="float">
            <text:p>350,00</text:p>
          </table:table-cell>
          <table:table-cell table:style-name="ce326"/>
          <table:table-cell table:style-name="ce303"/>
          <table:table-cell table:style-name="ce303" table:formula="of:=[.G21]-[.D22]+[.E22]" office:value-type="float" office:value="39481" calcext:value-type="float">
            <text:p>39.48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ZOCAM</text:p>
          </table:table-cell>
          <table:table-cell table:style-name="ce303" office:value-type="float" office:value="1050" calcext:value-type="float">
            <text:p>1.050,00</text:p>
          </table:table-cell>
          <table:table-cell table:style-name="ce326"/>
          <table:table-cell table:style-name="ce303"/>
          <table:table-cell table:style-name="ce303" table:formula="of:=[.G22]-[.D23]+[.E23]" office:value-type="float" office:value="38431" calcext:value-type="float">
            <text:p>38.43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. BALCI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23]-[.D24]+[.E24]" office:value-type="float" office:value="37431" calcext:value-type="float">
            <text:p>37.43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LATİFOĞLU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24]-[.D25]+[.E25]" office:value-type="float" office:value="37331" calcext:value-type="float">
            <text:p>37.33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ESUT ERYİĞİYT</text:p>
          </table:table-cell>
          <table:table-cell table:style-name="ce303" office:value-type="float" office:value="5" calcext:value-type="float">
            <text:p>5,00</text:p>
          </table:table-cell>
          <table:table-cell table:style-name="ce326"/>
          <table:table-cell table:style-name="ce303"/>
          <table:table-cell table:style-name="ce303" table:formula="of:=[.G25]-[.D26]+[.E26]" office:value-type="float" office:value="37326" calcext:value-type="float">
            <text:p>37.326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0 AY</text:p>
          </table:table-cell>
          <table:table-cell table:style-name="ce249" office:value-type="string" calcext:value-type="string">
            <text:p>MLZ</text:p>
          </table:table-cell>
          <table:table-cell table:style-name="ce303"/>
          <table:table-cell table:style-name="ce326" office:value-type="float" office:value="309" calcext:value-type="float">
            <text:p>309,00</text:p>
          </table:table-cell>
          <table:table-cell table:style-name="ce303"/>
          <table:table-cell table:style-name="ce303" table:formula="of:=[.G26]-[.D27]+[.E27]" office:value-type="float" office:value="37635" calcext:value-type="float">
            <text:p>37.63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67" calcext:value-type="float">
            <text:p>67,00</text:p>
          </table:table-cell>
          <table:table-cell table:style-name="ce326"/>
          <table:table-cell table:style-name="ce303"/>
          <table:table-cell table:style-name="ce303" table:formula="of:=[.G27]-[.D28]+[.E28]" office:value-type="float" office:value="37568" calcext:value-type="float">
            <text:p>37.56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5 AY</text:p>
          </table:table-cell>
          <table:table-cell table:style-name="ce249" office:value-type="string" calcext:value-type="string">
            <text:p>HAKAN CEK</text:p>
          </table:table-cell>
          <table:table-cell table:style-name="ce303" office:value-type="float" office:value="3000" calcext:value-type="float">
            <text:p>3.000,00</text:p>
          </table:table-cell>
          <table:table-cell table:style-name="ce326"/>
          <table:table-cell table:style-name="ce303"/>
          <table:table-cell table:style-name="ce303" table:formula="of:=[.G28]-[.D29]+[.E29]" office:value-type="float" office:value="34568" calcext:value-type="float">
            <text:p>34.56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6 AY</text:p>
          </table:table-cell>
          <table:table-cell table:style-name="ce249" office:value-type="string" calcext:value-type="string">
            <text:p>HAKAN CEK</text:p>
          </table:table-cell>
          <table:table-cell table:style-name="ce303" office:value-type="float" office:value="4000" calcext:value-type="float">
            <text:p>4.000,00</text:p>
          </table:table-cell>
          <table:table-cell table:style-name="ce326"/>
          <table:table-cell table:style-name="ce303"/>
          <table:table-cell table:style-name="ce303" table:formula="of:=[.G29]-[.D30]+[.E30]" office:value-type="float" office:value="30568" calcext:value-type="float">
            <text:p>30.56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7 AY</text:p>
          </table:table-cell>
          <table:table-cell table:style-name="ce249" office:value-type="string" calcext:value-type="string">
            <text:p>HAKAN CEK</text:p>
          </table:table-cell>
          <table:table-cell table:style-name="ce303" office:value-type="float" office:value="4000" calcext:value-type="float">
            <text:p>4.000,00</text:p>
          </table:table-cell>
          <table:table-cell table:style-name="ce326"/>
          <table:table-cell table:style-name="ce303"/>
          <table:table-cell table:style-name="ce303" table:formula="of:=[.G30]-[.D31]+[.E31]" office:value-type="float" office:value="26568" calcext:value-type="float">
            <text:p>26.56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8 AY</text:p>
          </table:table-cell>
          <table:table-cell table:style-name="ce249" office:value-type="string" calcext:value-type="string">
            <text:p>HAKAN CEK</text:p>
          </table:table-cell>
          <table:table-cell table:style-name="ce303" office:value-type="float" office:value="4000" calcext:value-type="float">
            <text:p>4.000,00</text:p>
          </table:table-cell>
          <table:table-cell table:style-name="ce326"/>
          <table:table-cell table:style-name="ce303"/>
          <table:table-cell table:style-name="ce303" table:formula="of:=[.G31]-[.D32]+[.E32]" office:value-type="float" office:value="22568" calcext:value-type="float">
            <text:p>22.56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ÖMEC MUZAFER</text:p>
          </table:table-cell>
          <table:table-cell table:style-name="ce303" office:value-type="float" office:value="400" calcext:value-type="float">
            <text:p>400,00</text:p>
          </table:table-cell>
          <table:table-cell table:style-name="ce326"/>
          <table:table-cell table:style-name="ce303"/>
          <table:table-cell table:style-name="ce303" table:formula="of:=[.G32]-[.D33]+[.E33]" office:value-type="float" office:value="22168" calcext:value-type="float">
            <text:p>22.16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DESTE KK</text:p>
          </table:table-cell>
          <table:table-cell table:style-name="ce303" office:value-type="float" office:value="350" calcext:value-type="float">
            <text:p>350,00</text:p>
          </table:table-cell>
          <table:table-cell table:style-name="ce326"/>
          <table:table-cell table:style-name="ce303"/>
          <table:table-cell table:style-name="ce303" table:formula="of:=[.G33]-[.D34]+[.E34]" office:value-type="float" office:value="21818" calcext:value-type="float">
            <text:p>21.81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DESTE KK</text:p>
          </table:table-cell>
          <table:table-cell table:style-name="ce303" office:value-type="float" office:value="250" calcext:value-type="float">
            <text:p>250,00</text:p>
          </table:table-cell>
          <table:table-cell table:style-name="ce326"/>
          <table:table-cell table:style-name="ce303"/>
          <table:table-cell table:style-name="ce303" table:formula="of:=[.G34]-[.D35]+[.E35]" office:value-type="float" office:value="21568" calcext:value-type="float">
            <text:p>21.56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SK</text:p>
          </table:table-cell>
          <table:table-cell table:style-name="ce303" office:value-type="float" office:value="224" calcext:value-type="float">
            <text:p>224,00</text:p>
          </table:table-cell>
          <table:table-cell table:style-name="ce326"/>
          <table:table-cell table:style-name="ce303"/>
          <table:table-cell table:style-name="ce303" table:formula="of:=[.G35]-[.D36]+[.E36]" office:value-type="float" office:value="21344" calcext:value-type="float">
            <text:p>21.344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1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137" calcext:value-type="float">
            <text:p>137,00</text:p>
          </table:table-cell>
          <table:table-cell table:style-name="ce326"/>
          <table:table-cell table:style-name="ce303"/>
          <table:table-cell table:style-name="ce303" table:formula="of:=[.G36]-[.D37]+[.E37]" office:value-type="float" office:value="21207" calcext:value-type="float">
            <text:p>21.20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CİVATA</text:p>
          </table:table-cell>
          <table:table-cell table:style-name="ce303" office:value-type="float" office:value="70" calcext:value-type="float">
            <text:p>70,00</text:p>
          </table:table-cell>
          <table:table-cell table:style-name="ce326"/>
          <table:table-cell table:style-name="ce303"/>
          <table:table-cell table:style-name="ce303" table:formula="of:=[.G37]-[.D38]+[.E38]" office:value-type="float" office:value="21137" calcext:value-type="float">
            <text:p>21.13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DESTE KK</text:p>
          </table:table-cell>
          <table:table-cell table:style-name="ce303" office:value-type="float" office:value="150" calcext:value-type="float">
            <text:p>150,00</text:p>
          </table:table-cell>
          <table:table-cell table:style-name="ce326"/>
          <table:table-cell table:style-name="ce303"/>
          <table:table-cell table:style-name="ce303" table:formula="of:=[.G38]-[.D39]+[.E39]" office:value-type="float" office:value="20987" calcext:value-type="float">
            <text:p>20.98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</text:p>
          </table:table-cell>
          <table:table-cell table:style-name="ce303"/>
          <table:table-cell table:style-name="ce326" office:value-type="float" office:value="112" calcext:value-type="float">
            <text:p>112,00</text:p>
          </table:table-cell>
          <table:table-cell table:style-name="ce303"/>
          <table:table-cell table:style-name="ce303" table:formula="of:=[.G39]-[.D40]+[.E40]" office:value-type="float" office:value="21099" calcext:value-type="float">
            <text:p>21.09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08’e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40]-[.D41]+[.E41]" office:value-type="float" office:value="21099" calcext:value-type="float">
            <text:p>21.09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/>
          <table:table-cell table:style-name="ce273" table:number-columns-repeated="2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1" office:value-type="date" office:date-value="2007-12-31" calcext:value-type="date">
            <text:p>31.12.2007</text:p>
          </table:table-cell>
          <table:table-cell table:style-name="ce279" office:value-type="string" calcext:value-type="string">
            <text:p>YIL İÇİ <text:s/>TOPLAMI DĞŞ BORÇLU</text:p>
          </table:table-cell>
          <table:table-cell table:style-name="ce304" table:formula="of:=SUM([.D4:.D40])" office:value-type="float" office:value="31025" calcext:value-type="float">
            <text:p>31.025,00</text:p>
          </table:table-cell>
          <table:table-cell table:style-name="ce327" table:formula="of:=SUM([.E5:.E41])" office:value-type="float" office:value="12195" calcext:value-type="float">
            <text:p>12.195,00</text:p>
          </table:table-cell>
          <table:table-cell table:style-name="ce304"/>
          <table:table-cell table:style-name="ce349" table:formula="of:=[.E43]-[.D43]" office:value-type="float" office:value="-18830" calcext:value-type="float">
            <text:p>-18.830,00</text:p>
          </table:table-cell>
          <table:table-cell table:number-columns-repeated="1016"/>
        </table:table-row>
        <table:table-row table:style-name="ro11" table:number-rows-repeated="2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/>
          <table:table-cell table:style-name="ce313"/>
          <table:table-cell table:number-columns-repeated="1016"/>
        </table:table-row>
        <table:table-row table:style-name="ro11">
          <table:table-cell/>
          <table:table-cell table:style-name="ce457" office:value-type="float" office:value="2008" calcext:value-type="float">
            <text:p>2008</text:p>
          </table:table-cell>
          <table:table-cell table:style-name="ce277" office:value-type="string" calcext:value-type="string">
            <text:p>2007’den DEVİR DĞŞ ALACAKLI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41]" office:value-type="float" office:value="21099" calcext:value-type="float">
            <text:p>21.099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MURAT</text:p>
          </table:table-cell>
          <table:table-cell table:style-name="ce303"/>
          <table:table-cell table:style-name="ce326" office:value-type="float" office:value="26" calcext:value-type="float">
            <text:p>26,00</text:p>
          </table:table-cell>
          <table:table-cell table:style-name="ce303"/>
          <table:table-cell table:style-name="ce303" table:formula="of:=[.G46]-[.D47]+[.E47]" office:value-type="float" office:value="21125" calcext:value-type="float">
            <text:p>21.12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ECMİ HOCA</text:p>
          </table:table-cell>
          <table:table-cell table:style-name="ce303" office:value-type="float" office:value="230" calcext:value-type="float">
            <text:p>230,00</text:p>
          </table:table-cell>
          <table:table-cell table:style-name="ce326"/>
          <table:table-cell table:style-name="ce303"/>
          <table:table-cell table:style-name="ce303" table:formula="of:=[.G47]-[.D48]+[.E48]" office:value-type="float" office:value="20895" calcext:value-type="float">
            <text:p>20.89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</text:p>
          </table:table-cell>
          <table:table-cell table:style-name="ce303"/>
          <table:table-cell table:style-name="ce326" office:value-type="float" office:value="127" calcext:value-type="float">
            <text:p>127,00</text:p>
          </table:table-cell>
          <table:table-cell table:style-name="ce303"/>
          <table:table-cell table:style-name="ce303" table:formula="of:=[.G48]-[.D49]+[.E49]" office:value-type="float" office:value="21022" calcext:value-type="float">
            <text:p>21.022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1144" calcext:value-type="float">
            <text:p>1.144,00</text:p>
          </table:table-cell>
          <table:table-cell table:style-name="ce326"/>
          <table:table-cell table:style-name="ce303"/>
          <table:table-cell table:style-name="ce303" table:formula="of:=[.G49]-[.D50]+[.E50]" office:value-type="float" office:value="19878" calcext:value-type="float">
            <text:p>19.87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ZOCAM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50]-[.D51]+[.E51]" office:value-type="float" office:value="19928" calcext:value-type="float">
            <text:p>19.92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70" calcext:value-type="float">
            <text:p>70,00</text:p>
          </table:table-cell>
          <table:table-cell table:style-name="ce326"/>
          <table:table-cell table:style-name="ce303"/>
          <table:table-cell table:style-name="ce303" table:formula="of:=[.G51]-[.D52]+[.E52]" office:value-type="float" office:value="19858" calcext:value-type="float">
            <text:p>19.85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2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149" calcext:value-type="float">
            <text:p>149,00</text:p>
          </table:table-cell>
          <table:table-cell table:style-name="ce326"/>
          <table:table-cell table:style-name="ce303"/>
          <table:table-cell table:style-name="ce303" table:formula="of:=[.G52]-[.D53]+[.E53]" office:value-type="float" office:value="19709" calcext:value-type="float">
            <text:p>19.70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EK ŞÜKRÜ</text:p>
          </table:table-cell>
          <table:table-cell table:style-name="ce303"/>
          <table:table-cell table:style-name="ce326" office:value-type="float" office:value="130" calcext:value-type="float">
            <text:p>130,00</text:p>
          </table:table-cell>
          <table:table-cell table:style-name="ce303"/>
          <table:table-cell table:style-name="ce303" table:formula="of:=[.G53]-[.D54]+[.E54]" office:value-type="float" office:value="19839" calcext:value-type="float">
            <text:p>19.83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ÜRKİYELİ</text:p>
          </table:table-cell>
          <table:table-cell table:style-name="ce303"/>
          <table:table-cell table:style-name="ce326" office:value-type="float" office:value="231" calcext:value-type="float">
            <text:p>231,00</text:p>
          </table:table-cell>
          <table:table-cell table:style-name="ce303"/>
          <table:table-cell table:style-name="ce303" table:formula="of:=[.G54]-[.D55]+[.E55]" office:value-type="float" office:value="20070" calcext:value-type="float">
            <text:p>20.07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CZ ÖZLEM</text:p>
          </table:table-cell>
          <table:table-cell table:style-name="ce303" office:value-type="float" office:value="528" calcext:value-type="float">
            <text:p>528,00</text:p>
          </table:table-cell>
          <table:table-cell table:style-name="ce326"/>
          <table:table-cell table:style-name="ce303"/>
          <table:table-cell table:style-name="ce303" table:formula="of:=[.G55]-[.D56]+[.E56]" office:value-type="float" office:value="19542" calcext:value-type="float">
            <text:p>19.54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CI NAK</text:p>
          </table:table-cell>
          <table:table-cell table:style-name="ce303" office:value-type="float" office:value="450" calcext:value-type="float">
            <text:p>450,00</text:p>
          </table:table-cell>
          <table:table-cell table:style-name="ce326"/>
          <table:table-cell table:style-name="ce303"/>
          <table:table-cell table:style-name="ce303" table:formula="of:=[.G56]-[.D57]+[.E57]" office:value-type="float" office:value="19092" calcext:value-type="float">
            <text:p>19.092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3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153" calcext:value-type="float">
            <text:p>153,00</text:p>
          </table:table-cell>
          <table:table-cell table:style-name="ce326"/>
          <table:table-cell table:style-name="ce303"/>
          <table:table-cell table:style-name="ce303" table:formula="of:=[.G57]-[.D58]+[.E58]" office:value-type="float" office:value="18939" calcext:value-type="float">
            <text:p>18.93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YACI FİKRİ</text:p>
          </table:table-cell>
          <table:table-cell table:style-name="ce303" office:value-type="float" office:value="250" calcext:value-type="float">
            <text:p>250,00</text:p>
          </table:table-cell>
          <table:table-cell table:style-name="ce326"/>
          <table:table-cell table:style-name="ce303"/>
          <table:table-cell table:style-name="ce303" table:formula="of:=[.G58]-[.D59]+[.E59]" office:value-type="float" office:value="18689" calcext:value-type="float">
            <text:p>18.689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4 AY</text:p>
          </table:table-cell>
          <table:table-cell table:style-name="ce249" office:value-type="string" calcext:value-type="string">
            <text:p>PER SSK</text:p>
          </table:table-cell>
          <table:table-cell table:style-name="ce303" office:value-type="float" office:value="233" calcext:value-type="float">
            <text:p>233,00</text:p>
          </table:table-cell>
          <table:table-cell table:style-name="ce326"/>
          <table:table-cell table:style-name="ce303"/>
          <table:table-cell table:style-name="ce303" table:formula="of:=[.G59]-[.D60]+[.E60]" office:value-type="float" office:value="18456" calcext:value-type="float">
            <text:p>18.45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RT MALZEME</text:p>
          </table:table-cell>
          <table:table-cell table:style-name="ce303"/>
          <table:table-cell table:style-name="ce326" office:value-type="float" office:value="236" calcext:value-type="float">
            <text:p>236,00</text:p>
          </table:table-cell>
          <table:table-cell table:style-name="ce303"/>
          <table:table-cell table:style-name="ce303" table:formula="of:=[.G60]-[.D61]+[.E61]" office:value-type="float" office:value="18692" calcext:value-type="float">
            <text:p>18.69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İSAN MALZZEME</text:p>
          </table:table-cell>
          <table:table-cell table:style-name="ce303"/>
          <table:table-cell table:style-name="ce326" office:value-type="float" office:value="339" calcext:value-type="float">
            <text:p>339,00</text:p>
          </table:table-cell>
          <table:table-cell table:style-name="ce303"/>
          <table:table-cell table:style-name="ce303" table:formula="of:=[.G61]-[.D62]+[.E62]" office:value-type="float" office:value="19031" calcext:value-type="float">
            <text:p>19.03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Ş KREDİ</text:p>
          </table:table-cell>
          <table:table-cell table:style-name="ce303"/>
          <table:table-cell table:style-name="ce326" office:value-type="float" office:value="1103" calcext:value-type="float">
            <text:p>1.103,00</text:p>
          </table:table-cell>
          <table:table-cell table:style-name="ce303"/>
          <table:table-cell table:style-name="ce303" table:formula="of:=[.G62]-[.D63]+[.E63]" office:value-type="float" office:value="20134" calcext:value-type="float">
            <text:p>20.134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ZİRAT</text:p>
          </table:table-cell>
          <table:table-cell table:style-name="ce303"/>
          <table:table-cell table:style-name="ce326" office:value-type="float" office:value="306" calcext:value-type="float">
            <text:p>306,00</text:p>
          </table:table-cell>
          <table:table-cell table:style-name="ce303"/>
          <table:table-cell table:style-name="ce303" table:formula="of:=[.G63]-[.D64]+[.E64]" office:value-type="float" office:value="20440" calcext:value-type="float">
            <text:p>20.44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YAKUP HOCA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64]-[.D65]+[.E65]" office:value-type="float" office:value="20240" calcext:value-type="float">
            <text:p>20.24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6 AY</text:p>
          </table:table-cell>
          <table:table-cell table:style-name="ce249" office:value-type="string" calcext:value-type="string">
            <text:p>YEŞİLYURT KK</text:p>
          </table:table-cell>
          <table:table-cell table:style-name="ce303" office:value-type="float" office:value="2000" calcext:value-type="float">
            <text:p>2.000,00</text:p>
          </table:table-cell>
          <table:table-cell table:style-name="ce326"/>
          <table:table-cell table:style-name="ce303"/>
          <table:table-cell table:style-name="ce303" table:formula="of:=[.G65]-[.D66]+[.E66]" office:value-type="float" office:value="18240" calcext:value-type="float">
            <text:p>18.24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BE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66]-[.D67]+[.E67]" office:value-type="float" office:value="17240" calcext:value-type="float">
            <text:p>17.24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CETİN KK</text:p>
          </table:table-cell>
          <table:table-cell table:style-name="ce303"/>
          <table:table-cell table:style-name="ce326" office:value-type="float" office:value="150" calcext:value-type="float">
            <text:p>150,00</text:p>
          </table:table-cell>
          <table:table-cell table:style-name="ce303"/>
          <table:table-cell table:style-name="ce303" table:formula="of:=[.G67]-[.D68]+[.E68]" office:value-type="float" office:value="17390" calcext:value-type="float">
            <text:p>17.39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EMAL KK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68]-[.D69]+[.E69]" office:value-type="float" office:value="17490" calcext:value-type="float">
            <text:p>17.49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6 AY</text:p>
          </table:table-cell>
          <table:table-cell table:style-name="ce249" office:value-type="string" calcext:value-type="string">
            <text:p>DİŞCİ KK</text:p>
          </table:table-cell>
          <table:table-cell table:style-name="ce303" office:value-type="float" office:value="500" calcext:value-type="float">
            <text:p>500,00</text:p>
          </table:table-cell>
          <table:table-cell table:style-name="ce326"/>
          <table:table-cell table:style-name="ce303"/>
          <table:table-cell table:style-name="ce303" table:formula="of:=[.G69]-[.D70]+[.E70]" office:value-type="float" office:value="16990" calcext:value-type="float">
            <text:p>16.99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URULLAH MERMER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70]-[.D71]+[.E71]" office:value-type="float" office:value="16890" calcext:value-type="float">
            <text:p>16.89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URDACI</text:p>
          </table:table-cell>
          <table:table-cell table:style-name="ce303" office:value-type="float" office:value="1400" calcext:value-type="float">
            <text:p>1.400,00</text:p>
          </table:table-cell>
          <table:table-cell table:style-name="ce326"/>
          <table:table-cell table:style-name="ce303"/>
          <table:table-cell table:style-name="ce303" table:formula="of:=[.G71]-[.D72]+[.E72]" office:value-type="float" office:value="15490" calcext:value-type="float">
            <text:p>15.49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İVEN</text:p>
          </table:table-cell>
          <table:table-cell table:style-name="ce303"/>
          <table:table-cell table:style-name="ce326" office:value-type="float" office:value="40" calcext:value-type="float">
            <text:p>40,00</text:p>
          </table:table-cell>
          <table:table-cell table:style-name="ce303"/>
          <table:table-cell table:style-name="ce303" table:formula="of:=[.G72]-[.D73]+[.E73]" office:value-type="float" office:value="15530" calcext:value-type="float">
            <text:p>15.53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İVEN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73]-[.D74]+[.E74]" office:value-type="float" office:value="15580" calcext:value-type="float">
            <text:p>15.58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RAT BATARYA</text:p>
          </table:table-cell>
          <table:table-cell table:style-name="ce303"/>
          <table:table-cell table:style-name="ce326" office:value-type="float" office:value="35" calcext:value-type="float">
            <text:p>35,00</text:p>
          </table:table-cell>
          <table:table-cell table:style-name="ce303"/>
          <table:table-cell table:style-name="ce303" table:formula="of:=[.G74]-[.D75]+[.E75]" office:value-type="float" office:value="15615" calcext:value-type="float">
            <text:p>15.615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8 AY</text:p>
          </table:table-cell>
          <table:table-cell table:style-name="ce249" office:value-type="string" calcext:value-type="string">
            <text:p>İŞ KREDİ</text:p>
          </table:table-cell>
          <table:table-cell table:style-name="ce303"/>
          <table:table-cell table:style-name="ce326" office:value-type="float" office:value="4301" calcext:value-type="float">
            <text:p>4.301,00</text:p>
          </table:table-cell>
          <table:table-cell table:style-name="ce303"/>
          <table:table-cell table:style-name="ce303" table:formula="of:=[.G75]-[.D76]+[.E76]" office:value-type="float" office:value="19916" calcext:value-type="float">
            <text:p>19.91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76]-[.D77]+[.E77]" office:value-type="float" office:value="20916" calcext:value-type="float">
            <text:p>20.91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27" calcext:value-type="float">
            <text:p>27,00</text:p>
          </table:table-cell>
          <table:table-cell table:style-name="ce303"/>
          <table:table-cell table:style-name="ce303" table:formula="of:=[.G77]-[.D78]+[.E78]" office:value-type="float" office:value="20943" calcext:value-type="float">
            <text:p>20.943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7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358" calcext:value-type="float">
            <text:p>358,00</text:p>
          </table:table-cell>
          <table:table-cell table:style-name="ce326"/>
          <table:table-cell table:style-name="ce303"/>
          <table:table-cell table:style-name="ce303" table:formula="of:=[.G78]-[.D79]+[.E79]" office:value-type="float" office:value="20585" calcext:value-type="float">
            <text:p>20.58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İ ELDEN</text:p>
          </table:table-cell>
          <table:table-cell table:style-name="ce303"/>
          <table:table-cell table:style-name="ce326" office:value-type="float" office:value="2000" calcext:value-type="float">
            <text:p>2.000,00</text:p>
          </table:table-cell>
          <table:table-cell table:style-name="ce303"/>
          <table:table-cell table:style-name="ce303" table:formula="of:=[.G79]-[.D80]+[.E80]" office:value-type="float" office:value="22585" calcext:value-type="float">
            <text:p>22.585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8 AY</text:p>
          </table:table-cell>
          <table:table-cell table:style-name="ce249" office:value-type="string" calcext:value-type="string">
            <text:p>ALİ ELDEN</text:p>
          </table:table-cell>
          <table:table-cell table:style-name="ce303" office:value-type="float" office:value="7300" calcext:value-type="float">
            <text:p>7.300,00</text:p>
          </table:table-cell>
          <table:table-cell table:style-name="ce326"/>
          <table:table-cell table:style-name="ce303"/>
          <table:table-cell table:style-name="ce303" table:formula="of:=[.G80]-[.D81]+[.E81]" office:value-type="float" office:value="15285" calcext:value-type="float">
            <text:p>15.28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URDACI</text:p>
          </table:table-cell>
          <table:table-cell table:style-name="ce303"/>
          <table:table-cell table:style-name="ce326" office:value-type="float" office:value="55" calcext:value-type="float">
            <text:p>55,00</text:p>
          </table:table-cell>
          <table:table-cell table:style-name="ce303"/>
          <table:table-cell table:style-name="ce303" table:formula="of:=[.G81]-[.D82]+[.E82]" office:value-type="float" office:value="15340" calcext:value-type="float">
            <text:p>15.34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AH DOĞU BOYACI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82]-[.D83]+[.E83]" office:value-type="float" office:value="15640" calcext:value-type="float">
            <text:p>15.64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K</text:p>
          </table:table-cell>
          <table:table-cell table:style-name="ce303" office:value-type="float" office:value="750" calcext:value-type="float">
            <text:p>750,00</text:p>
          </table:table-cell>
          <table:table-cell table:style-name="ce326"/>
          <table:table-cell table:style-name="ce303"/>
          <table:table-cell table:style-name="ce303" table:formula="of:=[.G83]-[.D84]+[.E84]" office:value-type="float" office:value="14890" calcext:value-type="float">
            <text:p>14.89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AHATTİN DOĞU</text:p>
          </table:table-cell>
          <table:table-cell table:style-name="ce303"/>
          <table:table-cell table:style-name="ce326" office:value-type="float" office:value="871" calcext:value-type="float">
            <text:p>871,00</text:p>
          </table:table-cell>
          <table:table-cell table:style-name="ce303"/>
          <table:table-cell table:style-name="ce303" table:formula="of:=[.G84]-[.D85]+[.E85]" office:value-type="float" office:value="15761" calcext:value-type="float">
            <text:p>15.761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0 AY</text:p>
          </table:table-cell>
          <table:table-cell table:style-name="ce249" office:value-type="string" calcext:value-type="string">
            <text:p>STPŞ-KDV</text:p>
          </table:table-cell>
          <table:table-cell table:style-name="ce303"/>
          <table:table-cell table:style-name="ce326" office:value-type="float" office:value="122" calcext:value-type="float">
            <text:p>122,00</text:p>
          </table:table-cell>
          <table:table-cell table:style-name="ce303"/>
          <table:table-cell table:style-name="ce303" table:formula="of:=[.G85]-[.D86]+[.E86]" office:value-type="float" office:value="15883" calcext:value-type="float">
            <text:p>15.88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ÜSEYİN COBANOĞ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86]-[.D87]+[.E87]" office:value-type="float" office:value="16183" calcext:value-type="float">
            <text:p>16.18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UH MALZ</text:p>
          </table:table-cell>
          <table:table-cell table:style-name="ce303"/>
          <table:table-cell table:style-name="ce326" office:value-type="float" office:value="1080" calcext:value-type="float">
            <text:p>1.080,00</text:p>
          </table:table-cell>
          <table:table-cell table:style-name="ce303"/>
          <table:table-cell table:style-name="ce303" table:formula="of:=[.G87]-[.D88]+[.E88]" office:value-type="float" office:value="17263" calcext:value-type="float">
            <text:p>17.26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Cİ</text:p>
          </table:table-cell>
          <table:table-cell table:style-name="ce303"/>
          <table:table-cell table:style-name="ce326" office:value-type="float" office:value="40" calcext:value-type="float">
            <text:p>40,00</text:p>
          </table:table-cell>
          <table:table-cell table:style-name="ce303"/>
          <table:table-cell table:style-name="ce303" table:formula="of:=[.G88]-[.D89]+[.E89]" office:value-type="float" office:value="17303" calcext:value-type="float">
            <text:p>17.30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İ İŞ</text:p>
          </table:table-cell>
          <table:table-cell table:style-name="ce303"/>
          <table:table-cell table:style-name="ce326" office:value-type="float" office:value="667" calcext:value-type="float">
            <text:p>667,00</text:p>
          </table:table-cell>
          <table:table-cell table:style-name="ce303"/>
          <table:table-cell table:style-name="ce303" table:formula="of:=[.G89]-[.D90]+[.E90]" office:value-type="float" office:value="17970" calcext:value-type="float">
            <text:p>17.97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848" calcext:value-type="float">
            <text:p>848,00</text:p>
          </table:table-cell>
          <table:table-cell table:style-name="ce303"/>
          <table:table-cell table:style-name="ce303" table:formula="of:=[.G90]-[.D91]+[.E91]" office:value-type="float" office:value="18818" calcext:value-type="float">
            <text:p>18.81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2 AY</text:p>
          </table:table-cell>
          <table:table-cell table:style-name="ce249" office:value-type="string" calcext:value-type="string">
            <text:p>İŞ ALINAN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91]-[.D92]+[.E92]" office:value-type="float" office:value="18918" calcext:value-type="float">
            <text:p>18.91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ME</text:p>
          </table:table-cell>
          <table:table-cell table:style-name="ce303"/>
          <table:table-cell table:style-name="ce326" office:value-type="float" office:value="331" calcext:value-type="float">
            <text:p>331,00</text:p>
          </table:table-cell>
          <table:table-cell table:style-name="ce303"/>
          <table:table-cell table:style-name="ce303" table:formula="of:=[.G92]-[.D93]+[.E93]" office:value-type="float" office:value="19249" calcext:value-type="float">
            <text:p>19.249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4 AY</text:p>
          </table:table-cell>
          <table:table-cell table:style-name="ce249" office:value-type="string" calcext:value-type="string">
            <text:p>KK</text:p>
          </table:table-cell>
          <table:table-cell table:style-name="ce303" office:value-type="float" office:value="2000" calcext:value-type="float">
            <text:p>2.000,00</text:p>
          </table:table-cell>
          <table:table-cell table:style-name="ce326"/>
          <table:table-cell table:style-name="ce303"/>
          <table:table-cell table:style-name="ce303" table:formula="of:=[.G93]-[.D94]+[.E94]" office:value-type="float" office:value="17249" calcext:value-type="float">
            <text:p>17.24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192" calcext:value-type="float">
            <text:p>192,00</text:p>
          </table:table-cell>
          <table:table-cell table:style-name="ce326"/>
          <table:table-cell table:style-name="ce303"/>
          <table:table-cell table:style-name="ce303" table:formula="of:=[.G94]-[.D95]+[.E95]" office:value-type="float" office:value="17057" calcext:value-type="float">
            <text:p>17.05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DAMĞA</text:p>
          </table:table-cell>
          <table:table-cell table:style-name="ce303" office:value-type="float" office:value="85" calcext:value-type="float">
            <text:p>85,00</text:p>
          </table:table-cell>
          <table:table-cell table:style-name="ce326"/>
          <table:table-cell table:style-name="ce303"/>
          <table:table-cell table:style-name="ce303" table:formula="of:=[.G95]-[.D96]+[.E96]" office:value-type="float" office:value="16972" calcext:value-type="float">
            <text:p>16.97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PO YEŞİLYURT</text:p>
          </table:table-cell>
          <table:table-cell table:style-name="ce303" office:value-type="float" office:value="700" calcext:value-type="float">
            <text:p>700,00</text:p>
          </table:table-cell>
          <table:table-cell table:style-name="ce326"/>
          <table:table-cell table:style-name="ce303"/>
          <table:table-cell table:style-name="ce303" table:formula="of:=[.G96]-[.D97]+[.E97]" office:value-type="float" office:value="16272" calcext:value-type="float">
            <text:p>16.27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EK ŞÜKRÜ</text:p>
          </table:table-cell>
          <table:table-cell table:style-name="ce303"/>
          <table:table-cell table:style-name="ce326" office:value-type="float" office:value="126" calcext:value-type="float">
            <text:p>126,00</text:p>
          </table:table-cell>
          <table:table-cell table:style-name="ce303"/>
          <table:table-cell table:style-name="ce303" table:formula="of:=[.G97]-[.D98]+[.E98]" office:value-type="float" office:value="16398" calcext:value-type="float">
            <text:p>16.39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AĞKUR</text:p>
          </table:table-cell>
          <table:table-cell table:style-name="ce303" office:value-type="float" office:value="375" calcext:value-type="float">
            <text:p>375,00</text:p>
          </table:table-cell>
          <table:table-cell table:style-name="ce326"/>
          <table:table-cell table:style-name="ce303"/>
          <table:table-cell table:style-name="ce303" table:formula="of:=[.G98]-[.D99]+[.E99]" office:value-type="float" office:value="16023" calcext:value-type="float">
            <text:p>16.02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74" calcext:value-type="float">
            <text:p>74,00</text:p>
          </table:table-cell>
          <table:table-cell table:style-name="ce326"/>
          <table:table-cell table:style-name="ce303"/>
          <table:table-cell table:style-name="ce303" table:formula="of:=[.G99]-[.D100]+[.E100]" office:value-type="float" office:value="15949" calcext:value-type="float">
            <text:p>15.94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ARAC MALZ</text:p>
          </table:table-cell>
          <table:table-cell table:style-name="ce303"/>
          <table:table-cell table:style-name="ce326" office:value-type="float" office:value="418" calcext:value-type="float">
            <text:p>418,00</text:p>
          </table:table-cell>
          <table:table-cell table:style-name="ce303"/>
          <table:table-cell table:style-name="ce303" table:formula="of:=[.G100]-[.D101]+[.E101]" office:value-type="float" office:value="16367" calcext:value-type="float">
            <text:p>16.36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09’a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01]-[.D102]+[.E102]" office:value-type="float" office:value="16367" calcext:value-type="float">
            <text:p>16.36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 table:number-columns-repeated="4"/>
          <table:table-cell table:number-columns-repeated="1016"/>
        </table:table-row>
        <table:table-row table:style-name="ro11">
          <table:table-cell/>
          <table:table-cell table:style-name="ce251" office:value-type="date" office:date-value="2008-12-31" calcext:value-type="date">
            <text:p>31.12.2008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47:.D101])" office:value-type="float" office:value="20241" calcext:value-type="float">
            <text:p>20.241,00</text:p>
          </table:table-cell>
          <table:table-cell table:style-name="ce327" table:formula="of:=SUM([.E47:.E101])" office:value-type="float" office:value="15509" calcext:value-type="float">
            <text:p>15.509,00</text:p>
          </table:table-cell>
          <table:table-cell table:style-name="ce304"/>
          <table:table-cell table:style-name="ce350" table:formula="of:=[.E104]-[.D104]" office:value-type="float" office:value="-4732" calcext:value-type="float">
            <text:p>-4.732,00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09" calcext:value-type="float">
            <text:p>2009</text:p>
          </table:table-cell>
          <table:table-cell table:style-name="ce277" office:value-type="string" calcext:value-type="string">
            <text:p>2008’den DEVİR DĞŞ ALACAKLI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02]" office:value-type="float" office:value="16367" calcext:value-type="float">
            <text:p>16.367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BOYA</text:p>
          </table:table-cell>
          <table:table-cell table:style-name="ce303"/>
          <table:table-cell table:style-name="ce326" office:value-type="float" office:value="85" calcext:value-type="float">
            <text:p>85,00</text:p>
          </table:table-cell>
          <table:table-cell table:style-name="ce303"/>
          <table:table-cell table:style-name="ce303" table:formula="of:=[.G106]-[.D107]+[.E107]" office:value-type="float" office:value="16452" calcext:value-type="float">
            <text:p>16.45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ORHAN</text:p>
          </table:table-cell>
          <table:table-cell table:style-name="ce303"/>
          <table:table-cell table:style-name="ce326" office:value-type="float" office:value="70" calcext:value-type="float">
            <text:p>70,00</text:p>
          </table:table-cell>
          <table:table-cell table:style-name="ce303"/>
          <table:table-cell table:style-name="ce303" table:formula="of:=[.G107]-[.D108]+[.E108]" office:value-type="float" office:value="16522" calcext:value-type="float">
            <text:p>16.52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RAT</text:p>
          </table:table-cell>
          <table:table-cell table:style-name="ce303"/>
          <table:table-cell table:style-name="ce326" office:value-type="float" office:value="28" calcext:value-type="float">
            <text:p>28,00</text:p>
          </table:table-cell>
          <table:table-cell table:style-name="ce303"/>
          <table:table-cell table:style-name="ce303" table:formula="of:=[.G108]-[.D109]+[.E109]" office:value-type="float" office:value="16550" calcext:value-type="float">
            <text:p>16.55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CEROĞLU KK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109]-[.D110]+[.E110]" office:value-type="float" office:value="15550" calcext:value-type="float">
            <text:p>15.55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YA</text:p>
          </table:table-cell>
          <table:table-cell table:style-name="ce303" office:value-type="float" office:value="2013" calcext:value-type="float">
            <text:p>2.013,00</text:p>
          </table:table-cell>
          <table:table-cell table:style-name="ce326"/>
          <table:table-cell table:style-name="ce303"/>
          <table:table-cell table:style-name="ce303" table:formula="of:=[.G110]-[.D111]+[.E111]" office:value-type="float" office:value="13537" calcext:value-type="float">
            <text:p>13.53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290" calcext:value-type="float">
            <text:p>290,00</text:p>
          </table:table-cell>
          <table:table-cell table:style-name="ce326"/>
          <table:table-cell table:style-name="ce303"/>
          <table:table-cell table:style-name="ce303" table:formula="of:=[.G111]-[.D112]+[.E112]" office:value-type="float" office:value="13247" calcext:value-type="float">
            <text:p>13.247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9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77" calcext:value-type="float">
            <text:p>77,00</text:p>
          </table:table-cell>
          <table:table-cell table:style-name="ce326"/>
          <table:table-cell table:style-name="ce303"/>
          <table:table-cell table:style-name="ce303" table:formula="of:=[.G112]-[.D113]+[.E113]" office:value-type="float" office:value="13170" calcext:value-type="float">
            <text:p>13.17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ORĞ BOYA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113]-[.D114]+[.E114]" office:value-type="float" office:value="13470" calcext:value-type="float">
            <text:p>13.47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 AY</text:p>
          </table:table-cell>
          <table:table-cell table:style-name="ce249" office:value-type="string" calcext:value-type="string">
            <text:p>PER KURBAN</text:p>
          </table:table-cell>
          <table:table-cell table:style-name="ce303"/>
          <table:table-cell table:style-name="ce326" office:value-type="float" office:value="750" calcext:value-type="float">
            <text:p>750,00</text:p>
          </table:table-cell>
          <table:table-cell table:style-name="ce303"/>
          <table:table-cell table:style-name="ce303" table:formula="of:=[.G114]-[.D115]+[.E115]" office:value-type="float" office:value="14220" calcext:value-type="float">
            <text:p>14.22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PER ZRT</text:p>
          </table:table-cell>
          <table:table-cell table:style-name="ce303"/>
          <table:table-cell table:style-name="ce326" office:value-type="float" office:value="330" calcext:value-type="float">
            <text:p>330,00</text:p>
          </table:table-cell>
          <table:table-cell table:style-name="ce303"/>
          <table:table-cell table:style-name="ce303" table:formula="of:=[.G115]-[.D116]+[.E116]" office:value-type="float" office:value="14550" calcext:value-type="float">
            <text:p>14.55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PER SSK</text:p>
          </table:table-cell>
          <table:table-cell table:style-name="ce303" office:value-type="float" office:value="231" calcext:value-type="float">
            <text:p>231,00</text:p>
          </table:table-cell>
          <table:table-cell table:style-name="ce326"/>
          <table:table-cell table:style-name="ce303"/>
          <table:table-cell table:style-name="ce303" table:formula="of:=[.G116]-[.D117]+[.E117]" office:value-type="float" office:value="14319" calcext:value-type="float">
            <text:p>14.31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ACI BAĞKUR</text:p>
          </table:table-cell>
          <table:table-cell table:style-name="ce303" office:value-type="float" office:value="745" calcext:value-type="float">
            <text:p>745,00</text:p>
          </table:table-cell>
          <table:table-cell table:style-name="ce326"/>
          <table:table-cell table:style-name="ce303"/>
          <table:table-cell table:style-name="ce303" table:formula="of:=[.G117]-[.D118]+[.E118]" office:value-type="float" office:value="13574" calcext:value-type="float">
            <text:p>13.574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10’a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18]-[.D119]+[.E119]" office:value-type="float" office:value="13574" calcext:value-type="float">
            <text:p>13.574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 table:number-columns-repeated="3"/>
          <table:table-cell table:style-name="ce349"/>
          <table:table-cell table:number-columns-repeated="1016"/>
        </table:table-row>
        <table:table-row table:style-name="ro11">
          <table:table-cell/>
          <table:table-cell table:style-name="ce251" office:value-type="date" office:date-value="2009-12-31" calcext:value-type="date">
            <text:p>31.12.2009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107:.D118])" office:value-type="float" office:value="4356" calcext:value-type="float">
            <text:p>4.356,00</text:p>
          </table:table-cell>
          <table:table-cell table:style-name="ce327" table:formula="of:=SUM([.E107:.E118])" office:value-type="float" office:value="1563" calcext:value-type="float">
            <text:p>1.563,00</text:p>
          </table:table-cell>
          <table:table-cell table:style-name="ce304"/>
          <table:table-cell table:style-name="ce349" table:formula="of:=[.E121]-[.D121]" office:value-type="float" office:value="-2793" calcext:value-type="float">
            <text:p>-2.79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 office:value-type="date" office:date-value="2010-01-01" calcext:value-type="date">
            <text:p>01.01.2010</text:p>
          </table:table-cell>
          <table:table-cell table:style-name="ce277" office:value-type="string" calcext:value-type="string">
            <text:p>2009’dan DEVİR DĞŞ ALACAKLI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19]" office:value-type="float" office:value="13574" calcext:value-type="float">
            <text:p>13.574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ü</text:p>
          </table:table-cell>
          <table:table-cell table:style-name="ce303" office:value-type="float" office:value="74" calcext:value-type="float">
            <text:p>74,00</text:p>
          </table:table-cell>
          <table:table-cell table:style-name="ce326"/>
          <table:table-cell table:style-name="ce303"/>
          <table:table-cell table:style-name="ce303" table:formula="of:=[.G123]-[.D124]+[.E124]" office:value-type="float" office:value="13500" calcext:value-type="float">
            <text:p>13.50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 AY</text:p>
          </table:table-cell>
          <table:table-cell table:style-name="ce249" office:value-type="string" calcext:value-type="string">
            <text:p>DĞŞ VER</text:p>
          </table:table-cell>
          <table:table-cell table:style-name="ce303" office:value-type="float" office:value="275" calcext:value-type="float">
            <text:p>275,00</text:p>
          </table:table-cell>
          <table:table-cell table:style-name="ce326"/>
          <table:table-cell table:style-name="ce303"/>
          <table:table-cell table:style-name="ce303" table:formula="of:=[.G124]-[.D125]+[.E125]" office:value-type="float" office:value="13225" calcext:value-type="float">
            <text:p>13.22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18" calcext:value-type="float">
            <text:p>18,00</text:p>
          </table:table-cell>
          <table:table-cell table:style-name="ce326"/>
          <table:table-cell table:style-name="ce303"/>
          <table:table-cell table:style-name="ce303" table:formula="of:=[.G125]-[.D126]+[.E126]" office:value-type="float" office:value="13207" calcext:value-type="float">
            <text:p>13.207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2 AY</text:p>
          </table:table-cell>
          <table:table-cell table:style-name="ce249" office:value-type="string" calcext:value-type="string">
            <text:p>PER SSK</text:p>
          </table:table-cell>
          <table:table-cell table:style-name="ce303" office:value-type="float" office:value="244" calcext:value-type="float">
            <text:p>244,00</text:p>
          </table:table-cell>
          <table:table-cell table:style-name="ce326"/>
          <table:table-cell table:style-name="ce303"/>
          <table:table-cell table:style-name="ce303" table:formula="of:=[.G126]-[.D127]+[.E127]" office:value-type="float" office:value="12963" calcext:value-type="float">
            <text:p>12.96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78" calcext:value-type="float">
            <text:p>78,00</text:p>
          </table:table-cell>
          <table:table-cell table:style-name="ce326"/>
          <table:table-cell table:style-name="ce303"/>
          <table:table-cell table:style-name="ce303" table:formula="of:=[.G127]-[.D128]+[.E128]" office:value-type="float" office:value="12885" calcext:value-type="float">
            <text:p>12.88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İLAL DEMİRSOY</text:p>
          </table:table-cell>
          <table:table-cell table:style-name="ce303" office:value-type="float" office:value="750" calcext:value-type="float">
            <text:p>750,00</text:p>
          </table:table-cell>
          <table:table-cell table:style-name="ce326"/>
          <table:table-cell table:style-name="ce303"/>
          <table:table-cell table:style-name="ce303" table:formula="of:=[.G128]-[.D129]+[.E129]" office:value-type="float" office:value="12135" calcext:value-type="float">
            <text:p>12.13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EHMET DİLEK</text:p>
          </table:table-cell>
          <table:table-cell table:style-name="ce303" office:value-type="float" office:value="375" calcext:value-type="float">
            <text:p>375,00</text:p>
          </table:table-cell>
          <table:table-cell table:style-name="ce326"/>
          <table:table-cell table:style-name="ce303"/>
          <table:table-cell table:style-name="ce303" table:formula="of:=[.G129]-[.D130]+[.E130]" office:value-type="float" office:value="11760" calcext:value-type="float">
            <text:p>11.76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3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78" calcext:value-type="float">
            <text:p>78,00</text:p>
          </table:table-cell>
          <table:table-cell table:style-name="ce326"/>
          <table:table-cell table:style-name="ce303"/>
          <table:table-cell table:style-name="ce303" table:formula="of:=[.G130]-[.D131]+[.E131]" office:value-type="float" office:value="11682" calcext:value-type="float">
            <text:p>11.68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CİT TELİ</text:p>
          </table:table-cell>
          <table:table-cell table:style-name="ce303" office:value-type="float" office:value="2425" calcext:value-type="float">
            <text:p>2.425,00</text:p>
          </table:table-cell>
          <table:table-cell table:style-name="ce326"/>
          <table:table-cell table:style-name="ce303"/>
          <table:table-cell table:style-name="ce303" table:formula="of:=[.G131]-[.D132]+[.E132]" office:value-type="float" office:value="9257" calcext:value-type="float">
            <text:p>9.25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RU BAHCE</text:p>
          </table:table-cell>
          <table:table-cell table:style-name="ce303" office:value-type="float" office:value="210" calcext:value-type="float">
            <text:p>210,00</text:p>
          </table:table-cell>
          <table:table-cell table:style-name="ce326"/>
          <table:table-cell table:style-name="ce303"/>
          <table:table-cell table:style-name="ce303" table:formula="of:=[.G132]-[.D133]+[.E133]" office:value-type="float" office:value="9047" calcext:value-type="float">
            <text:p>9.04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DUVAR İŞCİLİĞİ</text:p>
          </table:table-cell>
          <table:table-cell table:style-name="ce303" office:value-type="float" office:value="630" calcext:value-type="float">
            <text:p>630,00</text:p>
          </table:table-cell>
          <table:table-cell table:style-name="ce326"/>
          <table:table-cell table:style-name="ce303"/>
          <table:table-cell table:style-name="ce303" table:formula="of:=[.G133]-[.D134]+[.E134]" office:value-type="float" office:value="8417" calcext:value-type="float">
            <text:p>8.41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SK</text:p>
          </table:table-cell>
          <table:table-cell table:style-name="ce303" office:value-type="float" office:value="243" calcext:value-type="float">
            <text:p>243,00</text:p>
          </table:table-cell>
          <table:table-cell table:style-name="ce326"/>
          <table:table-cell table:style-name="ce303"/>
          <table:table-cell table:style-name="ce303" table:formula="of:=[.G134]-[.D135]+[.E135]" office:value-type="float" office:value="8174" calcext:value-type="float">
            <text:p>8.174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4 AY</text:p>
          </table:table-cell>
          <table:table-cell table:style-name="ce249" office:value-type="string" calcext:value-type="string">
            <text:p>SSK</text:p>
          </table:table-cell>
          <table:table-cell table:style-name="ce303" office:value-type="float" office:value="243" calcext:value-type="float">
            <text:p>243,00</text:p>
          </table:table-cell>
          <table:table-cell table:style-name="ce326"/>
          <table:table-cell table:style-name="ce303"/>
          <table:table-cell table:style-name="ce303" table:formula="of:=[.G135]-[.D136]+[.E136]" office:value-type="float" office:value="7931" calcext:value-type="float">
            <text:p>7.93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75" calcext:value-type="float">
            <text:p>75,00</text:p>
          </table:table-cell>
          <table:table-cell table:style-name="ce326"/>
          <table:table-cell table:style-name="ce303"/>
          <table:table-cell table:style-name="ce303" table:formula="of:=[.G136]-[.D137]+[.E137]" office:value-type="float" office:value="7856" calcext:value-type="float">
            <text:p>7.85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75" calcext:value-type="float">
            <text:p>75,00</text:p>
          </table:table-cell>
          <table:table-cell table:style-name="ce326"/>
          <table:table-cell table:style-name="ce303"/>
          <table:table-cell table:style-name="ce303" table:formula="of:=[.G137]-[.D138]+[.E138]" office:value-type="float" office:value="7781" calcext:value-type="float">
            <text:p>7.78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G. GV</text:p>
          </table:table-cell>
          <table:table-cell table:style-name="ce303" office:value-type="float" office:value="60" calcext:value-type="float">
            <text:p>60,00</text:p>
          </table:table-cell>
          <table:table-cell table:style-name="ce326"/>
          <table:table-cell table:style-name="ce303"/>
          <table:table-cell table:style-name="ce303" table:formula="of:=[.G138]-[.D139]+[.E139]" office:value-type="float" office:value="7721" calcext:value-type="float">
            <text:p>7.72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TON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139]-[.D140]+[.E140]" office:value-type="float" office:value="6721" calcext:value-type="float">
            <text:p>6.72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PERFORJE</text:p>
          </table:table-cell>
          <table:table-cell table:style-name="ce303" office:value-type="float" office:value="815" calcext:value-type="float">
            <text:p>815,00</text:p>
          </table:table-cell>
          <table:table-cell table:style-name="ce326"/>
          <table:table-cell table:style-name="ce303"/>
          <table:table-cell table:style-name="ce303" table:formula="of:=[.G140]-[.D141]+[.E141]" office:value-type="float" office:value="5906" calcext:value-type="float">
            <text:p>5.90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HSAN ŞENMAN</text:p>
          </table:table-cell>
          <table:table-cell table:style-name="ce303" office:value-type="float" office:value="150" calcext:value-type="float">
            <text:p>150,00</text:p>
          </table:table-cell>
          <table:table-cell table:style-name="ce326"/>
          <table:table-cell table:style-name="ce303"/>
          <table:table-cell table:style-name="ce303" table:formula="of:=[.G141]-[.D142]+[.E142]" office:value-type="float" office:value="5756" calcext:value-type="float">
            <text:p>5.75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ANER ERAYDIN</text:p>
          </table:table-cell>
          <table:table-cell table:style-name="ce303" office:value-type="float" office:value="600" calcext:value-type="float">
            <text:p>600,00</text:p>
          </table:table-cell>
          <table:table-cell table:style-name="ce326"/>
          <table:table-cell table:style-name="ce303"/>
          <table:table-cell table:style-name="ce303" table:formula="of:=[.G142]-[.D143]+[.E143]" office:value-type="float" office:value="5156" calcext:value-type="float">
            <text:p>5.15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ST DİNC</text:p>
          </table:table-cell>
          <table:table-cell table:style-name="ce303" office:value-type="float" office:value="750" calcext:value-type="float">
            <text:p>750,00</text:p>
          </table:table-cell>
          <table:table-cell table:style-name="ce326"/>
          <table:table-cell table:style-name="ce303"/>
          <table:table-cell table:style-name="ce303" table:formula="of:=[.G143]-[.D144]+[.E144]" office:value-type="float" office:value="4406" calcext:value-type="float">
            <text:p>4.40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CEM SIĞIRECI</text:p>
          </table:table-cell>
          <table:table-cell table:style-name="ce303" office:value-type="float" office:value="750" calcext:value-type="float">
            <text:p>750,00</text:p>
          </table:table-cell>
          <table:table-cell table:style-name="ce326"/>
          <table:table-cell table:style-name="ce303"/>
          <table:table-cell table:style-name="ce303" table:formula="of:=[.G144]-[.D145]+[.E145]" office:value-type="float" office:value="3656" calcext:value-type="float">
            <text:p>3.65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Ş. CIRDKLI PER</text:p>
          </table:table-cell>
          <table:table-cell table:style-name="ce303" office:value-type="float" office:value="110" calcext:value-type="float">
            <text:p>110,00</text:p>
          </table:table-cell>
          <table:table-cell table:style-name="ce326"/>
          <table:table-cell table:style-name="ce303"/>
          <table:table-cell table:style-name="ce303" table:formula="of:=[.G145]-[.D146]+[.E146]" office:value-type="float" office:value="3546" calcext:value-type="float">
            <text:p>3.54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RU</text:p>
          </table:table-cell>
          <table:table-cell table:style-name="ce303" office:value-type="float" office:value="270" calcext:value-type="float">
            <text:p>270,00</text:p>
          </table:table-cell>
          <table:table-cell table:style-name="ce326"/>
          <table:table-cell table:style-name="ce303"/>
          <table:table-cell table:style-name="ce303" table:formula="of:=[.G146]-[.D147]+[.E147]" office:value-type="float" office:value="3276" calcext:value-type="float">
            <text:p>3.276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6 AY</text:p>
          </table:table-cell>
          <table:table-cell table:style-name="ce249" office:value-type="string" calcext:value-type="string">
            <text:p>BAĞKUR</text:p>
          </table:table-cell>
          <table:table-cell table:style-name="ce303" office:value-type="float" office:value="367" calcext:value-type="float">
            <text:p>367,00</text:p>
          </table:table-cell>
          <table:table-cell table:style-name="ce326"/>
          <table:table-cell table:style-name="ce303"/>
          <table:table-cell table:style-name="ce303" table:formula="of:=[.G147]-[.D148]+[.E148]" office:value-type="float" office:value="2909" calcext:value-type="float">
            <text:p>2.909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8 AY</text:p>
          </table:table-cell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224" calcext:value-type="float">
            <text:p>224,00</text:p>
          </table:table-cell>
          <table:table-cell table:style-name="ce303"/>
          <table:table-cell table:style-name="ce303" table:formula="of:=[.G148]-[.D149]+[.E149]" office:value-type="float" office:value="3133" calcext:value-type="float">
            <text:p>3.13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ORĞ BOYA</text:p>
          </table:table-cell>
          <table:table-cell table:style-name="ce303"/>
          <table:table-cell table:style-name="ce326" office:value-type="float" office:value="530" calcext:value-type="float">
            <text:p>530,00</text:p>
          </table:table-cell>
          <table:table-cell table:style-name="ce303"/>
          <table:table-cell table:style-name="ce303" table:formula="of:=[.G149]-[.D150]+[.E150]" office:value-type="float" office:value="3663" calcext:value-type="float">
            <text:p>3.663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0 AY</text:p>
          </table:table-cell>
          <table:table-cell table:style-name="ce249" office:value-type="string" calcext:value-type="string">
            <text:p>H. AYRANCI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150]-[.D151]+[.E151]" office:value-type="float" office:value="3563" calcext:value-type="float">
            <text:p>3.56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AVRULU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151]-[.D152]+[.E152]" office:value-type="float" office:value="4063" calcext:value-type="float">
            <text:p>4.06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. AYRANCI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152]-[.D153]+[.E153]" office:value-type="float" office:value="3963" calcext:value-type="float">
            <text:p>3.96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FIRCA ISPATULA</text:p>
          </table:table-cell>
          <table:table-cell table:style-name="ce303"/>
          <table:table-cell table:style-name="ce326" office:value-type="float" office:value="14" calcext:value-type="float">
            <text:p>14,00</text:p>
          </table:table-cell>
          <table:table-cell table:style-name="ce303"/>
          <table:table-cell table:style-name="ce303" table:formula="of:=[.G153]-[.D154]+[.E154]" office:value-type="float" office:value="3977" calcext:value-type="float">
            <text:p>3.977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 AY</text:p>
          </table:table-cell>
          <table:table-cell table:style-name="ce249" office:value-type="string" calcext:value-type="string">
            <text:p>KDV STB</text:p>
          </table:table-cell>
          <table:table-cell table:style-name="ce303" office:value-type="float" office:value="80" calcext:value-type="float">
            <text:p>80,00</text:p>
          </table:table-cell>
          <table:table-cell table:style-name="ce326"/>
          <table:table-cell table:style-name="ce303"/>
          <table:table-cell table:style-name="ce303" table:formula="of:=[.G154]-[.D155]+[.E155]" office:value-type="float" office:value="3897" calcext:value-type="float">
            <text:p>3.89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11’e devi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55]-[.D156]+[.E156]" office:value-type="float" office:value="3897" calcext:value-type="float">
            <text:p>3.89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 table:number-columns-repeated="3"/>
          <table:table-cell table:style-name="ce349"/>
          <table:table-cell table:number-columns-repeated="1016"/>
        </table:table-row>
        <table:table-row table:style-name="ro11">
          <table:table-cell/>
          <table:table-cell table:style-name="ce251" office:value-type="date" office:date-value="2010-12-31" calcext:value-type="date">
            <text:p>31.12.2010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124:.D155])" office:value-type="float" office:value="10945" calcext:value-type="float">
            <text:p>10.945,00</text:p>
          </table:table-cell>
          <table:table-cell table:style-name="ce327" table:formula="of:=SUM([.E124:.E155])" office:value-type="float" office:value="1268" calcext:value-type="float">
            <text:p>1.268,00</text:p>
          </table:table-cell>
          <table:table-cell table:style-name="ce304"/>
          <table:table-cell table:style-name="ce349" table:formula="of:=[.E158]-[.D158]" office:value-type="float" office:value="-9677" calcext:value-type="float">
            <text:p>-9.677,00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/>
          <table:table-cell table:style-name="ce313"/>
          <table:table-cell table:number-columns-repeated="1016"/>
        </table:table-row>
        <table:table-row table:style-name="ro11">
          <table:table-cell/>
          <table:table-cell table:style-name="ce457" office:value-type="float" office:value="2011" calcext:value-type="float">
            <text:p>2011</text:p>
          </table:table-cell>
          <table:table-cell table:style-name="ce277" office:value-type="string" calcext:value-type="string">
            <text:p>2010’dan DEVİR DĞŞ ALACAKLI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56]" office:value-type="float" office:value="3897" calcext:value-type="float">
            <text:p>3.897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KK</text:p>
          </table:table-cell>
          <table:table-cell table:style-name="ce303" office:value-type="float" office:value="1600" calcext:value-type="float">
            <text:p>1.600,00</text:p>
          </table:table-cell>
          <table:table-cell table:style-name="ce326"/>
          <table:table-cell table:style-name="ce303"/>
          <table:table-cell table:style-name="ce303" table:formula="of:=[.G160]-[.D161]+[.E161]" office:value-type="float" office:value="2297" calcext:value-type="float">
            <text:p>2.29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ALİP EKİCİ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161]-[.D162]+[.E162]" office:value-type="float" office:value="2097" calcext:value-type="float">
            <text:p>2.097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-2-3 AY</text:p>
          </table:table-cell>
          <table:table-cell table:style-name="ce249" office:value-type="string" calcext:value-type="string">
            <text:p>KDV – GV</text:p>
          </table:table-cell>
          <table:table-cell table:style-name="ce303" office:value-type="float" office:value="309" calcext:value-type="float">
            <text:p>309,00</text:p>
          </table:table-cell>
          <table:table-cell table:style-name="ce326"/>
          <table:table-cell table:style-name="ce303"/>
          <table:table-cell table:style-name="ce303" table:formula="of:=[.G162]-[.D163]+[.E163]" office:value-type="float" office:value="1788" calcext:value-type="float">
            <text:p>1.78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3 AY</text:p>
          </table:table-cell>
          <table:table-cell table:style-name="ce249" office:value-type="string" calcext:value-type="string">
            <text:p>M.B <text:s text:c="2"/>Ğ.VER</text:p>
          </table:table-cell>
          <table:table-cell table:style-name="ce303" office:value-type="float" office:value="1720" calcext:value-type="float">
            <text:p>1.720,00</text:p>
          </table:table-cell>
          <table:table-cell table:style-name="ce326"/>
          <table:table-cell table:style-name="ce303"/>
          <table:table-cell table:style-name="ce303" table:formula="of:=[.G163]-[.D164]+[.E164]" office:value-type="float" office:value="68" calcext:value-type="float">
            <text:p>6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1-04-07" calcext:value-type="date">
            <text:p>07.04.2011</text:p>
          </table:table-cell>
          <table:table-cell table:style-name="ce249" office:value-type="string" calcext:value-type="string">
            <text:p>ELDEN</text:p>
          </table:table-cell>
          <table:table-cell table:style-name="ce303" office:value-type="float" office:value="850" calcext:value-type="float">
            <text:p>850,00</text:p>
          </table:table-cell>
          <table:table-cell table:style-name="ce326"/>
          <table:table-cell table:style-name="ce303"/>
          <table:table-cell table:style-name="ce303" table:formula="of:=[.G164]-[.D165]+[.E165]" office:value-type="float" office:value="-782" calcext:value-type="float">
            <text:p>-78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STAR – cizme</text:p>
          </table:table-cell>
          <table:table-cell table:style-name="ce303"/>
          <table:table-cell table:style-name="ce326" office:value-type="float" office:value="540" calcext:value-type="float">
            <text:p>540,00</text:p>
          </table:table-cell>
          <table:table-cell table:style-name="ce303"/>
          <table:table-cell table:style-name="ce303" table:formula="of:=[.G165]-[.D166]+[.E166]" office:value-type="float" office:value="-242" calcext:value-type="float">
            <text:p>-24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NAK TK</text:p>
          </table:table-cell>
          <table:table-cell table:style-name="ce303"/>
          <table:table-cell table:style-name="ce326" office:value-type="float" office:value="754" calcext:value-type="float">
            <text:p>754,00</text:p>
          </table:table-cell>
          <table:table-cell table:style-name="ce303"/>
          <table:table-cell table:style-name="ce303" table:formula="of:=[.G166]-[.D167]+[.E167]" office:value-type="float" office:value="512" calcext:value-type="float">
            <text:p>51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YACI MUSTAFA</text:p>
          </table:table-cell>
          <table:table-cell table:style-name="ce303" office:value-type="float" office:value="140" calcext:value-type="float">
            <text:p>140,00</text:p>
          </table:table-cell>
          <table:table-cell table:style-name="ce326"/>
          <table:table-cell table:style-name="ce303"/>
          <table:table-cell table:style-name="ce303" table:formula="of:=[.G167]-[.D168]+[.E168]" office:value-type="float" office:value="372" calcext:value-type="float">
            <text:p>37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OPEL MUAYENE</text:p>
          </table:table-cell>
          <table:table-cell table:style-name="ce303" office:value-type="float" office:value="220" calcext:value-type="float">
            <text:p>220,00</text:p>
          </table:table-cell>
          <table:table-cell table:style-name="ce326"/>
          <table:table-cell table:style-name="ce303"/>
          <table:table-cell table:style-name="ce303" table:formula="of:=[.G168]-[.D169]+[.E169]" office:value-type="float" office:value="152" calcext:value-type="float">
            <text:p>15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DV</text:p>
          </table:table-cell>
          <table:table-cell table:style-name="ce303" office:value-type="float" office:value="80" calcext:value-type="float">
            <text:p>80,00</text:p>
          </table:table-cell>
          <table:table-cell table:style-name="ce326"/>
          <table:table-cell table:style-name="ce303"/>
          <table:table-cell table:style-name="ce303" table:formula="of:=[.G169]-[.D170]+[.E170]" office:value-type="float" office:value="72" calcext:value-type="float">
            <text:p>7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TIN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170]-[.D171]+[.E171]" office:value-type="float" office:value="572" calcext:value-type="float">
            <text:p>572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NİSAN</text:p>
          </table:table-cell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764" calcext:value-type="float">
            <text:p>764,00</text:p>
          </table:table-cell>
          <table:table-cell table:style-name="ce303"/>
          <table:table-cell table:style-name="ce303" table:formula="of:=[.G171]-[.D172]+[.E172]" office:value-type="float" office:value="1336" calcext:value-type="float">
            <text:p>1.33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ESİCİ TEX</text:p>
          </table:table-cell>
          <table:table-cell table:style-name="ce303" office:value-type="float" office:value="120" calcext:value-type="float">
            <text:p>120,00</text:p>
          </table:table-cell>
          <table:table-cell table:style-name="ce326"/>
          <table:table-cell table:style-name="ce303"/>
          <table:table-cell table:style-name="ce303" table:formula="of:=[.G172]-[.D173]+[.E173]" office:value-type="float" office:value="1216" calcext:value-type="float">
            <text:p>1.21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IZ KONT ÖDEME</text:p>
          </table:table-cell>
          <table:table-cell table:style-name="ce303"/>
          <table:table-cell table:style-name="ce326" office:value-type="float" office:value="708" calcext:value-type="float">
            <text:p>708,00</text:p>
          </table:table-cell>
          <table:table-cell table:style-name="ce303"/>
          <table:table-cell table:style-name="ce303" table:formula="of:=[.G173]-[.D174]+[.E174]" office:value-type="float" office:value="1924" calcext:value-type="float">
            <text:p>1.924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1-06-24" calcext:value-type="date">
            <text:p>24.06.2011</text:p>
          </table:table-cell>
          <table:table-cell table:style-name="ce249" office:value-type="string" calcext:value-type="string">
            <text:p>2 GL SLK BOYA ve mlzm</text:p>
          </table:table-cell>
          <table:table-cell table:style-name="ce303"/>
          <table:table-cell table:style-name="ce326" office:value-type="float" office:value="105" calcext:value-type="float">
            <text:p>105,00</text:p>
          </table:table-cell>
          <table:table-cell table:style-name="ce303"/>
          <table:table-cell table:style-name="ce303" table:formula="of:=[.G174]-[.D175]+[.E175]" office:value-type="float" office:value="2029" calcext:value-type="float">
            <text:p>2.02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OTER ALİ BALCI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175]-[.D176]+[.E176]" office:value-type="float" office:value="5029" calcext:value-type="float">
            <text:p>5.02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SKENDİYER</text:p>
          </table:table-cell>
          <table:table-cell table:style-name="ce303" office:value-type="float" office:value="600" calcext:value-type="float">
            <text:p>600,00</text:p>
          </table:table-cell>
          <table:table-cell table:style-name="ce326"/>
          <table:table-cell table:style-name="ce303"/>
          <table:table-cell table:style-name="ce303" table:formula="of:=[.G176]-[.D177]+[.E177]" office:value-type="float" office:value="4429" calcext:value-type="float">
            <text:p>4.42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İ BALCI ELDEN</text:p>
          </table:table-cell>
          <table:table-cell table:style-name="ce303" office:value-type="float" office:value="1400" calcext:value-type="float">
            <text:p>1.400,00</text:p>
          </table:table-cell>
          <table:table-cell table:style-name="ce326"/>
          <table:table-cell table:style-name="ce303"/>
          <table:table-cell table:style-name="ce303" table:formula="of:=[.G177]-[.D178]+[.E178]" office:value-type="float" office:value="3029" calcext:value-type="float">
            <text:p>3.029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8.AĞS</text:p>
          </table:table-cell>
          <table:table-cell table:style-name="ce249" office:value-type="string" calcext:value-type="string">
            <text:p>KDV</text:p>
          </table:table-cell>
          <table:table-cell table:style-name="ce303" office:value-type="float" office:value="224" calcext:value-type="float">
            <text:p>224,00</text:p>
          </table:table-cell>
          <table:table-cell table:style-name="ce326"/>
          <table:table-cell table:style-name="ce303"/>
          <table:table-cell table:style-name="ce303" table:formula="of:=[.G178]-[.D179]+[.E179]" office:value-type="float" office:value="2805" calcext:value-type="float">
            <text:p>2.80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LOK MAAŞ</text:p>
          </table:table-cell>
          <table:table-cell table:style-name="ce303" office:value-type="float" office:value="660" calcext:value-type="float">
            <text:p>660,00</text:p>
          </table:table-cell>
          <table:table-cell table:style-name="ce326"/>
          <table:table-cell table:style-name="ce303"/>
          <table:table-cell table:style-name="ce303" table:formula="of:=[.G179]-[.D180]+[.E180]" office:value-type="float" office:value="2145" calcext:value-type="float">
            <text:p>2.14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LOK SSK</text:p>
          </table:table-cell>
          <table:table-cell table:style-name="ce303" office:value-type="float" office:value="520" calcext:value-type="float">
            <text:p>520,00</text:p>
          </table:table-cell>
          <table:table-cell table:style-name="ce326"/>
          <table:table-cell table:style-name="ce303"/>
          <table:table-cell table:style-name="ce303" table:formula="of:=[.G180]-[.D181]+[.E181]" office:value-type="float" office:value="1625" calcext:value-type="float">
            <text:p>1.625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1-09-30" calcext:value-type="date">
            <text:p>30.09.2011</text:p>
          </table:table-cell>
          <table:table-cell table:style-name="ce249" office:value-type="string" calcext:value-type="string">
            <text:p>LOK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181]-[.D182]+[.E182]" office:value-type="float" office:value="1385" calcext:value-type="float">
            <text:p>1.38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ÜNV MALZ</text:p>
          </table:table-cell>
          <table:table-cell table:style-name="ce303"/>
          <table:table-cell table:style-name="ce326" office:value-type="float" office:value="1082" calcext:value-type="float">
            <text:p>1.082,00</text:p>
          </table:table-cell>
          <table:table-cell table:style-name="ce303"/>
          <table:table-cell table:style-name="ce303" table:formula="of:=[.G182]-[.D183]+[.E183]" office:value-type="float" office:value="2467" calcext:value-type="float">
            <text:p>2.46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CİM NAK</text:p>
          </table:table-cell>
          <table:table-cell table:style-name="ce303" office:value-type="float" office:value="850" calcext:value-type="float">
            <text:p>850,00</text:p>
          </table:table-cell>
          <table:table-cell table:style-name="ce326"/>
          <table:table-cell table:style-name="ce303"/>
          <table:table-cell table:style-name="ce303" table:formula="of:=[.G183]-[.D184]+[.E184]" office:value-type="float" office:value="1617" calcext:value-type="float">
            <text:p>1.61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EZAR HASAN TAŞ</text:p>
          </table:table-cell>
          <table:table-cell table:style-name="ce303" office:value-type="float" office:value="500" calcext:value-type="float">
            <text:p>500,00</text:p>
          </table:table-cell>
          <table:table-cell table:style-name="ce326"/>
          <table:table-cell table:style-name="ce303"/>
          <table:table-cell table:style-name="ce303" table:formula="of:=[.G184]-[.D185]+[.E185]" office:value-type="float" office:value="1117" calcext:value-type="float">
            <text:p>1.117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0 AY</text:p>
          </table:table-cell>
          <table:table-cell table:style-name="ce249" office:value-type="string" calcext:value-type="string">
            <text:p>LOK <text:s/>MAAŞ</text:p>
          </table:table-cell>
          <table:table-cell table:style-name="ce303" office:value-type="float" office:value="660" calcext:value-type="float">
            <text:p>660,00</text:p>
          </table:table-cell>
          <table:table-cell table:style-name="ce326"/>
          <table:table-cell table:style-name="ce303"/>
          <table:table-cell table:style-name="ce303" table:formula="of:=[.G185]-[.D186]+[.E186]" office:value-type="float" office:value="457" calcext:value-type="float">
            <text:p>45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EZAR PARASI</text:p>
          </table:table-cell>
          <table:table-cell table:style-name="ce303" office:value-type="float" office:value="700" calcext:value-type="float">
            <text:p>700,00</text:p>
          </table:table-cell>
          <table:table-cell table:style-name="ce326"/>
          <table:table-cell table:style-name="ce303"/>
          <table:table-cell table:style-name="ce303" table:formula="of:=[.G186]-[.D187]+[.E187]" office:value-type="float" office:value="-243" calcext:value-type="float">
            <text:p>-243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1 AY</text:p>
          </table:table-cell>
          <table:table-cell table:style-name="ce249" office:value-type="string" calcext:value-type="string">
            <text:p>LOK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187]-[.D188]+[.E188]" office:value-type="float" office:value="-483" calcext:value-type="float">
            <text:p>-48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L EMLAK</text:p>
          </table:table-cell>
          <table:table-cell table:style-name="ce303" office:value-type="float" office:value="5020" calcext:value-type="float">
            <text:p>5.020,00</text:p>
          </table:table-cell>
          <table:table-cell table:style-name="ce326"/>
          <table:table-cell table:style-name="ce303"/>
          <table:table-cell table:style-name="ce303" table:formula="of:=[.G188]-[.D189]+[.E189]" office:value-type="float" office:value="-5503" calcext:value-type="float">
            <text:p>-5.503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1 AY</text:p>
          </table:table-cell>
          <table:table-cell table:style-name="ce249" office:value-type="string" calcext:value-type="string">
            <text:p>GEC VR</text:p>
          </table:table-cell>
          <table:table-cell table:style-name="ce303" office:value-type="float" office:value="97" calcext:value-type="float">
            <text:p>97,00</text:p>
          </table:table-cell>
          <table:table-cell table:style-name="ce326"/>
          <table:table-cell table:style-name="ce303"/>
          <table:table-cell table:style-name="ce303" table:formula="of:=[.G189]-[.D190]+[.E190]" office:value-type="float" office:value="-5600" calcext:value-type="float">
            <text:p>-5.60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 AY</text:p>
          </table:table-cell>
          <table:table-cell table:style-name="ce249" office:value-type="string" calcext:value-type="string">
            <text:p>LOK MAAŞ</text:p>
          </table:table-cell>
          <table:table-cell table:style-name="ce303" office:value-type="float" office:value="660" calcext:value-type="float">
            <text:p>660,00</text:p>
          </table:table-cell>
          <table:table-cell table:style-name="ce326"/>
          <table:table-cell table:style-name="ce303"/>
          <table:table-cell table:style-name="ce303" table:formula="of:=[.G190]-[.D191]+[.E191]" office:value-type="float" office:value="-6260" calcext:value-type="float">
            <text:p>-6.26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 AY</text:p>
          </table:table-cell>
          <table:table-cell table:style-name="ce249" office:value-type="string" calcext:value-type="string">
            <text:p>M.B <text:s text:c="2"/>Ğ.VER</text:p>
          </table:table-cell>
          <table:table-cell table:style-name="ce303" office:value-type="float" office:value="845" calcext:value-type="float">
            <text:p>845,00</text:p>
          </table:table-cell>
          <table:table-cell table:style-name="ce326"/>
          <table:table-cell table:style-name="ce303"/>
          <table:table-cell table:style-name="ce303" table:formula="of:=[.G191]-[.D192]+[.E192]" office:value-type="float" office:value="-7105" calcext:value-type="float">
            <text:p>-7.105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 AY</text:p>
          </table:table-cell>
          <table:table-cell table:style-name="ce249" office:value-type="string" calcext:value-type="string">
            <text:p>DĞ VERĞİ</text:p>
          </table:table-cell>
          <table:table-cell table:style-name="ce303" office:value-type="float" office:value="246" calcext:value-type="float">
            <text:p>246,00</text:p>
          </table:table-cell>
          <table:table-cell table:style-name="ce326"/>
          <table:table-cell table:style-name="ce303"/>
          <table:table-cell table:style-name="ce303" table:formula="of:=[.G192]-[.D193]+[.E193]" office:value-type="float" office:value="-7351" calcext:value-type="float">
            <text:p>-7.351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6 AY</text:p>
          </table:table-cell>
          <table:table-cell table:style-name="ce249" office:value-type="string" calcext:value-type="string">
            <text:p>KREDİ 1-2-3-4-5-6 <text:s/>6-11. aylar 2375x6</text:p>
          </table:table-cell>
          <table:table-cell table:style-name="ce303"/>
          <table:table-cell table:style-name="ce326" office:value-type="float" office:value="14250" calcext:value-type="float">
            <text:p>14.250,00</text:p>
          </table:table-cell>
          <table:table-cell table:style-name="ce303"/>
          <table:table-cell table:style-name="ce303" table:formula="of:=[.G193]-[.D194]+[.E194]" office:value-type="float" office:value="6899" calcext:value-type="float">
            <text:p>6.899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 <text:s/>AY</text:p>
          </table:table-cell>
          <table:table-cell table:style-name="ce249" office:value-type="string" calcext:value-type="string">
            <text:p>LOK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194]-[.D195]+[.E195]" office:value-type="float" office:value="6659" calcext:value-type="float">
            <text:p>6.65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LİYE</text:p>
          </table:table-cell>
          <table:table-cell table:style-name="ce303" office:value-type="float" office:value="6" calcext:value-type="float">
            <text:p>6,00</text:p>
          </table:table-cell>
          <table:table-cell table:style-name="ce326"/>
          <table:table-cell table:style-name="ce303"/>
          <table:table-cell table:style-name="ce303" table:formula="of:=[.G195]-[.D196]+[.E196]" office:value-type="float" office:value="6653" calcext:value-type="float">
            <text:p>6.653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. ay</text:p>
          </table:table-cell>
          <table:table-cell table:style-name="ce249" office:value-type="string" calcext:value-type="string">
            <text:p>KREDİ 7</text:p>
          </table:table-cell>
          <table:table-cell table:style-name="ce303"/>
          <table:table-cell table:style-name="ce326" office:value-type="float" office:value="2375" calcext:value-type="float">
            <text:p>2.375,00</text:p>
          </table:table-cell>
          <table:table-cell table:style-name="ce303"/>
          <table:table-cell table:style-name="ce303" table:formula="of:=[.G196]-[.D197]+[.E197]" office:value-type="float" office:value="9028" calcext:value-type="float">
            <text:p>9.02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ÜNVERSİTE <text:s/>MALZ</text:p>
          </table:table-cell>
          <table:table-cell table:style-name="ce303" office:value-type="float" office:value="9600" calcext:value-type="float">
            <text:p>9.600,00</text:p>
          </table:table-cell>
          <table:table-cell table:style-name="ce326"/>
          <table:table-cell table:style-name="ce303"/>
          <table:table-cell table:style-name="ce303" table:formula="of:=[.G197]-[.D198]+[.E198]" office:value-type="float" office:value="-572" calcext:value-type="float">
            <text:p>-57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üs cankurt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198]-[.D199]+[.E199]" office:value-type="float" office:value="-772" calcext:value-type="float">
            <text:p>-77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deniz mak</text:p>
          </table:table-cell>
          <table:table-cell table:style-name="ce303" office:value-type="float" office:value="280" calcext:value-type="float">
            <text:p>280,00</text:p>
          </table:table-cell>
          <table:table-cell table:style-name="ce326"/>
          <table:table-cell table:style-name="ce303"/>
          <table:table-cell table:style-name="ce303" table:formula="of:=[.G199]-[.D200]+[.E200]" office:value-type="float" office:value="-1052" calcext:value-type="float">
            <text:p>-1.05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ru</text:p>
          </table:table-cell>
          <table:table-cell table:style-name="ce303" office:value-type="float" office:value="90" calcext:value-type="float">
            <text:p>90,00</text:p>
          </table:table-cell>
          <table:table-cell table:style-name="ce326"/>
          <table:table-cell table:style-name="ce303"/>
          <table:table-cell table:style-name="ce303" table:formula="of:=[.G200]-[.D201]+[.E201]" office:value-type="float" office:value="-1142" calcext:value-type="float">
            <text:p>-1.14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0" office:value-type="string" calcext:value-type="string">
            <text:p>2011 toplam doğuşun aldığı</text:p>
          </table:table-cell>
          <table:table-cell table:style-name="ce280" table:formula="of:=SUM([.D161:.D201])" office:value-type="float" office:value="29117" calcext:value-type="float">
            <text:p>29117</text:p>
          </table:table-cell>
          <table:table-cell table:style-name="ce293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1" office:value-type="string" calcext:value-type="string">
            <text:p>2011 toplam selaniğin aldığı </text:p>
          </table:table-cell>
          <table:table-cell table:style-name="ce281"/>
          <table:table-cell table:style-name="ce281" table:formula="of:=SUM([.E161:.E201])" office:value-type="float" office:value="24078" calcext:value-type="float">
            <text:p>24078</text:p>
          </table:table-cell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/>
          <table:table-cell table:style-name="ce303" table:formula="of:=[.G201]" office:value-type="float" office:value="-1142" calcext:value-type="float">
            <text:p>-1.14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ombi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205]-[.D206]+[.E206]" office:value-type="float" office:value="1858" calcext:value-type="float">
            <text:p>1.85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Ali Paşa Kira Bedeli Atila BALCI</text:p>
          </table:table-cell>
          <table:table-cell table:style-name="ce303" office:value-type="float" office:value="5001.39" calcext:value-type="float">
            <text:p>5.001,39</text:p>
          </table:table-cell>
          <table:table-cell table:style-name="ce326"/>
          <table:table-cell table:style-name="ce303"/>
          <table:table-cell table:style-name="ce303" table:formula="of:=[.G206]-[.D207]+[.E207]" office:value-type="float" office:value="-3143.39" calcext:value-type="float">
            <text:p>-3.143,3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Lise Arkası Kira Bedeli</text:p>
          </table:table-cell>
          <table:table-cell table:style-name="ce303" office:value-type="float" office:value="-1459.3" calcext:value-type="float">
            <text:p>-1.459,30</text:p>
          </table:table-cell>
          <table:table-cell table:style-name="ce326"/>
          <table:table-cell table:style-name="ce303"/>
          <table:table-cell table:style-name="ce303" table:formula="of:=[.G207]-[.D208]+[.E208]" office:value-type="float" office:value="-1684.09" calcext:value-type="float">
            <text:p>-1.684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stafa balcı banka hesabından</text:p>
          </table:table-cell>
          <table:table-cell table:style-name="ce303" office:value-type="float" office:value="8750" calcext:value-type="float">
            <text:p>8.750,00</text:p>
          </table:table-cell>
          <table:table-cell table:style-name="ce326"/>
          <table:table-cell table:style-name="ce303"/>
          <table:table-cell table:style-name="ce303" table:formula="of:=[.G208]-[.D209]+[.E209]" office:value-type="float" office:value="-10434.09" calcext:value-type="float">
            <text:p>-10.434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Sanayi acentalar kira bedeli</text:p>
          </table:table-cell>
          <table:table-cell table:style-name="ce303" office:value-type="float" office:value="7500" calcext:value-type="float">
            <text:p>7.500,00</text:p>
          </table:table-cell>
          <table:table-cell table:style-name="ce326"/>
          <table:table-cell table:style-name="ce303"/>
          <table:table-cell table:style-name="ce303" table:formula="of:=[.G209]-[.D210]+[.E210]" office:value-type="float" office:value="-17934.09" calcext:value-type="float">
            <text:p>-17.934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Hızarhane Depo kira bedeli</text:p>
          </table:table-cell>
          <table:table-cell table:style-name="ce303" office:value-type="float" office:value="4500" calcext:value-type="float">
            <text:p>4.500,00</text:p>
          </table:table-cell>
          <table:table-cell table:style-name="ce326"/>
          <table:table-cell table:style-name="ce303"/>
          <table:table-cell table:style-name="ce303" table:formula="of:=[.G210]-[.D211]+[.E211]" office:value-type="float" office:value="-22434.09" calcext:value-type="float">
            <text:p>-22.434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Hızarhane yıkama kira bedeli</text:p>
          </table:table-cell>
          <table:table-cell table:style-name="ce303" office:value-type="float" office:value="7200" calcext:value-type="float">
            <text:p>7.200,00</text:p>
          </table:table-cell>
          <table:table-cell table:style-name="ce326"/>
          <table:table-cell table:style-name="ce303"/>
          <table:table-cell table:style-name="ce303" table:formula="of:=[.G211]-[.D212]+[.E212]" office:value-type="float" office:value="-29634.09" calcext:value-type="float">
            <text:p>-29.634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Ali Paşa Kira Bedeli İsmail BALCI</text:p>
          </table:table-cell>
          <table:table-cell table:style-name="ce303" office:value-type="float" office:value="4344.44" calcext:value-type="float">
            <text:p>4.344,44</text:p>
          </table:table-cell>
          <table:table-cell table:style-name="ce326"/>
          <table:table-cell table:style-name="ce303"/>
          <table:table-cell table:style-name="ce303" table:formula="of:=[.G212]-[.D213]+[.E213]" office:value-type="float" office:value="-33978.53" calcext:value-type="float">
            <text:p>-33.978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12’ye devi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213]-[.D214]+[.E214]" office:value-type="float" office:value="-33978.53" calcext:value-type="float">
            <text:p>-33.978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1" office:value-type="date" office:date-value="2011-12-31" calcext:value-type="date">
            <text:p>31.12.2011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206:.D214])+[.D203]" office:value-type="float" office:value="64953.53" calcext:value-type="float">
            <text:p>64.953,53</text:p>
          </table:table-cell>
          <table:table-cell table:style-name="ce327" table:formula="of:=SUM([.E206:.E214])+[.E204]" office:value-type="float" office:value="27078" calcext:value-type="float">
            <text:p>27.078,00</text:p>
          </table:table-cell>
          <table:table-cell table:style-name="ce304"/>
          <table:table-cell table:style-name="ce349" table:formula="of:=[.E216]-[.D216]" office:value-type="float" office:value="-37875.53" calcext:value-type="float">
            <text:p>-37.875,53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2" calcext:value-type="float">
            <text:p>2012</text:p>
          </table:table-cell>
          <table:table-cell table:style-name="ce278" office:value-type="string" calcext:value-type="string">
            <text:p>2011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214]" office:value-type="float" office:value="-33978.53" calcext:value-type="float">
            <text:p>-33.978,53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ali balcı kaloriferci</text:p>
          </table:table-cell>
          <table:table-cell table:style-name="ce303"/>
          <table:table-cell table:style-name="ce326" office:value-type="float" office:value="225" calcext:value-type="float">
            <text:p>225,00</text:p>
          </table:table-cell>
          <table:table-cell table:style-name="ce303"/>
          <table:table-cell table:style-name="ce303" table:formula="of:=[.G218]-[.D219]+[.E219]" office:value-type="float" office:value="-33753.53" calcext:value-type="float">
            <text:p>-33.75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 ş.çırdaklı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219]-[.D220]+[.E220]" office:value-type="float" office:value="-33253.53" calcext:value-type="float">
            <text:p>-33.25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zocam nakliye</text:p>
          </table:table-cell>
          <table:table-cell table:style-name="ce303" office:value-type="float" office:value="160" calcext:value-type="float">
            <text:p>160,00</text:p>
          </table:table-cell>
          <table:table-cell table:style-name="ce326"/>
          <table:table-cell table:style-name="ce303"/>
          <table:table-cell table:style-name="ce303" table:formula="of:=[.G220]-[.D221]+[.E221]" office:value-type="float" office:value="-33413.53" calcext:value-type="float">
            <text:p>-33.41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redi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1]-[.D222]+[.E222]" office:value-type="float" office:value="-33413.53" calcext:value-type="float">
            <text:p>-33.41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2375*10=23750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2]-[.D223]+[.E223]" office:value-type="float" office:value="-33413.53" calcext:value-type="float">
            <text:p>-33.41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2375*1 = <text:s/>2375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3]-[.D224]+[.E224]" office:value-type="float" office:value="-33413.53" calcext:value-type="float">
            <text:p>-33.41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1* 375 = <text:s text:c="2"/>375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4]-[.D225]+[.E225]" office:value-type="float" office:value="-33413.53" calcext:value-type="float">
            <text:p>-33.41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oplam <text:s text:c="14"/>26500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5]-[.D226]+[.E226]" office:value-type="float" office:value="-33413.53" calcext:value-type="float">
            <text:p>-33.413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. ay</text:p>
          </table:table-cell>
          <table:table-cell table:style-name="ce249" office:value-type="string" calcext:value-type="string">
            <text:p>KREDİ 8-9-10-11</text:p>
          </table:table-cell>
          <table:table-cell table:style-name="ce303"/>
          <table:table-cell table:style-name="ce326" office:value-type="float" office:value="9500" calcext:value-type="float">
            <text:p>9.500,00</text:p>
          </table:table-cell>
          <table:table-cell table:style-name="ce303"/>
          <table:table-cell table:style-name="ce303" table:formula="of:=[.G226]-[.D227]+[.E227]" office:value-type="float" office:value="-23913.53" calcext:value-type="float">
            <text:p>-23.91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redi 12</text:p>
          </table:table-cell>
          <table:table-cell table:style-name="ce303"/>
          <table:table-cell table:style-name="ce326" office:value-type="float" office:value="375" calcext:value-type="float">
            <text:p>375,00</text:p>
          </table:table-cell>
          <table:table-cell table:style-name="ce303"/>
          <table:table-cell table:style-name="ce303" table:formula="of:=[.G227]-[.D228]+[.E228]" office:value-type="float" office:value="-23538.53" calcext:value-type="float">
            <text:p>-23.538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k kk atila</text:p>
          </table:table-cell>
          <table:table-cell table:style-name="ce303"/>
          <table:table-cell table:style-name="ce326" office:value-type="float" office:value="960" calcext:value-type="float">
            <text:p>960,00</text:p>
          </table:table-cell>
          <table:table-cell table:style-name="ce303"/>
          <table:table-cell table:style-name="ce303" table:formula="of:=[.G228]-[.D229]+[.E229]" office:value-type="float" office:value="-22578.53" calcext:value-type="float">
            <text:p>-22.578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ygaz atila</text:p>
          </table:table-cell>
          <table:table-cell table:style-name="ce303"/>
          <table:table-cell table:style-name="ce326" office:value-type="float" office:value="168" calcext:value-type="float">
            <text:p>168,00</text:p>
          </table:table-cell>
          <table:table-cell table:style-name="ce303"/>
          <table:table-cell table:style-name="ce303" table:formula="of:=[.G229]-[.D230]+[.E230]" office:value-type="float" office:value="-22410.53" calcext:value-type="float">
            <text:p>-22.410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ygaz ali</text:p>
          </table:table-cell>
          <table:table-cell table:style-name="ce303"/>
          <table:table-cell table:style-name="ce326" office:value-type="float" office:value="195" calcext:value-type="float">
            <text:p>195,00</text:p>
          </table:table-cell>
          <table:table-cell table:style-name="ce303"/>
          <table:table-cell table:style-name="ce303" table:formula="of:=[.G230]-[.D231]+[.E231]" office:value-type="float" office:value="-22215.53" calcext:value-type="float">
            <text:p>-22.21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30-3-2012 çek</text:p>
          </table:table-cell>
          <table:table-cell table:style-name="ce303"/>
          <table:table-cell table:style-name="ce326" office:value-type="float" office:value="2000" calcext:value-type="float">
            <text:p>2.000,00</text:p>
          </table:table-cell>
          <table:table-cell table:style-name="ce303"/>
          <table:table-cell table:style-name="ce303" table:formula="of:=[.G231]-[.D232]+[.E232]" office:value-type="float" office:value="-20215.53" calcext:value-type="float">
            <text:p>-20.21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slan tic</text:p>
          </table:table-cell>
          <table:table-cell table:style-name="ce303" office:value-type="float" office:value="930" calcext:value-type="float">
            <text:p>930,00</text:p>
          </table:table-cell>
          <table:table-cell table:style-name="ce326"/>
          <table:table-cell table:style-name="ce303"/>
          <table:table-cell table:style-name="ce303" table:formula="of:=[.G232]-[.D233]+[.E233]" office:value-type="float" office:value="-21145.53" calcext:value-type="float">
            <text:p>-21.14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ulusu tüp</text:p>
          </table:table-cell>
          <table:table-cell table:style-name="ce303" office:value-type="float" office:value="600" calcext:value-type="float">
            <text:p>600,00</text:p>
          </table:table-cell>
          <table:table-cell table:style-name="ce326"/>
          <table:table-cell table:style-name="ce303"/>
          <table:table-cell table:style-name="ce303" table:formula="of:=[.G233]-[.D234]+[.E234]" office:value-type="float" office:value="-21745.53" calcext:value-type="float">
            <text:p>-21.74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ürkeller şenele ödeme</text:p>
          </table:table-cell>
          <table:table-cell table:style-name="ce303" office:value-type="float" office:value="5818" calcext:value-type="float">
            <text:p>5.818,00</text:p>
          </table:table-cell>
          <table:table-cell table:style-name="ce326"/>
          <table:table-cell table:style-name="ce303"/>
          <table:table-cell table:style-name="ce303" table:formula="of:=[.G234]-[.D235]+[.E235]" office:value-type="float" office:value="-27563.53" calcext:value-type="float">
            <text:p>-27.56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ayraktar cıvata şnl</text:p>
          </table:table-cell>
          <table:table-cell table:style-name="ce303" office:value-type="float" office:value="406" calcext:value-type="float">
            <text:p>406,00</text:p>
          </table:table-cell>
          <table:table-cell table:style-name="ce326"/>
          <table:table-cell table:style-name="ce303"/>
          <table:table-cell table:style-name="ce303" table:formula="of:=[.G235]-[.D236]+[.E236]" office:value-type="float" office:value="-27969.53" calcext:value-type="float">
            <text:p>-27.96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yacı yusuf şnl mrmr</text:p>
          </table:table-cell>
          <table:table-cell table:style-name="ce303" office:value-type="float" office:value="850" calcext:value-type="float">
            <text:p>850,00</text:p>
          </table:table-cell>
          <table:table-cell table:style-name="ce326"/>
          <table:table-cell table:style-name="ce303"/>
          <table:table-cell table:style-name="ce303" table:formula="of:=[.G236]-[.D237]+[.E237]" office:value-type="float" office:value="-28819.53" calcext:value-type="float">
            <text:p>-28.81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150" calcext:value-type="float">
            <text:p>150,00</text:p>
          </table:table-cell>
          <table:table-cell table:style-name="ce303"/>
          <table:table-cell table:style-name="ce303" table:formula="of:=[.G237]-[.D238]+[.E238]" office:value-type="float" office:value="-28669.53" calcext:value-type="float">
            <text:p>-28.66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238]-[.D239]+[.E239]" office:value-type="float" office:value="-28569.53" calcext:value-type="float">
            <text:p>-28.56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yangın dolabı çağdaş</text:p>
          </table:table-cell>
          <table:table-cell table:style-name="ce303"/>
          <table:table-cell table:style-name="ce326" office:value-type="float" office:value="590" calcext:value-type="float">
            <text:p>590,00</text:p>
          </table:table-cell>
          <table:table-cell table:style-name="ce303"/>
          <table:table-cell table:style-name="ce303" table:formula="of:=[.G239]-[.D240]+[.E240]" office:value-type="float" office:value="-27979.53" calcext:value-type="float">
            <text:p>-27.97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orman işl havale</text:p>
          </table:table-cell>
          <table:table-cell table:style-name="ce303"/>
          <table:table-cell table:style-name="ce326" office:value-type="float" office:value="400" calcext:value-type="float">
            <text:p>400,00</text:p>
          </table:table-cell>
          <table:table-cell table:style-name="ce303"/>
          <table:table-cell table:style-name="ce303" table:formula="of:=[.G240]-[.D241]+[.E241]" office:value-type="float" office:value="-27579.53" calcext:value-type="float">
            <text:p>-27.579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2-24" calcext:value-type="date">
            <text:p>24.02.2012</text:p>
          </table:table-cell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241]-[.D242]+[.E242]" office:value-type="float" office:value="-24579.53" calcext:value-type="float">
            <text:p>-24.57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doğuş emlak vergisi,</text:p>
          </table:table-cell>
          <table:table-cell table:style-name="ce303"/>
          <table:table-cell table:style-name="ce326" office:value-type="float" office:value="244" calcext:value-type="float">
            <text:p>244,00</text:p>
          </table:table-cell>
          <table:table-cell table:style-name="ce303"/>
          <table:table-cell table:style-name="ce303" table:formula="of:=[.G242]-[.D243]+[.E243]" office:value-type="float" office:value="-24335.53" calcext:value-type="float">
            <text:p>-24.33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150" calcext:value-type="float">
            <text:p>150,00</text:p>
          </table:table-cell>
          <table:table-cell table:style-name="ce303"/>
          <table:table-cell table:style-name="ce303" table:formula="of:=[.G243]-[.D244]+[.E244]" office:value-type="float" office:value="-24185.53" calcext:value-type="float">
            <text:p>-24.18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dan çek</text:p>
          </table:table-cell>
          <table:table-cell table:style-name="ce303" office:value-type="float" office:value="3400" calcext:value-type="float">
            <text:p>3.400,00</text:p>
          </table:table-cell>
          <table:table-cell table:style-name="ce326"/>
          <table:table-cell table:style-name="ce303"/>
          <table:table-cell table:style-name="ce303" table:formula="of:=[.G244]-[.D245]+[.E245]" office:value-type="float" office:value="-27585.53" calcext:value-type="float">
            <text:p>-27.58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2500" calcext:value-type="float">
            <text:p>2.500,00</text:p>
          </table:table-cell>
          <table:table-cell table:style-name="ce303"/>
          <table:table-cell table:style-name="ce303" table:formula="of:=[.G245]-[.D246]+[.E246]" office:value-type="float" office:value="-25085.53" calcext:value-type="float">
            <text:p>-25.085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2-25" calcext:value-type="date">
            <text:p>25.02.2012</text:p>
          </table:table-cell>
          <table:table-cell table:style-name="ce249" office:value-type="string" calcext:value-type="string">
            <text:p>lokantacı ocak maaş</text:p>
          </table:table-cell>
          <table:table-cell table:style-name="ce303" office:value-type="float" office:value="300" calcext:value-type="float">
            <text:p>300,00</text:p>
          </table:table-cell>
          <table:table-cell table:style-name="ce326"/>
          <table:table-cell table:style-name="ce303"/>
          <table:table-cell table:style-name="ce303" table:formula="of:=[.G246]-[.D247]+[.E247]" office:value-type="float" office:value="-25385.53" calcext:value-type="float">
            <text:p>-25.38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247]-[.D248]+[.E248]" office:value-type="float" office:value="-25085.53" calcext:value-type="float">
            <text:p>-25.085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3-05" calcext:value-type="date">
            <text:p>05.03.2012</text:p>
          </table:table-cell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250" calcext:value-type="float">
            <text:p>250,00</text:p>
          </table:table-cell>
          <table:table-cell table:style-name="ce303"/>
          <table:table-cell table:style-name="ce303" table:formula="of:=[.G248]-[.D249]+[.E249]" office:value-type="float" office:value="-24835.53" calcext:value-type="float">
            <text:p>-24.835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3-14" calcext:value-type="date">
            <text:p>14.03.2012</text:p>
          </table:table-cell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550" calcext:value-type="float">
            <text:p>550,00</text:p>
          </table:table-cell>
          <table:table-cell table:style-name="ce303"/>
          <table:table-cell table:style-name="ce303" table:formula="of:=[.G249]-[.D250]+[.E250]" office:value-type="float" office:value="-24285.53" calcext:value-type="float">
            <text:p>-24.285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3-14" calcext:value-type="date">
            <text:p>14.03.2012</text:p>
          </table:table-cell>
          <table:table-cell table:style-name="ce249" office:value-type="string" calcext:value-type="string">
            <text:p>lokantacı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50]-[.D251]+[.E251]" office:value-type="float" office:value="-24525.53" calcext:value-type="float">
            <text:p>-24.525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4-07" calcext:value-type="date">
            <text:p>07.04.2012</text:p>
          </table:table-cell>
          <table:table-cell table:style-name="ce249" office:value-type="string" calcext:value-type="string">
            <text:p>lokantacı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51]-[.D252]+[.E252]" office:value-type="float" office:value="-24765.53" calcext:value-type="float">
            <text:p>-24.765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4-10" calcext:value-type="date">
            <text:p>10.04.2012</text:p>
          </table:table-cell>
          <table:table-cell table:style-name="ce249" office:value-type="string" calcext:value-type="string">
            <text:p>havale</text:p>
          </table:table-cell>
          <table:table-cell table:style-name="ce303"/>
          <table:table-cell table:style-name="ce326" office:value-type="float" office:value="7085" calcext:value-type="float">
            <text:p>7.085,00</text:p>
          </table:table-cell>
          <table:table-cell table:style-name="ce303"/>
          <table:table-cell table:style-name="ce303" table:formula="of:=[.G252]-[.D253]+[.E253]" office:value-type="float" office:value="-17680.53" calcext:value-type="float">
            <text:p>-17.680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4-11" calcext:value-type="date">
            <text:p>11.04.2012</text:p>
          </table:table-cell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7500" calcext:value-type="float">
            <text:p>7.500,00</text:p>
          </table:table-cell>
          <table:table-cell table:style-name="ce303"/>
          <table:table-cell table:style-name="ce303" table:formula="of:=[.G253]-[.D254]+[.E254]" office:value-type="float" office:value="-10180.53" calcext:value-type="float">
            <text:p>-10.180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alkbank tan atla</text:p>
          </table:table-cell>
          <table:table-cell table:style-name="ce303" office:value-type="float" office:value="975" calcext:value-type="float">
            <text:p>975,00</text:p>
          </table:table-cell>
          <table:table-cell table:style-name="ce326"/>
          <table:table-cell table:style-name="ce303"/>
          <table:table-cell table:style-name="ce303" table:formula="of:=[.G254]-[.D255]+[.E255]" office:value-type="float" office:value="-11155.53" calcext:value-type="float">
            <text:p>-11.15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ömür parası öğrenci</text:p>
          </table:table-cell>
          <table:table-cell table:style-name="ce303"/>
          <table:table-cell table:style-name="ce326" office:value-type="float" office:value="495" calcext:value-type="float">
            <text:p>495,00</text:p>
          </table:table-cell>
          <table:table-cell table:style-name="ce303"/>
          <table:table-cell table:style-name="ce303" table:formula="of:=[.G255]-[.D256]+[.E256]" office:value-type="float" office:value="-10660.53" calcext:value-type="float">
            <text:p>-10.660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acı usta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256]-[.D257]+[.E257]" office:value-type="float" office:value="-10360.53" calcext:value-type="float">
            <text:p>-10.360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4-25" calcext:value-type="date">
            <text:p>25.04.2012</text:p>
          </table:table-cell>
          <table:table-cell table:style-name="ce249" office:value-type="string" calcext:value-type="string">
            <text:p>kk ali balcı</text:p>
          </table:table-cell>
          <table:table-cell table:style-name="ce303"/>
          <table:table-cell table:style-name="ce326" office:value-type="float" office:value="1482" calcext:value-type="float">
            <text:p>1.482,00</text:p>
          </table:table-cell>
          <table:table-cell table:style-name="ce303"/>
          <table:table-cell table:style-name="ce303" table:formula="of:=[.G257]-[.D258]+[.E258]" office:value-type="float" office:value="-8878.53" calcext:value-type="float">
            <text:p>-8.878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k ali balcı</text:p>
          </table:table-cell>
          <table:table-cell table:style-name="ce303"/>
          <table:table-cell table:style-name="ce326" office:value-type="float" office:value="735" calcext:value-type="float">
            <text:p>735,00</text:p>
          </table:table-cell>
          <table:table-cell table:style-name="ce303"/>
          <table:table-cell table:style-name="ce303" table:formula="of:=[.G258]-[.D259]+[.E259]" office:value-type="float" office:value="-8143.53" calcext:value-type="float">
            <text:p>-8.14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pob san kredi a blcı</text:p>
          </table:table-cell>
          <table:table-cell table:style-name="ce303"/>
          <table:table-cell table:style-name="ce326" office:value-type="float" office:value="2048" calcext:value-type="float">
            <text:p>2.048,00</text:p>
          </table:table-cell>
          <table:table-cell table:style-name="ce303"/>
          <table:table-cell table:style-name="ce303" table:formula="of:=[.G259]-[.D260]+[.E260]" office:value-type="float" office:value="-6095.53" calcext:value-type="float">
            <text:p>-6.09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a balcı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260]-[.D261]+[.E261]" office:value-type="float" office:value="-5095.53" calcext:value-type="float">
            <text:p>-5.095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4-25" calcext:value-type="date">
            <text:p>25.04.2012</text:p>
          </table:table-cell>
          <table:table-cell table:style-name="ce249" office:value-type="string" calcext:value-type="string">
            <text:p>ziraat çek için şenel</text:p>
          </table:table-cell>
          <table:table-cell table:style-name="ce303" office:value-type="float" office:value="1150" calcext:value-type="float">
            <text:p>1.150,00</text:p>
          </table:table-cell>
          <table:table-cell table:style-name="ce326"/>
          <table:table-cell table:style-name="ce303"/>
          <table:table-cell table:style-name="ce303" table:formula="of:=[.G261]-[.D262]+[.E262]" office:value-type="float" office:value="-6245.53" calcext:value-type="float">
            <text:p>-6.24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iven 20 ad</text:p>
          </table:table-cell>
          <table:table-cell table:style-name="ce303"/>
          <table:table-cell table:style-name="ce326" office:value-type="float" office:value="40" calcext:value-type="float">
            <text:p>40,00</text:p>
          </table:table-cell>
          <table:table-cell table:style-name="ce303"/>
          <table:table-cell table:style-name="ce303" table:formula="of:=[.G262]-[.D263]+[.E263]" office:value-type="float" office:value="-6205.53" calcext:value-type="float">
            <text:p>-6.205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5-10" calcext:value-type="date">
            <text:p>10.05.2012</text:p>
          </table:table-cell>
          <table:table-cell table:style-name="ce249" office:value-type="string" calcext:value-type="string">
            <text:p>lokanta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63]-[.D264]+[.E264]" office:value-type="float" office:value="-6445.53" calcext:value-type="float">
            <text:p>-6.44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liye iskele parç</text:p>
          </table:table-cell>
          <table:table-cell table:style-name="ce303" office:value-type="float" office:value="150" calcext:value-type="float">
            <text:p>150,00</text:p>
          </table:table-cell>
          <table:table-cell table:style-name="ce326"/>
          <table:table-cell table:style-name="ce303"/>
          <table:table-cell table:style-name="ce303" table:formula="of:=[.G264]-[.D265]+[.E265]" office:value-type="float" office:value="-6595.53" calcext:value-type="float">
            <text:p>-6.59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liye iskele parç</text:p>
          </table:table-cell>
          <table:table-cell table:style-name="ce303" office:value-type="float" office:value="120" calcext:value-type="float">
            <text:p>120,00</text:p>
          </table:table-cell>
          <table:table-cell table:style-name="ce326"/>
          <table:table-cell table:style-name="ce303"/>
          <table:table-cell table:style-name="ce303" table:formula="of:=[.G265]-[.D266]+[.E266]" office:value-type="float" office:value="-6715.53" calcext:value-type="float">
            <text:p>-6.71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rı tuğla şenel</text:p>
          </table:table-cell>
          <table:table-cell table:style-name="ce303" office:value-type="float" office:value="300" calcext:value-type="float">
            <text:p>300,00</text:p>
          </table:table-cell>
          <table:table-cell table:style-name="ce326"/>
          <table:table-cell table:style-name="ce303"/>
          <table:table-cell table:style-name="ce303" table:formula="of:=[.G266]-[.D267]+[.E267]" office:value-type="float" office:value="-7015.53" calcext:value-type="float">
            <text:p>-7.01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evirgen şenel</text:p>
          </table:table-cell>
          <table:table-cell table:style-name="ce303" office:value-type="float" office:value="604" calcext:value-type="float">
            <text:p>604,00</text:p>
          </table:table-cell>
          <table:table-cell table:style-name="ce326"/>
          <table:table-cell table:style-name="ce303"/>
          <table:table-cell table:style-name="ce303" table:formula="of:=[.G267]-[.D268]+[.E268]" office:value-type="float" office:value="-7619.53" calcext:value-type="float">
            <text:p>-7.619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6-22" calcext:value-type="date">
            <text:p>22.06.2012</text:p>
          </table:table-cell>
          <table:table-cell table:style-name="ce249" office:value-type="string" calcext:value-type="string">
            <text:p>lokantacı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68]-[.D269]+[.E269]" office:value-type="float" office:value="-7859.53" calcext:value-type="float">
            <text:p>-7.859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7-22" calcext:value-type="date">
            <text:p>22.07.2012</text:p>
          </table:table-cell>
          <table:table-cell table:style-name="ce249" office:value-type="string" calcext:value-type="string">
            <text:p>lokantacı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69]-[.D270]+[.E270]" office:value-type="float" office:value="-8099.53" calcext:value-type="float">
            <text:p>-8.09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feyz dergisi şenel</text:p>
          </table:table-cell>
          <table:table-cell table:style-name="ce303" office:value-type="float" office:value="120" calcext:value-type="float">
            <text:p>120,00</text:p>
          </table:table-cell>
          <table:table-cell table:style-name="ce326"/>
          <table:table-cell table:style-name="ce303"/>
          <table:table-cell table:style-name="ce303" table:formula="of:=[.G270]-[.D271]+[.E271]" office:value-type="float" office:value="-8219.53" calcext:value-type="float">
            <text:p>-8.21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ap emin</text:p>
          </table:table-cell>
          <table:table-cell table:style-name="ce303" office:value-type="float" office:value="3000" calcext:value-type="float">
            <text:p>3.000,00</text:p>
          </table:table-cell>
          <table:table-cell table:style-name="ce326"/>
          <table:table-cell table:style-name="ce303"/>
          <table:table-cell table:style-name="ce303" table:formula="of:=[.G271]-[.D272]+[.E272]" office:value-type="float" office:value="-11219.53" calcext:value-type="float">
            <text:p>-11.21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finansbank kredi</text:p>
          </table:table-cell>
          <table:table-cell table:style-name="ce303"/>
          <table:table-cell table:style-name="ce326" office:value-type="float" office:value="3885" calcext:value-type="float">
            <text:p>3.885,00</text:p>
          </table:table-cell>
          <table:table-cell table:style-name="ce303"/>
          <table:table-cell table:style-name="ce303" table:formula="of:=[.G272]-[.D273]+[.E273]" office:value-type="float" office:value="-7334.53" calcext:value-type="float">
            <text:p>-7.334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k ödenen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273]-[.D274]+[.E274]" office:value-type="float" office:value="-8334.53" calcext:value-type="float">
            <text:p>-8.334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ember demir</text:p>
          </table:table-cell>
          <table:table-cell table:style-name="ce303"/>
          <table:table-cell table:style-name="ce326" office:value-type="float" office:value="160" calcext:value-type="float">
            <text:p>160,00</text:p>
          </table:table-cell>
          <table:table-cell table:style-name="ce303"/>
          <table:table-cell table:style-name="ce303" table:formula="of:=[.G274]-[.D275]+[.E275]" office:value-type="float" office:value="-8174.53" calcext:value-type="float">
            <text:p>-8.174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7-31" calcext:value-type="date">
            <text:p>31.07.2012</text:p>
          </table:table-cell>
          <table:table-cell table:style-name="ce249" office:value-type="string" calcext:value-type="string">
            <text:p>nakit a balcı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275]-[.D276]+[.E276]" office:value-type="float" office:value="-4174.53" calcext:value-type="float">
            <text:p>-4.174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8-15" calcext:value-type="date">
            <text:p>15.08.2012</text:p>
          </table:table-cell>
          <table:table-cell table:style-name="ce249" office:value-type="string" calcext:value-type="string">
            <text:p>lok ved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76]-[.D277]+[.E277]" office:value-type="float" office:value="-4414.53" calcext:value-type="float">
            <text:p>-4.414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9-22" calcext:value-type="date">
            <text:p>22.09.2012</text:p>
          </table:table-cell>
          <table:table-cell table:style-name="ce249" office:value-type="string" calcext:value-type="string">
            <text:p>eldiven 12</text:p>
          </table:table-cell>
          <table:table-cell table:style-name="ce303"/>
          <table:table-cell table:style-name="ce326" office:value-type="float" office:value="24" calcext:value-type="float">
            <text:p>24,00</text:p>
          </table:table-cell>
          <table:table-cell table:style-name="ce303"/>
          <table:table-cell table:style-name="ce303" table:formula="of:=[.G277]-[.D278]+[.E278]" office:value-type="float" office:value="-4390.53" calcext:value-type="float">
            <text:p>-4.390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9-26" calcext:value-type="date">
            <text:p>26.09.2012</text:p>
          </table:table-cell>
          <table:table-cell table:style-name="ce249" office:value-type="string" calcext:value-type="string">
            <text:p>pervin ev kredi</text:p>
          </table:table-cell>
          <table:table-cell table:style-name="ce303"/>
          <table:table-cell table:style-name="ce326" office:value-type="float" office:value="2050" calcext:value-type="float">
            <text:p>2.050,00</text:p>
          </table:table-cell>
          <table:table-cell table:style-name="ce303"/>
          <table:table-cell table:style-name="ce303" table:formula="of:=[.G278]-[.D279]+[.E279]" office:value-type="float" office:value="-2340.53" calcext:value-type="float">
            <text:p>-2.340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8000" calcext:value-type="float">
            <text:p>8.000,00</text:p>
          </table:table-cell>
          <table:table-cell table:style-name="ce303"/>
          <table:table-cell table:style-name="ce303" table:formula="of:=[.G279]-[.D280]+[.E280]" office:value-type="float" office:value="5659.47" calcext:value-type="float">
            <text:p>5.659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1200" calcext:value-type="float">
            <text:p>1.200,00</text:p>
          </table:table-cell>
          <table:table-cell table:style-name="ce303"/>
          <table:table-cell table:style-name="ce303" table:formula="of:=[.G280]-[.D281]+[.E281]" office:value-type="float" office:value="6859.47" calcext:value-type="float">
            <text:p>6.859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Ş e havale</text:p>
          </table:table-cell>
          <table:table-cell table:style-name="ce303"/>
          <table:table-cell table:style-name="ce326" office:value-type="float" office:value="2000" calcext:value-type="float">
            <text:p>2.000,00</text:p>
          </table:table-cell>
          <table:table-cell table:style-name="ce303"/>
          <table:table-cell table:style-name="ce303" table:formula="of:=[.G281]-[.D282]+[.E282]" office:value-type="float" office:value="8859.47" calcext:value-type="float">
            <text:p>8.859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ş e yatan</text:p>
          </table:table-cell>
          <table:table-cell table:style-name="ce303"/>
          <table:table-cell table:style-name="ce326" office:value-type="float" office:value="400" calcext:value-type="float">
            <text:p>400,00</text:p>
          </table:table-cell>
          <table:table-cell table:style-name="ce303"/>
          <table:table-cell table:style-name="ce303" table:formula="of:=[.G282]-[.D283]+[.E283]" office:value-type="float" office:value="9259.47" calcext:value-type="float">
            <text:p>9.259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ş eft birleşim</text:p>
          </table:table-cell>
          <table:table-cell table:style-name="ce303"/>
          <table:table-cell table:style-name="ce326" office:value-type="float" office:value="6000" calcext:value-type="float">
            <text:p>6.000,00</text:p>
          </table:table-cell>
          <table:table-cell table:style-name="ce303"/>
          <table:table-cell table:style-name="ce303" table:formula="of:=[.G283]-[.D284]+[.E284]" office:value-type="float" office:value="15259.47" calcext:value-type="float">
            <text:p>15.259,4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10-05" calcext:value-type="date">
            <text:p>05.10.2012</text:p>
          </table:table-cell>
          <table:table-cell table:style-name="ce249" office:value-type="string" calcext:value-type="string">
            <text:p>melih işçi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284]-[.D285]+[.E285]" office:value-type="float" office:value="15559.47" calcext:value-type="float">
            <text:p>15.559,4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10-06" calcext:value-type="date">
            <text:p>06.10.2012</text:p>
          </table:table-cell>
          <table:table-cell table:style-name="ce249" office:value-type="string" calcext:value-type="string">
            <text:p>lok ved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85]-[.D286]+[.E286]" office:value-type="float" office:value="15319.47" calcext:value-type="float">
            <text:p>15.319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izme 5</text:p>
          </table:table-cell>
          <table:table-cell table:style-name="ce303"/>
          <table:table-cell table:style-name="ce326" office:value-type="float" office:value="60" calcext:value-type="float">
            <text:p>60,00</text:p>
          </table:table-cell>
          <table:table-cell table:style-name="ce303"/>
          <table:table-cell table:style-name="ce303" table:formula="of:=[.G286]-[.D287]+[.E287]" office:value-type="float" office:value="15379.47" calcext:value-type="float">
            <text:p>15.379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t 3</text:p>
          </table:table-cell>
          <table:table-cell table:style-name="ce303"/>
          <table:table-cell table:style-name="ce326" office:value-type="float" office:value="9" calcext:value-type="float">
            <text:p>9,00</text:p>
          </table:table-cell>
          <table:table-cell table:style-name="ce303"/>
          <table:table-cell table:style-name="ce303" table:formula="of:=[.G287]-[.D288]+[.E288]" office:value-type="float" office:value="15388.47" calcext:value-type="float">
            <text:p>15.388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 24 ad</text:p>
          </table:table-cell>
          <table:table-cell table:style-name="ce303"/>
          <table:table-cell table:style-name="ce326" office:value-type="float" office:value="48" calcext:value-type="float">
            <text:p>48,00</text:p>
          </table:table-cell>
          <table:table-cell table:style-name="ce303"/>
          <table:table-cell table:style-name="ce303" table:formula="of:=[.G288]-[.D289]+[.E289]" office:value-type="float" office:value="15436.47" calcext:value-type="float">
            <text:p>15.436,4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11-17" calcext:value-type="date">
            <text:p>17.11.2012</text:p>
          </table:table-cell>
          <table:table-cell table:style-name="ce249" office:value-type="string" calcext:value-type="string">
            <text:p>doğuş ggv</text:p>
          </table:table-cell>
          <table:table-cell table:style-name="ce303" office:value-type="float" office:value="197" calcext:value-type="float">
            <text:p>197,00</text:p>
          </table:table-cell>
          <table:table-cell table:style-name="ce326"/>
          <table:table-cell table:style-name="ce303"/>
          <table:table-cell table:style-name="ce303" table:formula="of:=[.G289]-[.D290]+[.E290]" office:value-type="float" office:value="15239.47" calcext:value-type="float">
            <text:p>15.239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azova boya</text:p>
          </table:table-cell>
          <table:table-cell table:style-name="ce303" office:value-type="float" office:value="230" calcext:value-type="float">
            <text:p>230,00</text:p>
          </table:table-cell>
          <table:table-cell table:style-name="ce326"/>
          <table:table-cell table:style-name="ce303"/>
          <table:table-cell table:style-name="ce303" table:formula="of:=[.G290]-[.D291]+[.E291]" office:value-type="float" office:value="15009.47" calcext:value-type="float">
            <text:p>15.009,4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11-14" calcext:value-type="date">
            <text:p>14.11.2012</text:p>
          </table:table-cell>
          <table:table-cell table:style-name="ce249" office:value-type="string" calcext:value-type="string">
            <text:p>lok ved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91]-[.D292]+[.E292]" office:value-type="float" office:value="14769.47" calcext:value-type="float">
            <text:p>14.769,4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12-14" calcext:value-type="date">
            <text:p>14.12.2012</text:p>
          </table:table-cell>
          <table:table-cell table:style-name="ce249" office:value-type="string" calcext:value-type="string">
            <text:p>lok ved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92]-[.D293]+[.E293]" office:value-type="float" office:value="14529.47" calcext:value-type="float">
            <text:p>14.529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3" office:value-type="string" calcext:value-type="string">
            <text:p>İŞ kredi</text:p>
          </table:table-cell>
          <table:table-cell table:style-name="ce305" office:value-type="float" office:value="100000" calcext:value-type="float">
            <text:p>100.000,00</text:p>
          </table:table-cell>
          <table:table-cell table:style-name="ce329"/>
          <table:table-cell table:style-name="ce308"/>
          <table:table-cell table:style-name="ce303" table:formula="of:=[.G293]-[.D294]+[.E294]" office:value-type="float" office:value="-85470.53" calcext:value-type="float">
            <text:p>-85.470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3409*36=122724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94]-[.D295]+[.E295]" office:value-type="float" office:value="-85470.53" calcext:value-type="float">
            <text:p>-85.470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17 kas 13 --- 17 ekim 2016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95]-[.D296]+[.E296]" office:value-type="float" office:value="-85470.53" calcext:value-type="float">
            <text:p>-85.470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0-29" calcext:value-type="date">
            <text:p>29.10.2013</text:p>
          </table:table-cell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874" calcext:value-type="float">
            <text:p>874,00</text:p>
          </table:table-cell>
          <table:table-cell table:style-name="ce303"/>
          <table:table-cell table:style-name="ce303" table:formula="of:=[.G296]-[.D297]+[.E297]" office:value-type="float" office:value="-84596.53" calcext:value-type="float">
            <text:p>-84.596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5452" calcext:value-type="float">
            <text:p>5.452,00</text:p>
          </table:table-cell>
          <table:table-cell table:style-name="ce303"/>
          <table:table-cell table:style-name="ce303" table:formula="of:=[.G297]-[.D298]+[.E298]" office:value-type="float" office:value="-79144.53" calcext:value-type="float">
            <text:p>-79.144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1675" calcext:value-type="float">
            <text:p>1.675,00</text:p>
          </table:table-cell>
          <table:table-cell table:style-name="ce303"/>
          <table:table-cell table:style-name="ce303" table:formula="of:=[.G298]-[.D299]+[.E299]" office:value-type="float" office:value="-77469.53" calcext:value-type="float">
            <text:p>-77.46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</text:p>
          </table:table-cell>
          <table:table-cell table:style-name="ce303"/>
          <table:table-cell table:style-name="ce326" office:value-type="float" office:value="13000" calcext:value-type="float">
            <text:p>13.000,00</text:p>
          </table:table-cell>
          <table:table-cell table:style-name="ce303"/>
          <table:table-cell table:style-name="ce303" table:formula="of:=[.G299]-[.D300]+[.E300]" office:value-type="float" office:value="-64469.53" calcext:value-type="float">
            <text:p>-64.46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</text:p>
          </table:table-cell>
          <table:table-cell table:style-name="ce303"/>
          <table:table-cell table:style-name="ce326" office:value-type="float" office:value="27000" calcext:value-type="float">
            <text:p>27.000,00</text:p>
          </table:table-cell>
          <table:table-cell table:style-name="ce303"/>
          <table:table-cell table:style-name="ce303" table:formula="of:=[.G300]-[.D301]+[.E301]" office:value-type="float" office:value="-37469.53" calcext:value-type="float">
            <text:p>-37.46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vergiler</text:p>
          </table:table-cell>
          <table:table-cell table:style-name="ce303"/>
          <table:table-cell table:style-name="ce326" office:value-type="float" office:value="2960" calcext:value-type="float">
            <text:p>2.960,00</text:p>
          </table:table-cell>
          <table:table-cell table:style-name="ce303"/>
          <table:table-cell table:style-name="ce303" table:formula="of:=[.G301]-[.D302]+[.E302]" office:value-type="float" office:value="-34509.53" calcext:value-type="float">
            <text:p>-34.509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1-09" calcext:value-type="date">
            <text:p>09.11.2013</text:p>
          </table:table-cell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1500" calcext:value-type="float">
            <text:p>1.500,00</text:p>
          </table:table-cell>
          <table:table-cell table:style-name="ce303"/>
          <table:table-cell table:style-name="ce303" table:formula="of:=[.G302]-[.D303]+[.E303]" office:value-type="float" office:value="-33009.53" calcext:value-type="float">
            <text:p>-33.009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1-12" calcext:value-type="date">
            <text:p>12.11.2013</text:p>
          </table:table-cell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15000" calcext:value-type="float">
            <text:p>15.000,00</text:p>
          </table:table-cell>
          <table:table-cell table:style-name="ce303"/>
          <table:table-cell table:style-name="ce303" table:formula="of:=[.G303]-[.D304]+[.E304]" office:value-type="float" office:value="-18009.53" calcext:value-type="float">
            <text:p>-18.00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4277" calcext:value-type="float">
            <text:p>4.277,00</text:p>
          </table:table-cell>
          <table:table-cell table:style-name="ce303"/>
          <table:table-cell table:style-name="ce303" table:formula="of:=[.G304]-[.D305]+[.E305]" office:value-type="float" office:value="-13732.53" calcext:value-type="float">
            <text:p>-13.732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1-17" calcext:value-type="date">
            <text:p>17.11.2013</text:p>
          </table:table-cell>
          <table:table-cell table:style-name="ce249" office:value-type="string" calcext:value-type="string">
            <text:p>KREDİ 1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05]-[.D306]+[.E306]" office:value-type="float" office:value="-10323.53" calcext:value-type="float">
            <text:p>-10.32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750" calcext:value-type="float">
            <text:p>750,00</text:p>
          </table:table-cell>
          <table:table-cell table:style-name="ce303"/>
          <table:table-cell table:style-name="ce303" table:formula="of:=[.G306]-[.D307]+[.E307]" office:value-type="float" office:value="-9573.53" calcext:value-type="float">
            <text:p>-9.57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307]-[.D308]+[.E308]" office:value-type="float" office:value="-9473.53" calcext:value-type="float">
            <text:p>-9.47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DLİYE</text:p>
          </table:table-cell>
          <table:table-cell table:style-name="ce303"/>
          <table:table-cell table:style-name="ce326" office:value-type="float" office:value="700" calcext:value-type="float">
            <text:p>700,00</text:p>
          </table:table-cell>
          <table:table-cell table:style-name="ce303"/>
          <table:table-cell table:style-name="ce303" table:formula="of:=[.G308]-[.D309]+[.E309]" office:value-type="float" office:value="-8773.53" calcext:value-type="float">
            <text:p>-8.77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 office:value-type="float" office:value="800" calcext:value-type="float">
            <text:p>800,00</text:p>
          </table:table-cell>
          <table:table-cell table:style-name="ce303"/>
          <table:table-cell table:style-name="ce303" table:formula="of:=[.G309]-[.D310]+[.E310]" office:value-type="float" office:value="-7973.53" calcext:value-type="float">
            <text:p>-7.97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 office:value-type="float" office:value="20" calcext:value-type="float">
            <text:p>20,00</text:p>
          </table:table-cell>
          <table:table-cell table:style-name="ce303"/>
          <table:table-cell table:style-name="ce303" table:formula="of:=[.G310]-[.D311]+[.E311]" office:value-type="float" office:value="-7953.53" calcext:value-type="float">
            <text:p>-7.953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2-26" calcext:value-type="date">
            <text:p>26.12.2013</text:p>
          </table:table-cell>
          <table:table-cell table:style-name="ce249" office:value-type="string" calcext:value-type="string">
            <text:p>VERGİ</text:p>
          </table:table-cell>
          <table:table-cell table:style-name="ce303"/>
          <table:table-cell table:style-name="ce326" office:value-type="float" office:value="5003" calcext:value-type="float">
            <text:p>5.003,00</text:p>
          </table:table-cell>
          <table:table-cell table:style-name="ce303"/>
          <table:table-cell table:style-name="ce303" table:formula="of:=[.G311]-[.D312]+[.E312]" office:value-type="float" office:value="-2950.53" calcext:value-type="float">
            <text:p>-2.950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312]-[.D313]+[.E313]" office:value-type="float" office:value="2049.47" calcext:value-type="float">
            <text:p>2.049,4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2-27" calcext:value-type="date">
            <text:p>27.12.2013</text:p>
          </table:table-cell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313]-[.D314]+[.E314]" office:value-type="float" office:value="6049.47" calcext:value-type="float">
            <text:p>6.049,4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2-17" calcext:value-type="date">
            <text:p>17.12.2013</text:p>
          </table:table-cell>
          <table:table-cell table:style-name="ce249" office:value-type="string" calcext:value-type="string">
            <text:p>KREDİ 2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14]-[.D315]+[.E315]" office:value-type="float" office:value="9458.47" calcext:value-type="float">
            <text:p>9.458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2" office:value-type="string" calcext:value-type="string">
            <text:p>ara toplam</text:p>
          </table:table-cell>
          <table:table-cell table:style-name="ce282" table:formula="of:=SUM([.D219:.D316])" office:value-type="float" office:value="122470" calcext:value-type="float">
            <text:p>122470</text:p>
          </table:table-cell>
          <table:table-cell table:style-name="ce282" table:formula="of:=SUM([.E219:.E316])" office:value-type="float" office:value="165907" calcext:value-type="float">
            <text:p>165907</text:p>
          </table:table-cell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/>
          <table:table-cell table:style-name="ce303" table:formula="of:=[.G315]" office:value-type="float" office:value="9458.47" calcext:value-type="float">
            <text:p>9.458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Sanayi acentalar kira bedeli</text:p>
          </table:table-cell>
          <table:table-cell table:style-name="ce303" office:value-type="float" office:value="8000" calcext:value-type="float">
            <text:p>8.000,00</text:p>
          </table:table-cell>
          <table:table-cell table:style-name="ce326"/>
          <table:table-cell table:style-name="ce303"/>
          <table:table-cell table:style-name="ce303" table:formula="of:=[.G318]-[.D319]+[.E319]" office:value-type="float" office:value="1458.47" calcext:value-type="float">
            <text:p>1.458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Hızarhane Depo kira bedeli</text:p>
          </table:table-cell>
          <table:table-cell table:style-name="ce303" office:value-type="float" office:value="5000" calcext:value-type="float">
            <text:p>5.000,00</text:p>
          </table:table-cell>
          <table:table-cell table:style-name="ce326"/>
          <table:table-cell table:style-name="ce303"/>
          <table:table-cell table:style-name="ce303" table:formula="of:=[.G319]-[.D320]+[.E320]" office:value-type="float" office:value="-3541.53" calcext:value-type="float">
            <text:p>-3.541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Hızarhane yıkama kira bedeli</text:p>
          </table:table-cell>
          <table:table-cell table:style-name="ce303" office:value-type="float" office:value="7900" calcext:value-type="float">
            <text:p>7.900,00</text:p>
          </table:table-cell>
          <table:table-cell table:style-name="ce326"/>
          <table:table-cell table:style-name="ce303"/>
          <table:table-cell table:style-name="ce303" table:formula="of:=[.G320]-[.D321]+[.E321]" office:value-type="float" office:value="-11441.53" calcext:value-type="float">
            <text:p>-11.441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Lise Arkası Kira Bedeli</text:p>
          </table:table-cell>
          <table:table-cell table:style-name="ce303" office:value-type="float" office:value="6965.02" calcext:value-type="float">
            <text:p>6.965,02</text:p>
          </table:table-cell>
          <table:table-cell table:style-name="ce326"/>
          <table:table-cell table:style-name="ce303"/>
          <table:table-cell table:style-name="ce303" table:formula="of:=[.G321]-[.D322]+[.E322]" office:value-type="float" office:value="-18406.55" calcext:value-type="float">
            <text:p>-18.406,5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Ali Paşa Kira Bedeli Atila BALCI</text:p>
          </table:table-cell>
          <table:table-cell table:style-name="ce303" office:value-type="float" office:value="4694.44" calcext:value-type="float">
            <text:p>4.694,44</text:p>
          </table:table-cell>
          <table:table-cell table:style-name="ce326"/>
          <table:table-cell table:style-name="ce303"/>
          <table:table-cell table:style-name="ce303" table:formula="of:=[.G322]-[.D323]+[.E323]" office:value-type="float" office:value="-23100.99" calcext:value-type="float">
            <text:p>-23.100,9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Ali Paşa Kira Bedeli İsmail BALCI</text:p>
          </table:table-cell>
          <table:table-cell table:style-name="ce303" office:value-type="float" office:value="4222.22" calcext:value-type="float">
            <text:p>4.222,22</text:p>
          </table:table-cell>
          <table:table-cell table:style-name="ce326"/>
          <table:table-cell table:style-name="ce303"/>
          <table:table-cell table:style-name="ce303" table:formula="of:=[.G323]-[.D324]+[.E324]" office:value-type="float" office:value="-27323.21" calcext:value-type="float">
            <text:p>-27.323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13’e devi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324]-[.D325]+[.E325]" office:value-type="float" office:value="-27323.21" calcext:value-type="float">
            <text:p>-27.323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1" office:value-type="date" office:date-value="2012-12-31" calcext:value-type="date">
            <text:p>31.12.2012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319:.D325])+[.D317]" office:value-type="float" office:value="159251.68" calcext:value-type="float">
            <text:p>159.251,68</text:p>
          </table:table-cell>
          <table:table-cell table:style-name="ce327" table:formula="of:=SUM([.E319:.E325])+[.E317]" office:value-type="float" office:value="165907" calcext:value-type="float">
            <text:p>165.907,00</text:p>
          </table:table-cell>
          <table:table-cell table:style-name="ce304"/>
          <table:table-cell table:style-name="ce349" table:formula="of:=[.E327]-[.D327]" office:value-type="float" office:value="6655.32000000001" calcext:value-type="float">
            <text:p>6.655,32</text:p>
          </table:table-cell>
          <table:table-cell table:number-columns-repeated="1016"/>
        </table:table-row>
        <table:table-row table:style-name="ro11">
          <table:table-cell/>
          <table:table-cell table:style-name="ce251"/>
          <table:table-cell table:style-name="ce279"/>
          <table:table-cell table:style-name="ce304"/>
          <table:table-cell table:style-name="ce327"/>
          <table:table-cell table:style-name="ce304"/>
          <table:table-cell table:style-name="ce349"/>
          <table:table-cell table:number-columns-repeated="1016"/>
        </table:table-row>
        <table:table-row table:style-name="ro11">
          <table:table-cell/>
          <table:table-cell table:style-name="ce460" office:value-type="date" office:date-value="2011-10-05" calcext:value-type="date">
            <text:p>05.10.2011</text:p>
          </table:table-cell>
          <table:table-cell table:style-name="ce283" office:value-type="string" calcext:value-type="string">
            <text:p>işe yatan</text:p>
          </table:table-cell>
          <table:table-cell table:style-name="ce306"/>
          <table:table-cell table:style-name="ce330" office:value-type="float" office:value="30000" calcext:value-type="float">
            <text:p>30.000,00</text:p>
          </table:table-cell>
          <table:table-cell table:style-name="ce306"/>
          <table:table-cell table:style-name="ce351" table:formula="of:=[.E329]" office:value-type="float" office:value="30000" calcext:value-type="float">
            <text:p>30.000,00</text:p>
          </table:table-cell>
          <table:table-cell table:number-columns-repeated="1016"/>
        </table:table-row>
        <table:table-row table:style-name="ro11">
          <table:table-cell/>
          <table:table-cell table:style-name="ce461" office:value-type="date" office:date-value="2011-10-05" calcext:value-type="date">
            <text:p>05.10.2011</text:p>
          </table:table-cell>
          <table:table-cell table:style-name="ce284" office:value-type="string" calcext:value-type="string">
            <text:p>işe yatan</text:p>
          </table:table-cell>
          <table:table-cell table:style-name="ce301"/>
          <table:table-cell table:style-name="ce331" office:value-type="float" office:value="25000" calcext:value-type="float">
            <text:p>25.000,00</text:p>
          </table:table-cell>
          <table:table-cell table:style-name="ce301"/>
          <table:table-cell table:style-name="ce352" table:formula="of:=[.G329]+[.E330]" office:value-type="float" office:value="55000" calcext:value-type="float">
            <text:p>55.000,00</text:p>
          </table:table-cell>
          <table:table-cell table:number-columns-repeated="1016"/>
        </table:table-row>
        <table:table-row table:style-name="ro11">
          <table:table-cell/>
          <table:table-cell table:style-name="ce461" office:value-type="date" office:date-value="2012-11-23" calcext:value-type="date">
            <text:p>23.11.2012</text:p>
          </table:table-cell>
          <table:table-cell table:style-name="ce284" office:value-type="string" calcext:value-type="string">
            <text:p>hesaba akt</text:p>
          </table:table-cell>
          <table:table-cell table:style-name="ce301"/>
          <table:table-cell table:style-name="ce331" office:value-type="float" office:value="-7000" calcext:value-type="float">
            <text:p>-7.000,00</text:p>
          </table:table-cell>
          <table:table-cell table:style-name="ce301"/>
          <table:table-cell table:style-name="ce352" table:formula="of:=[.G330]+[.E331]" office:value-type="float" office:value="48000" calcext:value-type="float">
            <text:p>48.000,00</text:p>
          </table:table-cell>
          <table:table-cell table:number-columns-repeated="1016"/>
        </table:table-row>
        <table:table-row table:style-name="ro11">
          <table:table-cell/>
          <table:table-cell table:style-name="ce461"/>
          <table:table-cell table:style-name="ce284" office:value-type="string" calcext:value-type="string">
            <text:p>hesaba yat</text:p>
          </table:table-cell>
          <table:table-cell table:style-name="ce301"/>
          <table:table-cell table:style-name="ce331" office:value-type="float" office:value="-500" calcext:value-type="float">
            <text:p>-500,00</text:p>
          </table:table-cell>
          <table:table-cell table:style-name="ce301"/>
          <table:table-cell table:style-name="ce352" table:formula="of:=[.G331]+[.E332]" office:value-type="float" office:value="47500" calcext:value-type="float">
            <text:p>47.500,00</text:p>
          </table:table-cell>
          <table:table-cell table:number-columns-repeated="1016"/>
        </table:table-row>
        <table:table-row table:style-name="ro11">
          <table:table-cell/>
          <table:table-cell table:style-name="ce461"/>
          <table:table-cell table:style-name="ce284" office:value-type="string" calcext:value-type="string">
            <text:p>nakit ver</text:p>
          </table:table-cell>
          <table:table-cell table:style-name="ce301"/>
          <table:table-cell table:style-name="ce331" office:value-type="float" office:value="-18000" calcext:value-type="float">
            <text:p>-18.000,00</text:p>
          </table:table-cell>
          <table:table-cell table:style-name="ce301"/>
          <table:table-cell table:style-name="ce352" table:formula="of:=[.G332]+[.E333]" office:value-type="float" office:value="29500" calcext:value-type="float">
            <text:p>29.500,00</text:p>
          </table:table-cell>
          <table:table-cell table:number-columns-repeated="1016"/>
        </table:table-row>
        <table:table-row table:style-name="ro11">
          <table:table-cell/>
          <table:table-cell table:style-name="ce461" office:value-type="date" office:date-value="2012-01-04" calcext:value-type="date">
            <text:p>04.01.2012</text:p>
          </table:table-cell>
          <table:table-cell table:style-name="ce284" office:value-type="string" calcext:value-type="string">
            <text:p>teminat için</text:p>
          </table:table-cell>
          <table:table-cell table:style-name="ce301"/>
          <table:table-cell table:style-name="ce331" office:value-type="float" office:value="-12000" calcext:value-type="float">
            <text:p>-12.000,00</text:p>
          </table:table-cell>
          <table:table-cell table:style-name="ce301"/>
          <table:table-cell table:style-name="ce352" table:formula="of:=[.G333]+[.E334]" office:value-type="float" office:value="17500" calcext:value-type="float">
            <text:p>17.500,00</text:p>
          </table:table-cell>
          <table:table-cell table:number-columns-repeated="1016"/>
        </table:table-row>
        <table:table-row table:style-name="ro11">
          <table:table-cell/>
          <table:table-cell table:style-name="ce462" office:value-type="date" office:date-value="2012-01-09" calcext:value-type="date">
            <text:p>09.01.2012</text:p>
          </table:table-cell>
          <table:table-cell table:style-name="ce285" office:value-type="string" calcext:value-type="string">
            <text:p>Nk 3000 3000 11500</text:p>
          </table:table-cell>
          <table:table-cell table:style-name="ce307"/>
          <table:table-cell table:style-name="ce332" office:value-type="float" office:value="-17500" calcext:value-type="float">
            <text:p>-17.500,00</text:p>
          </table:table-cell>
          <table:table-cell table:style-name="ce307"/>
          <table:table-cell table:style-name="ce353" table:formula="of:=[.G334]+[.E335]" office:value-type="float" office:value="0" calcext:value-type="float">
            <text:p>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1"/>
          <table:table-cell table:style-name="ce324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3" calcext:value-type="float">
            <text:p>2013</text:p>
          </table:table-cell>
          <table:table-cell table:style-name="ce278" office:value-type="string" calcext:value-type="string">
            <text:p>2012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325]" office:value-type="float" office:value="-27323.21" calcext:value-type="float">
            <text:p>-27.323,2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1-17" calcext:value-type="date">
            <text:p>17.01.2013</text:p>
          </table:table-cell>
          <table:table-cell table:style-name="ce249" office:value-type="string" calcext:value-type="string">
            <text:p>KREDİ 3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37]-[.D338]+[.E338]" office:value-type="float" office:value="-23914.21" calcext:value-type="float">
            <text:p>-23.914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çıpan</text:p>
          </table:table-cell>
          <table:table-cell table:style-name="ce303"/>
          <table:table-cell table:style-name="ce326" office:value-type="float" office:value="110" calcext:value-type="float">
            <text:p>110,00</text:p>
          </table:table-cell>
          <table:table-cell table:style-name="ce303"/>
          <table:table-cell table:style-name="ce303" table:formula="of:=[.G338]-[.D339]+[.E339]" office:value-type="float" office:value="-23804.21" calcext:value-type="float">
            <text:p>-23.804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vida</text:p>
          </table:table-cell>
          <table:table-cell table:style-name="ce303"/>
          <table:table-cell table:style-name="ce326" office:value-type="float" office:value="20" calcext:value-type="float">
            <text:p>20,00</text:p>
          </table:table-cell>
          <table:table-cell table:style-name="ce303"/>
          <table:table-cell table:style-name="ce303" table:formula="of:=[.G339]-[.D340]+[.E340]" office:value-type="float" office:value="-23784.21" calcext:value-type="float">
            <text:p>-23.784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file</text:p>
          </table:table-cell>
          <table:table-cell table:style-name="ce303"/>
          <table:table-cell table:style-name="ce326" office:value-type="float" office:value="40" calcext:value-type="float">
            <text:p>40,00</text:p>
          </table:table-cell>
          <table:table-cell table:style-name="ce303"/>
          <table:table-cell table:style-name="ce303" table:formula="of:=[.G340]-[.D341]+[.E341]" office:value-type="float" office:value="-23744.21" calcext:value-type="float">
            <text:p>-23.744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deri eldiven 12</text:p>
          </table:table-cell>
          <table:table-cell table:style-name="ce303"/>
          <table:table-cell table:style-name="ce326" office:value-type="float" office:value="60" calcext:value-type="float">
            <text:p>60,00</text:p>
          </table:table-cell>
          <table:table-cell table:style-name="ce303"/>
          <table:table-cell table:style-name="ce303" table:formula="of:=[.G341]-[.D342]+[.E342]" office:value-type="float" office:value="-23684.21" calcext:value-type="float">
            <text:p>-23.684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 arabası 2</text:p>
          </table:table-cell>
          <table:table-cell table:style-name="ce303"/>
          <table:table-cell table:style-name="ce326" office:value-type="float" office:value="90" calcext:value-type="float">
            <text:p>90,00</text:p>
          </table:table-cell>
          <table:table-cell table:style-name="ce303"/>
          <table:table-cell table:style-name="ce303" table:formula="of:=[.G342]-[.D343]+[.E343]" office:value-type="float" office:value="-23594.21" calcext:value-type="float">
            <text:p>-23.594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patula 2</text:p>
          </table:table-cell>
          <table:table-cell table:style-name="ce303"/>
          <table:table-cell table:style-name="ce326" office:value-type="float" office:value="4" calcext:value-type="float">
            <text:p>4,00</text:p>
          </table:table-cell>
          <table:table-cell table:style-name="ce303"/>
          <table:table-cell table:style-name="ce303" table:formula="of:=[.G343]-[.D344]+[.E344]" office:value-type="float" office:value="-23590.21" calcext:value-type="float">
            <text:p>-23.590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lhami haykır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344]-[.D345]+[.E345]" office:value-type="float" office:value="-23290.21" calcext:value-type="float">
            <text:p>-23.290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10000" calcext:value-type="float">
            <text:p>10.000,00</text:p>
          </table:table-cell>
          <table:table-cell table:style-name="ce303"/>
          <table:table-cell table:style-name="ce303" table:formula="of:=[.G345]-[.D346]+[.E346]" office:value-type="float" office:value="-13290.21" calcext:value-type="float">
            <text:p>-13.290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6600" calcext:value-type="float">
            <text:p>6.600,00</text:p>
          </table:table-cell>
          <table:table-cell table:style-name="ce303"/>
          <table:table-cell table:style-name="ce303" table:formula="of:=[.G346]-[.D347]+[.E347]" office:value-type="float" office:value="-6690.21" calcext:value-type="float">
            <text:p>-6.690,2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2-17" calcext:value-type="date">
            <text:p>17.02.2013</text:p>
          </table:table-cell>
          <table:table-cell table:style-name="ce249" office:value-type="string" calcext:value-type="string">
            <text:p>KREDİ 4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47]-[.D348]+[.E348]" office:value-type="float" office:value="-3281.21" calcext:value-type="float">
            <text:p>-3.281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</text:p>
          </table:table-cell>
          <table:table-cell table:style-name="ce303"/>
          <table:table-cell table:style-name="ce326" office:value-type="float" office:value="6000" calcext:value-type="float">
            <text:p>6.000,00</text:p>
          </table:table-cell>
          <table:table-cell table:style-name="ce303"/>
          <table:table-cell table:style-name="ce303" table:formula="of:=[.G348]-[.D349]+[.E349]" office:value-type="float" office:value="2718.79" calcext:value-type="float">
            <text:p>2.718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3-17" calcext:value-type="date">
            <text:p>17.03.2013</text:p>
          </table:table-cell>
          <table:table-cell table:style-name="ce249" office:value-type="string" calcext:value-type="string">
            <text:p>KREDİ 5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49]-[.D350]+[.E350]" office:value-type="float" office:value="6127.79" calcext:value-type="float">
            <text:p>6.127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3-16" calcext:value-type="date">
            <text:p>16.03.2013</text:p>
          </table:table-cell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10000" calcext:value-type="float">
            <text:p>10.000,00</text:p>
          </table:table-cell>
          <table:table-cell table:style-name="ce303"/>
          <table:table-cell table:style-name="ce303" table:formula="of:=[.G350]-[.D351]+[.E351]" office:value-type="float" office:value="16127.79" calcext:value-type="float">
            <text:p>16.127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3-19" calcext:value-type="date">
            <text:p>19.03.2013</text:p>
          </table:table-cell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4402" calcext:value-type="float">
            <text:p>4.402,00</text:p>
          </table:table-cell>
          <table:table-cell table:style-name="ce303"/>
          <table:table-cell table:style-name="ce303" table:formula="of:=[.G351]-[.D352]+[.E352]" office:value-type="float" office:value="20529.79" calcext:value-type="float">
            <text:p>20.529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2200" calcext:value-type="float">
            <text:p>2.200,00</text:p>
          </table:table-cell>
          <table:table-cell table:style-name="ce303"/>
          <table:table-cell table:style-name="ce303" table:formula="of:=[.G352]-[.D353]+[.E353]" office:value-type="float" office:value="22729.79" calcext:value-type="float">
            <text:p>22.729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3-23" calcext:value-type="date">
            <text:p>23.03.2013</text:p>
          </table:table-cell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353]-[.D354]+[.E354]" office:value-type="float" office:value="23729.79" calcext:value-type="float">
            <text:p>23.729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3-29" calcext:value-type="date">
            <text:p>29.03.2013</text:p>
          </table:table-cell>
          <table:table-cell table:style-name="ce249" office:value-type="string" calcext:value-type="string">
            <text:p>nakit ali balcıya çek iade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354]-[.D355]+[.E355]" office:value-type="float" office:value="27729.79" calcext:value-type="float">
            <text:p>27.729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30-3 fevzi deniz çek</text:p>
          </table:table-cell>
          <table:table-cell table:style-name="ce303" office:value-type="float" office:value="4000" calcext:value-type="float">
            <text:p>4.000,00</text:p>
          </table:table-cell>
          <table:table-cell table:style-name="ce326"/>
          <table:table-cell table:style-name="ce303"/>
          <table:table-cell table:style-name="ce303" table:formula="of:=[.G355]-[.D356]+[.E356]" office:value-type="float" office:value="23729.79" calcext:value-type="float">
            <text:p>23.729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iade</text:p>
          </table:table-cell>
          <table:table-cell table:style-name="ce303" office:value-type="float" office:value="2000" calcext:value-type="float">
            <text:p>2.000,00</text:p>
          </table:table-cell>
          <table:table-cell table:style-name="ce326"/>
          <table:table-cell table:style-name="ce303"/>
          <table:table-cell table:style-name="ce303" table:formula="of:=[.G356]-[.D357]+[.E357]" office:value-type="float" office:value="21729.79" calcext:value-type="float">
            <text:p>21.729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01" calcext:value-type="date">
            <text:p>01.04.2013</text:p>
          </table:table-cell>
          <table:table-cell table:style-name="ce249" office:value-type="string" calcext:value-type="string">
            <text:p>nakit mustafaya</text:p>
          </table:table-cell>
          <table:table-cell table:style-name="ce303"/>
          <table:table-cell table:style-name="ce326" office:value-type="float" office:value="3500" calcext:value-type="float">
            <text:p>3.500,00</text:p>
          </table:table-cell>
          <table:table-cell table:style-name="ce303"/>
          <table:table-cell table:style-name="ce303" table:formula="of:=[.G357]-[.D358]+[.E358]" office:value-type="float" office:value="25229.79" calcext:value-type="float">
            <text:p>25.229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01" calcext:value-type="date">
            <text:p>01.04.2013</text:p>
          </table:table-cell>
          <table:table-cell table:style-name="ce249" office:value-type="string" calcext:value-type="string">
            <text:p>işe yatan kredi faizi</text:p>
          </table:table-cell>
          <table:table-cell table:style-name="ce303"/>
          <table:table-cell table:style-name="ce326" office:value-type="float" office:value="3105" calcext:value-type="float">
            <text:p>3.105,00</text:p>
          </table:table-cell>
          <table:table-cell table:style-name="ce303"/>
          <table:table-cell table:style-name="ce303" table:formula="of:=[.G358]-[.D359]+[.E359]" office:value-type="float" office:value="28334.79" calcext:value-type="float">
            <text:p>28.334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08" calcext:value-type="date">
            <text:p>08.04.2013</text:p>
          </table:table-cell>
          <table:table-cell table:style-name="ce249" office:value-type="string" calcext:value-type="string">
            <text:p>atila balcı tapu için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359]-[.D360]+[.E360]" office:value-type="float" office:value="28634.79" calcext:value-type="float">
            <text:p>28.634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stafa işçi için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360]-[.D361]+[.E361]" office:value-type="float" office:value="29634.79" calcext:value-type="float">
            <text:p>29.634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11" calcext:value-type="date">
            <text:p>11.04.2013</text:p>
          </table:table-cell>
          <table:table-cell table:style-name="ce249" office:value-type="string" calcext:value-type="string">
            <text:p>işe yatan</text:p>
          </table:table-cell>
          <table:table-cell table:style-name="ce303" office:value-type="float" office:value="15000" calcext:value-type="float">
            <text:p>15.000,00</text:p>
          </table:table-cell>
          <table:table-cell table:style-name="ce326"/>
          <table:table-cell table:style-name="ce303"/>
          <table:table-cell table:style-name="ce303" table:formula="of:=[.G361]-[.D362]+[.E362]" office:value-type="float" office:value="14634.79" calcext:value-type="float">
            <text:p>14.634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ade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362]-[.D363]+[.E363]" office:value-type="float" office:value="13634.79" calcext:value-type="float">
            <text:p>13.634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 nkt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363]-[.D364]+[.E364]" office:value-type="float" office:value="13734.79" calcext:value-type="float">
            <text:p>13.734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30" calcext:value-type="date">
            <text:p>30.04.2013</text:p>
          </table:table-cell>
          <table:table-cell table:style-name="ce249" office:value-type="string" calcext:value-type="string">
            <text:p>şenel çek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364]-[.D365]+[.E365]" office:value-type="float" office:value="-6265.21" calcext:value-type="float">
            <text:p>-6.265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şe yatan a balcı hesabına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365]-[.D366]+[.E366]" office:value-type="float" office:value="-1265.21" calcext:value-type="float">
            <text:p>-1.265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anayide elden verilen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366]-[.D367]+[.E367]" office:value-type="float" office:value="-265.209999999999" calcext:value-type="float">
            <text:p>-265,2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17" calcext:value-type="date">
            <text:p>17.04.2013</text:p>
          </table:table-cell>
          <table:table-cell table:style-name="ce249" office:value-type="string" calcext:value-type="string">
            <text:p>KREDİ 6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67]-[.D368]+[.E368]" office:value-type="float" office:value="3143.79" calcext:value-type="float">
            <text:p>3.143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azan nakl serkan</text:p>
          </table:table-cell>
          <table:table-cell table:style-name="ce303" office:value-type="float" office:value="250" calcext:value-type="float">
            <text:p>250,00</text:p>
          </table:table-cell>
          <table:table-cell table:style-name="ce326"/>
          <table:table-cell table:style-name="ce303"/>
          <table:table-cell table:style-name="ce303" table:formula="of:=[.G368]-[.D369]+[.E369]" office:value-type="float" office:value="2893.79" calcext:value-type="float">
            <text:p>2.893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19" calcext:value-type="date">
            <text:p>19.04.2013</text:p>
          </table:table-cell>
          <table:table-cell table:style-name="ce249" office:value-type="string" calcext:value-type="string">
            <text:p>brleşim mad.</text:p>
          </table:table-cell>
          <table:table-cell table:style-name="ce303"/>
          <table:table-cell table:style-name="ce326" office:value-type="float" office:value="6000" calcext:value-type="float">
            <text:p>6.000,00</text:p>
          </table:table-cell>
          <table:table-cell table:style-name="ce303"/>
          <table:table-cell table:style-name="ce303" table:formula="of:=[.G369]-[.D370]+[.E370]" office:value-type="float" office:value="8893.79" calcext:value-type="float">
            <text:p>8.893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09" calcext:value-type="date">
            <text:p>09.04.2013</text:p>
          </table:table-cell>
          <table:table-cell table:style-name="ce249" office:value-type="string" calcext:value-type="string">
            <text:p>seramik nakliye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370]-[.D371]+[.E371]" office:value-type="float" office:value="8693.79" calcext:value-type="float">
            <text:p>8.693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iven 10 ad</text:p>
          </table:table-cell>
          <table:table-cell table:style-name="ce303"/>
          <table:table-cell table:style-name="ce326" office:value-type="float" office:value="30" calcext:value-type="float">
            <text:p>30,00</text:p>
          </table:table-cell>
          <table:table-cell table:style-name="ce303"/>
          <table:table-cell table:style-name="ce303" table:formula="of:=[.G371]-[.D372]+[.E372]" office:value-type="float" office:value="8723.79" calcext:value-type="float">
            <text:p>8.723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5-17" calcext:value-type="date">
            <text:p>17.05.2013</text:p>
          </table:table-cell>
          <table:table-cell table:style-name="ce249" office:value-type="string" calcext:value-type="string">
            <text:p>KREDİ 7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72]-[.D373]+[.E373]" office:value-type="float" office:value="12132.79" calcext:value-type="float">
            <text:p>12.13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ivi su mlz</text:p>
          </table:table-cell>
          <table:table-cell table:style-name="ce303"/>
          <table:table-cell table:style-name="ce326" office:value-type="float" office:value="18" calcext:value-type="float">
            <text:p>18,00</text:p>
          </table:table-cell>
          <table:table-cell table:style-name="ce303"/>
          <table:table-cell table:style-name="ce303" table:formula="of:=[.G373]-[.D374]+[.E374]" office:value-type="float" office:value="12150.79" calcext:value-type="float">
            <text:p>12.150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5-31" calcext:value-type="date">
            <text:p>31.05.2013</text:p>
          </table:table-cell>
          <table:table-cell table:style-name="ce249" office:value-type="string" calcext:value-type="string">
            <text:p>şenel çek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374]-[.D375]+[.E375]" office:value-type="float" office:value="-7849.21" calcext:value-type="float">
            <text:p>-7.849,2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6-17" calcext:value-type="date">
            <text:p>17.06.2013</text:p>
          </table:table-cell>
          <table:table-cell table:style-name="ce249" office:value-type="string" calcext:value-type="string">
            <text:p>KREDİ 8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75]-[.D376]+[.E376]" office:value-type="float" office:value="-4440.21" calcext:value-type="float">
            <text:p>-4.440,2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31-6</text:p>
          </table:table-cell>
          <table:table-cell table:style-name="ce249" office:value-type="string" calcext:value-type="string">
            <text:p>sanayi dükkan kirası burhan</text:p>
          </table:table-cell>
          <table:table-cell table:style-name="ce303"/>
          <table:table-cell table:style-name="ce326" office:value-type="float" office:value="8500" calcext:value-type="float">
            <text:p>8.500,00</text:p>
          </table:table-cell>
          <table:table-cell table:style-name="ce303"/>
          <table:table-cell table:style-name="ce303" table:formula="of:=[.G376]-[.D377]+[.E377]" office:value-type="float" office:value="4059.79" calcext:value-type="float">
            <text:p>4.059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7-17" calcext:value-type="date">
            <text:p>17.07.2013</text:p>
          </table:table-cell>
          <table:table-cell table:style-name="ce249" office:value-type="string" calcext:value-type="string">
            <text:p>KREDİ 9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77]-[.D378]+[.E378]" office:value-type="float" office:value="7468.79" calcext:value-type="float">
            <text:p>7.468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30-7 çek</text:p>
          </table:table-cell>
          <table:table-cell table:style-name="ce303" office:value-type="float" office:value="8495" calcext:value-type="float">
            <text:p>8.495,00</text:p>
          </table:table-cell>
          <table:table-cell table:style-name="ce326"/>
          <table:table-cell table:style-name="ce303"/>
          <table:table-cell table:style-name="ce303" table:formula="of:=[.G378]-[.D379]+[.E379]" office:value-type="float" office:value="-1026.21" calcext:value-type="float">
            <text:p>-1.026,2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8-17" calcext:value-type="date">
            <text:p>17.08.2013</text:p>
          </table:table-cell>
          <table:table-cell table:style-name="ce249" office:value-type="string" calcext:value-type="string">
            <text:p>KREDİ 10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79]-[.D380]+[.E380]" office:value-type="float" office:value="2382.79" calcext:value-type="float">
            <text:p>2.382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8-30" calcext:value-type="date">
            <text:p>30.08.2013</text:p>
          </table:table-cell>
          <table:table-cell table:style-name="ce249" office:value-type="string" calcext:value-type="string">
            <text:p>KİREMİT İÇİN</text:p>
          </table:table-cell>
          <table:table-cell table:style-name="ce303" office:value-type="float" office:value="4300" calcext:value-type="float">
            <text:p>4.300,00</text:p>
          </table:table-cell>
          <table:table-cell table:style-name="ce326"/>
          <table:table-cell table:style-name="ce303"/>
          <table:table-cell table:style-name="ce303" table:formula="of:=[.G380]-[.D381]+[.E381]" office:value-type="float" office:value="-1917.21" calcext:value-type="float">
            <text:p>-1.917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ORUM TURGUT NAKL</text:p>
          </table:table-cell>
          <table:table-cell table:style-name="ce303"/>
          <table:table-cell table:style-name="ce326" office:value-type="float" office:value="1500" calcext:value-type="float">
            <text:p>1.500,00</text:p>
          </table:table-cell>
          <table:table-cell table:style-name="ce303"/>
          <table:table-cell table:style-name="ce303" table:formula="of:=[.G381]-[.D382]+[.E382]" office:value-type="float" office:value="-417.209999999999" calcext:value-type="float">
            <text:p>-417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ERETEKS NAKLİYE</text:p>
          </table:table-cell>
          <table:table-cell table:style-name="ce303" office:value-type="float" office:value="660" calcext:value-type="float">
            <text:p>660,00</text:p>
          </table:table-cell>
          <table:table-cell table:style-name="ce326"/>
          <table:table-cell table:style-name="ce303"/>
          <table:table-cell table:style-name="ce303" table:formula="of:=[.G382]-[.D383]+[.E383]" office:value-type="float" office:value="-1077.21" calcext:value-type="float">
            <text:p>-1.077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ERETEKS NAKLİYE</text:p>
          </table:table-cell>
          <table:table-cell table:style-name="ce303" office:value-type="float" office:value="600" calcext:value-type="float">
            <text:p>600,00</text:p>
          </table:table-cell>
          <table:table-cell table:style-name="ce326"/>
          <table:table-cell table:style-name="ce303"/>
          <table:table-cell table:style-name="ce303" table:formula="of:=[.G383]-[.D384]+[.E384]" office:value-type="float" office:value="-1677.21" calcext:value-type="float">
            <text:p>-1.677,2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9-17" calcext:value-type="date">
            <text:p>17.09.2013</text:p>
          </table:table-cell>
          <table:table-cell table:style-name="ce249" office:value-type="string" calcext:value-type="string">
            <text:p>KREDİ 11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84]-[.D385]+[.E385]" office:value-type="float" office:value="1731.79" calcext:value-type="float">
            <text:p>1.731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lise arkası kira çek ahmet çalışkan</text:p>
          </table:table-cell>
          <table:table-cell table:style-name="ce303"/>
          <table:table-cell table:style-name="ce326" office:value-type="float" office:value="18700" calcext:value-type="float">
            <text:p>18.700,00</text:p>
          </table:table-cell>
          <table:table-cell table:style-name="ce303"/>
          <table:table-cell table:style-name="ce303" table:formula="of:=[.G385]-[.D386]+[.E386]" office:value-type="float" office:value="20431.79" calcext:value-type="float">
            <text:p>20.431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0-17" calcext:value-type="date">
            <text:p>17.10.2013</text:p>
          </table:table-cell>
          <table:table-cell table:style-name="ce249" office:value-type="string" calcext:value-type="string">
            <text:p>KREDİ 12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86]-[.D387]+[.E387]" office:value-type="float" office:value="23840.79" calcext:value-type="float">
            <text:p>23.840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0-23" calcext:value-type="date">
            <text:p>23.10.2014</text:p>
          </table:table-cell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120" calcext:value-type="float">
            <text:p>120,00</text:p>
          </table:table-cell>
          <table:table-cell table:style-name="ce303"/>
          <table:table-cell table:style-name="ce303" table:formula="of:=[.G387]-[.D388]+[.E388]" office:value-type="float" office:value="23960.79" calcext:value-type="float">
            <text:p>23.960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anat okulu 6000 kiremit</text:p>
          </table:table-cell>
          <table:table-cell table:style-name="ce303"/>
          <table:table-cell table:style-name="ce326" office:value-type="float" office:value="3600" calcext:value-type="float">
            <text:p>3.600,00</text:p>
          </table:table-cell>
          <table:table-cell table:style-name="ce303"/>
          <table:table-cell table:style-name="ce303" table:formula="of:=[.G388]-[.D389]+[.E389]" office:value-type="float" office:value="27560.79" calcext:value-type="float">
            <text:p>27.560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anat okulu 1000 mahya</text:p>
          </table:table-cell>
          <table:table-cell table:style-name="ce303"/>
          <table:table-cell table:style-name="ce326" office:value-type="float" office:value="600" calcext:value-type="float">
            <text:p>600,00</text:p>
          </table:table-cell>
          <table:table-cell table:style-name="ce303"/>
          <table:table-cell table:style-name="ce303" table:formula="of:=[.G389]-[.D390]+[.E390]" office:value-type="float" office:value="28160.79" calcext:value-type="float">
            <text:p>28.160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ağlık meslek 3000 kiremit</text:p>
          </table:table-cell>
          <table:table-cell table:style-name="ce303"/>
          <table:table-cell table:style-name="ce326" office:value-type="float" office:value="1800" calcext:value-type="float">
            <text:p>1.800,00</text:p>
          </table:table-cell>
          <table:table-cell table:style-name="ce303"/>
          <table:table-cell table:style-name="ce303" table:formula="of:=[.G390]-[.D391]+[.E391]" office:value-type="float" office:value="29960.79" calcext:value-type="float">
            <text:p>29.960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orum tokat kiremit nakli 3 sefer</text:p>
          </table:table-cell>
          <table:table-cell table:style-name="ce303" office:value-type="float" office:value="3000" calcext:value-type="float">
            <text:p>3.000,00</text:p>
          </table:table-cell>
          <table:table-cell table:style-name="ce326"/>
          <table:table-cell table:style-name="ce303"/>
          <table:table-cell table:style-name="ce303" table:formula="of:=[.G391]-[.D392]+[.E392]" office:value-type="float" office:value="26960.79" calcext:value-type="float">
            <text:p>26.960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eteoroloji hesap</text:p>
          </table:table-cell>
          <table:table-cell table:style-name="ce303"/>
          <table:table-cell table:style-name="ce326" office:value-type="float" office:value="120" calcext:value-type="float">
            <text:p>120,00</text:p>
          </table:table-cell>
          <table:table-cell table:style-name="ce303"/>
          <table:table-cell table:style-name="ce303" table:formula="of:=[.G392]-[.D393]+[.E393]" office:value-type="float" office:value="27080.79" calcext:value-type="float">
            <text:p>27.080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ufuk elektrik</text:p>
          </table:table-cell>
          <table:table-cell table:style-name="ce303"/>
          <table:table-cell table:style-name="ce326" office:value-type="float" office:value="180" calcext:value-type="float">
            <text:p>180,00</text:p>
          </table:table-cell>
          <table:table-cell table:style-name="ce303"/>
          <table:table-cell table:style-name="ce303" table:formula="of:=[.G393]-[.D394]+[.E394]" office:value-type="float" office:value="27260.79" calcext:value-type="float">
            <text:p>27.260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paytoncuoğlu</text:p>
          </table:table-cell>
          <table:table-cell table:style-name="ce303"/>
          <table:table-cell table:style-name="ce326" office:value-type="float" office:value="190" calcext:value-type="float">
            <text:p>190,00</text:p>
          </table:table-cell>
          <table:table-cell table:style-name="ce303"/>
          <table:table-cell table:style-name="ce303" table:formula="of:=[.G394]-[.D395]+[.E395]" office:value-type="float" office:value="27450.79" calcext:value-type="float">
            <text:p>27.450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2-17" calcext:value-type="date">
            <text:p>17.12.2014</text:p>
          </table:table-cell>
          <table:table-cell table:style-name="ce249" office:value-type="string" calcext:value-type="string">
            <text:p>KREDİ 11-12-13-14. TAKSİT</text:p>
          </table:table-cell>
          <table:table-cell table:style-name="ce303"/>
          <table:table-cell table:style-name="ce326" office:value-type="float" office:value="13636" calcext:value-type="float">
            <text:p>13.636,00</text:p>
          </table:table-cell>
          <table:table-cell table:style-name="ce303"/>
          <table:table-cell table:style-name="ce303" table:formula="of:=[.G395]-[.D396]+[.E396]" office:value-type="float" office:value="41086.79" calcext:value-type="float">
            <text:p>41.086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okmer</text:p>
          </table:table-cell>
          <table:table-cell table:style-name="ce303"/>
          <table:table-cell table:style-name="ce326" office:value-type="float" office:value="466" calcext:value-type="float">
            <text:p>466,00</text:p>
          </table:table-cell>
          <table:table-cell table:style-name="ce303"/>
          <table:table-cell table:style-name="ce303" table:formula="of:=[.G396]-[.D397]+[.E397]" office:value-type="float" office:value="41552.79" calcext:value-type="float">
            <text:p>41.55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gıda laboratuarı faturadan</text:p>
          </table:table-cell>
          <table:table-cell table:style-name="ce303" office:value-type="float" office:value="7460" calcext:value-type="float">
            <text:p>7.460,00</text:p>
          </table:table-cell>
          <table:table-cell table:style-name="ce326"/>
          <table:table-cell table:style-name="ce303"/>
          <table:table-cell table:style-name="ce303" table:formula="of:=[.G397]-[.D398]+[.E398]" office:value-type="float" office:value="34092.79" calcext:value-type="float">
            <text:p>34.09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izme 4 ad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398]-[.D399]+[.E399]" office:value-type="float" office:value="34142.79" calcext:value-type="float">
            <text:p>34.14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 annemin maaş</text:p>
          </table:table-cell>
          <table:table-cell table:style-name="ce303"/>
          <table:table-cell table:style-name="ce326" office:value-type="float" office:value="1350" calcext:value-type="float">
            <text:p>1.350,00</text:p>
          </table:table-cell>
          <table:table-cell table:style-name="ce303"/>
          <table:table-cell table:style-name="ce303" table:formula="of:=[.G399]-[.D400]+[.E400]" office:value-type="float" office:value="35492.79" calcext:value-type="float">
            <text:p>35.49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 <text:s text:c="2"/></text:p>
          </table:table-cell>
          <table:table-cell table:style-name="ce303"/>
          <table:table-cell table:style-name="ce326" office:value-type="float" office:value="250" calcext:value-type="float">
            <text:p>250,00</text:p>
          </table:table-cell>
          <table:table-cell table:style-name="ce303"/>
          <table:table-cell table:style-name="ce303" table:formula="of:=[.G400]-[.D401]+[.E401]" office:value-type="float" office:value="35742.79" calcext:value-type="float">
            <text:p>35.74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401]-[.D402]+[.E402]" office:value-type="float" office:value="35792.79" calcext:value-type="float">
            <text:p>35.79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</text:p>
          </table:table-cell>
          <table:table-cell table:style-name="ce303"/>
          <table:table-cell table:style-name="ce326" office:value-type="float" office:value="200" calcext:value-type="float">
            <text:p>200,00</text:p>
          </table:table-cell>
          <table:table-cell table:style-name="ce303"/>
          <table:table-cell table:style-name="ce303" table:formula="of:=[.G402]-[.D403]+[.E403]" office:value-type="float" office:value="35992.79" calcext:value-type="float">
            <text:p>35.99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</text:p>
          </table:table-cell>
          <table:table-cell table:style-name="ce303"/>
          <table:table-cell table:style-name="ce326" office:value-type="float" office:value="400" calcext:value-type="float">
            <text:p>400,00</text:p>
          </table:table-cell>
          <table:table-cell table:style-name="ce303"/>
          <table:table-cell table:style-name="ce303" table:formula="of:=[.G403]-[.D404]+[.E404]" office:value-type="float" office:value="36392.79" calcext:value-type="float">
            <text:p>36.39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iven 12 ad</text:p>
          </table:table-cell>
          <table:table-cell table:style-name="ce303"/>
          <table:table-cell table:style-name="ce326" office:value-type="float" office:value="36" calcext:value-type="float">
            <text:p>36,00</text:p>
          </table:table-cell>
          <table:table-cell table:style-name="ce303"/>
          <table:table-cell table:style-name="ce303" table:formula="of:=[.G404]-[.D405]+[.E405]" office:value-type="float" office:value="36428.79" calcext:value-type="float">
            <text:p>36.428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ket bıç ve ydk 2 ad</text:p>
          </table:table-cell>
          <table:table-cell table:style-name="ce303"/>
          <table:table-cell table:style-name="ce326" office:value-type="float" office:value="10" calcext:value-type="float">
            <text:p>10,00</text:p>
          </table:table-cell>
          <table:table-cell table:style-name="ce303"/>
          <table:table-cell table:style-name="ce303" table:formula="of:=[.G405]-[.D406]+[.E406]" office:value-type="float" office:value="36438.79" calcext:value-type="float">
            <text:p>36.438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2012 Ford Transit</text:p>
          </table:table-cell>
          <table:table-cell table:style-name="ce303"/>
          <table:table-cell table:style-name="ce326" office:value-type="float" office:value="55000" calcext:value-type="float">
            <text:p>55.000,00</text:p>
          </table:table-cell>
          <table:table-cell table:style-name="ce303"/>
          <table:table-cell table:style-name="ce303" table:formula="of:=[.G406]-[.D407]+[.E407]" office:value-type="float" office:value="91438.79" calcext:value-type="float">
            <text:p>91.438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ra Toplam</text:p>
          </table:table-cell>
          <table:table-cell table:style-name="ce308" table:formula="of:=SUM([.D338:.D407])" office:value-type="float" office:value="86965" calcext:value-type="float">
            <text:p>86.965,00</text:p>
          </table:table-cell>
          <table:table-cell table:style-name="ce329" table:formula="of:=SUM([.E338:.E407])" office:value-type="float" office:value="205727" calcext:value-type="float">
            <text:p>205.727,00</text:p>
          </table:table-cell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8"/>
          <table:table-cell table:style-name="ce329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3" table:number-columns-repeated="2"/>
          <table:table-cell table:style-name="ce326"/>
          <table:table-cell table:style-name="ce303"/>
          <table:table-cell table:style-name="ce303" table:formula="of:=[.G407]" office:value-type="float" office:value="91438.79" calcext:value-type="float">
            <text:p>91.438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Sanayi acentalar kira bedeli</text:p>
          </table:table-cell>
          <table:table-cell table:style-name="ce303" office:value-type="float" office:value="8500" calcext:value-type="float">
            <text:p>8.500,00</text:p>
          </table:table-cell>
          <table:table-cell table:style-name="ce326"/>
          <table:table-cell table:style-name="ce303"/>
          <table:table-cell table:style-name="ce303" table:formula="of:=[.G411]-[.D412]+[.E412]" office:value-type="float" office:value="82938.79" calcext:value-type="float">
            <text:p>82.938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Hızarhane Depo kira bedeli</text:p>
          </table:table-cell>
          <table:table-cell table:style-name="ce303" office:value-type="float" office:value="5500" calcext:value-type="float">
            <text:p>5.500,00</text:p>
          </table:table-cell>
          <table:table-cell table:style-name="ce326"/>
          <table:table-cell table:style-name="ce303"/>
          <table:table-cell table:style-name="ce303" table:formula="of:=[.G412]-[.D413]+[.E413]" office:value-type="float" office:value="77438.79" calcext:value-type="float">
            <text:p>77.438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Hızarhane yıkama kira bedeli</text:p>
          </table:table-cell>
          <table:table-cell table:style-name="ce303" office:value-type="float" office:value="8500" calcext:value-type="float">
            <text:p>8.500,00</text:p>
          </table:table-cell>
          <table:table-cell table:style-name="ce326"/>
          <table:table-cell table:style-name="ce303"/>
          <table:table-cell table:style-name="ce303" table:formula="of:=[.G413]-[.D414]+[.E414]" office:value-type="float" office:value="68938.79" calcext:value-type="float">
            <text:p>68.938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Lise Arkası Kira Bedeli</text:p>
          </table:table-cell>
          <table:table-cell table:style-name="ce303" office:value-type="float" office:value="7859.06" calcext:value-type="float">
            <text:p>7.859,06</text:p>
          </table:table-cell>
          <table:table-cell table:style-name="ce326"/>
          <table:table-cell table:style-name="ce303"/>
          <table:table-cell table:style-name="ce303" table:formula="of:=[.G414]-[.D415]+[.E415]" office:value-type="float" office:value="61079.73" calcext:value-type="float">
            <text:p>61.079,7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Ali Paşa Kira Bedeli Atila BALCI</text:p>
          </table:table-cell>
          <table:table-cell table:style-name="ce303" office:value-type="float" office:value="4225" calcext:value-type="float">
            <text:p>4.225,00</text:p>
          </table:table-cell>
          <table:table-cell table:style-name="ce326"/>
          <table:table-cell table:style-name="ce303"/>
          <table:table-cell table:style-name="ce303" table:formula="of:=[.G415]-[.D416]+[.E416]" office:value-type="float" office:value="56854.73" calcext:value-type="float">
            <text:p>56.854,7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Ali Paşa Kira Bedeli İsmail BALCI</text:p>
          </table:table-cell>
          <table:table-cell table:style-name="ce303" office:value-type="float" office:value="3800" calcext:value-type="float">
            <text:p>3.800,00</text:p>
          </table:table-cell>
          <table:table-cell table:style-name="ce326"/>
          <table:table-cell table:style-name="ce303"/>
          <table:table-cell table:style-name="ce303" table:formula="of:=[.G416]-[.D417]+[.E417]" office:value-type="float" office:value="53054.73" calcext:value-type="float">
            <text:p>53.054,7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14’e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417]-[.D418]+[.E418]" office:value-type="float" office:value="53054.73" calcext:value-type="float">
            <text:p>53.054,7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3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1" office:value-type="date" office:date-value="2013-12-31" calcext:value-type="date">
            <text:p>31.12.2013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411:.D418])+[.D409]" office:value-type="float" office:value="125349.06" calcext:value-type="float">
            <text:p>125.349,06</text:p>
          </table:table-cell>
          <table:table-cell table:style-name="ce327" table:formula="of:=SUM([.E412:.E418])+[.E409]" office:value-type="float" office:value="205727" calcext:value-type="float">
            <text:p>205.727,00</text:p>
          </table:table-cell>
          <table:table-cell table:style-name="ce304"/>
          <table:table-cell table:style-name="ce349" table:formula="of:=[.E421]-[.D421]" office:value-type="float" office:value="80377.94" calcext:value-type="float">
            <text:p>80.377,94</text:p>
          </table:table-cell>
          <table:table-cell table:number-columns-repeated="1016"/>
        </table:table-row>
        <table:table-row table:style-name="ro11">
          <table:table-cell/>
          <table:table-cell table:style-name="ce457" office:value-type="float" office:value="2014" calcext:value-type="float">
            <text:p>2014</text:p>
          </table:table-cell>
          <table:table-cell table:style-name="ce278" office:value-type="string" calcext:value-type="string">
            <text:p>2013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418]" office:value-type="float" office:value="53054.73" calcext:value-type="float">
            <text:p>53.054,7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/>
          <table:table-cell table:style-name="ce303" table:formula="of:=[.G422]-[.D423]+[.E423]" office:value-type="float" office:value="53054.73" calcext:value-type="float">
            <text:p>53.054,7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1-17" calcext:value-type="date">
            <text:p>17.01.2014</text:p>
          </table:table-cell>
          <table:table-cell table:style-name="ce249" office:value-type="string" calcext:value-type="string">
            <text:p>KREDİ 15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23]-[.D424]+[.E424]" office:value-type="float" office:value="56463.73" calcext:value-type="float">
            <text:p>56.463,7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2-17" calcext:value-type="date">
            <text:p>17.02.2014</text:p>
          </table:table-cell>
          <table:table-cell table:style-name="ce249" office:value-type="string" calcext:value-type="string">
            <text:p>KREDİ 16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24]-[.D425]+[.E425]" office:value-type="float" office:value="59872.73" calcext:value-type="float">
            <text:p>59.872,73</text:p>
          </table:table-cell>
          <table:table-cell table:number-columns-repeated="1016"/>
        </table:table-row>
        <table:table-row table:style-name="ro11">
          <table:table-cell/>
          <table:table-cell table:style-name="ce463" office:value-type="date" office:date-value="2014-03-07" calcext:value-type="date">
            <text:p>07.03.2014</text:p>
          </table:table-cell>
          <table:table-cell table:style-name="ce257" office:value-type="string" calcext:value-type="string">
            <text:p>ali balcı işbank</text:p>
          </table:table-cell>
          <table:table-cell table:style-name="ce309" office:value-type="float" office:value="80000" calcext:value-type="float">
            <text:p>80.000,00</text:p>
          </table:table-cell>
          <table:table-cell table:style-name="ce333"/>
          <table:table-cell table:style-name="ce309"/>
          <table:table-cell table:style-name="ce303" table:formula="of:=[.G425]-[.D426]+[.E426]" office:value-type="float" office:value="-20127.27" calcext:value-type="float">
            <text:p>-20.127,2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3-17" calcext:value-type="date">
            <text:p>17.03.2014</text:p>
          </table:table-cell>
          <table:table-cell table:style-name="ce249" office:value-type="string" calcext:value-type="string">
            <text:p>KREDİ 17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26]-[.D427]+[.E427]" office:value-type="float" office:value="-16718.27" calcext:value-type="float">
            <text:p>-16.718,2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3-20" calcext:value-type="date">
            <text:p>20.03.2014</text:p>
          </table:table-cell>
          <table:table-cell table:style-name="ce249" office:value-type="string" calcext:value-type="string">
            <text:p>qali balcı işbank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427]-[.D428]+[.E428]" office:value-type="float" office:value="-36718.27" calcext:value-type="float">
            <text:p>-36.718,2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3-25" calcext:value-type="date">
            <text:p>25.03.2014</text:p>
          </table:table-cell>
          <table:table-cell table:style-name="ce249" office:value-type="string" calcext:value-type="string">
            <text:p>serkana çek için</text:p>
          </table:table-cell>
          <table:table-cell table:style-name="ce303" office:value-type="float" office:value="11700" calcext:value-type="float">
            <text:p>11.700,00</text:p>
          </table:table-cell>
          <table:table-cell table:style-name="ce326"/>
          <table:table-cell table:style-name="ce303"/>
          <table:table-cell table:style-name="ce303" table:formula="of:=[.G428]-[.D429]+[.E429]" office:value-type="float" office:value="-48418.27" calcext:value-type="float">
            <text:p>-48.418,2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3-31" calcext:value-type="date">
            <text:p>31.03.2014</text:p>
          </table:table-cell>
          <table:table-cell table:style-name="ce249" office:value-type="string" calcext:value-type="string">
            <text:p>serkana çek için</text:p>
          </table:table-cell>
          <table:table-cell table:style-name="ce303" office:value-type="float" office:value="22000" calcext:value-type="float">
            <text:p>22.000,00</text:p>
          </table:table-cell>
          <table:table-cell table:style-name="ce326"/>
          <table:table-cell table:style-name="ce303"/>
          <table:table-cell table:style-name="ce303" table:formula="of:=[.G429]-[.D430]+[.E430]" office:value-type="float" office:value="-70418.27" calcext:value-type="float">
            <text:p>-70.418,2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3-31" calcext:value-type="date">
            <text:p>31.03.2014</text:p>
          </table:table-cell>
          <table:table-cell table:style-name="ce249" office:value-type="string" calcext:value-type="string">
            <text:p>hmb ygv</text:p>
          </table:table-cell>
          <table:table-cell table:style-name="ce303" office:value-type="float" office:value="91.54" calcext:value-type="float">
            <text:p>91,54</text:p>
          </table:table-cell>
          <table:table-cell table:style-name="ce326"/>
          <table:table-cell table:style-name="ce303"/>
          <table:table-cell table:style-name="ce303" table:formula="of:=[.G430]-[.D431]+[.E431]" office:value-type="float" office:value="-70509.81" calcext:value-type="float">
            <text:p>-70.509,8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zan ygv</text:p>
          </table:table-cell>
          <table:table-cell table:style-name="ce303" office:value-type="float" office:value="758.12" calcext:value-type="float">
            <text:p>758,12</text:p>
          </table:table-cell>
          <table:table-cell table:style-name="ce326"/>
          <table:table-cell table:style-name="ce303"/>
          <table:table-cell table:style-name="ce303" table:formula="of:=[.G431]-[.D432]+[.E432]" office:value-type="float" office:value="-71267.93" calcext:value-type="float">
            <text:p>-71.267,9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yşe balcı gv</text:p>
          </table:table-cell>
          <table:table-cell table:style-name="ce303" office:value-type="float" office:value="693.7" calcext:value-type="float">
            <text:p>693,70</text:p>
          </table:table-cell>
          <table:table-cell table:style-name="ce326"/>
          <table:table-cell table:style-name="ce303"/>
          <table:table-cell table:style-name="ce303" table:formula="of:=[.G432]-[.D433]+[.E433]" office:value-type="float" office:value="-71961.63" calcext:value-type="float">
            <text:p>-71.961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pimapen senet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433]-[.D434]+[.E434]" office:value-type="float" office:value="-72961.63" calcext:value-type="float">
            <text:p>-72.961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3-31" calcext:value-type="date">
            <text:p>31.03.2014</text:p>
          </table:table-cell>
          <table:table-cell table:style-name="ce249" office:value-type="string" calcext:value-type="string">
            <text:p>ali balcı işbank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434]-[.D435]+[.E435]" office:value-type="float" office:value="-92961.63" calcext:value-type="float">
            <text:p>-92.961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u mlz</text:p>
          </table:table-cell>
          <table:table-cell table:style-name="ce303"/>
          <table:table-cell table:style-name="ce326" office:value-type="float" office:value="88" calcext:value-type="float">
            <text:p>88,00</text:p>
          </table:table-cell>
          <table:table-cell table:style-name="ce303"/>
          <table:table-cell table:style-name="ce303" table:formula="of:=[.G435]-[.D436]+[.E436]" office:value-type="float" office:value="-92873.63" calcext:value-type="float">
            <text:p>-92.873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4-02" calcext:value-type="date">
            <text:p>02.04.2014</text:p>
          </table:table-cell>
          <table:table-cell table:style-name="ce249" office:value-type="string" calcext:value-type="string">
            <text:p>fatih aydın</text:p>
          </table:table-cell>
          <table:table-cell table:style-name="ce303" office:value-type="float" office:value="2100" calcext:value-type="float">
            <text:p>2.100,00</text:p>
          </table:table-cell>
          <table:table-cell table:style-name="ce326"/>
          <table:table-cell table:style-name="ce303"/>
          <table:table-cell table:style-name="ce303" table:formula="of:=[.G436]-[.D437]+[.E437]" office:value-type="float" office:value="-94973.63" calcext:value-type="float">
            <text:p>-94.973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250" calcext:value-type="float">
            <text:p>250,00</text:p>
          </table:table-cell>
          <table:table-cell table:style-name="ce303"/>
          <table:table-cell table:style-name="ce303" table:formula="of:=[.G437]-[.D438]+[.E438]" office:value-type="float" office:value="-94723.63" calcext:value-type="float">
            <text:p>-94.723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 ali balcıya san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438]-[.D439]+[.E439]" office:value-type="float" office:value="-94673.63" calcext:value-type="float">
            <text:p>-94.673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4-17" calcext:value-type="date">
            <text:p>17.04.2014</text:p>
          </table:table-cell>
          <table:table-cell table:style-name="ce249" office:value-type="string" calcext:value-type="string">
            <text:p>KREDİ 18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39]-[.D440]+[.E440]" office:value-type="float" office:value="-91264.63" calcext:value-type="float">
            <text:p>-91.264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5-15" calcext:value-type="date">
            <text:p>15.05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1500" calcext:value-type="float">
            <text:p>1.500,00</text:p>
          </table:table-cell>
          <table:table-cell table:style-name="ce303"/>
          <table:table-cell table:style-name="ce303" table:formula="of:=[.G440]-[.D441]+[.E441]" office:value-type="float" office:value="-89764.63" calcext:value-type="float">
            <text:p>-89.764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5-28" calcext:value-type="date">
            <text:p>28.05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250" calcext:value-type="float">
            <text:p>250,00</text:p>
          </table:table-cell>
          <table:table-cell table:style-name="ce303"/>
          <table:table-cell table:style-name="ce303" table:formula="of:=[.G441]-[.D442]+[.E442]" office:value-type="float" office:value="-89514.63" calcext:value-type="float">
            <text:p>-89.514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ade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442]-[.D443]+[.E443]" office:value-type="float" office:value="-89614.63" calcext:value-type="float">
            <text:p>-89.614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acı ustaya</text:p>
          </table:table-cell>
          <table:table-cell table:style-name="ce303"/>
          <table:table-cell table:style-name="ce326" office:value-type="float" office:value="200" calcext:value-type="float">
            <text:p>200,00</text:p>
          </table:table-cell>
          <table:table-cell table:style-name="ce303"/>
          <table:table-cell table:style-name="ce303" table:formula="of:=[.G443]-[.D444]+[.E444]" office:value-type="float" office:value="-89414.63" calcext:value-type="float">
            <text:p>-89.414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6-24" calcext:value-type="date">
            <text:p>24.06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444]-[.D445]+[.E445]" office:value-type="float" office:value="-88914.63" calcext:value-type="float">
            <text:p>-88.914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5-17" calcext:value-type="date">
            <text:p>17.05.2014</text:p>
          </table:table-cell>
          <table:table-cell table:style-name="ce249" office:value-type="string" calcext:value-type="string">
            <text:p>KREDİ 19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45]-[.D446]+[.E446]" office:value-type="float" office:value="-85505.63" calcext:value-type="float">
            <text:p>-85.505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6-17" calcext:value-type="date">
            <text:p>17.06.2014</text:p>
          </table:table-cell>
          <table:table-cell table:style-name="ce249" office:value-type="string" calcext:value-type="string">
            <text:p>KREDİ 20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46]-[.D447]+[.E447]" office:value-type="float" office:value="-82096.63" calcext:value-type="float">
            <text:p>-82.096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7-17" calcext:value-type="date">
            <text:p>17.07.2014</text:p>
          </table:table-cell>
          <table:table-cell table:style-name="ce249" office:value-type="string" calcext:value-type="string">
            <text:p>KREDİ 21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47]-[.D448]+[.E448]" office:value-type="float" office:value="-78687.63" calcext:value-type="float">
            <text:p>-78.687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7-21" calcext:value-type="date">
            <text:p>21.07.2014</text:p>
          </table:table-cell>
          <table:table-cell table:style-name="ce249" office:value-type="string" calcext:value-type="string">
            <text:p>ssk</text:p>
          </table:table-cell>
          <table:table-cell table:style-name="ce303"/>
          <table:table-cell table:style-name="ce326" office:value-type="float" office:value="640" calcext:value-type="float">
            <text:p>640,00</text:p>
          </table:table-cell>
          <table:table-cell table:style-name="ce303"/>
          <table:table-cell table:style-name="ce303" table:formula="of:=[.G448]-[.D449]+[.E449]" office:value-type="float" office:value="-78047.63" calcext:value-type="float">
            <text:p>-78.047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6-30" calcext:value-type="date">
            <text:p>30.06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8000" calcext:value-type="float">
            <text:p>8.000,00</text:p>
          </table:table-cell>
          <table:table-cell table:style-name="ce303"/>
          <table:table-cell table:style-name="ce303" table:formula="of:=[.G449]-[.D450]+[.E450]" office:value-type="float" office:value="-70047.63" calcext:value-type="float">
            <text:p>-70.047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7-14" calcext:value-type="date">
            <text:p>14.07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450]-[.D451]+[.E451]" office:value-type="float" office:value="-50047.63" calcext:value-type="float">
            <text:p>-50.047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7-17" calcext:value-type="date">
            <text:p>17.07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6500" calcext:value-type="float">
            <text:p>6.500,00</text:p>
          </table:table-cell>
          <table:table-cell table:style-name="ce303"/>
          <table:table-cell table:style-name="ce303" table:formula="of:=[.G451]-[.D452]+[.E452]" office:value-type="float" office:value="-43547.63" calcext:value-type="float">
            <text:p>-43.547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7-22" calcext:value-type="date">
            <text:p>22.07.2014</text:p>
          </table:table-cell>
          <table:table-cell table:style-name="ce249" office:value-type="string" calcext:value-type="string">
            <text:p>ssk</text:p>
          </table:table-cell>
          <table:table-cell table:style-name="ce303"/>
          <table:table-cell table:style-name="ce326" office:value-type="float" office:value="2250" calcext:value-type="float">
            <text:p>2.250,00</text:p>
          </table:table-cell>
          <table:table-cell table:style-name="ce303"/>
          <table:table-cell table:style-name="ce303" table:formula="of:=[.G452]-[.D453]+[.E453]" office:value-type="float" office:value="-41297.63" calcext:value-type="float">
            <text:p>-41.297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7-23" calcext:value-type="date">
            <text:p>23.07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453]-[.D454]+[.E454]" office:value-type="float" office:value="-21297.63" calcext:value-type="float">
            <text:p>-21.297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8-06" calcext:value-type="date">
            <text:p>06.08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454]-[.D455]+[.E455]" office:value-type="float" office:value="-18297.63" calcext:value-type="float">
            <text:p>-18.297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8-17" calcext:value-type="date">
            <text:p>17.08.2014</text:p>
          </table:table-cell>
          <table:table-cell table:style-name="ce249" office:value-type="string" calcext:value-type="string">
            <text:p>KREDİ 22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55]-[.D456]+[.E456]" office:value-type="float" office:value="-14888.63" calcext:value-type="float">
            <text:p>-14.888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8-23" calcext:value-type="date">
            <text:p>23.08.2014</text:p>
          </table:table-cell>
          <table:table-cell table:style-name="ce249" office:value-type="string" calcext:value-type="string">
            <text:p>çizme eldiven</text:p>
          </table:table-cell>
          <table:table-cell table:style-name="ce303"/>
          <table:table-cell table:style-name="ce326" office:value-type="float" office:value="57" calcext:value-type="float">
            <text:p>57,00</text:p>
          </table:table-cell>
          <table:table-cell table:style-name="ce303"/>
          <table:table-cell table:style-name="ce303" table:formula="of:=[.G456]-[.D457]+[.E457]" office:value-type="float" office:value="-14831.63" calcext:value-type="float">
            <text:p>-14.831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8-27" calcext:value-type="date">
            <text:p>27.08.2014</text:p>
          </table:table-cell>
          <table:table-cell table:style-name="ce252" office:value-type="string" calcext:value-type="string">
            <text:p>denizbank doğuş</text:p>
          </table:table-cell>
          <table:table-cell table:style-name="ce305" office:value-type="float" office:value="80000" calcext:value-type="float">
            <text:p>80.000,00</text:p>
          </table:table-cell>
          <table:table-cell table:style-name="ce329"/>
          <table:table-cell table:style-name="ce308"/>
          <table:table-cell table:style-name="ce303" table:formula="of:=[.G457]-[.D458]+[.E458]" office:value-type="float" office:value="-94831.63" calcext:value-type="float">
            <text:p>-94.831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09-02" calcext:value-type="date">
            <text:p>09/02/2014</text:p>
          </table:table-cell>
          <table:table-cell table:style-name="ce286" office:value-type="string" calcext:value-type="string">
            <text:p>denizbank doğuş</text:p>
          </table:table-cell>
          <table:table-cell table:style-name="ce310" office:value-type="float" office:value="65000" calcext:value-type="float">
            <text:p>65.000,00</text:p>
          </table:table-cell>
          <table:table-cell table:style-name="ce334"/>
          <table:table-cell table:style-name="ce308"/>
          <table:table-cell table:style-name="ce303" table:formula="of:=[.G458]-[.D459]+[.E459]" office:value-type="float" office:value="-159831.63" calcext:value-type="float">
            <text:p>-159.831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9-01" calcext:value-type="date">
            <text:p>01.09.2014</text:p>
          </table:table-cell>
          <table:table-cell table:style-name="ce249" office:value-type="string" calcext:value-type="string">
            <text:p>ali balcı işbank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459]-[.D460]+[.E460]" office:value-type="float" office:value="-156831.63" calcext:value-type="float">
            <text:p>-156.831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9-05" calcext:value-type="date">
            <text:p>05.09.2014</text:p>
          </table:table-cell>
          <table:table-cell table:style-name="ce249" office:value-type="string" calcext:value-type="string">
            <text:p>İş 800 e aktarılan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460]-[.D461]+[.E461]" office:value-type="float" office:value="-151831.63" calcext:value-type="float">
            <text:p>-151.831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EHMET SAMUR KARO KK</text:p>
          </table:table-cell>
          <table:table-cell table:style-name="ce303" office:value-type="float" office:value="400" calcext:value-type="float">
            <text:p>400,00</text:p>
          </table:table-cell>
          <table:table-cell table:style-name="ce326"/>
          <table:table-cell table:style-name="ce303"/>
          <table:table-cell table:style-name="ce303" table:formula="of:=[.G461]-[.D462]+[.E462]" office:value-type="float" office:value="-152231.63" calcext:value-type="float">
            <text:p>-152.231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09-26" calcext:value-type="date">
            <text:p>09/26/2014</text:p>
          </table:table-cell>
          <table:table-cell table:style-name="ce258" office:value-type="string" calcext:value-type="string">
            <text:p>İş 800 e aktarılan</text:p>
          </table:table-cell>
          <table:table-cell table:style-name="ce301"/>
          <table:table-cell table:style-name="ce324" office:value-type="float" office:value="3000" calcext:value-type="float">
            <text:p>3.000,00</text:p>
          </table:table-cell>
          <table:table-cell table:style-name="ce303"/>
          <table:table-cell table:style-name="ce303" table:formula="of:=[.G462]-[.D463]+[.E463]" office:value-type="float" office:value="-149231.63" calcext:value-type="float">
            <text:p>-149.231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deniz kredi 1. tkst için</text:p>
          </table:table-cell>
          <table:table-cell table:style-name="ce301"/>
          <table:table-cell table:style-name="ce324" office:value-type="float" office:value="1000" calcext:value-type="float">
            <text:p>1.000,00</text:p>
          </table:table-cell>
          <table:table-cell table:style-name="ce303"/>
          <table:table-cell table:style-name="ce303" table:formula="of:=[.G463]-[.D464]+[.E464]" office:value-type="float" office:value="-148231.63" calcext:value-type="float">
            <text:p>-148.231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9-30" calcext:value-type="date">
            <text:p>30.09.2014</text:p>
          </table:table-cell>
          <table:table-cell table:style-name="ce249" office:value-type="string" calcext:value-type="string">
            <text:p>şekerbank bch a</text:p>
          </table:table-cell>
          <table:table-cell table:style-name="ce303"/>
          <table:table-cell table:style-name="ce326" office:value-type="float" office:value="100000" calcext:value-type="float">
            <text:p>100.000,00</text:p>
          </table:table-cell>
          <table:table-cell table:style-name="ce303"/>
          <table:table-cell table:style-name="ce303" table:formula="of:=[.G464]-[.D465]+[.E465]" office:value-type="float" office:value="-48231.63" calcext:value-type="float">
            <text:p>-48.231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k yıldız tic</text:p>
          </table:table-cell>
          <table:table-cell table:style-name="ce303" office:value-type="float" office:value="3000" calcext:value-type="float">
            <text:p>3.000,00</text:p>
          </table:table-cell>
          <table:table-cell table:style-name="ce326"/>
          <table:table-cell table:style-name="ce303"/>
          <table:table-cell table:style-name="ce303" table:formula="of:=[.G465]-[.D466]+[.E466]" office:value-type="float" office:value="-51231.63" calcext:value-type="float">
            <text:p>-51.231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466]-[.D467]+[.E467]" office:value-type="float" office:value="-46231.63" calcext:value-type="float">
            <text:p>-46.231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iven</text:p>
          </table:table-cell>
          <table:table-cell table:style-name="ce303"/>
          <table:table-cell table:style-name="ce326" office:value-type="float" office:value="28" calcext:value-type="float">
            <text:p>28,00</text:p>
          </table:table-cell>
          <table:table-cell table:style-name="ce303"/>
          <table:table-cell table:style-name="ce303" table:formula="of:=[.G467]-[.D468]+[.E468]" office:value-type="float" office:value="-46203.63" calcext:value-type="float">
            <text:p>-46.203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çizme <text:s/></text:p>
          </table:table-cell>
          <table:table-cell table:style-name="ce301"/>
          <table:table-cell table:style-name="ce324" office:value-type="float" office:value="15" calcext:value-type="float">
            <text:p>15,00</text:p>
          </table:table-cell>
          <table:table-cell table:style-name="ce303"/>
          <table:table-cell table:style-name="ce303" table:formula="of:=[.G468]-[.D469]+[.E469]" office:value-type="float" office:value="-46188.63" calcext:value-type="float">
            <text:p>-46.188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9-17" calcext:value-type="date">
            <text:p>17.09.2014</text:p>
          </table:table-cell>
          <table:table-cell table:style-name="ce249" office:value-type="string" calcext:value-type="string">
            <text:p>KREDİ 23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69]-[.D470]+[.E470]" office:value-type="float" office:value="-42779.63" calcext:value-type="float">
            <text:p>-42.779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0-13" calcext:value-type="date">
            <text:p>13.10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850" calcext:value-type="float">
            <text:p>850,00</text:p>
          </table:table-cell>
          <table:table-cell table:style-name="ce303"/>
          <table:table-cell table:style-name="ce303" table:formula="of:=[.G470]-[.D471]+[.E471]" office:value-type="float" office:value="-41929.63" calcext:value-type="float">
            <text:p>-41.929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0-15" calcext:value-type="date">
            <text:p>15.10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471]-[.D472]+[.E472]" office:value-type="float" office:value="-37929.63" calcext:value-type="float">
            <text:p>-37.929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0-17" calcext:value-type="date">
            <text:p>17.10.2014</text:p>
          </table:table-cell>
          <table:table-cell table:style-name="ce249" office:value-type="string" calcext:value-type="string">
            <text:p>KREDİ 24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72]-[.D473]+[.E473]" office:value-type="float" office:value="-34520.63" calcext:value-type="float">
            <text:p>-34.520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10-16" calcext:value-type="date">
            <text:p>10/16/2014</text:p>
          </table:table-cell>
          <table:table-cell table:style-name="ce258" office:value-type="string" calcext:value-type="string">
            <text:p>iş kredi</text:p>
          </table:table-cell>
          <table:table-cell table:style-name="ce301"/>
          <table:table-cell table:style-name="ce324" office:value-type="float" office:value="1727" calcext:value-type="float">
            <text:p>1.727,00</text:p>
          </table:table-cell>
          <table:table-cell table:style-name="ce303"/>
          <table:table-cell table:style-name="ce303" table:formula="of:=[.G473]-[.D474]+[.E474]" office:value-type="float" office:value="-32793.63" calcext:value-type="float">
            <text:p>-32.793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10-26" calcext:value-type="date">
            <text:p>10/26/2014</text:p>
          </table:table-cell>
          <table:table-cell table:style-name="ce258" office:value-type="string" calcext:value-type="string">
            <text:p>deniz kredi 2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474]-[.D475]+[.E475]" office:value-type="float" office:value="-26028.63" calcext:value-type="float">
            <text:p>-26.028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çivi köpük çizme</text:p>
          </table:table-cell>
          <table:table-cell table:style-name="ce301"/>
          <table:table-cell table:style-name="ce324" office:value-type="float" office:value="70" calcext:value-type="float">
            <text:p>70,00</text:p>
          </table:table-cell>
          <table:table-cell table:style-name="ce303"/>
          <table:table-cell table:style-name="ce303" table:formula="of:=[.G475]-[.D476]+[.E476]" office:value-type="float" office:value="-25958.63" calcext:value-type="float">
            <text:p>-25.958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11-03" calcext:value-type="date">
            <text:p>11/03/2014</text:p>
          </table:table-cell>
          <table:table-cell table:style-name="ce258" office:value-type="string" calcext:value-type="string">
            <text:p>623087 hesaba</text:p>
          </table:table-cell>
          <table:table-cell table:style-name="ce301"/>
          <table:table-cell table:style-name="ce324" office:value-type="float" office:value="2782" calcext:value-type="float">
            <text:p>2.782,00</text:p>
          </table:table-cell>
          <table:table-cell table:style-name="ce303"/>
          <table:table-cell table:style-name="ce303" table:formula="of:=[.G476]-[.D477]+[.E477]" office:value-type="float" office:value="-23176.63" calcext:value-type="float">
            <text:p>-23.176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1-17" calcext:value-type="date">
            <text:p>17.11.2014</text:p>
          </table:table-cell>
          <table:table-cell table:style-name="ce249" office:value-type="string" calcext:value-type="string">
            <text:p>KREDİ 25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77]-[.D478]+[.E478]" office:value-type="float" office:value="-19767.63" calcext:value-type="float">
            <text:p>-19.767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kadıoğlu kk ile ödeme</text:p>
          </table:table-cell>
          <table:table-cell table:style-name="ce301" office:value-type="float" office:value="8500" calcext:value-type="float">
            <text:p>8.500,00</text:p>
          </table:table-cell>
          <table:table-cell table:style-name="ce324"/>
          <table:table-cell table:style-name="ce303"/>
          <table:table-cell table:style-name="ce303" table:formula="of:=[.G478]-[.D479]+[.E479]" office:value-type="float" office:value="-28267.63" calcext:value-type="float">
            <text:p>-28.267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sanayide elden</text:p>
          </table:table-cell>
          <table:table-cell table:style-name="ce301"/>
          <table:table-cell table:style-name="ce324" office:value-type="float" office:value="450" calcext:value-type="float">
            <text:p>450,00</text:p>
          </table:table-cell>
          <table:table-cell table:style-name="ce303"/>
          <table:table-cell table:style-name="ce303" table:formula="of:=[.G479]-[.D480]+[.E480]" office:value-type="float" office:value="-27817.63" calcext:value-type="float">
            <text:p>-27.817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Çivi 25 kg</text:p>
          </table:table-cell>
          <table:table-cell table:style-name="ce301"/>
          <table:table-cell table:style-name="ce324" office:value-type="float" office:value="60" calcext:value-type="float">
            <text:p>60,00</text:p>
          </table:table-cell>
          <table:table-cell table:style-name="ce303"/>
          <table:table-cell table:style-name="ce303" table:formula="of:=[.G480]-[.D481]+[.E481]" office:value-type="float" office:value="-27757.63" calcext:value-type="float">
            <text:p>-27.757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eldiven beybi 3*12</text:p>
          </table:table-cell>
          <table:table-cell table:style-name="ce301"/>
          <table:table-cell table:style-name="ce324" office:value-type="float" office:value="36" calcext:value-type="float">
            <text:p>36,00</text:p>
          </table:table-cell>
          <table:table-cell table:style-name="ce303"/>
          <table:table-cell table:style-name="ce303" table:formula="of:=[.G481]-[.D482]+[.E482]" office:value-type="float" office:value="-27721.63" calcext:value-type="float">
            <text:p>-27.721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eldiven <text:s/>beybi</text:p>
          </table:table-cell>
          <table:table-cell table:style-name="ce301"/>
          <table:table-cell table:style-name="ce324" office:value-type="float" office:value="72" calcext:value-type="float">
            <text:p>72,00</text:p>
          </table:table-cell>
          <table:table-cell table:style-name="ce303"/>
          <table:table-cell table:style-name="ce303" table:formula="of:=[.G482]-[.D483]+[.E483]" office:value-type="float" office:value="-27649.63" calcext:value-type="float">
            <text:p>-27.64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eldiven uni</text:p>
          </table:table-cell>
          <table:table-cell table:style-name="ce301"/>
          <table:table-cell table:style-name="ce324" office:value-type="float" office:value="48" calcext:value-type="float">
            <text:p>48,00</text:p>
          </table:table-cell>
          <table:table-cell table:style-name="ce303"/>
          <table:table-cell table:style-name="ce303" table:formula="of:=[.G483]-[.D484]+[.E484]" office:value-type="float" office:value="-27601.63" calcext:value-type="float">
            <text:p>-27.601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eldiven uni</text:p>
          </table:table-cell>
          <table:table-cell table:style-name="ce301"/>
          <table:table-cell table:style-name="ce324" office:value-type="float" office:value="48" calcext:value-type="float">
            <text:p>48,00</text:p>
          </table:table-cell>
          <table:table-cell table:style-name="ce303"/>
          <table:table-cell table:style-name="ce303" table:formula="of:=[.G484]-[.D485]+[.E485]" office:value-type="float" office:value="-27553.63" calcext:value-type="float">
            <text:p>-27.553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11-26" calcext:value-type="date">
            <text:p>11/26/2014</text:p>
          </table:table-cell>
          <table:table-cell table:style-name="ce258" office:value-type="string" calcext:value-type="string">
            <text:p>deniz kredi 3/60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485]-[.D486]+[.E486]" office:value-type="float" office:value="-20788.63" calcext:value-type="float">
            <text:p>-20.788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2-17" calcext:value-type="date">
            <text:p>17.12.2014</text:p>
          </table:table-cell>
          <table:table-cell table:style-name="ce249" office:value-type="string" calcext:value-type="string">
            <text:p>KREDİ 26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86]-[.D487]+[.E487]" office:value-type="float" office:value="-17379.63" calcext:value-type="float">
            <text:p>-17.379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12-26" calcext:value-type="date">
            <text:p>12/26/2014</text:p>
          </table:table-cell>
          <table:table-cell table:style-name="ce258" office:value-type="string" calcext:value-type="string">
            <text:p>deniz kredi 4/60 <text:s text:c="2"/>6600 çek ile ödendi</text:p>
          </table:table-cell>
          <table:table-cell table:style-name="ce301"/>
          <table:table-cell table:style-name="ce324"/>
          <table:table-cell table:style-name="ce303"/>
          <table:table-cell table:style-name="ce303" table:formula="of:=[.G487]-[.D488]+[.E488]" office:value-type="float" office:value="-17379.63" calcext:value-type="float">
            <text:p>-17.37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deniz kredi için</text:p>
          </table:table-cell>
          <table:table-cell table:style-name="ce301"/>
          <table:table-cell table:style-name="ce324" office:value-type="float" office:value="160" calcext:value-type="float">
            <text:p>160,00</text:p>
          </table:table-cell>
          <table:table-cell table:style-name="ce303"/>
          <table:table-cell table:style-name="ce303" table:formula="of:=[.G488]-[.D489]+[.E489]" office:value-type="float" office:value="-17219.63" calcext:value-type="float">
            <text:p>-17.21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48" office:value-type="string" calcext:value-type="string">
            <text:p>SANAYİ dükkan satışından</text:p>
          </table:table-cell>
          <table:table-cell table:style-name="ce311" office:value-type="float" office:value="100000" calcext:value-type="float">
            <text:p>100.000,00</text:p>
          </table:table-cell>
          <table:table-cell table:style-name="ce334"/>
          <table:table-cell table:style-name="ce308"/>
          <table:table-cell table:style-name="ce303" table:formula="of:=[.G489]-[.D490]+[.E490]" office:value-type="float" office:value="-117219.63" calcext:value-type="float">
            <text:p>-117.21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TİLA BALCI EV BODRUM YALITIMI</text:p>
          </table:table-cell>
          <table:table-cell table:style-name="ce301"/>
          <table:table-cell table:style-name="ce324" office:value-type="float" office:value="1960" calcext:value-type="float">
            <text:p>1.960,00</text:p>
          </table:table-cell>
          <table:table-cell table:style-name="ce303"/>
          <table:table-cell table:style-name="ce303" table:formula="of:=[.G490]-[.D491]+[.E491]" office:value-type="float" office:value="-115259.63" calcext:value-type="float">
            <text:p>-115.25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/>
          <table:table-cell table:style-name="ce301"/>
          <table:table-cell table:style-name="ce324"/>
          <table:table-cell table:style-name="ce303"/>
          <table:table-cell table:style-name="ce303" table:formula="of:=[.G491]-[.D492]+[.E492]" office:value-type="float" office:value="-115259.63" calcext:value-type="float">
            <text:p>-115.25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Ara Toplam</text:p>
          </table:table-cell>
          <table:table-cell table:style-name="ce308" table:formula="of:=SUM([.D423:.D491])" office:value-type="float" office:value="415343.36" calcext:value-type="float">
            <text:p>415.343,36</text:p>
          </table:table-cell>
          <table:table-cell table:style-name="ce329" table:formula="of:=SUM([.E423:.E491])" office:value-type="float" office:value="247029" calcext:value-type="float">
            <text:p>247.029,00</text:p>
          </table:table-cell>
          <table:table-cell table:style-name="ce308" table:number-columns-repeated="2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/>
          <table:table-cell table:style-name="ce301"/>
          <table:table-cell table:style-name="ce324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TİLA BALCI EV BODRUM YALITIMI</text:p>
          </table:table-cell>
          <table:table-cell table:style-name="ce301"/>
          <table:table-cell table:style-name="ce324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XPS 2 CM 11*15=165 M2</text:p>
          </table:table-cell>
          <table:table-cell table:style-name="ce301"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XPS 3 CM 14*10.5=147 M2</text:p>
          </table:table-cell>
          <table:table-cell table:style-name="ce301"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XPS YAPIŞTIRICI</text:p>
          </table:table-cell>
          <table:table-cell table:style-name="ce301"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11*60=660</text:p>
          </table:table-cell>
          <table:table-cell table:style-name="ce301"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14*60=840</text:p>
          </table:table-cell>
          <table:table-cell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46*10=460</text:p>
          </table:table-cell>
          <table:table-cell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73" table:number-columns-repeated="2"/>
          <table:table-cell table:style-name="ce324"/>
          <table:table-cell table:style-name="ce301"/>
          <table:table-cell table:style-name="ce303" table:formula="of:=[.G492]" office:value-type="float" office:value="-115259.63" calcext:value-type="float">
            <text:p>-115.25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Sanayi acentalar kira bedeli</text:p>
          </table:table-cell>
          <table:table-cell office:value-type="float" office:value="10000" calcext:value-type="float">
            <text:p>10.000,00</text:p>
          </table:table-cell>
          <table:table-cell table:style-name="ce324"/>
          <table:table-cell table:style-name="ce301"/>
          <table:table-cell table:style-name="ce303" table:formula="of:=[.G502]-[.D503]+[.E503]" office:value-type="float" office:value="-125259.63" calcext:value-type="float">
            <text:p>-125.25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Hızarhane Depo kira bedeli</text:p>
          </table:table-cell>
          <table:table-cell office:value-type="float" office:value="6000" calcext:value-type="float">
            <text:p>6.000,00</text:p>
          </table:table-cell>
          <table:table-cell table:style-name="ce324"/>
          <table:table-cell table:style-name="ce301"/>
          <table:table-cell table:style-name="ce303" table:formula="of:=[.G503]-[.D504]+[.E504]" office:value-type="float" office:value="-131259.63" calcext:value-type="float">
            <text:p>-131.25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Hızarhane yıkama kira bedeli</text:p>
          </table:table-cell>
          <table:table-cell office:value-type="float" office:value="9350" calcext:value-type="float">
            <text:p>9.350,00</text:p>
          </table:table-cell>
          <table:table-cell table:style-name="ce324"/>
          <table:table-cell table:style-name="ce301"/>
          <table:table-cell table:style-name="ce303" table:formula="of:=[.G504]-[.D505]+[.E505]" office:value-type="float" office:value="-140609.63" calcext:value-type="float">
            <text:p>-140.60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Lise Arkası Kira Bedeli</text:p>
          </table:table-cell>
          <table:table-cell office:value-type="float" office:value="3002.15" calcext:value-type="float">
            <text:p>3.002,15</text:p>
          </table:table-cell>
          <table:table-cell table:style-name="ce324"/>
          <table:table-cell table:style-name="ce301"/>
          <table:table-cell table:style-name="ce303" table:formula="of:=[.G505]-[.D506]+[.E506]" office:value-type="float" office:value="-143611.78" calcext:value-type="float">
            <text:p>-143.611,78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Ali Paşa Kira Bedeli Atila BALCI</text:p>
          </table:table-cell>
          <table:table-cell office:value-type="float" office:value="6111.81" calcext:value-type="float">
            <text:p>6.111,81</text:p>
          </table:table-cell>
          <table:table-cell table:style-name="ce324"/>
          <table:table-cell table:style-name="ce301"/>
          <table:table-cell table:style-name="ce303" table:formula="of:=[.G506]-[.D507]+[.E507]" office:value-type="float" office:value="-149723.59" calcext:value-type="float">
            <text:p>-149.723,59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Ali Paşa Kira Bedeli İsmail BALCI</text:p>
          </table:table-cell>
          <table:table-cell office:value-type="float" office:value="5427.78" calcext:value-type="float">
            <text:p>5.427,78</text:p>
          </table:table-cell>
          <table:table-cell table:style-name="ce324"/>
          <table:table-cell table:style-name="ce301"/>
          <table:table-cell table:style-name="ce303" table:formula="of:=[.G507]-[.D508]+[.E508]" office:value-type="float" office:value="-155151.37" calcext:value-type="float">
            <text:p>-155.151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48" office:value-type="string" calcext:value-type="string">
            <text:p>2014 SONU DOĞUŞ BORÇLU</text:p>
          </table:table-cell>
          <table:table-cell table:style-name="ce301"/>
          <table:table-cell table:style-name="ce324"/>
          <table:table-cell table:style-name="ce301"/>
          <table:table-cell table:style-name="ce303" table:formula="of:=[.G508]-[.D509]+[.E509]" office:value-type="float" office:value="-155151.37" calcext:value-type="float">
            <text:p>-155.151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15’e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509]-[.D510]+[.E510]" office:value-type="float" office:value="-155151.37" calcext:value-type="float">
            <text:p>-155.151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3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1" office:value-type="date" office:date-value="2014-12-31" calcext:value-type="date">
            <text:p>31.12.2014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502:.D510])+[.D493]" office:value-type="float" office:value="455235.1" calcext:value-type="float">
            <text:p>455.235,10</text:p>
          </table:table-cell>
          <table:table-cell table:style-name="ce327" table:formula="of:=SUM([.E503:.E510])+[.E493]" office:value-type="float" office:value="247029" calcext:value-type="float">
            <text:p>247.029,00</text:p>
          </table:table-cell>
          <table:table-cell table:style-name="ce304"/>
          <table:table-cell table:style-name="ce349" table:formula="of:=[.E513]-[.D513]" office:value-type="float" office:value="-208206.1" calcext:value-type="float">
            <text:p>-208.206,1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3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5" calcext:value-type="float">
            <text:p>2015</text:p>
          </table:table-cell>
          <table:table-cell table:style-name="ce278" office:value-type="string" calcext:value-type="string">
            <text:p>2014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510]" office:value-type="float" office:value="-155151.37" calcext:value-type="float">
            <text:p>-155.151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1-08" calcext:value-type="date">
            <text:p>08.01.2015</text:p>
          </table:table-cell>
          <table:table-cell table:style-name="ce249" office:value-type="string" calcext:value-type="string">
            <text:p>kadıoğlu yavuz kk</text:p>
          </table:table-cell>
          <table:table-cell table:style-name="ce303" office:value-type="float" office:value="1800" calcext:value-type="float">
            <text:p>1.800,00</text:p>
          </table:table-cell>
          <table:table-cell table:style-name="ce326"/>
          <table:table-cell table:style-name="ce303"/>
          <table:table-cell table:style-name="ce303" table:formula="of:=[.G515]-[.D516]+[.E516]" office:value-type="float" office:value="-156951.37" calcext:value-type="float">
            <text:p>-156.951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1-08" calcext:value-type="date">
            <text:p>08.01.2015</text:p>
          </table:table-cell>
          <table:table-cell table:style-name="ce249" office:value-type="string" calcext:value-type="string">
            <text:p>ankara akbank eft kepçe için</text:p>
          </table:table-cell>
          <table:table-cell table:style-name="ce303"/>
          <table:table-cell table:style-name="ce326" office:value-type="float" office:value="1650" calcext:value-type="float">
            <text:p>1.650,00</text:p>
          </table:table-cell>
          <table:table-cell table:style-name="ce303"/>
          <table:table-cell table:style-name="ce303" table:formula="of:=[.G516]-[.D517]+[.E517]" office:value-type="float" office:value="-155301.37" calcext:value-type="float">
            <text:p>-155.301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tila balcı elden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517]-[.D518]+[.E518]" office:value-type="float" office:value="-155201.37" calcext:value-type="float">
            <text:p>-155.201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2" office:value-type="string" calcext:value-type="string">
            <text:p>SERKAN KAYALAR TEMİNAT İÇİN BCH TAN</text:p>
          </table:table-cell>
          <table:table-cell table:style-name="ce308"/>
          <table:table-cell table:style-name="ce328" office:value-type="float" office:value="80000" calcext:value-type="float">
            <text:p>80.000,00</text:p>
          </table:table-cell>
          <table:table-cell table:style-name="ce303"/>
          <table:table-cell table:style-name="ce303" table:formula="of:=[.G518]-[.D519]+[.E519]" office:value-type="float" office:value="-75201.37" calcext:value-type="float">
            <text:p>-75.201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1-20" calcext:value-type="date">
            <text:p>01/20/2015</text:p>
          </table:table-cell>
          <table:table-cell table:style-name="ce258" office:value-type="string" calcext:value-type="string">
            <text:p>ALİ BALCI ELDEN</text:p>
          </table:table-cell>
          <table:table-cell table:style-name="ce301" office:value-type="float" office:value="8000" calcext:value-type="float">
            <text:p>8.000,00</text:p>
          </table:table-cell>
          <table:table-cell table:style-name="ce324"/>
          <table:table-cell table:style-name="ce303"/>
          <table:table-cell table:style-name="ce303" table:formula="of:=[.G519]-[.D520]+[.E520]" office:value-type="float" office:value="-83201.37" calcext:value-type="float">
            <text:p>-83.201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1-26" calcext:value-type="date">
            <text:p>01/26/2015</text:p>
          </table:table-cell>
          <table:table-cell table:style-name="ce258" office:value-type="string" calcext:value-type="string">
            <text:p>DENİZ KREDİ 5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20]-[.D521]+[.E521]" office:value-type="float" office:value="-76436.37" calcext:value-type="float">
            <text:p>-76.436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1-17" calcext:value-type="date">
            <text:p>17.01.2015</text:p>
          </table:table-cell>
          <table:table-cell table:style-name="ce249" office:value-type="string" calcext:value-type="string">
            <text:p>KREDİ 27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21]-[.D522]+[.E522]" office:value-type="float" office:value="-73027.37" calcext:value-type="float">
            <text:p>-73.02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dv</text:p>
          </table:table-cell>
          <table:table-cell table:style-name="ce303" office:value-type="float" office:value="30" calcext:value-type="float">
            <text:p>30,00</text:p>
          </table:table-cell>
          <table:table-cell table:style-name="ce326"/>
          <table:table-cell table:style-name="ce303"/>
          <table:table-cell table:style-name="ce303" table:formula="of:=[.G522]-[.D523]+[.E523]" office:value-type="float" office:value="-73057.37" calcext:value-type="float">
            <text:p>-73.05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ğj</text:p>
          </table:table-cell>
          <table:table-cell table:style-name="ce303" office:value-type="float" office:value="70" calcext:value-type="float">
            <text:p>70,00</text:p>
          </table:table-cell>
          <table:table-cell table:style-name="ce326"/>
          <table:table-cell table:style-name="ce303"/>
          <table:table-cell table:style-name="ce303" table:formula="of:=[.G523]-[.D524]+[.E524]" office:value-type="float" office:value="-73127.37" calcext:value-type="float">
            <text:p>-73.12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apu için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524]-[.D525]+[.E525]" office:value-type="float" office:value="-72827.37" calcext:value-type="float">
            <text:p>-72.827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2-10" calcext:value-type="date">
            <text:p>10.02.2015</text:p>
          </table:table-cell>
          <table:table-cell table:style-name="ce249" office:value-type="string" calcext:value-type="string">
            <text:p>iş doğuş hesaba yatan bch a bch sıfırlandı</text:p>
          </table:table-cell>
          <table:table-cell table:style-name="ce303" office:value-type="float" office:value="80000" calcext:value-type="float">
            <text:p>80.000,00</text:p>
          </table:table-cell>
          <table:table-cell table:style-name="ce326"/>
          <table:table-cell table:style-name="ce303"/>
          <table:table-cell table:style-name="ce303" table:formula="of:=[.G525]-[.D526]+[.E526]" office:value-type="float" office:value="-152827.37" calcext:value-type="float">
            <text:p>-152.827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2-26" calcext:value-type="date">
            <text:p>02/26/2015</text:p>
          </table:table-cell>
          <table:table-cell table:style-name="ce258" office:value-type="string" calcext:value-type="string">
            <text:p>DENİZ KREDİ 6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26]-[.D527]+[.E527]" office:value-type="float" office:value="-146062.37" calcext:value-type="float">
            <text:p>-146.062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2-26" calcext:value-type="date">
            <text:p>26.02.2015</text:p>
          </table:table-cell>
          <table:table-cell table:style-name="ce249" office:value-type="string" calcext:value-type="string">
            <text:p>elden kredi için</text:p>
          </table:table-cell>
          <table:table-cell table:style-name="ce303" office:value-type="float" office:value="6700" calcext:value-type="float">
            <text:p>6.700,00</text:p>
          </table:table-cell>
          <table:table-cell table:style-name="ce326"/>
          <table:table-cell table:style-name="ce303"/>
          <table:table-cell table:style-name="ce303" table:formula="of:=[.G527]-[.D528]+[.E528]" office:value-type="float" office:value="-152762.37" calcext:value-type="float">
            <text:p>-152.762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2-17" calcext:value-type="date">
            <text:p>17.02.2015</text:p>
          </table:table-cell>
          <table:table-cell table:style-name="ce249" office:value-type="string" calcext:value-type="string">
            <text:p>KREDİ 28-36 TAKSİT</text:p>
          </table:table-cell>
          <table:table-cell table:style-name="ce301"/>
          <table:table-cell table:style-name="ce324" office:value-type="float" office:value="3409" calcext:value-type="float">
            <text:p>3.409,00</text:p>
          </table:table-cell>
          <table:table-cell table:style-name="ce303"/>
          <table:table-cell table:style-name="ce303" table:formula="of:=[.G528]-[.D529]+[.E529]" office:value-type="float" office:value="-149353.37" calcext:value-type="float">
            <text:p>-149.353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04" calcext:value-type="date">
            <text:p>04.03.2015</text:p>
          </table:table-cell>
          <table:table-cell table:style-name="ce252" office:value-type="string" calcext:value-type="string">
            <text:p>bch tan ali ye</text:p>
          </table:table-cell>
          <table:table-cell table:style-name="ce310"/>
          <table:table-cell table:style-name="ce335" office:value-type="float" office:value="90000" calcext:value-type="float">
            <text:p>90.000,00</text:p>
          </table:table-cell>
          <table:table-cell table:style-name="ce303"/>
          <table:table-cell table:style-name="ce303" table:formula="of:=[.G529]-[.D530]+[.E530]" office:value-type="float" office:value="-59353.37" calcext:value-type="float">
            <text:p>-59.353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2" office:value-type="string" calcext:value-type="string">
            <text:p>halk tan işe esnaf kefalet kredisi</text:p>
          </table:table-cell>
          <table:table-cell table:style-name="ce310" office:value-type="float" office:value="140000" calcext:value-type="float">
            <text:p>140.000,00</text:p>
          </table:table-cell>
          <table:table-cell table:style-name="ce335"/>
          <table:table-cell table:style-name="ce303"/>
          <table:table-cell table:style-name="ce303" table:formula="of:=[.G530]-[.D531]+[.E531]" office:value-type="float" office:value="-199353.37" calcext:value-type="float">
            <text:p>-199.353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anayide elden</text:p>
          </table:table-cell>
          <table:table-cell table:style-name="ce301"/>
          <table:table-cell table:style-name="ce324" office:value-type="float" office:value="250" calcext:value-type="float">
            <text:p>250,00</text:p>
          </table:table-cell>
          <table:table-cell table:style-name="ce303"/>
          <table:table-cell table:style-name="ce303" table:formula="of:=[.G531]-[.D532]+[.E532]" office:value-type="float" office:value="-199103.37" calcext:value-type="float">
            <text:p>-199.103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25" calcext:value-type="date">
            <text:p>25.03.2015</text:p>
          </table:table-cell>
          <table:table-cell table:style-name="ce249" office:value-type="string" calcext:value-type="string">
            <text:p>işten ali ye kredi kartları için</text:p>
          </table:table-cell>
          <table:table-cell table:style-name="ce301"/>
          <table:table-cell table:style-name="ce324" office:value-type="float" office:value="5000" calcext:value-type="float">
            <text:p>5.000,00</text:p>
          </table:table-cell>
          <table:table-cell table:style-name="ce303"/>
          <table:table-cell table:style-name="ce303" table:formula="of:=[.G532]-[.D533]+[.E533]" office:value-type="float" office:value="-194103.37" calcext:value-type="float">
            <text:p>-194.103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/>
          <table:table-cell table:style-name="ce303"/>
          <table:table-cell table:style-name="ce326"/>
          <table:table-cell table:style-name="ce303"/>
          <table:table-cell table:style-name="ce303" table:formula="of:=[.G533]-[.D534]+[.E534]" office:value-type="float" office:value="-194103.37" calcext:value-type="float">
            <text:p>-194.103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05" calcext:value-type="date">
            <text:p>05.03.2015</text:p>
          </table:table-cell>
          <table:table-cell table:style-name="ce258" office:value-type="string" calcext:value-type="string">
            <text:p>ali balcı dan işe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534]-[.D535]+[.E535]" office:value-type="float" office:value="-214103.37" calcext:value-type="float">
            <text:p>-214.103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16" calcext:value-type="date">
            <text:p>16.03.2015</text:p>
          </table:table-cell>
          <table:table-cell table:style-name="ce249" office:value-type="string" calcext:value-type="string">
            <text:p>iş ten ali balcıya</text:p>
          </table:table-cell>
          <table:table-cell table:style-name="ce303"/>
          <table:table-cell table:style-name="ce326" office:value-type="float" office:value="11000" calcext:value-type="float">
            <text:p>11.000,00</text:p>
          </table:table-cell>
          <table:table-cell table:style-name="ce303"/>
          <table:table-cell table:style-name="ce303" table:formula="of:=[.G535]-[.D536]+[.E536]" office:value-type="float" office:value="-203103.37" calcext:value-type="float">
            <text:p>-203.103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/>
          <table:table-cell table:style-name="ce303" table:formula="of:=[.G536]-[.D537]+[.E537]" office:value-type="float" office:value="-203103.37" calcext:value-type="float">
            <text:p>-203.103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17" calcext:value-type="date">
            <text:p>17.03.2015</text:p>
          </table:table-cell>
          <table:table-cell table:style-name="ce249" office:value-type="string" calcext:value-type="string">
            <text:p>KREDİ 29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37]-[.D538]+[.E538]" office:value-type="float" office:value="-199694.37" calcext:value-type="float">
            <text:p>-199.694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3-26" calcext:value-type="date">
            <text:p>03/26/2015</text:p>
          </table:table-cell>
          <table:table-cell table:style-name="ce258" office:value-type="string" calcext:value-type="string">
            <text:p>DENİZ KREDİ 7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38]-[.D539]+[.E539]" office:value-type="float" office:value="-192929.37" calcext:value-type="float">
            <text:p>-192.929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31" calcext:value-type="date">
            <text:p>31.03.2015</text:p>
          </table:table-cell>
          <table:table-cell table:style-name="ce249" office:value-type="string" calcext:value-type="string">
            <text:p>ali nalcı bch a</text:p>
          </table:table-cell>
          <table:table-cell table:style-name="ce303"/>
          <table:table-cell table:style-name="ce326" office:value-type="float" office:value="1640" calcext:value-type="float">
            <text:p>1.640,00</text:p>
          </table:table-cell>
          <table:table-cell table:style-name="ce303"/>
          <table:table-cell table:style-name="ce303" table:formula="of:=[.G539]-[.D540]+[.E540]" office:value-type="float" office:value="-191289.37" calcext:value-type="float">
            <text:p>-191.289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balcıya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540]-[.D541]+[.E541]" office:value-type="float" office:value="-171289.37" calcext:value-type="float">
            <text:p>-171.289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31" calcext:value-type="date">
            <text:p>31.03.2015</text:p>
          </table:table-cell>
          <table:table-cell table:style-name="ce249" office:value-type="string" calcext:value-type="string">
            <text:p>İşten 800 e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541]-[.D542]+[.E542]" office:value-type="float" office:value="-166289.37" calcext:value-type="float">
            <text:p>-166.289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03" calcext:value-type="date">
            <text:p>03.04.2015</text:p>
          </table:table-cell>
          <table:table-cell table:style-name="ce249" office:value-type="string" calcext:value-type="string">
            <text:p>havale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542]-[.D543]+[.E543]" office:value-type="float" office:value="-161289.37" calcext:value-type="float">
            <text:p>-161.289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06" calcext:value-type="date">
            <text:p>06.04.2015</text:p>
          </table:table-cell>
          <table:table-cell table:style-name="ce249" office:value-type="string" calcext:value-type="string">
            <text:p>elden <text:s/></text:p>
          </table:table-cell>
          <table:table-cell table:style-name="ce303"/>
          <table:table-cell table:style-name="ce326" office:value-type="float" office:value="10000" calcext:value-type="float">
            <text:p>10.000,00</text:p>
          </table:table-cell>
          <table:table-cell table:style-name="ce303"/>
          <table:table-cell table:style-name="ce303" table:formula="of:=[.G543]-[.D544]+[.E544]" office:value-type="float" office:value="-151289.37" calcext:value-type="float">
            <text:p>-151.289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07" calcext:value-type="date">
            <text:p>07.04.2015</text:p>
          </table:table-cell>
          <table:table-cell table:style-name="ce249" office:value-type="string" calcext:value-type="string">
            <text:p>telefon</text:p>
          </table:table-cell>
          <table:table-cell table:style-name="ce303"/>
          <table:table-cell table:style-name="ce326" office:value-type="float" office:value="247" calcext:value-type="float">
            <text:p>247,00</text:p>
          </table:table-cell>
          <table:table-cell table:style-name="ce303"/>
          <table:table-cell table:style-name="ce303" table:formula="of:=[.G544]-[.D545]+[.E545]" office:value-type="float" office:value="-151042.37" calcext:value-type="float">
            <text:p>-151.042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10" calcext:value-type="date">
            <text:p>10.04.2015</text:p>
          </table:table-cell>
          <table:table-cell table:style-name="ce249" office:value-type="string" calcext:value-type="string">
            <text:p>çivi</text:p>
          </table:table-cell>
          <table:table-cell table:style-name="ce303"/>
          <table:table-cell table:style-name="ce326" office:value-type="float" office:value="60" calcext:value-type="float">
            <text:p>60,00</text:p>
          </table:table-cell>
          <table:table-cell table:style-name="ce303"/>
          <table:table-cell table:style-name="ce303" table:formula="of:=[.G545]-[.D546]+[.E546]" office:value-type="float" office:value="-150982.37" calcext:value-type="float">
            <text:p>-150.982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ivi</text:p>
          </table:table-cell>
          <table:table-cell table:style-name="ce303"/>
          <table:table-cell table:style-name="ce326" office:value-type="float" office:value="60" calcext:value-type="float">
            <text:p>60,00</text:p>
          </table:table-cell>
          <table:table-cell table:style-name="ce303"/>
          <table:table-cell table:style-name="ce303" table:formula="of:=[.G546]-[.D547]+[.E547]" office:value-type="float" office:value="-150922.37" calcext:value-type="float">
            <text:p>-150.922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otel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547]-[.D548]+[.E548]" office:value-type="float" office:value="-150822.37" calcext:value-type="float">
            <text:p>-150.822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15" calcext:value-type="date">
            <text:p>15.04.2015</text:p>
          </table:table-cell>
          <table:table-cell table:style-name="ce249" office:value-type="string" calcext:value-type="string">
            <text:p>işten <text:s text:c="2"/></text:p>
          </table:table-cell>
          <table:table-cell table:style-name="ce303"/>
          <table:table-cell table:style-name="ce326" office:value-type="float" office:value="15000" calcext:value-type="float">
            <text:p>15.000,00</text:p>
          </table:table-cell>
          <table:table-cell table:style-name="ce303"/>
          <table:table-cell table:style-name="ce303" table:formula="of:=[.G548]-[.D549]+[.E549]" office:value-type="float" office:value="-135822.37" calcext:value-type="float">
            <text:p>-135.822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20" calcext:value-type="date">
            <text:p>20.04.2015</text:p>
          </table:table-cell>
          <table:table-cell table:style-name="ce249" office:value-type="string" calcext:value-type="string">
            <text:p>kredi kartı</text:p>
          </table:table-cell>
          <table:table-cell table:style-name="ce303" office:value-type="float" office:value="4144" calcext:value-type="float">
            <text:p>4.144,00</text:p>
          </table:table-cell>
          <table:table-cell table:style-name="ce326"/>
          <table:table-cell table:style-name="ce303"/>
          <table:table-cell table:style-name="ce303" table:formula="of:=[.G549]-[.D550]+[.E550]" office:value-type="float" office:value="-139966.37" calcext:value-type="float">
            <text:p>-139.966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17" calcext:value-type="date">
            <text:p>17.04.2015</text:p>
          </table:table-cell>
          <table:table-cell table:style-name="ce249" office:value-type="string" calcext:value-type="string">
            <text:p>KREDİ 30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50]-[.D551]+[.E551]" office:value-type="float" office:value="-136557.37" calcext:value-type="float">
            <text:p>-136.557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4-26" calcext:value-type="date">
            <text:p>04/26/2015</text:p>
          </table:table-cell>
          <table:table-cell table:style-name="ce258" office:value-type="string" calcext:value-type="string">
            <text:p>DENİZ KREDİ 8/60. TAKSİT</text:p>
          </table:table-cell>
          <table:table-cell table:style-name="ce301"/>
          <table:table-cell table:style-name="ce324"/>
          <table:table-cell table:style-name="ce303"/>
          <table:table-cell table:style-name="ce303" table:formula="of:=[.G551]-[.D552]+[.E552]" office:value-type="float" office:value="-136557.37" calcext:value-type="float">
            <text:p>-136.557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22" calcext:value-type="date">
            <text:p>22.04.2015</text:p>
          </table:table-cell>
          <table:table-cell table:style-name="ce249" office:value-type="string" calcext:value-type="string">
            <text:p>elden mustafaya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552]-[.D553]+[.E553]" office:value-type="float" office:value="-132557.37" calcext:value-type="float">
            <text:p>-132.55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şten ali ye <text:s text:c="36"/>20000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553]-[.D554]+[.E554]" office:value-type="float" office:value="-112557.37" calcext:value-type="float">
            <text:p>-112.55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7" office:value-type="string" calcext:value-type="string">
            <text:p>DENİZ KREDİ 8/60. TAKSİT <text:s text:c="2"/>6765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554]-[.D555]+[.E555]" office:value-type="float" office:value="-112557.37" calcext:value-type="float">
            <text:p>-112.55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7" office:value-type="string" calcext:value-type="string">
            <text:p>Halk <text:s text:c="37"/>7461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555]-[.D556]+[.E556]" office:value-type="float" office:value="-112557.37" calcext:value-type="float">
            <text:p>-112.55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7" office:value-type="string" calcext:value-type="string">
            <text:p>Nakit <text:s text:c="35"/>5035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556]-[.D557]+[.E557]" office:value-type="float" office:value="-112557.37" calcext:value-type="float">
            <text:p>-112.55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7" office:value-type="string" calcext:value-type="string">
            <text:p>Şeker <text:s text:c="37"/>600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557]-[.D558]+[.E558]" office:value-type="float" office:value="-112557.37" calcext:value-type="float">
            <text:p>-112.55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20000 den kalan</text:p>
          </table:table-cell>
          <table:table-cell table:style-name="ce303" office:value-type="float" office:value="139" calcext:value-type="float">
            <text:p>139,00</text:p>
          </table:table-cell>
          <table:table-cell table:style-name="ce326"/>
          <table:table-cell table:style-name="ce303"/>
          <table:table-cell table:style-name="ce303" table:formula="of:=[.G558]-[.D559]+[.E559]" office:value-type="float" office:value="-112696.37" calcext:value-type="float">
            <text:p>-112.696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4-17" calcext:value-type="date">
            <text:p>04/17/2015</text:p>
          </table:table-cell>
          <table:table-cell table:style-name="ce258" office:value-type="string" calcext:value-type="string">
            <text:p>nalan bilgisayar</text:p>
          </table:table-cell>
          <table:table-cell table:style-name="ce301"/>
          <table:table-cell table:style-name="ce324" office:value-type="float" office:value="3055" calcext:value-type="float">
            <text:p>3.055,00</text:p>
          </table:table-cell>
          <table:table-cell table:style-name="ce303"/>
          <table:table-cell table:style-name="ce303" table:formula="of:=[.G559]-[.D560]+[.E560]" office:value-type="float" office:value="-109641.37" calcext:value-type="float">
            <text:p>-109.641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çizme</text:p>
          </table:table-cell>
          <table:table-cell table:style-name="ce301"/>
          <table:table-cell table:style-name="ce324" office:value-type="float" office:value="12" calcext:value-type="float">
            <text:p>12,00</text:p>
          </table:table-cell>
          <table:table-cell table:style-name="ce303"/>
          <table:table-cell table:style-name="ce303" table:formula="of:=[.G560]-[.D561]+[.E561]" office:value-type="float" office:value="-109629.37" calcext:value-type="float">
            <text:p>-109.629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30" calcext:value-type="date">
            <text:p>30.04.2015</text:p>
          </table:table-cell>
          <table:table-cell table:style-name="ce249" office:value-type="string" calcext:value-type="string">
            <text:p>işten aliye</text:p>
          </table:table-cell>
          <table:table-cell table:style-name="ce303"/>
          <table:table-cell table:style-name="ce326" office:value-type="float" office:value="40000" calcext:value-type="float">
            <text:p>40.000,00</text:p>
          </table:table-cell>
          <table:table-cell table:style-name="ce303"/>
          <table:table-cell table:style-name="ce303" table:formula="of:=[.G561]-[.D562]+[.E562]" office:value-type="float" office:value="-69629.37" calcext:value-type="float">
            <text:p>-69.629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30" calcext:value-type="date">
            <text:p>30.04.2015</text:p>
          </table:table-cell>
          <table:table-cell table:style-name="ce249" office:value-type="string" calcext:value-type="string">
            <text:p>işten aliye</text:p>
          </table:table-cell>
          <table:table-cell table:style-name="ce303"/>
          <table:table-cell table:style-name="ce326" office:value-type="float" office:value="8000" calcext:value-type="float">
            <text:p>8.000,00</text:p>
          </table:table-cell>
          <table:table-cell table:style-name="ce303"/>
          <table:table-cell table:style-name="ce303" table:formula="of:=[.G562]-[.D563]+[.E563]" office:value-type="float" office:value="-61629.37" calcext:value-type="float">
            <text:p>-61.629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5-06" calcext:value-type="date">
            <text:p>06.05.2015</text:p>
          </table:table-cell>
          <table:table-cell table:style-name="ce249" office:value-type="string" calcext:value-type="string">
            <text:p>işten aliye</text:p>
          </table:table-cell>
          <table:table-cell table:style-name="ce303"/>
          <table:table-cell table:style-name="ce326" office:value-type="float" office:value="10000" calcext:value-type="float">
            <text:p>10.000,00</text:p>
          </table:table-cell>
          <table:table-cell table:style-name="ce303"/>
          <table:table-cell table:style-name="ce303" table:formula="of:=[.G563]-[.D564]+[.E564]" office:value-type="float" office:value="-51629.37" calcext:value-type="float">
            <text:p>-51.629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5-11" calcext:value-type="date">
            <text:p>05/11/2015</text:p>
          </table:table-cell>
          <table:table-cell table:style-name="ce258" office:value-type="string" calcext:value-type="string">
            <text:p>ali balcı iş kredi</text:p>
          </table:table-cell>
          <table:table-cell table:style-name="ce301"/>
          <table:table-cell table:style-name="ce324" office:value-type="float" office:value="5007" calcext:value-type="float">
            <text:p>5.007,00</text:p>
          </table:table-cell>
          <table:table-cell table:style-name="ce303"/>
          <table:table-cell table:style-name="ce303" table:formula="of:=[.G564]-[.D565]+[.E565]" office:value-type="float" office:value="-46622.37" calcext:value-type="float">
            <text:p>-46.622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5-17" calcext:value-type="date">
            <text:p>17.05.2015</text:p>
          </table:table-cell>
          <table:table-cell table:style-name="ce249" office:value-type="string" calcext:value-type="string">
            <text:p>KREDİ 31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65]-[.D566]+[.E566]" office:value-type="float" office:value="-43213.37" calcext:value-type="float">
            <text:p>-43.213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5-26" calcext:value-type="date">
            <text:p>05/26/2015</text:p>
          </table:table-cell>
          <table:table-cell table:style-name="ce258" office:value-type="string" calcext:value-type="string">
            <text:p>DENİZ KREDİ 9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66]-[.D567]+[.E567]" office:value-type="float" office:value="-36448.37" calcext:value-type="float">
            <text:p>-36.448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6-17" calcext:value-type="date">
            <text:p>17.06.2015</text:p>
          </table:table-cell>
          <table:table-cell table:style-name="ce249" office:value-type="string" calcext:value-type="string">
            <text:p>KREDİ 32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67]-[.D568]+[.E568]" office:value-type="float" office:value="-33039.37" calcext:value-type="float">
            <text:p>-33.039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6-26" calcext:value-type="date">
            <text:p>06/26/2015</text:p>
          </table:table-cell>
          <table:table-cell table:style-name="ce258" office:value-type="string" calcext:value-type="string">
            <text:p>DENİZ KREDİ 10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68]-[.D569]+[.E569]" office:value-type="float" office:value="-26274.37" calcext:value-type="float">
            <text:p>-26.274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6-26" calcext:value-type="date">
            <text:p>26.06.2015</text:p>
          </table:table-cell>
          <table:table-cell table:style-name="ce249" office:value-type="string" calcext:value-type="string">
            <text:p>vergi</text:p>
          </table:table-cell>
          <table:table-cell table:style-name="ce303"/>
          <table:table-cell table:style-name="ce326" office:value-type="float" office:value="275" calcext:value-type="float">
            <text:p>275,00</text:p>
          </table:table-cell>
          <table:table-cell table:style-name="ce303"/>
          <table:table-cell table:style-name="ce303" table:formula="of:=[.G569]-[.D570]+[.E570]" office:value-type="float" office:value="-25999.37" calcext:value-type="float">
            <text:p>-25.999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vergi</text:p>
          </table:table-cell>
          <table:table-cell table:style-name="ce301"/>
          <table:table-cell table:style-name="ce324" office:value-type="float" office:value="356" calcext:value-type="float">
            <text:p>356,00</text:p>
          </table:table-cell>
          <table:table-cell table:style-name="ce303"/>
          <table:table-cell table:style-name="ce303" table:formula="of:=[.G570]-[.D571]+[.E571]" office:value-type="float" office:value="-25643.37" calcext:value-type="float">
            <text:p>-25.643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vergi</text:p>
          </table:table-cell>
          <table:table-cell table:style-name="ce301"/>
          <table:table-cell table:style-name="ce324" office:value-type="float" office:value="30" calcext:value-type="float">
            <text:p>30,00</text:p>
          </table:table-cell>
          <table:table-cell table:style-name="ce303"/>
          <table:table-cell table:style-name="ce303" table:formula="of:=[.G571]-[.D572]+[.E572]" office:value-type="float" office:value="-25613.37" calcext:value-type="float">
            <text:p>-25.613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vergi</text:p>
          </table:table-cell>
          <table:table-cell table:style-name="ce303"/>
          <table:table-cell table:style-name="ce326" office:value-type="float" office:value="30" calcext:value-type="float">
            <text:p>30,00</text:p>
          </table:table-cell>
          <table:table-cell table:style-name="ce303"/>
          <table:table-cell table:style-name="ce303" table:formula="of:=[.G572]-[.D573]+[.E573]" office:value-type="float" office:value="-25583.37" calcext:value-type="float">
            <text:p>-25.583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6-30" calcext:value-type="date">
            <text:p>06/30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500" calcext:value-type="float">
            <text:p>1.500,00</text:p>
          </table:table-cell>
          <table:table-cell table:style-name="ce303"/>
          <table:table-cell table:style-name="ce303" table:formula="of:=[.G573]-[.D574]+[.E574]" office:value-type="float" office:value="-24083.37" calcext:value-type="float">
            <text:p>-24.083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01" calcext:value-type="date">
            <text:p>07/01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8000" calcext:value-type="float">
            <text:p>8.000,00</text:p>
          </table:table-cell>
          <table:table-cell table:style-name="ce303"/>
          <table:table-cell table:style-name="ce303" table:formula="of:=[.G574]-[.D575]+[.E575]" office:value-type="float" office:value="-16083.37" calcext:value-type="float">
            <text:p>-16.083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den trafik cezası dr 184</text:p>
          </table:table-cell>
          <table:table-cell table:style-name="ce301" office:value-type="float" office:value="141" calcext:value-type="float">
            <text:p>141,00</text:p>
          </table:table-cell>
          <table:table-cell table:style-name="ce324"/>
          <table:table-cell table:style-name="ce303"/>
          <table:table-cell table:style-name="ce303" table:formula="of:=[.G575]-[.D576]+[.E576]" office:value-type="float" office:value="-16224.37" calcext:value-type="float">
            <text:p>-16.224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, ye</text:p>
          </table:table-cell>
          <table:table-cell table:style-name="ce301"/>
          <table:table-cell table:style-name="ce324" office:value-type="float" office:value="5000" calcext:value-type="float">
            <text:p>5.000,00</text:p>
          </table:table-cell>
          <table:table-cell table:style-name="ce303"/>
          <table:table-cell table:style-name="ce303" table:formula="of:=[.G576]-[.D577]+[.E577]" office:value-type="float" office:value="-11224.37" calcext:value-type="float">
            <text:p>-11.224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02" calcext:value-type="date">
            <text:p>07/02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500" calcext:value-type="float">
            <text:p>500,00</text:p>
          </table:table-cell>
          <table:table-cell table:style-name="ce303"/>
          <table:table-cell table:style-name="ce303" table:formula="of:=[.G577]-[.D578]+[.E578]" office:value-type="float" office:value="-10724.37" calcext:value-type="float">
            <text:p>-10.724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00" calcext:value-type="float">
            <text:p>100,00</text:p>
          </table:table-cell>
          <table:table-cell table:style-name="ce303"/>
          <table:table-cell table:style-name="ce303" table:formula="of:=[.G578]-[.D579]+[.E579]" office:value-type="float" office:value="-10624.37" calcext:value-type="float">
            <text:p>-10.624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00" calcext:value-type="float">
            <text:p>100,00</text:p>
          </table:table-cell>
          <table:table-cell table:style-name="ce303"/>
          <table:table-cell table:style-name="ce303" table:formula="of:=[.G579]-[.D580]+[.E580]" office:value-type="float" office:value="-10524.37" calcext:value-type="float">
            <text:p>-10.524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den kk</text:p>
          </table:table-cell>
          <table:table-cell table:style-name="ce301" office:value-type="float" office:value="3000" calcext:value-type="float">
            <text:p>3.000,00</text:p>
          </table:table-cell>
          <table:table-cell table:style-name="ce324"/>
          <table:table-cell table:style-name="ce303"/>
          <table:table-cell table:style-name="ce303" table:formula="of:=[.G580]-[.D581]+[.E581]" office:value-type="float" office:value="-13524.37" calcext:value-type="float">
            <text:p>-13.524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06" calcext:value-type="date">
            <text:p>07/06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0000" calcext:value-type="float">
            <text:p>10.000,00</text:p>
          </table:table-cell>
          <table:table-cell table:style-name="ce303"/>
          <table:table-cell table:style-name="ce303" table:formula="of:=[.G581]-[.D582]+[.E582]" office:value-type="float" office:value="-3524.36999999997" calcext:value-type="float">
            <text:p>-3.524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09" calcext:value-type="date">
            <text:p>07/09/2015</text:p>
          </table:table-cell>
          <table:table-cell table:style-name="ce258" office:value-type="string" calcext:value-type="string">
            <text:p>ali den kk</text:p>
          </table:table-cell>
          <table:table-cell table:style-name="ce301" office:value-type="float" office:value="2900" calcext:value-type="float">
            <text:p>2.900,00</text:p>
          </table:table-cell>
          <table:table-cell table:style-name="ce324"/>
          <table:table-cell table:style-name="ce303"/>
          <table:table-cell table:style-name="ce303" table:formula="of:=[.G582]-[.D583]+[.E583]" office:value-type="float" office:value="-6424.36999999997" calcext:value-type="float">
            <text:p>-6.424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000" calcext:value-type="float">
            <text:p>1.000,00</text:p>
          </table:table-cell>
          <table:table-cell table:style-name="ce303"/>
          <table:table-cell table:style-name="ce303" table:formula="of:=[.G583]-[.D584]+[.E584]" office:value-type="float" office:value="-5424.36999999997" calcext:value-type="float">
            <text:p>-5.424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10" calcext:value-type="date">
            <text:p>07/10/2015</text:p>
          </table:table-cell>
          <table:table-cell table:style-name="ce258" office:value-type="string" calcext:value-type="string">
            <text:p>ali ye iş kredi</text:p>
          </table:table-cell>
          <table:table-cell table:style-name="ce301"/>
          <table:table-cell table:style-name="ce324" office:value-type="float" office:value="5007" calcext:value-type="float">
            <text:p>5.007,00</text:p>
          </table:table-cell>
          <table:table-cell table:style-name="ce303"/>
          <table:table-cell table:style-name="ce303" table:formula="of:=[.G584]-[.D585]+[.E585]" office:value-type="float" office:value="-417.369999999966" calcext:value-type="float">
            <text:p>-417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13" calcext:value-type="date">
            <text:p>07/13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1000" calcext:value-type="float">
            <text:p>11.000,00</text:p>
          </table:table-cell>
          <table:table-cell table:style-name="ce303"/>
          <table:table-cell table:style-name="ce303" table:formula="of:=[.G585]-[.D586]+[.E586]" office:value-type="float" office:value="10582.63" calcext:value-type="float">
            <text:p>10.582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15" calcext:value-type="date">
            <text:p>07/15/2015</text:p>
          </table:table-cell>
          <table:table-cell table:style-name="ce258" office:value-type="string" calcext:value-type="string">
            <text:p>ali den kk</text:p>
          </table:table-cell>
          <table:table-cell table:style-name="ce301" office:value-type="float" office:value="600" calcext:value-type="float">
            <text:p>600,00</text:p>
          </table:table-cell>
          <table:table-cell table:style-name="ce324"/>
          <table:table-cell table:style-name="ce301"/>
          <table:table-cell table:style-name="ce303" table:formula="of:=[.G586]-[.D587]+[.E587]" office:value-type="float" office:value="9982.63000000003" calcext:value-type="float">
            <text:p>9.982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7-17" calcext:value-type="date">
            <text:p>17.07.2015</text:p>
          </table:table-cell>
          <table:table-cell table:style-name="ce249" office:value-type="string" calcext:value-type="string">
            <text:p>KREDİ 33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87]-[.D588]+[.E588]" office:value-type="float" office:value="13391.63" calcext:value-type="float">
            <text:p>13.391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26" calcext:value-type="date">
            <text:p>07/26/2015</text:p>
          </table:table-cell>
          <table:table-cell table:style-name="ce258" office:value-type="string" calcext:value-type="string">
            <text:p>DENİZ KREDİ 11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88]-[.D589]+[.E589]" office:value-type="float" office:value="20156.63" calcext:value-type="float">
            <text:p>20.156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30" calcext:value-type="date">
            <text:p>07/30/2015</text:p>
          </table:table-cell>
          <table:table-cell table:style-name="ce258" office:value-type="string" calcext:value-type="string">
            <text:p>İŞ KREDİ 1/36</text:p>
          </table:table-cell>
          <table:table-cell table:style-name="ce301"/>
          <table:table-cell table:style-name="ce324" office:value-type="float" office:value="3423.21" calcext:value-type="float">
            <text:p>3.423,21</text:p>
          </table:table-cell>
          <table:table-cell table:style-name="ce303"/>
          <table:table-cell table:style-name="ce303" table:formula="of:=[.G589]-[.D590]+[.E590]" office:value-type="float" office:value="23579.84" calcext:value-type="float">
            <text:p>23.579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20" calcext:value-type="date">
            <text:p>07/20/2015</text:p>
          </table:table-cell>
          <table:table-cell table:style-name="ce258" office:value-type="string" calcext:value-type="string">
            <text:p>ali den <text:s text:c="2"/></text:p>
          </table:table-cell>
          <table:table-cell table:style-name="ce301" office:value-type="float" office:value="9500" calcext:value-type="float">
            <text:p>9.500,00</text:p>
          </table:table-cell>
          <table:table-cell table:style-name="ce324"/>
          <table:table-cell table:style-name="ce301"/>
          <table:table-cell table:style-name="ce303" table:formula="of:=[.G590]-[.D591]+[.E591]" office:value-type="float" office:value="14079.84" calcext:value-type="float">
            <text:p>14.079,84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2000" calcext:value-type="float">
            <text:p>2.000,00</text:p>
          </table:table-cell>
          <table:table-cell table:style-name="ce301"/>
          <table:table-cell table:style-name="ce303" table:formula="of:=[.G591]-[.D592]+[.E592]" office:value-type="float" office:value="16079.84" calcext:value-type="float">
            <text:p>16.079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23" calcext:value-type="date">
            <text:p>07/23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3500" calcext:value-type="float">
            <text:p>3.500,00</text:p>
          </table:table-cell>
          <table:table-cell table:style-name="ce301"/>
          <table:table-cell table:style-name="ce303" table:formula="of:=[.G592]-[.D593]+[.E593]" office:value-type="float" office:value="19579.84" calcext:value-type="float">
            <text:p>19.579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25" calcext:value-type="date">
            <text:p>07/25/2015</text:p>
          </table:table-cell>
          <table:table-cell table:style-name="ce258" office:value-type="string" calcext:value-type="string">
            <text:p>ali den erdemir inş nk</text:p>
          </table:table-cell>
          <table:table-cell table:style-name="ce301" office:value-type="float" office:value="2000" calcext:value-type="float">
            <text:p>2.000,00</text:p>
          </table:table-cell>
          <table:table-cell table:style-name="ce324"/>
          <table:table-cell table:style-name="ce301"/>
          <table:table-cell table:style-name="ce303" table:formula="of:=[.G593]-[.D594]+[.E594]" office:value-type="float" office:value="17579.84" calcext:value-type="float">
            <text:p>17.579,84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den erdemir inş kk</text:p>
          </table:table-cell>
          <table:table-cell table:style-name="ce301" office:value-type="float" office:value="2000" calcext:value-type="float">
            <text:p>2.000,00</text:p>
          </table:table-cell>
          <table:table-cell table:style-name="ce324"/>
          <table:table-cell table:style-name="ce301"/>
          <table:table-cell table:style-name="ce303" table:formula="of:=[.G594]-[.D595]+[.E595]" office:value-type="float" office:value="15579.84" calcext:value-type="float">
            <text:p>15.579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27" calcext:value-type="date">
            <text:p>07/27/2015</text:p>
          </table:table-cell>
          <table:table-cell table:style-name="ce258" office:value-type="string" calcext:value-type="string">
            <text:p>ali ye halk kredi</text:p>
          </table:table-cell>
          <table:table-cell table:style-name="ce301"/>
          <table:table-cell table:style-name="ce324" office:value-type="float" office:value="7600" calcext:value-type="float">
            <text:p>7.600,00</text:p>
          </table:table-cell>
          <table:table-cell table:style-name="ce301"/>
          <table:table-cell table:style-name="ce303" table:formula="of:=[.G595]-[.D596]+[.E596]" office:value-type="float" office:value="23179.84" calcext:value-type="float">
            <text:p>23.179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27" calcext:value-type="date">
            <text:p>07/27/2015</text:p>
          </table:table-cell>
          <table:table-cell table:style-name="ce258" office:value-type="string" calcext:value-type="string">
            <text:p>ali den <text:s text:c="2"/></text:p>
          </table:table-cell>
          <table:table-cell table:style-name="ce301" office:value-type="float" office:value="16600" calcext:value-type="float">
            <text:p>16.600,00</text:p>
          </table:table-cell>
          <table:table-cell table:style-name="ce324"/>
          <table:table-cell table:style-name="ce301"/>
          <table:table-cell table:style-name="ce303" table:formula="of:=[.G596]-[.D597]+[.E597]" office:value-type="float" office:value="6579.84000000003" calcext:value-type="float">
            <text:p>6.579,84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den senet duran eryılmaz 30-8</text:p>
          </table:table-cell>
          <table:table-cell table:style-name="ce301" office:value-type="float" office:value="2500" calcext:value-type="float">
            <text:p>2.500,00</text:p>
          </table:table-cell>
          <table:table-cell table:style-name="ce324"/>
          <table:table-cell table:style-name="ce301"/>
          <table:table-cell table:style-name="ce303" table:formula="of:=[.G597]-[.D598]+[.E598]" office:value-type="float" office:value="4079.84000000003" calcext:value-type="float">
            <text:p>4.079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string" calcext:value-type="string">
            <text:p>ödendi</text:p>
          </table:table-cell>
          <table:table-cell table:style-name="ce258" office:value-type="string" calcext:value-type="string">
            <text:p>ali den senet orhan keskinkılıç 15-8</text:p>
          </table:table-cell>
          <table:table-cell table:style-name="ce301" office:value-type="float" office:value="1600" calcext:value-type="float">
            <text:p>1.600,00</text:p>
          </table:table-cell>
          <table:table-cell table:style-name="ce324"/>
          <table:table-cell table:style-name="ce301"/>
          <table:table-cell table:style-name="ce303" table:formula="of:=[.G598]-[.D599]+[.E599]" office:value-type="float" office:value="2479.84000000003" calcext:value-type="float">
            <text:p>2.479,84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ali den senet orhan keskinkılıç 30-8</text:p>
          </table:table-cell>
          <table:table-cell table:style-name="ce303" office:value-type="float" office:value="1600" calcext:value-type="float">
            <text:p>1.600,00</text:p>
          </table:table-cell>
          <table:table-cell table:style-name="ce326"/>
          <table:table-cell table:style-name="ce303"/>
          <table:table-cell table:style-name="ce303" table:formula="of:=[.G599]-[.D600]+[.E600]" office:value-type="float" office:value="879.840000000033" calcext:value-type="float">
            <text:p>879,84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7-28" calcext:value-type="date">
            <text:p>28.07.2015</text:p>
          </table:table-cell>
          <table:table-cell table:style-name="ce249" office:value-type="string" calcext:value-type="string">
            <text:p>atila da kk ümit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600]-[.D601]+[.E601]" office:value-type="float" office:value="-120.159999999967" calcext:value-type="float">
            <text:p>-120,16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ye tedaş elk kk 2 taksit</text:p>
          </table:table-cell>
          <table:table-cell table:style-name="ce303"/>
          <table:table-cell table:style-name="ce326" office:value-type="float" office:value="2963" calcext:value-type="float">
            <text:p>2.963,00</text:p>
          </table:table-cell>
          <table:table-cell table:style-name="ce303"/>
          <table:table-cell table:style-name="ce303" table:formula="of:=[.G601]-[.D602]+[.E602]" office:value-type="float" office:value="2842.84000000003" calcext:value-type="float">
            <text:p>2.842,84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20000" calcext:value-type="float">
            <text:p>20.000,00</text:p>
          </table:table-cell>
          <table:table-cell table:style-name="ce303"/>
          <table:table-cell table:style-name="ce303" table:formula="of:=[.G602]-[.D603]+[.E603]" office:value-type="float" office:value="22842.84" calcext:value-type="float">
            <text:p>22.842,84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500" calcext:value-type="float">
            <text:p>500,00</text:p>
          </table:table-cell>
          <table:table-cell table:style-name="ce303"/>
          <table:table-cell table:style-name="ce303" table:formula="of:=[.G603]-[.D604]+[.E604]" office:value-type="float" office:value="23342.84" calcext:value-type="float">
            <text:p>23.342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8-03" calcext:value-type="date">
            <text:p>08/03/2015</text:p>
          </table:table-cell>
          <table:table-cell table:style-name="ce258" office:value-type="string" calcext:value-type="string">
            <text:p>ali ye vergi</text:p>
          </table:table-cell>
          <table:table-cell table:style-name="ce301"/>
          <table:table-cell table:style-name="ce324" office:value-type="float" office:value="595" calcext:value-type="float">
            <text:p>595,00</text:p>
          </table:table-cell>
          <table:table-cell table:style-name="ce303"/>
          <table:table-cell table:style-name="ce303" table:formula="of:=[.G604]-[.D605]+[.E605]" office:value-type="float" office:value="23937.84" calcext:value-type="float">
            <text:p>23.937,84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605]-[.D606]+[.E606]" office:value-type="float" office:value="27937.84" calcext:value-type="float">
            <text:p>27.937,84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03" calcext:value-type="date">
            <text:p>03.08.2015</text:p>
          </table:table-cell>
          <table:table-cell table:style-name="ce249" office:value-type="string" calcext:value-type="string">
            <text:p>ali den fayansçı ihsan</text:p>
          </table:table-cell>
          <table:table-cell table:style-name="ce303" office:value-type="float" office:value="1100" calcext:value-type="float">
            <text:p>1.100,00</text:p>
          </table:table-cell>
          <table:table-cell table:style-name="ce326"/>
          <table:table-cell table:style-name="ce303"/>
          <table:table-cell table:style-name="ce303" table:formula="of:=[.G606]-[.D607]+[.E607]" office:value-type="float" office:value="26837.84" calcext:value-type="float">
            <text:p>26.837,84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06" calcext:value-type="date">
            <text:p>06.08.2015</text:p>
          </table:table-cell>
          <table:table-cell table:style-name="ce249" office:value-type="string" calcext:value-type="string">
            <text:p>atila ya mahkeme için orgnz kira</text:p>
          </table:table-cell>
          <table:table-cell table:style-name="ce301"/>
          <table:table-cell table:style-name="ce326" office:value-type="float" office:value="900" calcext:value-type="float">
            <text:p>900,00</text:p>
          </table:table-cell>
          <table:table-cell table:style-name="ce303"/>
          <table:table-cell table:style-name="ce303" table:formula="of:=[.G607]-[.D608]+[.E608]" office:value-type="float" office:value="27737.84" calcext:value-type="float">
            <text:p>27.737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8-10" calcext:value-type="date">
            <text:p>08/10/2015</text:p>
          </table:table-cell>
          <table:table-cell table:style-name="ce258" office:value-type="string" calcext:value-type="string">
            <text:p>ali ye iş kredi</text:p>
          </table:table-cell>
          <table:table-cell table:style-name="ce301"/>
          <table:table-cell table:style-name="ce324" office:value-type="float" office:value="5007" calcext:value-type="float">
            <text:p>5.007,00</text:p>
          </table:table-cell>
          <table:table-cell table:style-name="ce303"/>
          <table:table-cell table:style-name="ce303" table:formula="of:=[.G608]-[.D609]+[.E609]" office:value-type="float" office:value="32744.84" calcext:value-type="float">
            <text:p>32.744,84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609]-[.D610]+[.E610]" office:value-type="float" office:value="35744.84" calcext:value-type="float">
            <text:p>35.744,84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15" calcext:value-type="date">
            <text:p>15.08.2015</text:p>
          </table:table-cell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15000" calcext:value-type="float">
            <text:p>15.000,00</text:p>
          </table:table-cell>
          <table:table-cell table:style-name="ce303"/>
          <table:table-cell table:style-name="ce303" table:formula="of:=[.G610]-[.D611]+[.E611]" office:value-type="float" office:value="50744.84" calcext:value-type="float">
            <text:p>50.744,84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ye çetin</text:p>
          </table:table-cell>
          <table:table-cell table:style-name="ce303"/>
          <table:table-cell table:style-name="ce326" office:value-type="float" office:value="600" calcext:value-type="float">
            <text:p>600,00</text:p>
          </table:table-cell>
          <table:table-cell table:style-name="ce303"/>
          <table:table-cell table:style-name="ce303" table:formula="of:=[.G611]-[.D612]+[.E612]" office:value-type="float" office:value="51344.84" calcext:value-type="float">
            <text:p>51.344,84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17" calcext:value-type="date">
            <text:p>17.08.2015</text:p>
          </table:table-cell>
          <table:table-cell table:style-name="ce249" office:value-type="string" calcext:value-type="string">
            <text:p>KREDİ 34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612]-[.D613]+[.E613]" office:value-type="float" office:value="54753.84" calcext:value-type="float">
            <text:p>54.753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8-26" calcext:value-type="date">
            <text:p>08/26/2015</text:p>
          </table:table-cell>
          <table:table-cell table:style-name="ce258" office:value-type="string" calcext:value-type="string">
            <text:p>DENİZ KREDİ 12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613]-[.D614]+[.E614]" office:value-type="float" office:value="61518.84" calcext:value-type="float">
            <text:p>61.518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8-30" calcext:value-type="date">
            <text:p>08/30/2015</text:p>
          </table:table-cell>
          <table:table-cell table:style-name="ce258" office:value-type="string" calcext:value-type="string">
            <text:p>İŞ KREDİ 2/36</text:p>
          </table:table-cell>
          <table:table-cell table:style-name="ce303"/>
          <table:table-cell table:style-name="ce324" office:value-type="float" office:value="3424.21" calcext:value-type="float">
            <text:p>3.424,21</text:p>
          </table:table-cell>
          <table:table-cell table:style-name="ce303"/>
          <table:table-cell table:style-name="ce303" table:formula="of:=[.G614]-[.D615]+[.E615]" office:value-type="float" office:value="64943.05" calcext:value-type="float">
            <text:p>64.943,0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tila ya metin gözütok hesabına</text:p>
          </table:table-cell>
          <table:table-cell table:style-name="ce303"/>
          <table:table-cell table:style-name="ce326" office:value-type="float" office:value="650" calcext:value-type="float">
            <text:p>650,00</text:p>
          </table:table-cell>
          <table:table-cell table:style-name="ce303"/>
          <table:table-cell table:style-name="ce303" table:formula="of:=[.G615]-[.D616]+[.E616]" office:value-type="float" office:value="65593.05" calcext:value-type="float">
            <text:p>65.593,0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ye lise arksı kiradan</text:p>
          </table:table-cell>
          <table:table-cell table:style-name="ce303"/>
          <table:table-cell table:style-name="ce326" office:value-type="float" office:value="2550" calcext:value-type="float">
            <text:p>2.550,00</text:p>
          </table:table-cell>
          <table:table-cell table:style-name="ce303"/>
          <table:table-cell table:style-name="ce303" table:formula="of:=[.G616]-[.D617]+[.E617]" office:value-type="float" office:value="68143.05" calcext:value-type="float">
            <text:p>68.143,0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30" calcext:value-type="date">
            <text:p>30.08.2015</text:p>
          </table:table-cell>
          <table:table-cell table:style-name="ce249" office:value-type="string" calcext:value-type="string">
            <text:p>ali ye senet için o.keskinkılıç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617]-[.D618]+[.E618]" office:value-type="float" office:value="68643.05" calcext:value-type="float">
            <text:p>68.643,0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/>
          <table:table-cell table:style-name="ce303" table:formula="of:=[.G618]-[.D619]+[.E619]" office:value-type="float" office:value="68643.05" calcext:value-type="float">
            <text:p>68.643,0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03" calcext:value-type="date">
            <text:p>03.09.2015</text:p>
          </table:table-cell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619]-[.D620]+[.E620]" office:value-type="float" office:value="69143.05" calcext:value-type="float">
            <text:p>69.143,0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04" calcext:value-type="date">
            <text:p>04.09.2015</text:p>
          </table:table-cell>
          <table:table-cell table:style-name="ce249" office:value-type="string" calcext:value-type="string">
            <text:p>atila dan <text:s text:c="29"/>arsadan 15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620]-[.D621]+[.E621]" office:value-type="float" office:value="49143.05" calcext:value-type="float">
            <text:p>49.143,0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07" calcext:value-type="date">
            <text:p>07.09.2015</text:p>
          </table:table-cell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621]-[.D622]+[.E622]" office:value-type="float" office:value="53143.05" calcext:value-type="float">
            <text:p>53.143,0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07" calcext:value-type="date">
            <text:p>07.09.2015</text:p>
          </table:table-cell>
          <table:table-cell table:style-name="ce249" office:value-type="string" calcext:value-type="string">
            <text:p>ai ye ziraat</text:p>
          </table:table-cell>
          <table:table-cell table:style-name="ce303"/>
          <table:table-cell table:style-name="ce326" office:value-type="float" office:value="44700" calcext:value-type="float">
            <text:p>44.700,00</text:p>
          </table:table-cell>
          <table:table-cell table:style-name="ce303"/>
          <table:table-cell table:style-name="ce303" table:formula="of:=[.G622]-[.D623]+[.E623]" office:value-type="float" office:value="97843.05" calcext:value-type="float">
            <text:p>97.843,0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den <text:s text:c="20"/>arsdana 50 den 30</text:p>
          </table:table-cell>
          <table:table-cell table:style-name="ce303" office:value-type="float" office:value="30000" calcext:value-type="float">
            <text:p>30.000,00</text:p>
          </table:table-cell>
          <table:table-cell table:style-name="ce326"/>
          <table:table-cell table:style-name="ce303"/>
          <table:table-cell table:style-name="ce303" table:formula="of:=[.G623]-[.D624]+[.E624]" office:value-type="float" office:value="67843.05" calcext:value-type="float">
            <text:p>67.843,0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10" calcext:value-type="date">
            <text:p>10.09.2015</text:p>
          </table:table-cell>
          <table:table-cell table:style-name="ce249" office:value-type="string" calcext:value-type="string">
            <text:p>ali ye iş kredi için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624]-[.D625]+[.E625]" office:value-type="float" office:value="72843.05" calcext:value-type="float">
            <text:p>72.843,0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11" calcext:value-type="date">
            <text:p>11.09.2015</text:p>
          </table:table-cell>
          <table:table-cell table:style-name="ce253" office:value-type="string" calcext:value-type="string">
            <text:p>ali den <text:s text:c="2"/>arsadan 200</text:p>
          </table:table-cell>
          <table:table-cell table:style-name="ce308" office:value-type="float" office:value="200000" calcext:value-type="float">
            <text:p>200.000,00</text:p>
          </table:table-cell>
          <table:table-cell table:style-name="ce326"/>
          <table:table-cell table:style-name="ce303"/>
          <table:table-cell table:style-name="ce303" table:formula="of:=[.G625]-[.D626]+[.E626]" office:value-type="float" office:value="-127156.95" calcext:value-type="float">
            <text:p>-127.156,9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11" calcext:value-type="date">
            <text:p>11.09.2015</text:p>
          </table:table-cell>
          <table:table-cell table:style-name="ce249" office:value-type="string" calcext:value-type="string">
            <text:p>ali ye <text:s text:c="3"/>şükriye bch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626]-[.D627]+[.E627]" office:value-type="float" office:value="-107156.95" calcext:value-type="float">
            <text:p>-107.156,9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11" calcext:value-type="date">
            <text:p>11.09.2015</text:p>
          </table:table-cell>
          <table:table-cell table:style-name="ce249" office:value-type="string" calcext:value-type="string">
            <text:p>ali den onur boya fatihe</text:p>
          </table:table-cell>
          <table:table-cell table:style-name="ce303" office:value-type="float" office:value="1800" calcext:value-type="float">
            <text:p>1.800,00</text:p>
          </table:table-cell>
          <table:table-cell table:style-name="ce326"/>
          <table:table-cell table:style-name="ce303"/>
          <table:table-cell table:style-name="ce303" table:formula="of:=[.G627]-[.D628]+[.E628]" office:value-type="float" office:value="-108956.95" calcext:value-type="float">
            <text:p>-108.956,9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04" calcext:value-type="date">
            <text:p>04.08.2015</text:p>
          </table:table-cell>
          <table:table-cell table:style-name="ce249" office:value-type="string" calcext:value-type="string">
            <text:p>nalan dan <text:s/>şakirenin</text:p>
          </table:table-cell>
          <table:table-cell table:style-name="ce303" office:value-type="float" office:value="34400" calcext:value-type="float">
            <text:p>34.400,00</text:p>
          </table:table-cell>
          <table:table-cell table:style-name="ce326"/>
          <table:table-cell table:style-name="ce301"/>
          <table:table-cell table:style-name="ce303" table:formula="of:=[.G628]-[.D629]+[.E629]" office:value-type="float" office:value="-143356.95" calcext:value-type="float">
            <text:p>-143.356,9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08" calcext:value-type="date">
            <text:p>08.08.2015</text:p>
          </table:table-cell>
          <table:table-cell table:style-name="ce249" office:value-type="string" calcext:value-type="string">
            <text:p>ali ye <text:s text:c="10"/>şakirenin</text:p>
          </table:table-cell>
          <table:table-cell table:style-name="ce301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629]-[.D630]+[.E630]" office:value-type="float" office:value="-140356.95" calcext:value-type="float">
            <text:p>-140.356,95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9-12" calcext:value-type="date">
            <text:p>09/12/2015</text:p>
          </table:table-cell>
          <table:table-cell table:style-name="ce258" office:value-type="string" calcext:value-type="string">
            <text:p>ali ye işçiler için nalana</text:p>
          </table:table-cell>
          <table:table-cell table:style-name="ce301"/>
          <table:table-cell table:style-name="ce324" office:value-type="float" office:value="1500" calcext:value-type="float">
            <text:p>1.500,00</text:p>
          </table:table-cell>
          <table:table-cell table:style-name="ce301"/>
          <table:table-cell table:style-name="ce303" table:formula="of:=[.G630]-[.D631]+[.E631]" office:value-type="float" office:value="-138856.95" calcext:value-type="float">
            <text:p>-138.856,9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17" calcext:value-type="date">
            <text:p>17.09.2015</text:p>
          </table:table-cell>
          <table:table-cell table:style-name="ce249" office:value-type="string" calcext:value-type="string">
            <text:p>KREDİ 35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631]-[.D632]+[.E632]" office:value-type="float" office:value="-135447.95" calcext:value-type="float">
            <text:p>-135.447,95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9-26" calcext:value-type="date">
            <text:p>09/26/2015</text:p>
          </table:table-cell>
          <table:table-cell table:style-name="ce258" office:value-type="string" calcext:value-type="string">
            <text:p>DENİZ KREDİ 13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632]-[.D633]+[.E633]" office:value-type="float" office:value="-128682.95" calcext:value-type="float">
            <text:p>-128.682,95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9-30" calcext:value-type="date">
            <text:p>09/30/2015</text:p>
          </table:table-cell>
          <table:table-cell table:style-name="ce258" office:value-type="string" calcext:value-type="string">
            <text:p>İŞ KREDİ 3/36</text:p>
          </table:table-cell>
          <table:table-cell table:style-name="ce303"/>
          <table:table-cell table:style-name="ce324" office:value-type="float" office:value="3423.21" calcext:value-type="float">
            <text:p>3.423,21</text:p>
          </table:table-cell>
          <table:table-cell table:style-name="ce303"/>
          <table:table-cell table:style-name="ce303" table:formula="of:=[.G633]-[.D634]+[.E634]" office:value-type="float" office:value="-125259.74" calcext:value-type="float">
            <text:p>-125.259,7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03" table:formula="of:=[.G634]-[.D635]+[.E635]" office:value-type="float" office:value="-105259.74" calcext:value-type="float">
            <text:p>-105.259,7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635]-[.D636]+[.E636]" office:value-type="float" office:value="-100259.74" calcext:value-type="float">
            <text:p>-100.259,7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09-19" calcext:value-type="date">
            <text:p>19.09.2015</text:p>
          </table:table-cell>
          <table:table-cell table:style-name="ce259" office:value-type="string" calcext:value-type="string">
            <text:p>al ye işçi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03" table:formula="of:=[.G636]-[.D637]+[.E637]" office:value-type="float" office:value="-97259.74" calcext:value-type="float">
            <text:p>-97.259,7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den ksdıoğlu kk <text:s text:c="2"/>4340</text:p>
          </table:table-cell>
          <table:table-cell table:style-name="ce313" office:value-type="float" office:value="4275" calcext:value-type="float">
            <text:p>4.275,00</text:p>
          </table:table-cell>
          <table:table-cell table:style-name="ce336"/>
          <table:table-cell table:style-name="ce313"/>
          <table:table-cell table:style-name="ce303" table:formula="of:=[.G637]-[.D638]+[.E638]" office:value-type="float" office:value="-101534.74" calcext:value-type="float">
            <text:p>-101.534,7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' ye 'stanbul </text:p>
          </table:table-cell>
          <table:table-cell table:style-name="ce313"/>
          <table:table-cell table:style-name="ce336" office:value-type="float" office:value="40000" calcext:value-type="float">
            <text:p>40.000,00</text:p>
          </table:table-cell>
          <table:table-cell table:style-name="ce313"/>
          <table:table-cell table:style-name="ce303" table:formula="of:=[.G638]-[.D639]+[.E639]" office:value-type="float" office:value="-61534.74" calcext:value-type="float">
            <text:p>-61.534,7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' ';bank kred\ 10. ay</text:p>
          </table:table-cell>
          <table:table-cell table:style-name="ce313"/>
          <table:table-cell table:style-name="ce336" office:value-type="float" office:value="5016" calcext:value-type="float">
            <text:p>5.016,00</text:p>
          </table:table-cell>
          <table:table-cell table:style-name="ce313"/>
          <table:table-cell table:style-name="ce303" table:formula="of:=[.G639]-[.D640]+[.E640]" office:value-type="float" office:value="-56518.74" calcext:value-type="float">
            <text:p>-56.518,7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88" office:value-type="string" calcext:value-type="string">
            <text:p>al' ye <text:s/>işçi şetin</text:p>
          </table:table-cell>
          <table:table-cell table:style-name="ce313"/>
          <table:table-cell table:style-name="ce337" office:value-type="float" office:value="200" calcext:value-type="float">
            <text:p>200,00</text:p>
          </table:table-cell>
          <table:table-cell table:style-name="ce313"/>
          <table:table-cell table:style-name="ce303" table:formula="of:=[.G640]-[.D641]+[.E641]" office:value-type="float" office:value="-56318.7399999999" calcext:value-type="float">
            <text:p>-56.318,7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' ye işçi orhan</text:p>
          </table:table-cell>
          <table:table-cell table:style-name="ce313"/>
          <table:table-cell table:style-name="ce337" office:value-type="float" office:value="250" calcext:value-type="float">
            <text:p>250,00</text:p>
          </table:table-cell>
          <table:table-cell table:style-name="ce313"/>
          <table:table-cell table:style-name="ce303" table:formula="of:=[.G641]-[.D642]+[.E642]" office:value-type="float" office:value="-56068.74" calcext:value-type="float">
            <text:p>-56.068,7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0" office:value-type="string" calcext:value-type="string">
            <text:p>; devre fa'z'</text:p>
          </table:table-cell>
          <table:table-cell table:style-name="ce313"/>
          <table:table-cell table:style-name="ce337" office:value-type="float" office:value="4100" calcext:value-type="float">
            <text:p>4.100,00</text:p>
          </table:table-cell>
          <table:table-cell table:style-name="ce313"/>
          <table:table-cell table:style-name="ce303" table:formula="of:=[.G642]-[.D643]+[.E643]" office:value-type="float" office:value="-51968.74" calcext:value-type="float">
            <text:p>-51.968,7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0-17" calcext:value-type="date">
            <text:p>17.10.2015</text:p>
          </table:table-cell>
          <table:table-cell table:style-name="ce259" office:value-type="string" calcext:value-type="string">
            <text:p>KREDİ 36-36 TAKSİT <text:s/>*******</text:p>
          </table:table-cell>
          <table:table-cell table:style-name="ce313"/>
          <table:table-cell table:style-name="ce336" office:value-type="float" office:value="3409" calcext:value-type="float">
            <text:p>3.409,00</text:p>
          </table:table-cell>
          <table:table-cell table:style-name="ce313"/>
          <table:table-cell table:style-name="ce303" table:formula="of:=[.G643]-[.D644]+[.E644]" office:value-type="float" office:value="-48559.7399999999" calcext:value-type="float">
            <text:p>-48.559,7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0-26" calcext:value-type="date">
            <text:p>26.10.2015</text:p>
          </table:table-cell>
          <table:table-cell table:style-name="ce259" office:value-type="string" calcext:value-type="string">
            <text:p>DENİZ KREDİ 14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44]-[.D645]+[.E645]" office:value-type="float" office:value="-41794.7399999999" calcext:value-type="float">
            <text:p>-41.794,74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5-10-30" calcext:value-type="date">
            <text:p>10/30/2015</text:p>
          </table:table-cell>
          <table:table-cell table:style-name="ce259" office:value-type="string" calcext:value-type="string">
            <text:p>İŞ KREDİ 4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45]-[.D646]+[.E646]" office:value-type="float" office:value="-38371.5299999999" calcext:value-type="float">
            <text:p>-38.371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0-22" calcext:value-type="date">
            <text:p>22.10.2015</text:p>
          </table:table-cell>
          <table:table-cell table:style-name="ce263" office:value-type="string" calcext:value-type="string">
            <text:p>ali den İŞ köşe arsa</text:p>
          </table:table-cell>
          <table:table-cell table:style-name="ce314" office:value-type="float" office:value="265000" calcext:value-type="float">
            <text:p>265.000,00</text:p>
          </table:table-cell>
          <table:table-cell table:style-name="ce336"/>
          <table:table-cell table:style-name="ce313"/>
          <table:table-cell table:style-name="ce303" table:formula="of:=[.G646]-[.D647]+[.E647]" office:value-type="float" office:value="-303371.53" calcext:value-type="float">
            <text:p>-303.371,5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8000" calcext:value-type="float">
            <text:p>18.000,00</text:p>
          </table:table-cell>
          <table:table-cell table:style-name="ce313"/>
          <table:table-cell table:style-name="ce303" table:formula="of:=[.G647]-[.D648]+[.E648]" office:value-type="float" office:value="-285371.53" calcext:value-type="float">
            <text:p>-285.371,5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ye işçi çetin boya </text:p>
          </table:table-cell>
          <table:table-cell table:style-name="ce313"/>
          <table:table-cell table:style-name="ce336" office:value-type="float" office:value="170" calcext:value-type="float">
            <text:p>170,00</text:p>
          </table:table-cell>
          <table:table-cell table:style-name="ce313"/>
          <table:table-cell table:style-name="ce303" table:formula="of:=[.G648]-[.D649]+[.E649]" office:value-type="float" office:value="-285201.53" calcext:value-type="float">
            <text:p>-285.201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0-24" calcext:value-type="date">
            <text:p>24.10.2015</text:p>
          </table:table-cell>
          <table:table-cell table:style-name="ce259" office:value-type="string" calcext:value-type="string">
            <text:p>anadolu gençlik ten</text:p>
          </table:table-cell>
          <table:table-cell table:style-name="ce313" office:value-type="float" office:value="1000" calcext:value-type="float">
            <text:p>1.000,00</text:p>
          </table:table-cell>
          <table:table-cell table:style-name="ce336"/>
          <table:table-cell table:style-name="ce313"/>
          <table:table-cell table:style-name="ce303" table:formula="of:=[.G649]-[.D650]+[.E650]" office:value-type="float" office:value="-286201.53" calcext:value-type="float">
            <text:p>-286.201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0-24" calcext:value-type="date">
            <text:p>24.10.2015</text:p>
          </table:table-cell>
          <table:table-cell table:style-name="ce259" office:value-type="string" calcext:value-type="string">
            <text:p>atila ya kuyumcu ali menekşe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50]-[.D651]+[.E651]" office:value-type="float" office:value="-285201.53" calcext:value-type="float">
            <text:p>-285.201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1-02" calcext:value-type="date">
            <text:p>02.11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50000" calcext:value-type="float">
            <text:p>50.000,00</text:p>
          </table:table-cell>
          <table:table-cell table:style-name="ce313"/>
          <table:table-cell table:style-name="ce303" table:formula="of:=[.G651]-[.D652]+[.E652]" office:value-type="float" office:value="-235201.53" calcext:value-type="float">
            <text:p>-235.201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1-09" calcext:value-type="date">
            <text:p>09.11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652]-[.D653]+[.E653]" office:value-type="float" office:value="-225201.53" calcext:value-type="float">
            <text:p>-225.201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1-16" calcext:value-type="date">
            <text:p>16.11.2015</text:p>
          </table:table-cell>
          <table:table-cell table:style-name="ce259" office:value-type="string" calcext:value-type="string">
            <text:p>ali ye iş kredi</text:p>
          </table:table-cell>
          <table:table-cell table:style-name="ce313"/>
          <table:table-cell table:style-name="ce336" office:value-type="float" office:value="5027" calcext:value-type="float">
            <text:p>5.027,00</text:p>
          </table:table-cell>
          <table:table-cell table:style-name="ce313"/>
          <table:table-cell table:style-name="ce303" table:formula="of:=[.G653]-[.D654]+[.E654]" office:value-type="float" office:value="-220174.53" calcext:value-type="float">
            <text:p>-220.174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1-17" calcext:value-type="date">
            <text:p>17.11.2015</text:p>
          </table:table-cell>
          <table:table-cell table:style-name="ce259" office:value-type="string" calcext:value-type="string">
            <text:p>ali ye nail den yalıtım taksidi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54]-[.D655]+[.E655]" office:value-type="float" office:value="-219174.53" calcext:value-type="float">
            <text:p>-219.174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1-17" calcext:value-type="date">
            <text:p>17.11.2015</text:p>
          </table:table-cell>
          <table:table-cell table:style-name="ce259" office:value-type="string" calcext:value-type="string">
            <text:p>ali ye avlunlar hacı yalıtım</text:p>
          </table:table-cell>
          <table:table-cell table:style-name="ce313"/>
          <table:table-cell table:style-name="ce336" office:value-type="float" office:value="270" calcext:value-type="float">
            <text:p>270,00</text:p>
          </table:table-cell>
          <table:table-cell table:style-name="ce313"/>
          <table:table-cell table:style-name="ce303" table:formula="of:=[.G655]-[.D656]+[.E656]" office:value-type="float" office:value="-218904.53" calcext:value-type="float">
            <text:p>-218.904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1-20" calcext:value-type="date">
            <text:p>20.11.2015</text:p>
          </table:table-cell>
          <table:table-cell table:style-name="ce259" office:value-type="string" calcext:value-type="string">
            <text:p>atila ya siyah bmw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56]-[.D657]+[.E657]" office:value-type="float" office:value="-217904.53" calcext:value-type="float">
            <text:p>-217.904,5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1-25" calcext:value-type="date">
            <text:p>25.11.2015</text:p>
          </table:table-cell>
          <table:table-cell table:style-name="ce259" office:value-type="string" calcext:value-type="string">
            <text:p>atila ya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657]-[.D658]+[.E658]" office:value-type="float" office:value="-207904.53" calcext:value-type="float">
            <text:p>-207.904,5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1-26" calcext:value-type="date">
            <text:p>26.11.2015</text:p>
          </table:table-cell>
          <table:table-cell table:style-name="ce259" office:value-type="string" calcext:value-type="string">
            <text:p>DENİZ KREDİ 15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58]-[.D659]+[.E659]" office:value-type="float" office:value="-201139.53" calcext:value-type="float">
            <text:p>-201.139,53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5-11-30" calcext:value-type="date">
            <text:p>11/30/2015</text:p>
          </table:table-cell>
          <table:table-cell table:style-name="ce259" office:value-type="string" calcext:value-type="string">
            <text:p>İŞ KREDİ 5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59]-[.D660]+[.E660]" office:value-type="float" office:value="-197716.32" calcext:value-type="float">
            <text:p>-197.716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1-26" calcext:value-type="date">
            <text:p>26.11.2015</text:p>
          </table:table-cell>
          <table:table-cell table:style-name="ce259" office:value-type="string" calcext:value-type="string">
            <text:p>iş havale</text:p>
          </table:table-cell>
          <table:table-cell table:style-name="ce313"/>
          <table:table-cell table:style-name="ce336" office:value-type="float" office:value="400" calcext:value-type="float">
            <text:p>400,00</text:p>
          </table:table-cell>
          <table:table-cell table:style-name="ce313"/>
          <table:table-cell table:style-name="ce303" table:formula="of:=[.G660]-[.D661]+[.E661]" office:value-type="float" office:value="-197316.32" calcext:value-type="float">
            <text:p>-197.316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1-27" calcext:value-type="date">
            <text:p>27.11.2015</text:p>
          </table:table-cell>
          <table:table-cell table:style-name="ce259" office:value-type="string" calcext:value-type="string">
            <text:p>atila ya metin kuveyt havale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61]-[.D662]+[.E662]" office:value-type="float" office:value="-196316.32" calcext:value-type="float">
            <text:p>-196.316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1-28" calcext:value-type="date">
            <text:p>28.11.2015</text:p>
          </table:table-cell>
          <table:table-cell table:style-name="ce259" office:value-type="string" calcext:value-type="string">
            <text:p>ali ye nail den yalıtım taksidi</text:p>
          </table:table-cell>
          <table:table-cell table:style-name="ce313"/>
          <table:table-cell table:style-name="ce336" office:value-type="float" office:value="1200" calcext:value-type="float">
            <text:p>1.200,00</text:p>
          </table:table-cell>
          <table:table-cell table:style-name="ce313"/>
          <table:table-cell table:style-name="ce303" table:formula="of:=[.G662]-[.D663]+[.E663]" office:value-type="float" office:value="-195116.32" calcext:value-type="float">
            <text:p>-195.116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2-02" calcext:value-type="date">
            <text:p>02.12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30000" calcext:value-type="float">
            <text:p>30.000,00</text:p>
          </table:table-cell>
          <table:table-cell table:style-name="ce313"/>
          <table:table-cell table:style-name="ce303" table:formula="of:=[.G663]-[.D664]+[.E664]" office:value-type="float" office:value="-165116.32" calcext:value-type="float">
            <text:p>-165.116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1-20" calcext:value-type="date">
            <text:p>20.11.2015</text:p>
          </table:table-cell>
          <table:table-cell table:style-name="ce259" office:value-type="string" calcext:value-type="string">
            <text:p>yalıtım mermer hesabı</text:p>
          </table:table-cell>
          <table:table-cell table:style-name="ce313" office:value-type="float" office:value="1835" calcext:value-type="float">
            <text:p>1.835,00</text:p>
          </table:table-cell>
          <table:table-cell table:style-name="ce336"/>
          <table:table-cell table:style-name="ce313"/>
          <table:table-cell table:style-name="ce303" table:formula="of:=[.G664]-[.D665]+[.E665]" office:value-type="float" office:value="-166951.32" calcext:value-type="float">
            <text:p>-166.951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2-07" calcext:value-type="date">
            <text:p>07.12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03" table:formula="of:=[.G665]-[.D666]+[.E666]" office:value-type="float" office:value="-151951.32" calcext:value-type="float">
            <text:p>-151.951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2-15" calcext:value-type="date">
            <text:p>15.12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666]-[.D667]+[.E667]" office:value-type="float" office:value="-141951.32" calcext:value-type="float">
            <text:p>-141.951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2-26" calcext:value-type="date">
            <text:p>26.12.2015</text:p>
          </table:table-cell>
          <table:table-cell table:style-name="ce259" office:value-type="string" calcext:value-type="string">
            <text:p>DENİZ KREDİ 16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67]-[.D668]+[.E668]" office:value-type="float" office:value="-135186.32" calcext:value-type="float">
            <text:p>-135.186,32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5-12-30" calcext:value-type="date">
            <text:p>12/30/2015</text:p>
          </table:table-cell>
          <table:table-cell table:style-name="ce259" office:value-type="string" calcext:value-type="string">
            <text:p>İŞ KREDİ 6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68]-[.D669]+[.E669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yalıtım mermer hesabı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69]-[.D670]+[.E670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65 mt * 15 cm denizlik <text:s text:c="5"/>50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0]-[.D671]+[.E671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350 ad karo <text:s text:c="26"/>35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1]-[.D672]+[.E672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27 m2 traverten <text:s text:c="18"/>675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2]-[.D673]+[.E673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15 mt * 15 cm küpeşte <text:s text:c="6"/>10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3]-[.D674]+[.E674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30 mt * 5 cm küpeşte <text:s text:c="11"/>6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4]-[.D675]+[.E675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enizli işçiliği <text:s text:c="26"/>10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5]-[.D676]+[.E676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um <text:s text:c="45"/>5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6]-[.D677]+[.E677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<text:s text:c="29"/>toplam <text:s text:c="4"/>1835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7]-[.D678]+[.E678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2-16" calcext:value-type="date">
            <text:p>16.12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4000" calcext:value-type="float">
            <text:p>4.000,00</text:p>
          </table:table-cell>
          <table:table-cell table:style-name="ce313"/>
          <table:table-cell table:style-name="ce303" table:formula="of:=[.G678]-[.D679]+[.E679]" office:value-type="float" office:value="-127763.11" calcext:value-type="float">
            <text:p>-127.763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2-28" calcext:value-type="date">
            <text:p>28.12.2015</text:p>
          </table:table-cell>
          <table:table-cell table:style-name="ce259" office:value-type="string" calcext:value-type="string">
            <text:p>ali ye nail den yalıtım taksidi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79]-[.D680]+[.E680]" office:value-type="float" office:value="-126763.11" calcext:value-type="float">
            <text:p>-126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13"/>
          <table:table-cell table:style-name="ce336"/>
          <table:table-cell table:style-name="ce313"/>
          <table:table-cell table:style-name="ce303" table:formula="of:=[.G680]-[.D681]+[.E681]" office:value-type="float" office:value="-126763.11" calcext:value-type="float">
            <text:p>-126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89" office:value-type="string" calcext:value-type="string">
            <text:p>Ara Toplam</text:p>
          </table:table-cell>
          <table:table-cell table:style-name="ce315" table:formula="of:=SUM([.D516:.D680])" office:value-type="float" office:value="863734" calcext:value-type="float">
            <text:p>863734</text:p>
          </table:table-cell>
          <table:table-cell table:style-name="ce315" table:formula="of:=SUM([.E516:.E680])" office:value-type="float" office:value="892122.26" calcext:value-type="float">
            <text:p>892122,26</text:p>
          </table:table-cell>
          <table:table-cell table:style-name="ce313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464"/>
          <table:table-cell/>
          <table:table-cell table:style-name="ce313"/>
          <table:table-cell table:style-name="ce336"/>
          <table:table-cell table:style-name="ce313"/>
          <table:table-cell table:style-name="ce303" table:formula="of:=[.G681]-[.D683]+[.E683]" office:value-type="float" office:value="-126763.11" calcext:value-type="float">
            <text:p>-126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Lise Arkası Kira Bedeli</text:p>
          </table:table-cell>
          <table:table-cell table:style-name="ce313" office:value-type="float" office:value="11275" calcext:value-type="float">
            <text:p>11.275,00</text:p>
          </table:table-cell>
          <table:table-cell table:style-name="ce336"/>
          <table:table-cell table:style-name="ce313"/>
          <table:table-cell table:style-name="ce303" table:formula="of:=[.G683]-[.D684]+[.E684]" office:value-type="float" office:value="-138038.11" calcext:value-type="float">
            <text:p>-138.038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 Atila BALCI</text:p>
          </table:table-cell>
          <table:table-cell table:style-name="ce313" office:value-type="float" office:value="10896.53" calcext:value-type="float">
            <text:p>10.896,53</text:p>
          </table:table-cell>
          <table:table-cell table:style-name="ce336"/>
          <table:table-cell table:style-name="ce313"/>
          <table:table-cell table:style-name="ce303" table:formula="of:=[.G684]-[.D685]+[.E685]" office:value-type="float" office:value="-148934.64" calcext:value-type="float">
            <text:p>-148.934,6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 İsmail BALCI</text:p>
          </table:table-cell>
          <table:table-cell table:style-name="ce313" office:value-type="float" office:value="8538.89" calcext:value-type="float">
            <text:p>8.538,89</text:p>
          </table:table-cell>
          <table:table-cell table:style-name="ce336"/>
          <table:table-cell table:style-name="ce313"/>
          <table:table-cell table:style-name="ce303" table:formula="of:=[.G685]-[.D686]+[.E686]" office:value-type="float" office:value="-157473.53" calcext:value-type="float">
            <text:p>-157.473,5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 office:value-type="string" calcext:value-type="string">
            <text:p>2016 ya devir </text:p>
          </table:table-cell>
          <table:table-cell table:style-name="ce313"/>
          <table:table-cell table:style-name="ce337"/>
          <table:table-cell table:style-name="ce347"/>
          <table:table-cell table:style-name="ce308" table:formula="of:=[.G686]-[.D687]+[.E687]" office:value-type="float" office:value="-157473.53" calcext:value-type="float">
            <text:p>-157.473,5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/>
          <table:table-cell table:style-name="ce313"/>
          <table:table-cell table:style-name="ce337"/>
          <table:table-cell table:style-name="ce347"/>
          <table:table-cell table:style-name="ce354"/>
          <table:table-cell table:number-columns-repeated="1016"/>
        </table:table-row>
        <table:table-row table:style-name="ro11">
          <table:table-cell/>
          <table:table-cell table:style-name="ce251" office:value-type="date" office:date-value="2015-12-31" calcext:value-type="date">
            <text:p>31.12.2015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684:.D688])+[.D682]" office:value-type="float" office:value="894444.42" calcext:value-type="float">
            <text:p>894.444,42</text:p>
          </table:table-cell>
          <table:table-cell table:style-name="ce327" table:formula="of:=SUM([.E684:.E688])+[.E682]" office:value-type="float" office:value="892122.26" calcext:value-type="float">
            <text:p>892.122,26</text:p>
          </table:table-cell>
          <table:table-cell table:style-name="ce304"/>
          <table:table-cell table:style-name="ce349" table:formula="of:=[.E689]-[.D689]" office:value-type="float" office:value="-2322.16000000003" calcext:value-type="float">
            <text:p>-2.322,16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6" calcext:value-type="float">
            <text:p>2016</text:p>
          </table:table-cell>
          <table:table-cell table:style-name="ce278" office:value-type="string" calcext:value-type="string">
            <text:p>2015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687]" office:value-type="float" office:value="-157473.53" calcext:value-type="float">
            <text:p>-157.473,53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2-29" calcext:value-type="date">
            <text:p>02/29/2016</text:p>
          </table:table-cell>
          <table:table-cell table:style-name="ce259" office:value-type="string" calcext:value-type="string">
            <text:p>İŞ KREDİ 8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91]-[.D692]+[.E692]" office:value-type="float" office:value="-154050.32" calcext:value-type="float">
            <text:p>-154.050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2-26" calcext:value-type="date">
            <text:p>26.02.2016</text:p>
          </table:table-cell>
          <table:table-cell table:style-name="ce259" office:value-type="string" calcext:value-type="string">
            <text:p>DENİZ KREDİ 18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92]-[.D693]+[.E693]" office:value-type="float" office:value="-147285.32" calcext:value-type="float">
            <text:p>-147.285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2-01" calcext:value-type="date">
            <text:p>01.02.2016</text:p>
          </table:table-cell>
          <table:table-cell table:style-name="ce259" office:value-type="string" calcext:value-type="string">
            <text:p>ali ye ssk</text:p>
          </table:table-cell>
          <table:table-cell table:style-name="ce313"/>
          <table:table-cell table:style-name="ce336" office:value-type="float" office:value="3777" calcext:value-type="float">
            <text:p>3.777,00</text:p>
          </table:table-cell>
          <table:table-cell table:style-name="ce313"/>
          <table:table-cell table:style-name="ce303" table:formula="of:=[.G693]-[.D694]+[.E694]" office:value-type="float" office:value="-143508.32" calcext:value-type="float">
            <text:p>-143.508,32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1-30" calcext:value-type="date">
            <text:p>01/30/2016</text:p>
          </table:table-cell>
          <table:table-cell table:style-name="ce259" office:value-type="string" calcext:value-type="string">
            <text:p>İŞ KREDİ 7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94]-[.D695]+[.E695]" office:value-type="float" office:value="-140085.11" calcext:value-type="float">
            <text:p>-140.085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1-26" calcext:value-type="date">
            <text:p>26.01.2016</text:p>
          </table:table-cell>
          <table:table-cell table:style-name="ce259" office:value-type="string" calcext:value-type="string">
            <text:p>DENİZ KREDİ 17/60. TAKSİT <text:s text:c="5"/>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95]-[.D696]+[.E696]" office:value-type="float" office:value="-133320.11" calcext:value-type="float">
            <text:p>-133.320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1-25" calcext:value-type="date">
            <text:p>25.01.2016</text:p>
          </table:table-cell>
          <table:table-cell table:style-name="ce259" office:value-type="string" calcext:value-type="string">
            <text:p>ali ye nkt <text:s text:c="41"/></text:p>
          </table:table-cell>
          <table:table-cell table:style-name="ce313"/>
          <table:table-cell table:style-name="ce336" office:value-type="float" office:value="12747" calcext:value-type="float">
            <text:p>12.747,00</text:p>
          </table:table-cell>
          <table:table-cell table:style-name="ce313"/>
          <table:table-cell table:style-name="ce303" table:formula="of:=[.G696]-[.D697]+[.E697]" office:value-type="float" office:value="-120573.11" calcext:value-type="float">
            <text:p>-120.573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1-25" calcext:value-type="date">
            <text:p>25.01.2016</text:p>
          </table:table-cell>
          <table:table-cell table:style-name="ce259" office:value-type="string" calcext:value-type="string">
            <text:p>ali ye kdv stopaj <text:s text:c="20"/>20 000</text:p>
          </table:table-cell>
          <table:table-cell table:style-name="ce313"/>
          <table:table-cell table:style-name="ce336" office:value-type="float" office:value="488" calcext:value-type="float">
            <text:p>488,00</text:p>
          </table:table-cell>
          <table:table-cell table:style-name="ce313"/>
          <table:table-cell table:style-name="ce303" table:formula="of:=[.G697]-[.D698]+[.E698]" office:value-type="float" office:value="-120085.11" calcext:value-type="float">
            <text:p>-120.085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1-15" calcext:value-type="date">
            <text:p>15.01.2016</text:p>
          </table:table-cell>
          <table:table-cell table:style-name="ce259" office:value-type="string" calcext:value-type="string">
            <text:p>ali ye <text:s text:c="64"/>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698]-[.D699]+[.E699]" office:value-type="float" office:value="-115085.11" calcext:value-type="float">
            <text:p>-115.085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3-25" calcext:value-type="date">
            <text:p>25.03.2016</text:p>
          </table:table-cell>
          <table:table-cell table:style-name="ce259" office:value-type="string" calcext:value-type="string">
            <text:p>elden 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03" table:formula="of:=[.G699]-[.D700]+[.E700]" office:value-type="float" office:value="-113085.11" calcext:value-type="float">
            <text:p>-113.085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iş kredi selanik</text:p>
          </table:table-cell>
          <table:table-cell table:style-name="ce313"/>
          <table:table-cell table:style-name="ce336" office:value-type="float" office:value="5033" calcext:value-type="float">
            <text:p>5.033,00</text:p>
          </table:table-cell>
          <table:table-cell table:style-name="ce313"/>
          <table:table-cell table:style-name="ce303" table:formula="of:=[.G700]-[.D701]+[.E701]" office:value-type="float" office:value="-108052.11" calcext:value-type="float">
            <text:p>-108.052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acı kamil mezar parası tevfşkten</text:p>
          </table:table-cell>
          <table:table-cell table:style-name="ce313" office:value-type="float" office:value="600" calcext:value-type="float">
            <text:p>600,00</text:p>
          </table:table-cell>
          <table:table-cell table:style-name="ce336"/>
          <table:table-cell table:style-name="ce313"/>
          <table:table-cell table:style-name="ce303" table:formula="of:=[.G701]-[.D702]+[.E702]" office:value-type="float" office:value="-108652.11" calcext:value-type="float">
            <text:p>-108.652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3-20" calcext:value-type="date">
            <text:p>20.03.2016</text:p>
          </table:table-cell>
          <table:table-cell table:style-name="ce259" office:value-type="string" calcext:value-type="string">
            <text:p>doğuş kdv</text:p>
          </table:table-cell>
          <table:table-cell table:style-name="ce313" office:value-type="float" office:value="574" calcext:value-type="float">
            <text:p>574,00</text:p>
          </table:table-cell>
          <table:table-cell table:style-name="ce336"/>
          <table:table-cell table:style-name="ce313"/>
          <table:table-cell table:style-name="ce303" table:formula="of:=[.G702]-[.D703]+[.E703]" office:value-type="float" office:value="-109226.11" calcext:value-type="float">
            <text:p>-109.226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3-19" calcext:value-type="date">
            <text:p>19.03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03" table:formula="of:=[.G703]-[.D704]+[.E704]" office:value-type="float" office:value="-108726.11" calcext:value-type="float">
            <text:p>-108.726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elim demircan mezar parası</text:p>
          </table:table-cell>
          <table:table-cell table:style-name="ce313" office:value-type="float" office:value="500" calcext:value-type="float">
            <text:p>500,00</text:p>
          </table:table-cell>
          <table:table-cell table:style-name="ce336"/>
          <table:table-cell table:style-name="ce313"/>
          <table:table-cell table:style-name="ce303" table:formula="of:=[.G704]-[.D705]+[.E705]" office:value-type="float" office:value="-109226.11" calcext:value-type="float">
            <text:p>-109.226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TIR dan atşlaya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03" table:formula="of:=[.G705]-[.D706]+[.E706]" office:value-type="float" office:value="-106226.11" calcext:value-type="float">
            <text:p>-106.226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3-10" calcext:value-type="date">
            <text:p>10.03.2016</text:p>
          </table:table-cell>
          <table:table-cell table:style-name="ce263" office:value-type="string" calcext:value-type="string">
            <text:p>TIR dan</text:p>
          </table:table-cell>
          <table:table-cell table:style-name="ce314" office:value-type="float" office:value="39000" calcext:value-type="float">
            <text:p>39.000,00</text:p>
          </table:table-cell>
          <table:table-cell table:style-name="ce336"/>
          <table:table-cell table:style-name="ce313"/>
          <table:table-cell table:style-name="ce303" table:formula="of:=[.G706]-[.D707]+[.E707]" office:value-type="float" office:value="-145226.11" calcext:value-type="float">
            <text:p>-145.226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3-07" calcext:value-type="date">
            <text:p>07.03.2016</text:p>
          </table:table-cell>
          <table:table-cell table:style-name="ce259" office:value-type="string" calcext:value-type="string">
            <text:p>elden 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03" table:formula="of:=[.G707]-[.D708]+[.E708]" office:value-type="float" office:value="-144926.11" calcext:value-type="float">
            <text:p>-144.926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yşe 2 ay kira en alt kat</text:p>
          </table:table-cell>
          <table:table-cell table:style-name="ce313"/>
          <table:table-cell table:style-name="ce336" office:value-type="float" office:value="600" calcext:value-type="float">
            <text:p>600,00</text:p>
          </table:table-cell>
          <table:table-cell table:style-name="ce313"/>
          <table:table-cell table:style-name="ce303" table:formula="of:=[.G708]-[.D709]+[.E709]" office:value-type="float" office:value="-144326.11" calcext:value-type="float">
            <text:p>-144.326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3-26" calcext:value-type="date">
            <text:p>26.03.2016</text:p>
          </table:table-cell>
          <table:table-cell table:style-name="ce259" office:value-type="string" calcext:value-type="string">
            <text:p>DENİZ KREDİ 19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09]-[.D710]+[.E710]" office:value-type="float" office:value="-137561.11" calcext:value-type="float">
            <text:p>-137.561,11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3-30" calcext:value-type="date">
            <text:p>03/30/2016</text:p>
          </table:table-cell>
          <table:table-cell table:style-name="ce259" office:value-type="string" calcext:value-type="string">
            <text:p>İŞ KREDİ 9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10]-[.D711]+[.E711]" office:value-type="float" office:value="-134137.9" calcext:value-type="float">
            <text:p>-134.137,9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iş güvenliği için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711]-[.D712]+[.E712]" office:value-type="float" office:value="-133137.9" calcext:value-type="float">
            <text:p>-133.137,9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naciye</text:p>
          </table:table-cell>
          <table:table-cell table:style-name="ce313"/>
          <table:table-cell table:style-name="ce336" office:value-type="float" office:value="350" calcext:value-type="float">
            <text:p>350,00</text:p>
          </table:table-cell>
          <table:table-cell table:style-name="ce313"/>
          <table:table-cell table:style-name="ce303" table:formula="of:=[.G712]-[.D713]+[.E713]" office:value-type="float" office:value="-132787.9" calcext:value-type="float">
            <text:p>-132.787,9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ümit kk mermer hesabı</text:p>
          </table:table-cell>
          <table:table-cell table:style-name="ce313" office:value-type="float" office:value="300" calcext:value-type="float">
            <text:p>300,00</text:p>
          </table:table-cell>
          <table:table-cell table:style-name="ce336"/>
          <table:table-cell table:style-name="ce313"/>
          <table:table-cell table:style-name="ce303" table:formula="of:=[.G713]-[.D714]+[.E714]" office:value-type="float" office:value="-133087.9" calcext:value-type="float">
            <text:p>-133.087,9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5-26" calcext:value-type="date">
            <text:p>26.05.2016</text:p>
          </table:table-cell>
          <table:table-cell table:style-name="ce259" office:value-type="string" calcext:value-type="string">
            <text:p>DENİZ KREDİ 21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14]-[.D715]+[.E715]" office:value-type="float" office:value="-126322.9" calcext:value-type="float">
            <text:p>-126.322,90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5-30" calcext:value-type="date">
            <text:p>05/30/2016</text:p>
          </table:table-cell>
          <table:table-cell table:style-name="ce259" office:value-type="string" calcext:value-type="string">
            <text:p>İŞ KREDİ 11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15]-[.D716]+[.E716]" office:value-type="float" office:value="-122899.69" calcext:value-type="float">
            <text:p>-122.899,6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4-26" calcext:value-type="date">
            <text:p>26.04.2016</text:p>
          </table:table-cell>
          <table:table-cell table:style-name="ce259" office:value-type="string" calcext:value-type="string">
            <text:p>DENİZ KREDİ 20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16]-[.D717]+[.E717]" office:value-type="float" office:value="-116134.69" calcext:value-type="float">
            <text:p>-116.134,69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4-30" calcext:value-type="date">
            <text:p>04/30/2016</text:p>
          </table:table-cell>
          <table:table-cell table:style-name="ce259" office:value-type="string" calcext:value-type="string">
            <text:p>İŞ KREDİ 10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17]-[.D718]+[.E718]" office:value-type="float" office:value="-112711.48" calcext:value-type="float">
            <text:p>-112.711,4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718]-[.D719]+[.E719]" office:value-type="float" office:value="-102711.48" calcext:value-type="float">
            <text:p>-102.711,4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eniz çek</text:p>
          </table:table-cell>
          <table:table-cell table:style-name="ce313" office:value-type="float" office:value="12500" calcext:value-type="float">
            <text:p>12.500,00</text:p>
          </table:table-cell>
          <table:table-cell table:style-name="ce336"/>
          <table:table-cell table:style-name="ce313"/>
          <table:table-cell table:style-name="ce303" table:formula="of:=[.G719]-[.D720]+[.E720]" office:value-type="float" office:value="-115211.48" calcext:value-type="float">
            <text:p>-115.2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4-04" calcext:value-type="date">
            <text:p>04.04.2016</text:p>
          </table:table-cell>
          <table:table-cell table:style-name="ce259" office:value-type="string" calcext:value-type="string">
            <text:p>yurt kredi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720]-[.D721]+[.E721]" office:value-type="float" office:value="-110211.48" calcext:value-type="float">
            <text:p>-110.2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4-01" calcext:value-type="date">
            <text:p>01.04.2016</text:p>
          </table:table-cell>
          <table:table-cell table:style-name="ce259" office:value-type="string" calcext:value-type="string">
            <text:p>nail yalıtım</text:p>
          </table:table-cell>
          <table:table-cell table:style-name="ce313"/>
          <table:table-cell table:style-name="ce336" office:value-type="float" office:value="1500" calcext:value-type="float">
            <text:p>1.500,00</text:p>
          </table:table-cell>
          <table:table-cell table:style-name="ce313"/>
          <table:table-cell table:style-name="ce303" table:formula="of:=[.G721]-[.D722]+[.E722]" office:value-type="float" office:value="-108711.48" calcext:value-type="float">
            <text:p>-108.7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4-01" calcext:value-type="date">
            <text:p>01.04.2016</text:p>
          </table:table-cell>
          <table:table-cell table:style-name="ce259"/>
          <table:table-cell table:style-name="ce313"/>
          <table:table-cell table:style-name="ce336"/>
          <table:table-cell table:style-name="ce313"/>
          <table:table-cell table:style-name="ce303" table:formula="of:=[.G722]-[.D723]+[.E723]" office:value-type="float" office:value="-108711.48" calcext:value-type="float">
            <text:p>-108.7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27" calcext:value-type="date">
            <text:p>27.06.2016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7000" calcext:value-type="float">
            <text:p>7.000,00</text:p>
          </table:table-cell>
          <table:table-cell table:style-name="ce313"/>
          <table:table-cell table:style-name="ce303" table:formula="of:=[.G723]-[.D724]+[.E724]" office:value-type="float" office:value="-101711.48" calcext:value-type="float">
            <text:p>-101.7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30" calcext:value-type="date">
            <text:p>30.06.2016</text:p>
          </table:table-cell>
          <table:table-cell table:style-name="ce259" office:value-type="string" calcext:value-type="string">
            <text:p>samsun havale</text:p>
          </table:table-cell>
          <table:table-cell table:style-name="ce313"/>
          <table:table-cell table:style-name="ce336" office:value-type="float" office:value="8000" calcext:value-type="float">
            <text:p>8.000,00</text:p>
          </table:table-cell>
          <table:table-cell table:style-name="ce313"/>
          <table:table-cell table:style-name="ce303" table:formula="of:=[.G724]-[.D725]+[.E725]" office:value-type="float" office:value="-93711.48" calcext:value-type="float">
            <text:p>-93.7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14" calcext:value-type="date">
            <text:p>14.06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03" table:formula="of:=[.G725]-[.D726]+[.E726]" office:value-type="float" office:value="-78711.48" calcext:value-type="float">
            <text:p>-78.7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15" calcext:value-type="date">
            <text:p>15.06.2016</text:p>
          </table:table-cell>
          <table:table-cell table:style-name="ce259" office:value-type="string" calcext:value-type="string">
            <text:p>iş 800 havale çek için</text:p>
          </table:table-cell>
          <table:table-cell table:style-name="ce313"/>
          <table:table-cell table:style-name="ce336" office:value-type="float" office:value="3500" calcext:value-type="float">
            <text:p>3.500,00</text:p>
          </table:table-cell>
          <table:table-cell table:style-name="ce313"/>
          <table:table-cell table:style-name="ce303" table:formula="of:=[.G726]-[.D727]+[.E727]" office:value-type="float" office:value="-75211.48" calcext:value-type="float">
            <text:p>-75.2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30" calcext:value-type="date">
            <text:p>30.06.2016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22000" calcext:value-type="float">
            <text:p>22.000,00</text:p>
          </table:table-cell>
          <table:table-cell table:style-name="ce313"/>
          <table:table-cell table:style-name="ce303" table:formula="of:=[.G727]-[.D728]+[.E728]" office:value-type="float" office:value="-53211.48" calcext:value-type="float">
            <text:p>-53.2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26" calcext:value-type="date">
            <text:p>26.06.2016</text:p>
          </table:table-cell>
          <table:table-cell table:style-name="ce259" office:value-type="string" calcext:value-type="string">
            <text:p>DENİZ KREDİ 22/60.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28]-[.D729]+[.E729]" office:value-type="float" office:value="-46446.48" calcext:value-type="float">
            <text:p>-46.446,48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6-30" calcext:value-type="date">
            <text:p>06/30/2016</text:p>
          </table:table-cell>
          <table:table-cell table:style-name="ce259" office:value-type="string" calcext:value-type="string">
            <text:p>İŞ KREDİ 12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29]-[.D730]+[.E730]" office:value-type="float" office:value="-43023.27" calcext:value-type="float">
            <text:p>-43.023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18" calcext:value-type="date">
            <text:p>18.06.2016</text:p>
          </table:table-cell>
          <table:table-cell table:style-name="ce259" office:value-type="string" calcext:value-type="string">
            <text:p>iş kredi ali</text:p>
          </table:table-cell>
          <table:table-cell table:style-name="ce313"/>
          <table:table-cell table:style-name="ce336" office:value-type="float" office:value="5040" calcext:value-type="float">
            <text:p>5.040,00</text:p>
          </table:table-cell>
          <table:table-cell table:style-name="ce313"/>
          <table:table-cell table:style-name="ce303" table:formula="of:=[.G730]-[.D731]+[.E731]" office:value-type="float" office:value="-37983.27" calcext:value-type="float">
            <text:p>-37.983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08" calcext:value-type="date">
            <text:p>08.06.2016</text:p>
          </table:table-cell>
          <table:table-cell table:style-name="ce259" office:value-type="string" calcext:value-type="string">
            <text:p>aliden</text:p>
          </table:table-cell>
          <table:table-cell table:style-name="ce313" office:value-type="float" office:value="2900" calcext:value-type="float">
            <text:p>2.900,00</text:p>
          </table:table-cell>
          <table:table-cell table:style-name="ce336"/>
          <table:table-cell table:style-name="ce313"/>
          <table:table-cell table:style-name="ce303" table:formula="of:=[.G731]-[.D732]+[.E732]" office:value-type="float" office:value="-40883.27" calcext:value-type="float">
            <text:p>-40.883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07" calcext:value-type="date">
            <text:p>07.06.2016</text:p>
          </table:table-cell>
          <table:table-cell table:style-name="ce259" office:value-type="string" calcext:value-type="string">
            <text:p>bch tan aliye</text:p>
          </table:table-cell>
          <table:table-cell table:style-name="ce313"/>
          <table:table-cell table:style-name="ce336" office:value-type="float" office:value="30000" calcext:value-type="float">
            <text:p>30.000,00</text:p>
          </table:table-cell>
          <table:table-cell table:style-name="ce313"/>
          <table:table-cell table:style-name="ce303" table:formula="of:=[.G732]-[.D733]+[.E733]" office:value-type="float" office:value="-10883.27" calcext:value-type="float">
            <text:p>-10.883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7-26" calcext:value-type="date">
            <text:p>26.07.2016</text:p>
          </table:table-cell>
          <table:table-cell table:style-name="ce259" office:value-type="string" calcext:value-type="string">
            <text:p>DENİZ KREDİ 23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33]-[.D734]+[.E734]" office:value-type="float" office:value="-4118.26999999998" calcext:value-type="float">
            <text:p>-4.118,27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7-30" calcext:value-type="date">
            <text:p>07/30/2016</text:p>
          </table:table-cell>
          <table:table-cell table:style-name="ce259" office:value-type="string" calcext:value-type="string">
            <text:p>İŞ KREDİ 13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34]-[.D735]+[.E735]" office:value-type="float" office:value="-695.059999999982" calcext:value-type="float">
            <text:p>-695,06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7-26" calcext:value-type="date">
            <text:p>26.07.2016</text:p>
          </table:table-cell>
          <table:table-cell table:style-name="ce259" office:value-type="string" calcext:value-type="string">
            <text:p>vergi </text:p>
          </table:table-cell>
          <table:table-cell table:style-name="ce313"/>
          <table:table-cell table:style-name="ce336" office:value-type="float" office:value="705" calcext:value-type="float">
            <text:p>705,00</text:p>
          </table:table-cell>
          <table:table-cell table:style-name="ce313"/>
          <table:table-cell table:style-name="ce303" table:formula="of:=[.G735]-[.D736]+[.E736]" office:value-type="float" office:value="9.94000000001779" calcext:value-type="float">
            <text:p>9,9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30" calcext:value-type="date">
            <text:p>30.06.2016</text:p>
          </table:table-cell>
          <table:table-cell table:style-name="ce259" office:value-type="string" calcext:value-type="string">
            <text:p>bch iş devre faizi</text:p>
          </table:table-cell>
          <table:table-cell table:style-name="ce313"/>
          <table:table-cell table:style-name="ce336" office:value-type="float" office:value="665" calcext:value-type="float">
            <text:p>665,00</text:p>
          </table:table-cell>
          <table:table-cell table:style-name="ce313"/>
          <table:table-cell table:style-name="ce303" table:formula="of:=[.G736]-[.D737]+[.E737]" office:value-type="float" office:value="674.940000000018" calcext:value-type="float">
            <text:p>674,9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7-01" calcext:value-type="date">
            <text:p>01.07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4000" calcext:value-type="float">
            <text:p>4.000,00</text:p>
          </table:table-cell>
          <table:table-cell table:style-name="ce313"/>
          <table:table-cell table:style-name="ce303" table:formula="of:=[.G737]-[.D738]+[.E738]" office:value-type="float" office:value="4674.94000000002" calcext:value-type="float">
            <text:p>4.674,9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7-11" calcext:value-type="date">
            <text:p>11.07.2016</text:p>
          </table:table-cell>
          <table:table-cell table:style-name="ce259" office:value-type="string" calcext:value-type="string">
            <text:p>ali iş kredi için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738]-[.D739]+[.E739]" office:value-type="float" office:value="9674.94000000002" calcext:value-type="float">
            <text:p>9.674,9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iskeleden killik</text:p>
          </table:table-cell>
          <table:table-cell table:style-name="ce313"/>
          <table:table-cell table:style-name="ce336" office:value-type="float" office:value="700" calcext:value-type="float">
            <text:p>700,00</text:p>
          </table:table-cell>
          <table:table-cell table:style-name="ce313"/>
          <table:table-cell table:style-name="ce303" table:formula="of:=[.G739]-[.D740]+[.E740]" office:value-type="float" office:value="10374.94" calcext:value-type="float">
            <text:p>10.374,9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şahin çırdaklı ya</text:p>
          </table:table-cell>
          <table:table-cell table:style-name="ce313" office:value-type="float" office:value="500" calcext:value-type="float">
            <text:p>500,00</text:p>
          </table:table-cell>
          <table:table-cell table:style-name="ce336"/>
          <table:table-cell table:style-name="ce313"/>
          <table:table-cell table:style-name="ce303" table:formula="of:=[.G740]-[.D741]+[.E741]" office:value-type="float" office:value="9874.94000000002" calcext:value-type="float">
            <text:p>9.874,9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yıkamacı mehmet en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03" table:formula="of:=[.G741]-[.D742]+[.E742]" office:value-type="float" office:value="10174.94" calcext:value-type="float">
            <text:p>10.174,9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yusuf parlak dan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03" table:formula="of:=[.G742]-[.D743]+[.E743]" office:value-type="float" office:value="10274.94" calcext:value-type="float">
            <text:p>10.274,9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k mermer</text:p>
          </table:table-cell>
          <table:table-cell table:style-name="ce313" office:value-type="float" office:value="750" calcext:value-type="float">
            <text:p>750,00</text:p>
          </table:table-cell>
          <table:table-cell table:style-name="ce336"/>
          <table:table-cell table:style-name="ce313"/>
          <table:table-cell table:style-name="ce303" table:formula="of:=[.G743]-[.D744]+[.E744]" office:value-type="float" office:value="9524.94000000002" calcext:value-type="float">
            <text:p>9.524,9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7-10" calcext:value-type="date">
            <text:p>10.07.2016</text:p>
          </table:table-cell>
          <table:table-cell table:style-name="ce259" office:value-type="string" calcext:value-type="string">
            <text:p>kıbrıstan iş 800 e havale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744]-[.D745]+[.E745]" office:value-type="float" office:value="14524.94" calcext:value-type="float">
            <text:p>14.524,9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8-01" calcext:value-type="date">
            <text:p>01.08.2016</text:p>
          </table:table-cell>
          <table:table-cell table:style-name="ce259" office:value-type="string" calcext:value-type="string">
            <text:p>samsun haval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745]-[.D746]+[.E746]" office:value-type="float" office:value="24524.94" calcext:value-type="float">
            <text:p>24.524,9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8-01" calcext:value-type="date">
            <text:p>01.08.2016</text:p>
          </table:table-cell>
          <table:table-cell table:style-name="ce259" office:value-type="string" calcext:value-type="string">
            <text:p>aliden</text:p>
          </table:table-cell>
          <table:table-cell table:style-name="ce313" office:value-type="float" office:value="9900" calcext:value-type="float">
            <text:p>9.900,00</text:p>
          </table:table-cell>
          <table:table-cell table:style-name="ce336"/>
          <table:table-cell table:style-name="ce313"/>
          <table:table-cell table:style-name="ce303" table:formula="of:=[.G746]-[.D747]+[.E747]" office:value-type="float" office:value="14624.94" calcext:value-type="float">
            <text:p>14.624,94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8-30" calcext:value-type="date">
            <text:p>08/30/2016</text:p>
          </table:table-cell>
          <table:table-cell table:style-name="ce259" office:value-type="string" calcext:value-type="string">
            <text:p>İŞ KREDİ 14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47]-[.D748]+[.E748]" office:value-type="float" office:value="18048.15" calcext:value-type="float">
            <text:p>18.048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an seçkin ant yalıtım</text:p>
          </table:table-cell>
          <table:table-cell table:style-name="ce313"/>
          <table:table-cell table:style-name="ce336" office:value-type="float" office:value="4800" calcext:value-type="float">
            <text:p>4.800,00</text:p>
          </table:table-cell>
          <table:table-cell table:style-name="ce313"/>
          <table:table-cell table:style-name="ce303" table:formula="of:=[.G748]-[.D749]+[.E749]" office:value-type="float" office:value="22848.15" calcext:value-type="float">
            <text:p>22.848,15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8-26" calcext:value-type="date">
            <text:p>26.08.2016</text:p>
          </table:table-cell>
          <table:table-cell table:style-name="ce259" office:value-type="string" calcext:value-type="string">
            <text:p>DENİZ KREDİ 24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49]-[.D750]+[.E750]" office:value-type="float" office:value="29613.15" calcext:value-type="float">
            <text:p>29.613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den nakit</text:p>
          </table:table-cell>
          <table:table-cell table:style-name="ce313" office:value-type="float" office:value="6750" calcext:value-type="float">
            <text:p>6.750,00</text:p>
          </table:table-cell>
          <table:table-cell table:style-name="ce336"/>
          <table:table-cell table:style-name="ce313"/>
          <table:table-cell table:style-name="ce303" table:formula="of:=[.G750]-[.D751]+[.E751]" office:value-type="float" office:value="22863.15" calcext:value-type="float">
            <text:p>22.863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yibo hilton evye <text:s text:c="5"/>75 tl * 110</text:p>
          </table:table-cell>
          <table:table-cell table:style-name="ce313"/>
          <table:table-cell table:style-name="ce336" office:value-type="float" office:value="8250" calcext:value-type="float">
            <text:p>8.250,00</text:p>
          </table:table-cell>
          <table:table-cell table:style-name="ce313"/>
          <table:table-cell table:style-name="ce303" table:formula="of:=[.G751]-[.D752]+[.E752]" office:value-type="float" office:value="31113.15" calcext:value-type="float">
            <text:p>31.113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armara bilardo hesabı</text:p>
          </table:table-cell>
          <table:table-cell table:style-name="ce313" office:value-type="float" office:value="8500" calcext:value-type="float">
            <text:p>8.500,00</text:p>
          </table:table-cell>
          <table:table-cell table:style-name="ce336"/>
          <table:table-cell table:style-name="ce313"/>
          <table:table-cell table:style-name="ce303" table:formula="of:=[.G752]-[.D753]+[.E753]" office:value-type="float" office:value="22613.15" calcext:value-type="float">
            <text:p>22.613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elden aliye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03" table:formula="of:=[.G753]-[.D754]+[.E754]" office:value-type="float" office:value="22913.15" calcext:value-type="float">
            <text:p>22.913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k mermer kadtem</text:p>
          </table:table-cell>
          <table:table-cell table:style-name="ce313" office:value-type="float" office:value="2950" calcext:value-type="float">
            <text:p>2.950,00</text:p>
          </table:table-cell>
          <table:table-cell table:style-name="ce336"/>
          <table:table-cell table:style-name="ce313"/>
          <table:table-cell table:style-name="ce303" table:formula="of:=[.G754]-[.D755]+[.E755]" office:value-type="float" office:value="19963.15" calcext:value-type="float">
            <text:p>19.963,15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9-10" calcext:value-type="date">
            <text:p>10.09.2016</text:p>
          </table:table-cell>
          <table:table-cell table:style-name="ce259" office:value-type="string" calcext:value-type="string">
            <text:p>iş kredi 795411 e havale</text:p>
          </table:table-cell>
          <table:table-cell table:style-name="ce313"/>
          <table:table-cell table:style-name="ce336" office:value-type="float" office:value="5100" calcext:value-type="float">
            <text:p>5.100,00</text:p>
          </table:table-cell>
          <table:table-cell table:style-name="ce313"/>
          <table:table-cell table:style-name="ce303" table:formula="of:=[.G755]-[.D756]+[.E756]" office:value-type="float" office:value="25063.15" calcext:value-type="float">
            <text:p>25.063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taç yapı kk</text:p>
          </table:table-cell>
          <table:table-cell table:style-name="ce313" office:value-type="float" office:value="3700" calcext:value-type="float">
            <text:p>3.700,00</text:p>
          </table:table-cell>
          <table:table-cell table:style-name="ce336"/>
          <table:table-cell table:style-name="ce313"/>
          <table:table-cell table:style-name="ce303" table:formula="of:=[.G756]-[.D757]+[.E757]" office:value-type="float" office:value="21363.15" calcext:value-type="float">
            <text:p>21.363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" calcext:value-type="float">
            <text:p>200,00</text:p>
          </table:table-cell>
          <table:table-cell table:style-name="ce313"/>
          <table:table-cell table:style-name="ce303" table:formula="of:=[.G757]-[.D758]+[.E758]" office:value-type="float" office:value="21563.15" calcext:value-type="float">
            <text:p>21.563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gk işten yattı</text:p>
          </table:table-cell>
          <table:table-cell table:style-name="ce313"/>
          <table:table-cell table:style-name="ce336" office:value-type="float" office:value="3719" calcext:value-type="float">
            <text:p>3.719,00</text:p>
          </table:table-cell>
          <table:table-cell table:style-name="ce313"/>
          <table:table-cell table:style-name="ce303" table:formula="of:=[.G758]-[.D759]+[.E759]" office:value-type="float" office:value="25282.15" calcext:value-type="float">
            <text:p>25.282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alat havale</text:p>
          </table:table-cell>
          <table:table-cell table:style-name="ce313"/>
          <table:table-cell table:style-name="ce336" office:value-type="float" office:value="600" calcext:value-type="float">
            <text:p>600,00</text:p>
          </table:table-cell>
          <table:table-cell table:style-name="ce313"/>
          <table:table-cell table:style-name="ce303" table:formula="of:=[.G759]-[.D760]+[.E760]" office:value-type="float" office:value="25882.15" calcext:value-type="float">
            <text:p>25.882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amsun havale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03" table:formula="of:=[.G760]-[.D761]+[.E761]" office:value-type="float" office:value="40882.15" calcext:value-type="float">
            <text:p>40.882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den</text:p>
          </table:table-cell>
          <table:table-cell table:style-name="ce313" office:value-type="float" office:value="26500" calcext:value-type="float">
            <text:p>26.500,00</text:p>
          </table:table-cell>
          <table:table-cell table:style-name="ce336"/>
          <table:table-cell table:style-name="ce313"/>
          <table:table-cell table:style-name="ce303" table:formula="of:=[.G761]-[.D762]+[.E762]" office:value-type="float" office:value="14382.15" calcext:value-type="float">
            <text:p>14.382,15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0-10" calcext:value-type="date">
            <text:p>10.10.2016</text:p>
          </table:table-cell>
          <table:table-cell table:style-name="ce259" office:value-type="string" calcext:value-type="string">
            <text:p>atila şeker kk</text:p>
          </table:table-cell>
          <table:table-cell table:style-name="ce313"/>
          <table:table-cell table:style-name="ce336" office:value-type="float" office:value="600" calcext:value-type="float">
            <text:p>600,00</text:p>
          </table:table-cell>
          <table:table-cell table:style-name="ce313"/>
          <table:table-cell table:style-name="ce303" table:formula="of:=[.G762]-[.D763]+[.E763]" office:value-type="float" office:value="14982.15" calcext:value-type="float">
            <text:p>14.982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çatı hesabından hüsam</text:p>
          </table:table-cell>
          <table:table-cell table:style-name="ce313" office:value-type="float" office:value="800" calcext:value-type="float">
            <text:p>800,00</text:p>
          </table:table-cell>
          <table:table-cell table:style-name="ce336"/>
          <table:table-cell table:style-name="ce313"/>
          <table:table-cell table:style-name="ce303" table:formula="of:=[.G763]-[.D764]+[.E764]" office:value-type="float" office:value="14182.15" calcext:value-type="float">
            <text:p>14.182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k hasan sengün</text:p>
          </table:table-cell>
          <table:table-cell table:style-name="ce313" office:value-type="float" office:value="120" calcext:value-type="float">
            <text:p>120,00</text:p>
          </table:table-cell>
          <table:table-cell table:style-name="ce336"/>
          <table:table-cell table:style-name="ce313"/>
          <table:table-cell table:style-name="ce303" table:formula="of:=[.G764]-[.D765]+[.E765]" office:value-type="float" office:value="14062.15" calcext:value-type="float">
            <text:p>14.062,15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9-26" calcext:value-type="date">
            <text:p>26.09.2016</text:p>
          </table:table-cell>
          <table:table-cell table:style-name="ce259" office:value-type="string" calcext:value-type="string">
            <text:p>DENİZ KREDİ 25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65]-[.D766]+[.E766]" office:value-type="float" office:value="20827.15" calcext:value-type="float">
            <text:p>20.827,15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9-30" calcext:value-type="date">
            <text:p>09/30/2016</text:p>
          </table:table-cell>
          <table:table-cell table:style-name="ce259" office:value-type="string" calcext:value-type="string">
            <text:p>İŞ KREDİ 15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66]-[.D767]+[.E767]" office:value-type="float" office:value="24250.36" calcext:value-type="float">
            <text:p>24.250,36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9-30" calcext:value-type="date">
            <text:p>09/30/2016</text:p>
          </table:table-cell>
          <table:table-cell table:style-name="ce259" office:value-type="string" calcext:value-type="string">
            <text:p>bch iş devre faizi</text:p>
          </table:table-cell>
          <table:table-cell table:style-name="ce313"/>
          <table:table-cell table:style-name="ce336" office:value-type="float" office:value="5281.62" calcext:value-type="float">
            <text:p>5.281,62</text:p>
          </table:table-cell>
          <table:table-cell table:style-name="ce313"/>
          <table:table-cell table:style-name="ce303" table:formula="of:=[.G767]-[.D768]+[.E768]" office:value-type="float" office:value="29531.98" calcext:value-type="float">
            <text:p>29.531,9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0-26" calcext:value-type="date">
            <text:p>26.10.2016</text:p>
          </table:table-cell>
          <table:table-cell table:style-name="ce259" office:value-type="string" calcext:value-type="string">
            <text:p>DENİZ KREDİ 26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68]-[.D769]+[.E769]" office:value-type="float" office:value="36296.98" calcext:value-type="float">
            <text:p>36.296,98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10-30" calcext:value-type="date">
            <text:p>10/30/2016</text:p>
          </table:table-cell>
          <table:table-cell table:style-name="ce259" office:value-type="string" calcext:value-type="string">
            <text:p>İŞ KREDİ 16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69]-[.D770]+[.E770]" office:value-type="float" office:value="39720.19" calcext:value-type="float">
            <text:p>39.720,1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tiladan</text:p>
          </table:table-cell>
          <table:table-cell table:style-name="ce313" office:value-type="float" office:value="740" calcext:value-type="float">
            <text:p>740,00</text:p>
          </table:table-cell>
          <table:table-cell table:style-name="ce336"/>
          <table:table-cell table:style-name="ce313"/>
          <table:table-cell table:style-name="ce303" table:formula="of:=[.G770]-[.D771]+[.E771]" office:value-type="float" office:value="38980.19" calcext:value-type="float">
            <text:p>38.980,1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1-10" calcext:value-type="date">
            <text:p>10.11.2016</text:p>
          </table:table-cell>
          <table:table-cell table:style-name="ce259" office:value-type="string" calcext:value-type="string">
            <text:p>atila şeker kk</text:p>
          </table:table-cell>
          <table:table-cell table:style-name="ce313"/>
          <table:table-cell table:style-name="ce336" office:value-type="float" office:value="850" calcext:value-type="float">
            <text:p>850,00</text:p>
          </table:table-cell>
          <table:table-cell table:style-name="ce313"/>
          <table:table-cell table:style-name="ce303" table:formula="of:=[.G771]-[.D772]+[.E772]" office:value-type="float" office:value="39830.19" calcext:value-type="float">
            <text:p>39.830,1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1-12" calcext:value-type="date">
            <text:p>12.11.2016</text:p>
          </table:table-cell>
          <table:table-cell table:style-name="ce259" office:value-type="string" calcext:value-type="string">
            <text:p>emre şentürk kk sivas hesabı için</text:p>
          </table:table-cell>
          <table:table-cell table:style-name="ce313" office:value-type="float" office:value="1145" calcext:value-type="float">
            <text:p>1.145,00</text:p>
          </table:table-cell>
          <table:table-cell table:style-name="ce336"/>
          <table:table-cell table:style-name="ce313"/>
          <table:table-cell table:style-name="ce303" table:formula="of:=[.G772]-[.D773]+[.E773]" office:value-type="float" office:value="38685.19" calcext:value-type="float">
            <text:p>38.685,1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ocak malzeme</text:p>
          </table:table-cell>
          <table:table-cell table:style-name="ce313"/>
          <table:table-cell table:style-name="ce336" office:value-type="float" office:value="392" calcext:value-type="float">
            <text:p>392,00</text:p>
          </table:table-cell>
          <table:table-cell table:style-name="ce313"/>
          <table:table-cell table:style-name="ce303" table:formula="of:=[.G773]-[.D774]+[.E774]" office:value-type="float" office:value="39077.19" calcext:value-type="float">
            <text:p>39.077,1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1-26" calcext:value-type="date">
            <text:p>26.11.2016</text:p>
          </table:table-cell>
          <table:table-cell table:style-name="ce259" office:value-type="string" calcext:value-type="string">
            <text:p>atiladan</text:p>
          </table:table-cell>
          <table:table-cell table:style-name="ce313" office:value-type="float" office:value="800" calcext:value-type="float">
            <text:p>800,00</text:p>
          </table:table-cell>
          <table:table-cell table:style-name="ce336"/>
          <table:table-cell table:style-name="ce313"/>
          <table:table-cell table:style-name="ce303" table:formula="of:=[.G774]-[.D775]+[.E775]" office:value-type="float" office:value="38277.19" calcext:value-type="float">
            <text:p>38.277,1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tila kuyumcu sabri</text:p>
          </table:table-cell>
          <table:table-cell table:style-name="ce313"/>
          <table:table-cell table:style-name="ce336" office:value-type="float" office:value="450" calcext:value-type="float">
            <text:p>450,00</text:p>
          </table:table-cell>
          <table:table-cell table:style-name="ce313"/>
          <table:table-cell table:style-name="ce303" table:formula="of:=[.G775]-[.D776]+[.E776]" office:value-type="float" office:value="38727.19" calcext:value-type="float">
            <text:p>38.727,1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tila şeker kk</text:p>
          </table:table-cell>
          <table:table-cell table:style-name="ce313"/>
          <table:table-cell table:style-name="ce336" office:value-type="float" office:value="350" calcext:value-type="float">
            <text:p>350,00</text:p>
          </table:table-cell>
          <table:table-cell table:style-name="ce313"/>
          <table:table-cell table:style-name="ce303" table:formula="of:=[.G776]-[.D777]+[.E777]" office:value-type="float" office:value="39077.19" calcext:value-type="float">
            <text:p>39.077,19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11-30" calcext:value-type="date">
            <text:p>11/30/2016</text:p>
          </table:table-cell>
          <table:table-cell table:style-name="ce259" office:value-type="string" calcext:value-type="string">
            <text:p>İŞ KREDİ 17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77]-[.D778]+[.E778]" office:value-type="float" office:value="42500.4" calcext:value-type="float">
            <text:p>42.500,4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1-26" calcext:value-type="date">
            <text:p>26.11.2016</text:p>
          </table:table-cell>
          <table:table-cell table:style-name="ce259" office:value-type="string" calcext:value-type="string">
            <text:p>DENİZ KREDİ 27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78]-[.D779]+[.E779]" office:value-type="float" office:value="49265.4" calcext:value-type="float">
            <text:p>49.265,4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06" calcext:value-type="date">
            <text:p>06.12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03" table:formula="of:=[.G779]-[.D780]+[.E780]" office:value-type="float" office:value="49565.4" calcext:value-type="float">
            <text:p>49.565,4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12" calcext:value-type="date">
            <text:p>12.12.2016</text:p>
          </table:table-cell>
          <table:table-cell table:style-name="ce263" office:value-type="string" calcext:value-type="string">
            <text:p>Ayşe balcı kat 4 satışı</text:p>
          </table:table-cell>
          <table:table-cell table:style-name="ce314" office:value-type="float" office:value="115000" calcext:value-type="float">
            <text:p>115.000,00</text:p>
          </table:table-cell>
          <table:table-cell table:style-name="ce336"/>
          <table:table-cell table:style-name="ce313"/>
          <table:table-cell table:style-name="ce303" table:formula="of:=[.G780]-[.D781]+[.E781]" office:value-type="float" office:value="-65434.6" calcext:value-type="float">
            <text:p>-65.434,6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tamirci yusuf hesabı</text:p>
          </table:table-cell>
          <table:table-cell table:style-name="ce313"/>
          <table:table-cell table:style-name="ce336" office:value-type="float" office:value="4800" calcext:value-type="float">
            <text:p>4.800,00</text:p>
          </table:table-cell>
          <table:table-cell table:style-name="ce313"/>
          <table:table-cell table:style-name="ce303" table:formula="of:=[.G781]-[.D782]+[.E782]" office:value-type="float" office:value="-60634.6" calcext:value-type="float">
            <text:p>-60.634,6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aliden kdv</text:p>
          </table:table-cell>
          <table:table-cell table:style-name="ce313" office:value-type="float" office:value="875" calcext:value-type="float">
            <text:p>875,00</text:p>
          </table:table-cell>
          <table:table-cell table:style-name="ce336"/>
          <table:table-cell table:style-name="ce313"/>
          <table:table-cell table:style-name="ce303" table:formula="of:=[.G782]-[.D783]+[.E783]" office:value-type="float" office:value="-61509.6" calcext:value-type="float">
            <text:p>-61.509,6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03" table:formula="of:=[.G783]-[.D784]+[.E784]" office:value-type="float" office:value="-41509.6" calcext:value-type="float">
            <text:p>-41.509,6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iş kredi masrafı</text:p>
          </table:table-cell>
          <table:table-cell table:style-name="ce313"/>
          <table:table-cell table:style-name="ce336" office:value-type="float" office:value="3134" calcext:value-type="float">
            <text:p>3.134,00</text:p>
          </table:table-cell>
          <table:table-cell table:style-name="ce313"/>
          <table:table-cell table:style-name="ce303" table:formula="of:=[.G784]-[.D785]+[.E785]" office:value-type="float" office:value="-38375.6" calcext:value-type="float">
            <text:p>-38.375,6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BCH için alınan <text:s text:c="3"/>BCH a ödendi</text:p>
          </table:table-cell>
          <table:table-cell table:style-name="ce313" office:value-type="float" office:value="38880" calcext:value-type="float">
            <text:p>38.880,00</text:p>
          </table:table-cell>
          <table:table-cell table:style-name="ce336"/>
          <table:table-cell table:style-name="ce313"/>
          <table:table-cell table:style-name="ce303" table:formula="of:=[.G785]-[.D786]+[.E786]" office:value-type="float" office:value="-77255.6" calcext:value-type="float">
            <text:p>-77.255,60</text:p>
          </table:table-cell>
          <table:table-cell table:number-columns-repeated="1016"/>
        </table:table-row>
        <table:table-row table:style-name="ro11">
          <table:table-cell/>
          <table:table-cell table:style-name="ce465"/>
          <table:table-cell table:style-name="ce259" office:value-type="string" calcext:value-type="string">
            <text:p>ayın 30 unda odene iş kredisi kapandı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786]-[.D787]+[.E787]" office:value-type="float" office:value="-77255.6" calcext:value-type="float">
            <text:p>-77.255,60</text:p>
          </table:table-cell>
          <table:table-cell table:number-columns-repeated="1016"/>
        </table:table-row>
        <table:table-row table:style-name="ro11">
          <table:table-cell/>
          <table:table-cell table:style-name="ce465"/>
          <table:table-cell table:style-name="ce259" office:value-type="string" calcext:value-type="string">
            <text:p>ayın 12 sinde 36 ay vade yeni kredi 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787]-[.D788]+[.E788]" office:value-type="float" office:value="-77255.6" calcext:value-type="float">
            <text:p>-77.255,60</text:p>
          </table:table-cell>
          <table:table-cell table:number-columns-repeated="1016"/>
        </table:table-row>
        <table:table-row table:style-name="ro11">
          <table:table-cell/>
          <table:table-cell table:style-name="ce465"/>
          <table:table-cell table:style-name="ce259" office:value-type="string" calcext:value-type="string">
            <text:p>iş kredi kapatıldı yeni kredi açıldı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788]-[.D789]+[.E789]" office:value-type="float" office:value="-77255.6" calcext:value-type="float">
            <text:p>-77.255,6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26" calcext:value-type="date">
            <text:p>26.12.2016</text:p>
          </table:table-cell>
          <table:table-cell table:style-name="ce259" office:value-type="string" calcext:value-type="string">
            <text:p>DENİZ KREDİ 28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89]-[.D790]+[.E790]" office:value-type="float" office:value="-70490.6" calcext:value-type="float">
            <text:p>-70.490,6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30" calcext:value-type="date">
            <text:p>30.12.2016</text:p>
          </table:table-cell>
          <table:table-cell table:style-name="ce259" office:value-type="string" calcext:value-type="string">
            <text:p>BCH dönem faizi</text:p>
          </table:table-cell>
          <table:table-cell table:style-name="ce313"/>
          <table:table-cell table:style-name="ce336" office:value-type="float" office:value="4100" calcext:value-type="float">
            <text:p>4.100,00</text:p>
          </table:table-cell>
          <table:table-cell table:style-name="ce313"/>
          <table:table-cell table:style-name="ce303" table:formula="of:=[.G790]-[.D791]+[.E791]" office:value-type="float" office:value="-66390.6" calcext:value-type="float">
            <text:p>-66.390,6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3"/>
          <table:table-cell table:style-name="ce313"/>
          <table:table-cell table:style-name="ce336"/>
          <table:table-cell table:style-name="ce313"/>
          <table:table-cell table:style-name="ce314" table:formula="of:=[.G791]-[.D792]+[.E792]" office:value-type="float" office:value="-66390.6" calcext:value-type="float">
            <text:p>-66.390,6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3"/>
          <table:table-cell/>
          <table:table-cell table:style-name="ce336"/>
          <table:table-cell table:style-name="ce313"/>
          <table:table-cell table:style-name="ce314"/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1" office:value-type="string" calcext:value-type="string">
            <text:p>Ara Toplam</text:p>
          </table:table-cell>
          <table:table-cell table:style-name="ce316" table:formula="of:=SUM([.D692:.D791])" office:value-type="float" office:value="274284" calcext:value-type="float">
            <text:p>274284</text:p>
          </table:table-cell>
          <table:table-cell table:style-name="ce316" table:formula="of:=SUM([.E692:.E792])" office:value-type="float" office:value="365366.93" calcext:value-type="float">
            <text:p>365366,93</text:p>
          </table:table-cell>
          <table:table-cell table:style-name="ce313"/>
          <table:table-cell table:style-name="ce314"/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3"/>
          <table:table-cell table:style-name="ce313"/>
          <table:table-cell table:style-name="ce336"/>
          <table:table-cell table:style-name="ce313"/>
          <table:table-cell table:style-name="ce314" table:formula="of:=[.G792]-[.D795]+[.E795]" office:value-type="float" office:value="-66390.6" calcext:value-type="float">
            <text:p>-66.390,6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Hızarhane yıkama kira bedeli</text:p>
          </table:table-cell>
          <table:table-cell table:style-name="ce313" office:value-type="float" office:value="13000" calcext:value-type="float">
            <text:p>13.000,00</text:p>
          </table:table-cell>
          <table:table-cell table:style-name="ce336"/>
          <table:table-cell table:style-name="ce313"/>
          <table:table-cell table:style-name="ce355" table:formula="of:=[.G795]-[.D796]+[.E796]" office:value-type="float" office:value="-79390.6" calcext:value-type="float">
            <text:p>-79.390,6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Lise Arkası Kira Bedeli</text:p>
          </table:table-cell>
          <table:table-cell table:style-name="ce313" office:value-type="float" office:value="12500" calcext:value-type="float">
            <text:p>12.500,00</text:p>
          </table:table-cell>
          <table:table-cell table:style-name="ce336"/>
          <table:table-cell table:style-name="ce313"/>
          <table:table-cell table:style-name="ce355" table:formula="of:=[.G796]-[.D797]+[.E797]" office:value-type="float" office:value="-91890.6" calcext:value-type="float">
            <text:p>-91.890,6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 Atila BALCI</text:p>
          </table:table-cell>
          <table:table-cell table:style-name="ce313" office:value-type="float" office:value="11731.6" calcext:value-type="float">
            <text:p>11.731,60</text:p>
          </table:table-cell>
          <table:table-cell table:style-name="ce336"/>
          <table:table-cell table:style-name="ce313"/>
          <table:table-cell table:style-name="ce355" table:formula="of:=[.G797]-[.D798]+[.E798]" office:value-type="float" office:value="-103622.2" calcext:value-type="float">
            <text:p>-103.622,2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 İsmail BALCI</text:p>
          </table:table-cell>
          <table:table-cell table:style-name="ce313" office:value-type="float" office:value="9236.11" calcext:value-type="float">
            <text:p>9.236,11</text:p>
          </table:table-cell>
          <table:table-cell table:style-name="ce336"/>
          <table:table-cell table:style-name="ce313"/>
          <table:table-cell table:style-name="ce355" table:formula="of:=[.G798]-[.D799]+[.E799]" office:value-type="float" office:value="-112858.31" calcext:value-type="float">
            <text:p>-112.85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 office:value-type="string" calcext:value-type="string">
            <text:p>2017 ye devir </text:p>
          </table:table-cell>
          <table:table-cell table:style-name="ce313"/>
          <table:table-cell table:style-name="ce337"/>
          <table:table-cell table:style-name="ce347"/>
          <table:table-cell table:style-name="ce314" table:formula="of:=[.G799]-[.D800]+[.E800]" office:value-type="float" office:value="-112858.31" calcext:value-type="float">
            <text:p>-112.85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/>
          <table:table-cell table:style-name="ce313"/>
          <table:table-cell table:style-name="ce337"/>
          <table:table-cell table:style-name="ce347"/>
          <table:table-cell table:style-name="ce354"/>
          <table:table-cell table:number-columns-repeated="1016"/>
        </table:table-row>
        <table:table-row table:style-name="ro11">
          <table:table-cell/>
          <table:table-cell table:style-name="ce251" office:value-type="date" office:date-value="2016-12-31" calcext:value-type="date">
            <text:p>31.12.2016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796:.D801])+[.D794]" office:value-type="float" office:value="320751.71" calcext:value-type="float">
            <text:p>320.751,71</text:p>
          </table:table-cell>
          <table:table-cell table:style-name="ce327" table:formula="of:=SUM([.E796:.E801])+[.E794]" office:value-type="float" office:value="365366.93" calcext:value-type="float">
            <text:p>365.366,93</text:p>
          </table:table-cell>
          <table:table-cell table:style-name="ce304"/>
          <table:table-cell table:style-name="ce349" table:formula="of:=[.E802]-[.D802]" office:value-type="float" office:value="44615.22" calcext:value-type="float">
            <text:p>44.615,22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3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7" calcext:value-type="float">
            <text:p>2017</text:p>
          </table:table-cell>
          <table:table-cell table:style-name="ce278" office:value-type="string" calcext:value-type="string">
            <text:p>2016’da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800]" office:value-type="float" office:value="-112858.31" calcext:value-type="float">
            <text:p>-112.858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2-26" calcext:value-type="date">
            <text:p>26.02.2017</text:p>
          </table:table-cell>
          <table:table-cell table:style-name="ce259" office:value-type="string" calcext:value-type="string">
            <text:p>DENİZ KREDİ 30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13" table:formula="of:=[.G804]-[.D805]+[.E805]" office:value-type="float" office:value="-106093.31" calcext:value-type="float">
            <text:p>-106.093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ch faizi</text:p>
          </table:table-cell>
          <table:table-cell table:style-name="ce313"/>
          <table:table-cell table:style-name="ce336" office:value-type="float" office:value="4860" calcext:value-type="float">
            <text:p>4.860,00</text:p>
          </table:table-cell>
          <table:table-cell table:style-name="ce313"/>
          <table:table-cell table:style-name="ce313" table:formula="of:=[.G805]-[.D806]+[.E806]" office:value-type="float" office:value="-101233.31" calcext:value-type="float">
            <text:p>-101.233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2-14" calcext:value-type="date">
            <text:p>14.02.2017</text:p>
          </table:table-cell>
          <table:table-cell table:style-name="ce259" office:value-type="string" calcext:value-type="string">
            <text:p>hvl 800</text:p>
          </table:table-cell>
          <table:table-cell table:style-name="ce313"/>
          <table:table-cell table:style-name="ce336" office:value-type="float" office:value="4000" calcext:value-type="float">
            <text:p>4.000,00</text:p>
          </table:table-cell>
          <table:table-cell table:style-name="ce313"/>
          <table:table-cell table:style-name="ce313" table:formula="of:=[.G806]-[.D807]+[.E807]" office:value-type="float" office:value="-97233.31" calcext:value-type="float">
            <text:p>-97.233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2-12" calcext:value-type="date">
            <text:p>12.02.2017</text:p>
          </table:table-cell>
          <table:table-cell table:style-name="ce259" office:value-type="string" calcext:value-type="string">
            <text:p>İŞ KREDİ 2/36. TAKSİT</text:p>
          </table:table-cell>
          <table:table-cell table:style-name="ce313"/>
          <table:table-cell table:style-name="ce336" office:value-type="float" office:value="3345" calcext:value-type="float">
            <text:p>3.345,00</text:p>
          </table:table-cell>
          <table:table-cell table:style-name="ce313"/>
          <table:table-cell table:style-name="ce313" table:formula="of:=[.G807]-[.D808]+[.E808]" office:value-type="float" office:value="-93888.31" calcext:value-type="float">
            <text:p>-93.888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1-26" calcext:value-type="date">
            <text:p>26.01.2017</text:p>
          </table:table-cell>
          <table:table-cell table:style-name="ce259" office:value-type="string" calcext:value-type="string">
            <text:p>DENİZ KREDİ 29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13" table:formula="of:=[.G808]-[.D809]+[.E809]" office:value-type="float" office:value="-87123.31" calcext:value-type="float">
            <text:p>-87.123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1-12" calcext:value-type="date">
            <text:p>12.01.2017</text:p>
          </table:table-cell>
          <table:table-cell table:style-name="ce259" office:value-type="string" calcext:value-type="string">
            <text:p>İŞ KREDİ 1/36. TAKSİT</text:p>
          </table:table-cell>
          <table:table-cell table:style-name="ce313"/>
          <table:table-cell table:style-name="ce336" office:value-type="float" office:value="3345" calcext:value-type="float">
            <text:p>3.345,00</text:p>
          </table:table-cell>
          <table:table-cell table:style-name="ce313"/>
          <table:table-cell table:style-name="ce313" table:formula="of:=[.G809]-[.D810]+[.E810]" office:value-type="float" office:value="-83778.31" calcext:value-type="float">
            <text:p>-83.77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tila ya maden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13" table:formula="of:=[.G810]-[.D811]+[.E811]" office:value-type="float" office:value="-63778.31" calcext:value-type="float">
            <text:p>-63.77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ye maden</text:p>
          </table:table-cell>
          <table:table-cell table:style-name="ce313"/>
          <table:table-cell table:style-name="ce336" office:value-type="float" office:value="19800" calcext:value-type="float">
            <text:p>19.800,00</text:p>
          </table:table-cell>
          <table:table-cell table:style-name="ce313"/>
          <table:table-cell table:style-name="ce313" table:formula="of:=[.G811]-[.D812]+[.E812]" office:value-type="float" office:value="-43978.31" calcext:value-type="float">
            <text:p>-43.97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vl balmer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812]-[.D813]+[.E813]" office:value-type="float" office:value="-38978.31" calcext:value-type="float">
            <text:p>-38.97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vl balmer</text:p>
          </table:table-cell>
          <table:table-cell table:style-name="ce313"/>
          <table:table-cell table:style-name="ce336" office:value-type="float" office:value="12000" calcext:value-type="float">
            <text:p>12.000,00</text:p>
          </table:table-cell>
          <table:table-cell table:style-name="ce313"/>
          <table:table-cell table:style-name="ce313" table:formula="of:=[.G813]-[.D814]+[.E814]" office:value-type="float" office:value="-26978.31" calcext:value-type="float">
            <text:p>-26.97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vl 800</text:p>
          </table:table-cell>
          <table:table-cell table:style-name="ce313"/>
          <table:table-cell table:style-name="ce336" office:value-type="float" office:value="4000" calcext:value-type="float">
            <text:p>4.000,00</text:p>
          </table:table-cell>
          <table:table-cell table:style-name="ce313"/>
          <table:table-cell table:style-name="ce313" table:formula="of:=[.G814]-[.D815]+[.E815]" office:value-type="float" office:value="-22978.31" calcext:value-type="float">
            <text:p>-22.97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sk</text:p>
          </table:table-cell>
          <table:table-cell table:style-name="ce313"/>
          <table:table-cell table:style-name="ce336" office:value-type="float" office:value="1160" calcext:value-type="float">
            <text:p>1.160,00</text:p>
          </table:table-cell>
          <table:table-cell table:style-name="ce313"/>
          <table:table-cell table:style-name="ce313" table:formula="of:=[.G815]-[.D816]+[.E816]" office:value-type="float" office:value="-21818.31" calcext:value-type="float">
            <text:p>-21.818,31</text:p>
          </table:table-cell>
          <table:table-cell table:number-columns-repeated="1016"/>
        </table:table-row>
        <table:table-row table:style-name="ro11">
          <table:table-cell/>
          <table:table-cell table:style-name="ce465"/>
          <table:table-cell table:style-name="ce259" office:value-type="string" calcext:value-type="string">
            <text:p>hvl 800</text:p>
          </table:table-cell>
          <table:table-cell table:style-name="ce313"/>
          <table:table-cell table:style-name="ce336" office:value-type="float" office:value="1500" calcext:value-type="float">
            <text:p>1.500,00</text:p>
          </table:table-cell>
          <table:table-cell table:style-name="ce313"/>
          <table:table-cell table:style-name="ce313" table:formula="of:=[.G816]-[.D817]+[.E817]" office:value-type="float" office:value="-20318.31" calcext:value-type="float">
            <text:p>-20.31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13" table:formula="of:=[.G817]-[.D818]+[.E818]" office:value-type="float" office:value="-10318.31" calcext:value-type="float">
            <text:p>-10.31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vl 800</text:p>
          </table:table-cell>
          <table:table-cell table:style-name="ce313"/>
          <table:table-cell table:style-name="ce336" office:value-type="float" office:value="2500" calcext:value-type="float">
            <text:p>2.500,00</text:p>
          </table:table-cell>
          <table:table-cell table:style-name="ce313"/>
          <table:table-cell table:style-name="ce313" table:formula="of:=[.G818]-[.D819]+[.E819]" office:value-type="float" office:value="-7818.31" calcext:value-type="float">
            <text:p>-7.81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vakıf kredi</text:p>
          </table:table-cell>
          <table:table-cell table:style-name="ce313"/>
          <table:table-cell table:style-name="ce336" office:value-type="float" office:value="30000" calcext:value-type="float">
            <text:p>30.000,00</text:p>
          </table:table-cell>
          <table:table-cell table:style-name="ce313"/>
          <table:table-cell table:style-name="ce313" table:formula="of:=[.G819]-[.D820]+[.E820]" office:value-type="float" office:value="22181.69" calcext:value-type="float">
            <text:p>22.18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iş 800 e havale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820]-[.D821]+[.E821]" office:value-type="float" office:value="27181.69" calcext:value-type="float">
            <text:p>27.181,69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7-01-05" calcext:value-type="date">
            <text:p>05.01.2017</text:p>
          </table:table-cell>
          <table:table-cell table:style-name="ce259" office:value-type="string" calcext:value-type="string">
            <text:p>eman çek</text:p>
          </table:table-cell>
          <table:table-cell table:style-name="ce313" office:value-type="float" office:value="60000" calcext:value-type="float">
            <text:p>60.000,00</text:p>
          </table:table-cell>
          <table:table-cell table:style-name="ce336"/>
          <table:table-cell table:style-name="ce348"/>
          <table:table-cell table:style-name="ce313" table:formula="of:=[.G821]-[.D822]+[.E822]" office:value-type="float" office:value="-32818.31" calcext:value-type="float">
            <text:p>-32.818,31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313" table:formula="of:=[.G822]-[.D823]+[.E823]" office:value-type="float" office:value="-32818.31" calcext:value-type="float">
            <text:p>-32.818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4-20" calcext:value-type="date">
            <text:p>20.04.2017</text:p>
          </table:table-cell>
          <table:table-cell table:style-name="ce263" office:value-type="string" calcext:value-type="string">
            <text:p>ayşe kat 3</text:p>
          </table:table-cell>
          <table:table-cell table:style-name="ce314" office:value-type="float" office:value="165000" calcext:value-type="float">
            <text:p>165.000,00</text:p>
          </table:table-cell>
          <table:table-cell table:style-name="ce336"/>
          <table:table-cell table:style-name="ce313"/>
          <table:table-cell table:style-name="ce313" table:formula="of:=[.G823]-[.D824]+[.E824]" office:value-type="float" office:value="-197818.31" calcext:value-type="float">
            <text:p>-197.818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4-20" calcext:value-type="date">
            <text:p>20.04.2017</text:p>
          </table:table-cell>
          <table:table-cell table:style-name="ce259" office:value-type="string" calcext:value-type="string">
            <text:p>İş 800 yatan</text:p>
          </table:table-cell>
          <table:table-cell table:style-name="ce313"/>
          <table:table-cell table:style-name="ce336" office:value-type="float" office:value="100000" calcext:value-type="float">
            <text:p>100.000,00</text:p>
          </table:table-cell>
          <table:table-cell table:style-name="ce313"/>
          <table:table-cell table:style-name="ce313" table:formula="of:=[.G824]-[.D825]+[.E825]" office:value-type="float" office:value="-97818.31" calcext:value-type="float">
            <text:p>-97.81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13"/>
          <table:table-cell table:style-name="ce336"/>
          <table:table-cell table:style-name="ce313"/>
          <table:table-cell table:style-name="ce313" table:formula="of:=[.G825]-[.D826]+[.E826]" office:value-type="float" office:value="-97818.31" calcext:value-type="float">
            <text:p>-97.818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3-12" calcext:value-type="date">
            <text:p>12.03.2017</text:p>
          </table:table-cell>
          <table:table-cell table:style-name="ce259" office:value-type="string" calcext:value-type="string">
            <text:p>İŞ KREDİ 3/36. TAKSİT</text:p>
          </table:table-cell>
          <table:table-cell table:style-name="ce313"/>
          <table:table-cell table:style-name="ce339" office:value-type="float" office:value="3335" calcext:value-type="float">
            <text:p>3.335,00</text:p>
          </table:table-cell>
          <table:table-cell table:style-name="ce313"/>
          <table:table-cell table:style-name="ce313" table:formula="of:=[.G826]-[.D827]+[.E827]" office:value-type="float" office:value="-94483.31" calcext:value-type="float">
            <text:p>-94.483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4-12" calcext:value-type="date">
            <text:p>12.04.2017</text:p>
          </table:table-cell>
          <table:table-cell table:style-name="ce259" office:value-type="string" calcext:value-type="string">
            <text:p>İŞ KREDİ 4/36. TAKSİT</text:p>
          </table:table-cell>
          <table:table-cell table:style-name="ce313"/>
          <table:table-cell table:style-name="ce339" office:value-type="float" office:value="3335" calcext:value-type="float">
            <text:p>3.335,00</text:p>
          </table:table-cell>
          <table:table-cell table:style-name="ce313"/>
          <table:table-cell table:style-name="ce313" table:formula="of:=[.G827]-[.D828]+[.E828]" office:value-type="float" office:value="-91148.31" calcext:value-type="float">
            <text:p>-91.148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3-26" calcext:value-type="date">
            <text:p>26.03.2017</text:p>
          </table:table-cell>
          <table:table-cell table:style-name="ce259" office:value-type="string" calcext:value-type="string">
            <text:p>DENİZ KREDİ 31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13" table:formula="of:=[.G828]-[.D829]+[.E829]" office:value-type="float" office:value="-84383.31" calcext:value-type="float">
            <text:p>-84.383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eniz kredi kapatma</text:p>
          </table:table-cell>
          <table:table-cell table:style-name="ce313"/>
          <table:table-cell table:style-name="ce336" office:value-type="float" office:value="169310" calcext:value-type="float">
            <text:p>169.310,00</text:p>
          </table:table-cell>
          <table:table-cell table:style-name="ce313"/>
          <table:table-cell table:style-name="ce313" table:formula="of:=[.G829]-[.D830]+[.E830]" office:value-type="float" office:value="84926.69" calcext:value-type="float">
            <text:p>84.926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eniz tapu için</text:p>
          </table:table-cell>
          <table:table-cell table:style-name="ce313"/>
          <table:table-cell table:style-name="ce336" office:value-type="float" office:value="20" calcext:value-type="float">
            <text:p>20,00</text:p>
          </table:table-cell>
          <table:table-cell table:style-name="ce313"/>
          <table:table-cell table:style-name="ce313" table:formula="of:=[.G830]-[.D831]+[.E831]" office:value-type="float" office:value="84946.69" calcext:value-type="float">
            <text:p>84.946,6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3-10" calcext:value-type="date">
            <text:p>10.03.2017</text:p>
          </table:table-cell>
          <table:table-cell table:style-name="ce259" office:value-type="string" calcext:value-type="string">
            <text:p>aliye </text:p>
          </table:table-cell>
          <table:table-cell table:style-name="ce313"/>
          <table:table-cell table:style-name="ce336" office:value-type="float" office:value="400" calcext:value-type="float">
            <text:p>400,00</text:p>
          </table:table-cell>
          <table:table-cell table:style-name="ce313"/>
          <table:table-cell table:style-name="ce313" table:formula="of:=[.G831]-[.D832]+[.E832]" office:value-type="float" office:value="85346.69" calcext:value-type="float">
            <text:p>85.346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ızarhane yıkama kira iş 800 havale</text:p>
          </table:table-cell>
          <table:table-cell table:style-name="ce313"/>
          <table:table-cell table:style-name="ce336" office:value-type="float" office:value="15400" calcext:value-type="float">
            <text:p>15.400,00</text:p>
          </table:table-cell>
          <table:table-cell table:style-name="ce313"/>
          <table:table-cell table:style-name="ce313" table:formula="of:=[.G832]-[.D833]+[.E833]" office:value-type="float" office:value="100746.69" calcext:value-type="float">
            <text:p>100.746,69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5-12" calcext:value-type="date">
            <text:p>12.05.2017</text:p>
          </table:table-cell>
          <table:table-cell table:style-name="ce259" office:value-type="string" calcext:value-type="string">
            <text:p>İŞ KREDİ 5/36. TAKSİT</text:p>
          </table:table-cell>
          <table:table-cell table:style-name="ce313"/>
          <table:table-cell table:style-name="ce339" office:value-type="float" office:value="3335" calcext:value-type="float">
            <text:p>3.335,00</text:p>
          </table:table-cell>
          <table:table-cell table:style-name="ce313"/>
          <table:table-cell table:style-name="ce313" table:formula="of:=[.G833]-[.D834]+[.E834]" office:value-type="float" office:value="104081.69" calcext:value-type="float">
            <text:p>104.081,6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5-31" calcext:value-type="date">
            <text:p>31.05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5000" calcext:value-type="float">
            <text:p>25.000,00</text:p>
          </table:table-cell>
          <table:table-cell table:style-name="ce313"/>
          <table:table-cell table:style-name="ce313" table:formula="of:=[.G834]-[.D835]+[.E835]" office:value-type="float" office:value="129081.69" calcext:value-type="float">
            <text:p>129.081,6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5-29" calcext:value-type="date">
            <text:p>29.05.2017</text:p>
          </table:table-cell>
          <table:table-cell table:style-name="ce259" office:value-type="string" calcext:value-type="string">
            <text:p>aliye yapılandırma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13" table:formula="of:=[.G835]-[.D836]+[.E836]" office:value-type="float" office:value="139081.69" calcext:value-type="float">
            <text:p>139.081,6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5-23" calcext:value-type="date">
            <text:p>23.05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836]-[.D837]+[.E837]" office:value-type="float" office:value="140081.69" calcext:value-type="float">
            <text:p>140.08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ozaik</text:p>
          </table:table-cell>
          <table:table-cell table:style-name="ce313" office:value-type="float" office:value="10" calcext:value-type="float">
            <text:p>10,00</text:p>
          </table:table-cell>
          <table:table-cell table:style-name="ce336"/>
          <table:table-cell table:style-name="ce313"/>
          <table:table-cell table:style-name="ce313" table:formula="of:=[.G837]-[.D838]+[.E838]" office:value-type="float" office:value="140071.69" calcext:value-type="float">
            <text:p>140.07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ermer</text:p>
          </table:table-cell>
          <table:table-cell table:style-name="ce313" office:value-type="float" office:value="50" calcext:value-type="float">
            <text:p>50,00</text:p>
          </table:table-cell>
          <table:table-cell table:style-name="ce336"/>
          <table:table-cell table:style-name="ce313"/>
          <table:table-cell table:style-name="ce313" table:formula="of:=[.G838]-[.D839]+[.E839]" office:value-type="float" office:value="140021.69" calcext:value-type="float">
            <text:p>140.021,6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5-18" calcext:value-type="date">
            <text:p>18.05.2017</text:p>
          </table:table-cell>
          <table:table-cell table:style-name="ce259" office:value-type="string" calcext:value-type="string">
            <text:p>aliye <text:s/>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13" table:formula="of:=[.G839]-[.D840]+[.E840]" office:value-type="float" office:value="140521.69" calcext:value-type="float">
            <text:p>140.52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ozaik</text:p>
          </table:table-cell>
          <table:table-cell table:style-name="ce313" office:value-type="float" office:value="40" calcext:value-type="float">
            <text:p>40,00</text:p>
          </table:table-cell>
          <table:table-cell table:style-name="ce336"/>
          <table:table-cell table:style-name="ce313"/>
          <table:table-cell table:style-name="ce313" table:formula="of:=[.G840]-[.D841]+[.E841]" office:value-type="float" office:value="140481.69" calcext:value-type="float">
            <text:p>140.48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 çim</text:p>
          </table:table-cell>
          <table:table-cell table:style-name="ce313" office:value-type="float" office:value="30" calcext:value-type="float">
            <text:p>30,00</text:p>
          </table:table-cell>
          <table:table-cell table:style-name="ce336"/>
          <table:table-cell table:style-name="ce313"/>
          <table:table-cell table:style-name="ce313" table:formula="of:=[.G841]-[.D842]+[.E842]" office:value-type="float" office:value="140451.69" calcext:value-type="float">
            <text:p>140.45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ozaik</text:p>
          </table:table-cell>
          <table:table-cell table:style-name="ce313" office:value-type="float" office:value="50" calcext:value-type="float">
            <text:p>50,00</text:p>
          </table:table-cell>
          <table:table-cell table:style-name="ce336"/>
          <table:table-cell table:style-name="ce313"/>
          <table:table-cell table:style-name="ce313" table:formula="of:=[.G842]-[.D843]+[.E843]" office:value-type="float" office:value="140401.69" calcext:value-type="float">
            <text:p>140.40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ozaik</text:p>
          </table:table-cell>
          <table:table-cell table:style-name="ce313" office:value-type="float" office:value="30" calcext:value-type="float">
            <text:p>30,00</text:p>
          </table:table-cell>
          <table:table-cell table:style-name="ce336"/>
          <table:table-cell table:style-name="ce313"/>
          <table:table-cell table:style-name="ce313" table:formula="of:=[.G843]-[.D844]+[.E844]" office:value-type="float" office:value="140371.69" calcext:value-type="float">
            <text:p>140.37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 kçk altın</text:p>
          </table:table-cell>
          <table:table-cell table:style-name="ce313"/>
          <table:table-cell table:style-name="ce336" office:value-type="float" office:value="240" calcext:value-type="float">
            <text:p>240,00</text:p>
          </table:table-cell>
          <table:table-cell table:style-name="ce313"/>
          <table:table-cell table:style-name="ce313" table:formula="of:=[.G844]-[.D845]+[.E845]" office:value-type="float" office:value="140611.69" calcext:value-type="float">
            <text:p>140.61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den</text:p>
          </table:table-cell>
          <table:table-cell table:style-name="ce313" office:value-type="float" office:value="400" calcext:value-type="float">
            <text:p>400,00</text:p>
          </table:table-cell>
          <table:table-cell table:style-name="ce336"/>
          <table:table-cell table:style-name="ce313"/>
          <table:table-cell table:style-name="ce313" table:formula="of:=[.G845]-[.D846]+[.E846]" office:value-type="float" office:value="140211.69" calcext:value-type="float">
            <text:p>140.21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3" office:value-type="string" calcext:value-type="string">
            <text:p>ayşe kat 1</text:p>
          </table:table-cell>
          <table:table-cell table:style-name="ce314" office:value-type="float" office:value="107500" calcext:value-type="float">
            <text:p>107.500,00</text:p>
          </table:table-cell>
          <table:table-cell table:style-name="ce336"/>
          <table:table-cell table:style-name="ce313"/>
          <table:table-cell table:style-name="ce313" table:formula="of:=[.G846]-[.D847]+[.E847]" office:value-type="float" office:value="32711.69" calcext:value-type="float">
            <text:p>32.71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3" office:value-type="string" calcext:value-type="string">
            <text:p>ayşe kat 2</text:p>
          </table:table-cell>
          <table:table-cell table:style-name="ce314" office:value-type="float" office:value="175000" calcext:value-type="float">
            <text:p>175.000,00</text:p>
          </table:table-cell>
          <table:table-cell table:style-name="ce336"/>
          <table:table-cell table:style-name="ce313"/>
          <table:table-cell table:style-name="ce313" table:formula="of:=[.G847]-[.D848]+[.E848]" office:value-type="float" office:value="-142288.31" calcext:value-type="float">
            <text:p>-142.288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9-10" calcext:value-type="date">
            <text:p>10.09.2017</text:p>
          </table:table-cell>
          <table:table-cell table:style-name="ce259" office:value-type="string" calcext:value-type="string">
            <text:p>aliye emlakçı kiracıdan gokhan</text:p>
          </table:table-cell>
          <table:table-cell table:style-name="ce313"/>
          <table:table-cell table:style-name="ce336" office:value-type="float" office:value="400" calcext:value-type="float">
            <text:p>400,00</text:p>
          </table:table-cell>
          <table:table-cell table:style-name="ce313"/>
          <table:table-cell table:style-name="ce313" table:formula="of:=[.G848]-[.D849]+[.E849]" office:value-type="float" office:value="-141888.31" calcext:value-type="float">
            <text:p>-141.88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ayraktar emlakçı samet kk geçildi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13" table:formula="of:=[.G849]-[.D850]+[.E850]" office:value-type="float" office:value="-141588.31" calcext:value-type="float">
            <text:p>-141.58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urat ticaret emlakçı samet kk geçildi</text:p>
          </table:table-cell>
          <table:table-cell table:style-name="ce313"/>
          <table:table-cell table:style-name="ce339" office:value-type="float" office:value="500" calcext:value-type="float">
            <text:p>500,00</text:p>
          </table:table-cell>
          <table:table-cell table:style-name="ce313"/>
          <table:table-cell table:style-name="ce313" table:formula="of:=[.G850]-[.D851]+[.E851]" office:value-type="float" office:value="-141088.31" calcext:value-type="float">
            <text:p>-141.088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7-12" calcext:value-type="date">
            <text:p>12.07.2017</text:p>
          </table:table-cell>
          <table:table-cell table:style-name="ce259" office:value-type="string" calcext:value-type="string">
            <text:p>İŞ KREDİ 7/36. TAKSİT</text:p>
          </table:table-cell>
          <table:table-cell table:style-name="ce313"/>
          <table:table-cell table:style-name="ce336" office:value-type="float" office:value="3335" calcext:value-type="float">
            <text:p>3.335,00</text:p>
          </table:table-cell>
          <table:table-cell table:style-name="ce313"/>
          <table:table-cell table:style-name="ce313" table:formula="of:=[.G851]-[.D852]+[.E852]" office:value-type="float" office:value="-137753.31" calcext:value-type="float">
            <text:p>-137.753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7-12" calcext:value-type="date">
            <text:p>12.07.2017</text:p>
          </table:table-cell>
          <table:table-cell table:style-name="ce259" office:value-type="string" calcext:value-type="string">
            <text:p>aliden İŞ KREDİ 7/36 için alınan</text:p>
          </table:table-cell>
          <table:table-cell table:style-name="ce313" office:value-type="float" office:value="3335" calcext:value-type="float">
            <text:p>3.335,00</text:p>
          </table:table-cell>
          <table:table-cell table:style-name="ce339"/>
          <table:table-cell table:style-name="ce313"/>
          <table:table-cell table:style-name="ce313" table:formula="of:=[.G852]-[.D853]+[.E853]" office:value-type="float" office:value="-141088.31" calcext:value-type="float">
            <text:p>-141.088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6-12" calcext:value-type="date">
            <text:p>12.06.2017</text:p>
          </table:table-cell>
          <table:table-cell table:style-name="ce259" office:value-type="string" calcext:value-type="string">
            <text:p>İŞ KREDİ 6/36. TAKSİT</text:p>
          </table:table-cell>
          <table:table-cell table:style-name="ce313"/>
          <table:table-cell table:style-name="ce339" office:value-type="float" office:value="3335" calcext:value-type="float">
            <text:p>3.335,00</text:p>
          </table:table-cell>
          <table:table-cell table:style-name="ce313"/>
          <table:table-cell table:style-name="ce313" table:formula="of:=[.G853]-[.D854]+[.E854]" office:value-type="float" office:value="-137753.31" calcext:value-type="float">
            <text:p>-137.753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6-30" calcext:value-type="date">
            <text:p>30.06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13" table:formula="of:=[.G854]-[.D855]+[.E855]" office:value-type="float" office:value="-117753.31" calcext:value-type="float">
            <text:p>-117.753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6-30" calcext:value-type="date">
            <text:p>30.06.2017</text:p>
          </table:table-cell>
          <table:table-cell table:style-name="ce259" office:value-type="string" calcext:value-type="string">
            <text:p>ali sivas benzinci çeki (ali paşa yıkama kira)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13" table:formula="of:=[.G855]-[.D856]+[.E856]" office:value-type="float" office:value="-102753.31" calcext:value-type="float">
            <text:p>-102.753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aro</text:p>
          </table:table-cell>
          <table:table-cell table:style-name="ce313" office:value-type="float" office:value="230" calcext:value-type="float">
            <text:p>230,00</text:p>
          </table:table-cell>
          <table:table-cell table:style-name="ce336"/>
          <table:table-cell table:style-name="ce313"/>
          <table:table-cell table:style-name="ce313" table:formula="of:=[.G856]-[.D857]+[.E857]" office:value-type="float" office:value="-102983.31" calcext:value-type="float">
            <text:p>-102.983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6-06" calcext:value-type="date">
            <text:p>06.06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5000" calcext:value-type="float">
            <text:p>25.000,00</text:p>
          </table:table-cell>
          <table:table-cell table:style-name="ce313"/>
          <table:table-cell table:style-name="ce313" table:formula="of:=[.G857]-[.D858]+[.E858]" office:value-type="float" office:value="-77983.31" calcext:value-type="float">
            <text:p>-77.983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8-23" calcext:value-type="date">
            <text:p>23.08.2017</text:p>
          </table:table-cell>
          <table:table-cell table:style-name="ce259" office:value-type="string" calcext:value-type="string">
            <text:p>vakıfbanka yatan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858]-[.D859]+[.E859]" office:value-type="float" office:value="-77883.31" calcext:value-type="float">
            <text:p>-77.883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8-18" calcext:value-type="date">
            <text:p>18.08.2017</text:p>
          </table:table-cell>
          <table:table-cell table:style-name="ce259" office:value-type="string" calcext:value-type="string">
            <text:p>denizlik</text:p>
          </table:table-cell>
          <table:table-cell table:style-name="ce313" office:value-type="float" office:value="150" calcext:value-type="float">
            <text:p>150,00</text:p>
          </table:table-cell>
          <table:table-cell table:style-name="ce336"/>
          <table:table-cell table:style-name="ce313"/>
          <table:table-cell table:style-name="ce313" table:formula="of:=[.G859]-[.D860]+[.E860]" office:value-type="float" office:value="-78033.31" calcext:value-type="float">
            <text:p>-78.033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8-17" calcext:value-type="date">
            <text:p>17.08.2017</text:p>
          </table:table-cell>
          <table:table-cell table:style-name="ce259" office:value-type="string" calcext:value-type="string">
            <text:p>karo</text:p>
          </table:table-cell>
          <table:table-cell table:style-name="ce313" office:value-type="float" office:value="125" calcext:value-type="float">
            <text:p>125,00</text:p>
          </table:table-cell>
          <table:table-cell table:style-name="ce336"/>
          <table:table-cell table:style-name="ce313"/>
          <table:table-cell table:style-name="ce313" table:formula="of:=[.G860]-[.D861]+[.E861]" office:value-type="float" office:value="-78158.31" calcext:value-type="float">
            <text:p>-78.15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861]-[.D862]+[.E862]" office:value-type="float" office:value="-76158.31" calcext:value-type="float">
            <text:p>-76.15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r turan kaya</text:p>
          </table:table-cell>
          <table:table-cell table:style-name="ce313" office:value-type="float" office:value="750" calcext:value-type="float">
            <text:p>750,00</text:p>
          </table:table-cell>
          <table:table-cell table:style-name="ce336"/>
          <table:table-cell table:style-name="ce313"/>
          <table:table-cell table:style-name="ce313" table:formula="of:=[.G862]-[.D863]+[.E863]" office:value-type="float" office:value="-76908.31" calcext:value-type="float">
            <text:p>-76.90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çetin <text:s/>birlik inş</text:p>
          </table:table-cell>
          <table:table-cell table:style-name="ce313" office:value-type="float" office:value="1500" calcext:value-type="float">
            <text:p>1.500,00</text:p>
          </table:table-cell>
          <table:table-cell table:style-name="ce336"/>
          <table:table-cell table:style-name="ce313"/>
          <table:table-cell table:style-name="ce313" table:formula="of:=[.G863]-[.D864]+[.E864]" office:value-type="float" office:value="-78408.31" calcext:value-type="float">
            <text:p>-78.408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8-16" calcext:value-type="date">
            <text:p>16.08.2017</text:p>
          </table:table-cell>
          <table:table-cell table:style-name="ce259" office:value-type="string" calcext:value-type="string">
            <text:p>ayak baş mezar</text:p>
          </table:table-cell>
          <table:table-cell table:style-name="ce313" office:value-type="float" office:value="100" calcext:value-type="float">
            <text:p>100,00</text:p>
          </table:table-cell>
          <table:table-cell table:style-name="ce336"/>
          <table:table-cell table:style-name="ce313"/>
          <table:table-cell table:style-name="ce313" table:formula="of:=[.G864]-[.D865]+[.E865]" office:value-type="float" office:value="-78508.31" calcext:value-type="float">
            <text:p>-78.50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umut üstü açık araba <text:s/>lastik</text:p>
          </table:table-cell>
          <table:table-cell table:style-name="ce313" office:value-type="float" office:value="2000" calcext:value-type="float">
            <text:p>2.000,00</text:p>
          </table:table-cell>
          <table:table-cell table:style-name="ce336"/>
          <table:table-cell table:style-name="ce313"/>
          <table:table-cell table:style-name="ce313" table:formula="of:=[.G865]-[.D866]+[.E866]" office:value-type="float" office:value="-80508.31" calcext:value-type="float">
            <text:p>-80.50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aro</text:p>
          </table:table-cell>
          <table:table-cell table:style-name="ce313" office:value-type="float" office:value="520" calcext:value-type="float">
            <text:p>520,00</text:p>
          </table:table-cell>
          <table:table-cell table:style-name="ce336"/>
          <table:table-cell table:style-name="ce313"/>
          <table:table-cell table:style-name="ce313" table:formula="of:=[.G866]-[.D867]+[.E867]" office:value-type="float" office:value="-81028.31" calcext:value-type="float">
            <text:p>-81.02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eas akü</text:p>
          </table:table-cell>
          <table:table-cell table:style-name="ce313" office:value-type="float" office:value="240" calcext:value-type="float">
            <text:p>240,00</text:p>
          </table:table-cell>
          <table:table-cell table:style-name="ce336"/>
          <table:table-cell table:style-name="ce313"/>
          <table:table-cell table:style-name="ce313" table:formula="of:=[.G867]-[.D868]+[.E868]" office:value-type="float" office:value="-81268.31" calcext:value-type="float">
            <text:p>-81.26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ch faizi</text:p>
          </table:table-cell>
          <table:table-cell table:style-name="ce313"/>
          <table:table-cell table:style-name="ce336" office:value-type="float" office:value="800" calcext:value-type="float">
            <text:p>800,00</text:p>
          </table:table-cell>
          <table:table-cell table:style-name="ce313"/>
          <table:table-cell table:style-name="ce313" table:formula="of:=[.G868]-[.D869]+[.E869]" office:value-type="float" office:value="-80468.31" calcext:value-type="float">
            <text:p>-80.46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13" table:formula="of:=[.G869]-[.D870]+[.E870]" office:value-type="float" office:value="-79968.31" calcext:value-type="float">
            <text:p>-79.96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ömer çakmaktan</text:p>
          </table:table-cell>
          <table:table-cell table:style-name="ce313" office:value-type="float" office:value="450" calcext:value-type="float">
            <text:p>450,00</text:p>
          </table:table-cell>
          <table:table-cell table:style-name="ce336"/>
          <table:table-cell table:style-name="ce313"/>
          <table:table-cell table:style-name="ce313" table:formula="of:=[.G870]-[.D871]+[.E871]" office:value-type="float" office:value="-80418.31" calcext:value-type="float">
            <text:p>-80.41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akkı emmi eşik</text:p>
          </table:table-cell>
          <table:table-cell table:style-name="ce313" office:value-type="float" office:value="15" calcext:value-type="float">
            <text:p>15,00</text:p>
          </table:table-cell>
          <table:table-cell table:style-name="ce336"/>
          <table:table-cell table:style-name="ce313"/>
          <table:table-cell table:style-name="ce313" table:formula="of:=[.G871]-[.D872]+[.E872]" office:value-type="float" office:value="-80433.31" calcext:value-type="float">
            <text:p>-80.433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akkı emmi boya</text:p>
          </table:table-cell>
          <table:table-cell table:style-name="ce313" office:value-type="float" office:value="225" calcext:value-type="float">
            <text:p>225,00</text:p>
          </table:table-cell>
          <table:table-cell table:style-name="ce336"/>
          <table:table-cell table:style-name="ce313"/>
          <table:table-cell table:style-name="ce313" table:formula="of:=[.G872]-[.D873]+[.E873]" office:value-type="float" office:value="-80658.31" calcext:value-type="float">
            <text:p>-80.65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çalışkan kira <text:s/>iş 800 havale</text:p>
          </table:table-cell>
          <table:table-cell table:style-name="ce313"/>
          <table:table-cell table:style-name="ce336" office:value-type="float" office:value="27500" calcext:value-type="float">
            <text:p>27.500,00</text:p>
          </table:table-cell>
          <table:table-cell table:style-name="ce313"/>
          <table:table-cell table:style-name="ce313" table:formula="of:=[.G873]-[.D874]+[.E874]" office:value-type="float" office:value="-53158.31" calcext:value-type="float">
            <text:p>-53.158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9-30" calcext:value-type="date">
            <text:p>30.09.2017</text:p>
          </table:table-cell>
          <table:table-cell table:style-name="ce259" office:value-type="string" calcext:value-type="string">
            <text:p>bch faizi</text:p>
          </table:table-cell>
          <table:table-cell table:style-name="ce313"/>
          <table:table-cell table:style-name="ce336" office:value-type="float" office:value="319" calcext:value-type="float">
            <text:p>319,00</text:p>
          </table:table-cell>
          <table:table-cell table:style-name="ce313"/>
          <table:table-cell table:style-name="ce313" table:formula="of:=[.G874]-[.D875]+[.E875]" office:value-type="float" office:value="-52839.31" calcext:value-type="float">
            <text:p>-52.839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esnaf kefalet halka odenen senet</text:p>
          </table:table-cell>
          <table:table-cell table:style-name="ce313"/>
          <table:table-cell table:style-name="ce336" office:value-type="float" office:value="5110" calcext:value-type="float">
            <text:p>5.110,00</text:p>
          </table:table-cell>
          <table:table-cell table:style-name="ce313"/>
          <table:table-cell table:style-name="ce313" table:formula="of:=[.G875]-[.D876]+[.E876]" office:value-type="float" office:value="-47729.31" calcext:value-type="float">
            <text:p>-47.729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esnaf kefalet halka odenen senet</text:p>
          </table:table-cell>
          <table:table-cell table:style-name="ce313"/>
          <table:table-cell table:style-name="ce336" office:value-type="float" office:value="7170" calcext:value-type="float">
            <text:p>7.170,00</text:p>
          </table:table-cell>
          <table:table-cell table:style-name="ce313"/>
          <table:table-cell table:style-name="ce313" table:formula="of:=[.G876]-[.D877]+[.E877]" office:value-type="float" office:value="-40559.31" calcext:value-type="float">
            <text:p>-40.559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esnaf kefalet halka odenen senet</text:p>
          </table:table-cell>
          <table:table-cell table:style-name="ce313"/>
          <table:table-cell table:style-name="ce336" office:value-type="float" office:value="8887" calcext:value-type="float">
            <text:p>8.887,00</text:p>
          </table:table-cell>
          <table:table-cell table:style-name="ce313"/>
          <table:table-cell table:style-name="ce313" table:formula="of:=[.G877]-[.D878]+[.E878]" office:value-type="float" office:value="-31672.31" calcext:value-type="float">
            <text:p>-31.672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esnaf kefalet halka odenen senet</text:p>
          </table:table-cell>
          <table:table-cell table:style-name="ce313"/>
          <table:table-cell table:style-name="ce336" office:value-type="float" office:value="4085" calcext:value-type="float">
            <text:p>4.085,00</text:p>
          </table:table-cell>
          <table:table-cell table:style-name="ce313"/>
          <table:table-cell table:style-name="ce313" table:formula="of:=[.G878]-[.D879]+[.E879]" office:value-type="float" office:value="-27587.31" calcext:value-type="float">
            <text:p>-27.58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oğuş kk satış</text:p>
          </table:table-cell>
          <table:table-cell table:style-name="ce313"/>
          <table:table-cell table:style-name="ce336" office:value-type="float" office:value="830" calcext:value-type="float">
            <text:p>830,00</text:p>
          </table:table-cell>
          <table:table-cell table:style-name="ce313"/>
          <table:table-cell table:style-name="ce313" table:formula="of:=[.G879]-[.D880]+[.E880]" office:value-type="float" office:value="-26757.31" calcext:value-type="float">
            <text:p>-26.75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tila cep</text:p>
          </table:table-cell>
          <table:table-cell table:style-name="ce313"/>
          <table:table-cell table:style-name="ce336" office:value-type="float" office:value="55" calcext:value-type="float">
            <text:p>55,00</text:p>
          </table:table-cell>
          <table:table-cell table:style-name="ce313"/>
          <table:table-cell table:style-name="ce313" table:formula="of:=[.G880]-[.D881]+[.E881]" office:value-type="float" office:value="-26702.31" calcext:value-type="float">
            <text:p>-26.702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kk için iş ten aktarılan</text:p>
          </table:table-cell>
          <table:table-cell table:style-name="ce313"/>
          <table:table-cell table:style-name="ce336" office:value-type="float" office:value="10615" calcext:value-type="float">
            <text:p>10.615,00</text:p>
          </table:table-cell>
          <table:table-cell table:style-name="ce313"/>
          <table:table-cell table:style-name="ce313" table:formula="of:=[.G881]-[.D882]+[.E882]" office:value-type="float" office:value="-16087.31" calcext:value-type="float">
            <text:p>-16.08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epçe motor parça kargo</text:p>
          </table:table-cell>
          <table:table-cell table:style-name="ce313"/>
          <table:table-cell table:style-name="ce336" office:value-type="float" office:value="45" calcext:value-type="float">
            <text:p>45,00</text:p>
          </table:table-cell>
          <table:table-cell table:style-name="ce313"/>
          <table:table-cell table:style-name="ce313" table:formula="of:=[.G882]-[.D883]+[.E883]" office:value-type="float" office:value="-16042.31" calcext:value-type="float">
            <text:p>-16.042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9-27" calcext:value-type="date">
            <text:p>27.09.2017</text:p>
          </table:table-cell>
          <table:table-cell table:style-name="ce259" office:value-type="string" calcext:value-type="string">
            <text:p>kepçe motor parça kargo</text:p>
          </table:table-cell>
          <table:table-cell table:style-name="ce313"/>
          <table:table-cell table:style-name="ce336" office:value-type="float" office:value="55" calcext:value-type="float">
            <text:p>55,00</text:p>
          </table:table-cell>
          <table:table-cell table:style-name="ce313"/>
          <table:table-cell table:style-name="ce313" table:formula="of:=[.G883]-[.D884]+[.E884]" office:value-type="float" office:value="-15987.31" calcext:value-type="float">
            <text:p>-15.98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ustafa (ali demirelden veresiye)</text:p>
          </table:table-cell>
          <table:table-cell table:style-name="ce313"/>
          <table:table-cell table:style-name="ce336" office:value-type="float" office:value="65" calcext:value-type="float">
            <text:p>65,00</text:p>
          </table:table-cell>
          <table:table-cell table:style-name="ce313"/>
          <table:table-cell table:style-name="ce313" table:formula="of:=[.G884]-[.D885]+[.E885]" office:value-type="float" office:value="-15922.31" calcext:value-type="float">
            <text:p>-15.922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9-24" calcext:value-type="date">
            <text:p>24.09.2017</text:p>
          </table:table-cell>
          <table:table-cell table:style-name="ce259" office:value-type="string" calcext:value-type="string">
            <text:p>mezar yemek</text:p>
          </table:table-cell>
          <table:table-cell table:style-name="ce313"/>
          <table:table-cell table:style-name="ce336" office:value-type="float" office:value="75" calcext:value-type="float">
            <text:p>75,00</text:p>
          </table:table-cell>
          <table:table-cell table:style-name="ce313"/>
          <table:table-cell table:style-name="ce313" table:formula="of:=[.G885]-[.D886]+[.E886]" office:value-type="float" office:value="-15847.31" calcext:value-type="float">
            <text:p>-15.84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ebati çalışkan</text:p>
          </table:table-cell>
          <table:table-cell table:style-name="ce313" office:value-type="float" office:value="300" calcext:value-type="float">
            <text:p>300,00</text:p>
          </table:table-cell>
          <table:table-cell table:style-name="ce336"/>
          <table:table-cell table:style-name="ce313"/>
          <table:table-cell table:style-name="ce313" table:formula="of:=[.G886]-[.D887]+[.E887]" office:value-type="float" office:value="-16147.31" calcext:value-type="float">
            <text:p>-16.14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ermer</text:p>
          </table:table-cell>
          <table:table-cell table:style-name="ce313" office:value-type="float" office:value="40" calcext:value-type="float">
            <text:p>40,00</text:p>
          </table:table-cell>
          <table:table-cell table:style-name="ce336"/>
          <table:table-cell table:style-name="ce313"/>
          <table:table-cell table:style-name="ce313" table:formula="of:=[.G887]-[.D888]+[.E888]" office:value-type="float" office:value="-16187.31" calcext:value-type="float">
            <text:p>-16.187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9-08" calcext:value-type="date">
            <text:p>08.09.2017</text:p>
          </table:table-cell>
          <table:table-cell table:style-name="ce259" office:value-type="string" calcext:value-type="string">
            <text:p>mozaik</text:p>
          </table:table-cell>
          <table:table-cell table:style-name="ce313" office:value-type="float" office:value="75" calcext:value-type="float">
            <text:p>75,00</text:p>
          </table:table-cell>
          <table:table-cell table:style-name="ce336"/>
          <table:table-cell table:style-name="ce313"/>
          <table:table-cell table:style-name="ce313" table:formula="of:=[.G888]-[.D889]+[.E889]" office:value-type="float" office:value="-16262.31" calcext:value-type="float">
            <text:p>-16.262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10-19" calcext:value-type="date">
            <text:p>19.10.2017</text:p>
          </table:table-cell>
          <table:table-cell table:style-name="ce259" office:value-type="string" calcext:value-type="string">
            <text:p>aliye tedaş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889]-[.D890]+[.E890]" office:value-type="float" office:value="-11262.31" calcext:value-type="float">
            <text:p>-11.262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10-14" calcext:value-type="date">
            <text:p>14.10.2017</text:p>
          </table:table-cell>
          <table:table-cell table:style-name="ce259" office:value-type="string" calcext:value-type="string">
            <text:p>doğuş kk satış</text:p>
          </table:table-cell>
          <table:table-cell table:style-name="ce313"/>
          <table:table-cell table:style-name="ce336" office:value-type="float" office:value="320" calcext:value-type="float">
            <text:p>320,00</text:p>
          </table:table-cell>
          <table:table-cell table:style-name="ce313"/>
          <table:table-cell table:style-name="ce313" table:formula="of:=[.G890]-[.D891]+[.E891]" office:value-type="float" office:value="-10942.31" calcext:value-type="float">
            <text:p>-10.942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11-30" calcext:value-type="date">
            <text:p>30.11.2017</text:p>
          </table:table-cell>
          <table:table-cell table:style-name="ce259" office:value-type="string" calcext:value-type="string">
            <text:p>eman çek</text:p>
          </table:table-cell>
          <table:table-cell table:style-name="ce313" office:value-type="float" office:value="50000" calcext:value-type="float">
            <text:p>50.000,00</text:p>
          </table:table-cell>
          <table:table-cell table:style-name="ce336"/>
          <table:table-cell table:style-name="ce313"/>
          <table:table-cell table:style-name="ce313" table:formula="of:=[.G891]-[.D892]+[.E892]" office:value-type="float" office:value="-60942.31" calcext:value-type="float">
            <text:p>-60.942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800 havale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892]-[.D893]+[.E893]" office:value-type="float" office:value="-58942.31" calcext:value-type="float">
            <text:p>-58.942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aro</text:p>
          </table:table-cell>
          <table:table-cell table:style-name="ce313" office:value-type="float" office:value="300" calcext:value-type="float">
            <text:p>300,00</text:p>
          </table:table-cell>
          <table:table-cell table:style-name="ce336"/>
          <table:table-cell table:style-name="ce313"/>
          <table:table-cell table:style-name="ce313" table:formula="of:=[.G893]-[.D894]+[.E894]" office:value-type="float" office:value="-59242.31" calcext:value-type="float">
            <text:p>-59.242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nalan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894]-[.D895]+[.E895]" office:value-type="float" office:value="-59142.31" calcext:value-type="float">
            <text:p>-59.142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nakliye için mustafa</text:p>
          </table:table-cell>
          <table:table-cell table:style-name="ce313"/>
          <table:table-cell table:style-name="ce336" office:value-type="float" office:value="550" calcext:value-type="float">
            <text:p>550,00</text:p>
          </table:table-cell>
          <table:table-cell table:style-name="ce313"/>
          <table:table-cell table:style-name="ce313" table:formula="of:=[.G895]-[.D896]+[.E896]" office:value-type="float" office:value="-58592.31" calcext:value-type="float">
            <text:p>-58.592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İŞ KREDİ 11/36. TAKSİT</text:p>
          </table:table-cell>
          <table:table-cell table:style-name="ce313"/>
          <table:table-cell table:style-name="ce336" office:value-type="float" office:value="3345" calcext:value-type="float">
            <text:p>3.345,00</text:p>
          </table:table-cell>
          <table:table-cell table:style-name="ce313"/>
          <table:table-cell table:style-name="ce313" table:formula="of:=[.G896]-[.D897]+[.E897]" office:value-type="float" office:value="-55247.31" calcext:value-type="float">
            <text:p>-55.24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897]-[.D898]+[.E898]" office:value-type="float" office:value="-50247.31" calcext:value-type="float">
            <text:p>-50.247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11-30" calcext:value-type="date">
            <text:p>30.11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6000" calcext:value-type="float">
            <text:p>6.000,00</text:p>
          </table:table-cell>
          <table:table-cell table:style-name="ce313"/>
          <table:table-cell table:style-name="ce313" table:formula="of:=[.G898]-[.D899]+[.E899]" office:value-type="float" office:value="-44247.31" calcext:value-type="float">
            <text:p>-44.24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aro satış</text:p>
          </table:table-cell>
          <table:table-cell table:style-name="ce313" office:value-type="float" office:value="150" calcext:value-type="float">
            <text:p>150,00</text:p>
          </table:table-cell>
          <table:table-cell table:style-name="ce336"/>
          <table:table-cell table:style-name="ce313"/>
          <table:table-cell table:style-name="ce313" table:formula="of:=[.G899]-[.D900]+[.E900]" office:value-type="float" office:value="-44397.31" calcext:value-type="float">
            <text:p>-44.39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almer hesaba exper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900]-[.D901]+[.E901]" office:value-type="float" office:value="-43397.31" calcext:value-type="float">
            <text:p>-43.39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901]-[.D902]+[.E902]" office:value-type="float" office:value="-41397.31" calcext:value-type="float">
            <text:p>-41.39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ivas tapu havale</text:p>
          </table:table-cell>
          <table:table-cell table:style-name="ce313"/>
          <table:table-cell table:style-name="ce336" office:value-type="float" office:value="1550" calcext:value-type="float">
            <text:p>1.550,00</text:p>
          </table:table-cell>
          <table:table-cell table:style-name="ce313"/>
          <table:table-cell table:style-name="ce313" table:formula="of:=[.G902]-[.D903]+[.E903]" office:value-type="float" office:value="-39847.31" calcext:value-type="float">
            <text:p>-39.84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epçeciye ertana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903]-[.D904]+[.E904]" office:value-type="float" office:value="-38847.31" calcext:value-type="float">
            <text:p>-38.84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oğuş kk satış xps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13" table:formula="of:=[.G904]-[.D905]+[.E905]" office:value-type="float" office:value="-35847.31" calcext:value-type="float">
            <text:p>-35.847,31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passat devir</text:p>
          </table:table-cell>
          <table:table-cell table:style-name="ce301"/>
          <table:table-cell table:style-name="ce324" office:value-type="float" office:value="200" calcext:value-type="float">
            <text:p>200,00</text:p>
          </table:table-cell>
          <table:table-cell table:style-name="ce301"/>
          <table:table-cell table:style-name="ce313" table:formula="of:=[.G905]-[.D906]+[.E906]" office:value-type="float" office:value="-35647.31" calcext:value-type="float">
            <text:p>-35.647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12-12" calcext:value-type="date">
            <text:p>12.12.2017</text:p>
          </table:table-cell>
          <table:table-cell table:style-name="ce259" office:value-type="string" calcext:value-type="string">
            <text:p>İŞ KREDİ 12/36. TAKSİT</text:p>
          </table:table-cell>
          <table:table-cell table:style-name="ce313"/>
          <table:table-cell table:style-name="ce336" office:value-type="float" office:value="3335" calcext:value-type="float">
            <text:p>3.335,00</text:p>
          </table:table-cell>
          <table:table-cell table:style-name="ce313"/>
          <table:table-cell table:style-name="ce313" table:formula="of:=[.G906]-[.D907]+[.E907]" office:value-type="float" office:value="-32312.31" calcext:value-type="float">
            <text:p>-32.312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oküm merdiven arif ust emmisi</text:p>
          </table:table-cell>
          <table:table-cell table:style-name="ce313" office:value-type="float" office:value="325" calcext:value-type="float">
            <text:p>325,00</text:p>
          </table:table-cell>
          <table:table-cell table:style-name="ce336"/>
          <table:table-cell table:style-name="ce313"/>
          <table:table-cell table:style-name="ce313" table:formula="of:=[.G907]-[.D908]+[.E908]" office:value-type="float" office:value="-32637.31" calcext:value-type="float">
            <text:p>-32.63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908]-[.D909]+[.E909]" office:value-type="float" office:value="-30637.31" calcext:value-type="float">
            <text:p>-30.63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irlik yapı çetin</text:p>
          </table:table-cell>
          <table:table-cell table:style-name="ce313" office:value-type="float" office:value="2000" calcext:value-type="float">
            <text:p>2.000,00</text:p>
          </table:table-cell>
          <table:table-cell table:style-name="ce336"/>
          <table:table-cell table:style-name="ce313"/>
          <table:table-cell table:style-name="ce313" table:formula="of:=[.G909]-[.D910]+[.E910]" office:value-type="float" office:value="-32637.31" calcext:value-type="float">
            <text:p>-32.63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nalan kk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910]-[.D911]+[.E911]" office:value-type="float" office:value="-27637.31" calcext:value-type="float">
            <text:p>-27.63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13" table:formula="of:=[.G911]-[.D912]+[.E912]" office:value-type="float" office:value="-17637.31" calcext:value-type="float">
            <text:p>-17.63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k satış</text:p>
          </table:table-cell>
          <table:table-cell table:style-name="ce313"/>
          <table:table-cell table:style-name="ce336" office:value-type="float" office:value="14.5" calcext:value-type="float">
            <text:p>14,50</text:p>
          </table:table-cell>
          <table:table-cell table:style-name="ce313"/>
          <table:table-cell table:style-name="ce313" table:formula="of:=[.G912]-[.D913]+[.E913]" office:value-type="float" office:value="-17622.81" calcext:value-type="float">
            <text:p>-17.622,8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ch devre faizi</text:p>
          </table:table-cell>
          <table:table-cell table:style-name="ce313"/>
          <table:table-cell table:style-name="ce336"/>
          <table:table-cell table:style-name="ce313"/>
          <table:table-cell table:style-name="ce313" table:formula="of:=[.G913]-[.D914]+[.E914]" office:value-type="float" office:value="-17622.81" calcext:value-type="float">
            <text:p>-17.622,8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89" office:value-type="string" calcext:value-type="string">
            <text:p>ara toplam</text:p>
          </table:table-cell>
          <table:table-cell table:style-name="ce315" table:formula="of:=SUM([.D805:.D914])" office:value-type="float" office:value="570940" calcext:value-type="float">
            <text:p>570940</text:p>
          </table:table-cell>
          <table:table-cell table:style-name="ce315" table:formula="of:=SUM([.E805:.E914])" office:value-type="float" office:value="666175.5" calcext:value-type="float">
            <text:p>666175,5</text:p>
          </table:table-cell>
          <table:table-cell table:style-name="ce313" table:number-columns-repeated="2"/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08"/>
          <table:table-cell table:style-name="ce329"/>
          <table:table-cell table:style-name="ce313"/>
          <table:table-cell table:style-name="ce313" table:formula="of:=[.G914]" office:value-type="float" office:value="-17622.81" calcext:value-type="float">
            <text:p>-17.622,8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Hızarhane yıkama kira bedeli</text:p>
          </table:table-cell>
          <table:table-cell table:style-name="ce313" office:value-type="float" office:value="15400" calcext:value-type="float">
            <text:p>15.400,00</text:p>
          </table:table-cell>
          <table:table-cell/>
          <table:table-cell table:style-name="ce313"/>
          <table:table-cell table:style-name="ce313" table:formula="of:=[.G916]-[.D917]+[.E917]" office:value-type="float" office:value="-33022.81" calcext:value-type="float">
            <text:p>-33.022,8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Lise Arkası Kira Bedeli</text:p>
          </table:table-cell>
          <table:table-cell table:style-name="ce313" office:value-type="float" office:value="13750" calcext:value-type="float">
            <text:p>13.750,00</text:p>
          </table:table-cell>
          <table:table-cell/>
          <table:table-cell table:style-name="ce313"/>
          <table:table-cell table:style-name="ce313" table:formula="of:=[.G917]-[.D918]+[.E918]" office:value-type="float" office:value="-46772.81" calcext:value-type="float">
            <text:p>-46.772,8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 Atila BALCI</text:p>
          </table:table-cell>
          <table:table-cell table:style-name="ce336" office:value-type="float" office:value="13583.19" calcext:value-type="float">
            <text:p>13.583,19</text:p>
          </table:table-cell>
          <table:table-cell/>
          <table:table-cell table:style-name="ce313"/>
          <table:table-cell table:style-name="ce313" table:formula="of:=[.G918]-[.D919]+[.E919]" office:value-type="float" office:value="-60356" calcext:value-type="float">
            <text:p>-60.356,0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 İsmail BALCI</text:p>
          </table:table-cell>
          <table:table-cell table:style-name="ce336" office:value-type="float" office:value="11032.22" calcext:value-type="float">
            <text:p>11.032,22</text:p>
          </table:table-cell>
          <table:table-cell/>
          <table:table-cell table:style-name="ce313"/>
          <table:table-cell table:style-name="ce313" table:formula="of:=[.G919]-[.D920]+[.E920]" office:value-type="float" office:value="-71388.22" calcext:value-type="float">
            <text:p>-71.388,2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73" table:number-columns-repeated="2"/>
          <table:table-cell/>
          <table:table-cell table:style-name="ce313"/>
          <table:table-cell table:style-name="ce313" table:formula="of:=[.G920]-[.D921]+[.E921]" office:value-type="float" office:value="-71388.22" calcext:value-type="float">
            <text:p>-71.388,2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 office:value-type="string" calcext:value-type="string">
            <text:p>2018 e devir </text:p>
          </table:table-cell>
          <table:table-cell table:style-name="ce313"/>
          <table:table-cell table:style-name="ce337"/>
          <table:table-cell table:style-name="ce347"/>
          <table:table-cell table:style-name="ce314" table:formula="of:=[.G921]-[.D922]+[.E922]" office:value-type="float" office:value="-71388.22" calcext:value-type="float">
            <text:p>-71.388,2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/>
          <table:table-cell table:style-name="ce313"/>
          <table:table-cell table:style-name="ce337"/>
          <table:table-cell table:style-name="ce347"/>
          <table:table-cell table:style-name="ce354"/>
          <table:table-cell table:number-columns-repeated="1016"/>
        </table:table-row>
        <table:table-row table:style-name="ro11">
          <table:table-cell/>
          <table:table-cell table:style-name="ce251" office:value-type="date" office:date-value="2017-12-31" calcext:value-type="date">
            <text:p>31.12.2017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917:.D923])+[.D915]" office:value-type="float" office:value="624705.41" calcext:value-type="float">
            <text:p>624.705,41</text:p>
          </table:table-cell>
          <table:table-cell table:style-name="ce327" table:formula="of:=SUM([.E917:.E923])+[.E915]" office:value-type="float" office:value="666175.5" calcext:value-type="float">
            <text:p>666.175,50</text:p>
          </table:table-cell>
          <table:table-cell table:style-name="ce304"/>
          <table:table-cell table:style-name="ce349" table:formula="of:=[.E924]-[.D924]" office:value-type="float" office:value="41470.09" calcext:value-type="float">
            <text:p>41.470,09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8" calcext:value-type="float">
            <text:p>2018</text:p>
          </table:table-cell>
          <table:table-cell table:style-name="ce278" office:value-type="string" calcext:value-type="string">
            <text:p>2017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922]" office:value-type="float" office:value="-71388.22" calcext:value-type="float">
            <text:p>-71.388,2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7-05" calcext:value-type="date">
            <text:p>05.07.2018</text:p>
          </table:table-cell>
          <table:table-cell table:style-name="ce259" office:value-type="string" calcext:value-type="string">
            <text:p>aliye kiracı ademden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13" table:formula="of:=[.G926]-[.D927]+[.E927]" office:value-type="float" office:value="-56388.22" calcext:value-type="float">
            <text:p>-56.388,22</text:p>
          </table:table-cell>
          <table:table-cell table:number-columns-repeated="1016"/>
        </table:table-row>
        <table:table-row table:style-name="ro11">
          <table:table-cell/>
          <table:table-cell table:style-name="ce262"/>
          <table:table-cell table:style-name="ce259" office:value-type="string" calcext:value-type="string">
            <text:p>kiracı kepçeci emlakçı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927]-[.D928]+[.E928]" office:value-type="float" office:value="-55388.22" calcext:value-type="float">
            <text:p>-55.388,2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oya</text:p>
          </table:table-cell>
          <table:table-cell table:style-name="ce313"/>
          <table:table-cell table:style-name="ce336" office:value-type="float" office:value="160" calcext:value-type="float">
            <text:p>160,00</text:p>
          </table:table-cell>
          <table:table-cell table:style-name="ce313"/>
          <table:table-cell table:style-name="ce313" table:formula="of:=[.G928]-[.D929]+[.E929]" office:value-type="float" office:value="-55228.22" calcext:value-type="float">
            <text:p>-55.228,2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25" calcext:value-type="date">
            <text:p>25.09.2018</text:p>
          </table:table-cell>
          <table:table-cell table:style-name="ce259" office:value-type="string" calcext:value-type="string">
            <text:p>mermer Kaparo</text:p>
          </table:table-cell>
          <table:table-cell table:style-name="ce313" office:value-type="float" office:value="500" calcext:value-type="float">
            <text:p>500,00</text:p>
          </table:table-cell>
          <table:table-cell table:style-name="ce336"/>
          <table:table-cell table:style-name="ce313"/>
          <table:table-cell table:style-name="ce313" table:formula="of:=[.G929]-[.D930]+[.E930]" office:value-type="float" office:value="-55728.22" calcext:value-type="float">
            <text:p>-55.728,2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12" calcext:value-type="date">
            <text:p>12.09.2018</text:p>
          </table:table-cell>
          <table:table-cell table:style-name="ce259" office:value-type="string" calcext:value-type="string">
            <text:p>ünye taşyünü RSMnin ödediği nakliye</text:p>
          </table:table-cell>
          <table:table-cell table:style-name="ce313" office:value-type="float" office:value="1850" calcext:value-type="float">
            <text:p>1.850,00</text:p>
          </table:table-cell>
          <table:table-cell table:style-name="ce336"/>
          <table:table-cell table:style-name="ce313"/>
          <table:table-cell table:style-name="ce313" table:formula="of:=[.G930]-[.D931]+[.E931]" office:value-type="float" office:value="-57578.22" calcext:value-type="float">
            <text:p>-57.578,2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 kiracı ademden</text:p>
          </table:table-cell>
          <table:table-cell table:style-name="ce313"/>
          <table:table-cell table:style-name="ce336" office:value-type="float" office:value="1900" calcext:value-type="float">
            <text:p>1.900,00</text:p>
          </table:table-cell>
          <table:table-cell table:style-name="ce313"/>
          <table:table-cell table:style-name="ce313" table:formula="of:=[.G931]-[.D932]+[.E932]" office:value-type="float" office:value="-55678.22" calcext:value-type="float">
            <text:p>-55.678,2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tlia vakıfbank hesabına özge kira</text:p>
          </table:table-cell>
          <table:table-cell table:style-name="ce313"/>
          <table:table-cell table:style-name="ce336" office:value-type="float" office:value="1250" calcext:value-type="float">
            <text:p>1.250,00</text:p>
          </table:table-cell>
          <table:table-cell table:style-name="ce313"/>
          <table:table-cell table:style-name="ce313" table:formula="of:=[.G932]-[.D933]+[.E933]" office:value-type="float" office:value="-54428.22" calcext:value-type="float">
            <text:p>-54.428,22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8-11-02" calcext:value-type="date">
            <text:p>02.11.2018</text:p>
          </table:table-cell>
          <table:table-cell table:style-name="ce259" office:value-type="string" calcext:value-type="string">
            <text:p>toyota devir</text:p>
          </table:table-cell>
          <table:table-cell table:style-name="ce313"/>
          <table:table-cell table:style-name="ce336" office:value-type="float" office:value="160" calcext:value-type="float">
            <text:p>160,00</text:p>
          </table:table-cell>
          <table:table-cell table:style-name="ce313"/>
          <table:table-cell table:style-name="ce313" table:formula="of:=[.G933]-[.D934]+[.E934]" office:value-type="float" office:value="-54268.22" calcext:value-type="float">
            <text:p>-54.268,2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ocak alışveriş tava</text:p>
          </table:table-cell>
          <table:table-cell table:style-name="ce313"/>
          <table:table-cell table:style-name="ce336" office:value-type="float" office:value="28.95" calcext:value-type="float">
            <text:p>28,95</text:p>
          </table:table-cell>
          <table:table-cell table:style-name="ce313"/>
          <table:table-cell table:style-name="ce313" table:formula="of:=[.G934]-[.D935]+[.E935]" office:value-type="float" office:value="-54239.27" calcext:value-type="float">
            <text:p>-54.239,2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ocak alışveriş sigara</text:p>
          </table:table-cell>
          <table:table-cell table:style-name="ce313"/>
          <table:table-cell table:style-name="ce336" office:value-type="float" office:value="95" calcext:value-type="float">
            <text:p>95,00</text:p>
          </table:table-cell>
          <table:table-cell table:style-name="ce313"/>
          <table:table-cell table:style-name="ce313" table:formula="of:=[.G935]-[.D936]+[.E936]" office:value-type="float" office:value="-54144.27" calcext:value-type="float">
            <text:p>-54.144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01" calcext:value-type="date">
            <text:p>01.11.2018</text:p>
          </table:table-cell>
          <table:table-cell table:style-name="ce259" office:value-type="string" calcext:value-type="string">
            <text:p>ocak alışveriş</text:p>
          </table:table-cell>
          <table:table-cell table:style-name="ce313"/>
          <table:table-cell table:style-name="ce336" office:value-type="float" office:value="368.73" calcext:value-type="float">
            <text:p>368,73</text:p>
          </table:table-cell>
          <table:table-cell table:style-name="ce313"/>
          <table:table-cell table:style-name="ce313" table:formula="of:=[.G936]-[.D937]+[.E937]" office:value-type="float" office:value="-53775.54" calcext:value-type="float">
            <text:p>-53.775,5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epçe cam</text:p>
          </table:table-cell>
          <table:table-cell table:style-name="ce313"/>
          <table:table-cell table:style-name="ce336" office:value-type="float" office:value="70" calcext:value-type="float">
            <text:p>70,00</text:p>
          </table:table-cell>
          <table:table-cell table:style-name="ce313"/>
          <table:table-cell table:style-name="ce313" table:formula="of:=[.G937]-[.D938]+[.E938]" office:value-type="float" office:value="-53705.54" calcext:value-type="float">
            <text:p>-53.705,5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aportacı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938]-[.D939]+[.E939]" office:value-type="float" office:value="-53605.54" calcext:value-type="float">
            <text:p>-53.605,54</text:p>
          </table:table-cell>
          <table:table-cell table:number-columns-repeated="1016"/>
        </table:table-row>
        <table:table-row table:style-name="ro11">
          <table:table-cell/>
          <table:table-cell table:style-name="ce262"/>
          <table:table-cell table:style-name="ce259" office:value-type="string" calcext:value-type="string">
            <text:p>atila kk mustafa</text:p>
          </table:table-cell>
          <table:table-cell table:style-name="ce313"/>
          <table:table-cell table:style-name="ce336" office:value-type="float" office:value="600" calcext:value-type="float">
            <text:p>600,00</text:p>
          </table:table-cell>
          <table:table-cell table:style-name="ce313"/>
          <table:table-cell table:style-name="ce313" table:formula="of:=[.G939]-[.D940]+[.E940]" office:value-type="float" office:value="-53005.54" calcext:value-type="float">
            <text:p>-53.005,5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23" calcext:value-type="date">
            <text:p>23.09.2018</text:p>
          </table:table-cell>
          <table:table-cell table:style-name="ce259" office:value-type="string" calcext:value-type="string">
            <text:p>fikret yalçın havale</text:p>
          </table:table-cell>
          <table:table-cell table:style-name="ce301"/>
          <table:table-cell table:style-name="ce336" office:value-type="float" office:value="3002" calcext:value-type="float">
            <text:p>3.002,00</text:p>
          </table:table-cell>
          <table:table-cell table:style-name="ce313"/>
          <table:table-cell table:style-name="ce313" table:formula="of:=[.G940]-[.D941]+[.E941]" office:value-type="float" office:value="-50003.54" calcext:value-type="float">
            <text:p>-50.003,5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26" calcext:value-type="date">
            <text:p>26.09.2018</text:p>
          </table:table-cell>
          <table:table-cell table:style-name="ce259" office:value-type="string" calcext:value-type="string">
            <text:p>recep kuzu</text:p>
          </table:table-cell>
          <table:table-cell table:style-name="ce301"/>
          <table:table-cell table:style-name="ce336" office:value-type="float" office:value="1005" calcext:value-type="float">
            <text:p>1.005,00</text:p>
          </table:table-cell>
          <table:table-cell table:style-name="ce313"/>
          <table:table-cell table:style-name="ce313" table:formula="of:=[.G941]-[.D942]+[.E942]" office:value-type="float" office:value="-48998.54" calcext:value-type="float">
            <text:p>-48.998,5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25" calcext:value-type="date">
            <text:p>25.09.2018</text:p>
          </table:table-cell>
          <table:table-cell table:style-name="ce259" office:value-type="string" calcext:value-type="string">
            <text:p>aliye kasadan 50000-20000=30000</text:p>
          </table:table-cell>
          <table:table-cell table:style-name="ce301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13" table:formula="of:=[.G942]-[.D943]+[.E943]" office:value-type="float" office:value="-28998.54" calcext:value-type="float">
            <text:p>-28.998,5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25" calcext:value-type="date">
            <text:p>25.09.2018</text:p>
          </table:table-cell>
          <table:table-cell table:style-name="ce259" office:value-type="string" calcext:value-type="string">
            <text:p>fikret yalçın havale</text:p>
          </table:table-cell>
          <table:table-cell table:style-name="ce313"/>
          <table:table-cell table:style-name="ce336" office:value-type="float" office:value="1005" calcext:value-type="float">
            <text:p>1.005,00</text:p>
          </table:table-cell>
          <table:table-cell table:style-name="ce313"/>
          <table:table-cell table:style-name="ce313" table:formula="of:=[.G943]-[.D944]+[.E944]" office:value-type="float" office:value="-27993.54" calcext:value-type="float">
            <text:p>-27.993,5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24" calcext:value-type="date">
            <text:p>24.09.2018</text:p>
          </table:table-cell>
          <table:table-cell table:style-name="ce259" office:value-type="string" calcext:value-type="string">
            <text:p>yusuf yokuş halk eft</text:p>
          </table:table-cell>
          <table:table-cell table:style-name="ce313"/>
          <table:table-cell table:style-name="ce336" office:value-type="float" office:value="785" calcext:value-type="float">
            <text:p>785,00</text:p>
          </table:table-cell>
          <table:table-cell table:style-name="ce313"/>
          <table:table-cell table:style-name="ce313" table:formula="of:=[.G944]-[.D945]+[.E945]" office:value-type="float" office:value="-27208.54" calcext:value-type="float">
            <text:p>-27.208,5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12" calcext:value-type="date">
            <text:p>12.09.2018</text:p>
          </table:table-cell>
          <table:table-cell table:style-name="ce259" office:value-type="string" calcext:value-type="string">
            <text:p>aliye maaş için</text:p>
          </table:table-cell>
          <table:table-cell table:style-name="ce301"/>
          <table:table-cell table:style-name="ce336" office:value-type="float" office:value="30000" calcext:value-type="float">
            <text:p>30.000,00</text:p>
          </table:table-cell>
          <table:table-cell table:style-name="ce313"/>
          <table:table-cell table:style-name="ce313" table:formula="of:=[.G945]-[.D946]+[.E946]" office:value-type="float" office:value="2791.46" calcext:value-type="float">
            <text:p>2.791,46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nkara dişli eft</text:p>
          </table:table-cell>
          <table:table-cell table:style-name="ce301"/>
          <table:table-cell table:style-name="ce336" office:value-type="float" office:value="2005" calcext:value-type="float">
            <text:p>2.005,00</text:p>
          </table:table-cell>
          <table:table-cell table:style-name="ce313"/>
          <table:table-cell table:style-name="ce313" table:formula="of:=[.G946]-[.D947]+[.E947]" office:value-type="float" office:value="4796.46" calcext:value-type="float">
            <text:p>4.796,46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3" office:value-type="string" calcext:value-type="string">
            <text:p>yeşilyurt hızarhane arsadan</text:p>
          </table:table-cell>
          <table:table-cell table:style-name="ce314" office:value-type="float" office:value="205000" calcext:value-type="float">
            <text:p>205.000,00</text:p>
          </table:table-cell>
          <table:table-cell table:style-name="ce324"/>
          <table:table-cell table:style-name="ce313"/>
          <table:table-cell table:style-name="ce313" table:formula="of:=[.G947]-[.D948]+[.E948]" office:value-type="float" office:value="-200203.54" calcext:value-type="float">
            <text:p>-200.203,5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13"/>
          <table:table-cell table:style-name="ce336"/>
          <table:table-cell table:style-name="ce313"/>
          <table:table-cell table:style-name="ce313" table:formula="of:=[.G948]-[.D949]+[.E949]" office:value-type="float" office:value="-200203.54" calcext:value-type="float">
            <text:p>-200.203,5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06" calcext:value-type="date">
            <text:p>06.09.2018</text:p>
          </table:table-cell>
          <table:table-cell table:style-name="ce259" office:value-type="string" calcext:value-type="string">
            <text:p>ayhan akdoğan sulusaray</text:p>
          </table:table-cell>
          <table:table-cell table:style-name="ce313" office:value-type="float" office:value="3000" calcext:value-type="float">
            <text:p>3.000,00</text:p>
          </table:table-cell>
          <table:table-cell table:style-name="ce336"/>
          <table:table-cell table:style-name="ce313"/>
          <table:table-cell table:style-name="ce313" table:formula="of:=[.G949]-[.D950]+[.E950]" office:value-type="float" office:value="-203203.54" calcext:value-type="float">
            <text:p>-203.203,5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nkara ocak tabanca</text:p>
          </table:table-cell>
          <table:table-cell table:style-name="ce313"/>
          <table:table-cell table:style-name="ce336" office:value-type="float" office:value="1180" calcext:value-type="float">
            <text:p>1.180,00</text:p>
          </table:table-cell>
          <table:table-cell table:style-name="ce313"/>
          <table:table-cell table:style-name="ce313" table:formula="of:=[.G950]-[.D951]+[.E951]" office:value-type="float" office:value="-202023.54" calcext:value-type="float">
            <text:p>-202.023,5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toyota sigorta</text:p>
          </table:table-cell>
          <table:table-cell table:style-name="ce313"/>
          <table:table-cell table:style-name="ce336" office:value-type="float" office:value="926" calcext:value-type="float">
            <text:p>926,00</text:p>
          </table:table-cell>
          <table:table-cell table:style-name="ce313"/>
          <table:table-cell table:style-name="ce313" table:formula="of:=[.G951]-[.D952]+[.E952]" office:value-type="float" office:value="-201097.54" calcext:value-type="float">
            <text:p>-201.097,5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toyota gaz benzin</text:p>
          </table:table-cell>
          <table:table-cell table:style-name="ce313"/>
          <table:table-cell table:style-name="ce336" office:value-type="float" office:value="297.11" calcext:value-type="float">
            <text:p>297,11</text:p>
          </table:table-cell>
          <table:table-cell table:style-name="ce313"/>
          <table:table-cell table:style-name="ce313" table:formula="of:=[.G952]-[.D953]+[.E953]" office:value-type="float" office:value="-200800.43" calcext:value-type="float">
            <text:p>-200.800,4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0-31" calcext:value-type="date">
            <text:p>31.10.2018</text:p>
          </table:table-cell>
          <table:table-cell table:style-name="ce259" office:value-type="string" calcext:value-type="string">
            <text:p>ali havale okay taş</text:p>
          </table:table-cell>
          <table:table-cell table:style-name="ce301"/>
          <table:table-cell table:style-name="ce336" office:value-type="float" office:value="7505" calcext:value-type="float">
            <text:p>7.505,00</text:p>
          </table:table-cell>
          <table:table-cell table:style-name="ce313"/>
          <table:table-cell table:style-name="ce313" table:formula="of:=[.G953]-[.D954]+[.E954]" office:value-type="float" office:value="-193295.43" calcext:value-type="float">
            <text:p>-193.295,4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0-31" calcext:value-type="date">
            <text:p>31.10.2018</text:p>
          </table:table-cell>
          <table:table-cell table:style-name="ce259" office:value-type="string" calcext:value-type="string">
            <text:p>ali bankada nkt</text:p>
          </table:table-cell>
          <table:table-cell table:style-name="ce301"/>
          <table:table-cell table:style-name="ce336" office:value-type="float" office:value="17500" calcext:value-type="float">
            <text:p>17.500,00</text:p>
          </table:table-cell>
          <table:table-cell table:style-name="ce313"/>
          <table:table-cell table:style-name="ce313" table:formula="of:=[.G954]-[.D955]+[.E955]" office:value-type="float" office:value="-175795.43" calcext:value-type="float">
            <text:p>-175.795,4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0-31" calcext:value-type="date">
            <text:p>31.10.2018</text:p>
          </table:table-cell>
          <table:table-cell table:style-name="ce259" office:value-type="string" calcext:value-type="string">
            <text:p>aliye işbank hesaptan</text:p>
          </table:table-cell>
          <table:table-cell table:style-name="ce301"/>
          <table:table-cell table:style-name="ce336" office:value-type="float" office:value="18200" calcext:value-type="float">
            <text:p>18.200,00</text:p>
          </table:table-cell>
          <table:table-cell table:style-name="ce313"/>
          <table:table-cell table:style-name="ce313" table:formula="of:=[.G955]-[.D956]+[.E956]" office:value-type="float" office:value="-157595.43" calcext:value-type="float">
            <text:p>-157.595,4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0-15" calcext:value-type="date">
            <text:p>15.10.2018</text:p>
          </table:table-cell>
          <table:table-cell table:style-name="ce259" office:value-type="string" calcext:value-type="string">
            <text:p>aliye kasadan 17000-17000=0</text:p>
          </table:table-cell>
          <table:table-cell table:style-name="ce301"/>
          <table:table-cell table:style-name="ce336" office:value-type="float" office:value="17000" calcext:value-type="float">
            <text:p>17.000,00</text:p>
          </table:table-cell>
          <table:table-cell table:style-name="ce313"/>
          <table:table-cell table:style-name="ce313" table:formula="of:=[.G956]-[.D957]+[.E957]" office:value-type="float" office:value="-140595.43" calcext:value-type="float">
            <text:p>-140.595,4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0-04" calcext:value-type="date">
            <text:p>04.10.2018</text:p>
          </table:table-cell>
          <table:table-cell table:style-name="ce259" office:value-type="string" calcext:value-type="string">
            <text:p>aliye kasadan 27000-10000=17000</text:p>
          </table:table-cell>
          <table:table-cell table:style-name="ce301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13" table:formula="of:=[.G957]-[.D958]+[.E958]" office:value-type="float" office:value="-130595.43" calcext:value-type="float">
            <text:p>-130.595,4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 kasadan 30000-3000=27000</text:p>
          </table:table-cell>
          <table:table-cell table:style-name="ce301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13" table:formula="of:=[.G958]-[.D959]+[.E959]" office:value-type="float" office:value="-127595.43" calcext:value-type="float">
            <text:p>-127.595,4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29" calcext:value-type="date">
            <text:p>29.11.2018</text:p>
          </table:table-cell>
          <table:table-cell table:style-name="ce259" office:value-type="string" calcext:value-type="string">
            <text:p>imar barışı atila daire maliyeye yatan</text:p>
          </table:table-cell>
          <table:table-cell table:style-name="ce313"/>
          <table:table-cell table:style-name="ce336" office:value-type="float" office:value="8466.82" calcext:value-type="float">
            <text:p>8.466,82</text:p>
          </table:table-cell>
          <table:table-cell table:style-name="ce313"/>
          <table:table-cell table:style-name="ce313" table:formula="of:=[.G959]-[.D960]+[.E960]" office:value-type="float" office:value="-119128.61" calcext:value-type="float">
            <text:p>-119.128,6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29" calcext:value-type="date">
            <text:p>29.11.2018</text:p>
          </table:table-cell>
          <table:table-cell table:style-name="ce259" office:value-type="string" calcext:value-type="string">
            <text:p>ali balcıya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13" table:formula="of:=[.G960]-[.D961]+[.E961]" office:value-type="float" office:value="-116128.61" calcext:value-type="float">
            <text:p>-116.128,6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28" calcext:value-type="date">
            <text:p>28.11.2018</text:p>
          </table:table-cell>
          <table:table-cell table:style-name="ce259" office:value-type="string" calcext:value-type="string">
            <text:p>mehmet ünveroğlu </text:p>
          </table:table-cell>
          <table:table-cell table:style-name="ce313" office:value-type="float" office:value="3000" calcext:value-type="float">
            <text:p>3.000,00</text:p>
          </table:table-cell>
          <table:table-cell table:style-name="ce336"/>
          <table:table-cell table:style-name="ce313"/>
          <table:table-cell table:style-name="ce313" table:formula="of:=[.G961]-[.D962]+[.E962]" office:value-type="float" office:value="-119128.61" calcext:value-type="float">
            <text:p>-119.128,6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26" calcext:value-type="date">
            <text:p>26.11.2018</text:p>
          </table:table-cell>
          <table:table-cell table:style-name="ce259" office:value-type="string" calcext:value-type="string">
            <text:p>atila havale ANKARA pnomatik hortum</text:p>
          </table:table-cell>
          <table:table-cell table:style-name="ce313"/>
          <table:table-cell table:style-name="ce336" office:value-type="float" office:value="297" calcext:value-type="float">
            <text:p>297,00</text:p>
          </table:table-cell>
          <table:table-cell table:style-name="ce313"/>
          <table:table-cell table:style-name="ce313" table:formula="of:=[.G962]-[.D963]+[.E963]" office:value-type="float" office:value="-118831.61" calcext:value-type="float">
            <text:p>-118.831,6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01" calcext:value-type="date">
            <text:p>01.11.2018</text:p>
          </table:table-cell>
          <table:table-cell table:style-name="ce259" office:value-type="string" calcext:value-type="string">
            <text:p>aliye nakit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13" table:formula="of:=[.G963]-[.D964]+[.E964]" office:value-type="float" office:value="-118331.61" calcext:value-type="float">
            <text:p>-118.331,6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09" calcext:value-type="date">
            <text:p>09.11.2018</text:p>
          </table:table-cell>
          <table:table-cell table:style-name="ce259" office:value-type="string" calcext:value-type="string">
            <text:p>aliye nakit</text:p>
          </table:table-cell>
          <table:table-cell table:style-name="ce313"/>
          <table:table-cell table:style-name="ce336" office:value-type="float" office:value="8000" calcext:value-type="float">
            <text:p>8.000,00</text:p>
          </table:table-cell>
          <table:table-cell table:style-name="ce313"/>
          <table:table-cell table:style-name="ce313" table:formula="of:=[.G964]-[.D965]+[.E965]" office:value-type="float" office:value="-110331.61" calcext:value-type="float">
            <text:p>-110.331,6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2-12" calcext:value-type="date">
            <text:p>12.12.2018</text:p>
          </table:table-cell>
          <table:table-cell table:style-name="ce259" office:value-type="string" calcext:value-type="string">
            <text:p>Doğuş işbank kredi ödemesi 12.ay</text:p>
          </table:table-cell>
          <table:table-cell table:style-name="ce313"/>
          <table:table-cell table:style-name="ce336" office:value-type="float" office:value="3344.12" calcext:value-type="float">
            <text:p>3.344,12</text:p>
          </table:table-cell>
          <table:table-cell table:style-name="ce313"/>
          <table:table-cell table:style-name="ce313" table:formula="of:=[.G965]-[.D966]+[.E966]" office:value-type="float" office:value="-106987.49" calcext:value-type="float">
            <text:p>-106.987,4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2-12" calcext:value-type="date">
            <text:p>12.12.2018</text:p>
          </table:table-cell>
          <table:table-cell table:style-name="ce259" office:value-type="string" calcext:value-type="string">
            <text:p>Ali Balcıdan nakit</text:p>
          </table:table-cell>
          <table:table-cell table:style-name="ce313" office:value-type="float" office:value="3400" calcext:value-type="float">
            <text:p>3.400,00</text:p>
          </table:table-cell>
          <table:table-cell table:style-name="ce336"/>
          <table:table-cell table:style-name="ce313"/>
          <table:table-cell table:style-name="ce313" table:formula="of:=[.G966]-[.D967]+[.E967]" office:value-type="float" office:value="-110387.49" calcext:value-type="float">
            <text:p>-110.387,4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2-11" calcext:value-type="date">
            <text:p>11.12.2018</text:p>
          </table:table-cell>
          <table:table-cell table:style-name="ce259" office:value-type="string" calcext:value-type="string">
            <text:p>Ali Balcıya sezai hesabına yatırılan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13" table:formula="of:=[.G967]-[.D968]+[.E968]" office:value-type="float" office:value="-95387.49" calcext:value-type="float">
            <text:p>-95.387,4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duırsun durmuş tedaş sanayi teminat</text:p>
          </table:table-cell>
          <table:table-cell table:style-name="ce313" office:value-type="float" office:value="900" calcext:value-type="float">
            <text:p>900,00</text:p>
          </table:table-cell>
          <table:table-cell table:style-name="ce336"/>
          <table:table-cell table:style-name="ce313"/>
          <table:table-cell table:style-name="ce313" table:formula="of:=[.G968]-[.D969]+[.E969]" office:value-type="float" office:value="-96287.49" calcext:value-type="float">
            <text:p>-96.287,4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13"/>
          <table:table-cell table:style-name="ce336"/>
          <table:table-cell table:style-name="ce313"/>
          <table:table-cell table:style-name="ce313" table:formula="of:=[.G969]-[.D970]+[.E970]" office:value-type="float" office:value="-96287.49" calcext:value-type="float">
            <text:p>-96.287,4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89" office:value-type="string" calcext:value-type="string">
            <text:p>Ara Toplam</text:p>
          </table:table-cell>
          <table:table-cell table:style-name="ce315" table:formula="of:=SUM([.D927:.D969])" office:value-type="float" office:value="217650" calcext:value-type="float">
            <text:p>217650</text:p>
          </table:table-cell>
          <table:table-cell table:style-name="ce315" table:formula="of:=SUM([.E927:.E969])" office:value-type="float" office:value="192750.73" calcext:value-type="float">
            <text:p>192750,73</text:p>
          </table:table-cell>
          <table:table-cell table:style-name="ce313" table:number-columns-repeated="2"/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13"/>
          <table:table-cell table:style-name="ce336"/>
          <table:table-cell table:style-name="ce313"/>
          <table:table-cell table:style-name="ce313" table:formula="of:=[.G970]-[.D972]+[.E972]" office:value-type="float" office:value="-96287.49" calcext:value-type="float">
            <text:p>-96.287,4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13"/>
          <table:table-cell table:style-name="ce336"/>
          <table:table-cell table:style-name="ce313"/>
          <table:table-cell table:style-name="ce313" table:formula="of:=[.G972]-[.D973]+[.E973]" office:value-type="float" office:value="-96287.49" calcext:value-type="float">
            <text:p>-96.287,4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Hızarhane yıkama kira bedeli</text:p>
          </table:table-cell>
          <table:table-cell table:style-name="ce313" office:value-type="float" office:value="1500" calcext:value-type="float">
            <text:p>1.500,00</text:p>
          </table:table-cell>
          <table:table-cell/>
          <table:table-cell table:style-name="ce313"/>
          <table:table-cell table:style-name="ce313" table:formula="of:=[.G973]-[.D974]+[.E974]" office:value-type="float" office:value="-97787.49" calcext:value-type="float">
            <text:p>-97.787,4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Lise Arkası Kira Bedeli</text:p>
          </table:table-cell>
          <table:table-cell table:style-name="ce313" office:value-type="float" office:value="16250" calcext:value-type="float">
            <text:p>16.250,00</text:p>
          </table:table-cell>
          <table:table-cell/>
          <table:table-cell table:style-name="ce313"/>
          <table:table-cell table:style-name="ce313" table:formula="of:=[.G974]-[.D975]+[.E975]" office:value-type="float" office:value="-114037.49" calcext:value-type="float">
            <text:p>-114.037,4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 Atila BALCI</text:p>
          </table:table-cell>
          <table:table-cell table:style-name="ce313" office:value-type="float" office:value="16834.1" calcext:value-type="float">
            <text:p>16.834,10</text:p>
          </table:table-cell>
          <table:table-cell/>
          <table:table-cell table:style-name="ce313"/>
          <table:table-cell table:style-name="ce313" table:formula="of:=[.G975]-[.D976]+[.E976]" office:value-type="float" office:value="-130871.59" calcext:value-type="float">
            <text:p>-130.871,5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 İsmail BALCI</text:p>
          </table:table-cell>
          <table:table-cell table:style-name="ce313" office:value-type="float" office:value="12956.11" calcext:value-type="float">
            <text:p>12.956,11</text:p>
          </table:table-cell>
          <table:table-cell table:style-name="ce336"/>
          <table:table-cell table:style-name="ce313"/>
          <table:table-cell table:style-name="ce313" table:formula="of:=[.G976]-[.D977]+[.E977]" office:value-type="float" office:value="-143827.7" calcext:value-type="float">
            <text:p>-143.827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 office:value-type="string" calcext:value-type="string">
            <text:p>2019 a devir </text:p>
          </table:table-cell>
          <table:table-cell table:style-name="ce313"/>
          <table:table-cell table:style-name="ce337"/>
          <table:table-cell table:style-name="ce347"/>
          <table:table-cell table:style-name="ce314" table:formula="of:=[.G977]-[.D978]+[.E978]" office:value-type="float" office:value="-143827.7" calcext:value-type="float">
            <text:p>-143.827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/>
          <table:table-cell table:style-name="ce313"/>
          <table:table-cell table:style-name="ce337"/>
          <table:table-cell table:style-name="ce347"/>
          <table:table-cell table:style-name="ce354"/>
          <table:table-cell table:number-columns-repeated="1016"/>
        </table:table-row>
        <table:table-row table:style-name="ro11">
          <table:table-cell/>
          <table:table-cell table:style-name="ce251" office:value-type="date" office:date-value="2018-12-31" calcext:value-type="date">
            <text:p>31.12.2018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974:.D979])+[.D971]" office:value-type="float" office:value="265190.21" calcext:value-type="float">
            <text:p>265.190,21</text:p>
          </table:table-cell>
          <table:table-cell table:style-name="ce327" table:formula="of:=SUM([.E974:.E979])+[.E971]" office:value-type="float" office:value="192750.73" calcext:value-type="float">
            <text:p>192.750,73</text:p>
          </table:table-cell>
          <table:table-cell table:style-name="ce304"/>
          <table:table-cell table:style-name="ce349" table:formula="of:=[.E980]-[.D980]" office:value-type="float" office:value="-72439.48" calcext:value-type="float">
            <text:p>-72.439,48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3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9" calcext:value-type="float">
            <text:p>2019</text:p>
          </table:table-cell>
          <table:table-cell table:style-name="ce278" office:value-type="string" calcext:value-type="string">
            <text:p>2018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978]" office:value-type="float" office:value="-143827.7" calcext:value-type="float">
            <text:p>-143.827,7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/>
          <table:table-cell table:style-name="ce317"/>
          <table:table-cell table:style-name="ce340"/>
          <table:table-cell table:style-name="ce317"/>
          <table:table-cell table:style-name="ce313" table:formula="of:=[.G982]-[.D983]+[.E983]" office:value-type="float" office:value="-143827.7" calcext:value-type="float">
            <text:p>-143.827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3-30" calcext:value-type="date">
            <text:p>30.03.2019</text:p>
          </table:table-cell>
          <table:table-cell table:style-name="ce259" office:value-type="string" calcext:value-type="string">
            <text:p>ocakçı atila aradı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983]-[.D984]+[.E984]" office:value-type="float" office:value="-143727.7" calcext:value-type="float">
            <text:p>-143.727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k murat tic seramik boyacı faruk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984]-[.D985]+[.E985]" office:value-type="float" office:value="-143627.7" calcext:value-type="float">
            <text:p>-143.627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k benzinci 80 m2 seramik</text:p>
          </table:table-cell>
          <table:table-cell table:style-name="ce313"/>
          <table:table-cell table:style-name="ce336" office:value-type="float" office:value="1600" calcext:value-type="float">
            <text:p>1.600,00</text:p>
          </table:table-cell>
          <table:table-cell table:style-name="ce313"/>
          <table:table-cell table:style-name="ce313" table:formula="of:=[.G985]-[.D986]+[.E986]" office:value-type="float" office:value="-142027.7" calcext:value-type="float">
            <text:p>-142.027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şubat iş kredi</text:p>
          </table:table-cell>
          <table:table-cell table:style-name="ce313"/>
          <table:table-cell table:style-name="ce336" office:value-type="float" office:value="3486" calcext:value-type="float">
            <text:p>3.486,00</text:p>
          </table:table-cell>
          <table:table-cell table:style-name="ce313"/>
          <table:table-cell table:style-name="ce313" table:formula="of:=[.G986]-[.D987]+[.E987]" office:value-type="float" office:value="-138541.7" calcext:value-type="float">
            <text:p>-138.541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ursun ankara ocakçı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987]-[.D988]+[.E988]" office:value-type="float" office:value="-137541.7" calcext:value-type="float">
            <text:p>-137.541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4-08" calcext:value-type="date">
            <text:p>08.04.2019</text:p>
          </table:table-cell>
          <table:table-cell table:style-name="ce259" office:value-type="string" calcext:value-type="string">
            <text:p>aliye kiracı dursun durmuş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988]-[.D989]+[.E989]" office:value-type="float" office:value="-135541.7" calcext:value-type="float">
            <text:p>-135.541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ustafa radyatör tamiri</text:p>
          </table:table-cell>
          <table:table-cell table:style-name="ce313"/>
          <table:table-cell table:style-name="ce336" office:value-type="float" office:value="150" calcext:value-type="float">
            <text:p>150,00</text:p>
          </table:table-cell>
          <table:table-cell table:style-name="ce313"/>
          <table:table-cell table:style-name="ce313" table:formula="of:=[.G989]-[.D990]+[.E990]" office:value-type="float" office:value="-135391.7" calcext:value-type="float">
            <text:p>-135.391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ustafa ocak sigara</text:p>
          </table:table-cell>
          <table:table-cell table:style-name="ce313"/>
          <table:table-cell table:style-name="ce336" office:value-type="float" office:value="55" calcext:value-type="float">
            <text:p>55,00</text:p>
          </table:table-cell>
          <table:table-cell table:style-name="ce313"/>
          <table:table-cell table:style-name="ce313" table:formula="of:=[.G990]-[.D991]+[.E991]" office:value-type="float" office:value="-135336.7" calcext:value-type="float">
            <text:p>-135.336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7-31" calcext:value-type="date">
            <text:p>31.07.2019</text:p>
          </table:table-cell>
          <table:table-cell table:style-name="ce259" office:value-type="string" calcext:value-type="string">
            <text:p>fırıldakçı ercan mezar parası</text:p>
          </table:table-cell>
          <table:table-cell table:style-name="ce313" office:value-type="float" office:value="500" calcext:value-type="float">
            <text:p>500,00</text:p>
          </table:table-cell>
          <table:table-cell table:style-name="ce336"/>
          <table:table-cell table:style-name="ce313"/>
          <table:table-cell table:style-name="ce313" table:formula="of:=[.G991]-[.D992]+[.E992]" office:value-type="float" office:value="-135836.7" calcext:value-type="float">
            <text:p>-135.836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dem kesici senet 6400</text:p>
          </table:table-cell>
          <table:table-cell table:style-name="ce313"/>
          <table:table-cell table:style-name="ce336"/>
          <table:table-cell table:style-name="ce313"/>
          <table:table-cell table:style-name="ce313" table:formula="of:=[.G992]-[.D993]+[.E993]" office:value-type="float" office:value="-135836.7" calcext:value-type="float">
            <text:p>-135.836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7-30" calcext:value-type="date">
            <text:p>30.07.2019</text:p>
          </table:table-cell>
          <table:table-cell table:style-name="ce259" office:value-type="string" calcext:value-type="string">
            <text:p>atila vakıfbank kira özge kahraman</text:p>
          </table:table-cell>
          <table:table-cell table:style-name="ce313"/>
          <table:table-cell table:style-name="ce336" office:value-type="float" office:value="1750" calcext:value-type="float">
            <text:p>1.750,00</text:p>
          </table:table-cell>
          <table:table-cell table:style-name="ce313"/>
          <table:table-cell table:style-name="ce313" table:formula="of:=[.G993]-[.D994]+[.E994]" office:value-type="float" office:value="-134086.7" calcext:value-type="float">
            <text:p>-134.086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Toyota temmuz pulu maliye</text:p>
          </table:table-cell>
          <table:table-cell table:style-name="ce313"/>
          <table:table-cell table:style-name="ce336" office:value-type="float" office:value="234" calcext:value-type="float">
            <text:p>234,00</text:p>
          </table:table-cell>
          <table:table-cell table:style-name="ce313"/>
          <table:table-cell table:style-name="ce313" table:formula="of:=[.G994]-[.D995]+[.E995]" office:value-type="float" office:value="-133852.7" calcext:value-type="float">
            <text:p>-133.852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Toyota ocak pulu maliye</text:p>
          </table:table-cell>
          <table:table-cell table:style-name="ce313"/>
          <table:table-cell table:style-name="ce336" office:value-type="float" office:value="234" calcext:value-type="float">
            <text:p>234,00</text:p>
          </table:table-cell>
          <table:table-cell table:style-name="ce313"/>
          <table:table-cell table:style-name="ce313" table:formula="of:=[.G995]-[.D996]+[.E996]" office:value-type="float" office:value="-133618.7" calcext:value-type="float">
            <text:p>-133.618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 <text:s/>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996]-[.D997]+[.E997]" office:value-type="float" office:value="-133518.7" calcext:value-type="float">
            <text:p>-133.51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7-25" calcext:value-type="date">
            <text:p>25.07.2019</text:p>
          </table:table-cell>
          <table:table-cell table:style-name="ce259" office:value-type="string" calcext:value-type="string">
            <text:p>Mustafa 2 usta bilet parası</text:p>
          </table:table-cell>
          <table:table-cell table:style-name="ce313"/>
          <table:table-cell table:style-name="ce336" office:value-type="float" office:value="280" calcext:value-type="float">
            <text:p>280,00</text:p>
          </table:table-cell>
          <table:table-cell table:style-name="ce313"/>
          <table:table-cell table:style-name="ce313" table:formula="of:=[.G997]-[.D998]+[.E998]" office:value-type="float" office:value="-133238.7" calcext:value-type="float">
            <text:p>-133.23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7-03" calcext:value-type="date">
            <text:p>03.07.2019</text:p>
          </table:table-cell>
          <table:table-cell table:style-name="ce259" office:value-type="string" calcext:value-type="string">
            <text:p>atla vakıfbank hesabına kiracı adem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13" table:formula="of:=[.G998]-[.D999]+[.E999]" office:value-type="float" office:value="-113238.7" calcext:value-type="float">
            <text:p>-113.23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8-10" calcext:value-type="date">
            <text:p>10.08.2019</text:p>
          </table:table-cell>
          <table:table-cell table:style-name="ce259" office:value-type="string" calcext:value-type="string">
            <text:p>toyota radyatör nakilye</text:p>
          </table:table-cell>
          <table:table-cell table:style-name="ce313"/>
          <table:table-cell table:style-name="ce336" office:value-type="float" office:value="50" calcext:value-type="float">
            <text:p>50,00</text:p>
          </table:table-cell>
          <table:table-cell table:style-name="ce313"/>
          <table:table-cell table:style-name="ce313" table:formula="of:=[.G999]-[.D1000]+[.E1000]" office:value-type="float" office:value="-113188.7" calcext:value-type="float">
            <text:p>-113.188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fırıldakçı ercan mezar parası</text:p>
          </table:table-cell>
          <table:table-cell table:style-name="ce313" office:value-type="float" office:value="400" calcext:value-type="float">
            <text:p>400,00</text:p>
          </table:table-cell>
          <table:table-cell table:style-name="ce336"/>
          <table:table-cell table:style-name="ce313"/>
          <table:table-cell table:style-name="ce313" table:formula="of:=[.G1000]-[.D1001]+[.E1001]" office:value-type="float" office:value="-113588.7" calcext:value-type="float">
            <text:p>-113.588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arıca ya verilen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13" table:formula="of:=[.G1001]-[.D1002]+[.E1002]" office:value-type="float" office:value="-113088.7" calcext:value-type="float">
            <text:p>-113.088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hmet selimoğlu mezar</text:p>
          </table:table-cell>
          <table:table-cell table:style-name="ce313" office:value-type="float" office:value="1500" calcext:value-type="float">
            <text:p>1.500,00</text:p>
          </table:table-cell>
          <table:table-cell table:style-name="ce336"/>
          <table:table-cell table:style-name="ce313"/>
          <table:table-cell table:style-name="ce313" table:formula="of:=[.G1002]-[.D1003]+[.E1003]" office:value-type="float" office:value="-114588.7" calcext:value-type="float">
            <text:p>-114.58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29" calcext:value-type="date">
            <text:p>29.09.2019</text:p>
          </table:table-cell>
          <table:table-cell table:style-name="ce259" office:value-type="string" calcext:value-type="string">
            <text:p>ali balcıya işbank hesaptan</text:p>
          </table:table-cell>
          <table:table-cell table:style-name="ce313"/>
          <table:table-cell table:style-name="ce336" office:value-type="float" office:value="14035" calcext:value-type="float">
            <text:p>14.035,00</text:p>
          </table:table-cell>
          <table:table-cell table:style-name="ce313"/>
          <table:table-cell table:style-name="ce313" table:formula="of:=[.G1003]-[.D1004]+[.E1004]" office:value-type="float" office:value="-100553.7" calcext:value-type="float">
            <text:p>-100.553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26" calcext:value-type="date">
            <text:p>26.09.2019</text:p>
          </table:table-cell>
          <table:table-cell table:style-name="ce259" office:value-type="string" calcext:value-type="string">
            <text:p>toyota bobin</text:p>
          </table:table-cell>
          <table:table-cell table:style-name="ce313"/>
          <table:table-cell table:style-name="ce336" office:value-type="float" office:value="165" calcext:value-type="float">
            <text:p>165,00</text:p>
          </table:table-cell>
          <table:table-cell table:style-name="ce313"/>
          <table:table-cell table:style-name="ce313" table:formula="of:=[.G1004]-[.D1005]+[.E1005]" office:value-type="float" office:value="-100388.7" calcext:value-type="float">
            <text:p>-100.38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28" calcext:value-type="date">
            <text:p>28.09.2019</text:p>
          </table:table-cell>
          <table:table-cell table:style-name="ce259" office:value-type="string" calcext:value-type="string">
            <text:p>benzin</text:p>
          </table:table-cell>
          <table:table-cell table:style-name="ce313"/>
          <table:table-cell table:style-name="ce336" office:value-type="float" office:value="250" calcext:value-type="float">
            <text:p>250,00</text:p>
          </table:table-cell>
          <table:table-cell table:style-name="ce313"/>
          <table:table-cell table:style-name="ce313" table:formula="of:=[.G1005]-[.D1006]+[.E1006]" office:value-type="float" office:value="-100138.7" calcext:value-type="float">
            <text:p>-100.13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25" calcext:value-type="date">
            <text:p>25.09.2019</text:p>
          </table:table-cell>
          <table:table-cell table:style-name="ce259" office:value-type="string" calcext:value-type="string">
            <text:p>toyota gaz benzin kk</text:p>
          </table:table-cell>
          <table:table-cell table:style-name="ce313"/>
          <table:table-cell table:style-name="ce336" office:value-type="float" office:value="150" calcext:value-type="float">
            <text:p>150,00</text:p>
          </table:table-cell>
          <table:table-cell table:style-name="ce313"/>
          <table:table-cell table:style-name="ce313" table:formula="of:=[.G1006]-[.D1007]+[.E1007]" office:value-type="float" office:value="-99988.7" calcext:value-type="float">
            <text:p>-99.98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24" calcext:value-type="date">
            <text:p>24.09.2019</text:p>
          </table:table-cell>
          <table:table-cell table:style-name="ce259" office:value-type="string" calcext:value-type="string">
            <text:p>ford mazot sivas kk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1007]-[.D1008]+[.E1008]" office:value-type="float" office:value="-99888.7" calcext:value-type="float">
            <text:p>-99.88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20" calcext:value-type="date">
            <text:p>20.09.2019</text:p>
          </table:table-cell>
          <table:table-cell table:style-name="ce259" office:value-type="string" calcext:value-type="string">
            <text:p>aliye nakit fabrika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13" table:formula="of:=[.G1008]-[.D1009]+[.E1009]" office:value-type="float" office:value="-96888.7" calcext:value-type="float">
            <text:p>-96.888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 nakit</text:p>
          </table:table-cell>
          <table:table-cell table:style-name="ce313"/>
          <table:table-cell table:style-name="ce336" office:value-type="float" office:value="855" calcext:value-type="float">
            <text:p>855,00</text:p>
          </table:table-cell>
          <table:table-cell table:style-name="ce313"/>
          <table:table-cell table:style-name="ce313" table:formula="of:=[.G1009]-[.D1010]+[.E1010]" office:value-type="float" office:value="-96033.7" calcext:value-type="float">
            <text:p>-96.033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18" calcext:value-type="date">
            <text:p>18.09.2019</text:p>
          </table:table-cell>
          <table:table-cell table:style-name="ce259" office:value-type="string" calcext:value-type="string">
            <text:p>ziraat kredi</text:p>
          </table:table-cell>
          <table:table-cell table:style-name="ce313"/>
          <table:table-cell table:style-name="ce336" office:value-type="float" office:value="3645" calcext:value-type="float">
            <text:p>3.645,00</text:p>
          </table:table-cell>
          <table:table-cell table:style-name="ce313"/>
          <table:table-cell table:style-name="ce313" table:formula="of:=[.G1010]-[.D1011]+[.E1011]" office:value-type="float" office:value="-92388.7" calcext:value-type="float">
            <text:p>-92.38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12" calcext:value-type="date">
            <text:p>12.09.2019</text:p>
          </table:table-cell>
          <table:table-cell table:style-name="ce259" office:value-type="string" calcext:value-type="string">
            <text:p>aliden nakit</text:p>
          </table:table-cell>
          <table:table-cell table:style-name="ce313" office:value-type="float" office:value="200" calcext:value-type="float">
            <text:p>200,00</text:p>
          </table:table-cell>
          <table:table-cell table:style-name="ce336"/>
          <table:table-cell table:style-name="ce313"/>
          <table:table-cell table:style-name="ce313" table:formula="of:=[.G1011]-[.D1012]+[.E1012]" office:value-type="float" office:value="-92588.7" calcext:value-type="float">
            <text:p>-92.58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12" calcext:value-type="date">
            <text:p>12.09.2019</text:p>
          </table:table-cell>
          <table:table-cell table:style-name="ce259" office:value-type="string" calcext:value-type="string">
            <text:p>aliye nakit</text:p>
          </table:table-cell>
          <table:table-cell table:style-name="ce313"/>
          <table:table-cell table:style-name="ce336" office:value-type="float" office:value="200" calcext:value-type="float">
            <text:p>200,00</text:p>
          </table:table-cell>
          <table:table-cell table:style-name="ce313"/>
          <table:table-cell table:style-name="ce313" table:formula="of:=[.G1012]-[.D1013]+[.E1013]" office:value-type="float" office:value="-92388.7" calcext:value-type="float">
            <text:p>-92.38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10-10" calcext:value-type="date">
            <text:p>10.10.2019</text:p>
          </table:table-cell>
          <table:table-cell table:style-name="ce259" office:value-type="string" calcext:value-type="string">
            <text:p>fırıldakçı ercan mezar parası</text:p>
          </table:table-cell>
          <table:table-cell table:style-name="ce301" office:value-type="float" office:value="400" calcext:value-type="float">
            <text:p>400,00</text:p>
          </table:table-cell>
          <table:table-cell table:style-name="ce336"/>
          <table:table-cell table:style-name="ce313"/>
          <table:table-cell table:style-name="ce313" table:formula="of:=[.G1013]-[.D1014]+[.E1014]" office:value-type="float" office:value="-92788.7" calcext:value-type="float">
            <text:p>-92.788,70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dursun çalışkan karo</text:p>
          </table:table-cell>
          <table:table-cell table:style-name="ce301" office:value-type="float" office:value="200" calcext:value-type="float">
            <text:p>200,00</text:p>
          </table:table-cell>
          <table:table-cell table:style-name="ce336"/>
          <table:table-cell table:style-name="ce313"/>
          <table:table-cell table:style-name="ce313" table:formula="of:=[.G1014]-[.D1015]+[.E1015]" office:value-type="float" office:value="-92988.7" calcext:value-type="float">
            <text:p>-92.988,70</text:p>
          </table:table-cell>
          <table:table-cell table:number-columns-repeated="1016"/>
        </table:table-row>
        <table:table-row table:style-name="ro11">
          <table:table-cell/>
          <table:table-cell table:style-name="ce468" office:value-type="date" office:date-value="2019-10-25" calcext:value-type="date">
            <text:p>25.10.2019</text:p>
          </table:table-cell>
          <table:table-cell table:style-name="ce292" office:value-type="string" calcext:value-type="string">
            <text:p>ziraat kredi 10. ay</text:p>
          </table:table-cell>
          <table:table-cell table:style-name="ce301"/>
          <table:table-cell table:style-name="ce336" office:value-type="float" office:value="3646" calcext:value-type="float">
            <text:p>3.646,00</text:p>
          </table:table-cell>
          <table:table-cell table:style-name="ce313"/>
          <table:table-cell table:style-name="ce313" table:formula="of:=[.G1015]-[.D1016]+[.E1016]" office:value-type="float" office:value="-89342.7" calcext:value-type="float">
            <text:p>-89.342,70</text:p>
          </table:table-cell>
          <table:table-cell table:number-columns-repeated="1016"/>
        </table:table-row>
        <table:table-row table:style-name="ro11">
          <table:table-cell/>
          <table:table-cell table:style-name="ce468" office:value-type="date" office:date-value="2019-10-25" calcext:value-type="date">
            <text:p>25.10.2019</text:p>
          </table:table-cell>
          <table:table-cell table:style-name="ce292" office:value-type="string" calcext:value-type="string">
            <text:p>ziraat kredi yapılandırma %1 kesinti</text:p>
          </table:table-cell>
          <table:table-cell table:style-name="ce301"/>
          <table:table-cell table:style-name="ce336" office:value-type="float" office:value="2210" calcext:value-type="float">
            <text:p>2.210,00</text:p>
          </table:table-cell>
          <table:table-cell table:style-name="ce313"/>
          <table:table-cell table:style-name="ce313" table:formula="of:=[.G1016]-[.D1017]+[.E1017]" office:value-type="float" office:value="-87132.7" calcext:value-type="float">
            <text:p>-87.132,70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çekilen kredi 240.000 TL 19 ay*3646=69.274 TL ödemeden sonra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17]-[.D1018]+[.E1018]" office:value-type="float" office:value="-87132.7" calcext:value-type="float">
            <text:p>-87.132,70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kalan ana para =219.841 TL <text:s/>%1 erken ödeme alınıyor.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18]-[.D1019]+[.E1019]" office:value-type="float" office:value="-87132.7" calcext:value-type="float">
            <text:p>-87.132,70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3646,01 * 101 ay = 368.247,01 eski vade borç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19]-[.D1020]+[.E1020]" office:value-type="float" office:value="-87132.7" calcext:value-type="float">
            <text:p>-87.132,70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3453,17 * 101 ao = 348.770,17 yeni vade borç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20]-[.D1021]+[.E1021]" office:value-type="float" office:value="-87132.7" calcext:value-type="float">
            <text:p>-87.132,70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Fark = 19.476 TL - (erken ödeme farkı) 2210 TL = 17.266 TL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21]-[.D1022]+[.E1022]" office:value-type="float" office:value="-87132.7" calcext:value-type="float">
            <text:p>-87.132,70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<text:s/>daha az ödeme yapılacak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22]-[.D1023]+[.E1023]" office:value-type="float" office:value="-87132.7" calcext:value-type="float">
            <text:p>-87.132,70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19-12-22" calcext:value-type="date">
            <text:p>22.12.2019</text:p>
          </table:table-cell>
          <table:table-cell office:value-type="string" calcext:value-type="string">
            <text:p>almus kurtarıcı</text:p>
          </table:table-cell>
          <table:table-cell table:style-name="ce301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13" table:formula="of:=[.G1023]-[.D1024]+[.E1024]" office:value-type="float" office:value="-86832.7" calcext:value-type="float">
            <text:p>-86.832,70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sanayi doğuş boya dükkanı tadilat masrafı</text:p>
          </table:table-cell>
          <table:table-cell table:style-name="ce301" office:value-type="float" office:value="20000" calcext:value-type="float">
            <text:p>20.000,00</text:p>
          </table:table-cell>
          <table:table-cell table:style-name="ce336"/>
          <table:table-cell table:style-name="ce313"/>
          <table:table-cell table:style-name="ce313" table:formula="of:=[.G1024]-[.D1025]+[.E1025]" office:value-type="float" office:value="-106832.7" calcext:value-type="float">
            <text:p>-106.832,70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orhan ustaya elden nakit</text:p>
          </table:table-cell>
          <table:table-cell table:style-name="ce301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1025]-[.D1026]+[.E1026]" office:value-type="float" office:value="-105832.7" calcext:value-type="float">
            <text:p>-105.832,70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sanayi taban kırımı beton döküm işçilik</text:p>
          </table:table-cell>
          <table:table-cell office:value-type="float" office:value="20000" calcext:value-type="float">
            <text:p>20.000,00</text:p>
          </table:table-cell>
          <table:table-cell table:style-name="ce336"/>
          <table:table-cell table:style-name="ce313"/>
          <table:table-cell table:style-name="ce313" table:formula="of:=[.G1026]-[.D1027]+[.E1027]" office:value-type="float" office:value="-125832.7" calcext:value-type="float">
            <text:p>-125.832,7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92"/>
          <table:table-cell table:number-columns-repeated="3"/>
          <table:table-cell table:style-name="ce313" table:formula="of:=[.G1027]-[.D1028]+[.E1028]" office:value-type="float" office:value="-125832.7" calcext:value-type="float">
            <text:p>-125.832,7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93" office:value-type="string" calcext:value-type="string">
            <text:p>Ara Toplam</text:p>
          </table:table-cell>
          <table:table-cell table:style-name="ce280" table:formula="of:=SUM([.D984:.D1028])" office:value-type="float" office:value="43200" calcext:value-type="float">
            <text:p>43200</text:p>
          </table:table-cell>
          <table:table-cell table:style-name="ce280" table:formula="of:=SUM([.E984:.E1028])" office:value-type="float" office:value="61195" calcext:value-type="float">
            <text:p>61195</text:p>
          </table:table-cell>
          <table:table-cell/>
          <table:table-cell table:style-name="ce313"/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Lise Arkası Kira Bedeli</text:p>
          </table:table-cell>
          <table:table-cell office:value-type="float" office:value="20372.47" calcext:value-type="float">
            <text:p>20.372,47</text:p>
          </table:table-cell>
          <table:table-cell table:number-columns-repeated="2"/>
          <table:table-cell table:style-name="ce313" table:formula="of:=[.G1028]-[.D1030]+[.E1030]" office:value-type="float" office:value="-146205.17" calcext:value-type="float">
            <text:p>-146.205,17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Ali Paşa Kira Bedeli Atila BALCI</text:p>
          </table:table-cell>
          <table:table-cell office:value-type="float" office:value="17008.33" calcext:value-type="float">
            <text:p>17.008,33</text:p>
          </table:table-cell>
          <table:table-cell table:number-columns-repeated="2"/>
          <table:table-cell table:style-name="ce313" table:formula="of:=[.G1030]-[.D1031]+[.E1031]" office:value-type="float" office:value="-163213.5" calcext:value-type="float">
            <text:p>-163.213,50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Ali Paşa Kira Bedeli İsmail BALCI</text:p>
          </table:table-cell>
          <table:table-cell office:value-type="float" office:value="13986.67" calcext:value-type="float">
            <text:p>13.986,67</text:p>
          </table:table-cell>
          <table:table-cell table:number-columns-repeated="2"/>
          <table:table-cell table:style-name="ce313" table:formula="of:=[.G1031]-[.D1032]+[.E1032]" office:value-type="float" office:value="-177200.17" calcext:value-type="float">
            <text:p>-177.200,17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2"/>
          <table:table-cell table:style-name="ce313" table:formula="of:=[.G1032]-[.D1033]+[.E1033]" office:value-type="float" office:value="-177200.17" calcext:value-type="float">
            <text:p>-177.200,17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313" table:formula="of:=[.G1033]-[.D1034]+[.E1034]" office:value-type="float" office:value="-177200.17" calcext:value-type="float">
            <text:p>-177.200,1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 office:value-type="string" calcext:value-type="string">
            <text:p>2020 ye devir </text:p>
          </table:table-cell>
          <table:table-cell table:style-name="ce313"/>
          <table:table-cell table:style-name="ce337"/>
          <table:table-cell table:style-name="ce347"/>
          <table:table-cell table:style-name="ce313" table:formula="of:=[.G1034]-[.D1035]+[.E1035]" office:value-type="float" office:value="-177200.17" calcext:value-type="float">
            <text:p>-177.200,1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/>
          <table:table-cell table:style-name="ce313"/>
          <table:table-cell table:style-name="ce337"/>
          <table:table-cell table:style-name="ce347"/>
          <table:table-cell table:style-name="ce314" table:formula="of:=[.G1035]-[.D1036]+[.E1036]" office:value-type="float" office:value="-177200.17" calcext:value-type="float">
            <text:p>-177.200,1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/>
          <table:table-cell table:style-name="ce313"/>
          <table:table-cell table:style-name="ce337"/>
          <table:table-cell table:style-name="ce347"/>
          <table:table-cell table:style-name="ce314"/>
          <table:table-cell table:number-columns-repeated="1016"/>
        </table:table-row>
        <table:table-row table:style-name="ro11">
          <table:table-cell/>
          <table:table-cell table:style-name="ce251" office:value-type="date" office:date-value="2019-12-31" calcext:value-type="date">
            <text:p>31.12.2019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1030:.D1036])+[.D1029]" office:value-type="float" office:value="94567.47" calcext:value-type="float">
            <text:p>94.567,47</text:p>
          </table:table-cell>
          <table:table-cell table:style-name="ce327" table:formula="of:=SUM([.E1030:.E1036])+[.E1029]" office:value-type="float" office:value="61195" calcext:value-type="float">
            <text:p>61.195,00</text:p>
          </table:table-cell>
          <table:table-cell table:style-name="ce323"/>
          <table:table-cell table:style-name="ce349" table:formula="of:=[.E1038]-[.D1038]" office:value-type="float" office:value="-33372.47" calcext:value-type="float">
            <text:p>-33.372,47</text:p>
          </table:table-cell>
          <table:table-cell table:number-columns-repeated="1016"/>
        </table:table-row>
        <table:table-row table:style-name="ro11">
          <table:table-cell table:number-columns-repeated="1023"/>
        </table:table-row>
        <table:table-row table:style-name="ro11">
          <table:table-cell/>
          <table:table-cell table:style-name="ce470" office:value-type="float" office:value="2020" calcext:value-type="float">
            <text:p>2020</text:p>
          </table:table-cell>
          <table:table-cell table:style-name="ce264" office:value-type="string" calcext:value-type="string">
            <text:p>2019 nakli yekün doğuş borçlu</text:p>
          </table:table-cell>
          <table:table-cell table:style-name="ce317"/>
          <table:table-cell table:style-name="ce341"/>
          <table:table-cell/>
          <table:table-cell table:style-name="ce317" table:formula="of:=[.G1036]" office:value-type="float" office:value="-177200.17" calcext:value-type="float">
            <text:p>-177.20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1-01" calcext:value-type="date">
            <text:p>01.01.2020</text:p>
          </table:table-cell>
          <table:table-cell office:value-type="string" calcext:value-type="string">
            <text:p>Ali Balcıdan nakit alınan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313" table:formula="of:=[.E1041]-[.D1041]+[.G1040]" office:value-type="float" office:value="-178200.17" calcext:value-type="float">
            <text:p>-178.20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3-02" calcext:value-type="date">
            <text:p>02.03.2020</text:p>
          </table:table-cell>
          <table:table-cell office:value-type="string" calcext:value-type="string">
            <text:p>Ali Balcıya nakit ziraat senet</text:p>
          </table:table-cell>
          <table:table-cell/>
          <table:table-cell office:value-type="float" office:value="18600" calcext:value-type="float">
            <text:p>18.600,00</text:p>
          </table:table-cell>
          <table:table-cell/>
          <table:table-cell table:style-name="ce313" table:formula="of:=[.E1042]-[.D1042]+[.G1041]" office:value-type="float" office:value="-159600.17" calcext:value-type="float">
            <text:p>-159.60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3-03" calcext:value-type="date">
            <text:p>03.03.2020</text:p>
          </table:table-cell>
          <table:table-cell office:value-type="string" calcext:value-type="string">
            <text:p>Ali Balcıdan nakit alınan</text:p>
          </table:table-cell>
          <table:table-cell office:value-type="float" office:value="3500" calcext:value-type="float">
            <text:p>3.500,00</text:p>
          </table:table-cell>
          <table:table-cell table:number-columns-repeated="2"/>
          <table:table-cell table:style-name="ce313" table:formula="of:=[.E1043]-[.D1043]+[.G1042]" office:value-type="float" office:value="-163100.17" calcext:value-type="float">
            <text:p>-163.10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1-03" calcext:value-type="date">
            <text:p>03.01.2020</text:p>
          </table:table-cell>
          <table:table-cell office:value-type="string" calcext:value-type="string">
            <text:p>Ali Balcıdan çek 30-1-2020 Duran Malatyalı </text:p>
          </table:table-cell>
          <table:table-cell office:value-type="float" office:value="15000" calcext:value-type="float">
            <text:p>15.000,00</text:p>
          </table:table-cell>
          <table:table-cell table:number-columns-repeated="2"/>
          <table:table-cell table:style-name="ce313" table:formula="of:=[.E1044]-[.D1044]+[.G1043]" office:value-type="float" office:value="-178100.17" calcext:value-type="float">
            <text:p>-178.10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1-30" calcext:value-type="date">
            <text:p>30.01.2020</text:p>
          </table:table-cell>
          <table:table-cell office:value-type="string" calcext:value-type="string">
            <text:p>balmer hesabına yatan malatyalının çek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313" table:formula="of:=[.E1045]-[.D1045]+[.G1044]" office:value-type="float" office:value="-163100.17" calcext:value-type="float">
            <text:p>-163.10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3-20" calcext:value-type="date">
            <text:p>20.03.2020</text:p>
          </table:table-cell>
          <table:table-cell office:value-type="string" calcext:value-type="string">
            <text:p>Ziraat hayat sigortası kredi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style-name="ce313" table:formula="of:=[.E1046]-[.D1046]+[.G1045]" office:value-type="float" office:value="-162960.17" calcext:value-type="float">
            <text:p>-162.96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4-13" calcext:value-type="date">
            <text:p>13.04.2020</text:p>
          </table:table-cell>
          <table:table-cell office:value-type="string" calcext:value-type="string">
            <text:p>KK satış bayraktardan geçildi</text:p>
          </table:table-cell>
          <table:table-cell/>
          <table:table-cell office:value-type="float" office:value="675" calcext:value-type="float">
            <text:p>675,00</text:p>
          </table:table-cell>
          <table:table-cell/>
          <table:table-cell table:style-name="ce313" table:formula="of:=[.E1047]-[.D1047]+[.G1046]" office:value-type="float" office:value="-162285.17" calcext:value-type="float">
            <text:p>-162.285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5-13" calcext:value-type="date">
            <text:p>13.05.2020</text:p>
          </table:table-cell>
          <table:table-cell office:value-type="string" calcext:value-type="string">
            <text:p>Ali balcı ya nakit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style-name="ce313" table:formula="of:=[.E1048]-[.D1048]+[.G1047]" office:value-type="float" office:value="-160285.17" calcext:value-type="float">
            <text:p>-160.285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5-14" calcext:value-type="date">
            <text:p>14.05.2020</text:p>
          </table:table-cell>
          <table:table-cell office:value-type="string" calcext:value-type="string">
            <text:p>Ali balcı dan nakit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313" table:formula="of:=[.E1049]-[.D1049]+[.G1048]" office:value-type="float" office:value="-161785.17" calcext:value-type="float">
            <text:p>-161.785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Bilgisayarcı ismail Kiradan icra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313" table:formula="of:=[.E1050]-[.D1050]+[.G1049]" office:value-type="float" office:value="-158285.17" calcext:value-type="float">
            <text:p>-158.285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7-18" calcext:value-type="date">
            <text:p>18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 table:number-columns-repeated="2"/>
          <table:table-cell table:style-name="ce313" table:formula="of:=[.E1051]-[.D1051]+[.G1050]" office:value-type="float" office:value="-160285.17" calcext:value-type="float">
            <text:p>-160.285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7-20" calcext:value-type="date">
            <text:p>20.07.2020</text:p>
          </table:table-cell>
          <table:table-cell office:value-type="string" calcext:value-type="string">
            <text:p>Ali Paşa kira 2020 hacı</text:p>
          </table:table-cell>
          <table:table-cell/>
          <table:table-cell office:value-type="float" office:value="3775" calcext:value-type="float">
            <text:p>3.775,00</text:p>
          </table:table-cell>
          <table:table-cell/>
          <table:table-cell table:style-name="ce313" table:formula="of:=[.E1052]-[.D1052]+[.G1051]" office:value-type="float" office:value="-156510.17" calcext:value-type="float">
            <text:p>-156.510,17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 office:value-type="string" calcext:value-type="string">
            <text:p>Ali Paşa kirası senet ile Selaniğe yapıldı</text:p>
          </table:table-cell>
          <table:table-cell table:number-columns-repeated="3"/>
          <table:table-cell table:style-name="ce313" table:formula="of:=[.E1053]-[.D1053]+[.G1052]" office:value-type="float" office:value="-156510.17" calcext:value-type="float">
            <text:p>-156.5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7-20" calcext:value-type="date">
            <text:p>20.07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23000" calcext:value-type="float">
            <text:p>23.000,00</text:p>
          </table:table-cell>
          <table:table-cell/>
          <table:table-cell table:style-name="ce313" table:formula="of:=[.E1054]-[.D1054]+[.G1053]" office:value-type="float" office:value="-133510.17" calcext:value-type="float">
            <text:p>-133.5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7-25" calcext:value-type="date">
            <text:p>25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 table:number-columns-repeated="2"/>
          <table:table-cell table:style-name="ce313" table:formula="of:=[.E1055]-[.D1055]+[.G1054]" office:value-type="float" office:value="-135510.17" calcext:value-type="float">
            <text:p>-135.5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7-28" calcext:value-type="date">
            <text:p>28.07.2020</text:p>
          </table:table-cell>
          <table:table-cell office:value-type="string" calcext:value-type="string">
            <text:p>Ali Balcıya nakit <text:s/>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313" table:formula="of:=[.E1056]-[.D1056]+[.G1055]" office:value-type="float" office:value="-136510.17" calcext:value-type="float">
            <text:p>-136.5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7-30" calcext:value-type="date">
            <text:p>30.07.2020</text:p>
          </table:table-cell>
          <table:table-cell office:value-type="string" calcext:value-type="string">
            <text:p>oğuzhan türkmen kira SENET İŞ 800</text:p>
          </table:table-cell>
          <table:table-cell/>
          <table:table-cell office:value-type="float" office:value="17000" calcext:value-type="float">
            <text:p>17.000,00</text:p>
          </table:table-cell>
          <table:table-cell/>
          <table:table-cell table:style-name="ce313" table:formula="of:=[.E1057]-[.D1057]+[.G1056]" office:value-type="float" office:value="-119510.17" calcext:value-type="float">
            <text:p>-119.5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8-30" calcext:value-type="date">
            <text:p>30.08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4500" calcext:value-type="float">
            <text:p>4.500,00</text:p>
          </table:table-cell>
          <table:table-cell/>
          <table:table-cell table:style-name="ce313" table:formula="of:=[.E1058]-[.D1058]+[.G1057]" office:value-type="float" office:value="-115010.17" calcext:value-type="float">
            <text:p>-115.0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9-03" calcext:value-type="date">
            <text:p>03.09.2020</text:p>
          </table:table-cell>
          <table:table-cell office:value-type="string" calcext:value-type="string">
            <text:p>Sanayi ön beton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style-name="ce313" table:formula="of:=[.E1059]-[.D1059]+[.G1058]" office:value-type="float" office:value="-120010.17" calcext:value-type="float">
            <text:p>-120.0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9-05" calcext:value-type="date">
            <text:p>05.09.2020</text:p>
          </table:table-cell>
          <table:table-cell office:value-type="string" calcext:value-type="string">
            <text:p>murat çalışkana nakit ödenen</text:p>
          </table:table-cell>
          <table:table-cell/>
          <table:table-cell office:value-type="float" office:value="4500" calcext:value-type="float">
            <text:p>4.500,00</text:p>
          </table:table-cell>
          <table:table-cell/>
          <table:table-cell table:style-name="ce313" table:formula="of:=[.E1060]-[.D1060]+[.G1059]" office:value-type="float" office:value="-115510.17" calcext:value-type="float">
            <text:p>-115.5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9-05" calcext:value-type="date">
            <text:p>05.09.2020</text:p>
          </table:table-cell>
          <table:table-cell office:value-type="string" calcext:value-type="string">
            <text:p>Ali Balcı Lise Arkası Kira Geliri </text:p>
          </table:table-cell>
          <table:table-cell office:value-type="float" office:value="11000" calcext:value-type="float">
            <text:p>11.000,00</text:p>
          </table:table-cell>
          <table:table-cell table:number-columns-repeated="2"/>
          <table:table-cell table:style-name="ce313" table:formula="of:=[.E1061]-[.D1061]+[.G1060]" office:value-type="float" office:value="-126510.17" calcext:value-type="float">
            <text:p>-126.5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9-05" calcext:value-type="date">
            <text:p>05.09.2020</text:p>
          </table:table-cell>
          <table:table-cell office:value-type="string" calcext:value-type="string">
            <text:p>Atila Balcı Lise Arkası Kira Geliri </text:p>
          </table:table-cell>
          <table:table-cell office:value-type="float" office:value="11000" calcext:value-type="float">
            <text:p>11.000,00</text:p>
          </table:table-cell>
          <table:table-cell table:number-columns-repeated="2"/>
          <table:table-cell table:style-name="ce313" table:formula="of:=[.E1062]-[.D1062]+[.G1061]" office:value-type="float" office:value="-137510.17" calcext:value-type="float">
            <text:p>-137.51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64" office:value-type="string" calcext:value-type="string">
            <text:p>Lise kirası hacı hesabına yapıldı (son)</text:p>
          </table:table-cell>
          <table:table-cell table:number-columns-repeated="3"/>
          <table:table-cell table:style-name="ce313" table:formula="of:=[.E1063]-[.D1063]+[.G1062]" office:value-type="float" office:value="-137510.17" calcext:value-type="float">
            <text:p>-137.51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Demirci fahriye motorcu kapı işçiliği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313" table:formula="of:=[.E1064]-[.D1064]+[.G1063]" office:value-type="float" office:value="-139010.17" calcext:value-type="float">
            <text:p>-139.01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 balcıya nakit(arif ustanın dükkanda)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ce313" table:formula="of:=[.E1065]-[.D1065]+[.G1064]" office:value-type="float" office:value="-138110.17" calcext:value-type="float">
            <text:p>-138.1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10-19" calcext:value-type="date">
            <text:p>19.10.2020</text:p>
          </table:table-cell>
          <table:table-cell office:value-type="string" calcext:value-type="string">
            <text:p>Ali Balcıya nakit (hurdacı Ali den gelen)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table:style-name="ce313" table:formula="of:=[.E1066]-[.D1066]+[.G1065]" office:value-type="float" office:value="-118110.17" calcext:value-type="float">
            <text:p>-118.11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4"/>
          <table:table-cell table:style-name="ce313" table:formula="of:=[.E1067]-[.D1067]+[.G1066]" office:value-type="float" office:value="-118110.17" calcext:value-type="float">
            <text:p>-118.11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 Balcıdan özer vinç vinç sökümü için</text:p>
          </table:table-cell>
          <table:table-cell office:value-type="float" office:value="1300" calcext:value-type="float">
            <text:p>1.300,00</text:p>
          </table:table-cell>
          <table:table-cell table:number-columns-repeated="2"/>
          <table:table-cell table:style-name="ce313" table:formula="of:=[.E1068]-[.D1068]+[.G1067]" office:value-type="float" office:value="-119410.17" calcext:value-type="float">
            <text:p>-119.41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 Balcıdan toz dolgu</text:p>
          </table:table-cell>
          <table:table-cell office:value-type="float" office:value="250" calcext:value-type="float">
            <text:p>250,00</text:p>
          </table:table-cell>
          <table:table-cell table:number-columns-repeated="2"/>
          <table:table-cell table:style-name="ce313" table:formula="of:=[.E1069]-[.D1069]+[.G1068]" office:value-type="float" office:value="-119660.17" calcext:value-type="float">
            <text:p>-119.66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 Balcıdan pire memete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313" table:formula="of:=[.E1070]-[.D1070]+[.G1069]" office:value-type="float" office:value="-119810.17" calcext:value-type="float">
            <text:p>-119.81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 Balcıdan 36 m3 beton x 170</text:p>
          </table:table-cell>
          <table:table-cell office:value-type="float" office:value="6120" calcext:value-type="float">
            <text:p>6.120,00</text:p>
          </table:table-cell>
          <table:table-cell table:number-columns-repeated="2"/>
          <table:table-cell table:style-name="ce313" table:formula="of:=[.E1071]-[.D1071]+[.G1070]" office:value-type="float" office:value="-125930.17" calcext:value-type="float">
            <text:p>-125.93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Kum 1 m3</text:p>
          </table:table-cell>
          <table:table-cell office:value-type="float" office:value="80" calcext:value-type="float">
            <text:p>80,00</text:p>
          </table:table-cell>
          <table:table-cell table:number-columns-repeated="2"/>
          <table:table-cell table:style-name="ce313" table:formula="of:=[.E1072]-[.D1072]+[.G1071]" office:value-type="float" office:value="-126010.17" calcext:value-type="float">
            <text:p>-126.01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8,5 tuğla 145 ad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313" table:formula="of:=[.E1073]-[.D1073]+[.G1072]" office:value-type="float" office:value="-126100.17" calcext:value-type="float">
            <text:p>-126.10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Çimento 10 tr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313" table:formula="of:=[.E1074]-[.D1074]+[.G1073]" office:value-type="float" office:value="-126250.17" calcext:value-type="float">
            <text:p>-126.25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Kireç 5 tr</text:p>
          </table:table-cell>
          <table:table-cell office:value-type="float" office:value="30" calcext:value-type="float">
            <text:p>30,00</text:p>
          </table:table-cell>
          <table:table-cell table:number-columns-repeated="2"/>
          <table:table-cell table:style-name="ce313" table:formula="of:=[.E1075]-[.D1075]+[.G1074]" office:value-type="float" office:value="-126280.17" calcext:value-type="float">
            <text:p>-126.28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yığma tuğla 720 * 0.90</text:p>
          </table:table-cell>
          <table:table-cell office:value-type="float" office:value="648" calcext:value-type="float">
            <text:p>648,00</text:p>
          </table:table-cell>
          <table:table-cell table:number-columns-repeated="2"/>
          <table:table-cell table:style-name="ce313" table:formula="of:=[.E1076]-[.D1076]+[.G1075]" office:value-type="float" office:value="-126928.17" calcext:value-type="float">
            <text:p>-126.928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11-25" calcext:value-type="date">
            <text:p>25.11.2020</text:p>
          </table:table-cell>
          <table:table-cell office:value-type="string" calcext:value-type="string">
            <text:p>Muhammed 6 yevmiye</text:p>
          </table:table-cell>
          <table:table-cell office:value-type="float" office:value="600" calcext:value-type="float">
            <text:p>600,00</text:p>
          </table:table-cell>
          <table:table-cell table:number-columns-repeated="2"/>
          <table:table-cell table:style-name="ce313" table:formula="of:=[.E1077]-[.D1077]+[.G1076]" office:value-type="float" office:value="-127528.17" calcext:value-type="float">
            <text:p>-127.528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11-30" calcext:value-type="date">
            <text:p>30.11.2020</text:p>
          </table:table-cell>
          <table:table-cell office:value-type="string" calcext:value-type="string">
            <text:p>çedaş sanayi borcu</text:p>
          </table:table-cell>
          <table:table-cell office:value-type="float" office:value="2824.24" calcext:value-type="float">
            <text:p>2.824,24</text:p>
          </table:table-cell>
          <table:table-cell table:number-columns-repeated="2"/>
          <table:table-cell table:style-name="ce313" table:formula="of:=[.E1078]-[.D1078]+[.G1077]" office:value-type="float" office:value="-130352.41" calcext:value-type="float">
            <text:p>-130.352,4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çedaş için yaymazdan Ali Balcıya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313" table:formula="of:=[.E1079]-[.D1079]+[.G1078]" office:value-type="float" office:value="-129552.41" calcext:value-type="float">
            <text:p>-129.552,4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Ali Balcıya nakit <text:s/></text:p>
          </table:table-cell>
          <table:table-cell/>
          <table:table-cell office:value-type="float" office:value="150" calcext:value-type="float">
            <text:p>150,00</text:p>
          </table:table-cell>
          <table:table-cell/>
          <table:table-cell table:style-name="ce313" table:formula="of:=[.E1080]-[.D1080]+[.G1079]" office:value-type="float" office:value="-129402.41" calcext:value-type="float">
            <text:p>-129.402,41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 office:value-type="string" calcext:value-type="string">
            <text:p>2021 ‘e nakli yekün doğuş borçlu</text:p>
          </table:table-cell>
          <table:table-cell table:number-columns-repeated="3"/>
          <table:table-cell table:style-name="ce356" table:formula="of:=[.G1080]" office:value-type="float" office:value="-129402.41" calcext:value-type="float">
            <text:p>-129.402,41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/>
          <table:table-cell table:number-columns-repeated="3"/>
          <table:table-cell table:style-name="ce356"/>
          <table:table-cell table:number-columns-repeated="1016"/>
        </table:table-row>
        <table:table-row table:style-name="ro11">
          <table:table-cell/>
          <table:table-cell table:style-name="ce251" office:value-type="date" office:date-value="2020-12-31" calcext:value-type="date">
            <text:p>31.12.2020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1041:.D1080])" office:value-type="float" office:value="66742.24" calcext:value-type="float">
            <text:p>66.742,24</text:p>
          </table:table-cell>
          <table:table-cell table:style-name="ce327" table:formula="of:=SUM([.E1041:.E1081])" office:value-type="float" office:value="114540" calcext:value-type="float">
            <text:p>114.540,00</text:p>
          </table:table-cell>
          <table:table-cell table:style-name="ce323"/>
          <table:table-cell table:style-name="ce349" table:formula="of:=[.E1083]-[.D1083]" office:value-type="float" office:value="47797.76" calcext:value-type="float">
            <text:p>47.797,76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/>
          <table:table-cell table:number-columns-repeated="3"/>
          <table:table-cell table:style-name="ce356"/>
          <table:table-cell table:number-columns-repeated="1016"/>
        </table:table-row>
        <table:table-row table:style-name="ro11">
          <table:table-cell/>
          <table:table-cell table:style-name="ce471" office:value-type="float" office:value="2021" calcext:value-type="float">
            <text:p>2021</text:p>
          </table:table-cell>
          <table:table-cell table:style-name="ce264" office:value-type="string" calcext:value-type="string">
            <text:p>2020 den nakli yekün doğuş borçlu</text:p>
          </table:table-cell>
          <table:table-cell table:style-name="ce317"/>
          <table:table-cell table:style-name="ce341"/>
          <table:table-cell/>
          <table:table-cell table:style-name="ce317" table:formula="of:=[.G1081]" office:value-type="float" office:value="-129402.41" calcext:value-type="float">
            <text:p>-129.402,4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pervin ziraat kredi sigorta dask</text:p>
          </table:table-cell>
          <table:table-cell/>
          <table:table-cell office:value-type="float" office:value="271.42" calcext:value-type="float">
            <text:p>271,42</text:p>
          </table:table-cell>
          <table:table-cell/>
          <table:table-cell table:style-name="ce313" table:formula="of:=[.E1086]-[.D1086]+[.G1085]" office:value-type="float" office:value="-129130.99" calcext:value-type="float">
            <text:p>-129.130,99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özel konut sigortası</text:p>
          </table:table-cell>
          <table:table-cell/>
          <table:table-cell office:value-type="float" office:value="188" calcext:value-type="float">
            <text:p>188,00</text:p>
          </table:table-cell>
          <table:table-cell/>
          <table:table-cell table:style-name="ce313" table:formula="of:=[.E1087]-[.D1087]+[.G1086]" office:value-type="float" office:value="-128942.99" calcext:value-type="float">
            <text:p>-128.942,99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hayat sigortası</text:p>
          </table:table-cell>
          <table:table-cell/>
          <table:table-cell office:value-type="float" office:value="1231.23" calcext:value-type="float">
            <text:p>1.231,23</text:p>
          </table:table-cell>
          <table:table-cell/>
          <table:table-cell table:style-name="ce313" table:formula="of:=[.E1088]-[.D1088]+[.G1087]" office:value-type="float" office:value="-127711.76" calcext:value-type="float">
            <text:p>-127.711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ye nakit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313" table:formula="of:=[.E1089]-[.D1089]+[.G1088]" office:value-type="float" office:value="-126711.76" calcext:value-type="float">
            <text:p>-126.711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313" table:formula="of:=[.E1090]-[.D1090]+[.G1089]" office:value-type="float" office:value="-127011.76" calcext:value-type="float">
            <text:p>-127.011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ye nakit</text:p>
          </table:table-cell>
          <table:table-cell/>
          <table:table-cell office:value-type="float" office:value="100" calcext:value-type="float">
            <text:p>100,00</text:p>
          </table:table-cell>
          <table:table-cell/>
          <table:table-cell table:style-name="ce313" table:formula="of:=[.E1091]-[.D1091]+[.G1090]" office:value-type="float" office:value="-126911.76" calcext:value-type="float">
            <text:p>-126.911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7-25" calcext:value-type="date">
            <text:p>25.07.2021</text:p>
          </table:table-cell>
          <table:table-cell office:value-type="string" calcext:value-type="string">
            <text:p>mustafa kaymak kira (mustafaya)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313" table:formula="of:=[.E1092]-[.D1092]+[.G1091]" office:value-type="float" office:value="-125911.76" calcext:value-type="float">
            <text:p>-125.911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8-05" calcext:value-type="date">
            <text:p>05.08.2021</text:p>
          </table:table-cell>
          <table:table-cell office:value-type="string" calcext:value-type="string">
            <text:p>aliye senet için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313" table:formula="of:=[.E1093]-[.D1093]+[.G1092]" office:value-type="float" office:value="-122411.76" calcext:value-type="float">
            <text:p>-122.411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3-12" calcext:value-type="date">
            <text:p>12.03.2021</text:p>
          </table:table-cell>
          <table:table-cell office:value-type="string" calcext:value-type="string">
            <text:p>forklift motorcu işçilik</text:p>
          </table:table-cell>
          <table:table-cell/>
          <table:table-cell office:value-type="float" office:value="1750" calcext:value-type="float">
            <text:p>1.750,00</text:p>
          </table:table-cell>
          <table:table-cell/>
          <table:table-cell table:style-name="ce313" table:formula="of:=[.E1094]-[.D1094]+[.G1093]" office:value-type="float" office:value="-120661.76" calcext:value-type="float">
            <text:p>-120.661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4-22" calcext:value-type="date">
            <text:p>22.04.2021</text:p>
          </table:table-cell>
          <table:table-cell office:value-type="string" calcext:value-type="string">
            <text:p>forklift hararret saati</text:p>
          </table:table-cell>
          <table:table-cell/>
          <table:table-cell office:value-type="float" office:value="211" calcext:value-type="float">
            <text:p>211,00</text:p>
          </table:table-cell>
          <table:table-cell/>
          <table:table-cell table:style-name="ce313" table:formula="of:=[.E1095]-[.D1095]+[.G1094]" office:value-type="float" office:value="-120450.76" calcext:value-type="float">
            <text:p>-120.450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4-29" calcext:value-type="date">
            <text:p>29.04.2021</text:p>
          </table:table-cell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313" table:formula="of:=[.E1096]-[.D1096]+[.G1095]" office:value-type="float" office:value="-120750.76" calcext:value-type="float">
            <text:p>-120.750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tilaya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ce313" table:formula="of:=[.E1097]-[.D1097]+[.G1096]" office:value-type="float" office:value="-120450.76" calcext:value-type="float">
            <text:p>-120.450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 Paşa kira 2021 hacı</text:p>
          </table:table-cell>
          <table:table-cell/>
          <table:table-cell office:value-type="float" office:value="3799.55" calcext:value-type="float">
            <text:p>3.799,55</text:p>
          </table:table-cell>
          <table:table-cell/>
          <table:table-cell table:style-name="ce313" table:formula="of:=[.E1098]-[.D1098]+[.G1097]" office:value-type="float" office:value="-116651.21" calcext:value-type="float">
            <text:p>-116.651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64" office:value-type="string" calcext:value-type="string">
            <text:p>Ali Paşa kirası Atila Balcı hesabına yapıldı</text:p>
          </table:table-cell>
          <table:table-cell table:number-columns-repeated="3"/>
          <table:table-cell table:style-name="ce313" table:formula="of:=[.E1099]-[.D1099]+[.G1098]" office:value-type="float" office:value="-116651.21" calcext:value-type="float">
            <text:p>-116.651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9-05" calcext:value-type="date">
            <text:p>05.09.2021</text:p>
          </table:table-cell>
          <table:table-cell office:value-type="string" calcext:value-type="string">
            <text:p>Lise Kira 2021 <text:s/>hacı – ayşe</text:p>
          </table:table-cell>
          <table:table-cell/>
          <table:table-cell office:value-type="float" office:value="26000" calcext:value-type="float">
            <text:p>26.000,00</text:p>
          </table:table-cell>
          <table:table-cell/>
          <table:table-cell table:style-name="ce313" table:formula="of:=[.E1100]-[.D1100]+[.G1099]" office:value-type="float" office:value="-90651.21" calcext:value-type="float">
            <text:p>-90.651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Lise kiradan ali balcıdan</text:p>
          </table:table-cell>
          <table:table-cell office:value-type="float" office:value="25000" calcext:value-type="float">
            <text:p>25.000,00</text:p>
          </table:table-cell>
          <table:table-cell table:number-columns-repeated="2"/>
          <table:table-cell table:style-name="ce313" table:formula="of:=[.E1101]-[.D1101]+[.G1100]" office:value-type="float" office:value="-115651.21" calcext:value-type="float">
            <text:p>-115.651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64" office:value-type="string" calcext:value-type="string">
            <text:p>Lise kirası Ali Balcı hesabına yapıldı</text:p>
          </table:table-cell>
          <table:table-cell table:number-columns-repeated="3"/>
          <table:table-cell table:style-name="ce313" table:formula="of:=[.E1102]-[.D1102]+[.G1101]" office:value-type="float" office:value="-115651.21" calcext:value-type="float">
            <text:p>-115.651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9-08" calcext:value-type="date">
            <text:p>08.09.2021</text:p>
          </table:table-cell>
          <table:table-cell office:value-type="string" calcext:value-type="string">
            <text:p>Hvavale 356 yapı denetim</text:p>
          </table:table-cell>
          <table:table-cell/>
          <table:table-cell office:value-type="float" office:value="6250" calcext:value-type="float">
            <text:p>6.250,00</text:p>
          </table:table-cell>
          <table:table-cell/>
          <table:table-cell table:style-name="ce313" table:formula="of:=[.E1103]-[.D1103]+[.G1102]" office:value-type="float" office:value="-109401.21" calcext:value-type="float">
            <text:p>-109.401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den nakit</text:p>
          </table:table-cell>
          <table:table-cell office:value-type="float" office:value="3600" calcext:value-type="float">
            <text:p>3.600,00</text:p>
          </table:table-cell>
          <table:table-cell table:number-columns-repeated="2"/>
          <table:table-cell table:style-name="ce313" table:formula="of:=[.E1104]-[.D1104]+[.G1103]" office:value-type="float" office:value="-113001.21" calcext:value-type="float">
            <text:p>-113.001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SnE kapı için niğdeliden alınan</text:p>
          </table:table-cell>
          <table:table-cell office:value-type="float" office:value="2885" calcext:value-type="float">
            <text:p>2.885,00</text:p>
          </table:table-cell>
          <table:table-cell table:number-columns-repeated="2"/>
          <table:table-cell table:style-name="ce313" table:formula="of:=[.E1105]-[.D1105]+[.G1104]" office:value-type="float" office:value="-115886.21" calcext:value-type="float">
            <text:p>-115.886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SnE kapı için niğdeliden alınan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313" table:formula="of:=[.E1106]-[.D1106]+[.G1105]" office:value-type="float" office:value="-115976.21" calcext:value-type="float">
            <text:p>-115.976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nin ödediği aksoy alçıpan </text:p>
          </table:table-cell>
          <table:table-cell office:value-type="float" office:value="1670" calcext:value-type="float">
            <text:p>1.670,00</text:p>
          </table:table-cell>
          <table:table-cell table:number-columns-repeated="2"/>
          <table:table-cell table:style-name="ce313" table:formula="of:=[.E1107]-[.D1107]+[.G1106]" office:value-type="float" office:value="-117646.21" calcext:value-type="float">
            <text:p>-117.646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erbaadan tuğla 3360 ad * 0,9 TL</text:p>
          </table:table-cell>
          <table:table-cell office:value-type="float" office:value="3024" calcext:value-type="float">
            <text:p>3.024,00</text:p>
          </table:table-cell>
          <table:table-cell table:number-columns-repeated="2"/>
          <table:table-cell table:style-name="ce313" table:formula="of:=[.E1108]-[.D1108]+[.G1107]" office:value-type="float" office:value="-120670.21" calcext:value-type="float">
            <text:p>-120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14 palet * 240 ad/plt = 3360 ad (135 m2)</text:p>
          </table:table-cell>
          <table:table-cell table:number-columns-repeated="3"/>
          <table:table-cell table:style-name="ce313" table:formula="of:=[.E1109]-[.D1109]+[.G1108]" office:value-type="float" office:value="-120670.21" calcext:value-type="float">
            <text:p>-120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Forklift ekmekçioğlu rady. Hortumu</text:p>
          </table:table-cell>
          <table:table-cell/>
          <table:table-cell office:value-type="float" office:value="170" calcext:value-type="float">
            <text:p>170,00</text:p>
          </table:table-cell>
          <table:table-cell/>
          <table:table-cell table:style-name="ce313" table:formula="of:=[.E1110]-[.D1110]+[.G1109]" office:value-type="float" office:value="-120500.21" calcext:value-type="float">
            <text:p>-120.50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ye elden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313" table:formula="of:=[.E1111]-[.D1111]+[.G1110]" office:value-type="float" office:value="-120450.21" calcext:value-type="float">
            <text:p>-120.450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9-30" calcext:value-type="date">
            <text:p>30.09.2021</text:p>
          </table:table-cell>
          <table:table-cell office:value-type="string" calcext:value-type="string">
            <text:p>Balmere havale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313" table:formula="of:=[.E1112]-[.D1112]+[.G1111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4" office:value-type="string" calcext:value-type="string">
            <text:p>balkabağı malzeme 5607 TL</text:p>
          </table:table-cell>
          <table:table-cell table:number-columns-repeated="3"/>
          <table:table-cell table:style-name="ce313" table:formula="of:=[.E1113]-[.D1113]+[.G1112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103,5 m2 xps levha <text:s/>x 35 <text:s text:c="9"/>3622,50</text:p>
          </table:table-cell>
          <table:table-cell table:number-columns-repeated="3"/>
          <table:table-cell table:style-name="ce313" table:formula="of:=[.E1114]-[.D1114]+[.G1113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560 adet 12 cm dübel x 0,45 <text:s text:c="6"/>252,00</text:p>
          </table:table-cell>
          <table:table-cell table:number-columns-repeated="3"/>
          <table:table-cell table:style-name="ce313" table:formula="of:=[.E1115]-[.D1115]+[.G1114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1 top file <text:s text:c="36"/>175,00 </text:p>
          </table:table-cell>
          <table:table-cell table:number-columns-repeated="3"/>
          <table:table-cell table:style-name="ce313" table:formula="of:=[.E1116]-[.D1116]+[.G1115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2 top pex boru 200 x 5 <text:s text:c="13"/>1000,00</text:p>
          </table:table-cell>
          <table:table-cell table:number-columns-repeated="3"/>
          <table:table-cell table:style-name="ce313" table:formula="of:=[.E1117]-[.D1117]+[.G1116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500 ad pex dübel <text:s text:c="23"/>150,00 <text:s text:c="2"/></text:p>
          </table:table-cell>
          <table:table-cell table:number-columns-repeated="3"/>
          <table:table-cell table:style-name="ce313" table:formula="of:=[.E1118]-[.D1118]+[.G1117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15 ad L <text:s text:c="39"/>30,00 <text:s text:c="3"/></text:p>
          </table:table-cell>
          <table:table-cell table:number-columns-repeated="3"/>
          <table:table-cell table:style-name="ce313" table:formula="of:=[.E1119]-[.D1119]+[.G1118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27 ad 60x60 karolam x 14 <text:s text:c="10"/>378,00 <text:s text:c="4"/></text:p>
          </table:table-cell>
          <table:table-cell table:number-columns-repeated="3"/>
          <table:table-cell table:style-name="ce313" table:formula="of:=[.E1120]-[.D1120]+[.G1119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4" office:value-type="string" calcext:value-type="string">
            <text:p>balkabağı işçilik <text:s/>3082 TL</text:p>
          </table:table-cell>
          <table:table-cell table:number-columns-repeated="3"/>
          <table:table-cell table:style-name="ce313" table:formula="of:=[.E1121]-[.D1121]+[.G1120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Tuğla 56 mx2,25 = 126 m2 x15 TL 1690</text:p>
          </table:table-cell>
          <table:table-cell table:number-columns-repeated="3"/>
          <table:table-cell table:style-name="ce313" table:formula="of:=[.E1122]-[.D1122]+[.G1121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Tuğla <text:s text:c="2"/>6 mx 0,8 = 4,8 m2 x15 TL <text:s text:c="5"/>72</text:p>
          </table:table-cell>
          <table:table-cell table:number-columns-repeated="3"/>
          <table:table-cell table:style-name="ce313" table:formula="of:=[.E1123]-[.D1123]+[.G1122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Tuğla duvar 6 mx 0,5 = 3,0 m2 (pire) </text:p>
          </table:table-cell>
          <table:table-cell table:number-columns-repeated="3"/>
          <table:table-cell table:style-name="ce313" table:formula="of:=[.E1124]-[.D1124]+[.G1123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21 m2 seramik x 20 <text:s text:c="23"/>420</text:p>
          </table:table-cell>
          <table:table-cell table:number-columns-repeated="3"/>
          <table:table-cell table:style-name="ce313" table:formula="of:=[.E1125]-[.D1125]+[.G1124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35 m2 mermer kapı önü <text:s text:c="17"/>700</text:p>
          </table:table-cell>
          <table:table-cell table:number-columns-repeated="3"/>
          <table:table-cell table:style-name="ce313" table:formula="of:=[.E1126]-[.D1126]+[.G1125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0-05" calcext:value-type="date">
            <text:p>05.10.2021</text:p>
          </table:table-cell>
          <table:table-cell table:number-columns-repeated="4"/>
          <table:table-cell table:style-name="ce313" table:formula="of:=[.E1127]-[.D1127]+[.G1126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0-05" calcext:value-type="date">
            <text:p>05.10.2021</text:p>
          </table:table-cell>
          <table:table-cell table:style-name="ce264" office:value-type="string" calcext:value-type="string">
            <text:p>mesut deliduman kira senet 30-10-2021 </text:p>
          </table:table-cell>
          <table:table-cell/>
          <table:table-cell table:style-name="ce340" office:value-type="float" office:value="14400" calcext:value-type="float">
            <text:p>14.400,00</text:p>
          </table:table-cell>
          <table:table-cell/>
          <table:table-cell table:style-name="ce313" table:formula="of:=[.E1128]-[.D1128]+[.G1127]" office:value-type="float" office:value="-104550.21" calcext:value-type="float">
            <text:p>-104.550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0-20" calcext:value-type="date">
            <text:p>20.10.2021</text:p>
          </table:table-cell>
          <table:table-cell office:value-type="string" calcext:value-type="string">
            <text:p>ilhan balcıdan alınan 2 adet su sayacı</text:p>
          </table:table-cell>
          <table:table-cell table:style-name="ce318" office:value-type="float" office:value="100" calcext:value-type="float">
            <text:p>100,00</text:p>
          </table:table-cell>
          <table:table-cell table:number-columns-repeated="2"/>
          <table:table-cell table:style-name="ce313" table:formula="of:=[.E1129]-[.D1129]+[.G1128]" office:value-type="float" office:value="-104650.21" calcext:value-type="float">
            <text:p>-104.6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ilhan balcıdan alınan 2 adet sayac rekoru</text:p>
          </table:table-cell>
          <table:table-cell table:style-name="ce318" office:value-type="float" office:value="20" calcext:value-type="float">
            <text:p>20,00</text:p>
          </table:table-cell>
          <table:table-cell table:number-columns-repeated="2"/>
          <table:table-cell table:style-name="ce313" table:formula="of:=[.E1130]-[.D1130]+[.G1129]" office:value-type="float" office:value="-104670.21" calcext:value-type="float">
            <text:p>-10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/>
          <table:table-cell table:style-name="ce318"/>
          <table:table-cell table:number-columns-repeated="2"/>
          <table:table-cell table:style-name="ce313" table:formula="of:=[.E1131]-[.D1131]+[.G1130]" office:value-type="float" office:value="-104670.21" calcext:value-type="float">
            <text:p>-104.670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0-25" calcext:value-type="date">
            <text:p>25.10.2021</text:p>
          </table:table-cell>
          <table:table-cell office:value-type="string" calcext:value-type="string">
            <text:p>Hacıdan ziraate kredi için yatan</text:p>
          </table:table-cell>
          <table:table-cell/>
          <table:table-cell office:value-type="float" office:value="40000" calcext:value-type="float">
            <text:p>40.000,00</text:p>
          </table:table-cell>
          <table:table-cell/>
          <table:table-cell table:style-name="ce313" table:formula="of:=[.E1132]-[.D1132]+[.G1131]" office:value-type="float" office:value="-64670.21" calcext:value-type="float">
            <text:p>-6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eski kredi </text:p>
          </table:table-cell>
          <table:table-cell table:number-columns-repeated="3"/>
          <table:table-cell table:style-name="ce313" table:formula="of:=[.E1133]-[.D1133]+[.G1132]" office:value-type="float" office:value="-64670.21" calcext:value-type="float">
            <text:p>-6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Toplam <text:s/>kalan <text:s text:c="22"/>265 881</text:p>
          </table:table-cell>
          <table:table-cell table:number-columns-repeated="3"/>
          <table:table-cell table:style-name="ce313" table:formula="of:=[.E1134]-[.D1134]+[.G1133]" office:value-type="float" office:value="-64670.21" calcext:value-type="float">
            <text:p>-6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ra Ödeme <text:s text:c="30"/>40 000</text:p>
          </table:table-cell>
          <table:table-cell table:number-columns-repeated="3"/>
          <table:table-cell table:style-name="ce313" table:formula="of:=[.E1135]-[.D1135]+[.G1134]" office:value-type="float" office:value="-64670.21" calcext:value-type="float">
            <text:p>-6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Yeni hesap <text:s text:c="27"/>190 140</text:p>
          </table:table-cell>
          <table:table-cell table:number-columns-repeated="3"/>
          <table:table-cell table:style-name="ce313" table:formula="of:=[.E1136]-[.D1136]+[.G1135]" office:value-type="float" office:value="-64670.21" calcext:value-type="float">
            <text:p>-6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Fark <text:s text:c="10"/>265 – 190 = 75 000</text:p>
          </table:table-cell>
          <table:table-cell table:number-columns-repeated="3"/>
          <table:table-cell table:style-name="ce313" table:formula="of:=[.E1137]-[.D1137]+[.G1136]" office:value-type="float" office:value="-64670.21" calcext:value-type="float">
            <text:p>-6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Ödenmeyen fark faiz  75 -   40  = <text:span text:style-name="T7">35 000</text:span></text:p>
          </table:table-cell>
          <table:table-cell table:number-columns-repeated="3"/>
          <table:table-cell table:style-name="ce313" table:formula="of:=[.E1138]-[.D1138]+[.G1137]" office:value-type="float" office:value="-64670.21" calcext:value-type="float">
            <text:p>-6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4"/>
          <table:table-cell table:style-name="ce313" table:formula="of:=[.E1139]-[.D1139]+[.G1138]" office:value-type="float" office:value="-64670.21" calcext:value-type="float">
            <text:p>-6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elektrik abonesi için elk. nuha ödenen</text:p>
          </table:table-cell>
          <table:table-cell office:value-type="float" office:value="3000" calcext:value-type="float">
            <text:p>3.000,00</text:p>
          </table:table-cell>
          <table:table-cell table:number-columns-repeated="2"/>
          <table:table-cell table:style-name="ce313" table:formula="of:=[.E1140]-[.D1140]+[.G1139]" office:value-type="float" office:value="-67670.21" calcext:value-type="float">
            <text:p>-67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06 yb 1397 mtv 1</text:p>
          </table:table-cell>
          <table:table-cell/>
          <table:table-cell office:value-type="float" office:value="281" calcext:value-type="float">
            <text:p>281,00</text:p>
          </table:table-cell>
          <table:table-cell/>
          <table:table-cell table:style-name="ce313" table:formula="of:=[.E1141]-[.D1141]+[.G1140]" office:value-type="float" office:value="-67389.21" calcext:value-type="float">
            <text:p>-67.389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06 yb 1397 mtv 2</text:p>
          </table:table-cell>
          <table:table-cell/>
          <table:table-cell office:value-type="float" office:value="282" calcext:value-type="float">
            <text:p>282,00</text:p>
          </table:table-cell>
          <table:table-cell/>
          <table:table-cell table:style-name="ce313" table:formula="of:=[.E1142]-[.D1142]+[.G1141]" office:value-type="float" office:value="-67107.21" calcext:value-type="float">
            <text:p>-67.107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0-30" calcext:value-type="date">
            <text:p>30.10.2021</text:p>
          </table:table-cell>
          <table:table-cell table:style-name="ce264" office:value-type="string" calcext:value-type="string">
            <text:p>Mesutun 14400 senedi ÖDENMEDİ</text:p>
          </table:table-cell>
          <table:table-cell table:style-name="ce317" office:value-type="float" office:value="14400" calcext:value-type="float">
            <text:p>14.400,00</text:p>
          </table:table-cell>
          <table:table-cell table:number-columns-repeated="2"/>
          <table:table-cell table:style-name="ce313" table:formula="of:=[.E1143]-[.D1143]+[.G1142]" office:value-type="float" office:value="-81507.21" calcext:value-type="float">
            <text:p>-81.507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0-01" calcext:value-type="date">
            <text:p>01.10.2021</text:p>
          </table:table-cell>
          <table:table-cell office:value-type="string" calcext:value-type="string">
            <text:p>hurdacı aliye satılan motor 330 kg* 4 TL</text:p>
          </table:table-cell>
          <table:table-cell office:value-type="float" office:value="1320" calcext:value-type="float">
            <text:p>1.320,00</text:p>
          </table:table-cell>
          <table:table-cell table:number-columns-repeated="2"/>
          <table:table-cell table:style-name="ce313" table:formula="of:=[.E1144]-[.D1144]+[.G1143]" office:value-type="float" office:value="-82827.21" calcext:value-type="float">
            <text:p>-82.827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1-08" calcext:value-type="date">
            <text:p>08.11.2021</text:p>
          </table:table-cell>
          <table:table-cell office:value-type="string" calcext:value-type="string">
            <text:p>zaza orhana verile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313" table:formula="of:=[.E1145]-[.D1145]+[.G1144]" office:value-type="float" office:value="-82627.21" calcext:value-type="float">
            <text:p>-82.627,2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elektrikçi tacettinden alınan</text:p>
          </table:table-cell>
          <table:table-cell table:number-columns-repeated="3"/>
          <table:table-cell table:style-name="ce313" table:formula="of:=[.E1146]-[.D1146]+[.G1145]" office:value-type="float" office:value="-82627.21" calcext:value-type="float">
            <text:p>-82.627,2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3 ad bant led lamba * 30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313" table:formula="of:=[.E1147]-[.D1147]+[.G1146]" office:value-type="float" office:value="-82717.21" calcext:value-type="float">
            <text:p>-82.717,2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100 mt 0,75 kablo * 2</text:p>
          </table:table-cell>
          <table:table-cell office:value-type="float" office:value="200" calcext:value-type="float">
            <text:p>200,00</text:p>
          </table:table-cell>
          <table:table-cell table:number-columns-repeated="2"/>
          <table:table-cell table:style-name="ce313" table:formula="of:=[.E1148]-[.D1148]+[.G1147]" office:value-type="float" office:value="-82917.21" calcext:value-type="float">
            <text:p>-82.917,2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2 ad grup priz (2 x220 – 1x380) * 45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ce313" table:formula="of:=[.E1149]-[.D1149]+[.G1148]" office:value-type="float" office:value="-82967.21" calcext:value-type="float">
            <text:p>-82.967,2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1 ad 380 tek priz *25</text:p>
          </table:table-cell>
          <table:table-cell office:value-type="float" office:value="25" calcext:value-type="float">
            <text:p>25,00</text:p>
          </table:table-cell>
          <table:table-cell table:number-columns-repeated="2"/>
          <table:table-cell table:style-name="ce313" table:formula="of:=[.E1150]-[.D1150]+[.G1149]" office:value-type="float" office:value="-82992.21" calcext:value-type="float">
            <text:p>-82.992,2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4 ad 380 erkek fiş *15</text:p>
          </table:table-cell>
          <table:table-cell office:value-type="float" office:value="15" calcext:value-type="float">
            <text:p>15,00</text:p>
          </table:table-cell>
          <table:table-cell table:number-columns-repeated="2"/>
          <table:table-cell table:style-name="ce313" table:formula="of:=[.E1151]-[.D1151]+[.G1150]" office:value-type="float" office:value="-83007.21" calcext:value-type="float">
            <text:p>-83.007,2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3 ad sıva üstü anahtar * 15</text:p>
          </table:table-cell>
          <table:table-cell office:value-type="float" office:value="45" calcext:value-type="float">
            <text:p>45,00</text:p>
          </table:table-cell>
          <table:table-cell table:number-columns-repeated="2"/>
          <table:table-cell table:style-name="ce313" table:formula="of:=[.E1152]-[.D1152]+[.G1151]" office:value-type="float" office:value="-83052.21" calcext:value-type="float">
            <text:p>-83.052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1-09" calcext:value-type="date">
            <text:p>09.11.2021</text:p>
          </table:table-cell>
          <table:table-cell office:value-type="string" calcext:value-type="string">
            <text:p>ilhan balcıdan alınan 3 adet 40x50 lvb</text:p>
          </table:table-cell>
          <table:table-cell office:value-type="float" office:value="330" calcext:value-type="float">
            <text:p>330,00</text:p>
          </table:table-cell>
          <table:table-cell table:number-columns-repeated="2"/>
          <table:table-cell table:style-name="ce313" table:formula="of:=[.E1153]-[.D1153]+[.G1152]" office:value-type="float" office:value="-83382.21" calcext:value-type="float">
            <text:p>-83.382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1-10" calcext:value-type="date">
            <text:p>10.11.2021</text:p>
          </table:table-cell>
          <table:table-cell office:value-type="string" calcext:value-type="string">
            <text:p>elektrikçi nuhtan alınan mlzm ben ödedim</text:p>
          </table:table-cell>
          <table:table-cell table:number-columns-repeated="3"/>
          <table:table-cell table:style-name="ce313" table:formula="of:=[.E1154]-[.D1154]+[.G1153]" office:value-type="float" office:value="-83382.21" calcext:value-type="float">
            <text:p>-83.382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4"/>
          <table:table-cell table:style-name="ce313" table:formula="of:=[.E1155]-[.D1155]+[.G1154]" office:value-type="float" office:value="-83382.21" calcext:value-type="float">
            <text:p>-83.382,21</text:p>
          </table:table-cell>
          <table:table-cell table:number-columns-repeated="1016"/>
        </table:table-row>
        <table:table-row table:style-name="ro11">
          <table:table-cell/>
          <table:table-cell table:style-name="ce472" office:value-type="float" office:value="2021" calcext:value-type="float">
            <text:p>2021</text:p>
          </table:table-cell>
          <table:table-cell table:style-name="ce264" office:value-type="string" calcext:value-type="string">
            <text:p>2022 ye nakli yekün doğuş borçlu</text:p>
          </table:table-cell>
          <table:table-cell table:number-columns-repeated="3"/>
          <table:table-cell table:style-name="ce314" table:formula="of:=[.E1156]-[.D1156]+[.G1155]" office:value-type="float" office:value="-83382.21" calcext:value-type="float">
            <text:p>-83.382,21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313"/>
          <table:table-cell table:number-columns-repeated="1016"/>
        </table:table-row>
        <table:table-row table:style-name="ro11">
          <table:table-cell/>
          <table:table-cell table:style-name="ce251" office:value-type="date" office:date-value="2021-12-31" calcext:value-type="date">
            <text:p>31.12.2021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1085:.D1157])" office:value-type="float" office:value="56464" calcext:value-type="float">
            <text:p>56.464,00</text:p>
          </table:table-cell>
          <table:table-cell table:style-name="ce327" table:formula="of:=SUM([.E1085:.E1155])" office:value-type="float" office:value="102484.2" calcext:value-type="float">
            <text:p>102.484,20</text:p>
          </table:table-cell>
          <table:table-cell table:style-name="ce323"/>
          <table:table-cell table:style-name="ce349" table:formula="of:=[.E1158]-[.D1158]" office:value-type="float" office:value="46020.2" calcext:value-type="float">
            <text:p>46.020,20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8"/>
          <table:table-cell table:style-name="ce313"/>
          <table:table-cell table:number-columns-repeated="1016"/>
        </table:table-row>
        <table:table-row table:style-name="ro11">
          <table:table-cell/>
          <table:table-cell table:style-name="ce473" office:value-type="float" office:value="2022" calcext:value-type="float">
            <text:p>2022</text:p>
          </table:table-cell>
          <table:table-cell table:style-name="ce264" office:value-type="string" calcext:value-type="string">
            <text:p>2021 den nakli yekün doğuş borçlu</text:p>
          </table:table-cell>
          <table:table-cell table:style-name="ce317"/>
          <table:table-cell table:style-name="ce341"/>
          <table:table-cell/>
          <table:table-cell table:style-name="ce314" table:formula="of:=[.G1156]" office:value-type="float" office:value="-83382.21" calcext:value-type="float">
            <text:p>-83.382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1-30" calcext:value-type="date">
            <text:p>30.01.2022</text:p>
          </table:table-cell>
          <table:table-cell office:value-type="string" calcext:value-type="string">
            <text:p>Bilgisayar </text:p>
          </table:table-cell>
          <table:table-cell/>
          <table:table-cell office:value-type="float" office:value="5700" calcext:value-type="float">
            <text:p>5.700,00</text:p>
          </table:table-cell>
          <table:table-cell/>
          <table:table-cell table:style-name="ce313" table:formula="of:=[.E1161]-[.D1161]+[.G1160]" office:value-type="float" office:value="-77682.21" calcext:value-type="float">
            <text:p>-77.682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1-30" calcext:value-type="date">
            <text:p>30.01.2022</text:p>
          </table:table-cell>
          <table:table-cell office:value-type="string" calcext:value-type="string">
            <text:p>Toyota MTV</text:p>
          </table:table-cell>
          <table:table-cell/>
          <table:table-cell office:value-type="float" office:value="388" calcext:value-type="float">
            <text:p>388,00</text:p>
          </table:table-cell>
          <table:table-cell/>
          <table:table-cell table:style-name="ce313" table:formula="of:=[.E1162]-[.D1162]+[.G1161]" office:value-type="float" office:value="-77294.21" calcext:value-type="float">
            <text:p>-77.294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2-11" calcext:value-type="date">
            <text:p>11.02.2022</text:p>
          </table:table-cell>
          <table:table-cell office:value-type="string" calcext:value-type="string">
            <text:p>Hurdacı Aliden elektrik ödemesi must</text:p>
          </table:table-cell>
          <table:table-cell/>
          <table:table-cell office:value-type="float" office:value="1490" calcext:value-type="float">
            <text:p>1.490,00</text:p>
          </table:table-cell>
          <table:table-cell/>
          <table:table-cell table:style-name="ce313" table:formula="of:=[.E1163]-[.D1163]+[.G1162]" office:value-type="float" office:value="-75804.21" calcext:value-type="float">
            <text:p>-75.804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2-28" calcext:value-type="date">
            <text:p>28.02.2022</text:p>
          </table:table-cell>
          <table:table-cell office:value-type="string" calcext:value-type="string">
            <text:p>Çorum kompressor KK</text:p>
          </table:table-cell>
          <table:table-cell/>
          <table:table-cell office:value-type="float" office:value="3270" calcext:value-type="float">
            <text:p>3.270,00</text:p>
          </table:table-cell>
          <table:table-cell/>
          <table:table-cell table:style-name="ce313" table:formula="of:=[.E1164]-[.D1164]+[.G1163]" office:value-type="float" office:value="-72534.21" calcext:value-type="float">
            <text:p>-72.534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3-25" calcext:value-type="date">
            <text:p>25.03.2022</text:p>
          </table:table-cell>
          <table:table-cell office:value-type="string" calcext:value-type="string">
            <text:p>afrikalı işçi (mustafa)</text:p>
          </table:table-cell>
          <table:table-cell/>
          <table:table-cell office:value-type="float" office:value="2250" calcext:value-type="float">
            <text:p>2.250,00</text:p>
          </table:table-cell>
          <table:table-cell/>
          <table:table-cell table:style-name="ce313" table:formula="of:=[.E1165]-[.D1165]+[.G1164]" office:value-type="float" office:value="-70284.21" calcext:value-type="float">
            <text:p>-70.284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3-27" calcext:value-type="date">
            <text:p>27.03.2022</text:p>
          </table:table-cell>
          <table:table-cell office:value-type="string" calcext:value-type="string">
            <text:p>orha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313" table:formula="of:=[.E1166]-[.D1166]+[.G1165]" office:value-type="float" office:value="-70084.21" calcext:value-type="float">
            <text:p>-70.084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5-01" calcext:value-type="date">
            <text:p>01.05.2022</text:p>
          </table:table-cell>
          <table:table-cell table:style-name="ce264" office:value-type="string" calcext:value-type="string">
            <text:p>Caymaz-&gt; Atila</text:p>
          </table:table-cell>
          <table:table-cell/>
          <table:table-cell office:value-type="float" office:value="8000" calcext:value-type="float">
            <text:p>8.000,00</text:p>
          </table:table-cell>
          <table:table-cell/>
          <table:table-cell table:style-name="ce313" table:formula="of:=[.E1167]-[.D1167]+[.G1166]" office:value-type="float" office:value="-62084.21" calcext:value-type="float">
            <text:p>-62.084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5-05" calcext:value-type="date">
            <text:p>05.05.2022</text:p>
          </table:table-cell>
          <table:table-cell office:value-type="string" calcext:value-type="string">
            <text:p>Aliye kasadan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313" table:formula="of:=[.E1168]-[.D1168]+[.G1167]" office:value-type="float" office:value="-60584.21" calcext:value-type="float">
            <text:p>-60.584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5-15" calcext:value-type="date">
            <text:p>15.05.2022</text:p>
          </table:table-cell>
          <table:table-cell office:value-type="string" calcext:value-type="string">
            <text:p>irfan soylu çek</text:p>
          </table:table-cell>
          <table:table-cell office:value-type="float" office:value="18000" calcext:value-type="float">
            <text:p>18.000,00</text:p>
          </table:table-cell>
          <table:table-cell table:number-columns-repeated="2"/>
          <table:table-cell table:style-name="ce313" table:formula="of:=[.E1169]-[.D1169]+[.G1168]" office:value-type="float" office:value="-78584.21" calcext:value-type="float">
            <text:p>-78.584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ziraat kredi mayıs</text:p>
          </table:table-cell>
          <table:table-cell/>
          <table:table-cell office:value-type="float" office:value="3490" calcext:value-type="float">
            <text:p>3.490,00</text:p>
          </table:table-cell>
          <table:table-cell/>
          <table:table-cell table:style-name="ce313" table:formula="of:=[.E1170]-[.D1170]+[.G1169]" office:value-type="float" office:value="-75094.21" calcext:value-type="float">
            <text:p>-75.094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halk kredi</text:p>
          </table:table-cell>
          <table:table-cell/>
          <table:table-cell office:value-type="float" office:value="11049" calcext:value-type="float">
            <text:p>11.049,00</text:p>
          </table:table-cell>
          <table:table-cell/>
          <table:table-cell table:style-name="ce313" table:formula="of:=[.E1171]-[.D1171]+[.G1170]" office:value-type="float" office:value="-64045.21" calcext:value-type="float">
            <text:p>-64.045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ye fabrikada elden</text:p>
          </table:table-cell>
          <table:table-cell/>
          <table:table-cell office:value-type="float" office:value="700" calcext:value-type="float">
            <text:p>700,00</text:p>
          </table:table-cell>
          <table:table-cell/>
          <table:table-cell table:style-name="ce313" table:formula="of:=[.E1172]-[.D1172]+[.G1171]" office:value-type="float" office:value="-63345.21" calcext:value-type="float">
            <text:p>-63.345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64" office:value-type="string" calcext:value-type="string">
            <text:p>Caymaz –&gt; Atila</text:p>
          </table:table-cell>
          <table:table-cell/>
          <table:table-cell office:value-type="float" office:value="12000" calcext:value-type="float">
            <text:p>12.000,00</text:p>
          </table:table-cell>
          <table:table-cell/>
          <table:table-cell table:style-name="ce313" table:formula="of:=[.E1173]-[.D1173]+[.G1172]" office:value-type="float" office:value="-51345.21" calcext:value-type="float">
            <text:p>-51.3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5-17" calcext:value-type="date">
            <text:p>17.05.2022</text:p>
          </table:table-cell>
          <table:table-cell office:value-type="string" calcext:value-type="string">
            <text:p>Aliden Çek (Balmer-&gt;Soytuğ 21-5-2022)</text:p>
          </table:table-cell>
          <table:table-cell office:value-type="float" office:value="24000" calcext:value-type="float">
            <text:p>24.000,00</text:p>
          </table:table-cell>
          <table:table-cell table:number-columns-repeated="2"/>
          <table:table-cell table:style-name="ce313" table:formula="of:=[.E1174]-[.D1174]+[.G1173]" office:value-type="float" office:value="-75345.21" calcext:value-type="float">
            <text:p>-75.345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Vakıf Atila KK asgari</text:p>
          </table:table-cell>
          <table:table-cell/>
          <table:table-cell office:value-type="float" office:value="1972" calcext:value-type="float">
            <text:p>1.972,00</text:p>
          </table:table-cell>
          <table:table-cell/>
          <table:table-cell table:style-name="ce313" table:formula="of:=[.E1175]-[.D1175]+[.G1174]" office:value-type="float" office:value="-73373.21" calcext:value-type="float">
            <text:p>-73.373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Vakıf Ali KK asgari</text:p>
          </table:table-cell>
          <table:table-cell/>
          <table:table-cell office:value-type="float" office:value="758" calcext:value-type="float">
            <text:p>758,00</text:p>
          </table:table-cell>
          <table:table-cell/>
          <table:table-cell table:style-name="ce313" table:formula="of:=[.E1176]-[.D1176]+[.G1175]" office:value-type="float" office:value="-72615.21" calcext:value-type="float">
            <text:p>-72.615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Vakıf BALMER KMH hesaba yatan</text:p>
          </table:table-cell>
          <table:table-cell/>
          <table:table-cell office:value-type="float" office:value="6770" calcext:value-type="float">
            <text:p>6.770,00</text:p>
          </table:table-cell>
          <table:table-cell/>
          <table:table-cell table:style-name="ce313" table:formula="of:=[.E1177]-[.D1177]+[.G1176]" office:value-type="float" office:value="-65845.21" calcext:value-type="float">
            <text:p>-65.845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ye elden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313" table:formula="of:=[.E1178]-[.D1178]+[.G1177]" office:value-type="float" office:value="-50845.21" calcext:value-type="float">
            <text:p>-50.845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64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313" table:formula="of:=[.E1179]-[.D1179]+[.G1178]" office:value-type="float" office:value="-40845.21" calcext:value-type="float">
            <text:p>-40.8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6-20" calcext:value-type="date">
            <text:p>20.06.2022</text:p>
          </table:table-cell>
          <table:table-cell office:value-type="string" calcext:value-type="string">
            <text:p>Benzin-gaz-mazot jip-transit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313" table:formula="of:=[.E1180]-[.D1180]+[.G1179]" office:value-type="float" office:value="-40045.21" calcext:value-type="float">
            <text:p>-40.0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6-30" calcext:value-type="date">
            <text:p>30.06.2022</text:p>
          </table:table-cell>
          <table:table-cell office:value-type="string" calcext:value-type="string">
            <text:p>Ali Paşa kira 2022 hacı</text:p>
          </table:table-cell>
          <table:table-cell/>
          <table:table-cell table:style-name="ce342" office:value-type="float" office:value="6500" calcext:value-type="float">
            <text:p>6,500.00</text:p>
          </table:table-cell>
          <table:table-cell/>
          <table:table-cell table:style-name="ce313" table:formula="of:=[.E1181]-[.D1181]+[.G1180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05" calcext:value-type="date">
            <text:p>05.07.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313" table:formula="of:=[.E1182]-[.D1182]+[.G1181]" office:value-type="float" office:value="-30095.21" calcext:value-type="float">
            <text:p>-30.09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05" calcext:value-type="date">
            <text:p>05.07.2022</text:p>
          </table:table-cell>
          <table:table-cell office:value-type="string" calcext:value-type="string">
            <text:p>aliden ziraat kredi için mart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313" table:formula="of:=[.E1183]-[.D1183]+[.G1182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office:value-type="date" office:date-value="2022-07-05" calcext:value-type="date">
            <text:p>07/05/2022</text:p>
          </table:table-cell>
          <table:table-cell office:value-type="string" calcext:value-type="string">
            <text:p>aliden ziraat kredi için haziran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313" table:formula="of:=[.E1184]-[.D1184]+[.G1183]" office:value-type="float" office:value="-36995.21" calcext:value-type="float">
            <text:p>-36.995,21</text:p>
          </table:table-cell>
          <table:table-cell table:number-columns-repeated="1016"/>
        </table:table-row>
        <table:table-row table:style-name="ro11">
          <table:table-cell/>
          <table:table-cell office:value-type="date" office:date-value="2022-05-07" calcext:value-type="date">
            <text:p>05/07/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313" table:formula="of:=[.E1185]-[.D1185]+[.G1184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14" calcext:value-type="date">
            <text:p>14.07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313" table:formula="of:=[.E1186]-[.D1186]+[.G1185]" office:value-type="float" office:value="-36995.21" calcext:value-type="float">
            <text:p>-36.99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14" calcext:value-type="date">
            <text:p>14.07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313" table:formula="of:=[.E1187]-[.D1187]+[.G1186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5"/>
          <table:table-cell table:style-name="ce273" office:value-type="string" calcext:value-type="string">
            <text:p>2020 yılı ve sonrası Ali Paşa</text:p>
          </table:table-cell>
          <table:table-cell table:number-columns-repeated="3"/>
          <table:table-cell table:style-name="ce313" table:formula="of:=[.E1188]-[.D1188]+[.G1187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5"/>
          <table:table-cell table:style-name="ce273" office:value-type="string" calcext:value-type="string">
            <text:p>ödemeleri Atila Balcı hesabına yapıldı</text:p>
          </table:table-cell>
          <table:table-cell table:number-columns-repeated="3"/>
          <table:table-cell table:style-name="ce313" table:formula="of:=[.E1189]-[.D1189]+[.G1188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21" calcext:value-type="date">
            <text:p>21.07.2022</text:p>
          </table:table-cell>
          <table:table-cell table:style-name="ce264" office:value-type="string" calcext:value-type="string">
            <text:p>Caymaz –&gt; Atila</text:p>
          </table:table-cell>
          <table:table-cell/>
          <table:table-cell table:style-name="ce319" office:value-type="float" office:value="5000" calcext:value-type="float">
            <text:p>5,000.00</text:p>
          </table:table-cell>
          <table:table-cell/>
          <table:table-cell table:style-name="ce313" table:formula="of:=[.E1190]-[.D1190]+[.G1189]" office:value-type="float" office:value="-28545.21" calcext:value-type="float">
            <text:p>-28.5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22" calcext:value-type="date">
            <text:p>22.07.2022</text:p>
          </table:table-cell>
          <table:table-cell table:style-name="ce264" office:value-type="string" calcext:value-type="string">
            <text:p>Caymaz –&gt; Ali</text:p>
          </table:table-cell>
          <table:table-cell/>
          <table:table-cell table:style-name="ce319" office:value-type="float" office:value="2000" calcext:value-type="float">
            <text:p>2,000.00</text:p>
          </table:table-cell>
          <table:table-cell/>
          <table:table-cell table:style-name="ce313" table:formula="of:=[.E1191]-[.D1191]+[.G1190]" office:value-type="float" office:value="-26545.21" calcext:value-type="float">
            <text:p>-26.5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22" calcext:value-type="date">
            <text:p>22.07.2022</text:p>
          </table:table-cell>
          <table:table-cell table:style-name="ce264" office:value-type="string" calcext:value-type="string">
            <text:p>Aliden (caymazın ödemesi)</text:p>
          </table:table-cell>
          <table:table-cell office:value-type="float" office:value="7000" calcext:value-type="float">
            <text:p>7.000,00</text:p>
          </table:table-cell>
          <table:table-cell table:style-name="ce319"/>
          <table:table-cell/>
          <table:table-cell table:style-name="ce313" table:formula="of:=[.E1192]-[.D1192]+[.G1191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6"/>
          <table:table-cell table:style-name="ce273" office:value-type="string" calcext:value-type="string">
            <text:p>Caymazdan toplam alınan 37000 TL</text:p>
          </table:table-cell>
          <table:table-cell table:style-name="ce273"/>
          <table:table-cell table:style-name="ce319"/>
          <table:table-cell/>
          <table:table-cell table:style-name="ce313" table:formula="of:=[.E1193]-[.D1193]+[.G1192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6"/>
          <table:table-cell table:style-name="ce296" office:value-type="string" calcext:value-type="string">
            <text:p><text:s text:c="4"/>Kiradan <text:s text:c="28"/>15,662.25</text:p>
          </table:table-cell>
          <table:table-cell table:style-name="ce273"/>
          <table:table-cell table:style-name="ce319"/>
          <table:table-cell/>
          <table:table-cell table:style-name="ce313" table:formula="of:=[.E1194]-[.D1194]+[.G1193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6"/>
          <table:table-cell table:style-name="ce296" office:value-type="string" calcext:value-type="string">
            <text:p><text:s text:c="4"/>icra mhkm masrafları <text:s text:c="10"/>6,404.06</text:p>
          </table:table-cell>
          <table:table-cell table:style-name="ce273"/>
          <table:table-cell table:style-name="ce319"/>
          <table:table-cell/>
          <table:table-cell table:style-name="ce313" table:formula="of:=[.E1195]-[.D1195]+[.G1194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6"/>
          <table:table-cell table:style-name="ce296" office:value-type="string" calcext:value-type="string">
            <text:p><text:s text:c="4"/>elektrik+mektup masrafı <text:s text:c="5"/>3,752.33</text:p>
          </table:table-cell>
          <table:table-cell table:style-name="ce273"/>
          <table:table-cell table:style-name="ce319"/>
          <table:table-cell/>
          <table:table-cell table:style-name="ce313" table:formula="of:=[.E1196]-[.D1196]+[.G1195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6"/>
          <table:table-cell table:style-name="ce296" office:value-type="string" calcext:value-type="string">
            <text:p><text:s text:c="4"/>Doğuş 2000 yılı <text:s text:c="17"/>11,181.35</text:p>
          </table:table-cell>
          <table:table-cell table:style-name="ce273"/>
          <table:table-cell table:style-name="ce319"/>
          <table:table-cell/>
          <table:table-cell table:style-name="ce313" table:formula="of:=[.E1197]-[.D1197]+[.G1196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26" calcext:value-type="date">
            <text:p>26.07.2022</text:p>
          </table:table-cell>
          <table:table-cell table:style-name="ce273" office:value-type="string" calcext:value-type="string">
            <text:p>temmuz mtv kk ödeme</text:p>
          </table:table-cell>
          <table:table-cell table:style-name="ce273"/>
          <table:table-cell office:value-type="float" office:value="338" calcext:value-type="float">
            <text:p>338,00</text:p>
          </table:table-cell>
          <table:table-cell/>
          <table:table-cell table:style-name="ce313" table:formula="of:=[.E1198]-[.D1198]+[.G1197]" office:value-type="float" office:value="-33207.21" calcext:value-type="float">
            <text:p>-33.207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26" calcext:value-type="date">
            <text:p>26.07.2022</text:p>
          </table:table-cell>
          <table:table-cell table:style-name="ce273" office:value-type="string" calcext:value-type="string">
            <text:p>trafik cezası kk ödeme</text:p>
          </table:table-cell>
          <table:table-cell table:style-name="ce319"/>
          <table:table-cell office:value-type="float" office:value="448.35" calcext:value-type="float">
            <text:p>448,35</text:p>
          </table:table-cell>
          <table:table-cell/>
          <table:table-cell table:style-name="ce313" table:formula="of:=[.E1199]-[.D1199]+[.G1198]" office:value-type="float" office:value="-32758.86" calcext:value-type="float">
            <text:p>-32.758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8-19" calcext:value-type="date">
            <text:p>19.08.2022</text:p>
          </table:table-cell>
          <table:table-cell table:style-name="ce273" office:value-type="string" calcext:value-type="string">
            <text:p>forklift mazot</text:p>
          </table:table-cell>
          <table:table-cell table:style-name="ce320"/>
          <table:table-cell office:value-type="float" office:value="100" calcext:value-type="float">
            <text:p>100,00</text:p>
          </table:table-cell>
          <table:table-cell/>
          <table:table-cell table:style-name="ce313" table:formula="of:=[.E1200]-[.D1200]+[.G1199]" office:value-type="float" office:value="-32658.86" calcext:value-type="float">
            <text:p>-32.658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8-24" calcext:value-type="date">
            <text:p>24.08.2022</text:p>
          </table:table-cell>
          <table:table-cell table:style-name="ce273" office:value-type="string" calcext:value-type="string">
            <text:p>modrern dizayn kargo atila</text:p>
          </table:table-cell>
          <table:table-cell table:style-name="ce320"/>
          <table:table-cell office:value-type="float" office:value="109" calcext:value-type="float">
            <text:p>109,00</text:p>
          </table:table-cell>
          <table:table-cell/>
          <table:table-cell table:style-name="ce313" table:formula="of:=[.E1201]-[.D1201]+[.G1200]" office:value-type="float" office:value="-32549.86" calcext:value-type="float">
            <text:p>-32.549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9-15" calcext:value-type="date">
            <text:p>15.09.2022</text:p>
          </table:table-cell>
          <table:table-cell office:value-type="string" calcext:value-type="string">
            <text:p>aliden ziraat için</text:p>
          </table:table-cell>
          <table:table-cell office:value-type="float" office:value="3400" calcext:value-type="float">
            <text:p>3.400,00</text:p>
          </table:table-cell>
          <table:table-cell table:number-columns-repeated="2"/>
          <table:table-cell table:style-name="ce313" table:formula="of:=[.E1202]-[.D1202]+[.G1201]" office:value-type="float" office:value="-35949.86" calcext:value-type="float">
            <text:p>-35.949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9-15" calcext:value-type="date">
            <text:p>15.09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00" calcext:value-type="float">
            <text:p>3.400,00</text:p>
          </table:table-cell>
          <table:table-cell/>
          <table:table-cell table:style-name="ce313" table:formula="of:=[.E1203]-[.D1203]+[.G1202]" office:value-type="float" office:value="-32549.86" calcext:value-type="float">
            <text:p>-32.549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9-30" calcext:value-type="date">
            <text:p>30.09.2022</text:p>
          </table:table-cell>
          <table:table-cell office:value-type="string" calcext:value-type="string">
            <text:p>lise arkası Kira Bedeli 95000/4 hacı</text:p>
          </table:table-cell>
          <table:table-cell/>
          <table:table-cell office:value-type="float" office:value="23750" calcext:value-type="float">
            <text:p>23.750,00</text:p>
          </table:table-cell>
          <table:table-cell/>
          <table:table-cell table:style-name="ce313" table:formula="of:=[.E1204]-[.D1204]+[.G1203]" office:value-type="float" office:value="-8799.86" calcext:value-type="float">
            <text:p>-8.799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10-08" calcext:value-type="date">
            <text:p>08.10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313" table:formula="of:=[.E1205]-[.D1205]+[.G1204]" office:value-type="float" office:value="-12249.86" calcext:value-type="float">
            <text:p>-12.249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10-10" calcext:value-type="date">
            <text:p>10.10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313" table:formula="of:=[.E1206]-[.D1206]+[.G1205]" office:value-type="float" office:value="-8799.86" calcext:value-type="float">
            <text:p>-8.799,8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mustafa 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313" table:formula="of:=[.E1207]-[.D1207]+[.G1206]" office:value-type="float" office:value="-8599.86" calcext:value-type="float">
            <text:p>-8.599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11-30" calcext:value-type="date">
            <text:p>30.11.2022</text:p>
          </table:table-cell>
          <table:table-cell table:style-name="ce273" office:value-type="string" calcext:value-type="string">
            <text:p>pide masrafı 11- 1-3 11.ay nakit</text:p>
          </table:table-cell>
          <table:table-cell table:style-name="ce273"/>
          <table:table-cell office:value-type="float" office:value="561" calcext:value-type="float">
            <text:p>561,00</text:p>
          </table:table-cell>
          <table:table-cell table:style-name="ce273"/>
          <table:table-cell table:style-name="ce313" table:formula="of:=[.E1208]-[.D1208]+[.G1207]" office:value-type="float" office:value="-8038.86" calcext:value-type="float">
            <text:p>-8.038,8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73" office:value-type="string" calcext:value-type="string">
            <text:p>pide masrafı 11- k1-k3 11.ay kkt</text:p>
          </table:table-cell>
          <table:table-cell table:style-name="ce273"/>
          <table:table-cell office:value-type="float" office:value="567.37" calcext:value-type="float">
            <text:p>567,37</text:p>
          </table:table-cell>
          <table:table-cell table:style-name="ce273"/>
          <table:table-cell table:style-name="ce313" table:formula="of:=[.E1209]-[.D1209]+[.G1208]" office:value-type="float" office:value="-7471.49" calcext:value-type="float">
            <text:p>-7.471,49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12-04" calcext:value-type="date">
            <text:p>04.12.2022</text:p>
          </table:table-cell>
          <table:table-cell table:style-name="ce273" office:value-type="string" calcext:value-type="string">
            <text:p>ziraat kredi hayat sigortası pervin</text:p>
          </table:table-cell>
          <table:table-cell table:style-name="ce273"/>
          <table:table-cell office:value-type="float" office:value="752.11" calcext:value-type="float">
            <text:p>752,11</text:p>
          </table:table-cell>
          <table:table-cell table:style-name="ce273"/>
          <table:table-cell table:style-name="ce313" table:formula="of:=[.E1210]-[.D1210]+[.G1209]" office:value-type="float" office:value="-6719.38" calcext:value-type="float">
            <text:p>-6.719,38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14" calcext:value-type="date">
            <text:p>14.12.2022</text:p>
          </table:table-cell>
          <table:table-cell table:style-name="ce297" office:value-type="string" calcext:value-type="string">
            <text:p>mustafadan ziraat için</text:p>
          </table:table-cell>
          <table:table-cell table:style-name="ce321" office:value-type="float" office:value="3450" calcext:value-type="float">
            <text:p>3,450.00</text:p>
          </table:table-cell>
          <table:table-cell table:style-name="ce344"/>
          <table:table-cell/>
          <table:table-cell table:style-name="ce313" table:formula="of:=[.E1211]-[.D1211]+[.G1210]" office:value-type="float" office:value="-10169.38" calcext:value-type="float">
            <text:p>-10.169,38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15" calcext:value-type="date">
            <text:p>15.12.2022</text:p>
          </table:table-cell>
          <table:table-cell table:style-name="ce297" office:value-type="string" calcext:value-type="string">
            <text:p>ziraate yatan</text:p>
          </table:table-cell>
          <table:table-cell table:style-name="ce296"/>
          <table:table-cell table:style-name="ce344" office:value-type="float" office:value="3450" calcext:value-type="float">
            <text:p>3,450.00</text:p>
          </table:table-cell>
          <table:table-cell/>
          <table:table-cell table:style-name="ce313" table:formula="of:=[.E1212]-[.D1212]+[.G1211]" office:value-type="float" office:value="-6719.38" calcext:value-type="float">
            <text:p>-6.719,38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27" calcext:value-type="date">
            <text:p>27.12.2022</text:p>
          </table:table-cell>
          <table:table-cell table:style-name="ce297" office:value-type="string" calcext:value-type="string">
            <text:p>toyota yağ-filtre</text:p>
          </table:table-cell>
          <table:table-cell table:style-name="ce322"/>
          <table:table-cell table:style-name="ce321" office:value-type="float" office:value="600" calcext:value-type="float">
            <text:p>600.00</text:p>
          </table:table-cell>
          <table:table-cell/>
          <table:table-cell table:style-name="ce313" table:formula="of:=[.E1213]-[.D1213]+[.G1212]" office:value-type="float" office:value="-6119.38" calcext:value-type="float">
            <text:p>-6.119,38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27" calcext:value-type="date">
            <text:p>27.12.2022</text:p>
          </table:table-cell>
          <table:table-cell table:style-name="ce297" office:value-type="string" calcext:value-type="string">
            <text:p>toyota yğ-fltr-amortisor-kayış işçilik cihan oto</text:p>
          </table:table-cell>
          <table:table-cell table:style-name="ce322"/>
          <table:table-cell table:style-name="ce321" office:value-type="float" office:value="500" calcext:value-type="float">
            <text:p>500.00</text:p>
          </table:table-cell>
          <table:table-cell/>
          <table:table-cell table:style-name="ce313" table:formula="of:=[.E1214]-[.D1214]+[.G1213]" office:value-type="float" office:value="-5619.38" calcext:value-type="float">
            <text:p>-5.619,38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31" calcext:value-type="date">
            <text:p>31.12.2022</text:p>
          </table:table-cell>
          <table:table-cell table:style-name="ce297" office:value-type="string" calcext:value-type="string">
            <text:p>pide masrafı 12. ay nkt 1-2</text:p>
          </table:table-cell>
          <table:table-cell table:style-name="ce322"/>
          <table:table-cell table:style-name="ce321" office:value-type="float" office:value="310" calcext:value-type="float">
            <text:p>310.00</text:p>
          </table:table-cell>
          <table:table-cell/>
          <table:table-cell table:style-name="ce313" table:formula="of:=[.E1215]-[.D1215]+[.G1214]" office:value-type="float" office:value="-5309.38" calcext:value-type="float">
            <text:p>-5.309,38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31" calcext:value-type="date">
            <text:p>31.12.2022</text:p>
          </table:table-cell>
          <table:table-cell table:style-name="ce297" office:value-type="string" calcext:value-type="string">
            <text:p>pide masrafı 12. ay işkk 1-14</text:p>
          </table:table-cell>
          <table:table-cell table:style-name="ce322"/>
          <table:table-cell table:style-name="ce321" office:value-type="float" office:value="2603.43" calcext:value-type="float">
            <text:p>2,603.43</text:p>
          </table:table-cell>
          <table:table-cell/>
          <table:table-cell table:style-name="ce313" table:formula="of:=[.E1216]-[.D1216]+[.G1215]" office:value-type="float" office:value="-2705.95" calcext:value-type="float">
            <text:p>-2.705,95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31" calcext:value-type="date">
            <text:p>31.12.2022</text:p>
          </table:table-cell>
          <table:table-cell table:style-name="ce297" office:value-type="string" calcext:value-type="string">
            <text:p>pide masrafı 12. ay dnzkk 1-4</text:p>
          </table:table-cell>
          <table:table-cell table:style-name="ce322"/>
          <table:table-cell table:style-name="ce321" office:value-type="float" office:value="682.35" calcext:value-type="float">
            <text:p>682.35</text:p>
          </table:table-cell>
          <table:table-cell/>
          <table:table-cell table:style-name="ce313" table:formula="of:=[.E1217]-[.D1217]+[.G1216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4"/>
          <table:table-cell table:style-name="ce313" table:formula="of:=[.E1218]-[.D1218]+[.G1217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4"/>
          <table:table-cell table:style-name="ce313" table:formula="of:=[.E1219]-[.D1219]+[.G1218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11">
          <table:table-cell/>
          <table:table-cell table:style-name="ce740"/>
          <table:table-cell table:style-name="Default" table:number-columns-repeated="4"/>
          <table:table-cell table:style-name="ce313" table:formula="of:=[.E1220]-[.D1220]+[.G1219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11">
          <table:table-cell/>
          <table:table-cell table:style-name="ce740"/>
          <table:table-cell table:style-name="Default" table:number-columns-repeated="4"/>
          <table:table-cell table:style-name="ce313" table:formula="of:=[.E1221]-[.D1221]+[.G1220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4"/>
          <table:table-cell table:style-name="ce313" table:formula="of:=[.E1222]-[.D1222]+[.G1221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4"/>
          <table:table-cell table:style-name="ce313" table:formula="of:=[.E1223]-[.D1223]+[.G1222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11">
          <table:table-cell/>
          <table:table-cell table:style-name="ce472" office:value-type="float" office:value="2022" calcext:value-type="float">
            <text:p>2022</text:p>
          </table:table-cell>
          <table:table-cell table:style-name="ce264" office:value-type="string" calcext:value-type="string">
            <text:p>2023 e nakli yekün </text:p>
          </table:table-cell>
          <table:table-cell table:number-columns-repeated="3"/>
          <table:table-cell table:style-name="ce314" table:formula="of:=[.E1224]-[.D1224]+[.G1223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1021"/>
        </table:table-row>
        <table:table-row table:style-name="ro11">
          <table:table-cell/>
          <table:table-cell table:style-name="ce251" office:value-type="date" office:date-value="2022-12-31" calcext:value-type="date">
            <text:p>31.12.2022</text:p>
          </table:table-cell>
          <table:table-cell table:style-name="ce279" office:value-type="string" calcext:value-type="string">
            <text:p>YIL İÇİ <text:s/>TOPLAMI DĞŞ ALACAKLI</text:p>
          </table:table-cell>
          <table:table-cell table:style-name="ce304" table:formula="of:=SUM([.D1161:.D1219])" office:value-type="float" office:value="69650" calcext:value-type="float">
            <text:p>69.650,00</text:p>
          </table:table-cell>
          <table:table-cell table:style-name="ce327" table:formula="of:=SUM([.E1161:.E1219])" office:value-type="float" office:value="151008.61" calcext:value-type="float">
            <text:p>151.008,61</text:p>
          </table:table-cell>
          <table:table-cell table:style-name="ce323"/>
          <table:table-cell table:style-name="ce349" table:formula="of:=[.E1226]-[.D1226]" office:value-type="float" office:value="81358.61" calcext:value-type="float">
            <text:p>81.358,6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1021"/>
        </table:table-row>
        <table:table-row table:style-name="ro11">
          <table:table-cell/>
          <table:table-cell table:style-name="ce471" office:value-type="float" office:value="2023" calcext:value-type="float">
            <text:p>2023</text:p>
          </table:table-cell>
          <table:table-cell table:style-name="ce264" office:value-type="string" calcext:value-type="string">
            <text:p>2022 den nakli yekün </text:p>
          </table:table-cell>
          <table:table-cell table:number-columns-repeated="3"/>
          <table:table-cell table:style-name="ce317" table:formula="of:=[.G1224]" office:value-type="float" office:value="-2023.6" calcext:value-type="float">
            <text:p>-2.023,60</text:p>
          </table:table-cell>
          <table:table-cell/>
          <table:table-cell table:style-name="Default"/>
          <table:table-cell table:number-columns-repeated="1014"/>
        </table:table-row>
        <table:table-row table:style-name="ro11" table:number-rows-repeated="7">
          <table:table-cell/>
          <table:table-cell table:style-name="ce276"/>
          <table:table-cell table:number-columns-repeated="1021"/>
        </table:table-row>
        <table:table-row table:style-name="ro11">
          <table:table-cell table:number-columns-repeated="6"/>
          <table:table-cell table:style-name="ce357" office:value-type="string" calcext:value-type="string">
            <text:p>2007 – 2022 YIL SONU DEVREDEN BAKİYELER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3]" office:value-type="date" office:date-value="1905-06-29" calcext:value-type="date">
            <text:p>29.06.1905</text:p>
          </table:table-cell>
          <table:table-cell table:formula="of:=[.C3]" office:value-type="string" office:string-value="2006 dan  DEVİR DOĞUŞ ALACAKLI" calcext:value-type="string">
            <text:p>2006 dan <text:s/>DEVİR DOĞUŞ ALACAKLI</text:p>
          </table:table-cell>
          <table:table-cell table:number-columns-repeated="3"/>
          <table:table-cell table:style-name="ce358" table:formula="of:=[.G3]" office:value-type="float" office:value="39929" calcext:value-type="float">
            <text:p>39.929,0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formula="of:=[.C46]" office:value-type="string" office:string-value="2007’den DEVİR DĞŞ ALACAKLI" calcext:value-type="string">
            <text:p>2007’den DEVİR DĞŞ ALACAKLI</text:p>
          </table:table-cell>
          <table:table-cell table:number-columns-repeated="3"/>
          <table:table-cell table:style-name="ce358" table:formula="of:=[.G46]" office:value-type="float" office:value="21099" calcext:value-type="float">
            <text:p>21.099,0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formula="of:=[.C106]" office:value-type="string" office:string-value="2008’den DEVİR DĞŞ ALACAKLI" calcext:value-type="string">
            <text:p>2008’den DEVİR DĞŞ ALACAKLI</text:p>
          </table:table-cell>
          <table:table-cell table:number-columns-repeated="3"/>
          <table:table-cell table:style-name="ce358" table:formula="of:=[.G106]" office:value-type="float" office:value="16367" calcext:value-type="float">
            <text:p>16.367,0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123]" office:value-type="string" office:string-value="2009’dan DEVİR DĞŞ ALACAKLI" calcext:value-type="string">
            <text:p>2009’dan DEVİR DĞŞ ALACAKLI</text:p>
          </table:table-cell>
          <table:table-cell table:number-columns-repeated="3"/>
          <table:table-cell table:style-name="ce358" table:formula="of:=[.G123]" office:value-type="float" office:value="13574" calcext:value-type="float">
            <text:p>13.574,0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160]" office:value-type="string" office:string-value="2010’dan DEVİR DĞŞ ALACAKLI" calcext:value-type="string">
            <text:p>2010’dan DEVİR DĞŞ ALACAKLI</text:p>
          </table:table-cell>
          <table:table-cell table:number-columns-repeated="3"/>
          <table:table-cell table:style-name="ce358" table:formula="of:=[.G160]" office:value-type="float" office:value="3897" calcext:value-type="float">
            <text:p>3.897,0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218]" office:value-type="string" office:string-value="2011’den DEVİR" calcext:value-type="string">
            <text:p>2011’den DEVİR</text:p>
          </table:table-cell>
          <table:table-cell table:number-columns-repeated="3"/>
          <table:table-cell table:style-name="ce358" table:formula="of:=[.G218]" office:value-type="float" office:value="-33978.53" calcext:value-type="float">
            <text:p>-33.978,53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337]" office:value-type="string" office:string-value="2012’den DEVİR" calcext:value-type="string">
            <text:p>2012’den DEVİR</text:p>
          </table:table-cell>
          <table:table-cell table:number-columns-repeated="3"/>
          <table:table-cell table:style-name="ce358" table:formula="of:=[.G337]" office:value-type="float" office:value="-27323.21" calcext:value-type="float">
            <text:p>-27.323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422]" office:value-type="string" office:string-value="2013’den DEVİR" calcext:value-type="string">
            <text:p>2013’den DEVİR</text:p>
          </table:table-cell>
          <table:table-cell table:number-columns-repeated="3"/>
          <table:table-cell table:style-name="ce358" table:formula="of:=[.G422]" office:value-type="float" office:value="53054.73" calcext:value-type="float">
            <text:p>53.054,73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515]" office:value-type="string" office:string-value="2014’den DEVİR" calcext:value-type="string">
            <text:p>2014’den DEVİR</text:p>
          </table:table-cell>
          <table:table-cell table:number-columns-repeated="3"/>
          <table:table-cell table:style-name="ce358" table:formula="of:=[.G515]" office:value-type="float" office:value="-155151.37" calcext:value-type="float">
            <text:p>-155.151,3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691]" office:value-type="string" office:string-value="2015’den DEVİR" calcext:value-type="string">
            <text:p>2015’den DEVİR</text:p>
          </table:table-cell>
          <table:table-cell table:number-columns-repeated="3"/>
          <table:table-cell table:style-name="ce358" table:formula="of:=[.G691]" office:value-type="float" office:value="-157473.53" calcext:value-type="float">
            <text:p>-157.473,53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804]" office:value-type="string" office:string-value="2016’dan DEVİR" calcext:value-type="string">
            <text:p>2016’dan DEVİR</text:p>
          </table:table-cell>
          <table:table-cell table:number-columns-repeated="3"/>
          <table:table-cell table:style-name="ce358" table:formula="of:=[.G804]" office:value-type="float" office:value="-112858.31" calcext:value-type="float">
            <text:p>-112.858,3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926]" office:value-type="string" office:string-value="2017’den DEVİR" calcext:value-type="string">
            <text:p>2017’den DEVİR</text:p>
          </table:table-cell>
          <table:table-cell table:number-columns-repeated="3"/>
          <table:table-cell table:style-name="ce358" table:formula="of:=[.G926]" office:value-type="float" office:value="-71388.22" calcext:value-type="float">
            <text:p>-71.388,22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982]" office:value-type="string" office:string-value="2018’den DEVİR" calcext:value-type="string">
            <text:p>2018’den DEVİR</text:p>
          </table:table-cell>
          <table:table-cell table:number-columns-repeated="3"/>
          <table:table-cell table:style-name="ce358" table:formula="of:=[.G982]" office:value-type="float" office:value="-143827.7" calcext:value-type="float">
            <text:p>-143.827,7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1040]" office:value-type="string" office:string-value="2019 nakli yekün doğuş borçlu" calcext:value-type="string">
            <text:p>2019 nakli yekün doğuş borçlu</text:p>
          </table:table-cell>
          <table:table-cell table:number-columns-repeated="3"/>
          <table:table-cell table:style-name="ce358" table:formula="of:=[.G1040]" office:value-type="float" office:value="-177200.17" calcext:value-type="float">
            <text:p>-177.20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9" table:formula="of:=[.C1085]" office:value-type="string" office:string-value="2020 den nakli yekün doğuş borçlu" calcext:value-type="string">
            <text:p>2020 den nakli yekün doğuş borçlu</text:p>
          </table:table-cell>
          <table:table-cell table:style-name="ce317"/>
          <table:table-cell table:style-name="ce340"/>
          <table:table-cell table:style-name="ce317"/>
          <table:table-cell table:style-name="ce359" table:formula="of:=[.G1085]" office:value-type="float" office:value="-129402.41" calcext:value-type="float">
            <text:p>-129.402,4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9" table:formula="of:=[.C1160]" office:value-type="string" office:string-value="2021 den nakli yekün doğuş borçlu" calcext:value-type="string">
            <text:p>2021 den nakli yekün doğuş borçlu</text:p>
          </table:table-cell>
          <table:table-cell table:style-name="ce317"/>
          <table:table-cell table:style-name="ce340"/>
          <table:table-cell table:style-name="ce317"/>
          <table:table-cell table:style-name="ce359" table:formula="of:=[.G1160]" office:value-type="float" office:value="-83382.21" calcext:value-type="float">
            <text:p>-83.382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300" table:formula="of:=[.C1228]" office:value-type="string" office:string-value="2022 den nakli yekün " calcext:value-type="string">
            <text:p>2022 den nakli yekün </text:p>
          </table:table-cell>
          <table:table-cell table:style-name="ce317"/>
          <table:table-cell table:style-name="ce340"/>
          <table:table-cell table:style-name="ce317"/>
          <table:table-cell table:style-name="ce360" table:formula="of:=[.G1228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11" table:number-rows-repeated="2">
          <table:table-cell table:number-columns-repeated="1023"/>
        </table:table-row>
        <table:table-row table:style-name="ro11">
          <table:table-cell table:number-columns-repeated="6"/>
          <table:table-cell table:style-name="ce357" office:value-type="string" calcext:value-type="string">
            <text:p>2007 – 2022 YILİÇİ ALACAK-BORÇ BAKİYELERİ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string" calcext:value-type="string">
            <text:p>slnk ödeme</text:p>
          </table:table-cell>
          <table:table-cell office:value-type="string" calcext:value-type="string">
            <text:p>doğuş ödeme</text:p>
          </table:table-cell>
          <table:table-cell/>
          <table:table-cell table:style-name="ce357"/>
          <table:table-cell table:number-columns-repeated="1016"/>
        </table:table-row>
        <table:table-row table:style-name="ro11">
          <table:table-cell/>
          <table:table-cell table:style-name="ce472" office:value-type="float" office:value="2006" calcext:value-type="float">
            <text:p>2006</text:p>
          </table:table-cell>
          <table:table-cell table:formula="of:=[.C3]" office:value-type="string" office:string-value="2006 dan  DEVİR DOĞUŞ ALACAKLI" calcext:value-type="string">
            <text:p>2006 dan <text:s/>DEVİR DOĞUŞ ALACAKLI</text:p>
          </table:table-cell>
          <table:table-cell table:formula="of:=[.D3]" office:value-type="float" office:value="0" calcext:value-type="float">
            <text:p>0,00</text:p>
          </table:table-cell>
          <table:table-cell table:formula="of:=[.E4]" office:value-type="float" office:value="39929" calcext:value-type="float">
            <text:p>39.929,00</text:p>
          </table:table-cell>
          <table:table-cell/>
          <table:table-cell table:formula="of:=[.G3]" office:value-type="float" office:value="39929" calcext:value-type="float">
            <text:p>39.929,0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43]" office:value-type="date" office:date-value="2007-12-31" calcext:value-type="date">
            <text:p>31.12.2007</text:p>
          </table:table-cell>
          <table:table-cell table:formula="of:=[.C43]" office:value-type="string" office:string-value="YIL İÇİ  TOPLAMI DĞŞ BORÇLU" calcext:value-type="string">
            <text:p>YIL İÇİ <text:s/>TOPLAMI DĞŞ BORÇLU</text:p>
          </table:table-cell>
          <table:table-cell table:formula="of:=[.D43]" office:value-type="float" office:value="31025" calcext:value-type="float">
            <text:p>31.025,00</text:p>
          </table:table-cell>
          <table:table-cell table:formula="of:=[.E43]" office:value-type="float" office:value="12195" calcext:value-type="float">
            <text:p>12.195,00</text:p>
          </table:table-cell>
          <table:table-cell/>
          <table:table-cell table:formula="of:=[.G43]" office:value-type="float" office:value="-18830" calcext:value-type="float">
            <text:p>-18.830,0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04]" office:value-type="date" office:date-value="2008-12-31" calcext:value-type="date">
            <text:p>31.12.2008</text:p>
          </table:table-cell>
          <table:table-cell table:formula="of:=[.C104]" office:value-type="string" office:string-value="YILİÇİ  TOPLAMI DĞŞ BORÇLU" calcext:value-type="string">
            <text:p>YILİÇİ <text:s/>TOPLAMI DĞŞ BORÇLU</text:p>
          </table:table-cell>
          <table:table-cell table:formula="of:=[.D104]" office:value-type="float" office:value="20241" calcext:value-type="float">
            <text:p>20.241,00</text:p>
          </table:table-cell>
          <table:table-cell table:formula="of:=[.E104]" office:value-type="float" office:value="15509" calcext:value-type="float">
            <text:p>15.509,00</text:p>
          </table:table-cell>
          <table:table-cell/>
          <table:table-cell table:formula="of:=[.G104]" office:value-type="float" office:value="-4732" calcext:value-type="float">
            <text:p>-4.732,0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21]" office:value-type="date" office:date-value="2009-12-31" calcext:value-type="date">
            <text:p>31.12.2009</text:p>
          </table:table-cell>
          <table:table-cell table:formula="of:=[.C121]" office:value-type="string" office:string-value="YILİÇİ  TOPLAMI DĞŞ BORÇLU" calcext:value-type="string">
            <text:p>YILİÇİ <text:s/>TOPLAMI DĞŞ BORÇLU</text:p>
          </table:table-cell>
          <table:table-cell table:formula="of:=[.D121]" office:value-type="float" office:value="4356" calcext:value-type="float">
            <text:p>4.356,00</text:p>
          </table:table-cell>
          <table:table-cell table:formula="of:=[.E121]" office:value-type="float" office:value="1563" calcext:value-type="float">
            <text:p>1.563,00</text:p>
          </table:table-cell>
          <table:table-cell/>
          <table:table-cell table:formula="of:=[.G121]" office:value-type="float" office:value="-2793" calcext:value-type="float">
            <text:p>-2.793,0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58]" office:value-type="date" office:date-value="2010-12-31" calcext:value-type="date">
            <text:p>31.12.2010</text:p>
          </table:table-cell>
          <table:table-cell table:formula="of:=[.C158]" office:value-type="string" office:string-value="YILİÇİ  TOPLAMI DĞŞ BORÇLU" calcext:value-type="string">
            <text:p>YILİÇİ <text:s/>TOPLAMI DĞŞ BORÇLU</text:p>
          </table:table-cell>
          <table:table-cell table:formula="of:=[.D158]" office:value-type="float" office:value="10945" calcext:value-type="float">
            <text:p>10.945,00</text:p>
          </table:table-cell>
          <table:table-cell table:formula="of:=[.E158]" office:value-type="float" office:value="1268" calcext:value-type="float">
            <text:p>1.268,00</text:p>
          </table:table-cell>
          <table:table-cell/>
          <table:table-cell table:formula="of:=[.G158]" office:value-type="float" office:value="-9677" calcext:value-type="float">
            <text:p>-9.677,0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216]" office:value-type="date" office:date-value="2011-12-31" calcext:value-type="date">
            <text:p>31.12.2011</text:p>
          </table:table-cell>
          <table:table-cell table:formula="of:=[.C216]" office:value-type="string" office:string-value="YILİÇİ  TOPLAMI DĞŞ BORÇLU" calcext:value-type="string">
            <text:p>YILİÇİ <text:s/>TOPLAMI DĞŞ BORÇLU</text:p>
          </table:table-cell>
          <table:table-cell table:formula="of:=[.D216]" office:value-type="float" office:value="64953.53" calcext:value-type="float">
            <text:p>64.953,53</text:p>
          </table:table-cell>
          <table:table-cell table:formula="of:=[.E216]" office:value-type="float" office:value="27078" calcext:value-type="float">
            <text:p>27.078,00</text:p>
          </table:table-cell>
          <table:table-cell/>
          <table:table-cell table:formula="of:=[.G216]" office:value-type="float" office:value="-37875.53" calcext:value-type="float">
            <text:p>-37.875,53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327]" office:value-type="date" office:date-value="2012-12-31" calcext:value-type="date">
            <text:p>31.12.2012</text:p>
          </table:table-cell>
          <table:table-cell table:formula="of:=[.C327]" office:value-type="string" office:string-value="YILİÇİ  TOPLAMI DĞŞ ALACAKLI" calcext:value-type="string">
            <text:p>YILİÇİ <text:s/>TOPLAMI DĞŞ ALACAKLI</text:p>
          </table:table-cell>
          <table:table-cell table:formula="of:=[.D327]" office:value-type="float" office:value="159251.68" calcext:value-type="float">
            <text:p>159.251,68</text:p>
          </table:table-cell>
          <table:table-cell table:formula="of:=[.E327]" office:value-type="float" office:value="165907" calcext:value-type="float">
            <text:p>165.907,00</text:p>
          </table:table-cell>
          <table:table-cell/>
          <table:table-cell table:formula="of:=[.G327]" office:value-type="float" office:value="6655.32000000001" calcext:value-type="float">
            <text:p>6.655,32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421]" office:value-type="date" office:date-value="2013-12-31" calcext:value-type="date">
            <text:p>31.12.2013</text:p>
          </table:table-cell>
          <table:table-cell table:formula="of:=[.C421]" office:value-type="string" office:string-value="YILİÇİ  TOPLAMI DĞŞ ALACAKLI" calcext:value-type="string">
            <text:p>YILİÇİ <text:s/>TOPLAMI DĞŞ ALACAKLI</text:p>
          </table:table-cell>
          <table:table-cell table:formula="of:=[.D421]" office:value-type="float" office:value="125349.06" calcext:value-type="float">
            <text:p>125.349,06</text:p>
          </table:table-cell>
          <table:table-cell table:formula="of:=[.E421]" office:value-type="float" office:value="205727" calcext:value-type="float">
            <text:p>205.727,00</text:p>
          </table:table-cell>
          <table:table-cell/>
          <table:table-cell table:formula="of:=[.G421]" office:value-type="float" office:value="80377.94" calcext:value-type="float">
            <text:p>80.377,94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513]" office:value-type="date" office:date-value="2014-12-31" calcext:value-type="date">
            <text:p>31.12.2014</text:p>
          </table:table-cell>
          <table:table-cell table:formula="of:=[.C513]" office:value-type="string" office:string-value="YILİÇİ  TOPLAMI DĞŞ BORÇLU" calcext:value-type="string">
            <text:p>YILİÇİ <text:s/>TOPLAMI DĞŞ BORÇLU</text:p>
          </table:table-cell>
          <table:table-cell table:formula="of:=[.D513]" office:value-type="float" office:value="455235.1" calcext:value-type="float">
            <text:p>455.235,10</text:p>
          </table:table-cell>
          <table:table-cell table:formula="of:=[.E513]" office:value-type="float" office:value="247029" calcext:value-type="float">
            <text:p>247.029,00</text:p>
          </table:table-cell>
          <table:table-cell/>
          <table:table-cell table:formula="of:=[.G513]" office:value-type="float" office:value="-208206.1" calcext:value-type="float">
            <text:p>-208.206,1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689]" office:value-type="date" office:date-value="2015-12-31" calcext:value-type="date">
            <text:p>31.12.2015</text:p>
          </table:table-cell>
          <table:table-cell table:formula="of:=[.C689]" office:value-type="string" office:string-value="YILİÇİ  TOPLAMI DĞŞ ALACAKLI" calcext:value-type="string">
            <text:p>YILİÇİ <text:s/>TOPLAMI DĞŞ ALACAKLI</text:p>
          </table:table-cell>
          <table:table-cell table:formula="of:=[.D689]" office:value-type="float" office:value="894444.42" calcext:value-type="float">
            <text:p>894.444,42</text:p>
          </table:table-cell>
          <table:table-cell table:formula="of:=[.E689]" office:value-type="float" office:value="892122.26" calcext:value-type="float">
            <text:p>892.122,26</text:p>
          </table:table-cell>
          <table:table-cell/>
          <table:table-cell table:formula="of:=[.G689]" office:value-type="float" office:value="-2322.16000000003" calcext:value-type="float">
            <text:p>-2.322,16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802]" office:value-type="date" office:date-value="2016-12-31" calcext:value-type="date">
            <text:p>31.12.2016</text:p>
          </table:table-cell>
          <table:table-cell table:formula="of:=[.C802]" office:value-type="string" office:string-value="YILİÇİ  TOPLAMI DĞŞ ALACAKLI" calcext:value-type="string">
            <text:p>YILİÇİ <text:s/>TOPLAMI DĞŞ ALACAKLI</text:p>
          </table:table-cell>
          <table:table-cell table:formula="of:=[.D802]" office:value-type="float" office:value="320751.71" calcext:value-type="float">
            <text:p>320.751,71</text:p>
          </table:table-cell>
          <table:table-cell table:formula="of:=[.E802]" office:value-type="float" office:value="365366.93" calcext:value-type="float">
            <text:p>365.366,93</text:p>
          </table:table-cell>
          <table:table-cell/>
          <table:table-cell table:formula="of:=[.G802]" office:value-type="float" office:value="44615.22" calcext:value-type="float">
            <text:p>44.615,22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924]" office:value-type="date" office:date-value="2017-12-31" calcext:value-type="date">
            <text:p>31.12.2017</text:p>
          </table:table-cell>
          <table:table-cell table:formula="of:=[.C924]" office:value-type="string" office:string-value="YILİÇİ  TOPLAMI DĞŞ ALACAKLI" calcext:value-type="string">
            <text:p>YILİÇİ <text:s/>TOPLAMI DĞŞ ALACAKLI</text:p>
          </table:table-cell>
          <table:table-cell table:formula="of:=[.D924]" office:value-type="float" office:value="624705.41" calcext:value-type="float">
            <text:p>624.705,41</text:p>
          </table:table-cell>
          <table:table-cell table:formula="of:=[.E924]" office:value-type="float" office:value="666175.5" calcext:value-type="float">
            <text:p>666.175,50</text:p>
          </table:table-cell>
          <table:table-cell/>
          <table:table-cell table:formula="of:=[.G924]" office:value-type="float" office:value="41470.09" calcext:value-type="float">
            <text:p>41.470,09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980]" office:value-type="date" office:date-value="2018-12-31" calcext:value-type="date">
            <text:p>31.12.2018</text:p>
          </table:table-cell>
          <table:table-cell table:formula="of:=[.C980]" office:value-type="string" office:string-value="YILİÇİ  TOPLAMI DĞŞ BORÇLU" calcext:value-type="string">
            <text:p>YILİÇİ <text:s/>TOPLAMI DĞŞ BORÇLU</text:p>
          </table:table-cell>
          <table:table-cell table:formula="of:=[.D980]" office:value-type="float" office:value="265190.21" calcext:value-type="float">
            <text:p>265.190,21</text:p>
          </table:table-cell>
          <table:table-cell table:formula="of:=[.E980]" office:value-type="float" office:value="192750.73" calcext:value-type="float">
            <text:p>192.750,73</text:p>
          </table:table-cell>
          <table:table-cell/>
          <table:table-cell table:formula="of:=[.G980]" office:value-type="float" office:value="-72439.48" calcext:value-type="float">
            <text:p>-72.439,48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038]" office:value-type="date" office:date-value="2019-12-31" calcext:value-type="date">
            <text:p>31.12.2019</text:p>
          </table:table-cell>
          <table:table-cell table:formula="of:=[.C1038]" office:value-type="string" office:string-value="YILİÇİ  TOPLAMI DĞŞ BORÇLU" calcext:value-type="string">
            <text:p>YILİÇİ <text:s/>TOPLAMI DĞŞ BORÇLU</text:p>
          </table:table-cell>
          <table:table-cell table:formula="of:=[.D1038]" office:value-type="float" office:value="94567.47" calcext:value-type="float">
            <text:p>94.567,47</text:p>
          </table:table-cell>
          <table:table-cell table:formula="of:=[.E1038]" office:value-type="float" office:value="61195" calcext:value-type="float">
            <text:p>61.195,00</text:p>
          </table:table-cell>
          <table:table-cell/>
          <table:table-cell table:formula="of:=[.G1038]" office:value-type="float" office:value="-33372.47" calcext:value-type="float">
            <text:p>-33.372,47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083]" office:value-type="date" office:date-value="2020-12-31" calcext:value-type="date">
            <text:p>31.12.2020</text:p>
          </table:table-cell>
          <table:table-cell table:style-name="ce300" table:formula="of:=[.C1083]" office:value-type="string" office:string-value="YILİÇİ  TOPLAMI DĞŞ ALACAKLI" calcext:value-type="string">
            <text:p>YILİÇİ <text:s/>TOPLAMI DĞŞ ALACAKLI</text:p>
          </table:table-cell>
          <table:table-cell table:style-name="ce318" table:formula="of:=[.D1083]" office:value-type="float" office:value="66742.24" calcext:value-type="float">
            <text:p>66.742,24</text:p>
          </table:table-cell>
          <table:table-cell table:style-name="ce345" table:formula="of:=[.E1083]" office:value-type="float" office:value="114540" calcext:value-type="float">
            <text:p>114.540,00</text:p>
          </table:table-cell>
          <table:table-cell table:style-name="ce318"/>
          <table:table-cell table:style-name="ce318" table:formula="of:=[.G1083]" office:value-type="float" office:value="47797.76" calcext:value-type="float">
            <text:p>47.797,76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158]" office:value-type="date" office:date-value="2021-12-31" calcext:value-type="date">
            <text:p>31.12.2021</text:p>
          </table:table-cell>
          <table:table-cell table:style-name="ce300" table:formula="of:=[.C1158]" office:value-type="string" office:string-value="YILİÇİ  TOPLAMI DĞŞ ALACAKLI" calcext:value-type="string">
            <text:p>YILİÇİ <text:s/>TOPLAMI DĞŞ ALACAKLI</text:p>
          </table:table-cell>
          <table:table-cell table:style-name="ce318" table:formula="of:=[.D1158]" office:value-type="float" office:value="56464" calcext:value-type="float">
            <text:p>56.464,00</text:p>
          </table:table-cell>
          <table:table-cell table:style-name="ce345" table:formula="of:=[.E1158]" office:value-type="float" office:value="102484.2" calcext:value-type="float">
            <text:p>102.484,20</text:p>
          </table:table-cell>
          <table:table-cell table:style-name="ce318"/>
          <table:table-cell table:style-name="ce318" table:formula="of:=[.G1158]" office:value-type="float" office:value="46020.2" calcext:value-type="float">
            <text:p>46.020,2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276]" office:value-type="date" office:date-value="2022-12-31" calcext:value-type="date">
            <text:p>31.12.2022</text:p>
          </table:table-cell>
          <table:table-cell table:style-name="ce300" table:formula="of:=[.C1226]" office:value-type="string" office:string-value="YIL İÇİ  TOPLAMI DĞŞ ALACAKLI" calcext:value-type="string">
            <text:p>YIL İÇİ <text:s/>TOPLAMI DĞŞ ALACAKLI</text:p>
          </table:table-cell>
          <table:table-cell table:style-name="ce318" table:formula="of:=[.D1226]" office:value-type="float" office:value="69650" calcext:value-type="float">
            <text:p>69.650,00</text:p>
          </table:table-cell>
          <table:table-cell table:style-name="ce345" table:formula="of:=[.E1226]" office:value-type="float" office:value="151008.61" calcext:value-type="float">
            <text:p>151.008,61</text:p>
          </table:table-cell>
          <table:table-cell table:style-name="ce318"/>
          <table:table-cell table:style-name="ce318" table:formula="of:=[.G1226]" office:value-type="float" office:value="81358.61" calcext:value-type="float">
            <text:p>81.358,61</text:p>
          </table:table-cell>
          <table:table-cell table:number-columns-repeated="1016"/>
        </table:table-row>
        <table:table-row table:style-name="ro11">
          <table:table-cell table:number-columns-repeated="1023"/>
        </table:table-row>
        <table:table-row table:style-name="ro11">
          <table:table-cell/>
          <table:table-cell table:style-name="ce251" office:value-type="date" office:date-value="2022-12-31" calcext:value-type="date">
            <text:p>31.12.2022</text:p>
          </table:table-cell>
          <table:table-cell table:style-name="ce279" office:value-type="string" calcext:value-type="string">
            <text:p>2007-2022 TOPLAMI </text:p>
          </table:table-cell>
          <table:table-cell table:style-name="ce323" table:formula="of:=SUM([.D1258:.D1274])" office:value-type="float" office:value="3263871.83" calcext:value-type="float">
            <text:p>3.263.871,83</text:p>
          </table:table-cell>
          <table:table-cell table:style-name="ce346" table:formula="of:=SUM([.E1258:.E1274])" office:value-type="float" office:value="3261848.23" calcext:value-type="float">
            <text:p>3.261.848,23</text:p>
          </table:table-cell>
          <table:table-cell table:style-name="ce323"/>
          <table:table-cell table:style-name="ce349" table:formula="of:=[.D1276]-[.E1276]" office:value-type="float" office:value="2023.60000000009" calcext:value-type="float">
            <text:p>2.023,60</text:p>
          </table:table-cell>
          <table:table-cell table:number-columns-repeated="1016"/>
        </table:table-row>
        <table:table-row table:style-name="ro11" table:number-rows-repeated="6">
          <table:table-cell table:number-columns-repeated="1023"/>
        </table:table-row>
        <table:table-row table:style-name="ro11" table:number-rows-repeated="17">
          <table:table-cell/>
          <table:table-cell table:style-name="ce476"/>
          <table:table-cell table:style-name="ce273" table:number-columns-repeated="2"/>
          <table:table-cell table:style-name="ce319"/>
          <table:table-cell table:style-name="ce273" table:number-columns-repeated="2"/>
          <table:table-cell table:number-columns-repeated="1016"/>
        </table:table-row>
        <table:table-row table:style-name="ro11" table:number-rows-repeated="1047250">
          <table:table-cell table:number-columns-repeated="1023"/>
        </table:table-row>
        <table:table-row table:style-name="ro12" table:number-rows-repeated="26">
          <table:table-cell table:number-columns-repeated="1023"/>
        </table:table-row>
        <table:table-row table:style-name="ro1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Chandas" svg:font-family="Chanda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29P0" style:volatile="true">
      <number:number number:decimal-places="2" number:min-decimal-places="2" number:min-integer-digits="0" number:grouping="true"/>
    </number:number-style>
    <number:number-style style:name="N129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9P0"/>
    </number:number-style>
    <number:number-style style:name="N128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6">
      <number:day number:style="long"/>
      <number:text>.</number:text>
      <number:month number:style="long"/>
      <number:text>.</number:text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time-style style:name="N112"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11" number:min-decimal-places="11" number:min-integer-digits="1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0150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0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0P0"/>
    </number:number-style>
    <number:number-style style:name="N10143" number:language="tr" number:country="TR">
      <number:text>+</number:text>
      <number:number number:decimal-places="2" number:min-decimal-places="2" number:min-integer-digits="1" number:grouping="true"/>
    </number:number-style>
    <number:number-style style:name="N10142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8P0"/>
    </number:number-style>
    <number:time-style style:name="N10137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6P0"/>
    </number:number-style>
    <number:currency-style style:name="N10135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5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5P0"/>
    </number:currency-style>
    <number:currency-style style:name="N10134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33" number:language="tr" number:country="TR">
      <number:hours/>
      <number:text>:</number:text>
      <number:minutes number:style="long"/>
      <number:text> </number:text>
      <number:am-pm/>
    </number:time-style>
    <number:number-style style:name="N1013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2P0"/>
    </number:number-style>
    <number:date-style style:name="N10131" number:language="tr" number:country="TR">
      <number:month number:textual="true"/>
      <number:text>.</number:text>
      <number:year/>
    </number:date-style>
    <number:number-style style:name="N10130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date-style style:name="N10126" number:language="tr" number:country="TR">
      <number:day/>
      <number:text>. </number:text>
      <number:month number:textual="true"/>
    </number:date-style>
    <number:number-style style:name="N1012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5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3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3P0"/>
    </number:number-style>
    <number:number-style style:name="N10151P0" style:volatile="true" number:language="tr" number:country="TR">
      <number:number number:decimal-places="2" number:min-decimal-places="2" number:min-integer-digits="1" number:grouping="true"/>
    </number:number-style>
    <number:number-style style:name="N10151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1P0"/>
    </number:number-style>
    <number:number-style style:name="N1012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2P0"/>
    </number:number-style>
    <number:number-style style:name="N10149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9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9P2" style:volatile="true" number:language="tr" number:country="TR">
      <number:text> </number:text>
      <number:fill-character> </number:fill-character>
      <number:text>-      </number:text>
    </number:number-style>
    <number:text-style style:name="N10149" number:language="tr" number:country="T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date-style style:name="N10120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9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9P0"/>
    </number:number-style>
    <number:date-style style:name="N10117" number:language="tr" number:country="TR">
      <number:day/>
      <number:text>.</number:text>
      <number:month number:textual="true"/>
    </number:date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157E+308" style:apply-style-name="N10145P0"/>
    </number:text-style>
    <number:number-style style:name="N1011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16" number:language="tr" number:country="TR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2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margin-top="0.6cm" fo:margin-bottom="0.6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1-31T17:45:46.451116867</dc:date>
    <meta:editing-duration>P1DT18H9M35S</meta:editing-duration>
    <meta:editing-cycles>130</meta:editing-cycles>
    <meta:generator>LibreOffice/7.3.7.2$Linux_X86_64 LibreOffice_project/30$Build-2</meta:generator>
    <meta:print-date>2022-12-28T16:04:16.904299520</meta:print-date>
    <meta:document-statistic meta:table-count="11" meta:cell-count="6009" meta:object-count="0"/>
  </office:meta>
</office:document-meta>
</file>